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5" style:family="paragraph" style:parent-style-name="Text_20_body">
      <style:text-properties fo:font-size="15pt" style:font-size-asian="15pt" style:font-size-complex="15pt"/>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2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2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22"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24" style:family="paragraph" style:parent-style-name="Text_20_body">
      <style:text-properties fo:font-size="14pt"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6" style:family="paragraph" style:parent-style-name="Text_20_body">
      <style:text-properties fo:font-size="14pt" officeooo:rsid="0322c416" officeooo:paragraph-rsid="0322c416" style:font-size-asian="14pt" style:font-size-complex="14pt"/>
    </style:style>
    <style:style style:name="P27" style:family="paragraph" style:parent-style-name="Text_20_body">
      <style:text-properties fo:font-size="14pt" officeooo:rsid="0323d520" officeooo:paragraph-rsid="0323d520" style:font-size-asian="14pt" style:font-size-complex="14pt"/>
    </style:style>
    <style:style style:name="P28" style:family="paragraph" style:parent-style-name="Text_20_body">
      <style:text-properties fo:font-size="14pt" officeooo:rsid="0329bffd" officeooo:paragraph-rsid="0329bffd"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30" style:family="paragraph" style:parent-style-name="Text_20_body">
      <style:text-properties fo:font-size="14pt" officeooo:rsid="032f038b" officeooo:paragraph-rsid="032f038b" style:font-size-asian="14pt" style:font-size-complex="14pt"/>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4" style:family="paragraph" style:parent-style-name="Text_20_body">
      <style:text-properties fo:font-size="14pt" officeooo:rsid="03341863" officeooo:paragraph-rsid="03341863" style:font-size-asian="14pt" style:font-size-complex="14pt"/>
    </style:style>
    <style:style style:name="P35" style:family="paragraph" style:parent-style-name="Text_20_body">
      <style:text-properties fo:font-size="14pt" officeooo:rsid="0335ba75" style:font-size-asian="12.25pt" style:font-size-complex="14pt"/>
    </style:style>
    <style:style style:name="P36" style:family="paragraph" style:parent-style-name="Text_20_body">
      <style:text-properties fo:font-size="14pt" officeooo:rsid="03376391" officeooo:paragraph-rsid="03376391" style:font-size-asian="12.25pt" style:font-size-complex="14pt"/>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323d520"/>
    </style:style>
    <style:style style:name="P39" style:family="paragraph" style:parent-style-name="Text_20_body">
      <style:text-properties officeooo:paragraph-rsid="0323d520"/>
    </style:style>
    <style:style style:name="P40" style:family="paragraph" style:parent-style-name="Text_20_body">
      <style:text-properties officeooo:paragraph-rsid="03341863"/>
    </style:style>
    <style:style style:name="P41" style:family="paragraph" style:parent-style-name="Text_20_body">
      <style:text-properties officeooo:rsid="03341863" officeooo:paragraph-rsid="03341863"/>
    </style:style>
    <style:style style:name="P4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4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4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45"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46"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7"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8"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9"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50"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51"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52" style:family="paragraph" style:parent-style-name="Standard">
      <style:paragraph-properties fo:text-align="center" style:justify-single-word="false"/>
      <style:text-properties officeooo:paragraph-rsid="033ac4af"/>
    </style:style>
    <style:style style:name="P53" style:family="paragraph" style:parent-style-name="Standard">
      <style:paragraph-properties fo:text-align="center" style:justify-single-word="false"/>
      <style:text-properties officeooo:paragraph-rsid="0340fa9c"/>
    </style:style>
    <style:style style:name="P54" style:family="paragraph" style:parent-style-name="Standard">
      <style:paragraph-properties fo:text-align="center" style:justify-single-word="false"/>
      <style:text-properties officeooo:paragraph-rsid="03439925"/>
    </style:style>
    <style:style style:name="P55" style:family="paragraph" style:parent-style-name="Standard">
      <style:paragraph-properties fo:text-align="center" style:justify-single-word="false"/>
      <style:text-properties officeooo:paragraph-rsid="034520b1"/>
    </style:style>
    <style:style style:name="P56" style:family="paragraph" style:parent-style-name="Standard">
      <style:text-properties fo:font-size="14pt" officeooo:rsid="034e7c2e" officeooo:paragraph-rsid="035cb753" style:font-size-asian="14pt" style:font-size-complex="14pt"/>
    </style:style>
    <style:style style:name="P57" style:family="paragraph" style:parent-style-name="Standard">
      <style:text-properties fo:font-size="14pt" officeooo:rsid="0350a417" officeooo:paragraph-rsid="035cb753" style:font-size-asian="14pt" style:font-size-complex="14pt"/>
    </style:style>
    <style:style style:name="P58" style:family="paragraph" style:parent-style-name="Standard">
      <style:text-properties officeooo:rsid="0352ef97" officeooo:paragraph-rsid="0352ef97"/>
    </style:style>
    <style:style style:name="P5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6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6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62"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6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64"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6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6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67"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68"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5be492" style:font-size-asian="14pt" style:font-size-complex="14pt"/>
    </style:style>
    <style:style style:name="P71"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72"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73"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74" style:family="paragraph" style:parent-style-name="Text_20_body">
      <style:text-properties fo:font-size="14pt" officeooo:rsid="034e7c2e" officeooo:paragraph-rsid="034e7c2e" style:font-size-asian="14pt" style:font-size-complex="14pt"/>
    </style:style>
    <style:style style:name="P75" style:family="paragraph" style:parent-style-name="Text_20_body">
      <style:text-properties fo:font-size="14pt" officeooo:rsid="034e7c2e" officeooo:paragraph-rsid="034fdb1b" style:font-size-asian="14pt" style:font-size-complex="14pt"/>
    </style:style>
    <style:style style:name="P76" style:family="paragraph" style:parent-style-name="Text_20_body">
      <style:text-properties fo:font-size="14pt" officeooo:rsid="034e7c2e" officeooo:paragraph-rsid="0350a417" style:font-size-asian="14pt" style:font-size-complex="14pt"/>
    </style:style>
    <style:style style:name="P77" style:family="paragraph" style:parent-style-name="Text_20_body">
      <style:text-properties fo:font-size="14pt" officeooo:rsid="034e7c2e" officeooo:paragraph-rsid="03542d27" style:font-size-asian="14pt" style:font-size-complex="14pt"/>
    </style:style>
    <style:style style:name="P78" style:family="paragraph" style:parent-style-name="Text_20_body">
      <style:text-properties fo:font-size="14pt" officeooo:rsid="034e7c2e" officeooo:paragraph-rsid="035cb753" style:font-size-asian="14pt" style:font-size-complex="14pt"/>
    </style:style>
    <style:style style:name="P79" style:family="paragraph" style:parent-style-name="Text_20_body">
      <style:text-properties fo:font-size="14pt" officeooo:rsid="0350a417" officeooo:paragraph-rsid="0350a417" style:font-size-asian="14pt" style:font-size-complex="14pt"/>
    </style:style>
    <style:style style:name="P80" style:family="paragraph" style:parent-style-name="Text_20_body">
      <style:text-properties fo:font-size="14pt" officeooo:rsid="0350a417" officeooo:paragraph-rsid="035be492" style:font-size-asian="14pt" style:font-size-complex="14pt"/>
    </style:style>
    <style:style style:name="P81" style:family="paragraph" style:parent-style-name="Text_20_body">
      <style:text-properties fo:font-size="14pt" officeooo:rsid="0350a417" officeooo:paragraph-rsid="0350a417" style:font-size-asian="12.25pt" style:font-size-complex="14pt"/>
    </style:style>
    <style:style style:name="P82"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83"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be492"/>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f0d5f"/>
    </style:style>
    <style:style style:name="P93" style:family="paragraph" style:parent-style-name="Text_20_body">
      <style:paragraph-properties fo:text-align="start" style:justify-single-word="false"/>
      <style:text-properties officeooo:paragraph-rsid="034fdb1b"/>
    </style:style>
    <style:style style:name="P94" style:family="paragraph" style:parent-style-name="Text_20_body">
      <style:paragraph-properties fo:text-align="start" style:justify-single-word="false"/>
      <style:text-properties officeooo:paragraph-rsid="03542d27"/>
    </style:style>
    <style:style style:name="P95" style:family="paragraph" style:parent-style-name="Text_20_body">
      <style:paragraph-properties fo:text-align="start" style:justify-single-word="false"/>
      <style:text-properties officeooo:paragraph-rsid="035be492"/>
    </style:style>
    <style:style style:name="P96" style:family="paragraph" style:parent-style-name="Text_20_body">
      <style:paragraph-properties fo:text-align="start" style:justify-single-word="false"/>
      <style:text-properties officeooo:paragraph-rsid="035e4f86"/>
    </style:style>
    <style:style style:name="P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4abad4" officeooo:paragraph-rsid="034abad4"/>
    </style:style>
    <style:style style:name="P98" style:family="paragraph" style:parent-style-name="Text_20_body">
      <style:paragraph-properties fo:text-align="center" style:justify-single-word="false"/>
      <style:text-properties officeooo:rsid="034abad4"/>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center" style:justify-single-word="false"/>
      <style:text-properties officeooo:paragraph-rsid="03542d27"/>
    </style:style>
    <style:style style:name="P101" style:family="paragraph" style:parent-style-name="Text_20_body">
      <style:paragraph-properties fo:text-align="center" style:justify-single-word="false"/>
      <style:text-properties officeooo:paragraph-rsid="03559d74"/>
    </style:style>
    <style:style style:name="P102" style:family="paragraph" style:parent-style-name="Text_20_body">
      <style:paragraph-properties fo:text-align="center" style:justify-single-word="false"/>
      <style:text-properties officeooo:paragraph-rsid="035be492"/>
    </style:style>
    <style:style style:name="P103" style:family="paragraph" style:parent-style-name="Text_20_body">
      <style:paragraph-properties fo:text-align="center" style:justify-single-word="false"/>
      <style:text-properties officeooo:paragraph-rsid="035e4f86"/>
    </style:style>
    <style:style style:name="P104" style:family="paragraph" style:parent-style-name="Text_20_body">
      <style:text-properties officeooo:paragraph-rsid="034fdb1b"/>
    </style:style>
    <style:style style:name="P105" style:family="paragraph" style:parent-style-name="Text_20_body">
      <style:text-properties officeooo:paragraph-rsid="0351b397"/>
    </style:style>
    <style:style style:name="P10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107" style:family="paragraph" style:parent-style-name="Text_20_body">
      <style:text-properties officeooo:rsid="0352ef97" officeooo:paragraph-rsid="0352ef97"/>
    </style:style>
    <style:style style:name="P108" style:family="paragraph" style:parent-style-name="Text_20_body">
      <style:text-properties officeooo:paragraph-rsid="0352ef97"/>
    </style:style>
    <style:style style:name="P109" style:family="paragraph" style:parent-style-name="Text_20_body">
      <style:text-properties officeooo:paragraph-rsid="03542d27"/>
    </style:style>
    <style:style style:name="P110" style:family="paragraph" style:parent-style-name="Text_20_body">
      <style:text-properties officeooo:paragraph-rsid="03594885"/>
    </style:style>
    <style:style style:name="P111" style:family="paragraph" style:parent-style-name="Text_20_body">
      <style:text-properties officeooo:paragraph-rsid="035cb753"/>
    </style:style>
    <style:style style:name="P112" style:family="paragraph" style:parent-style-name="Text_20_body">
      <style:text-properties officeooo:paragraph-rsid="035e4f86"/>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f0d5f" officeooo:paragraph-rsid="035f0d5f"/>
    </style:style>
    <style:style style:name="P114" style:family="paragraph" style:parent-style-name="Text_20_body">
      <style:text-properties officeooo:rsid="035f0d5f" officeooo:paragraph-rsid="035f0d5f"/>
    </style:style>
    <style:style style:name="P115"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16"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17"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18"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19"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20"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21"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22"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2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10" style:family="text">
      <style:text-properties fo:font-size="15pt" style:text-underline-style="none" fo:font-weight="bold" officeooo:rsid="0022985c" style:font-size-asian="15pt" style:font-weight-asian="bold" style:font-size-complex="15pt" style:font-weight-complex="bold"/>
    </style:style>
    <style:style style:name="T11" style:family="text">
      <style:text-properties fo:font-size="15pt" style:text-underline-style="none" fo:font-weight="bold" officeooo:rsid="031cc851" style:font-size-asian="15pt" style:font-weight-asian="bold" style:font-size-complex="15pt" style:font-weight-complex="bold"/>
    </style:style>
    <style:style style:name="T12" style:family="text">
      <style:text-properties fo:font-size="15pt" style:text-underline-style="none" fo:font-weight="bold" officeooo:rsid="032f038b" style:font-size-asian="15pt" style:font-weight-asian="bold" style:font-size-complex="15pt" style:font-weight-complex="bold"/>
    </style:style>
    <style:style style:name="T13" style:family="text">
      <style:text-properties fo:font-size="15pt" style:text-underline-style="none" fo:font-weight="bold" officeooo:rsid="0338bb4c" style:font-size-asian="15pt" style:font-weight-asian="bold" style:font-size-complex="15pt" style:font-weight-complex="bold"/>
    </style:style>
    <style:style style:name="T14" style:family="text">
      <style:text-properties fo:font-size="15pt" style:text-underline-style="none" fo:font-weight="bold" officeooo:rsid="034abad4" style:font-size-asian="15pt" style:font-weight-asian="bold" style:font-size-complex="15pt" style:font-weight-complex="bold"/>
    </style:style>
    <style:style style:name="T15" style:family="text">
      <style:text-properties fo:font-size="15pt" officeooo:rsid="03274d26" style:font-size-asian="15pt" style:font-size-complex="15pt"/>
    </style:style>
    <style:style style:name="T16" style:family="text">
      <style:text-properties fo:font-size="15pt" fo:font-weight="bold" officeooo:rsid="03477dd6"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font-weight="bold" officeooo:rsid="03274d26" style:font-weight-asian="bold" style:font-weight-complex="bold"/>
    </style:style>
    <style:style style:name="T19" style:family="text">
      <style:text-properties officeooo:rsid="031a063c"/>
    </style:style>
    <style:style style:name="T20" style:family="text">
      <style:text-properties officeooo:rsid="031e0504"/>
    </style:style>
    <style:style style:name="T21" style:family="text">
      <style:text-properties officeooo:rsid="031f46a2"/>
    </style:style>
    <style:style style:name="T22" style:family="text">
      <style:text-properties style:text-underline-style="solid" style:text-underline-width="auto" style:text-underline-color="font-color"/>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320fd85" style:font-size-asian="14pt" style:font-weight-asian="normal" style:font-size-complex="14pt" style:font-weight-complex="normal"/>
    </style:style>
    <style:style style:name="T25" style:family="text">
      <style:text-properties fo:font-size="14pt" style:text-underline-style="none" fo:font-weight="normal" officeooo:rsid="0322c416" style:font-size-asian="14pt" style:font-weight-asian="normal" style:font-size-complex="14pt" style:font-weight-complex="normal"/>
    </style:style>
    <style:style style:name="T26" style:family="text">
      <style:text-properties fo:font-size="14pt" style:text-underline-style="none" fo:font-weight="normal" officeooo:rsid="032588c4" style:font-size-asian="14pt" style:font-weight-asian="normal" style:font-size-complex="14pt" style:font-weight-complex="normal"/>
    </style:style>
    <style:style style:name="T27" style:family="text">
      <style:text-properties fo:font-size="14pt" style:text-underline-style="none" fo:font-weight="normal" officeooo:rsid="033e6296" style:font-size-asian="14pt" style:font-weight-asian="normal" style:font-size-complex="14pt" style:font-weight-complex="normal"/>
    </style:style>
    <style:style style:name="T28" style:family="text">
      <style:text-properties fo:font-size="14pt" style:text-underline-style="none" fo:font-weight="normal" officeooo:rsid="033e8019" style:font-size-asian="14pt" style:font-weight-asian="normal" style:font-size-complex="14pt" style:font-weight-complex="normal"/>
    </style:style>
    <style:style style:name="T29" style:family="text">
      <style:text-properties fo:font-size="14pt" style:text-underline-style="none" fo:font-weight="normal" officeooo:rsid="0344355c" style:font-size-asian="14pt" style:font-weight-asian="normal" style:font-size-complex="14pt" style:font-weight-complex="normal"/>
    </style:style>
    <style:style style:name="T30" style:family="text">
      <style:text-properties fo:font-size="14pt" style:text-underline-style="none" fo:font-weight="normal" officeooo:rsid="0346ce97"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fo:font-size="14pt" officeooo:rsid="034fdb1b" style:font-size-asian="14pt" style:font-size-complex="14pt"/>
    </style:style>
    <style:style style:name="T37" style:family="text">
      <style:text-properties fo:font-size="14pt" officeooo:rsid="034b5946" style:font-size-asian="14pt" style:font-size-complex="14pt"/>
    </style:style>
    <style:style style:name="T38" style:family="text">
      <style:text-properties fo:font-size="14pt" officeooo:rsid="0350170e" style:font-size-asian="14pt" style:font-size-complex="14pt"/>
    </style:style>
    <style:style style:name="T39" style:family="text">
      <style:text-properties fo:font-size="14pt" officeooo:rsid="034d532d" style:font-size-asian="14pt" style:font-size-complex="14pt"/>
    </style:style>
    <style:style style:name="T40" style:family="text">
      <style:text-properties fo:font-size="14pt" officeooo:rsid="0351b397" style:font-size-asian="14pt" style:font-size-complex="14pt"/>
    </style:style>
    <style:style style:name="T41" style:family="text">
      <style:text-properties fo:font-size="14pt" officeooo:rsid="03527391" style:font-size-asian="14pt" style:font-size-complex="14pt"/>
    </style:style>
    <style:style style:name="T42" style:family="text">
      <style:text-properties fo:font-size="14pt" officeooo:rsid="0352ef97" style:font-size-asian="14pt" style:font-size-complex="14pt"/>
    </style:style>
    <style:style style:name="T43" style:family="text">
      <style:text-properties fo:font-size="14pt" officeooo:rsid="03542d27" style:font-size-asian="14pt" style:font-size-complex="14pt"/>
    </style:style>
    <style:style style:name="T44" style:family="text">
      <style:text-properties fo:font-size="14pt" officeooo:rsid="034e7c2e" style:font-size-asian="14pt" style:font-size-complex="14pt"/>
    </style:style>
    <style:style style:name="T45" style:family="text">
      <style:text-properties fo:font-size="14pt" officeooo:rsid="0350a417" style:font-size-asian="14pt" style:font-size-complex="14pt"/>
    </style:style>
    <style:style style:name="T46" style:family="text">
      <style:text-properties fo:font-size="14pt" officeooo:rsid="03559d74" style:font-size-asian="14pt" style:font-size-complex="14pt"/>
    </style:style>
    <style:style style:name="T47" style:family="text">
      <style:text-properties fo:font-size="14pt" officeooo:rsid="03569151" style:font-size-asian="14pt" style:font-size-complex="14pt"/>
    </style:style>
    <style:style style:name="T48" style:family="text">
      <style:text-properties fo:font-size="14pt" officeooo:rsid="035be492" style:font-size-asian="14pt" style:font-size-complex="14pt"/>
    </style:style>
    <style:style style:name="T49" style:family="text">
      <style:text-properties fo:font-size="14pt" officeooo:rsid="035be868" style:font-size-asian="14pt" style:font-size-complex="14pt"/>
    </style:style>
    <style:style style:name="T50" style:family="text">
      <style:text-properties fo:font-size="14pt" officeooo:rsid="035cb753" style:font-size-asian="14pt" style:font-size-complex="14pt"/>
    </style:style>
    <style:style style:name="T51" style:family="text">
      <style:text-properties fo:font-size="14pt" officeooo:rsid="035e4f86" style:font-size-asian="14pt" style:font-size-complex="14pt"/>
    </style:style>
    <style:style style:name="T52" style:family="text">
      <style:text-properties fo:font-size="14pt" officeooo:rsid="035f0d5f" style:font-size-asian="14pt" style:font-size-complex="14pt"/>
    </style:style>
    <style:style style:name="T53" style:family="text">
      <style:text-properties fo:font-size="14pt" fo:font-weight="bold" officeooo:rsid="034b5946" style:font-size-asian="14pt" style:font-weight-asian="bold" style:font-size-complex="14pt" style:font-weight-complex="bold"/>
    </style:style>
    <style:style style:name="T54" style:family="text">
      <style:text-properties fo:font-size="14pt" fo:font-weight="bold" officeooo:rsid="0350170e" style:font-size-asian="14pt" style:font-weight-asian="bold" style:font-size-complex="14pt" style:font-weight-complex="bold"/>
    </style:style>
    <style:style style:name="T55" style:family="text">
      <style:text-properties fo:font-size="14pt" fo:font-weight="bold" officeooo:rsid="03542d27" style:font-size-asian="14pt" style:font-weight-asian="bold" style:font-size-complex="14pt" style:font-weight-complex="bold"/>
    </style:style>
    <style:style style:name="T56" style:family="text">
      <style:text-properties fo:font-size="14pt" fo:font-weight="bold" officeooo:rsid="035be492" style:font-size-asian="14pt" style:font-weight-asian="bold" style:font-size-complex="14pt" style:font-weight-complex="bold"/>
    </style:style>
    <style:style style:name="T57" style:family="text">
      <style:text-properties officeooo:rsid="0324cccb"/>
    </style:style>
    <style:style style:name="T58" style:family="text">
      <style:text-properties officeooo:rsid="03274d26"/>
    </style:style>
    <style:style style:name="T59" style:family="text">
      <style:text-properties fo:font-size="12pt" fo:font-style="italic" style:font-size-asian="12pt" style:font-style-asian="italic" style:font-size-complex="12pt" style:font-style-complex="italic"/>
    </style:style>
    <style:style style:name="T60" style:family="text">
      <style:text-properties officeooo:rsid="0329bffd"/>
    </style:style>
    <style:style style:name="T61" style:family="text">
      <style:text-properties officeooo:rsid="03335e73"/>
    </style:style>
    <style:style style:name="T62" style:family="text">
      <style:text-properties officeooo:rsid="03341863"/>
    </style:style>
    <style:style style:name="T63" style:family="text">
      <style:text-properties officeooo:rsid="0334568a"/>
    </style:style>
    <style:style style:name="T64" style:family="text">
      <style:text-properties officeooo:rsid="03376391"/>
    </style:style>
    <style:style style:name="T65" style:family="text">
      <style:text-properties officeooo:rsid="0340fa9c"/>
    </style:style>
    <style:style style:name="T66" style:family="text">
      <style:text-properties officeooo:rsid="0341c688"/>
    </style:style>
    <style:style style:name="T67" style:family="text">
      <style:text-properties officeooo:rsid="0346ce97"/>
    </style:style>
    <style:style style:name="T68" style:family="text">
      <style:text-properties officeooo:rsid="03477a4c"/>
    </style:style>
    <style:style style:name="T69" style:family="text">
      <style:text-properties officeooo:rsid="034d532d"/>
    </style:style>
    <style:style style:name="T70" style:family="text">
      <style:text-properties officeooo:rsid="0350a417"/>
    </style:style>
    <style:style style:name="T71" style:family="text">
      <style:text-properties officeooo:rsid="0351b397"/>
    </style:style>
    <style:style style:name="T72" style:family="text">
      <style:text-properties officeooo:rsid="03559d74"/>
    </style:style>
    <style:style style:name="T73" style:family="text">
      <style:text-properties officeooo:rsid="035cb753"/>
    </style:style>
    <style:style style:name="T74" style:family="text">
      <style:text-properties officeooo:rsid="036048a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45" text:outline-level="1"><draw:frame draw:style-name="fr2" draw:name="Frame1" text:anchor-type="paragraph" svg:width="6.5634in" draw:z-index="0"><draw:text-box fo:min-height="0.9327in"><text:h text:style-name="P46" text:outline-level="1">Notions mathématiques utilisées en physiques</text:h></draw:text-box></draw:frame><text:tab/></text:h>
      <text:p text:style-name="P1"><text:span text:style-name="T1">0) </text:span>Introduction</text:p>
      <text:p text:style-name="P11">L’idée c’est d’expliquer les concepts mathématiques dont j’ai besoin, au fur et à mesure que je les rencontre dans mon parcour<text:span text:style-name="T19">s</text:span>.</text:p>
      <text:p text:style-name="P2"/>
      <text:p text:style-name="P6"><text:span text:style-name="T11">1</text:span><text:span text:style-name="T10">) </text:span><text:span text:style-name="T5">La confusion entre variable de grandeur et fonction</text:span></text:p>
      <text:p text:style-name="P12">En physique on manipule des <text:span text:style-name="T17">grandeurs</text:span> (position, distance, température, durée, instant, énergie, etc) que l’on exprime <text:span text:style-name="T17">sous forme de fonction</text:span> (position fonction du temps, énergie fonction de la température et de la distance, etc).</text:p>
      <text:p text:style-name="P12">Ces fonctions sont donc utilisées comme des fonctions mathématiques, avec ce que cela implique comme trucs que l’on peut faire avec (dérivation, intégration, étude de variation, etc).</text:p>
      <text:p text:style-name="P12">Le problème c’est que <text:span text:style-name="T17">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3">En d’autres termes, on confond la fonction <draw:g text:anchor-type="as-char" svg:y="-0.1366in" draw:z-index="1" draw:name="Shape1" draw:style-name="gr1482"><svg:title>TexMaths</svg:title><svg:desc>14§display§f§svg§600§FALSE§</svg:desc><draw:g draw:style-name="gr2"><draw:path draw:style-name="gr1483" draw:text-style-name="P123" svg:width="0.0854in" svg:height="0.1551in" svg:x="-0.0004in" svg:y="0.0102in" svg:viewBox="0 0 218 395" svg:d="M0 0c73 0 145 0 218 0 0 132 0 263 0 395-73 0-145 0-218 0 0-132 0-263 0-395z"><text:p/></draw:path><draw:path draw:style-name="gr1484" draw:text-style-name="P12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20">et la valeur que prend f pour un argument </text:span><text:span text:style-name="T20"><draw:g text:anchor-type="as-char" svg:y="-0.0866in" draw:z-index="2" draw:name="Shape2" draw:style-name="gr1482"><svg:title>TexMaths</svg:title><svg:desc>14§display§x§svg§600§FALSE§</svg:desc><draw:g draw:style-name="gr2"><draw:path draw:style-name="gr1483" draw:text-style-name="P123" svg:width="0.0807in" svg:height="0.0665in" svg:x="0.0039in" svg:y="0.0102in" svg:viewBox="0 0 206 170" svg:d="M0 0c69 0 137 0 206 0 0 56 0 114 0 170-69 0-137 0-206 0 0-56 0-114 0-170z"><text:p/></draw:path><draw:path draw:style-name="gr1484" draw:text-style-name="P12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20"><text:s/>donné, c’est-à-dire </text:span><text:span text:style-name="T20"><draw:g text:anchor-type="as-char" svg:y="-0.1445in" draw:z-index="3" draw:name="Shape3" draw:style-name="gr1482"><svg:title>TexMaths</svg:title><svg:desc>14§display§f(x)§svg§600§FALSE§</svg:desc><draw:g draw:style-name="gr2"><draw:path draw:style-name="gr1483" draw:text-style-name="P123" svg:width="0.3362in" svg:height="0.172in" svg:x="-0.0004in" svg:y="0.0098in" svg:viewBox="0 0 855 438" svg:d="M0 0c285 0 569 0 855 0 0 145 0 292 0 438-286 0-570 0-855 0 0-146 0-293 0-438z"><text:p/></draw:path><draw:path draw:style-name="gr1484" draw:text-style-name="P124" svg:width="0.0961in" svg:height="0.174in" svg:x="0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484" draw:text-style-name="P124" svg:width="0.0449in" svg:height="0.1917in" svg:x="0.124in" svg:y="0in" svg:viewBox="0 0 115 488" svg:d="M115 483c0-2 0-2-9-10-61-62-77-154-77-228 0-86 19-171 79-232 7-6 7-6 7-9s-3-4-6-4c-4 0-49 34-78 95-24 55-31 109-31 150 0 36 6 96 32 151 31 60 73 92 77 92 3 0 6-1 6-5z"><text:p/></draw:path><draw:path draw:style-name="gr1484" draw:text-style-name="P124" svg:width="0.0961in" svg:height="0.0866in" svg:x="0.185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484" draw:text-style-name="P124" svg:width="0.0441in" svg:height="0.1917in" svg:x="0.3012in" svg:y="0in" svg:viewBox="0 0 113 488" svg:d="M113 245c0-38-5-98-32-153-29-60-71-92-77-92-3 0-4 1-4 4s0 3 8 13c49 47 77 126 77 228 0 82-18 168-79 231-6 5-6 5-6 7 0 4 1 5 4 5 6 0 49-33 79-95 25-54 30-109 30-148z"><text:p/></draw:path></draw:g></draw:g></text:span><text:span text:style-name="T20">.</text:span></text:p>
      <text:p text:style-name="P25"><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4">De même, dans le formaliste, si on note <draw:g text:anchor-type="as-char" svg:y="-0.0866in" draw:z-index="4" draw:name="Shape4" draw:style-name="gr1482"><svg:title>TexMaths</svg:title><svg:desc>14§display§z§svg§600§FALSE§</svg:desc><draw:g draw:style-name="gr2"><draw:path draw:style-name="gr1483" draw:text-style-name="P123" svg:width="0.0689in" svg:height="0.0665in" svg:x="0.002in" svg:y="0.0102in" svg:viewBox="0 0 176 170" svg:d="M0 0c59 0 117 0 176 0 0 56 0 114 0 170-59 0-117 0-176 0 0-56 0-114 0-170z"><text:p/></draw:path><draw:path draw:style-name="gr1484" draw:text-style-name="P12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1">la position verticale d’un système, à un instant t, noter </text:span><text:span text:style-name="T21"><draw:g text:anchor-type="as-char" svg:y="-0.1445in" draw:z-index="5" draw:name="Shape5" draw:style-name="gr1482"><svg:title>TexMaths</svg:title><svg:desc>14§display§z(t_A)§svg§600§FALSE§</svg:desc><draw:g draw:style-name="gr2"><draw:path draw:style-name="gr1483" draw:text-style-name="P123" svg:width="0.4047in" svg:height="0.1724in" svg:x="0.002in" svg:y="0.0098in" svg:viewBox="0 0 1029 439" svg:d="M515 439c-172 0-343 0-515 0 0-147 0-292 0-439 343 0 686 0 1029 0 0 147 0 292 0 439-171 0-343 0-514 0z"><text:p/></draw:path><draw:path draw:style-name="gr1484" draw:text-style-name="P124" svg:width="0.0819in" svg:height="0.087in" svg:x="0.0004in" svg:y="0.0598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484" draw:text-style-name="P124" svg:width="0.0441in" svg:height="0.1925in" svg:x="0.1098in" svg:y="0.0004in" svg:viewBox="0 0 113 490" svg:d="M113 484c0-1 0-1-8-10-62-63-77-155-77-229 0-86 18-171 78-231 7-7 7-7 7-8 0-5-2-6-5-6-4 0-49 34-77 97-25 53-31 107-31 148 0 38 4 96 32 152 30 60 72 93 76 93 3 0 5-2 5-6z"><text:p/></draw:path><draw:path draw:style-name="gr1484" draw:text-style-name="P124" svg:width="0.0591in" svg:height="0.122in" svg:x="0.1701in" svg:y="0.0244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484" draw:text-style-name="P124" svg:width="0.1016in" svg:height="0.0961in" svg:x="0.2425in" svg:y="0.078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484" draw:text-style-name="P124" svg:width="0.0449in" svg:height="0.1925in" svg:x="0.3717in" svg:y="0.0004in" svg:viewBox="0 0 115 490" svg:d="M115 245c0-38-6-97-32-153-30-60-73-92-77-92-3 0-6 3-6 6 0 1 0 1 10 11 47 47 75 126 75 228 0 82-18 169-78 231-7 7-7 7-7 8 0 3 3 6 6 6 4 0 49-34 78-97 25-53 31-108 31-148z"><text:p/></draw:path></draw:g></draw:g></text:span><text:span text:style-name="T21"><text:s/>comme si passer </text:span><text:span text:style-name="T21"><draw:g text:anchor-type="as-char" svg:y="-0.1201in" draw:z-index="6" draw:name="Shape6" draw:style-name="gr1482"><svg:title>TexMaths</svg:title><svg:desc>14§display§t_A§svg§600§FALSE§</svg:desc><draw:g draw:style-name="gr2"><draw:path draw:style-name="gr1483" draw:text-style-name="P123" svg:width="0.1587in" svg:height="0.1295in" svg:x="0.0059in" svg:y="0.0098in" svg:viewBox="0 0 404 330" svg:d="M0 0c135 0 269 0 404 0 0 109 0 220 0 330-135 0-269 0-404 0 0-110 0-221 0-330z"><text:p/></draw:path><draw:path draw:style-name="gr1484" draw:text-style-name="P12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484" draw:text-style-name="P124"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text:s/>à la fonction z allait retourner la valeur, alors qu’il ne s’agit pas d’une fonction, est un en soi un non-sens.</text:span></text:p>
      <text:p text:style-name="P15">On pourrait simplement se dire « oui mais cette notation signifie “la valeur que prend z quand t égal <draw:g text:anchor-type="as-char" svg:y="-0.1201in" draw:z-index="7" draw:name="Shape7" draw:style-name="gr1482"><svg:title>TexMaths</svg:title><svg:desc>14§display§t_A§svg§600§FALSE§</svg:desc><draw:g draw:style-name="gr2"><draw:path draw:style-name="gr1483" draw:text-style-name="P123" svg:width="0.1587in" svg:height="0.1295in" svg:x="0.0059in" svg:y="0.0098in" svg:viewBox="0 0 404 330" svg:d="M0 0c135 0 269 0 404 0 0 109 0 220 0 330-135 0-269 0-404 0 0-110 0-221 0-330z"><text:p/></draw:path><draw:path draw:style-name="gr1484" draw:text-style-name="P12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484" draw:text-style-name="P124"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6"><text:soft-page-break/><text:span text:style-name="T22">La solution est de considérer que le « parseur » fonctionne comme suit</text:span>:</text:p>
      <text:list xml:id="list2697904458" text:style-name="L1">
        <text:list-item>
          <text:p text:style-name="P66">Toute grandeur (par exemple <draw:g text:anchor-type="as-char" svg:y="-0.0866in" draw:z-index="8" draw:name="Shape8" draw:style-name="gr1482"><svg:title>TexMaths</svg:title><svg:desc>14§display§z§svg§600§FALSE§</svg:desc><draw:g draw:style-name="gr2"><draw:path draw:style-name="gr1483" draw:text-style-name="P123" svg:width="0.0689in" svg:height="0.0665in" svg:x="0.002in" svg:y="0.0102in" svg:viewBox="0 0 176 170" svg:d="M0 0c59 0 117 0 176 0 0 56 0 114 0 170-59 0-117 0-176 0 0-56 0-114 0-170z"><text:p/></draw:path><draw:path draw:style-name="gr1484" draw:text-style-name="P12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482"><svg:title>TexMaths</svg:title><svg:desc>14§display§T§svg§600§FALSE§</svg:desc><draw:g draw:style-name="gr2"><draw:path draw:style-name="gr1483" draw:text-style-name="P123" svg:width="0.1146in" svg:height="0.1094in" svg:x="0.0059in" svg:y="0.0098in" svg:viewBox="0 0 292 279" svg:d="M0 0c98 0 194 0 292 0 0 93 0 186 0 279-98 0-194 0-292 0 0-93 0-186 0-279z"><text:p/></draw:path><draw:path draw:style-name="gr1484" draw:text-style-name="P124"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66">Donc toute grandeur est régie par une fonction du temps.</text:p>
        </text:list-item>
        <text:list-item>
          <text:p text:style-name="P67">Cette fonction, on peut la noter f indice nom de la variable (<draw:g text:anchor-type="as-char" svg:y="-0.1366in" draw:z-index="10" draw:name="Shape10" draw:style-name="gr1482"><svg:title>TexMaths</svg:title><svg:desc>14§display§f_z§svg§600§FALSE§</svg:desc><draw:g draw:style-name="gr2"><draw:path draw:style-name="gr1483" draw:text-style-name="P123" svg:width="0.1445in" svg:height="0.1551in" svg:x="0.0004in" svg:y="0.0102in" svg:viewBox="0 0 368 395" svg:d="M0 0c122 0 246 0 368 0 0 132 0 263 0 395-122 0-246 0-368 0 0-132 0-263 0-395z"><text:p/></draw:path><draw:path draw:style-name="gr1484" draw:text-style-name="P124"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484" draw:text-style-name="P124"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482"><svg:title>TexMaths</svg:title><svg:desc>14§display§f_T§svg§600§FALSE§</svg:desc><draw:g draw:style-name="gr2"><draw:path draw:style-name="gr1483" draw:text-style-name="P123" svg:width="0.1803in" svg:height="0.1551in" svg:x="0.0004in" svg:y="0.0102in" svg:viewBox="0 0 459 395" svg:d="M0 0c152 0 306 0 459 0 0 132 0 263 0 395-153 0-307 0-459 0 0-132 0-263 0-395z"><text:p/></draw:path><draw:path draw:style-name="gr1484" draw:text-style-name="P124" svg:width="0.0953in" svg:height="0.1748in" svg:x="0.0008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484" draw:text-style-name="P124" svg:width="0.1004in" svg:height="0.0906in" svg:x="0.0906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67">On a donc, par exemple <draw:g text:anchor-type="as-char" svg:y="-0.2409in" draw:z-index="12" draw:name="Shape12" draw:style-name="gr1482"><svg:title>TexMaths</svg:title><svg:desc>14§display§f_z=\text{f}^{\circ }\left(_{\ \ \ \ t\ \ \ \ \ \ \ \rightarrow \ f_z\left(t\right)}^{\left[t_0,\ t_f\right]_{\mathbb{R}\left[\text{s}\right]}\ \ \rightarrow \ \ \mathbb{R}\left[\text{m}\right]}\right)§svg§600§FALSE§</svg:desc><draw:g draw:style-name="gr2"><draw:path draw:style-name="gr1483" draw:text-style-name="P123" svg:width="2.222in" svg:height="0.3465in" svg:x="0.0004in" svg:y="0.0102in" svg:viewBox="0 0 5645 881" svg:d="M2823 881c-942 0-1882 0-2823 0 0-294 0-587 0-881 1881 0 3764 0 5645 0 0 294 0 587 0 881-940 0-1881 0-2822 0z"><text:p/></draw:path><draw:path draw:style-name="gr1484" draw:text-style-name="P124" svg:width="0.0961in" svg:height="0.1756in" svg:x="0.0008in" svg:y="0.1055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484" draw:text-style-name="P124" svg:width="0.0618in" svg:height="0.0606in" svg:x="0.0933in" svg:y="0.2102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484" draw:text-style-name="P124" svg:width="0.1287in" svg:height="0.0449in" svg:x="0.239in" svg:y="0.1705in" svg:viewBox="0 0 328 115" svg:d="M311 20c7 0 17 0 17-10s-10-10-17-10c-98 0-196 0-294 0-7 0-17 0-17 10s10 10 17 10c98 0 196 0 294 0zM311 115c7 0 17 0 17-10s-10-10-17-10c-98 0-196 0-294 0-7 0-17 0-17 10s10 10 17 10c98 0 196 0 294 0z"><text:p/></draw:path><draw:path draw:style-name="gr1484" draw:text-style-name="P124" svg:width="0.0626in" svg:height="0.1358in" svg:x="0.439in" svg:y="0.1055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484" draw:text-style-name="P124" svg:width="0.0579in" svg:height="0.0575in" svg:x="0.5024in" svg:y="0.0925in" svg:viewBox="0 0 148 147" svg:d="M148 74c0-42-33-74-74-74-42 0-74 34-74 73 0 42 34 74 74 74 41 0 74-34 74-73zM74 130c-32 0-57-25-57-56 0-32 25-57 57-57s58 26 58 56c0 32-27 57-58 57z"><text:p/></draw:path><draw:path draw:style-name="gr1484" draw:text-style-name="P124" svg:width="0.0736in" svg:height="0.3469in" svg:x="0.6476in" svg:y="0.0197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484" draw:text-style-name="P124" svg:width="0.0205in" svg:height="0.1354in" svg:x="0.7469in" svg:y="0.0004in" svg:viewBox="0 0 53 345" svg:d="M53 345c0-6 0-12 0-17-12 0-24 0-36 0 0-104 0-208 0-311 12 0 24 0 36 0 0-6 0-11 0-17-18 0-35 0-53 0 0 115 0 230 0 345 18 0 35 0 53 0z"><text:p/></draw:path><draw:path draw:style-name="gr1484" draw:text-style-name="P124" svg:width="0.0453in" svg:height="0.0854in" svg:x="0.7783in" svg:y="0.0173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484" draw:text-style-name="P124" svg:width="0.0496in" svg:height="0.0657in" svg:x="0.839in" svg:y="0.0571in" svg:viewBox="0 0 127 168" svg:d="M127 84c0-17-1-84-64-84s-63 67-63 84c0 18 0 84 63 84s64-66 64-84zM63 161c-8 0-29-4-35-28-4-14-4-31-4-52 0-18 0-35 4-49 6-21 25-25 35-25 18 0 32 10 36 27 5 12 5 33 5 47 0 17 0 37-5 52-7 24-26 28-36 28z"><text:p/></draw:path><draw:path draw:style-name="gr1484" draw:text-style-name="P124" svg:width="0.0173in" svg:height="0.0413in" svg:x="0.9217in" svg:y="0.0862in" svg:viewBox="0 0 45 106" svg:d="M35 35c0 18-4 41-28 62-1 1-1 2-1 4 0 3 2 5 4 5 5 0 35-28 35-68 0-21-9-38-25-38-12 0-20 10-20 20 0 11 8 19 21 19 7 0 13-4 14-4z"><text:p/></draw:path><draw:path draw:style-name="gr1484" draw:text-style-name="P124" svg:width="0.0453in" svg:height="0.0854in" svg:x="1.0232in" svg:y="0.0173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484" draw:text-style-name="P124" svg:width="0.0547in" svg:height="0.0878in" svg:x="1.0878in" svg:y="0.0543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484" draw:text-style-name="P124" svg:width="0.0205in" svg:height="0.1354in" svg:x="1.1669in" svg:y="0.0004in" svg:viewBox="0 0 53 345" svg:d="M53 0c-18 0-35 0-53 0 0 6 0 11 0 17 13 0 24 0 36 0 0 103 0 207 0 311-12 0-23 0-36 0 0 5 0 11 0 17 18 0 35 0 53 0 0-115 0-230 0-345z"><text:p/></draw:path><draw:path draw:style-name="gr1484" draw:text-style-name="P124" svg:width="0.0661in" svg:height="0.0657in" svg:x="1.2079in" svg:y="0.0846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484" draw:text-style-name="P124" svg:width="0.0161in" svg:height="0.0961in" svg:x="1.2933in" svg:y="0.0791in" svg:viewBox="0 0 42 245" svg:d="M42 14c0-4 0-10 0-14-14 0-28 0-42 0 0 81 0 162 0 245 14 0 28 0 42 0 0-6 0-10 0-14-10 0-18 0-28 0 0-73 0-144 0-217 10 0 18 0 28 0z"><text:p/></draw:path><draw:path draw:style-name="gr1484" draw:text-style-name="P124" svg:width="0.0394in" svg:height="0.0437in" svg:x="1.3217in" svg:y="0.1079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484" draw:text-style-name="P124" svg:width="0.0165in" svg:height="0.0961in" svg:x="1.3736in" svg:y="0.0791in" svg:viewBox="0 0 43 245" svg:d="M43 0c-14 0-29 0-43 0 0 4 0 10 0 14 10 0 20 0 29 0 0 73 0 144 0 217-9 0-19 0-29 0 0 4 0 8 0 14 14 0 29 0 43 0 0-83 0-164 0-245z"><text:p/></draw:path><draw:path draw:style-name="gr1484" draw:text-style-name="P124" svg:width="0.1331in" svg:height="0.0713in" svg:x="1.5567in" svg:y="0.0323in" svg:viewBox="0 0 339 182" svg:d="M290 99c-44 33-32 52-49 77 0 6 4 6 8 6 7 0 7 0 10-7 1-8 7-29 25-49 20-21 37-27 52-31 1 0 3-3 3-4 0-3-2-4-7-6-49-15-67-50-74-81-2-4-5-4-9-4-5 0-8 0-8 6 7 15 4 23 21 47 7 11 17 21 28 30-93 0-184 0-276 0-6 0-14 0-14 8s8 8 14 8c92 0 183 0 276 0z"><text:p/></draw:path><draw:path draw:style-name="gr1484" draw:text-style-name="P124" svg:width="0.0929in" svg:height="0.0921in" svg:x="1.8315in" svg:y="0.0091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484" draw:text-style-name="P124" svg:width="0.0201in" svg:height="0.1354in" svg:x="1.9461in" svg:y="0.0004in" svg:viewBox="0 0 52 345" svg:d="M52 345c0-6 0-12 0-17-11 0-24 0-35 0 0-104 0-208 0-311 11 0 24 0 35 0 0-6 0-11 0-17-17 0-35 0-52 0 0 115 0 230 0 345 17 0 35 0 52 0z"><text:p/></draw:path><draw:path draw:style-name="gr1484" draw:text-style-name="P124" svg:width="0.1138in" svg:height="0.0591in" svg:x="1.9787in" svg:y="0.0421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484" draw:text-style-name="P124" svg:width="0.0205in" svg:height="0.1354in" svg:x="2.1028in" svg:y="0.0004in" svg:viewBox="0 0 53 345" svg:d="M53 0c-18 0-35 0-53 0 0 6 0 11 0 17 13 0 24 0 36 0 0 103 0 207 0 311-12 0-23 0-36 0 0 5 0 11 0 17 18 0 35 0 53 0 0-115 0-230 0-345z"><text:p/></draw:path><draw:path draw:style-name="gr1484" draw:text-style-name="P124" svg:width="0.0453in" svg:height="0.0854in" svg:x="0.9929in" svg:y="0.2224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484" draw:text-style-name="P124" svg:width="0.1331in" svg:height="0.0713in" svg:x="1.5071in" svg:y="0.2374in" svg:viewBox="0 0 339 182" svg:d="M291 99c-43 33-32 52-49 77 0 6 3 6 7 6 7 0 9 0 10-6 1-9 7-30 25-50 20-21 38-25 52-31 1 0 3-3 3-4 0-3-2-4-6-6-50-15-67-50-74-81-1-4-6-4-10-4-5 0-7 0-7 6 7 15 3 23 20 47 8 11 18 21 29 30-92 0-185 0-277 0-6 0-14 0-14 8s8 8 14 8c92 0 185 0 277 0z"><text:p/></draw:path><draw:path draw:style-name="gr1484" draw:text-style-name="P124" svg:width="0.0713in" svg:height="0.1224in" svg:x="1.726in" svg:y="0.2118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484" draw:text-style-name="P124" svg:width="0.0488in" svg:height="0.0437in" svg:x="1.8012in" svg:y="0.2835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484" draw:text-style-name="P124" svg:width="0.035in" svg:height="0.1354in" svg:x="1.8866in" svg:y="0.2055in" svg:viewBox="0 0 90 345" svg:d="M83 0c-66 46-83 119-83 172 0 49 14 124 83 173 2 0 7 0 7-5 0-2-2-2-3-5-46-41-63-100-63-163 0-92 35-138 63-164 1-1 3-1 3-4 0-4-5-4-7-4z"><text:p/></draw:path><draw:path draw:style-name="gr1484" draw:text-style-name="P124" svg:width="0.0453in" svg:height="0.0854in" svg:x="1.9374in" svg:y="0.2224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484" draw:text-style-name="P124" svg:width="0.035in" svg:height="0.1354in" svg:x="1.9996in" svg:y="0.2055in" svg:viewBox="0 0 90 345" svg:d="M7 0c-3 0-7 0-7 4 0 3 1 3 3 6 31 26 63 74 63 162 0 72-23 126-59 160-7 6-7 7-7 8 0 2 1 5 4 5 4 0 38-23 60-66 16-30 26-66 26-107 0-47-14-123-83-172z"><text:p/></draw:path><draw:path draw:style-name="gr1484" draw:text-style-name="P124" svg:width="0.0736in" svg:height="0.3469in" svg:x="2.1591in" svg:y="0.0197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82"><text:span text:style-name="T24">Et donc pour un instant t donné, on a </text:span><text:span text:style-name="T24"><draw:g text:anchor-type="as-char" svg:y="-0.1445in" draw:z-index="13" draw:name="Shape13" draw:style-name="gr1482"><svg:title>TexMaths</svg:title><svg:desc>14§display§z=f_z\left(t\right)§svg§600§FALSE§</svg:desc><draw:g draw:style-name="gr2"><draw:path draw:style-name="gr1483" draw:text-style-name="P123" svg:width="0.7539in" svg:height="0.1724in" svg:x="0.002in" svg:y="0.0098in" svg:viewBox="0 0 1916 439" svg:d="M959 439c-320 0-640 0-959 0 0-147 0-292 0-439 639 0 1277 0 1916 0 0 147 0 292 0 439-320 0-639 0-957 0z"><text:p/></draw:path><draw:path draw:style-name="gr1484" draw:text-style-name="P124"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484" draw:text-style-name="P124"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1484" draw:text-style-name="P124" svg:width="0.0961in" svg:height="0.1748in" svg:x="0.3591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484" draw:text-style-name="P124" svg:width="0.0626in" svg:height="0.0602in" svg:x="0.4512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484" draw:text-style-name="P124" svg:width="0.0441in" svg:height="0.1925in" svg:x="0.5843in" svg:y="0.0004in" svg:viewBox="0 0 113 490" svg:d="M113 484c0-1 0-1-8-10-62-63-77-155-77-229 0-86 18-171 80-231 5-7 5-7 5-8 0-5-1-6-4-6-5 0-50 34-78 97-25 53-31 107-31 148 0 38 4 96 32 152 30 60 72 93 77 93 3 0 4-2 4-6z"><text:p/></draw:path><draw:path draw:style-name="gr1484" draw:text-style-name="P124" svg:width="0.0591in" svg:height="0.122in" svg:x="0.6441in" svg:y="0.0244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484" draw:text-style-name="P124" svg:width="0.0449in" svg:height="0.1925in" svg:x="0.7209in" svg:y="0.0004in" svg:viewBox="0 0 115 490" svg:d="M115 245c0-38-6-97-32-153-30-60-73-92-77-92-3 0-6 3-6 6 0 1 0 1 10 11 47 47 75 126 75 228 0 82-18 169-78 231-7 7-7 7-7 8 0 3 3 6 6 6 4 0 49-34 78-97 25-53 31-108 31-148z"><text:p/></draw:path></draw:g></draw:g></text:span></text:p>
        </text:list-item>
        <text:list-item>
          <text:p text:style-name="P83"><text:span text:style-name="T23">Comme c’est un peu lourdingue d’écrire </text:span><text:span text:style-name="T23"><draw:g text:anchor-type="as-char" svg:y="-0.1445in" draw:z-index="14" draw:name="Shape14" draw:style-name="gr1482"><svg:title>TexMaths</svg:title><svg:desc>14§display§z_A=f_z\left(t_A\right)§svg§600§FALSE§</svg:desc><draw:g draw:style-name="gr2"><draw:path draw:style-name="gr1483" draw:text-style-name="P123" svg:width="0.9972in" svg:height="0.172in" svg:x="0.002in" svg:y="0.0098in" svg:viewBox="0 0 2534 438" svg:d="M0 0c844 0 1690 0 2534 0 0 145 0 292 0 438-844 0-1690 0-2534 0 0-146 0-293 0-438z"><text:p/></draw:path><draw:path draw:style-name="gr1484" draw:text-style-name="P12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484" draw:text-style-name="P124"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484" draw:text-style-name="P124" svg:width="0.128in" svg:height="0.0449in" svg:x="0.2732in" svg:y="0.074in" svg:viewBox="0 0 326 115" svg:d="M309 20c7 0 17 0 17-10s-10-10-15-10c-98 0-198 0-296 0-7 0-15 0-15 10s8 10 15 10c98 0 196 0 294 0zM311 115c5 0 15 0 15-10s-10-10-17-10c-98 0-196 0-294 0-7 0-15 0-15 10s8 10 15 10c98 0 198 0 296 0z"><text:p/></draw:path><draw:path draw:style-name="gr1484" draw:text-style-name="P124" svg:width="0.0965in" svg:height="0.174in" svg:x="0.4764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484" draw:text-style-name="P124" svg:width="0.0618in" svg:height="0.0602in" svg:x="0.5689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484" draw:text-style-name="P124" svg:width="0.0441in" svg:height="0.1917in" svg:x="0.7012in" svg:y="0in" svg:viewBox="0 0 113 488" svg:d="M113 483c0-2 0-2-8-10-60-62-77-154-77-228 0-86 20-171 80-232 5-6 5-6 5-9s-1-4-4-4c-5 0-49 34-78 95-25 55-31 109-31 150 0 36 6 96 32 151 30 60 72 92 77 92 3 0 4-1 4-5z"><text:p/></draw:path><draw:path draw:style-name="gr1484" draw:text-style-name="P124" svg:width="0.0591in" svg:height="0.122in" svg:x="0.761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484" draw:text-style-name="P124" svg:width="0.1016in" svg:height="0.0961in" svg:x="0.83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484" draw:text-style-name="P124" svg:width="0.0449in" svg:height="0.1917in" svg:x="0.9642in" svg:y="0in" svg:viewBox="0 0 115 488" svg:d="M115 245c0-38-6-98-32-153-30-60-72-92-77-92-3 0-6 1-6 4s0 3 10 13c49 47 77 126 77 228 0 82-18 168-80 231-7 5-7 5-7 7 0 4 3 5 6 5 5 0 49-33 78-95 25-54 31-109 31-148z"><text:p/></draw:path></draw:g></draw:g></text:span><text:span text:style-name="T23"><text:s/>pour spécifier la valeur que prend la grandeur z quand t = </text:span><text:span text:style-name="T23"><draw:g text:anchor-type="as-char" svg:y="-0.1201in" draw:z-index="15" draw:name="Shape15" draw:style-name="gr1482"><svg:title>TexMaths</svg:title><svg:desc>14§display§t_A§svg§600§FALSE§</svg:desc><draw:g draw:style-name="gr2"><draw:path draw:style-name="gr1483" draw:text-style-name="P123" svg:width="0.1587in" svg:height="0.1295in" svg:x="0.0059in" svg:y="0.0098in" svg:viewBox="0 0 404 330" svg:d="M0 0c135 0 269 0 404 0 0 109 0 220 0 330-135 0-269 0-404 0 0-110 0-221 0-330z"><text:p/></draw:path><draw:path draw:style-name="gr1484" draw:text-style-name="P12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484" draw:text-style-name="P124"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3">, pour des raisons d’ergonomies ou va définir la règle selon laquelle, quand on écrit </text:span><text:span text:style-name="T23"><draw:g text:anchor-type="as-char" svg:y="-0.1445in" draw:z-index="16" draw:name="Shape16" draw:style-name="gr1482"><svg:title>TexMaths</svg:title><svg:desc>14§display§z_A\left(t=t_A\right)§svg§600§FALSE§</svg:desc><draw:g draw:style-name="gr2"><draw:path draw:style-name="gr1483" draw:text-style-name="P123" svg:width="0.8831in" svg:height="0.172in" svg:x="0.002in" svg:y="0.0098in" svg:viewBox="0 0 2244 438" svg:d="M0 0c748 0 1497 0 2244 0 0 145 0 292 0 438-747 0-1496 0-2244 0 0-146 0-293 0-438z"><text:p/></draw:path><draw:path draw:style-name="gr1484" draw:text-style-name="P12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484" draw:text-style-name="P124"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484" draw:text-style-name="P124" svg:width="0.0441in" svg:height="0.1917in" svg:x="0.2598in" svg:y="0in" svg:viewBox="0 0 113 488" svg:d="M113 483c0-2 0-2-8-10-62-62-77-154-77-228 0-86 18-171 80-232 5-6 5-6 5-9s-1-4-4-4c-5 0-50 34-78 95-25 55-31 109-31 150 0 36 4 96 32 151 30 60 72 92 77 92 3 0 4-1 4-5z"><text:p/></draw:path><draw:path draw:style-name="gr1484" draw:text-style-name="P124" svg:width="0.0587in" svg:height="0.122in" svg:x="0.3205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484" draw:text-style-name="P124" svg:width="0.128in" svg:height="0.0449in" svg:x="0.45in" svg:y="0.074in" svg:viewBox="0 0 326 115" svg:d="M309 20c9 0 17 0 17-10s-8-10-15-10c-98 0-198 0-296 0-7 0-15 0-15 10s8 10 17 10c98 0 194 0 292 0zM311 115c7 0 15 0 15-10s-8-10-17-10c-98 0-194 0-292 0-9 0-17 0-17 10s8 10 15 10c98 0 198 0 296 0z"><text:p/></draw:path><draw:path draw:style-name="gr1484" draw:text-style-name="P124" svg:width="0.0591in" svg:height="0.122in" svg:x="0.64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484" draw:text-style-name="P124" svg:width="0.1016in" svg:height="0.0961in" svg:x="0.721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484" draw:text-style-name="P124" svg:width="0.0449in" svg:height="0.1917in" svg:x="0.85in" svg:y="0in" svg:viewBox="0 0 115 488" svg:d="M115 245c0-38-6-98-32-153-30-60-72-92-77-92-3 0-6 1-6 4s0 3 10 13c49 47 77 126 77 228 0 82-18 168-80 231-7 5-7 5-7 7 0 4 3 5 6 5 5 0 49-33 78-95 25-54 31-109 31-148z"><text:p/></draw:path></draw:g></draw:g></text:span><text:span text:style-name="T23"><text:s/>ou </text:span><text:span text:style-name="T23"><draw:g text:anchor-type="as-char" svg:y="-0.1445in" draw:z-index="17" draw:name="Shape17" draw:style-name="gr1482"><svg:title>TexMaths</svg:title><svg:desc>14§display§z_A\left(t_A\right)§svg§600§FALSE§</svg:desc><draw:g draw:style-name="gr2"><draw:path draw:style-name="gr1483" draw:text-style-name="P123" svg:width="0.5551in" svg:height="0.1724in" svg:x="0.002in" svg:y="0.0098in" svg:viewBox="0 0 1411 439" svg:d="M707 439c-237 0-472 0-707 0 0-147 0-292 0-439 470 0 941 0 1411 0 0 147 0 292 0 439-235 0-470 0-704 0z"><text:p/></draw:path><draw:path draw:style-name="gr1484" draw:text-style-name="P124"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484" draw:text-style-name="P124"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484" draw:text-style-name="P124" svg:width="0.0441in" svg:height="0.1925in" svg:x="0.2598in" svg:y="0.0004in" svg:viewBox="0 0 113 490" svg:d="M113 484c0-1 0-1-8-10-62-63-77-155-77-228 0-87 18-172 80-232 5-7 5-7 5-8 0-5-1-6-4-6-5 0-49 34-78 97-25 53-31 107-31 149 0 37 6 95 32 151 30 60 72 93 77 93 3 0 4-2 4-6z"><text:p/></draw:path><draw:path draw:style-name="gr1484" draw:text-style-name="P124" svg:width="0.0587in" svg:height="0.122in" svg:x="0.3197in" svg:y="0.0244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484" draw:text-style-name="P124" svg:width="0.102in" svg:height="0.0961in" svg:x="0.3925in" svg:y="0.078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484" draw:text-style-name="P124" svg:width="0.0449in" svg:height="0.1925in" svg:x="0.522in" svg:y="0.0004in" svg:viewBox="0 0 115 490" svg:d="M115 246c0-39-6-98-32-154-30-60-73-92-77-92-3 0-6 3-6 6 0 1 0 1 10 11 47 47 75 126 75 229 0 81-18 168-78 230-7 7-7 7-7 8 0 3 3 6 6 6 4 0 49-34 78-97 25-53 31-108 31-147z"><text:p/></draw:path></draw:g></draw:g></text:span><text:span text:style-name="T23">, ça renvoie </text:span><text:span text:style-name="T23"><draw:g text:anchor-type="as-char" svg:y="-0.1445in" draw:z-index="18" draw:name="Shape18" draw:style-name="gr1482"><svg:title>TexMaths</svg:title><svg:desc>14§display§f_z\left(t_A\right)§svg§600§FALSE§</svg:desc><draw:g draw:style-name="gr2"><draw:path draw:style-name="gr1483" draw:text-style-name="P123" svg:width="0.5232in" svg:height="0.172in" svg:x="0.0004in" svg:y="0.0098in" svg:viewBox="0 0 1330 438" svg:d="M0 0c443 0 887 0 1330 0 0 145 0 292 0 438-443 0-887 0-1330 0 0-146 0-293 0-438z"><text:p/></draw:path><draw:path draw:style-name="gr1484" draw:text-style-name="P124" svg:width="0.0961in" svg:height="0.174in" svg:x="0.0008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484" draw:text-style-name="P124" svg:width="0.0618in" svg:height="0.0602in" svg:x="0.0937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484" draw:text-style-name="P124" svg:width="0.0449in" svg:height="0.1917in" svg:x="0.226in" svg:y="0in" svg:viewBox="0 0 115 488" svg:d="M115 483c0-2 0-2-8-10-62-62-79-154-79-228 0-86 20-171 80-232 7-6 7-6 7-9s-3-4-6-4c-4 0-49 34-78 95-25 55-31 109-31 150 0 36 6 96 32 151 30 60 73 92 77 92 3 0 6-1 6-5z"><text:p/></draw:path><draw:path draw:style-name="gr1484" draw:text-style-name="P124" svg:width="0.0591in" svg:height="0.122in" svg:x="0.2862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484" draw:text-style-name="P124" svg:width="0.1016in" svg:height="0.0961in" svg:x="0.3594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484" draw:text-style-name="P124" svg:width="0.0445in" svg:height="0.1917in" svg:x="0.489in" svg:y="0in" svg:viewBox="0 0 114 488" svg:d="M114 245c0-38-6-98-33-153-29-60-71-92-77-92-3 0-4 1-4 4s0 3 8 13c49 47 77 126 77 228 0 82-18 168-79 231-6 5-6 5-6 7 0 4 1 5 4 5 6 0 49-33 79-95 25-54 31-109 31-148z"><text:p/></draw:path></draw:g></draw:g></text:span><text:span text:style-name="T23">. </text:span><text:span text:style-name="T25">En gros si une grandeur se voit passer un argument, ça appelle la fonction qui gère cette grandeur et lui passe l’argument et retourne la valeur correspondante.</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text:span text:style-name="T12">2</text:span><text:span text:style-name="T10">) </text:span><text:span text:style-name="T6">Le changement de variable au sein d’une intégrale</text:span></text:p>
      <text:p text:style-name="P44"><text:span text:style-name="T25">C’</text:span><text:span text:style-name="T23">est la technique de base pour utiliser les intégrales en physique, ne serait-ce que parce qu’il arrive souvent que la variable d’intégration ne corresponde pas aux bornes d’intégration (dans le calcul du travail d’une force par exemple).</text:span></text:p>
      <text:p text:style-name="P20">Le théorème est le suivant:</text:p>
      <text:p text:style-name="P20"/>
      <text:p text:style-name="P20"><draw:frame draw:style-name="fr1" draw:name="Frame2" text:anchor-type="paragraph" svg:x="0.0965in" svg:y="0.002in" svg:width="6.5839in" draw:z-index="29"><draw:text-box fo:min-height="2.9902in"><text:p text:style-name="P48"/><text:p text:style-name="P51">Soient:</text:p><text:list xml:id="list121530438" text:style-name="L2"><text:list-item><text:p text:style-name="P115"><draw:g text:anchor-type="as-char" svg:y="-0.1327in" draw:z-index="30" draw:name="Shape19" draw:style-name="gr1482"><svg:title>TexMaths</svg:title><svg:desc>14§display§I\subseteq \mathbb{R}§svg§600§FALSE§</svg:desc><draw:g draw:style-name="gr2"><draw:path draw:style-name="gr1483" draw:text-style-name="P123" svg:width="0.474in" svg:height="0.1378in" svg:x="0.0035in" svg:y="0.0098in" svg:viewBox="0 0 1205 351" svg:d="M0 0c402 0 803 0 1205 0 0 117 0 234 0 351-402 0-803 0-1205 0 0-117 0-234 0-351z"><text:p/></draw:path><draw:path draw:style-name="gr1484" draw:text-style-name="P12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484" draw:text-style-name="P124"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484" draw:text-style-name="P124"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19"><draw:g text:anchor-type="as-char" svg:y="-0.1311in" draw:z-index="31" draw:name="Shape20" draw:style-name="gr1482"><svg:title>TexMaths</svg:title><svg:desc>14§display§J\subseteq \mathbb{R}§svg§600§FALSE§</svg:desc><draw:g draw:style-name="gr2"><draw:path draw:style-name="gr1483" draw:text-style-name="P123" svg:width="0.4996in" svg:height="0.1382in" svg:x="0.0004in" svg:y="0.0102in" svg:viewBox="0 0 1270 352" svg:d="M636 352c-213 0-424 0-636 0 0-118 0-234 0-352 423 0 847 0 1270 0 0 118 0 234 0 352-211 0-423 0-634 0z"><text:p/></draw:path><draw:path draw:style-name="gr1484" draw:text-style-name="P124"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484" draw:text-style-name="P124"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484" draw:text-style-name="P124"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9"><draw:g text:anchor-type="as-char" svg:y="-0.1327in" draw:z-index="53" draw:name="Shape21" draw:style-name="gr1482"><svg:title>TexMaths</svg:title><svg:desc>14§display§K\subseteq \mathbb{R}§svg§600§FALSE§</svg:desc><draw:g draw:style-name="gr2"><draw:path draw:style-name="gr1483" draw:text-style-name="P123" svg:width="0.5512in" svg:height="0.1378in" svg:x="0.0031in" svg:y="0.0098in" svg:viewBox="0 0 1401 351" svg:d="M0 0c468 0 934 0 1401 0 0 117 0 234 0 351-467 0-933 0-1401 0 0-117 0-234 0-351z"><text:p/></draw:path><draw:path draw:style-name="gr1484" draw:text-style-name="P12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484" draw:text-style-name="P124"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484" draw:text-style-name="P124"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60"><draw:g text:anchor-type="as-char" svg:y="-0.2217in" draw:z-index="55" draw:name="Shape22" draw:style-name="gr1482"><svg:title>TexMaths</svg:title><svg:desc>14§display§f=\text{f}^{\circ }\left(_{\ x\ \rightarrow \ f\left(x\right)}^{\ J\ \rightarrow \ K}\right)§svg§600§FALSE§</svg:desc><draw:g draw:style-name="gr2"><draw:path draw:style-name="gr1483" draw:text-style-name="P123" svg:width="1.4744in" svg:height="0.3276in" svg:x="0.0004in" svg:y="0.0094in" svg:viewBox="0 0 3746 833" svg:d="M1874 833c-626 0-1250 0-1874 0 0-277 0-556 0-833 1248 0 2498 0 3746 0 0 277 0 556 0 833-624 0-1248 0-1872 0z"><text:p/></draw:path><draw:path draw:style-name="gr1484" draw:text-style-name="P124"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484" draw:text-style-name="P124"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1484" draw:text-style-name="P124"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484" draw:text-style-name="P124" svg:width="0.0579in" svg:height="0.0575in" svg:x="0.4339in" svg:y="0.0724in" svg:viewBox="0 0 148 147" svg:d="M148 74c0-42-33-74-74-74-42 0-74 34-74 73 0 42 34 74 74 74 41 0 74-34 74-73zM74 130c-32 0-57-26-57-56 0-32 25-57 57-57s58 25 58 56c0 32-27 57-58 57z"><text:p/></draw:path><draw:path draw:style-name="gr1484" draw:text-style-name="P124"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484" draw:text-style-name="P124"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484" draw:text-style-name="P124" svg:width="0.1331in" svg:height="0.0709in" svg:x="0.8976in" svg:y="0.0724in" svg:viewBox="0 0 339 181" svg:d="M290 98c-44 32-49 77-49 78 0 5 3 5 8 5 6 0 7 0 9-6 2-8 7-31 25-49 21-21 37-27 51-31 3-1 5-3 5-4 0-4-3-4-7-6-49-16-67-51-74-81-2-4-5-4-9-4-5 0-8 0-8 4 0 2 3 24 19 48 9 12 18 22 30 29-93 0-185 0-277 0-5 0-13 0-13 9 0 8 7 8 13 8 92 0 184 0 277 0z"><text:p/></draw:path><draw:path draw:style-name="gr1484" draw:text-style-name="P124"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484" draw:text-style-name="P124"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484" draw:text-style-name="P124"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1484" draw:text-style-name="P124"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484" draw:text-style-name="P124" svg:width="0.035in" svg:height="0.1354in" svg:x="1.2016in" svg:y="0.1736in" svg:viewBox="0 0 90 345" svg:d="M83 0c-65 46-83 119-83 172 0 48 15 124 83 173 2 0 7 0 7-5 0-2 0-2-3-5-46-41-63-100-63-163 0-92 35-138 64-164 2-1 2-2 2-4 0-4-5-4-7-4z"><text:p/></draw:path><draw:path draw:style-name="gr1484" draw:text-style-name="P124"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484" draw:text-style-name="P124" svg:width="0.0343in" svg:height="0.1354in" svg:x="1.3441in" svg:y="0.1736in" svg:viewBox="0 0 88 345" svg:d="M6 0c-2 0-6 0-6 4 0 2 0 3 3 6 29 26 63 73 63 162 0 72-23 126-60 160-6 6-6 6-6 8s0 5 4 5 37-24 59-66c15-30 25-66 25-107 0-49-14-123-82-172z"><text:p/></draw:path><draw:path draw:style-name="gr1484" draw:text-style-name="P124"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60"><draw:g text:anchor-type="as-char" svg:y="-0.2217in" draw:z-index="54" draw:name="Shape23" draw:style-name="gr1482"><svg:title>TexMaths</svg:title><svg:desc>14§display§g=\text{f}^{\circ }\left(_{\ t\ \rightarrow \ g\left(t\right)}^{\ I\ \rightarrow \ J\ }\right)§svg§600§FALSE§</svg:desc><draw:g draw:style-name="gr2"><draw:path draw:style-name="gr1483" draw:text-style-name="P123" svg:width="1.3898in" svg:height="0.3276in" svg:x="0.0075in" svg:y="0.0094in" svg:viewBox="0 0 3531 833" svg:d="M1767 833c-589 0-1178 0-1767 0 0-277 0-556 0-833 1178 0 2354 0 3531 0 0 277 0 556 0 833-588 0-1176 0-1764 0z"><text:p/></draw:path><draw:path draw:style-name="gr1484" draw:text-style-name="P124"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484" draw:text-style-name="P124" svg:width="0.128in" svg:height="0.0449in" svg:x="0.1618in" svg:y="0.1512in" svg:viewBox="0 0 326 115" svg:d="M309 20c9 0 17 0 17-10s-8-10-15-10c-98 0-198 0-296 0-7 0-15 0-15 10s8 10 17 10c98 0 194 0 292 0zM311 115c7 0 15 0 15-10s-8-10-17-10c-98 0-194 0-292 0-9 0-17 0-17 10s8 10 15 10c98 0 198 0 296 0z"><text:p/></draw:path><draw:path draw:style-name="gr1484" draw:text-style-name="P124" svg:width="0.0626in" svg:height="0.1362in" svg:x="0.3614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484" draw:text-style-name="P124" svg:width="0.0579in" svg:height="0.0575in" svg:x="0.4248in" svg:y="0.0724in" svg:viewBox="0 0 148 147" svg:d="M148 74c0-42-33-74-74-74-42 0-74 34-74 73 0 42 34 74 74 74 41 0 74-34 74-73zM74 130c-32 0-57-26-57-56 0-32 25-57 57-57s58 25 58 56c0 32-26 57-58 57z"><text:p/></draw:path><draw:path draw:style-name="gr1484" draw:text-style-name="P124" svg:width="0.0736in" svg:height="0.3476in" svg:x="0.5701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484" draw:text-style-name="P124" svg:width="0.0634in" svg:height="0.0921in" svg:x="0.724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484" draw:text-style-name="P124" svg:width="0.1331in" svg:height="0.0709in" svg:x="0.8697in" svg:y="0.0724in" svg:viewBox="0 0 339 181" svg:d="M290 98c-44 32-49 77-49 78 0 5 3 5 8 5 6 0 7 0 9-6 2-8 8-31 25-49 21-21 38-27 52-31 2-1 4-3 4-4 0-4-3-4-7-6-49-16-67-51-74-81-2-4-5-4-9-4-5 0-8 0-8 4 0 2 3 24 19 48 9 12 19 22 30 29-93 0-184 0-276 0-6 0-14 0-14 9 0 8 7 8 14 8 92 0 183 0 276 0z"><text:p/></draw:path><draw:path draw:style-name="gr1484" draw:text-style-name="P124" svg:width="0.0791in" svg:height="0.0949in" svg:x="1.0917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484" draw:text-style-name="P124" svg:width="0.0461in" svg:height="0.0854in" svg:x="0.7209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484" draw:text-style-name="P124" svg:width="0.1331in" svg:height="0.0713in" svg:x="0.848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1484" draw:text-style-name="P124" svg:width="0.0661in" svg:height="0.0874in" svg:x="1.063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484" draw:text-style-name="P124" svg:width="0.035in" svg:height="0.1354in" svg:x="1.1535in" svg:y="0.1736in" svg:viewBox="0 0 90 345" svg:d="M83 0c-66 46-83 119-83 172 0 48 14 124 83 173 2 0 7 0 7-5 0-2-2-2-5-5-46-41-63-100-63-163 0-92 37-138 65-164 1-1 3-2 3-4 0-4-5-4-7-4z"><text:p/></draw:path><draw:path draw:style-name="gr1484" draw:text-style-name="P124" svg:width="0.0461in" svg:height="0.0854in" svg:x="1.2035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484" draw:text-style-name="P124" svg:width="0.0343in" svg:height="0.1354in" svg:x="1.2665in" svg:y="0.1736in" svg:viewBox="0 0 88 345" svg:d="M6 0c-2 0-6 0-6 4 0 2 0 3 3 6 29 26 63 73 63 162 0 72-23 126-60 160-6 6-6 6-6 8s0 5 4 5 37-24 59-66c15-30 25-66 25-107 0-49-14-123-82-172z"><text:p/></draw:path><draw:path draw:style-name="gr1484" draw:text-style-name="P124" svg:width="0.0736in" svg:height="0.3476in" svg:x="1.3339in" svg:y="0in" svg:viewBox="0 0 188 884" svg:d="M188 443c0-142-34-292-131-402-7-9-25-27-36-38-4-3-4-3-11-3-6 0-10 0-10 6 0 1 1 2 3 4 17 18 43 45 74 98 53 95 73 217 73 335 0 211-59 341-147 431-2 1-3 3-3 4 0 6 4 6 10 6 7 0 7 0 11-4 48-41 99-110 134-213 21-68 33-147 33-224z"><text:p/></draw:path></draw:g></draw:g></text:p><text:p text:style-name="P62">⇒ on peut donc composer f et g dans le sens <draw:g text:anchor-type="as-char" svg:y="-0.1445in" draw:z-index="56" draw:name="Shape24" draw:style-name="gr1482"><svg:title>TexMaths</svg:title><svg:desc>14§display§f\left(g\left(x\right)\right)§svg§600§FALSE§</svg:desc><draw:g draw:style-name="gr2"><draw:path draw:style-name="gr1483" draw:text-style-name="P123" svg:width="0.6512in" svg:height="0.1724in" svg:x="0.0004in" svg:y="0.0098in" svg:viewBox="0 0 1655 439" svg:d="M829 439c-277 0-553 0-829 0 0-147 0-292 0-439 552 0 1103 0 1655 0 0 147 0 292 0 439-276 0-552 0-826 0z"><text:p/></draw:path><draw:path draw:style-name="gr1484" draw:text-style-name="P124" svg:width="0.0961in" svg:height="0.1748in" svg:x="0.0008in" svg:y="0.0091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484" draw:text-style-name="P124" svg:width="0.0449in" svg:height="0.1925in" svg:x="0.1575in" svg:y="0.0004in" svg:viewBox="0 0 115 490" svg:d="M115 484c0-1 0-1-9-10-61-63-77-155-77-229 0-86 19-171 79-231 7-7 7-7 7-8 0-5-3-6-6-6-4 0-49 34-78 97-25 53-31 107-31 148 0 38 6 96 32 152 30 60 73 93 77 93 3 0 6-2 6-6z"><text:p/></draw:path><draw:path draw:style-name="gr1484" draw:text-style-name="P124" svg:width="0.0882in" svg:height="0.124in" svg:x="0.2161in" svg:y="0.0598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484" draw:text-style-name="P124" svg:width="0.0449in" svg:height="0.1925in" svg:x="0.3634in" svg:y="0.0004in" svg:viewBox="0 0 115 490" svg:d="M115 484c0-1 0-1-9-10-61-63-77-155-77-229 0-86 19-171 79-231 7-7 7-7 7-8 0-5-3-6-6-6-4 0-49 34-78 97-24 53-31 107-31 148 0 38 6 96 32 152 31 60 73 93 77 93 3 0 6-2 6-6z"><text:p/></draw:path><draw:path draw:style-name="gr1484" draw:text-style-name="P124" svg:width="0.0961in" svg:height="0.087in" svg:x="0.4252in" svg:y="0.0598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484" draw:text-style-name="P124" svg:width="0.0441in" svg:height="0.1925in" svg:x="0.5413in" svg:y="0.0004in" svg:viewBox="0 0 113 490" svg:d="M113 245c0-38-5-97-32-153-29-60-71-92-77-92-3 0-4 3-4 6 0 1 0 1 8 11 49 47 77 126 77 228 0 82-18 169-79 231-6 7-6 7-6 8 0 3 1 6 4 6 6 0 49-34 79-97 25-53 30-108 30-148z"><text:p/></draw:path><draw:path draw:style-name="gr1484" draw:text-style-name="P124" svg:width="0.0449in" svg:height="0.1925in" svg:x="0.6165in" svg:y="0.0004in" svg:viewBox="0 0 115 490" svg:d="M115 245c0-38-6-97-32-153-30-60-73-92-77-92-3 0-6 3-6 6 0 1 0 1 10 11 47 47 75 126 75 228 0 82-18 169-78 231-7 7-7 7-7 8 0 3 3 6 6 6 4 0 49-34 78-97 25-53 31-108 31-148z"><text:p/></draw:path></draw:g></draw:g></text:p></text:list-item></text:list><text:p text:style-name="P47"/><text:p text:style-name="P49"><text:span text:style-name="T15">Si, pour un intervalle </text:span><text:span text:style-name="T15"><draw:g text:anchor-type="as-char" svg:y="-0.1445in" draw:z-index="32" draw:name="Shape23" draw:style-name="gr1482"><svg:title>TexMaths</svg:title><svg:desc>14§display§\left[t_A,\ t_B\right]\subseteq I§svg§600§FALSE§</svg:desc><draw:g draw:style-name="gr2"><draw:path draw:style-name="gr1483" draw:text-style-name="P123" svg:width="0.9913in" svg:height="0.1724in" svg:x="0.0004in" svg:y="0.0098in" svg:viewBox="0 0 2519 439" svg:d="M1260 439c-420 0-840 0-1260 0 0-147 0-292 0-439 840 0 1679 0 2519 0 0 147 0 292 0 439-420 0-840 0-1259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484" draw:text-style-name="P124" svg:width="0.1016in" svg:height="0.0961in" svg:x="0.12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484" draw:text-style-name="P124" svg:width="0.022in" svg:height="0.0575in" svg:x="0.2571in" svg:y="0.1244in" svg:viewBox="0 0 57 147" svg:d="M57 52c0-32-12-52-32-52-15 0-25 13-25 27 0 12 10 25 25 25 6 0 13-2 18-6 2-1 2-1 2-1 1 0 1 0 1 7 0 36-17 66-33 81-6 6-6 7-6 8 0 3 3 6 6 6 5 0 44-38 44-95z"><text:p/></draw:path><draw:path draw:style-name="gr1484" draw:text-style-name="P124" svg:width="0.0591in" svg:height="0.122in" svg:x="0.3953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484" draw:text-style-name="P124" svg:width="0.1031in" svg:height="0.0921in" svg:x="0.4705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path draw:style-name="gr1484" draw:text-style-name="P124" svg:width="0.1177in" svg:height="0.1484in" svg:x="0.7173in" svg:y="0.0217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484" draw:text-style-name="P124" svg:width="0.0894in" svg:height="0.1307in" svg:x="0.9118in" svg:y="0.0134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5">, on a:</text:span></text:p><text:list xml:id="list2223436493" text:style-name="L3"><text:list-item><text:p text:style-name="P117"><text:span text:style-name="T66">g</text:span><text:span text:style-name="T58"> </text:span><text:span text:style-name="T18">dérivable</text:span><text:span text:style-name="T58"> sur </text:span><draw:g text:anchor-type="as-char" svg:y="-0.1445in" draw:z-index="33" draw:name="Shape27"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p></text:list-item><text:list-item><text:p text:style-name="P121">la fonction dérivée de <draw:g text:anchor-type="as-char" svg:y="-0.0862in" draw:z-index="57" draw:name="Shape26" draw:style-name="gr1482"><svg:title>TexMaths</svg:title><svg:desc>14§display§g§svg§600§FALSE§</svg:desc><draw:g draw:style-name="gr2"><draw:path draw:style-name="gr1483" draw:text-style-name="P123" svg:width="0.0709in" svg:height="0.1043in" svg:x="0.0075in" svg:y="0.0094in" svg:viewBox="0 0 181 266" svg:d="M91 266c-31 0-60 0-91 0 0-88 0-178 0-266 60 0 120 0 181 0 0 88 0 178 0 266-30 0-61 0-90 0z"><text:p/></draw:path><draw:path draw:style-name="gr1484" draw:text-style-name="P124"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35" draw:name="Shape30"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p></text:list-item><text:list-item><text:p text:style-name="P118"><draw:g text:anchor-type="as-char" svg:y="-0.1366in" draw:z-index="58" draw:name="Shape28" draw:style-name="gr1482"><svg:title>TexMaths</svg:title><svg:desc>14§display§f§svg§600§FALSE§</svg:desc><draw:g draw:style-name="gr2"><draw:path draw:style-name="gr1483" draw:text-style-name="P123" svg:width="0.0854in" svg:height="0.1551in" svg:x="0.0004in" svg:y="0.0102in" svg:viewBox="0 0 218 395" svg:d="M0 0c73 0 145 0 218 0 0 132 0 263 0 395-73 0-145 0-218 0 0-132 0-263 0-395z"><text:p/></draw:path><draw:path draw:style-name="gr1484" draw:text-style-name="P12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59" draw:name="Shape31" draw:style-name="gr1482"><svg:title>TexMaths</svg:title><svg:desc>14§display§\left[g\left(t_A\right),\ g\left(t_B\right)\right]§svg§600§FALSE§</svg:desc><draw:g draw:style-name="gr2"><draw:path draw:style-name="gr1483" draw:text-style-name="P123" svg:width="1.2106in" svg:height="0.1724in" svg:x="0.0004in" svg:y="0.0098in" svg:viewBox="0 0 3076 439" svg:d="M1539 439c-514 0-1027 0-1539 0 0-147 0-292 0-439 1025 0 2051 0 3076 0 0 147 0 292 0 439-513 0-1025 0-1537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484" draw:text-style-name="P124" svg:width="0.0449in" svg:height="0.1925in" svg:x="0.1949in" svg:y="0.0004in" svg:viewBox="0 0 115 490" svg:d="M115 484c0-1 0-1-9-10-61-63-77-155-77-228 0-87 19-172 79-232 7-7 7-7 7-8 0-5-3-6-6-6-4 0-49 34-78 97-24 53-31 107-31 149 0 37 6 95 32 151 31 60 73 93 77 93 3 0 6-2 6-6z"><text:p/></draw:path><draw:path draw:style-name="gr1484" draw:text-style-name="P124"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484" draw:text-style-name="P124"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484" draw:text-style-name="P124" svg:width="0.0441in" svg:height="0.1925in" svg:x="0.4583in" svg:y="0.0004in" svg:viewBox="0 0 113 490" svg:d="M113 246c0-39-4-98-32-154-29-60-71-92-77-92-3 0-4 3-4 6 0 1 0 1 10 11 47 47 75 126 75 229 0 81-18 168-79 230-6 7-6 7-6 8 0 3 1 6 4 6 6 0 51-34 79-97 25-53 30-108 30-147z"><text:p/></draw:path><draw:path draw:style-name="gr1484" draw:text-style-name="P124" svg:width="0.022in" svg:height="0.0575in" svg:x="0.5713in" svg:y="0.1244in" svg:viewBox="0 0 57 147" svg:d="M57 52c0-32-11-52-30-52-17 0-27 13-27 27 0 12 10 25 27 25 5 0 12-2 16-6 2-1 2-1 3-1 0 3 2 0 2 7 0 36-19 66-34 81-6 6-6 7-6 8 0 3 3 6 5 6 5 0 44-38 44-95z"><text:p/></draw:path><draw:path draw:style-name="gr1484" draw:text-style-name="P124"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484" draw:text-style-name="P124" svg:width="0.0441in" svg:height="0.1925in" svg:x="0.8555in" svg:y="0.0004in" svg:viewBox="0 0 113 490" svg:d="M113 484c0-1 0-1-8-10-62-63-77-155-77-228 0-87 20-172 80-232 5-7 5-7 5-8 0-5-1-6-4-6-5 0-49 34-78 97-25 53-31 107-31 149 0 37 6 95 32 151 30 60 72 93 77 93 3 0 4-2 4-6z"><text:p/></draw:path><draw:path draw:style-name="gr1484" draw:text-style-name="P124"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484" draw:text-style-name="P124"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484" draw:text-style-name="P124" svg:width="0.0449in" svg:height="0.1925in" svg:x="1.1256in" svg:y="0.0004in" svg:viewBox="0 0 115 490" svg:d="M115 246c0-39-6-98-32-154-30-60-73-92-77-92-3 0-6 3-6 6 0 1 0 1 10 11 47 47 75 126 75 229 0 81-18 168-78 230-7 7-7 7-7 8 0 3 3 6 6 6 4 0 49-34 78-97 25-53 31-108 31-147z"><text:p/></draw:path><draw:path draw:style-name="gr1484" draw:text-style-name="P124"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58">Alors on peut écrire que:</text:span></text:p><text:p text:style-name="P52"><draw:g text:anchor-type="as-char" svg:y="-0.1445in" draw:z-index="60" draw:name="Shape32" draw:style-name="gr1482"><svg:title>TexMaths</svg:title><svg:desc>14§display§\text{par}\ \text{changement}\ \text{de}\ \text{variable},\ \text{en}\ \text{posant}\ u=g\left(t\right)§svg§600§FALSE§</svg:desc><draw:g draw:style-name="gr2"><draw:path draw:style-name="gr1483" draw:text-style-name="P123" svg:width="4.0457in" svg:height="0.172in" svg:x="0.0047in" svg:y="0.0098in" svg:viewBox="0 0 10277 438" svg:d="M0 0c3426 0 6851 0 10277 0 0 145 0 292 0 438-3426 0-6851 0-10277 0 0-146 0-293 0-438z"><text:p/></draw:path><draw:path draw:style-name="gr1484" draw:text-style-name="P124"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484" draw:text-style-name="P124" svg:width="0.0866in" svg:height="0.0878in" svg:x="0.1106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484" draw:text-style-name="P124" svg:width="0.0646in" svg:height="0.085in" svg:x="0.2047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484" draw:text-style-name="P124" svg:width="0.0736in" svg:height="0.0878in" svg:x="0.3465in" svg:y="0.0583in" svg:viewBox="0 0 188 224" svg:d="M41 112c0-80 40-101 65-101 5 0 37 2 54 18-21 2-24 17-24 23 0 14 10 24 22 24 14 0 24-9 24-24 0-34-38-52-76-52-61 0-106 52-106 113 0 63 48 111 105 111 66 0 83-59 83-63 0-6-6-6-7-6-5 0-6 3-7 6-14 45-47 52-65 52-25 0-68-21-68-101z"><text:p/></draw:path><draw:path draw:style-name="gr1484" draw:text-style-name="P124" svg:width="0.0972in" svg:height="0.1331in" svg:x="0.4264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484" draw:text-style-name="P124" svg:width="0.0874in" svg:height="0.0878in" svg:x="0.5358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484" draw:text-style-name="P124" svg:width="0.0972in" svg:height="0.085in" svg:x="0.6307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484" draw:text-style-name="P124" svg:width="0.0882in" svg:height="0.1264in" svg:x="0.7378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484" draw:text-style-name="P124" svg:width="0.0744in" svg:height="0.0878in" svg:x="0.8346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484" draw:text-style-name="P124" svg:width="0.1512in" svg:height="0.085in" svg:x="0.9213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484" draw:text-style-name="P124" svg:width="0.0744in" svg:height="0.0878in" svg:x="1.0823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484" draw:text-style-name="P124" svg:width="0.0972in" svg:height="0.085in" svg:x="1.1685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484" draw:text-style-name="P124" svg:width="0.0602in" svg:height="0.1197in" svg:x="1.2685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484" draw:text-style-name="P124" svg:width="0.0957in" svg:height="0.1346in" svg:x="1.411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484" draw:text-style-name="P124" svg:width="0.0744in" svg:height="0.0878in" svg:x="1.5177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484" draw:text-style-name="P124" svg:width="0.0937in" svg:height="0.0843in" svg:x="1.6669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484" draw:text-style-name="P124" svg:width="0.0866in" svg:height="0.0878in" svg:x="1.763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484" draw:text-style-name="P124" svg:width="0.0646in" svg:height="0.085in" svg:x="1.8567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484" draw:text-style-name="P124" svg:width="0.0409in" svg:height="0.1283in" svg:x="1.9339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484" draw:text-style-name="P124" svg:width="0.0874in" svg:height="0.0878in" svg:x="1.989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484" draw:text-style-name="P124" svg:width="0.0949in" svg:height="0.1346in" svg:x="2.0827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484" draw:text-style-name="P124" svg:width="0.0425in" svg:height="0.1331in" svg:x="2.1909in" svg:y="0.011in" svg:viewBox="0 0 109 339" svg:d="M71 0c-23 1-47 3-71 4 0 6 0 10 0 16 35 0 39 4 39 28 0 84 0 169 0 253 0 22-5 22-39 22 0 6 0 11 0 16 17-2 42-3 55-3 12 0 36 1 54 3 0-5 0-10 0-16-32 0-38 0-38-22 0-100 0-200 0-301z"><text:p/></draw:path><draw:path draw:style-name="gr1484" draw:text-style-name="P124" svg:width="0.0744in" svg:height="0.0878in" svg:x="2.2441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484" draw:text-style-name="P124" svg:width="0.022in" svg:height="0.0575in" svg:x="2.3413in" svg:y="0.1232in" svg:viewBox="0 0 57 147" svg:d="M57 52c0-32-12-52-32-52-15 0-25 13-25 27 0 12 10 26 25 26 6 0 13-3 18-7 2-1 2-1 2-1 1 0 1 0 1 7 0 36-17 66-33 82-6 5-6 6-6 7 0 4 3 6 6 6 5 0 44-38 44-95z"><text:p/></draw:path><draw:path draw:style-name="gr1484" draw:text-style-name="P124" svg:width="0.0744in" svg:height="0.0878in" svg:x="2.4811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484" draw:text-style-name="P124" svg:width="0.0972in" svg:height="0.085in" svg:x="2.5673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484" draw:text-style-name="P124" svg:width="0.0949in" svg:height="0.1213in" svg:x="2.739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484" draw:text-style-name="P124" svg:width="0.0854in" svg:height="0.0878in" svg:x="2.85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484" draw:text-style-name="P124" svg:width="0.0626in" svg:height="0.0878in" svg:x="2.95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484" draw:text-style-name="P124" svg:width="0.0874in" svg:height="0.0878in" svg:x="3.0276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484" draw:text-style-name="P124" svg:width="0.0972in" svg:height="0.085in" svg:x="3.1224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484" draw:text-style-name="P124" svg:width="0.0602in" svg:height="0.1197in" svg:x="3.222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484" draw:text-style-name="P124" svg:width="0.0988in" svg:height="0.0866in" svg:x="3.3646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484" draw:text-style-name="P124" svg:width="0.1287in" svg:height="0.0449in" svg:x="3.5343in" svg:y="0.074in" svg:viewBox="0 0 328 115" svg:d="M311 20c7 0 17 0 17-10s-10-10-17-10c-98 0-198 0-296 0-5 0-15 0-15 10s10 10 17 10c98 0 196 0 294 0zM311 115c7 0 17 0 17-10s-10-10-17-10c-98 0-196 0-294 0-7 0-17 0-17 10s10 10 15 10c98 0 198 0 296 0z"><text:p/></draw:path><draw:path draw:style-name="gr1484" draw:text-style-name="P124" svg:width="0.089in" svg:height="0.1236in" svg:x="3.7303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484" draw:text-style-name="P124" svg:width="0.0441in" svg:height="0.1917in" svg:x="3.8787in" svg:y="0in" svg:viewBox="0 0 113 488" svg:d="M113 483c0-2 0-2-8-10-62-62-77-154-77-228 0-86 18-171 80-232 5-6 5-6 5-9s-1-4-4-4c-5 0-49 34-78 95-25 55-31 109-31 150 0 36 6 96 32 151 30 60 72 92 77 92 3 0 4-1 4-5z"><text:p/></draw:path><draw:path draw:style-name="gr1484" draw:text-style-name="P124" svg:width="0.0591in" svg:height="0.122in" svg:x="3.9394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484" draw:text-style-name="P124" svg:width="0.0449in" svg:height="0.1917in" svg:x="4.0154in" svg:y="0in" svg:viewBox="0 0 115 488" svg:d="M115 245c0-38-6-98-32-153-30-60-72-92-77-92-3 0-6 1-6 4s0 3 10 13c49 47 77 126 77 228 0 82-18 168-80 231-7 5-7 5-7 7 0 4 3 5 6 5 5 0 49-33 78-95 25-54 31-109 31-148z"><text:p/></draw:path></draw:g></draw:g></text:p><text:p text:style-name="P52"/><text:p text:style-name="P53"><draw:g text:anchor-type="as-char" svg:y="-0.3165in" draw:z-index="76" draw:name="Shape25" draw:style-name="gr1482"><svg:title>TexMaths</svg:title><svg:desc>14§display§\int _{t=t_A}^{t_B}f\left(g\left(t\right)\right)\cdot \text{d}\left(g\right)\left(t\right)=\int _{t=t_A}^{t_B}f\left(u\right)\text{d}u=\int _{u=g\left(t_A\right)}^{g\left(t_B\right)}f\left(u\right)\text{d}u§svg§600§FALSE§</svg:desc><draw:g draw:style-name="gr2"><draw:path draw:style-name="gr1483" draw:text-style-name="P123" svg:width="4.9654in" svg:height="0.5059in" svg:x="-0.0004in" svg:y="0.0102in" svg:viewBox="0 0 12613 1286" svg:d="M0 0c4204 0 8409 0 12613 0 0 428 0 858 0 1286-4204 0-8409 0-12613 0 0-428 0-858 0-1286z"><text:p/></draw:path><draw:path draw:style-name="gr1484" draw:text-style-name="P124" svg:width="0.1709in" svg:height="0.4287in" svg:x="0.0004in" svg:y="0.0539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484" draw:text-style-name="P124" svg:width="0.0453in" svg:height="0.0854in" svg:x="0.189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484" draw:text-style-name="P124" svg:width="0.0807in" svg:height="0.0657in" svg:x="0.2535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484" draw:text-style-name="P124" svg:width="0.0453in" svg:height="0.0854in" svg:x="0.1031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484" draw:text-style-name="P124" svg:width="0.0992in" svg:height="0.0358in" svg:x="0.1654in" svg:y="0.4402in" svg:viewBox="0 0 253 92" svg:d="M239 17c6 0 14 0 14-9 0-8-8-8-12-8-76 0-153 0-228 0-5 0-13 0-13 8 0 9 7 9 13 9 75 0 151 0 226 0zM241 92c4 0 12 0 12-8s-8-8-14-8c-75 0-151 0-226 0-6 0-13 0-13 8s8 8 13 8c75 0 152 0 228 0z"><text:p/></draw:path><draw:path draw:style-name="gr1484" draw:text-style-name="P124" svg:width="0.0461in" svg:height="0.0854in" svg:x="0.2799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484" draw:text-style-name="P124" svg:width="0.0807in" svg:height="0.0689in" svg:x="0.3433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484" draw:text-style-name="P124" svg:width="0.0961in" svg:height="0.1752in" svg:x="0.4957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484" draw:text-style-name="P124" svg:width="0.0449in" svg:height="0.1929in" svg:x="0.652in" svg:y="0.172in" svg:viewBox="0 0 115 491" svg:d="M115 486c0-2 0-2-9-10-61-63-77-156-77-231 0-85 19-171 79-232 7-6 7-7 7-9 0-3-3-4-6-4-4 0-49 34-78 95-25 55-31 109-31 150 0 39 6 98 32 154 31 60 73 92 77 92 3 0 6-1 6-5z"><text:p/></draw:path><draw:path draw:style-name="gr1484" draw:text-style-name="P124" svg:width="0.089in" svg:height="0.1248in" svg:x="0.711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484" draw:text-style-name="P124" svg:width="0.0441in" svg:height="0.1929in" svg:x="0.8594in" svg:y="0.172in" svg:viewBox="0 0 113 491" svg:d="M113 486c0-2 0-2-8-10-62-63-77-156-77-231 0-85 18-171 80-232 5-6 5-7 5-9 0-3-1-4-4-4-5 0-49 34-78 95-25 55-31 109-31 150 0 39 6 98 32 154 30 60 72 92 77 92 3 0 4-1 4-5z"><text:p/></draw:path><draw:path draw:style-name="gr1484" draw:text-style-name="P124" svg:width="0.0591in" svg:height="0.1228in" svg:x="0.9201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484" draw:text-style-name="P124" svg:width="0.0441in" svg:height="0.1929in" svg:x="0.9965in" svg:y="0.172in" svg:viewBox="0 0 113 491" svg:d="M113 245c0-38-5-97-32-153-29-60-71-92-77-92-3 0-4 1-4 4 0 2 0 3 8 13 49 47 77 126 77 228 0 84-18 171-79 232-6 7-6 7-6 9s1 5 4 5c6 0 49-33 79-96 25-54 30-108 30-150z"><text:p/></draw:path><draw:path draw:style-name="gr1484" draw:text-style-name="P124" svg:width="0.0449in" svg:height="0.1929in" svg:x="1.0717in" svg:y="0.172in" svg:viewBox="0 0 115 491" svg:d="M115 245c0-38-6-97-32-153-31-60-73-92-77-92-3 0-6 1-6 4 0 2 0 3 10 13 47 47 75 126 75 228 0 84-18 171-78 232-7 7-7 7-7 9s3 5 6 5c4 0 49-33 78-96 25-54 31-108 31-150z"><text:p/></draw:path><draw:path draw:style-name="gr1484" draw:text-style-name="P124" svg:width="0.0201in" svg:height="0.0201in" svg:x="1.1957in" svg:y="0.2583in" svg:viewBox="0 0 52 52" svg:d="M52 25c0-14-11-25-25-25s-27 10-27 25c0 14 13 27 27 27s25-11 25-27z"><text:p/></draw:path><draw:path draw:style-name="gr1484" draw:text-style-name="P124" svg:width="0.0949in" svg:height="0.1358in" svg:x="1.2827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484" draw:text-style-name="P124" svg:width="0.0449in" svg:height="0.1929in" svg:x="1.4346in" svg:y="0.172in" svg:viewBox="0 0 115 491" svg:d="M115 486c0-2 0-2-9-10-61-63-77-156-77-231 0-85 19-171 79-232 7-6 7-7 7-9 0-3-3-4-6-4-4 0-49 34-78 95-25 55-31 109-31 150 0 39 6 98 32 154 30 60 73 92 77 92 3 0 6-1 6-5z"><text:p/></draw:path><draw:path draw:style-name="gr1484" draw:text-style-name="P124" svg:width="0.089in" svg:height="0.1248in" svg:x="1.4937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484" draw:text-style-name="P124" svg:width="0.0449in" svg:height="0.1929in" svg:x="1.6012in" svg:y="0.172in" svg:viewBox="0 0 115 491" svg:d="M115 245c0-38-6-97-32-153-30-60-73-92-77-92-3 0-6 1-6 4 0 2 0 3 10 13 47 47 75 126 75 228 0 84-18 171-78 232-7 7-7 7-7 9s3 5 6 5c4 0 49-33 78-96 25-54 31-108 31-150z"><text:p/></draw:path><draw:path draw:style-name="gr1484" draw:text-style-name="P124" svg:width="0.0449in" svg:height="0.1929in" svg:x="1.7169in" svg:y="0.172in" svg:viewBox="0 0 115 491" svg:d="M115 486c0-2 0-2-9-10-61-63-77-156-77-231 0-85 19-171 79-232 7-6 7-7 7-9 0-3-3-4-6-4-4 0-49 34-78 95-24 55-31 109-31 150 0 39 6 98 34 154 29 60 71 92 75 92 3 0 6-1 6-5z"><text:p/></draw:path><draw:path draw:style-name="gr1484" draw:text-style-name="P124" svg:width="0.0591in" svg:height="0.1228in" svg:x="1.7776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1484" draw:text-style-name="P124" svg:width="0.0449in" svg:height="0.1929in" svg:x="1.8543in" svg:y="0.172in" svg:viewBox="0 0 115 491" svg:d="M115 245c0-38-6-97-34-153-29-60-71-92-75-92-3 0-6 1-6 4 0 2 0 3 10 13 47 47 75 126 75 228 0 84-18 171-78 232-7 7-7 7-7 9s3 5 6 5c4 0 49-33 78-96 24-54 31-108 31-150z"><text:p/></draw:path><draw:path draw:style-name="gr1484" draw:text-style-name="P124" svg:width="0.1287in" svg:height="0.0449in" svg:x="1.9831in" svg:y="0.2457in" svg:viewBox="0 0 328 115" svg:d="M311 20c7 0 17 0 17-10s-10-10-17-10c-98 0-196 0-294 0-7 0-17 0-17 10s10 10 17 10c98 0 196 0 294 0zM311 115c7 0 17 0 17-10s-10-10-17-10c-98 0-196 0-294 0-7 0-17 0-17 10s10 10 17 10c98 0 196 0 294 0z"><text:p/></draw:path><draw:path draw:style-name="gr1484" draw:text-style-name="P124" svg:width="0.1717in" svg:height="0.4287in" svg:x="2.1878in" svg:y="0.0539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1484" draw:text-style-name="P124" svg:width="0.0453in" svg:height="0.0854in" svg:x="2.3764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1484" draw:text-style-name="P124" svg:width="0.0811in" svg:height="0.0657in" svg:x="2.4406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1484" draw:text-style-name="P124" svg:width="0.0453in" svg:height="0.0854in" svg:x="2.2902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1484" draw:text-style-name="P124" svg:width="0.0992in" svg:height="0.0358in" svg:x="2.3524in" svg:y="0.4402in" svg:viewBox="0 0 253 92" svg:d="M241 17c4 0 12 0 12-9 0-8-8-8-12-8-76 0-153 0-228 0-5 0-13 0-13 8 0 9 8 9 13 9 75 0 152 0 228 0zM241 92c4 0 12 0 12-8s-8-8-12-8c-76 0-153 0-228 0-5 0-13 0-13 8s8 8 13 8c75 0 152 0 228 0z"><text:p/></draw:path><draw:path draw:style-name="gr1484" draw:text-style-name="P124" svg:width="0.0453in" svg:height="0.0854in" svg:x="2.4677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1484" draw:text-style-name="P124" svg:width="0.0807in" svg:height="0.0689in" svg:x="2.5299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1484" draw:text-style-name="P124" svg:width="0.0961in" svg:height="0.1752in" svg:x="2.6823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1484" draw:text-style-name="P124" svg:width="0.0441in" svg:height="0.1929in" svg:x="2.8394in" svg:y="0.172in" svg:viewBox="0 0 113 491" svg:d="M113 486c0-2 0-2-8-10-62-63-77-156-77-231 0-85 18-171 80-232 5-6 5-7 5-9 0-3-1-4-4-4-5 0-50 34-78 95-25 55-31 109-31 150 0 39 4 98 32 154 30 60 72 92 77 92 3 0 4-1 4-5z"><text:p/></draw:path><draw:path draw:style-name="gr1484" draw:text-style-name="P124" svg:width="0.0988in" svg:height="0.087in" svg:x="2.901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1484" draw:text-style-name="P124" svg:width="0.0441in" svg:height="0.1929in" svg:x="3.0173in" svg:y="0.172in" svg:viewBox="0 0 113 491" svg:d="M113 245c0-38-5-97-32-153-29-60-71-92-77-92-3 0-4 1-4 4 0 2 0 3 8 13 49 47 77 126 77 228 0 84-18 171-79 232-6 7-6 7-6 9s1 5 4 5c6 0 49-33 79-96 25-54 30-108 30-150z"><text:p/></draw:path><draw:path draw:style-name="gr1484" draw:text-style-name="P124" svg:width="0.0949in" svg:height="0.1358in" svg:x="3.1205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1484" draw:text-style-name="P124" svg:width="0.0992in" svg:height="0.087in" svg:x="3.2268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1484" draw:text-style-name="P124" svg:width="0.128in" svg:height="0.0449in" svg:x="3.3972in" svg:y="0.2457in" svg:viewBox="0 0 326 115" svg:d="M309 20c9 0 17 0 17-10s-8-10-15-10c-98 0-198 0-296 0-7 0-15 0-15 10s8 10 17 10c98 0 194 0 292 0zM311 115c7 0 15 0 15-10s-8-10-17-10c-98 0-194 0-292 0-9 0-17 0-17 10s8 10 15 10c98 0 198 0 296 0z"><text:p/></draw:path><draw:path draw:style-name="gr1484" draw:text-style-name="P124" svg:width="0.1709in" svg:height="0.4287in" svg:x="3.6016in" svg:y="0.0539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1484" draw:text-style-name="P124" svg:width="0.0661in" svg:height="0.0866in" svg:x="3.7902in" svg:y="0.0425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1484" draw:text-style-name="P124" svg:width="0.035in" svg:height="0.1346in" svg:x="3.8799in" svg:y="0in" svg:viewBox="0 0 90 343" svg:d="M84 0c-66 46-84 119-84 172 0 48 15 123 84 171 1 0 6 0 6-4 0-2 0-3-3-5-46-42-63-99-63-162 0-94 36-138 64-164 2-1 2-2 2-4 0-4-5-4-6-4z"><text:p/></draw:path><draw:path draw:style-name="gr1484" draw:text-style-name="P124" svg:width="0.0453in" svg:height="0.0854in" svg:x="3.9307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1484" draw:text-style-name="P124" svg:width="0.0811in" svg:height="0.0657in" svg:x="3.9953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1484" draw:text-style-name="P124" svg:width="0.0343in" svg:height="0.1346in" svg:x="4.1083in" svg:y="0in" svg:viewBox="0 0 88 343" svg:d="M6 0c-2 0-6 0-6 4 0 2 0 3 3 6 29 26 63 73 63 162 0 71-23 126-60 160-6 5-6 4-6 7 0 1 0 4 4 4s37-23 59-66c15-28 25-64 25-105 0-49-14-124-82-172z"><text:p/></draw:path><draw:path draw:style-name="gr1484" draw:text-style-name="P124" svg:width="0.0783in" svg:height="0.0602in" svg:x="3.7047in" svg:y="0.4335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1484" draw:text-style-name="P124" svg:width="0.0992in" svg:height="0.0358in" svg:x="3.7988in" svg:y="0.4402in" svg:viewBox="0 0 253 92" svg:d="M241 17c5 0 12 0 12-9 0-8-7-8-12-8-76 0-151 0-227 0-6 0-14 0-14 8 0 9 8 9 14 9 76 0 151 0 227 0zM241 92c5 0 12 0 12-8s-7-8-12-8c-76 0-151 0-227 0-6 0-14 0-14 8s8 8 14 8c76 0 151 0 227 0z"><text:p/></draw:path><draw:path draw:style-name="gr1484" draw:text-style-name="P124" svg:width="0.0661in" svg:height="0.0866in" svg:x="3.9146in" svg:y="0.4335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1484" draw:text-style-name="P124" svg:width="0.035in" svg:height="0.1346in" svg:x="4.0043in" svg:y="0.3909in" svg:viewBox="0 0 90 343" svg:d="M83 0c-66 46-83 119-83 171 0 49 14 124 83 172 2 0 7 0 7-4 0-2-2-3-3-6-46-41-63-99-63-162 0-93 35-137 63-163 1-1 3-2 3-4 0-4-5-4-7-4z"><text:p/></draw:path><draw:path draw:style-name="gr1484" draw:text-style-name="P124" svg:width="0.0453in" svg:height="0.0854in" svg:x="4.0551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1484" draw:text-style-name="P124" svg:width="0.0811in" svg:height="0.0689in" svg:x="4.1181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1484" draw:text-style-name="P124" svg:width="0.035in" svg:height="0.1346in" svg:x="4.2276in" svg:y="0.3909in" svg:viewBox="0 0 90 343" svg:d="M7 0c-3 0-7 0-7 4 0 2 1 3 3 4 29 28 63 75 63 163 0 72-23 126-60 159-6 7-6 7-6 9 0 1 1 4 4 4 4 0 37-23 60-66 16-28 26-66 26-106 0-48-16-123-83-171z"><text:p/></draw:path><draw:path draw:style-name="gr1484" draw:text-style-name="P124" svg:width="0.0961in" svg:height="0.1752in" svg:x="4.3307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1484" draw:text-style-name="P124" svg:width="0.0441in" svg:height="0.1929in" svg:x="4.4878in" svg:y="0.172in" svg:viewBox="0 0 113 491" svg:d="M113 486c0-2 0-2-8-10-62-63-77-156-77-231 0-85 18-171 80-232 5-6 5-7 5-9 0-3-1-4-4-4-5 0-49 34-78 95-25 55-31 109-31 150 0 39 6 98 32 154 30 60 72 92 77 92 3 0 4-1 4-5z"><text:p/></draw:path><draw:path draw:style-name="gr1484" draw:text-style-name="P124" svg:width="0.0988in" svg:height="0.087in" svg:x="4.5496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1484" draw:text-style-name="P124" svg:width="0.0441in" svg:height="0.1929in" svg:x="4.6657in" svg:y="0.172in" svg:viewBox="0 0 113 491" svg:d="M113 245c0-38-5-97-32-153-29-60-71-92-77-92-3 0-4 1-4 4 0 2 0 3 8 13 49 47 77 126 77 228 0 84-18 171-79 232-6 7-6 7-6 9s1 5 4 5c6 0 49-33 79-96 25-54 30-108 30-150z"><text:p/></draw:path><draw:path draw:style-name="gr1484" draw:text-style-name="P124" svg:width="0.0949in" svg:height="0.1358in" svg:x="4.7689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1484" draw:text-style-name="P124" svg:width="0.0992in" svg:height="0.087in" svg:x="4.8752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Ici on cherche à partir d’une intégrale expanded qu’on voudrait packer<text:line-break/> <text:s text:c="5"/>en posant <draw:g text:anchor-type="as-char" svg:y="-0.1445in" draw:z-index="71" draw:name="Shape33" draw:style-name="gr1482"><svg:title>TexMaths</svg:title><svg:desc>14§display§u=g\left(x\right)§svg§600§FALSE§</svg:desc><draw:g draw:style-name="gr2"><draw:path draw:style-name="gr1483" draw:text-style-name="P123" svg:width="0.7217in" svg:height="0.1724in" svg:x="0.0039in" svg:y="0.0091in" svg:viewBox="0 0 1834 439" svg:d="M919 439c-307 0-612 0-919 0 0-147 0-292 0-439 612 0 1222 0 1834 0 0 147 0 292 0 439-305 0-610 0-915 0z"><text:p/></draw:path><draw:path draw:style-name="gr1484" draw:text-style-name="P124" svg:width="0.0992in" svg:height="0.087in" svg:x="-0.0004in" svg:y="0.0591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1484" draw:text-style-name="P124"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1484" draw:text-style-name="P124" svg:width="0.0882in" svg:height="0.124in" svg:x="0.3654in" svg:y="0.0591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1484" draw:text-style-name="P124" svg:width="0.0441in" svg:height="0.1925in" svg:x="0.5134in" svg:y="-0.0004in" svg:viewBox="0 0 113 490" svg:d="M113 484c0-1 0-1-8-10-62-63-77-155-77-229 0-86 20-171 80-231 5-7 5-7 5-8 0-5-1-6-4-6-5 0-49 34-78 97-25 53-31 107-31 148 0 38 6 96 32 152 30 60 72 93 77 93 3 0 4-2 4-6z"><text:p/></draw:path><draw:path draw:style-name="gr1484" draw:text-style-name="P124" svg:width="0.0961in" svg:height="0.087in" svg:x="0.5752in" svg:y="0.0591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1484" draw:text-style-name="P124" svg:width="0.0449in" svg:height="0.1925in" svg:x="0.6909in" svg:y="-0.0004in" svg:viewBox="0 0 115 490" svg:d="M115 245c0-38-6-97-32-153-30-60-73-92-77-92-3 0-6 3-6 6 0 1 0 1 10 11 47 47 75 126 75 228 0 82-18 169-78 231-7 7-7 7-7 8 0 3 3 6 6 6 4 0 49-34 78-97 25-53 31-108 31-148z"><text:p/></draw:path></draw:g></draw:g></text:p>
      <text:p text:style-name="P17"/>
      <text:p text:style-name="P17"/>
      <text:p text:style-name="P42"><draw:frame draw:style-name="fr1" draw:name="Frame3" text:anchor-type="paragraph" svg:x="0.0965in" svg:y="0.5736in" svg:width="6.5839in" draw:z-index="61"><draw:text-box fo:min-height="2.9902in"><text:p text:style-name="P48"/><text:p text:style-name="P51">Soient:</text:p><text:list xml:id="list222135003634153" text:continue-list="list121530438" text:style-name="L2"><text:list-item><text:p text:style-name="P115"><draw:g text:anchor-type="as-char" svg:y="-0.1327in" draw:z-index="62" draw:name="Shape19_0" draw:style-name="gr1482"><svg:title>TexMaths</svg:title><svg:desc>14§display§I\subseteq \mathbb{R}§svg§600§FALSE§</svg:desc><draw:g draw:style-name="gr2"><draw:path draw:style-name="gr1483" draw:text-style-name="P123" svg:width="0.474in" svg:height="0.1378in" svg:x="0.0035in" svg:y="0.0098in" svg:viewBox="0 0 1205 351" svg:d="M0 0c402 0 803 0 1205 0 0 117 0 234 0 351-402 0-803 0-1205 0 0-117 0-234 0-351z"><text:p/></draw:path><draw:path draw:style-name="gr1484" draw:text-style-name="P12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484" draw:text-style-name="P124"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484" draw:text-style-name="P124"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19"><draw:g text:anchor-type="as-char" svg:y="-0.1311in" draw:z-index="63" draw:name="Shape20_0" draw:style-name="gr1482"><svg:title>TexMaths</svg:title><svg:desc>14§display§J\subseteq \mathbb{R}§svg§600§FALSE§</svg:desc><draw:g draw:style-name="gr2"><draw:path draw:style-name="gr1483" draw:text-style-name="P123" svg:width="0.4996in" svg:height="0.1382in" svg:x="0.0004in" svg:y="0.0102in" svg:viewBox="0 0 1270 352" svg:d="M636 352c-213 0-424 0-636 0 0-118 0-234 0-352 423 0 847 0 1270 0 0 118 0 234 0 352-211 0-423 0-634 0z"><text:p/></draw:path><draw:path draw:style-name="gr1484" draw:text-style-name="P124"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484" draw:text-style-name="P124"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484" draw:text-style-name="P124"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9"><draw:g text:anchor-type="as-char" svg:y="-0.1327in" draw:z-index="64" draw:name="Shape21_0" draw:style-name="gr1482"><svg:title>TexMaths</svg:title><svg:desc>14§display§K\subseteq \mathbb{R}§svg§600§FALSE§</svg:desc><draw:g draw:style-name="gr2"><draw:path draw:style-name="gr1483" draw:text-style-name="P123" svg:width="0.5512in" svg:height="0.1378in" svg:x="0.0031in" svg:y="0.0098in" svg:viewBox="0 0 1401 351" svg:d="M0 0c468 0 934 0 1401 0 0 117 0 234 0 351-467 0-933 0-1401 0 0-117 0-234 0-351z"><text:p/></draw:path><draw:path draw:style-name="gr1484" draw:text-style-name="P12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484" draw:text-style-name="P124"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484" draw:text-style-name="P124"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60"><draw:g text:anchor-type="as-char" svg:y="-0.2217in" draw:z-index="65" draw:name="Shape22_0" draw:style-name="gr1482"><svg:title>TexMaths</svg:title><svg:desc>14§display§f=\text{f}^{\circ }\left(_{\ x\ \rightarrow \ f\left(x\right)}^{\ J\ \rightarrow \ K}\right)§svg§600§FALSE§</svg:desc><draw:g draw:style-name="gr2"><draw:path draw:style-name="gr1483" draw:text-style-name="P123" svg:width="1.4744in" svg:height="0.3276in" svg:x="0.0004in" svg:y="0.0094in" svg:viewBox="0 0 3746 833" svg:d="M1874 833c-626 0-1250 0-1874 0 0-277 0-556 0-833 1248 0 2498 0 3746 0 0 277 0 556 0 833-624 0-1248 0-1872 0z"><text:p/></draw:path><draw:path draw:style-name="gr1484" draw:text-style-name="P124"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484" draw:text-style-name="P124"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1484" draw:text-style-name="P124"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484" draw:text-style-name="P124" svg:width="0.0579in" svg:height="0.0575in" svg:x="0.4339in" svg:y="0.0724in" svg:viewBox="0 0 148 147" svg:d="M148 74c0-42-33-74-74-74-42 0-74 34-74 73 0 42 34 74 74 74 41 0 74-34 74-73zM74 130c-32 0-57-26-57-56 0-32 25-57 57-57s58 25 58 56c0 32-27 57-58 57z"><text:p/></draw:path><draw:path draw:style-name="gr1484" draw:text-style-name="P124"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484" draw:text-style-name="P124"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484" draw:text-style-name="P124" svg:width="0.1331in" svg:height="0.0709in" svg:x="0.8976in" svg:y="0.0724in" svg:viewBox="0 0 339 181" svg:d="M290 98c-44 32-49 77-49 78 0 5 3 5 8 5 6 0 7 0 9-6 2-8 7-31 25-49 21-21 37-27 51-31 3-1 5-3 5-4 0-4-3-4-7-6-49-16-67-51-74-81-2-4-5-4-9-4-5 0-8 0-8 4 0 2 3 24 19 48 9 12 18 22 30 29-93 0-185 0-277 0-5 0-13 0-13 9 0 8 7 8 13 8 92 0 184 0 277 0z"><text:p/></draw:path><draw:path draw:style-name="gr1484" draw:text-style-name="P124"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484" draw:text-style-name="P124"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484" draw:text-style-name="P124"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1484" draw:text-style-name="P124"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484" draw:text-style-name="P124" svg:width="0.035in" svg:height="0.1354in" svg:x="1.2016in" svg:y="0.1736in" svg:viewBox="0 0 90 345" svg:d="M83 0c-65 46-83 119-83 172 0 48 15 124 83 173 2 0 7 0 7-5 0-2 0-2-3-5-46-41-63-100-63-163 0-92 35-138 64-164 2-1 2-2 2-4 0-4-5-4-7-4z"><text:p/></draw:path><draw:path draw:style-name="gr1484" draw:text-style-name="P124"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484" draw:text-style-name="P124" svg:width="0.0343in" svg:height="0.1354in" svg:x="1.3441in" svg:y="0.1736in" svg:viewBox="0 0 88 345" svg:d="M6 0c-2 0-6 0-6 4 0 2 0 3 3 6 29 26 63 73 63 162 0 72-23 126-60 160-6 6-6 6-6 8s0 5 4 5 37-24 59-66c15-30 25-66 25-107 0-49-14-123-82-172z"><text:p/></draw:path><draw:path draw:style-name="gr1484" draw:text-style-name="P124"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61"><draw:g text:anchor-type="as-char" svg:y="-0.2217in" draw:z-index="72" draw:name="Shape34" draw:style-name="gr1482"><svg:title>TexMaths</svg:title><svg:desc>14§display§\varphi =\text{f}^{\circ }\left(_{\ t\ \rightarrow \ \varphi \left(t\right)}^{\ I\ \rightarrow \ J\ }\right)§svg§600§FALSE§</svg:desc><draw:g draw:style-name="gr2"><draw:path draw:style-name="gr1483" draw:text-style-name="P123" svg:width="1.4386in" svg:height="0.3276in" svg:x="-0.0004in" svg:y="0.0094in" svg:viewBox="0 0 3655 833" svg:d="M1828 833c-610 0-1219 0-1828 0 0-277 0-556 0-833 1218 0 2437 0 3655 0 0 277 0 556 0 833-609 0-1218 0-1827 0z"><text:p/></draw:path><draw:path draw:style-name="gr1484" draw:text-style-name="P124" svg:width="0.1098in" svg:height="0.1272in" svg:x="-0.0004in" svg:y="0.1366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1484" draw:text-style-name="P124" svg:width="0.1287in" svg:height="0.0449in" svg:x="0.1807in" svg:y="0.1512in" svg:viewBox="0 0 328 115" svg:d="M311 20c7 0 17 0 17-10s-10-10-17-10c-98 0-196 0-294 0-7 0-17 0-17 10s10 10 17 10c98 0 196 0 294 0zM311 115c7 0 17 0 17-10s-10-10-17-10c-98 0-196 0-294 0-7 0-17 0-17 10s10 10 17 10c98 0 196 0 294 0z"><text:p/></draw:path><draw:path draw:style-name="gr1484" draw:text-style-name="P124" svg:width="0.0626in" svg:height="0.1362in" svg:x="0.3807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1484" draw:text-style-name="P124" svg:width="0.0579in" svg:height="0.0575in" svg:x="0.4441in" svg:y="0.0728in" svg:viewBox="0 0 148 147" svg:d="M148 74c0-42-33-74-74-74-42 0-74 34-74 73 0 42 34 74 74 74 41 0 74-34 74-73zM74 130c-32 0-57-26-57-56 0-32 25-57 57-57s58 25 58 56c0 32-27 57-58 57z"><text:p/></draw:path><draw:path draw:style-name="gr1484" draw:text-style-name="P124" svg:width="0.0736in" svg:height="0.3476in" svg:x="0.5898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1484" draw:text-style-name="P124" svg:width="0.0634in" svg:height="0.0921in" svg:x="0.7437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1484" draw:text-style-name="P124" svg:width="0.1331in" svg:height="0.0709in" svg:x="0.8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484" draw:text-style-name="P124" svg:width="0.0791in" svg:height="0.0949in" svg:x="1.111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484" draw:text-style-name="P124" svg:width="0.0453in" svg:height="0.0854in" svg:x="0.7402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1484" draw:text-style-name="P124" svg:width="0.1331in" svg:height="0.0713in" svg:x="0.8681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484" draw:text-style-name="P124" svg:width="0.0846in" svg:height="0.089in" svg:x="1.0858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1484" draw:text-style-name="P124" svg:width="0.035in" svg:height="0.1354in" svg:x="1.1945in" svg:y="0.1736in" svg:viewBox="0 0 90 345" svg:d="M83 0c-66 46-83 119-83 172 0 48 14 124 83 173 2 0 7 0 7-5 0-2-2-2-5-5-46-41-63-100-63-163 0-92 37-138 65-164 1-1 3-2 3-4 0-4-5-4-7-4z"><text:p/></draw:path><draw:path draw:style-name="gr1484" draw:text-style-name="P124" svg:width="0.0461in" svg:height="0.0854in" svg:x="1.2445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484" draw:text-style-name="P124" svg:width="0.0343in" svg:height="0.1354in" svg:x="1.3075in" svg:y="0.1736in" svg:viewBox="0 0 88 345" svg:d="M6 0c-2 0-6 0-6 4 0 2 0 3 3 6 29 26 63 73 63 162 0 72-23 126-60 160-6 6-6 6-6 8s0 5 4 5 37-24 59-66c15-30 25-66 25-107 0-49-14-123-82-172z"><text:p/></draw:path><draw:path draw:style-name="gr1484" draw:text-style-name="P124" svg:width="0.0736in" svg:height="0.3476in" svg:x="1.3748in" svg:y="0in" svg:viewBox="0 0 188 884" svg:d="M188 443c0-142-34-292-131-402-7-9-25-27-36-38-4-3-6-3-11-3-6 0-10 0-10 6 0 1 1 2 3 4 17 18 43 45 74 98 53 95 73 217 73 335 0 211-59 341-147 431-2 1-3 3-3 4 0 6 4 6 10 6 5 0 7 0 11-4 48-41 99-110 134-213 21-68 33-147 33-224z"><text:p/></draw:path></draw:g></draw:g></text:p><text:p text:style-name="P63">⇒ on peut donc composer f et <draw:g text:anchor-type="as-char" svg:y="-0.0866in" draw:z-index="73" draw:name="Shape35" draw:style-name="gr1482"><svg:title>TexMaths</svg:title><svg:desc>14§display§\varphi§svg§600§FALSE§</svg:desc><draw:g draw:style-name="gr2"><draw:path draw:style-name="gr1483" draw:text-style-name="P123" svg:width="0.0988in" svg:height="0.1067in" svg:x="-0.0004in" svg:y="0.0102in" svg:viewBox="0 0 252 272" svg:d="M0 0c84 0 168 0 252 0 0 91 0 181 0 272-84 0-168 0-252 0 0-91 0-181 0-272z"><text:p/></draw:path><draw:path draw:style-name="gr1484" draw:text-style-name="P12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65">dans le sens </text:span><text:span text:style-name="T65"><draw:g text:anchor-type="as-char" svg:y="-0.1445in" draw:z-index="74" draw:name="Shape36" draw:style-name="gr1482"><svg:title>TexMaths</svg:title><svg:desc>14§display§f\left(\varphi \left(t\right)\right)§svg§600§FALSE§</svg:desc><draw:g draw:style-name="gr2"><draw:path draw:style-name="gr1483" draw:text-style-name="P123" svg:width="0.6378in" svg:height="0.172in" svg:x="-0.0004in" svg:y="0.0098in" svg:viewBox="0 0 1621 438" svg:d="M0 0c541 0 1080 0 1621 0 0 145 0 292 0 438-541 0-1080 0-1621 0 0-146 0-293 0-438z"><text:p/></draw:path><draw:path draw:style-name="gr1484" draw:text-style-name="P124" svg:width="0.0961in" svg:height="0.174in" svg:x="0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1484" draw:text-style-name="P124" svg:width="0.0441in" svg:height="0.1917in" svg:x="0.1567in" svg:y="0in" svg:viewBox="0 0 113 488" svg:d="M113 483c0-2 0-2-8-10-62-62-77-154-77-228 0-86 20-171 80-232 5-6 5-6 5-9s-1-4-4-4c-5 0-49 34-78 95-25 55-31 109-31 150 0 36 6 96 32 151 30 60 72 92 77 92 3 0 4-1 4-5z"><text:p/></draw:path><draw:path draw:style-name="gr1484" draw:text-style-name="P124" svg:width="0.1098in" svg:height="0.1264in" svg:x="0.2224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1484" draw:text-style-name="P124" svg:width="0.0441in" svg:height="0.1917in" svg:x="0.3906in" svg:y="0in" svg:viewBox="0 0 113 488" svg:d="M113 483c0-2 0-2-8-10-62-62-77-154-77-228 0-86 18-171 78-232 7-6 7-6 7-9s-1-4-5-4-49 34-77 95c-25 55-31 109-31 150 0 36 4 96 32 151 30 60 72 92 76 92s5-1 5-5z"><text:p/></draw:path><draw:path draw:style-name="gr1484" draw:text-style-name="P124" svg:width="0.0591in" svg:height="0.122in" svg:x="0.4508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1484" draw:text-style-name="P124" svg:width="0.0441in" svg:height="0.1917in" svg:x="0.5272in" svg:y="0in" svg:viewBox="0 0 113 488" svg:d="M113 245c0-38-4-98-32-153-29-60-71-92-75-92-5 0-6 1-6 4s0 3 10 13c47 47 75 126 75 228 0 82-18 168-78 231-7 5-7 5-7 7 0 4 1 5 6 5 4 0 49-33 77-95 25-54 30-109 30-148z"><text:p/></draw:path><draw:path draw:style-name="gr1484" draw:text-style-name="P124" svg:width="0.0441in" svg:height="0.1917in" svg:x="0.6028in" svg:y="0in" svg:viewBox="0 0 113 488" svg:d="M113 245c0-38-5-98-32-153-29-60-71-92-77-92-3 0-4 1-4 4s0 3 8 13c49 47 77 126 77 228 0 82-18 168-79 231-6 5-6 5-6 7 0 4 1 5 4 5 6 0 49-33 79-95 25-54 30-109 30-148z"><text:p/></draw:path></draw:g></draw:g></text:span></text:p></text:list-item></text:list><text:p text:style-name="P47"/><text:p text:style-name="P50"><text:span text:style-name="T15">Si, pour un intervalle </text:span><text:span text:style-name="T15"><draw:g text:anchor-type="as-char" svg:y="-0.1445in" draw:z-index="75" draw:name="Shape37" draw:style-name="gr1482"><svg:title>TexMaths</svg:title><svg:desc>14§display§\left[x_A,x_B\right]\subseteq J§svg§600§FALSE§</svg:desc><draw:g draw:style-name="gr2"><draw:path draw:style-name="gr1483" draw:text-style-name="P123" svg:width="1.0339in" svg:height="0.172in" svg:x="-0.0004in" svg:y="0.0098in" svg:viewBox="0 0 2627 438" svg:d="M0 0c876 0 1751 0 2627 0 0 145 0 292 0 438-876 0-1751 0-2627 0 0-146 0-293 0-438z"><text:p/></draw:path><draw:path draw:style-name="gr1484" draw:text-style-name="P124" svg:width="0.0268in" svg:height="0.1917in" svg:x="0.0122in" svg:y="0in" svg:viewBox="0 0 69 488" svg:d="M69 488c0-7 0-12 0-19-17 0-33 0-49 0 0-150 0-300 0-449 16 0 32 0 49 0 0-7 0-13 0-20-23 0-47 0-69 0 0 162 0 326 0 488 22 0 46 0 69 0z"><text:p/></draw:path><draw:path draw:style-name="gr1484" draw:text-style-name="P124" svg:width="0.0961in" svg:height="0.0866in" svg:x="0.0492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1484" draw:text-style-name="P124" svg:width="0.1016in" svg:height="0.0961in" svg:x="0.1614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1484" draw:text-style-name="P124" svg:width="0.022in" svg:height="0.0575in" svg:x="0.2965in" svg:y="0.1232in" svg:viewBox="0 0 57 147" svg:d="M57 52c0-32-11-52-30-52-17 0-27 13-27 27 0 12 10 26 27 26 5 0 12-3 16-7 2-1 2-1 3-1 0 3 2 0 2 7 0 36-19 66-34 82-6 5-6 6-6 7 0 4 3 6 5 6 5 0 44-38 44-95z"><text:p/></draw:path><draw:path draw:style-name="gr1484" draw:text-style-name="P124" svg:width="0.0961in" svg:height="0.0866in" svg:x="0.3713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1484" draw:text-style-name="P124" svg:width="0.1031in" svg:height="0.0917in" svg:x="0.4866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1484" draw:text-style-name="P124" svg:width="0.0268in" svg:height="0.1917in" svg:x="0.6134in" svg:y="0in" svg:viewBox="0 0 69 488" svg:d="M69 0c-23 0-47 0-69 0 0 7 0 13 0 20 17 0 32 0 49 0 0 149 0 299 0 449-17 0-32 0-49 0 0 7 0 12 0 19 22 0 46 0 69 0 0-162 0-326 0-488z"><text:p/></draw:path><draw:path draw:style-name="gr1484" draw:text-style-name="P124" svg:width="0.1181in" svg:height="0.1476in" svg:x="0.7327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1484" draw:text-style-name="P124" svg:width="0.1083in" svg:height="0.135in" svg:x="0.935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5">, on a:</text:span></text:p><text:list xml:id="list222135233567245" text:continue-list="list2223436493" text:style-name="L3"><text:list-item><text:p text:style-name="P64"><draw:g text:anchor-type="as-char" svg:y="-0.1445in" draw:z-index="78" draw:name="Shape38" draw:style-name="gr1482"><svg:title>TexMaths</svg:title><svg:desc>14§display§t_A=\text{elof}\left(I\right)\ \ |\ \ \varphi \left(t_A\right)=x_A
§svg§600§FALSE§</svg:desc><draw:g draw:style-name="gr2"><draw:path draw:style-name="gr1483" draw:text-style-name="P123" svg:width="2.3417in" svg:height="0.1724in" svg:x="0.0051in" svg:y="0.0091in" svg:viewBox="0 0 5949 439" svg:d="M2975 439c-992 0-1984 0-2975 0 0-147 0-292 0-439 1983 0 3967 0 5949 0 0 147 0 292 0 439-991 0-1982 0-2974 0z"><text:p/></draw:path><draw:path draw:style-name="gr1484" draw:text-style-name="P124"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484" draw:text-style-name="P124" svg:width="0.1016in" svg:height="0.0961in" svg:x="0.0728in" svg:y="0.0772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484" draw:text-style-name="P124" svg:width="0.1287in" svg:height="0.0453in" svg:x="0.2559in" svg:y="0.0732in" svg:viewBox="0 0 328 116" svg:d="M311 21c7 0 17-1 17-11s-10-10-17-10c-98 0-196 0-294 0-7 0-17 0-17 10s10 11 17 11c98 0 196 0 294 0zM311 116c7 0 17 0 17-10 0-11-10-11-17-11-98 0-196 0-294 0-7 0-17 0-17 11 0 10 10 10 17 10 98 0 196 0 294 0z"><text:p/></draw:path><draw:path draw:style-name="gr1484" draw:text-style-name="P124" svg:width="0.0744in" svg:height="0.0882in" svg:x="0.4547in" svg:y="0.0575in" svg:viewBox="0 0 190 225" svg:d="M42 97c3-73 43-86 60-86 52 0 56 66 56 86-39 0-77 0-116 0zM41 106c46 0 92 0 138 0 10 0 11 0 11-9 0-49-26-97-88-97-56 0-102 50-102 112 0 66 52 113 109 113 59 0 81-54 81-64 0-4-4-6-5-6-4 0-6 3-7 7-17 51-62 51-66 51-25 0-45-14-56-33-15-23-15-55-15-74z"><text:p/></draw:path><draw:path draw:style-name="gr1484" draw:text-style-name="P124" svg:width="0.0425in" svg:height="0.1331in" svg:x="0.5417in" svg:y="0.0102in" svg:viewBox="0 0 109 339" svg:d="M71 0c-23 1-47 4-71 6 0 5 0 9 0 15 35 0 39 3 39 27 0 85 0 170 0 254 0 21-5 21-39 21 0 6 0 11 0 16 17 0 42-2 55-2 12 0 36 2 54 2 0-5 0-10 0-16-32 0-38 0-38-21 0-101 0-201 0-302z"><text:p/></draw:path><draw:path draw:style-name="gr1484" draw:text-style-name="P124" svg:width="0.0854in" svg:height="0.0882in" svg:x="0.5949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1484" draw:text-style-name="P124" svg:width="0.0618in" svg:height="0.135in" svg:x="0.6929in" svg:y="0.0083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484" draw:text-style-name="P124" svg:width="0.0441in" svg:height="0.1925in" svg:x="0.7972in" svg:y="-0.0004in" svg:viewBox="0 0 113 490" svg:d="M113 484c0-1 0-1-8-10-62-63-77-155-77-229 0-86 18-171 80-231 5-7 5-7 5-8 0-5-1-6-4-6-5 0-50 34-78 97-25 53-31 107-31 148 0 38 4 96 32 152 30 60 72 93 77 93 3 0 4-2 4-6z"><text:p/></draw:path><draw:path draw:style-name="gr1484" draw:text-style-name="P124" svg:width="0.0894in" svg:height="0.1307in" svg:x="0.8594in" svg:y="0.0126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484" draw:text-style-name="P124" svg:width="0.0441in" svg:height="0.1925in" svg:x="0.9646in" svg:y="-0.0004in" svg:viewBox="0 0 113 490" svg:d="M113 245c0-38-5-97-32-153-29-60-71-92-77-92-3 0-4 3-4 6 0 1 0 1 8 11 49 47 77 126 77 228 0 82-18 169-79 231-6 7-6 7-6 8 0 3 1 6 4 6 6 0 49-34 79-97 25-53 30-108 30-148z"><text:p/></draw:path><draw:path draw:style-name="gr1484" draw:text-style-name="P124" svg:width="0.0075in" svg:height="0.1925in" svg:x="1.2126in" svg:y="-0.0004in" svg:viewBox="0 0 20 490" svg:d="M20 18c0-8 0-18-10-18s-10 10-10 18c0 151 0 302 0 453 0 9 0 19 10 19s10-10 10-19c0-151 0-302 0-453z"><text:p/></draw:path><draw:path draw:style-name="gr1484" draw:text-style-name="P124" svg:width="0.1098in" svg:height="0.1268in" svg:x="1.3819in" svg:y="0.0591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484" draw:text-style-name="P124" svg:width="0.0449in" svg:height="0.1925in" svg:x="1.5508in" svg:y="-0.0004in" svg:viewBox="0 0 115 490" svg:d="M115 484c0-1 0-1-9-10-61-63-78-155-78-229 0-86 20-171 80-231 7-7 7-7 7-8 0-5-3-6-6-6-5 0-49 34-78 97-25 53-31 107-31 148 0 38 6 96 32 152 30 60 72 93 77 93 3 0 6-2 6-6z"><text:p/></draw:path><draw:path draw:style-name="gr1484" draw:text-style-name="P124" svg:width="0.0591in" svg:height="0.122in" svg:x="1.6114in" svg:y="0.0236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484" draw:text-style-name="P124" svg:width="0.1016in" svg:height="0.0961in" svg:x="1.6846in" svg:y="0.0772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484" draw:text-style-name="P124" svg:width="0.0441in" svg:height="0.1925in" svg:x="1.8142in" svg:y="-0.0004in" svg:viewBox="0 0 113 490" svg:d="M113 245c0-38-5-97-32-153-29-60-71-92-77-92-3 0-4 3-4 6 0 1 0 1 8 11 49 47 77 126 77 228 0 82-18 169-79 231-6 7-6 7-6 8 0 3 1 6 4 6 6 0 49-34 79-97 25-53 30-108 30-148z"><text:p/></draw:path><draw:path draw:style-name="gr1484" draw:text-style-name="P124" svg:width="0.128in" svg:height="0.0453in" svg:x="1.9433in" svg:y="0.0732in" svg:viewBox="0 0 326 116" svg:d="M309 21c9 0 17-1 17-11s-8-10-15-10c-98 0-198 0-296 0-7 0-15 0-15 10s8 11 15 11c98 0 196 0 294 0zM311 116c7 0 15 0 15-10 0-11-8-11-17-11-98 0-196 0-294 0-7 0-15 0-15 11 0 10 8 10 15 10 98 0 198 0 296 0z"><text:p/></draw:path><draw:path draw:style-name="gr1484" draw:text-style-name="P124" svg:width="0.0961in" svg:height="0.087in" svg:x="2.1421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484" draw:text-style-name="P124" svg:width="0.1016in" svg:height="0.0961in" svg:x="2.2551in" svg:y="0.0772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64"><draw:g text:anchor-type="as-char" svg:y="-0.1445in" draw:z-index="79" draw:name="Shape39" draw:style-name="gr1482"><svg:title>TexMaths</svg:title><svg:desc>14§display§t_B=\text{elof}\left(I\right)\ \ |\ \ \varphi \left(t_B\right)=x_B§svg§600§FALSE§</svg:desc><draw:g draw:style-name="gr2"><draw:path draw:style-name="gr1483" draw:text-style-name="P123" svg:width="2.3594in" svg:height="0.1724in" svg:x="0.0051in" svg:y="0.0091in" svg:viewBox="0 0 5994 439" svg:d="M2999 439c-1000 0-1999 0-2999 0 0-147 0-292 0-439 1998 0 3997 0 5994 0 0 147 0 292 0 439-998 0-1997 0-2995 0z"><text:p/></draw:path><draw:path draw:style-name="gr1484" draw:text-style-name="P124"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484" draw:text-style-name="P124" svg:width="0.1031in" svg:height="0.0921in" svg:x="0.0748in" svg:y="0.0811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484" draw:text-style-name="P124" svg:width="0.1287in" svg:height="0.0453in" svg:x="0.263in" svg:y="0.0732in" svg:viewBox="0 0 328 116" svg:d="M311 21c7 0 17-1 17-11s-10-10-17-10c-98 0-196 0-294 0-7 0-17 0-17 10s10 11 17 11c98 0 196 0 294 0zM311 116c7 0 17 0 17-10 0-11-10-11-17-11-98 0-196 0-294 0-7 0-17 0-17 11 0 10 10 10 17 10 98 0 196 0 294 0z"><text:p/></draw:path><draw:path draw:style-name="gr1484" draw:text-style-name="P124" svg:width="0.0744in" svg:height="0.0882in" svg:x="0.4618in" svg:y="0.0575in" svg:viewBox="0 0 190 225" svg:d="M42 97c3-73 45-86 60-86 52 0 56 66 56 86-39 0-77 0-116 0zM42 106c46 0 91 0 137 0 10 0 11 0 11-9 0-49-26-97-88-97-56 0-102 50-102 112 0 66 52 113 109 113 60 0 81-54 81-64 0-4-2-6-5-6-4 0-6 3-7 7-17 51-62 51-66 51-25 0-45-14-56-33-14-23-14-55-14-74z"><text:p/></draw:path><draw:path draw:style-name="gr1484" draw:text-style-name="P124" svg:width="0.0425in" svg:height="0.1331in" svg:x="0.5488in" svg:y="0.0102in" svg:viewBox="0 0 109 339" svg:d="M71 0c-23 1-47 4-71 6 0 5 0 9 0 15 35 0 39 3 39 27 0 85 0 170 0 254 0 21-5 21-39 21 0 6 0 11 0 16 17 0 42-2 55-2 11 0 36 2 54 2 0-5 0-10 0-16-32 0-38 0-38-21 0-101 0-201 0-302z"><text:p/></draw:path><draw:path draw:style-name="gr1484" draw:text-style-name="P124" svg:width="0.0854in" svg:height="0.0882in" svg:x="0.602in" svg:y="0.0575in" svg:viewBox="0 0 218 225" svg:d="M218 115c0-63-49-115-109-115-61 0-109 53-109 115 0 63 52 110 109 110 59 0 109-47 109-110zM109 213c-21 0-42-10-56-33-12-22-12-51-12-69 0-19 0-45 12-68 13-22 37-32 56-32 21 0 42 11 56 32 13 21 13 49 13 68 0 18 0 44-11 65-12 23-33 37-58 37z"><text:p/></draw:path><draw:path draw:style-name="gr1484" draw:text-style-name="P124" svg:width="0.0618in" svg:height="0.135in" svg:x="0.7in" svg:y="0.0083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484" draw:text-style-name="P124" svg:width="0.0441in" svg:height="0.1925in" svg:x="0.8043in" svg:y="-0.0004in" svg:viewBox="0 0 113 490" svg:d="M113 484c0-1 0-1-8-10-62-63-77-155-77-229 0-86 18-171 80-231 5-7 5-7 5-8 0-5-1-6-4-6-5 0-49 34-78 97-25 53-31 107-31 148 0 38 6 96 32 152 30 60 72 93 77 93 3 0 4-2 4-6z"><text:p/></draw:path><draw:path draw:style-name="gr1484" draw:text-style-name="P124" svg:width="0.089in" svg:height="0.1307in" svg:x="0.8669in" svg:y="0.0126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484" draw:text-style-name="P124" svg:width="0.0441in" svg:height="0.1925in" svg:x="0.9717in" svg:y="-0.0004in" svg:viewBox="0 0 113 490" svg:d="M113 245c0-38-5-97-32-153-29-60-71-92-77-92-3 0-4 3-4 6 0 1 0 1 8 11 49 47 77 126 77 228 0 82-18 169-79 231-6 7-6 7-6 8 0 3 1 6 4 6 6 0 49-34 79-97 25-53 30-108 30-148z"><text:p/></draw:path><draw:path draw:style-name="gr1484" draw:text-style-name="P124" svg:width="0.0075in" svg:height="0.1925in" svg:x="1.2197in" svg:y="-0.0004in" svg:viewBox="0 0 20 490" svg:d="M20 18c0-8 0-18-10-18s-10 10-10 18c0 151 0 302 0 453 0 9 0 19 10 19s10-10 10-19c0-151 0-302 0-453z"><text:p/></draw:path><draw:path draw:style-name="gr1484" draw:text-style-name="P124" svg:width="0.1098in" svg:height="0.1268in" svg:x="1.3894in" svg:y="0.0591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84" draw:text-style-name="P124" svg:width="0.0449in" svg:height="0.1925in" svg:x="1.5575in" svg:y="-0.0004in" svg:viewBox="0 0 115 490" svg:d="M115 484c0-1 0-1-9-10-61-63-77-155-77-229 0-86 19-171 79-231 7-7 7-7 7-8 0-5-3-6-6-6-4 0-49 34-78 97-25 53-31 107-31 148 0 38 6 96 32 152 31 60 73 93 77 93 3 0 6-2 6-6z"><text:p/></draw:path><draw:path draw:style-name="gr1484" draw:text-style-name="P124" svg:width="0.0591in" svg:height="0.122in" svg:x="1.6181in" svg:y="0.0236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484" draw:text-style-name="P124" svg:width="0.1031in" svg:height="0.0921in" svg:x="1.6937in" svg:y="0.0811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484" draw:text-style-name="P124" svg:width="0.0441in" svg:height="0.1925in" svg:x="1.8283in" svg:y="-0.0004in" svg:viewBox="0 0 113 490" svg:d="M113 245c0-38-4-97-32-153-29-60-71-92-77-92-3 0-4 3-4 6 0 1 0 1 10 11 47 47 75 126 75 228 0 82-18 169-79 231-6 7-6 7-6 8 0 3 1 6 4 6 6 0 51-34 79-97 25-53 30-108 30-148z"><text:p/></draw:path><draw:path draw:style-name="gr1484" draw:text-style-name="P124" svg:width="0.128in" svg:height="0.0453in" svg:x="1.9571in" svg:y="0.0732in" svg:viewBox="0 0 326 116" svg:d="M311 21c7 0 15-1 15-11s-8-10-15-10c-98 0-198 0-296 0-7 0-15 0-15 10s8 11 17 11c98 0 196 0 294 0zM311 116c7 0 15 0 15-10 0-11-8-11-15-11-98 0-196 0-294 0-9 0-17 0-17 11 0 10 8 10 15 10 98 0 198 0 296 0z"><text:p/></draw:path><draw:path draw:style-name="gr1484" draw:text-style-name="P124" svg:width="0.0961in" svg:height="0.087in" svg:x="2.1563in" svg:y="0.0591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484" draw:text-style-name="P124" svg:width="0.1031in" svg:height="0.0921in" svg:x="2.2713in" svg:y="0.0811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16"><text:span text:style-name="T15"><draw:g text:anchor-type="as-char" svg:y="-0.0866in" draw:z-index="77" draw:name="Shape40" draw:style-name="gr1482"><svg:title>TexMaths</svg:title><svg:desc>14§display§\varphi§svg§600§FALSE§</svg:desc><draw:g draw:style-name="gr2"><draw:path draw:style-name="gr1483" draw:text-style-name="P123" svg:width="0.0988in" svg:height="0.1067in" svg:x="-0.0004in" svg:y="0.0102in" svg:viewBox="0 0 252 272" svg:d="M0 0c84 0 168 0 252 0 0 91 0 181 0 272-84 0-168 0-252 0 0-91 0-181 0-272z"><text:p/></draw:path><draw:path draw:style-name="gr1484" draw:text-style-name="P12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5"><text:s/></text:span><text:span text:style-name="T16">bijective</text:span><text:span text:style-name="T15"> sur </text:span><draw:g text:anchor-type="as-char" svg:y="-0.1445in" draw:z-index="66" draw:name="Shape27_0"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p><text:p text:style-name="P120"/></text:list-item><text:list-item><text:p text:style-name="P65"><draw:g text:anchor-type="as-char" svg:y="-0.0866in" draw:z-index="80" draw:name="Shape41" draw:style-name="gr1482"><svg:title>TexMaths</svg:title><svg:desc>14§display§\varphi§svg§600§FALSE§</svg:desc><draw:g draw:style-name="gr2"><draw:path draw:style-name="gr1483" draw:text-style-name="P123" svg:width="0.0988in" svg:height="0.1067in" svg:x="-0.0004in" svg:y="0.0102in" svg:viewBox="0 0 252 272" svg:d="M0 0c84 0 168 0 252 0 0 91 0 181 0 272-84 0-168 0-252 0 0-91 0-181 0-272z"><text:p/></draw:path><draw:path draw:style-name="gr1484" draw:text-style-name="P12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8">dérivable</text:span><text:span text:style-name="T58"> sur </text:span><draw:g text:anchor-type="as-char" svg:y="-0.1445in" draw:z-index="81" draw:name="Shape27_1"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p></text:list-item><text:list-item><text:p text:style-name="P122">la fonction dérivée de <draw:g text:anchor-type="as-char" svg:y="-0.0866in" draw:z-index="82" draw:name="Shape42" draw:style-name="gr1482"><svg:title>TexMaths</svg:title><svg:desc>14§display§\varphi§svg§600§FALSE§</svg:desc><draw:g draw:style-name="gr2"><draw:path draw:style-name="gr1483" draw:text-style-name="P123" svg:width="0.0988in" svg:height="0.1067in" svg:x="-0.0004in" svg:y="0.0102in" svg:viewBox="0 0 252 272" svg:d="M0 0c84 0 168 0 252 0 0 91 0 181 0 272-84 0-168 0-252 0 0-91 0-181 0-272z"><text:p/></draw:path><draw:path draw:style-name="gr1484" draw:text-style-name="P12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68" draw:name="Shape30_0"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p></text:list-item><text:list-item><text:p text:style-name="P118"><draw:g text:anchor-type="as-char" svg:y="-0.1366in" draw:z-index="69" draw:name="Shape28_0" draw:style-name="gr1482"><svg:title>TexMaths</svg:title><svg:desc>14§display§f§svg§600§FALSE§</svg:desc><draw:g draw:style-name="gr2"><draw:path draw:style-name="gr1483" draw:text-style-name="P123" svg:width="0.0854in" svg:height="0.1551in" svg:x="0.0004in" svg:y="0.0102in" svg:viewBox="0 0 218 395" svg:d="M0 0c73 0 145 0 218 0 0 132 0 263 0 395-73 0-145 0-218 0 0-132 0-263 0-395z"><text:p/></draw:path><draw:path draw:style-name="gr1484" draw:text-style-name="P12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70" draw:name="Shape31_0" draw:style-name="gr1482"><svg:title>TexMaths</svg:title><svg:desc>14§display§\left[g\left(t_A\right),\ g\left(t_B\right)\right]§svg§600§FALSE§</svg:desc><draw:g draw:style-name="gr2"><draw:path draw:style-name="gr1483" draw:text-style-name="P123" svg:width="1.2106in" svg:height="0.1724in" svg:x="0.0004in" svg:y="0.0098in" svg:viewBox="0 0 3076 439" svg:d="M1539 439c-514 0-1027 0-1539 0 0-147 0-292 0-439 1025 0 2051 0 3076 0 0 147 0 292 0 439-513 0-1025 0-1537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484" draw:text-style-name="P124" svg:width="0.0449in" svg:height="0.1925in" svg:x="0.1949in" svg:y="0.0004in" svg:viewBox="0 0 115 490" svg:d="M115 484c0-1 0-1-9-10-61-63-77-155-77-228 0-87 19-172 79-232 7-7 7-7 7-8 0-5-3-6-6-6-4 0-49 34-78 97-24 53-31 107-31 149 0 37 6 95 32 151 31 60 73 93 77 93 3 0 6-2 6-6z"><text:p/></draw:path><draw:path draw:style-name="gr1484" draw:text-style-name="P124"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484" draw:text-style-name="P124"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484" draw:text-style-name="P124" svg:width="0.0441in" svg:height="0.1925in" svg:x="0.4583in" svg:y="0.0004in" svg:viewBox="0 0 113 490" svg:d="M113 246c0-39-4-98-32-154-29-60-71-92-77-92-3 0-4 3-4 6 0 1 0 1 10 11 47 47 75 126 75 229 0 81-18 168-79 230-6 7-6 7-6 8 0 3 1 6 4 6 6 0 51-34 79-97 25-53 30-108 30-147z"><text:p/></draw:path><draw:path draw:style-name="gr1484" draw:text-style-name="P124" svg:width="0.022in" svg:height="0.0575in" svg:x="0.5713in" svg:y="0.1244in" svg:viewBox="0 0 57 147" svg:d="M57 52c0-32-11-52-30-52-17 0-27 13-27 27 0 12 10 25 27 25 5 0 12-2 16-6 2-1 2-1 3-1 0 3 2 0 2 7 0 36-19 66-34 81-6 6-6 7-6 8 0 3 3 6 5 6 5 0 44-38 44-95z"><text:p/></draw:path><draw:path draw:style-name="gr1484" draw:text-style-name="P124"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484" draw:text-style-name="P124" svg:width="0.0441in" svg:height="0.1925in" svg:x="0.8555in" svg:y="0.0004in" svg:viewBox="0 0 113 490" svg:d="M113 484c0-1 0-1-8-10-62-63-77-155-77-228 0-87 20-172 80-232 5-7 5-7 5-8 0-5-1-6-4-6-5 0-49 34-78 97-25 53-31 107-31 149 0 37 6 95 32 151 30 60 72 93 77 93 3 0 4-2 4-6z"><text:p/></draw:path><draw:path draw:style-name="gr1484" draw:text-style-name="P124"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484" draw:text-style-name="P124"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484" draw:text-style-name="P124" svg:width="0.0449in" svg:height="0.1925in" svg:x="1.1256in" svg:y="0.0004in" svg:viewBox="0 0 115 490" svg:d="M115 246c0-39-6-98-32-154-30-60-73-92-77-92-3 0-6 3-6 6 0 1 0 1 10 11 47 47 75 126 75 229 0 81-18 168-78 230-7 7-7 7-7 8 0 3 3 6 6 6 4 0 49-34 78-97 25-53 31-108 31-147z"><text:p/></draw:path><draw:path draw:style-name="gr1484" draw:text-style-name="P124"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58">Alors on peut écrire que:</text:span></text:p><text:p text:style-name="P54"><draw:g text:anchor-type="as-char" svg:y="-0.1445in" draw:z-index="83" draw:name="Shape43" draw:style-name="gr1482"><svg:title>TexMaths</svg:title><svg:desc>14§display§\text{par}\ \text{changement}\ \text{de}\ \text{variable},\ \text{en}\ \text{posant}\ x=\varphi \left(t\right)§svg§600§FALSE§</svg:desc><draw:g draw:style-name="gr2"><draw:path draw:style-name="gr1483" draw:text-style-name="P123" svg:width="4.0728in" svg:height="0.1724in" svg:x="0.0039in" svg:y="0.0091in" svg:viewBox="0 0 10346 439" svg:d="M5174 439c-1725 0-3449 0-5174 0 0-147 0-292 0-439 3449 0 6897 0 10346 0 0 147 0 292 0 439-1724 0-3449 0-5172 0z"><text:p/></draw:path><draw:path draw:style-name="gr1484" draw:text-style-name="P124" svg:width="0.0949in" svg:height="0.122in" svg:x="-0.0004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1484" draw:text-style-name="P124" svg:width="0.0874in" svg:height="0.0882in" svg:x="0.1098in" svg:y="0.0575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1484" draw:text-style-name="P124" svg:width="0.0646in" svg:height="0.085in" svg:x="0.2039in" svg:y="0.0591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1484" draw:text-style-name="P124" svg:width="0.0736in" svg:height="0.0882in" svg:x="0.3457in" svg:y="0.0575in" svg:viewBox="0 0 188 225" svg:d="M41 113c0-79 40-100 65-100 6 0 37 0 54 18-20 1-23 15-23 22 0 13 9 23 23 23 12 0 22-9 22-23 0-33-38-53-76-53-61 0-106 53-106 113 0 63 49 112 105 112 67 0 83-60 83-64 0-6-6-4-7-4-5 0-6 1-6 4-15 46-46 52-64 52-27 0-70-21-70-100z"><text:p/></draw:path><draw:path draw:style-name="gr1484" draw:text-style-name="P124" svg:width="0.0965in" svg:height="0.1331in" svg:x="0.426in" svg:y="0.0102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1484" draw:text-style-name="P124" svg:width="0.0874in" svg:height="0.0882in" svg:x="0.535in" svg:y="0.0575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1484" draw:text-style-name="P124" svg:width="0.0965in" svg:height="0.085in" svg:x="0.6307in" svg:y="0.0591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1484" draw:text-style-name="P124" svg:width="0.0882in" svg:height="0.1264in" svg:x="0.737in" svg:y="0.0563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1484" draw:text-style-name="P124" svg:width="0.0744in" svg:height="0.0882in" svg:x="0.8339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1484" draw:text-style-name="P124" svg:width="0.1508in" svg:height="0.085in" svg:x="0.9209in" svg:y="0.0591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484" draw:text-style-name="P124" svg:width="0.0744in" svg:height="0.0882in" svg:x="1.0815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1484" draw:text-style-name="P124" svg:width="0.0965in" svg:height="0.085in" svg:x="1.1685in" svg:y="0.0591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484" draw:text-style-name="P124" svg:width="0.0602in" svg:height="0.1197in" svg:x="1.2681in" svg:y="0.026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484" draw:text-style-name="P124" svg:width="0.0949in" svg:height="0.135in" svg:x="1.411in" svg:y="0.0102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484" draw:text-style-name="P124" svg:width="0.0744in" svg:height="0.0882in" svg:x="1.5173in" svg:y="0.0575in" svg:viewBox="0 0 190 225" svg:d="M41 97c2-73 44-86 61-86 51 0 55 66 55 86-39 0-77 0-116 0zM41 106c46 0 91 0 137 0 11 0 12 0 12-9 0-49-26-97-88-97-57 0-102 50-102 112 0 66 52 113 108 113 60 0 82-54 82-64 0-4-4-6-7-6-4 0-5 3-5 7-18 51-62 51-67 51-24 0-45-14-56-33-14-23-14-55-14-74z"><text:p/></draw:path><draw:path draw:style-name="gr1484" draw:text-style-name="P124" svg:width="0.0945in" svg:height="0.085in" svg:x="1.6661in" svg:y="0.061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484" draw:text-style-name="P124" svg:width="0.0866in" svg:height="0.0882in" svg:x="1.7618in" svg:y="0.0575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484" draw:text-style-name="P124" svg:width="0.0646in" svg:height="0.085in" svg:x="1.8563in" svg:y="0.0591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484" draw:text-style-name="P124" svg:width="0.0409in" svg:height="0.128in" svg:x="1.9327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484" draw:text-style-name="P124" svg:width="0.0866in" svg:height="0.0882in" svg:x="1.9886in" svg:y="0.0575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484" draw:text-style-name="P124" svg:width="0.0949in" svg:height="0.135in" svg:x="2.0823in" svg:y="0.0102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484" draw:text-style-name="P124" svg:width="0.0425in" svg:height="0.1331in" svg:x="2.1909in" svg:y="0.0102in" svg:viewBox="0 0 109 339" svg:d="M70 0c-24 1-46 4-70 6 0 5 0 9 0 15 34 0 38 3 38 27 0 85 0 170 0 254 0 21-6 21-38 21 0 6 0 11 0 16 15 0 42-2 55-2 11 0 36 2 54 2 0-5 0-10 0-16-33 0-39 0-39-21 0-101 0-201 0-302z"><text:p/></draw:path><draw:path draw:style-name="gr1484" draw:text-style-name="P124" svg:width="0.0744in" svg:height="0.0882in" svg:x="2.2433in" svg:y="0.0575in" svg:viewBox="0 0 190 225" svg:d="M42 97c3-73 45-86 62-86 50 0 54 66 54 86-39 0-77 0-116 0zM42 106c46 0 91 0 137 0 10 0 11 0 11-9 0-49-26-97-86-97-58 0-104 50-104 112 0 66 52 113 109 113 60 0 81-54 81-64 0-4-2-6-5-6-4 0-6 3-7 7-17 51-62 51-66 51-25 0-45-14-56-33-14-23-14-55-14-74z"><text:p/></draw:path><draw:path draw:style-name="gr1484" draw:text-style-name="P124" svg:width="0.022in" svg:height="0.0575in" svg:x="2.3406in" svg:y="0.1236in" svg:viewBox="0 0 57 147" svg:d="M57 52c0-32-12-52-30-52-17 0-27 13-27 27 0 12 10 25 27 25 5 0 11-2 16-6 2-1 2-1 3-1 0 3 0 0 0 7 0 36-17 66-33 81-5 6-5 7-5 8 0 3 2 6 5 6 5 0 44-38 44-95z"><text:p/></draw:path><draw:path draw:style-name="gr1484" draw:text-style-name="P124" svg:width="0.0744in" svg:height="0.0882in" svg:x="2.4799in" svg:y="0.0575in" svg:viewBox="0 0 190 225" svg:d="M41 97c4-73 44-86 61-86 51 0 56 66 56 86-39 0-78 0-117 0zM41 106c46 0 91 0 137 0 11 0 12 0 12-9 0-49-26-97-88-97-57 0-102 50-102 112 0 66 52 113 108 113 60 0 82-54 82-64 0-4-4-6-7-6-4 0-5 3-5 7-18 51-62 51-67 51-24 0-44-14-55-33-15-23-15-55-15-74z"><text:p/></draw:path><draw:path draw:style-name="gr1484" draw:text-style-name="P124" svg:width="0.0972in" svg:height="0.085in" svg:x="2.5665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484" draw:text-style-name="P124" svg:width="0.0957in" svg:height="0.122in" svg:x="2.7382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484" draw:text-style-name="P124" svg:width="0.0854in" svg:height="0.0882in" svg:x="2.8512in" svg:y="0.0575in" svg:viewBox="0 0 218 225" svg:d="M218 115c0-63-49-115-109-115s-109 53-109 115c0 63 52 110 109 110 60 0 109-47 109-110zM109 213c-21 0-42-10-56-33-11-22-11-51-11-69 0-19 0-45 11-68 14-22 37-32 56-32 23 0 44 11 56 32 13 21 13 49 13 68 0 18 0 44-11 65-12 23-33 37-58 37z"><text:p/></draw:path><draw:path draw:style-name="gr1484" draw:text-style-name="P124" svg:width="0.063in" svg:height="0.0882in" svg:x="2.9492in" svg:y="0.0575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484" draw:text-style-name="P124" svg:width="0.0866in" svg:height="0.0882in" svg:x="3.0276in" svg:y="0.0575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484" draw:text-style-name="P124" svg:width="0.0972in" svg:height="0.085in" svg:x="3.122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484" draw:text-style-name="P124" svg:width="0.0602in" svg:height="0.1197in" svg:x="3.222in" svg:y="0.026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484" draw:text-style-name="P124" svg:width="0.0961in" svg:height="0.087in" svg:x="3.3634in" svg:y="0.0591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484" draw:text-style-name="P124" svg:width="0.1287in" svg:height="0.0453in" svg:x="3.5335in" svg:y="0.0732in" svg:viewBox="0 0 328 116" svg:d="M311 21c7 0 17-1 17-11s-10-10-17-10c-98 0-196 0-294 0-7 0-17 0-17 10s10 11 17 11c98 0 196 0 294 0zM311 116c7 0 17 0 17-10 0-11-10-11-17-11-98 0-196 0-294 0-7 0-17 0-17 11 0 10 10 10 17 10 98 0 196 0 294 0z"><text:p/></draw:path><draw:path draw:style-name="gr1484" draw:text-style-name="P124" svg:width="0.1098in" svg:height="0.1268in" svg:x="3.7366in" svg:y="0.0591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484" draw:text-style-name="P124" svg:width="0.0449in" svg:height="0.1925in" svg:x="3.9047in" svg:y="-0.0004in" svg:viewBox="0 0 115 490" svg:d="M115 484c0-1 0-1-9-10-61-63-77-155-77-229 0-86 19-171 79-231 7-7 7-7 7-8 0-5-2-6-6-6s-49 34-77 97c-25 53-32 107-32 148 0 38 6 96 34 152 29 60 71 93 75 93s6-2 6-6z"><text:p/></draw:path><draw:path draw:style-name="gr1484" draw:text-style-name="P124" svg:width="0.0591in" svg:height="0.122in" svg:x="3.9654in" svg:y="0.0236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484" draw:text-style-name="P124" svg:width="0.0449in" svg:height="0.1925in" svg:x="4.0421in" svg:y="-0.0004in" svg:viewBox="0 0 115 490" svg:d="M115 245c0-38-6-97-32-153-31-60-73-92-77-92-3 0-6 3-6 6 0 1 0 1 10 11 47 47 75 126 75 228 0 82-18 169-78 231-7 7-7 7-7 8 0 3 3 6 6 6 4 0 49-34 78-97 25-53 31-108 31-148z"><text:p/></draw:path></draw:g></draw:g></text:p><text:p text:style-name="P52"/><text:p text:style-name="P55"><draw:g text:anchor-type="as-char" svg:y="-0.3457in" draw:z-index="85" draw:name="Shape44" draw:style-name="gr1482"><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1483" draw:text-style-name="P123" svg:width="6.0862in" svg:height="0.5362in" svg:x="-0.0004in" svg:y="0.0102in" svg:viewBox="0 0 15460 1363" svg:d="M7731 1363c-2578 0-5155 0-7731 0 0-454 0-909 0-1363 5153 0 10307 0 15460 0 0 454 0 909 0 1363-2576 0-5153 0-7729 0z"><text:p/></draw:path><draw:path draw:style-name="gr1484" draw:text-style-name="P124" svg:width="0.1598in" svg:height="0.4295in" svg:x="0.0004in" svg:y="0.0835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1484" draw:text-style-name="P124" svg:width="0.0673in" svg:height="0.0606in" svg:x="0.1768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1484" draw:text-style-name="P124" svg:width="0.0756in" svg:height="0.0657in" svg:x="0.2638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1484" draw:text-style-name="P124" svg:width="0.0673in" svg:height="0.0606in" svg:x="0.0965in" svg:y="0.4634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1484" draw:text-style-name="P124" svg:width="0.0925in" svg:height="0.0358in" svg:x="0.1815in" svg:y="0.4705in" svg:viewBox="0 0 236 92" svg:d="M225 17c4 0 11 0 11-9 0-8-7-8-11-8-71 0-143 0-213 0-4 0-12 0-12 8 0 9 8 9 12 9 70 0 142 0 213 0zM225 92c4 0 11 0 11-8s-7-8-11-8c-71 0-143 0-213 0-4 0-12 0-12 8s8 8 12 8c70 0 142 0 213 0z"><text:p/></draw:path><draw:path draw:style-name="gr1484" draw:text-style-name="P124" svg:width="0.0673in" svg:height="0.0606in" svg:x="0.2894in" svg:y="0.4634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484" draw:text-style-name="P124" svg:width="0.0756in" svg:height="0.0689in" svg:x="0.3748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484" draw:text-style-name="P124" svg:width="0.0902in" svg:height="0.1756in" svg:x="0.5165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484" draw:text-style-name="P124" svg:width="0.0413in" svg:height="0.1933in" svg:x="0.6634in" svg:y="0.202in" svg:viewBox="0 0 106 492" svg:d="M106 487c0-1 0-2-7-11-57-61-73-155-73-230 0-85 18-172 75-232 5-7 5-7 5-8 0-5-2-6-4-6-5 0-46 34-73 97-24 53-29 107-29 149 0 38 5 97 30 153 27 60 67 93 72 93 2 0 4-2 4-5z"><text:p/></draw:path><draw:path draw:style-name="gr1484" draw:text-style-name="P124" svg:width="0.0898in" svg:height="0.0874in" svg:x="0.7209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484" draw:text-style-name="P124" svg:width="0.0413in" svg:height="0.1933in" svg:x="0.8291in" svg:y="0.202in" svg:viewBox="0 0 106 492" svg:d="M106 246c0-39-5-98-30-154-28-60-67-92-72-92-3 0-4 1-4 6 0 1 0 1 8 11 46 47 72 126 72 229 0 84-17 170-75 233-5 6-5 7-5 8 0 3 1 5 4 5 5 0 46-34 73-96 24-54 29-109 29-150z"><text:p/></draw:path><draw:path draw:style-name="gr1484" draw:text-style-name="P124" svg:width="0.0886in" svg:height="0.1358in" svg:x="0.9256in" svg:y="0.213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484" draw:text-style-name="P124" svg:width="0.0898in" svg:height="0.0874in" svg:x="1.0248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484" draw:text-style-name="P124" svg:width="0.1201in" svg:height="0.0449in" svg:x="1.1831in" svg:y="0.2756in" svg:viewBox="0 0 306 115" svg:d="M290 20c6 0 16 0 16-10s-10-10-16-10c-92 0-183 0-274 0-7 0-16 0-16 10s9 10 16 10c91 0 182 0 274 0zM290 115c6 0 16 0 16-10s-10-10-16-10c-92 0-183 0-274 0-7 0-16 0-16 10s9 10 16 10c91 0 182 0 274 0z"><text:p/></draw:path><draw:path draw:style-name="gr1484" draw:text-style-name="P124" svg:width="0.1598in" svg:height="0.4295in" svg:x="1.3736in" svg:y="0.0835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484" draw:text-style-name="P124" svg:width="0.0669in" svg:height="0.0606in" svg:x="1.5504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1484" draw:text-style-name="P124" svg:width="0.0752in" svg:height="0.0657in" svg:x="1.6374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1484" draw:text-style-name="P124" svg:width="0.0669in" svg:height="0.0606in" svg:x="1.4705in" svg:y="0.4634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1484" draw:text-style-name="P124" svg:width="0.0925in" svg:height="0.0358in" svg:x="1.5547in" svg:y="0.4705in" svg:viewBox="0 0 236 92" svg:d="M225 17c5 0 11 0 11-9 0-8-6-8-11-8-71 0-141 0-212 0-5 0-13 0-13 8 0 9 8 9 13 9 71 0 141 0 212 0zM225 92c5 0 11 0 11-8s-6-8-11-8c-71 0-141 0-212 0-5 0-13 0-13 8s8 8 13 8c71 0 141 0 212 0z"><text:p/></draw:path><draw:path draw:style-name="gr1484" draw:text-style-name="P124" svg:width="0.0669in" svg:height="0.0606in" svg:x="1.663in" svg:y="0.4634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1484" draw:text-style-name="P124" svg:width="0.0752in" svg:height="0.0689in" svg:x="1.7484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1484" draw:text-style-name="P124" svg:width="0.0898in" svg:height="0.1756in" svg:x="1.8906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1484" draw:text-style-name="P124" svg:width="0.0417in" svg:height="0.1933in" svg:x="2.0366in" svg:y="0.202in" svg:viewBox="0 0 107 492" svg:d="M107 487c0-1 0-2-8-11-57-61-72-155-72-230 0-85 17-172 74-232 6-7 6-7 6-8 0-5-3-6-5-6-4 0-46 34-73 97-22 53-29 107-29 149 0 38 5 97 31 153 28 60 67 93 71 93 2 0 5-2 5-5z"><text:p/></draw:path><draw:path draw:style-name="gr1484" draw:text-style-name="P124" svg:width="0.1024in" svg:height="0.1276in" svg:x="2.09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1484" draw:text-style-name="P124" svg:width="0.0417in" svg:height="0.1933in" svg:x="2.2551in" svg:y="0.202in" svg:viewBox="0 0 107 492" svg:d="M107 487c0-1 0-2-8-11-57-61-72-155-72-230 0-85 17-172 74-232 6-7 6-7 6-8 0-5-1-6-5-6s-46 34-72 97c-23 53-30 107-30 149 0 38 5 97 31 153 28 60 67 93 71 93s5-2 5-5z"><text:p/></draw:path><draw:path draw:style-name="gr1484" draw:text-style-name="P124" svg:width="0.0551in" svg:height="0.1224in" svg:x="2.3114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1484" draw:text-style-name="P124" svg:width="0.0417in" svg:height="0.1933in" svg:x="2.3831in" svg:y="0.202in" svg:viewBox="0 0 107 492" svg:d="M107 246c0-39-5-98-30-154-27-60-68-92-72-92-2 0-5 1-5 6 0 1 0 1 9 11 45 47 71 126 71 229 0 84-17 170-73 233-7 6-7 7-7 8 0 3 3 5 5 5 4 0 46-34 73-96 24-54 29-109 29-150z"><text:p/></draw:path><draw:path draw:style-name="gr1484" draw:text-style-name="P124" svg:width="0.0413in" svg:height="0.1933in" svg:x="2.4535in" svg:y="0.202in" svg:viewBox="0 0 106 492" svg:d="M106 246c0-39-4-98-30-154-28-60-67-92-72-92-3 0-4 1-4 6 0 1 0 1 9 11 45 47 71 126 71 229 0 84-17 170-75 233-5 6-5 7-5 8 0 3 1 5 4 5 5 0 47-34 73-96 24-54 29-109 29-150z"><text:p/></draw:path><draw:path draw:style-name="gr1484" draw:text-style-name="P124" svg:width="0.0185in" svg:height="0.0201in" svg:x="2.5689in" svg:y="0.2874in" svg:viewBox="0 0 48 52" svg:d="M48 27c0-16-10-27-23-27-15 0-25 11-25 27 0 14 10 25 25 25 13 0 23-11 23-25z"><text:p/></draw:path><draw:path draw:style-name="gr1484" draw:text-style-name="P124" svg:width="0.089in" svg:height="0.1358in" svg:x="2.6496in" svg:y="0.213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1484" draw:text-style-name="P124" svg:width="0.0413in" svg:height="0.1933in" svg:x="2.7921in" svg:y="0.202in" svg:viewBox="0 0 106 492" svg:d="M106 487c0-1 0-2-7-11-57-61-73-155-73-230 0-85 18-172 75-232 5-7 5-7 5-8 0-5-2-6-4-6-5 0-46 34-73 97-24 53-29 107-29 149 0 38 5 97 30 153 27 60 67 93 72 93 2 0 4-2 4-5z"><text:p/></draw:path><draw:path draw:style-name="gr1484" draw:text-style-name="P124" svg:width="0.1024in" svg:height="0.1276in" svg:x="2.8535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1484" draw:text-style-name="P124" svg:width="0.0413in" svg:height="0.1933in" svg:x="2.9732in" svg:y="0.202in" svg:viewBox="0 0 106 492" svg:d="M106 246c0-39-5-98-30-154-28-60-67-92-72-92-3 0-4 1-4 6 0 1 0 1 8 11 46 47 72 126 72 229 0 84-17 170-75 233-5 6-5 7-5 8 0 3 1 5 4 5 5 0 46-34 73-96 24-54 29-109 29-150z"><text:p/></draw:path><draw:path draw:style-name="gr1484" draw:text-style-name="P124" svg:width="0.0413in" svg:height="0.1933in" svg:x="3.0807in" svg:y="0.202in" svg:viewBox="0 0 106 492" svg:d="M106 487c0-1 0-2-8-11-58-61-72-155-72-230 0-85 18-172 75-232 5-7 5-7 5-8 0-5-2-6-4-6-5 0-46 34-73 97-24 53-29 107-29 149 0 38 5 97 30 153 27 60 67 93 72 93 2 0 4-2 4-5z"><text:p/></draw:path><draw:path draw:style-name="gr1484" draw:text-style-name="P124" svg:width="0.0551in" svg:height="0.1224in" svg:x="3.137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1484" draw:text-style-name="P124" svg:width="0.0413in" svg:height="0.1933in" svg:x="3.2087in" svg:y="0.202in" svg:viewBox="0 0 106 492" svg:d="M106 246c0-39-5-98-30-154-28-60-67-92-72-92-3 0-4 1-4 6 0 1 0 1 8 11 46 47 72 126 72 229 0 84-17 170-75 233-5 6-5 7-5 8 0 3 1 5 4 5 5 0 46-34 73-96 24-54 29-109 29-150z"><text:p/></draw:path><draw:path draw:style-name="gr1484" draw:text-style-name="P124" svg:width="0.1193in" svg:height="0.0449in" svg:x="3.3287in" svg:y="0.2756in" svg:viewBox="0 0 304 115" svg:d="M289 20c7 0 15 0 15-10s-8-10-14-10c-92 0-184 0-276 0-6 0-14 0-14 10s8 10 14 10c92 0 183 0 275 0zM290 115c6 0 14 0 14-10s-8-10-15-10c-92 0-183 0-275 0-6 0-14 0-14 10s8 10 14 10c92 0 184 0 276 0z"><text:p/></draw:path><draw:path draw:style-name="gr1484" draw:text-style-name="P124" svg:width="0.1598in" svg:height="0.4295in" svg:x="3.5193in" svg:y="0.0835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1484" draw:text-style-name="P124" svg:width="0.0244in" svg:height="0.1933in" svg:x="3.7114in" svg:y="0in" svg:viewBox="0 0 63 492" svg:d="M63 492c0-7 0-14 0-20-15 0-30 0-45 0 0-151 0-301 0-452 15 0 30 0 45 0 0-7 0-13 0-20-21 0-42 0-63 0 0 164 0 328 0 492 21 0 42 0 63 0z"><text:p/></draw:path><draw:path draw:style-name="gr1484" draw:text-style-name="P124" svg:width="0.0421in" svg:height="0.0854in" svg:x="3.7453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1484" draw:text-style-name="P124" svg:width="0.0402in" svg:height="0.0673in" svg:x="3.8051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1484" draw:text-style-name="P124" svg:width="0.0925in" svg:height="0.0358in" svg:x="3.8697in" svg:y="0.0791in" svg:viewBox="0 0 236 92" svg:d="M225 17c4 0 11 0 11-9 0-8-7-8-11-8-71 0-143 0-213 0-4 0-12 0-12 8 0 9 8 9 12 9 70 0 142 0 213 0zM225 92c4 0 11 0 11-8s-7-8-11-8c-71 0-143 0-213 0-4 0-12 0-12 8s8 8 12 8c70 0 142 0 213 0z"><text:p/></draw:path><draw:path draw:style-name="gr1484" draw:text-style-name="P124" svg:width="0.0787in" svg:height="0.0882in" svg:x="3.9807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1484" draw:text-style-name="P124" svg:width="0.0685in" svg:height="0.0051in" svg:x="4.0815in" svg:y="0.0457in" svg:viewBox="0 0 175 14" svg:d="M165 14c3 0 10 0 10-7s-7-7-10-7c-53 0-104 0-156 0-4 0-9 0-9 7s5 7 9 7c52 0 103 0 156 0z"><text:p/></draw:path><draw:path draw:style-name="gr1484" draw:text-style-name="P124" svg:width="0.0366in" svg:height="0.0642in" svg:x="4.1776in" svg:y="0.0079in" svg:viewBox="0 0 94 164" svg:d="M59 8c0-8-2-8-9-8-16 17-42 17-46 17-1 0-3 0-4 0 0 3 0 7 0 10 1 0 3 0 4 0 5 0 20 0 34-7 0 40 0 82 0 123 0 8 0 11-25 11-4 0-8 0-12 0 0 3 0 7 0 10 13 0 33 0 47 0 13 0 33 0 46 0 0-3 0-7 0-10-4 0-8 0-12 0-23 0-23-3-23-11 0-45 0-90 0-135z"><text:p/></draw:path><draw:path draw:style-name="gr1484" draw:text-style-name="P124" svg:width="0.0327in" svg:height="0.1346in" svg:x="4.2496in" svg:y="0.0291in" svg:viewBox="0 0 84 343" svg:d="M77 0c-60 46-77 119-77 172 0 48 14 123 77 171 3 0 7 0 7-4 0-2-2-2-3-4-43-42-59-100-59-163 0-94 33-138 59-164 1-1 3-2 3-4 0-4-4-4-7-4z"><text:p/></draw:path><draw:path draw:style-name="gr1484" draw:text-style-name="P124" svg:width="0.0669in" svg:height="0.0606in" svg:x="4.29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1484" draw:text-style-name="P124" svg:width="0.0756in" svg:height="0.0657in" svg:x="4.3843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1484" draw:text-style-name="P124" svg:width="0.0319in" svg:height="0.1346in" svg:x="4.4898in" svg:y="0.0291in" svg:viewBox="0 0 82 343" svg:d="M5 0c-1 0-5 0-5 4 0 2 0 3 3 6 27 26 58 73 58 162 0 72-21 126-56 160-5 5-5 4-5 7 0 1 0 4 4 4s34-22 55-64c14-30 23-66 23-107 0-49-13-124-77-172z"><text:p/></draw:path><draw:path draw:style-name="gr1484" draw:text-style-name="P124" svg:width="0.0244in" svg:height="0.1933in" svg:x="4.5413in" svg:y="0in" svg:viewBox="0 0 63 492" svg:d="M63 0c-21 0-42 0-63 0 0 7 0 13 0 20 14 0 30 0 44 0 0 151 0 301 0 452-14 0-30 0-44 0 0 6 0 13 0 20 21 0 42 0 63 0 0-164 0-328 0-492z"><text:p/></draw:path><draw:path draw:style-name="gr1484" draw:text-style-name="P124" svg:width="0.0429in" svg:height="0.0854in" svg:x="3.615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1484" draw:text-style-name="P124" svg:width="0.0925in" svg:height="0.0358in" svg:x="3.6728in" svg:y="0.4705in" svg:viewBox="0 0 236 92" svg:d="M225 17c5 0 11 0 11-9 0-8-6-8-11-8-71 0-141 0-212 0-5 0-13 0-13 8 0 9 8 9 13 9 71 0 141 0 212 0zM225 92c5 0 11 0 11-8s-6-8-11-8c-71 0-141 0-212 0-5 0-13 0-13 8s8 8 13 8c71 0 141 0 212 0z"><text:p/></draw:path><draw:path draw:style-name="gr1484" draw:text-style-name="P124" svg:width="0.0193in" svg:height="0.135in" svg:x="3.7921in" svg:y="0.4209in" svg:viewBox="0 0 50 344" svg:d="M50 344c0-5 0-11 0-16-12 0-23 0-34 0 0-104 0-208 0-311 11 0 22 0 34 0 0-6 0-11 0-17-17 0-33 0-50 0 0 115 0 230 0 344 17 0 33 0 50 0z"><text:p/></draw:path><draw:path draw:style-name="gr1484" draw:text-style-name="P124" svg:width="0.0421in" svg:height="0.0854in" svg:x="3.8213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1484" draw:text-style-name="P124" svg:width="0.0752in" svg:height="0.0689in" svg:x="3.8799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1484" draw:text-style-name="P124" svg:width="0.0925in" svg:height="0.0358in" svg:x="3.9823in" svg:y="0.4705in" svg:viewBox="0 0 236 92" svg:d="M223 17c6 0 13 0 13-9 0-8-7-8-13-8-70 0-141 0-211 0-5 0-12 0-12 8 0 9 7 9 12 9 70 0 141 0 211 0zM223 92c6 0 13 0 13-8s-7-8-13-8c-70 0-141 0-211 0-5 0-12 0-12 8s7 8 12 8c70 0 141 0 211 0z"><text:p/></draw:path><draw:path draw:style-name="gr1484" draw:text-style-name="P124" svg:width="0.0787in" svg:height="0.0882in" svg:x="4.0929in" svg:y="0.4634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1484" draw:text-style-name="P124" svg:width="0.0685in" svg:height="0.0051in" svg:x="4.1937in" svg:y="0.4575in" svg:viewBox="0 0 175 14" svg:d="M165 14c3 0 10 0 10-7s-7-7-10-7c-51 0-104 0-155 0-3 0-10 0-10 7s7 7 10 7c51 0 104 0 155 0z"><text:p/></draw:path><draw:path draw:style-name="gr1484" draw:text-style-name="P124" svg:width="0.037in" svg:height="0.0642in" svg:x="4.2898in" svg:y="0.4193in" svg:viewBox="0 0 95 164" svg:d="M59 7c0-7 0-7-8-7-17 15-42 15-47 15-1 0-3 0-4 0 0 5 0 7 0 12 1 0 3 0 4 0 5 0 21 0 34-7 0 40 0 82 0 123 0 7 0 10-25 10-4 0-6 0-10 0 0 4 0 7 0 11 11-2 32-2 45-2s34 0 47 2c0-4 0-7 0-11-4 0-8 0-11 0-25 0-25-3-25-10 0-45 0-91 0-136z"><text:p/></draw:path><draw:path draw:style-name="gr1484" draw:text-style-name="P124" svg:width="0.0327in" svg:height="0.135in" svg:x="4.3622in" svg:y="0.4209in" svg:viewBox="0 0 84 344" svg:d="M77 0c-61 46-77 119-77 172 0 48 13 123 77 172 3 0 7 0 7-4 0-3-2-3-4-5-43-42-59-100-59-163 0-92 34-138 60-164 1-1 3-2 3-4 0-4-4-4-7-4z"><text:p/></draw:path><draw:path draw:style-name="gr1484" draw:text-style-name="P124" svg:width="0.0673in" svg:height="0.0606in" svg:x="4.4102in" svg:y="0.4634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1484" draw:text-style-name="P124" svg:width="0.0752in" svg:height="0.0689in" svg:x="4.4953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1484" draw:text-style-name="P124" svg:width="0.0319in" svg:height="0.135in" svg:x="4.5976in" svg:y="0.4209in" svg:viewBox="0 0 82 344" svg:d="M5 0c-1 0-5 0-5 4 0 2 0 3 3 6 27 26 58 73 58 162 0 72-21 126-56 160-5 5-5 5-5 8 0 2 0 4 4 4s34-23 55-65c14-30 23-66 23-107 0-49-13-124-77-172z"><text:p/></draw:path><draw:path draw:style-name="gr1484" draw:text-style-name="P124" svg:width="0.0193in" svg:height="0.135in" svg:x="4.6492in" svg:y="0.4209in" svg:viewBox="0 0 50 344" svg:d="M50 0c-17 0-33 0-50 0 0 6 0 11 0 17 12 0 22 0 34 0 0 103 0 207 0 311-12 0-22 0-34 0 0 5 0 11 0 16 17 0 33 0 50 0 0-114 0-229 0-344z"><text:p/></draw:path><draw:path draw:style-name="gr1484" draw:text-style-name="P124" svg:width="0.0902in" svg:height="0.1756in" svg:x="4.7346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1484" draw:text-style-name="P124" svg:width="0.0417in" svg:height="0.1933in" svg:x="4.8811in" svg:y="0.202in" svg:viewBox="0 0 107 492" svg:d="M107 487c0-1 0-2-8-11-57-61-73-155-73-230 0-85 18-172 75-232 6-7 6-7 6-8 0-5-3-6-5-6-5 0-46 34-73 97-24 53-29 107-29 149 0 38 5 97 30 153 27 60 67 93 72 93 2 0 5-2 5-5z"><text:p/></draw:path><draw:path draw:style-name="gr1484" draw:text-style-name="P124" svg:width="0.1024in" svg:height="0.1276in" svg:x="4.9421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1484" draw:text-style-name="P124" svg:width="0.0417in" svg:height="0.1933in" svg:x="5.0996in" svg:y="0.202in" svg:viewBox="0 0 107 492" svg:d="M107 487c0-1 0-2-8-11-57-61-73-155-73-230 0-85 18-172 75-232 6-7 6-7 6-8 0-5-3-6-5-6-4 0-46 34-73 97-24 53-29 107-29 149 0 38 5 97 30 153 27 60 68 93 72 93 2 0 5-2 5-5z"><text:p/></draw:path><draw:path draw:style-name="gr1484" draw:text-style-name="P124" svg:width="0.0551in" svg:height="0.1224in" svg:x="5.1563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1484" draw:text-style-name="P124" svg:width="0.0413in" svg:height="0.1933in" svg:x="5.2276in" svg:y="0.202in" svg:viewBox="0 0 106 492" svg:d="M106 246c0-39-4-98-30-154-28-60-67-92-72-92-3 0-4 1-4 6 0 1 0 1 9 11 45 47 71 126 71 229 0 84-17 170-75 233-5 6-5 7-5 8 0 3 1 5 4 5 5 0 47-34 73-96 24-54 29-109 29-150z"><text:p/></draw:path><draw:path draw:style-name="gr1484" draw:text-style-name="P124" svg:width="0.0413in" svg:height="0.1933in" svg:x="5.298in" svg:y="0.202in" svg:viewBox="0 0 106 492" svg:d="M106 246c0-39-5-98-30-154-28-60-67-92-72-92-3 0-4 1-4 6 0 1 0 1 8 11 46 47 72 126 72 229 0 84-17 170-75 233-5 6-5 7-5 8 0 3 1 5 4 5 5 0 46-34 73-96 24-54 29-109 29-150z"><text:p/></draw:path><draw:path draw:style-name="gr1484" draw:text-style-name="P124" svg:width="0.0185in" svg:height="0.0201in" svg:x="5.4138in" svg:y="0.2874in" svg:viewBox="0 0 48 52" svg:d="M48 27c0-16-11-27-24-27-14 0-24 11-24 27 0 14 10 25 24 25 13 0 24-11 24-25z"><text:p/></draw:path><draw:path draw:style-name="gr1484" draw:text-style-name="P124" svg:width="0.0886in" svg:height="0.1358in" svg:x="5.4945in" svg:y="0.213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1484" draw:text-style-name="P124" svg:width="0.0413in" svg:height="0.1933in" svg:x="5.637in" svg:y="0.202in" svg:viewBox="0 0 106 492" svg:d="M106 487c0-1 0-2-8-11-58-61-72-155-72-230 0-85 17-172 75-232 5-7 5-7 5-8 0-5-2-6-4-6-5 0-46 34-73 97-24 53-29 107-29 149 0 38 4 97 30 153 27 60 67 93 72 93 2 0 4-2 4-5z"><text:p/></draw:path><draw:path draw:style-name="gr1484" draw:text-style-name="P124" svg:width="0.1024in" svg:height="0.1276in" svg:x="5.69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1484" draw:text-style-name="P124" svg:width="0.0417in" svg:height="0.1933in" svg:x="5.8173in" svg:y="0.202in" svg:viewBox="0 0 107 492" svg:d="M107 246c0-39-5-98-30-154-27-60-68-92-72-92-2 0-5 1-5 6 0 1 0 1 9 11 46 47 72 126 72 229 0 84-17 170-74 233-7 6-7 7-7 8 0 3 3 5 5 5 4 0 46-34 73-96 24-54 29-109 29-150z"><text:p/></draw:path><draw:path draw:style-name="gr1484" draw:text-style-name="P124" svg:width="0.0417in" svg:height="0.1933in" svg:x="5.9252in" svg:y="0.202in" svg:viewBox="0 0 107 492" svg:d="M107 487c0-1 0-2-8-11-57-61-72-155-72-230 0-85 17-172 74-232 6-7 6-7 6-8 0-5-1-6-5-6s-46 34-72 97c-23 53-30 107-30 149 0 38 5 97 31 153 28 60 67 93 71 93s5-2 5-5z"><text:p/></draw:path><draw:path draw:style-name="gr1484" draw:text-style-name="P124" svg:width="0.0551in" svg:height="0.1224in" svg:x="5.9819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1484" draw:text-style-name="P124" svg:width="0.0417in" svg:height="0.1933in" svg:x="6.0531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7">Ensuite, il y a le corol</text:span><text:span text:style-name="T28">l</text:span><text:span text:style-name="T27">aire </text:span><text:span text:style-name="T28">(cette fois-ci on cherche à partir d’une intégrale packée pour l’expand </text:span><text:span text:style-name="T29">en posant </text:span><text:span text:style-name="T29"><draw:g text:anchor-type="as-char" svg:y="-0.1445in" draw:z-index="84" draw:name="Shape45" draw:style-name="gr1482"><svg:title>TexMaths</svg:title><svg:desc>14§display§x=g\left(u\right)§svg§600§FALSE§</svg:desc><draw:g draw:style-name="gr2"><draw:path draw:style-name="gr1483" draw:text-style-name="P123" svg:width="0.7217in" svg:height="0.1724in" svg:x="0.0039in" svg:y="0.0091in" svg:viewBox="0 0 1834 439" svg:d="M919 439c-307 0-612 0-919 0 0-147 0-292 0-439 612 0 1222 0 1834 0 0 147 0 292 0 439-305 0-610 0-915 0z"><text:p/></draw:path><draw:path draw:style-name="gr1484" draw:text-style-name="P124"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1484" draw:text-style-name="P124"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1484" draw:text-style-name="P124" svg:width="0.089in" svg:height="0.124in" svg:x="0.3654in" svg:y="0.0591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1484" draw:text-style-name="P124" svg:width="0.0449in" svg:height="0.1925in" svg:x="0.5126in" svg:y="-0.0004in" svg:viewBox="0 0 115 490" svg:d="M115 484c0-1 0-1-9-10-61-63-77-155-77-229 0-86 19-171 79-231 7-7 7-7 7-8 0-5-2-6-6-6s-49 34-77 97c-25 53-32 107-32 148 0 38 6 96 34 152 29 60 71 93 75 93s6-2 6-6z"><text:p/></draw:path><draw:path draw:style-name="gr1484" draw:text-style-name="P124" svg:width="0.0992in" svg:height="0.087in" svg:x="0.5744in" svg:y="0.0591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1484" draw:text-style-name="P124" svg:width="0.0449in" svg:height="0.1925in" svg:x="0.6909in" svg:y="-0.0004in" svg:viewBox="0 0 115 490" svg:d="M115 245c0-38-6-97-32-153-30-60-73-92-77-92-3 0-6 3-6 6 0 1 0 1 10 11 47 47 75 126 75 228 0 82-18 169-78 231-7 7-7 7-7 8 0 3 3 6 6 6 4 0 49-34 78-97 25-53 31-108 31-148z"><text:p/></draw:path></draw:g></draw:g></text:span><text:span text:style-name="T29"><text:s/></text:span><text:span text:style-name="T28">)</text:span><text:span text:style-name="T26">:</text:span></text:p>
      <text:p text:style-name="P21"><text:s/></text:p>
      <text:p text:style-name="P21"/>
      <text:p text:style-name="P19"/>
      <text:p text:style-name="P19"/>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
      <text:p text:style-name="P17"/>
      <text:p text:style-name="P43"><text:span text:style-name="T30">⇒ le truc particulier ici est que la fonction expand a besoin d’être </text:span><text:span text:style-name="T31">bijective</text:span><text:span text:style-name="T30">.</text:span></text:p>
      <text:p text:style-name="P10">Remarque importante, dans la mécanique classique, toutes les grandeurs sont des fonctions du temps et à chaque instant ne correspond qu’une seule <text:span text:style-name="T68">valeur de la </text:span>grandeur, donc le passage d’un<text:span text:style-name="T74">e</text:span> <text:span text:style-name="T74">valeur de grandeur à un </text:span>temps ne posera jamais problème <text:span text:style-name="T68">dans ce cas. L’inverse n’est pas vrai.</text:span></text:p>
      <text:p text:style-name="P17"><text:soft-page-break/>Du coup, quand on se trouve dans le cas d’un changement de variable au sein d’une intégrale parce que la variable d’intégration ne correspond pas aux bornes, par exemple:</text:p>
      <text:p text:style-name="P22"><draw:g text:anchor-type="as-char" svg:y="-0.2992in" draw:z-index="19" draw:name="Shape33" draw:style-name="gr1482"><svg:title>TexMaths</svg:title><svg:desc>14§display§\text{W}_1=\int _{t=t_A}^{t_B}\text{d}z=\int _{z=z_A}^{z_B}\text{d}z=\left(z_B-z_A\right)§svg§600§FALSE§</svg:desc><draw:g draw:style-name="gr2"><draw:path draw:style-name="gr1483" draw:text-style-name="P123" svg:width="3.2878in" svg:height="0.4752in" svg:x="0.0067in" svg:y="0.0102in" svg:viewBox="0 0 8352 1208" svg:d="M0 0c2784 0 5569 0 8352 0 0 403 0 805 0 1208-2783 0-5568 0-8352 0 0-403 0-805 0-1208z"><text:p/></draw:path><draw:path draw:style-name="gr1484" draw:text-style-name="P124"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484" draw:text-style-name="P124" svg:width="0.0488in" svg:height="0.0894in" svg:x="0.211in" svg:y="0.239in" svg:viewBox="0 0 125 228" svg:d="M78 10c0-10-1-10-11-10-22 22-53 22-67 22 0 5 0 9 0 13 8 0 31 0 50-10 0 59 0 116 0 175 0 11 0 17-35 17-4 0-8 0-12 0 0 3 0 7 0 11 5 0 47-1 60-1 11 0 55 1 62 1 0-4 0-8 0-11-5 0-9 0-13 0-34 0-34-6-34-17 0-63 0-127 0-190z"><text:p/></draw:path><draw:path draw:style-name="gr1484" draw:text-style-name="P124" svg:width="0.1287in" svg:height="0.0449in" svg:x="0.3476in" svg:y="0.2291in" svg:viewBox="0 0 328 115" svg:d="M311 20c7 0 17 0 17-10s-10-10-17-10c-98 0-196 0-294 0-7 0-17 0-17 10s10 10 17 10c98 0 196 0 294 0zM311 115c7 0 17 0 17-10s-10-10-17-10c-98 0-196 0-294 0-7 0-17 0-17 10s10 10 17 10c98 0 196 0 294 0z"><text:p/></draw:path><draw:path draw:style-name="gr1484" draw:text-style-name="P124" svg:width="0.1717in" svg:height="0.4291in" svg:x="0.55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484" draw:text-style-name="P124" svg:width="0.0453in" svg:height="0.0854in" svg:x="0.7406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484" draw:text-style-name="P124" svg:width="0.0811in" svg:height="0.0657in" svg:x="0.8051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484" draw:text-style-name="P124" svg:width="0.0453in" svg:height="0.0854in" svg:x="0.6547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484" draw:text-style-name="P124" svg:width="0.0992in" svg:height="0.0358in" svg:x="0.7169in" svg:y="0.4236in" svg:viewBox="0 0 253 92" svg:d="M241 17c4 0 12 0 12-9 0-8-8-8-12-8-76 0-153 0-228 0-5 0-13 0-13 8 0 9 8 9 13 9 75 0 152 0 228 0zM241 92c4 0 12 0 12-8s-8-8-12-8c-76 0-153 0-228 0-5 0-13 0-13 8s8 8 13 8c75 0 152 0 228 0z"><text:p/></draw:path><draw:path draw:style-name="gr1484" draw:text-style-name="P124" svg:width="0.0453in" svg:height="0.0854in" svg:x="0.8323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484" draw:text-style-name="P124" svg:width="0.0807in" svg:height="0.0689in" svg:x="0.8949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484" draw:text-style-name="P124" svg:width="0.0949in" svg:height="0.1362in" svg:x="1.0433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484" draw:text-style-name="P124" svg:width="0.0819in" svg:height="0.0874in" svg:x="1.1531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484" draw:text-style-name="P124" svg:width="0.128in" svg:height="0.0449in" svg:x="1.3079in" svg:y="0.2291in" svg:viewBox="0 0 326 115" svg:d="M309 20c9 0 17 0 17-10s-8-10-15-10c-98 0-198 0-296 0-7 0-15 0-15 10s8 10 17 10c98 0 194 0 292 0zM311 115c7 0 15 0 15-10s-8-10-17-10c-98 0-194 0-292 0-9 0-17 0-17 10s8 10 15 10c98 0 198 0 296 0z"><text:p/></draw:path><draw:path draw:style-name="gr1484" draw:text-style-name="P124" svg:width="0.1709in" svg:height="0.4291in" svg:x="1.5126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484" draw:text-style-name="P124" svg:width="0.0618in" svg:height="0.0606in" svg:x="1.7028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484" draw:text-style-name="P124" svg:width="0.0807in" svg:height="0.0657in" svg:x="1.7803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484" draw:text-style-name="P124" svg:width="0.0618in" svg:height="0.0606in" svg:x="1.6173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484" draw:text-style-name="P124" svg:width="0.0992in" svg:height="0.0358in" svg:x="1.6976in" svg:y="0.4236in" svg:viewBox="0 0 253 92" svg:d="M239 17c6 0 14 0 14-9 0-8-8-8-12-8-76 0-153 0-228 0-5 0-13 0-13 8 0 9 7 9 13 9 75 0 151 0 226 0zM241 92c4 0 12 0 12-8s-8-8-14-8c-75 0-151 0-226 0-6 0-13 0-13 8s8 8 13 8c75 0 152 0 228 0z"><text:p/></draw:path><draw:path draw:style-name="gr1484" draw:text-style-name="P124" svg:width="0.0618in" svg:height="0.0606in" svg:x="1.815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484" draw:text-style-name="P124" svg:width="0.0807in" svg:height="0.0689in" svg:x="1.8913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484" draw:text-style-name="P124" svg:width="0.0949in" svg:height="0.1362in" svg:x="2.0394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484" draw:text-style-name="P124" svg:width="0.0819in" svg:height="0.0874in" svg:x="2.1484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484" draw:text-style-name="P124" svg:width="0.128in" svg:height="0.0449in" svg:x="2.3039in" svg:y="0.2291in" svg:viewBox="0 0 326 115" svg:d="M309 20c9 0 17 0 17-10s-8-10-15-10c-98 0-198 0-296 0-7 0-15 0-15 10s8 10 15 10c98 0 196 0 294 0zM311 115c7 0 15 0 15-10s-8-10-17-10c-98 0-196 0-294 0-7 0-15 0-15 10s8 10 15 10c98 0 198 0 296 0z"><text:p/></draw:path><draw:path draw:style-name="gr1484" draw:text-style-name="P124" svg:width="0.0441in" svg:height="0.1937in" svg:x="2.5169in" svg:y="0.1547in" svg:viewBox="0 0 113 493" svg:d="M113 487c0-1 0-3-8-11-62-62-77-154-77-230 0-85 18-170 78-232 7-6 7-7 7-8 0-5-1-6-4-6-5 0-50 34-78 97-25 54-31 107-31 149 0 38 4 98 32 154 30 61 72 93 77 93 3 0 4-3 4-6z"><text:p/></draw:path><draw:path draw:style-name="gr1484" draw:text-style-name="P124" svg:width="0.0811in" svg:height="0.0874in" svg:x="2.5815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484" draw:text-style-name="P124" svg:width="0.1031in" svg:height="0.0917in" svg:x="2.6728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484" draw:text-style-name="P124" svg:width="0.1181in" svg:height="0.0075in" svg:x="2.8555in" svg:y="0.2484in" svg:viewBox="0 0 301 20" svg:d="M283 20c8 0 18 0 18-10s-10-10-18-10c-88 0-178 0-266 0-9 0-17 0-17 10s8 10 17 10c88 0 178 0 266 0z"><text:p/></draw:path><draw:path draw:style-name="gr1484" draw:text-style-name="P124" svg:width="0.0819in" svg:height="0.0874in" svg:x="3.0409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484" draw:text-style-name="P124" svg:width="0.1016in" svg:height="0.0961in" svg:x="3.1311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484" draw:text-style-name="P124" svg:width="0.0449in" svg:height="0.1937in" svg:x="3.2598in" svg:y="0.1547in" svg:viewBox="0 0 115 493" svg:d="M115 246c0-37-6-98-32-154-30-60-72-92-77-92-3 0-6 3-6 6 0 1 0 2 10 11 49 49 77 127 77 229 0 84-18 171-80 233-7 5-7 7-7 8 0 3 3 6 6 6 5 0 49-34 78-97 25-54 31-109 31-150z"><text:p/></draw:path></draw:g></draw:g></text:p>
      <text:p text:style-name="P17"><text:line-break/>En réalité ce qui est processé est la chose suivante:</text:p>
      <text:p text:style-name="P37"><draw:g text:anchor-type="as-char" svg:y="-0.2984in" draw:z-index="21" draw:name="Shape34" draw:style-name="gr1482"><svg:title>TexMaths</svg:title><svg:desc>14§display§\text{W}_1=\int _{t=t_A}^{t_B}\text{d}\left(f_z\left(t\right)\right)§svg§600§FALSE§</svg:desc><draw:g draw:style-name="gr2"><draw:path draw:style-name="gr1483" draw:text-style-name="P123" svg:width="1.7268in" svg:height="0.4756in" svg:x="0.0063in" svg:y="0.0102in" svg:viewBox="0 0 4387 1209" svg:d="M2195 1209c-732 0-1463 0-2195 0 0-404 0-806 0-1209 1463 0 2924 0 4387 0 0 403 0 805 0 1209-730 0-1461 0-2192 0z"><text:p/></draw:path><draw:path draw:style-name="gr1484" draw:text-style-name="P124"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484" draw:text-style-name="P124" svg:width="0.0492in" svg:height="0.0894in" svg:x="0.2102in" svg:y="0.2402in" svg:viewBox="0 0 126 228" svg:d="M78 10c0-10-1-10-11-10-21 22-53 22-67 22 0 5 0 9 0 13 8 0 31 0 50-10 0 59 0 116 0 175 0 12 0 17-35 17-4 0-8 0-12 0 0 3 0 7 0 11 5 0 49-1 61-1 10 0 54 1 62 1 0-4 0-8 0-11-4 0-10 0-14 0-34 0-34-5-34-17 0-63 0-127 0-190z"><text:p/></draw:path><draw:path draw:style-name="gr1484" draw:text-style-name="P124" svg:width="0.1287in" svg:height="0.0449in" svg:x="0.3469in" svg:y="0.2311in" svg:viewBox="0 0 328 115" svg:d="M311 20c7 0 17 0 17-10s-10-10-17-10c-98 0-196 0-294 0-7 0-17 0-17 10s10 10 17 10c98 0 196 0 294 0zM311 115c7 0 17 0 17-10s-10-10-17-10c-98 0-196 0-294 0-7 0-17 0-17 10s10 10 17 10c98 0 196 0 294 0z"><text:p/></draw:path><draw:path draw:style-name="gr1484" draw:text-style-name="P124" svg:width="0.1717in" svg:height="0.4291in" svg:x="0.5516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484" draw:text-style-name="P124" svg:width="0.0453in" svg:height="0.0858in" svg:x="0.7398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484" draw:text-style-name="P124" svg:width="0.0811in" svg:height="0.0657in" svg:x="0.8043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484" draw:text-style-name="P124" svg:width="0.0453in" svg:height="0.0858in" svg:x="0.6539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484" draw:text-style-name="P124" svg:width="0.0992in" svg:height="0.0358in" svg:x="0.7161in" svg:y="0.4256in" svg:viewBox="0 0 253 92" svg:d="M241 17c4 0 12 0 12-9 0-8-8-8-12-8-76 0-153 0-228 0-5 0-13 0-13 8 0 9 8 9 13 9 75 0 152 0 228 0zM241 92c4 0 12 0 12-8s-8-8-12-8c-76 0-153 0-228 0-5 0-13 0-13 8s8 8 13 8c75 0 152 0 228 0z"><text:p/></draw:path><draw:path draw:style-name="gr1484" draw:text-style-name="P124" svg:width="0.0453in" svg:height="0.0858in" svg:x="0.8315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484" draw:text-style-name="P124" svg:width="0.0807in" svg:height="0.0689in" svg:x="0.8937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484" draw:text-style-name="P124" svg:width="0.0949in" svg:height="0.1362in" svg:x="1.0417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484" draw:text-style-name="P124" svg:width="0.0441in" svg:height="0.1933in" svg:x="1.1945in" svg:y="0.1551in" svg:viewBox="0 0 113 492" svg:d="M113 487c0-1 0-2-8-11-62-61-77-154-77-229 0-86 20-171 80-233 5-6 5-7 5-8 0-3-1-6-4-6-5 0-49 34-78 97-25 54-31 108-31 150 0 37 6 98 32 152 30 62 72 93 77 93 3 0 4-2 4-5z"><text:p/></draw:path><draw:path draw:style-name="gr1484" draw:text-style-name="P124" svg:width="0.0965in" svg:height="0.176in" svg:x="1.2606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484" draw:text-style-name="P124" svg:width="0.0618in" svg:height="0.0606in" svg:x="1.3539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484" draw:text-style-name="P124" svg:width="0.0441in" svg:height="0.1933in" svg:x="1.4862in" svg:y="0.1551in" svg:viewBox="0 0 113 492" svg:d="M113 487c0-1 0-2-8-11-62-61-77-154-77-229 0-86 20-171 80-233 5-6 5-7 5-8 0-3-1-6-4-6-5 0-49 34-78 97-25 54-31 108-31 150 0 37 6 98 32 152 30 62 72 93 77 93 3 0 4-2 4-5z"><text:p/></draw:path><draw:path draw:style-name="gr1484" draw:text-style-name="P124" svg:width="0.0591in" svg:height="0.1232in" svg:x="1.5469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484" draw:text-style-name="P124" svg:width="0.0441in" svg:height="0.1933in" svg:x="1.6232in" svg:y="0.1551in" svg:viewBox="0 0 113 492" svg:d="M113 247c0-38-5-99-32-155-29-60-71-92-77-92-3 0-4 3-4 6 0 1 0 2 8 11 49 49 77 127 77 230 0 84-18 170-79 232-6 6-6 7-6 8 0 3 1 5 4 5 6 0 49-33 79-96 25-54 30-109 30-149z"><text:p/></draw:path><draw:path draw:style-name="gr1484" draw:text-style-name="P124" svg:width="0.0449in" svg:height="0.1933in" svg:x="1.6984in" svg:y="0.1551in" svg:viewBox="0 0 115 492" svg:d="M115 247c0-38-6-99-32-155-30-60-73-92-77-92-3 0-6 3-6 6 0 1 0 2 10 11 47 49 75 127 75 230 0 84-18 170-78 232-7 6-7 7-7 8 0 3 3 5 6 5 4 0 49-33 78-96 25-54 31-109 31-149z"><text:p/></draw:path></draw:g></draw:g><text:line-break/></text:p>
      <text:p text:style-name="P26"><text:span text:style-name="T59">(ce qui est évidemment égal à </text:span><text:span text:style-name="T59"><draw:g text:anchor-type="as-char" svg:y="-0.1445in" draw:z-index="20" draw:name="Shape35" draw:style-name="gr1482"><svg:title>TexMaths</svg:title><svg:desc>14§display§f_z\left(t_B\right)-f_z\left(t_A\right)§svg§600§FALSE§</svg:desc><draw:g draw:style-name="gr2"><draw:path draw:style-name="gr1483" draw:text-style-name="P123" svg:width="1.3295in" svg:height="0.1724in" svg:x="0.0004in" svg:y="0.0098in" svg:viewBox="0 0 3378 439" svg:d="M1690 439c-565 0-1127 0-1690 0 0-147 0-292 0-439 1125 0 2252 0 3378 0 0 147 0 292 0 439-563 0-1126 0-1688 0z"><text:p/></draw:path><draw:path draw:style-name="gr1484" draw:text-style-name="P124" svg:width="0.0961in" svg:height="0.1748in" svg:x="0.0008in" svg:y="0.0091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484" draw:text-style-name="P124" svg:width="0.0618in" svg:height="0.0602in" svg:x="0.0933in" svg:y="0.1142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484" draw:text-style-name="P124" svg:width="0.0449in" svg:height="0.1925in" svg:x="0.2256in" svg:y="0.0004in" svg:viewBox="0 0 115 490" svg:d="M115 484c0-1 0-1-9-10-61-63-77-155-77-229 0-86 19-171 79-231 7-7 7-7 7-8 0-5-3-6-6-6-4 0-49 34-78 97-24 53-31 107-31 148 0 38 6 96 34 152 29 60 71 93 75 93 3 0 6-2 6-6z"><text:p/></draw:path><draw:path draw:style-name="gr1484" draw:text-style-name="P124" svg:width="0.0591in" svg:height="0.122in" svg:x="0.2862in" svg:y="0.0244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484" draw:text-style-name="P124" svg:width="0.1031in" svg:height="0.0921in" svg:x="0.3618in" svg:y="0.0819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484" draw:text-style-name="P124" svg:width="0.0441in" svg:height="0.1925in" svg:x="0.4965in" svg:y="0.0004in" svg:viewBox="0 0 113 490" svg:d="M113 245c0-38-5-97-32-153-29-60-71-92-77-92-3 0-4 3-4 6 0 1 0 1 8 11 49 47 77 126 77 228 0 82-18 169-79 231-6 7-6 7-6 8 0 3 1 6 4 6 6 0 49-34 79-97 25-53 30-108 30-148z"><text:p/></draw:path><draw:path draw:style-name="gr1484" draw:text-style-name="P124" svg:width="0.1177in" svg:height="0.0079in" svg:x="0.6197in" svg:y="0.0929in" svg:viewBox="0 0 300 21" svg:d="M283 21c8 0 17-1 17-11s-9-10-17-10c-88 0-178 0-266 0-9 0-17 0-17 10s8 11 17 11c88 0 178 0 266 0z"><text:p/></draw:path><draw:path draw:style-name="gr1484" draw:text-style-name="P124" svg:width="0.0965in" svg:height="0.1748in" svg:x="0.8067in" svg:y="0.0091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484" draw:text-style-name="P124" svg:width="0.0618in" svg:height="0.0602in" svg:x="0.8996in" svg:y="0.1142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484" draw:text-style-name="P124" svg:width="0.0441in" svg:height="0.1925in" svg:x="1.0319in" svg:y="0.0004in" svg:viewBox="0 0 113 490" svg:d="M113 484c0-1 0-1-8-10-62-63-77-155-77-229 0-86 20-171 80-231 5-7 5-7 5-8 0-5-1-6-4-6-5 0-49 34-78 97-25 53-31 107-31 148 0 38 6 96 32 152 30 60 72 93 77 93 3 0 4-2 4-6z"><text:p/></draw:path><draw:path draw:style-name="gr1484" draw:text-style-name="P124" svg:width="0.0591in" svg:height="0.122in" svg:x="1.0925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484" draw:text-style-name="P124" svg:width="0.102in" svg:height="0.0961in" svg:x="1.1654in" svg:y="0.078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484" draw:text-style-name="P124" svg:width="0.0449in" svg:height="0.1925in" svg:x="1.2949in" svg:y="0.0004in" svg:viewBox="0 0 115 490" svg:d="M115 245c0-38-6-97-32-153-30-60-73-92-77-92-3 0-6 3-6 6 0 1 0 1 10 11 47 47 75 126 75 228 0 82-18 169-78 231-7 7-7 7-7 8 0 3 3 6 6 6 4 0 49-34 78-97 25-53 31-108 31-148z"><text:p/></draw:path></draw:g></draw:g></text:span><text:span text:style-name="T59">, mais c’est pour comprendre la logique du truc)</text:span>.<text:line-break/></text:p>
      <text:p text:style-name="P39"><text:span text:style-name="T33">Et du coup, par changement de variable </text:span><text:span text:style-name="T34">posé</text:span><text:span text:style-name="T33"> en arrière-plan </text:span><text:span text:style-name="T33"><draw:g text:anchor-type="as-char" svg:y="-0.1445in" draw:z-index="22" draw:name="Shape36" draw:style-name="gr1482"><svg:title>TexMaths</svg:title><svg:desc>14§display§V_z=f_z\left(t\right)§svg§600§FALSE§</svg:desc><draw:g draw:style-name="gr2"><draw:path draw:style-name="gr1483" draw:text-style-name="P123" svg:width="0.8571in" svg:height="0.172in" svg:x="0.0004in" svg:y="0.0098in" svg:viewBox="0 0 2178 438" svg:d="M0 0c726 0 1452 0 2178 0 0 145 0 292 0 438-726 0-1452 0-2178 0 0-146 0-293 0-438z"><text:p/></draw:path><draw:path draw:style-name="gr1484" draw:text-style-name="P124" svg:width="0.1374in" svg:height="0.135in" svg:x="0.0012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484" draw:text-style-name="P124" svg:width="0.0618in" svg:height="0.0602in" svg:x="0.1118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484" draw:text-style-name="P124" svg:width="0.128in" svg:height="0.0449in" svg:x="0.2571in" svg:y="0.074in" svg:viewBox="0 0 326 115" svg:d="M310 20c8 0 16 0 16-10s-8-10-15-10c-98 0-198 0-296 0-5 0-15 0-15 10s10 10 17 10c98 0 195 0 293 0zM311 115c7 0 15 0 15-10s-8-10-16-10c-98 0-195 0-293 0-7 0-17 0-17 10s10 10 15 10c98 0 198 0 296 0z"><text:p/></draw:path><draw:path draw:style-name="gr1484" draw:text-style-name="P124" svg:width="0.0969in" svg:height="0.174in" svg:x="0.4602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484" draw:text-style-name="P124" svg:width="0.0618in" svg:height="0.0602in" svg:x="0.5535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484" draw:text-style-name="P124" svg:width="0.0441in" svg:height="0.1917in" svg:x="0.6858in" svg:y="0in" svg:viewBox="0 0 113 488" svg:d="M113 483c0-2 0-2-8-10-60-62-77-154-77-228 0-86 20-171 80-232 5-6 5-6 5-9s-1-4-4-4c-5 0-49 34-78 95-25 55-31 109-31 150 0 36 6 96 32 151 30 60 72 92 77 92 3 0 4-1 4-5z"><text:p/></draw:path><draw:path draw:style-name="gr1484" draw:text-style-name="P124" svg:width="0.0591in" svg:height="0.122in" svg:x="0.7465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484" draw:text-style-name="P124" svg:width="0.0441in" svg:height="0.1917in" svg:x="0.8228in" svg:y="0in" svg:viewBox="0 0 113 488" svg:d="M113 245c0-38-5-98-32-153-29-60-71-92-77-92-3 0-4 1-4 4s0 3 8 13c49 47 77 126 77 228 0 82-18 168-79 231-6 5-6 5-6 7 0 4 1 5 4 5 6 0 49-33 79-95 25-54 30-109 30-148z"><text:p/></draw:path></draw:g></draw:g></text:span><text:span text:style-name="T33">, on a</text:span></text:p>
      <text:p text:style-name="P38"><draw:g text:anchor-type="as-char" svg:y="-0.3165in" draw:z-index="23" draw:name="Shape37" draw:style-name="gr1482"><svg:title>TexMaths</svg:title><svg:desc>14§display§\text{W}_1=\int _{t=t_A}^{t_B}\text{d}\left(f_z\left(t\right)\right)\ =\ \int _{V_z=f_z\left(t_A\right)}^{f_z\left(t_B\right)}dV_z=f_z\left(t_B\right)-f_z\left(t_A\right)§svg§600§FALSE§</svg:desc><draw:g draw:style-name="gr2"><draw:path draw:style-name="gr1483" draw:text-style-name="P123" svg:width="4.9307in" svg:height="0.5067in" svg:x="0.0063in" svg:y="0.0102in" svg:viewBox="0 0 12525 1288" svg:d="M6263 1288c-2088 0-4176 0-6263 0 0-430 0-858 0-1288 4175 0 8351 0 12525 0 0 430 0 858 0 1288-2087 0-4174 0-6262 0z"><text:p/></draw:path><draw:path draw:style-name="gr1484" draw:text-style-name="P124"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484" draw:text-style-name="P124" svg:width="0.0492in" svg:height="0.0894in" svg:x="0.2102in" svg:y="0.2575in" svg:viewBox="0 0 126 228" svg:d="M78 10c0-10-1-10-11-10-21 22-53 22-67 22 0 5 0 9 0 13 8 0 31 0 50-10 0 59 0 116 0 175 0 11 0 16-35 16-4 0-8 0-12 0 0 4 0 8 0 12 5 0 49-1 61-1 10 0 54 1 62 1 0-4 0-8 0-12-4 0-10 0-14 0-34 0-34-5-34-16 0-63 0-127 0-190z"><text:p/></draw:path><draw:path draw:style-name="gr1484" draw:text-style-name="P124" svg:width="0.1287in" svg:height="0.0449in" svg:x="0.3469in" svg:y="0.2465in" svg:viewBox="0 0 328 115" svg:d="M311 20c7 0 17 0 17-10s-10-10-17-10c-98 0-196 0-294 0-7 0-17 0-17 10s10 10 17 10c98 0 196 0 294 0zM311 115c7 0 17 0 17-10s-10-10-17-10c-98 0-196 0-294 0-7 0-17 0-17 10s10 10 17 10c98 0 196 0 294 0z"><text:p/></draw:path><draw:path draw:style-name="gr1484" draw:text-style-name="P124" svg:width="0.1717in" svg:height="0.4291in" svg:x="0.5516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484" draw:text-style-name="P124" svg:width="0.0453in" svg:height="0.0854in" svg:x="0.7398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484" draw:text-style-name="P124" svg:width="0.0811in" svg:height="0.0657in" svg:x="0.8043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484" draw:text-style-name="P124" svg:width="0.0453in" svg:height="0.0854in" svg:x="0.6539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484" draw:text-style-name="P124" svg:width="0.0992in" svg:height="0.0358in" svg:x="0.7161in" svg:y="0.4413in" svg:viewBox="0 0 253 92" svg:d="M241 17c5 0 12 0 12-9 0-8-8-8-12-8-76 0-153 0-228 0-5 0-13 0-13 8 0 9 8 9 14 9 76 0 151 0 227 0zM241 92c4 0 12 0 12-8s-7-8-12-8c-76 0-151 0-227 0-6 0-14 0-14 8s8 8 13 8c75 0 152 0 228 0z"><text:p/></draw:path><draw:path draw:style-name="gr1484" draw:text-style-name="P124" svg:width="0.0453in" svg:height="0.0854in" svg:x="0.8315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484" draw:text-style-name="P124" svg:width="0.0811in" svg:height="0.0689in" svg:x="0.8941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484" draw:text-style-name="P124" svg:width="0.0949in" svg:height="0.1362in" svg:x="1.0429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484" draw:text-style-name="P124" svg:width="0.0449in" svg:height="0.1933in" svg:x="1.1953in" svg:y="0.172in" svg:viewBox="0 0 115 492" svg:d="M115 487c0-1 0-2-9-11-61-61-77-154-77-230 0-85 19-170 79-232 7-6 7-7 7-8 0-5-3-6-6-6-4 0-49 34-78 97-25 53-31 107-31 149 0 38 6 98 32 153 30 62 73 93 77 93 3 0 6-2 6-5z"><text:p/></draw:path><draw:path draw:style-name="gr1484" draw:text-style-name="P124" svg:width="0.0961in" svg:height="0.176in" svg:x="1.2618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484" draw:text-style-name="P124" svg:width="0.0618in" svg:height="0.0606in" svg:x="1.3543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484" draw:text-style-name="P124" svg:width="0.0449in" svg:height="0.1933in" svg:x="1.4866in" svg:y="0.172in" svg:viewBox="0 0 115 492" svg:d="M115 487c0-1 0-2-9-11-61-61-77-154-77-230 0-85 19-170 79-232 7-6 7-7 7-8 0-5-3-6-6-6-4 0-49 34-78 97-24 53-31 107-31 149 0 38 6 98 34 153 29 62 71 93 75 93 3 0 6-2 6-5z"><text:p/></draw:path><draw:path draw:style-name="gr1484" draw:text-style-name="P124" svg:width="0.0591in" svg:height="0.1232in" svg:x="1.5472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484" draw:text-style-name="P124" svg:width="0.0449in" svg:height="0.1933in" svg:x="1.624in" svg:y="0.172in" svg:viewBox="0 0 115 492" svg:d="M115 246c0-37-6-98-34-154-29-60-71-92-75-92-3 0-6 3-6 6 0 1 0 2 10 11 47 49 75 127 75 229 0 84-18 171-78 233-7 6-7 7-7 8 0 3 3 5 6 5 4 0 49-33 78-96 24-54 31-109 31-150z"><text:p/></draw:path><draw:path draw:style-name="gr1484" draw:text-style-name="P124" svg:width="0.0441in" svg:height="0.1933in" svg:x="1.6996in" svg:y="0.172in" svg:viewBox="0 0 113 492" svg:d="M113 246c0-37-5-98-32-154-29-60-71-92-77-92-3 0-4 3-4 6 0 1 0 2 8 11 49 49 77 127 77 229 0 84-18 171-79 233-6 6-6 7-6 8 0 3 1 5 4 5 6 0 49-33 79-96 25-54 30-109 30-150z"><text:p/></draw:path><draw:path draw:style-name="gr1484" draw:text-style-name="P124" svg:width="0.1287in" svg:height="0.0449in" svg:x="1.8929in" svg:y="0.2465in" svg:viewBox="0 0 328 115" svg:d="M311 20c7 0 17 0 17-10s-10-10-17-10c-98 0-198 0-296 0-5 0-15 0-15 10s10 10 17 10c98 0 196 0 294 0zM311 115c7 0 17 0 17-10s-10-10-17-10c-98 0-196 0-294 0-7 0-17 0-17 10s10 10 15 10c98 0 198 0 296 0z"><text:p/></draw:path><draw:path draw:style-name="gr1484" draw:text-style-name="P124" svg:width="0.1717in" svg:height="0.4291in" svg:x="2.1618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484" draw:text-style-name="P124" svg:width="0.0713in" svg:height="0.1224in" svg:x="2.3547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484" draw:text-style-name="P124" svg:width="0.0488in" svg:height="0.0437in" svg:x="2.4303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484" draw:text-style-name="P124" svg:width="0.035in" svg:height="0.135in" svg:x="2.5154in" svg:y="0in" svg:viewBox="0 0 90 344" svg:d="M83 0c-66 46-83 119-83 172 0 49 14 123 83 172 2 0 7 0 7-4 0-3-2-3-3-5-46-41-63-100-63-163 0-92 35-138 63-164 1-1 3-2 3-4 0-4-5-4-7-4z"><text:p/></draw:path><draw:path draw:style-name="gr1484" draw:text-style-name="P124" svg:width="0.0453in" svg:height="0.0854in" svg:x="2.5661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484" draw:text-style-name="P124" svg:width="0.0811in" svg:height="0.0657in" svg:x="2.6303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484" draw:text-style-name="P124" svg:width="0.035in" svg:height="0.135in" svg:x="2.7429in" svg:y="0in" svg:viewBox="0 0 90 344" svg:d="M7 0c-3 0-7 0-7 4 0 2 1 3 3 6 29 26 63 73 63 162 0 72-23 126-59 160-7 5-7 7-7 8 0 2 1 4 4 4 4 0 38-22 60-65 16-30 26-66 26-107 0-49-14-123-83-172z"><text:p/></draw:path><draw:path draw:style-name="gr1484" draw:text-style-name="P124" svg:width="0.1055in" svg:height="0.0945in" svg:x="2.2693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484" draw:text-style-name="P124" svg:width="0.0488in" svg:height="0.0437in" svg:x="2.3602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484" draw:text-style-name="P124" svg:width="0.0992in" svg:height="0.0358in" svg:x="2.4398in" svg:y="0.4413in" svg:viewBox="0 0 253 92" svg:d="M239 17c6 0 14 0 14-9 0-8-8-8-12-8-76 0-153 0-228 0-5 0-13 0-13 8 0 9 7 9 13 9 75 0 151 0 226 0zM241 92c4 0 12 0 12-8s-8-8-14-8c-75 0-151 0-226 0-6 0-13 0-13 8s8 8 13 8c75 0 152 0 228 0z"><text:p/></draw:path><draw:path draw:style-name="gr1484" draw:text-style-name="P124" svg:width="0.0717in" svg:height="0.1224in" svg:x="2.5583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484" draw:text-style-name="P124" svg:width="0.0488in" svg:height="0.0437in" svg:x="2.6343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484" draw:text-style-name="P124" svg:width="0.035in" svg:height="0.135in" svg:x="2.7197in" svg:y="0.3917in" svg:viewBox="0 0 90 344" svg:d="M83 0c-66 46-83 119-83 172 0 49 14 123 83 172 2 0 7 0 7-4 0-3-2-3-5-5-46-41-63-100-63-163 0-92 37-138 65-164 1-1 3-2 3-4 0-4-5-4-7-4z"><text:p/></draw:path><draw:path draw:style-name="gr1484" draw:text-style-name="P124" svg:width="0.0461in" svg:height="0.0854in" svg:x="2.7697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484" draw:text-style-name="P124" svg:width="0.0807in" svg:height="0.0689in" svg:x="2.8331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484" draw:text-style-name="P124" svg:width="0.035in" svg:height="0.135in" svg:x="2.9425in" svg:y="0.3917in" svg:viewBox="0 0 90 344" svg:d="M7 0c-3 0-7 0-7 4 0 2 1 3 4 6 30 26 62 73 62 162 0 72-23 126-59 160-6 5-7 7-7 8 0 2 1 4 6 4 2 0 36-22 58-65 16-30 26-66 26-107 0-49-14-123-83-172z"><text:p/></draw:path><draw:path draw:style-name="gr1484" draw:text-style-name="P124" svg:width="0.0917in" svg:height="0.1362in" svg:x="3.0433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484" draw:text-style-name="P124" svg:width="0.1378in" svg:height="0.1358in" svg:x="3.1469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484" draw:text-style-name="P124" svg:width="0.0618in" svg:height="0.0606in" svg:x="3.2575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484" draw:text-style-name="P124" svg:width="0.1287in" svg:height="0.0449in" svg:x="3.4031in" svg:y="0.2465in" svg:viewBox="0 0 328 115" svg:d="M311 20c7 0 17 0 17-10s-10-10-17-10c-98 0-196 0-294 0-7 0-17 0-17 10s10 10 17 10c98 0 196 0 294 0zM311 115c7 0 17 0 17-10s-10-10-17-10c-98 0-196 0-294 0-7 0-17 0-17 10s10 10 17 10c98 0 196 0 294 0z"><text:p/></draw:path><draw:path draw:style-name="gr1484" draw:text-style-name="P124" svg:width="0.0961in" svg:height="0.176in" svg:x="3.6071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484" draw:text-style-name="P124" svg:width="0.0618in" svg:height="0.0606in" svg:x="3.6996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484" draw:text-style-name="P124" svg:width="0.0449in" svg:height="0.1933in" svg:x="3.8319in" svg:y="0.172in" svg:viewBox="0 0 115 492" svg:d="M115 487c0-1 0-2-9-11-61-61-77-154-77-230 0-85 19-170 79-232 7-6 7-7 7-8 0-5-2-6-6-6s-49 34-77 97c-25 53-32 107-32 149 0 38 6 98 34 153 29 62 71 93 75 93s6-2 6-5z"><text:p/></draw:path><draw:path draw:style-name="gr1484" draw:text-style-name="P124" svg:width="0.0591in" svg:height="0.1232in" svg:x="3.8925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484" draw:text-style-name="P124" svg:width="0.1031in" svg:height="0.0921in" svg:x="3.9681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484" draw:text-style-name="P124" svg:width="0.0449in" svg:height="0.1933in" svg:x="4.1028in" svg:y="0.172in" svg:viewBox="0 0 115 492" svg:d="M115 246c0-37-6-98-34-154-29-60-71-92-75-92-3 0-6 3-6 6 0 1 0 2 10 11 47 49 75 127 75 229 0 84-18 171-78 233-7 6-7 7-7 8 0 3 3 5 6 5 4 0 49-33 78-96 24-54 31-109 31-150z"><text:p/></draw:path><draw:path draw:style-name="gr1484" draw:text-style-name="P124" svg:width="0.1181in" svg:height="0.0075in" svg:x="4.226in" svg:y="0.2665in" svg:viewBox="0 0 301 20" svg:d="M283 20c8 0 18 0 18-10s-10-10-18-10c-88 0-178 0-266 0-9 0-17 0-17 10s8 10 17 10c88 0 178 0 266 0z"><text:p/></draw:path><draw:path draw:style-name="gr1484" draw:text-style-name="P124" svg:width="0.0961in" svg:height="0.176in" svg:x="4.4142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484" draw:text-style-name="P124" svg:width="0.0618in" svg:height="0.0606in" svg:x="4.5067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484" draw:text-style-name="P124" svg:width="0.0441in" svg:height="0.1933in" svg:x="4.6394in" svg:y="0.172in" svg:viewBox="0 0 113 492" svg:d="M113 487c0-1 0-2-8-11-62-61-77-154-77-230 0-85 18-170 80-232 5-6 5-7 5-8 0-5-1-6-4-6-5 0-50 34-78 97-25 53-31 107-31 149 0 38 4 98 32 153 30 62 72 93 77 93 3 0 4-2 4-5z"><text:p/></draw:path><draw:path draw:style-name="gr1484" draw:text-style-name="P124" svg:width="0.0587in" svg:height="0.1232in" svg:x="4.7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484" draw:text-style-name="P124" svg:width="0.102in" svg:height="0.0961in" svg:x="4.7728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484" draw:text-style-name="P124" svg:width="0.0449in" svg:height="0.1933in" svg:x="4.9024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482"><svg:title>TexMaths</svg:title><svg:desc>14§display§f_z§svg§600§FALSE§</svg:desc><draw:g draw:style-name="gr2"><draw:path draw:style-name="gr1483" draw:text-style-name="P123" svg:width="0.1445in" svg:height="0.1551in" svg:x="0.0004in" svg:y="0.0102in" svg:viewBox="0 0 368 395" svg:d="M0 0c122 0 246 0 368 0 0 132 0 263 0 395-122 0-246 0-368 0 0-132 0-263 0-395z"><text:p/></draw:path><draw:path draw:style-name="gr1484" draw:text-style-name="P124"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484" draw:text-style-name="P124"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 la fonction <text:span text:style-name="T67">packer =</text:span> <draw:g text:anchor-type="as-char" svg:y="-0.2217in" draw:z-index="27" draw:name="Shape41" draw:style-name="gr1482"><svg:title>TexMaths</svg:title><svg:desc>14§display§\text{f}^{\circ }\left(_{\ \ \ \ \ \ t\ \ \ \rightarrow \ \ \ 1}^{\left[t_A,\ t_B\right]\ \ \rightarrow \ \left\{1\right\}}\right)§svg§600§FALSE§</svg:desc><draw:g draw:style-name="gr2"><draw:path draw:style-name="gr1483" draw:text-style-name="P123" svg:width="1.4898in" svg:height="0.3276in" svg:x="0.0035in" svg:y="0.0094in" svg:viewBox="0 0 3785 833" svg:d="M1893 833c-631 0-1261 0-1893 0 0-277 0-556 0-833 1262 0 2523 0 3785 0 0 277 0 556 0 833-630 0-1262 0-1892 0z"><text:p/></draw:path><draw:path draw:style-name="gr1484" draw:text-style-name="P12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484" draw:text-style-name="P124" svg:width="0.0575in" svg:height="0.0575in" svg:x="0.0638in" svg:y="0.0717in" svg:viewBox="0 0 147 147" svg:d="M147 74c0-42-34-74-74-74-41 0-73 34-73 73 0 42 32 74 73 74 42 0 74-34 74-73zM73 130c-32 0-56-26-56-56 0-32 25-57 56-57 32 0 57 25 57 56 0 32-25 57-57 57z"><text:p/></draw:path><draw:path draw:style-name="gr1484" draw:text-style-name="P124" svg:width="0.0728in" svg:height="0.3476in" svg:x="0.209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484" draw:text-style-name="P124" svg:width="0.0205in" svg:height="0.1354in" svg:x="0.3087in" svg:y="0.0205in" svg:viewBox="0 0 53 345" svg:d="M53 345c0-6 0-12 0-17-12 0-24 0-36 0 0-104 0-208 0-311 12 0 24 0 36 0 0-6 0-11 0-17-18 0-35 0-53 0 0 115 0 230 0 345 18 0 35 0 53 0z"><text:p/></draw:path><draw:path draw:style-name="gr1484" draw:text-style-name="P124" svg:width="0.0453in" svg:height="0.0854in" svg:x="0.3394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484" draw:text-style-name="P124" svg:width="0.0811in" svg:height="0.0689in" svg:x="0.4024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484" draw:text-style-name="P124" svg:width="0.0165in" svg:height="0.0413in" svg:x="0.5173in" svg:y="0.1063in" svg:viewBox="0 0 43 106" svg:d="M35 35c0 18-4 41-28 63-1 1-1 1-1 4 0 2 2 4 4 4 5 0 33-28 33-68 0-21-7-38-23-38-12 0-20 10-20 20 0 11 8 21 20 21 8 0 14-6 15-6z"><text:p/></draw:path><draw:path draw:style-name="gr1484" draw:text-style-name="P124" svg:width="0.0453in" svg:height="0.0854in" svg:x="0.6189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484" draw:text-style-name="P124" svg:width="0.0807in" svg:height="0.0657in" svg:x="0.6835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484" draw:text-style-name="P124" svg:width="0.0205in" svg:height="0.1354in" svg:x="0.7898in" svg:y="0.0205in" svg:viewBox="0 0 53 345" svg:d="M53 0c-18 0-35 0-53 0 0 6 0 11 0 17 13 0 24 0 36 0 0 103 0 207 0 311-12 0-23 0-36 0 0 5 0 11 0 17 18 0 35 0 53 0 0-115 0-230 0-345z"><text:p/></draw:path><draw:path draw:style-name="gr1484" draw:text-style-name="P124" svg:width="0.1331in" svg:height="0.0713in" svg:x="0.9689in" svg:y="0.0516in" svg:viewBox="0 0 339 182" svg:d="M290 99c-44 33-32 52-49 77 0 6 4 6 8 6 6 0 7 0 9-6 2-9 8-30 26-50 20-21 37-25 51-31 2 0 4-3 4-4 0-3-3-4-7-6-49-15-67-50-74-81-2-4-5-4-9-4s-8 0-8 6c7 15 4 23 21 47 7 11 17 21 28 30-93 0-184 0-276 0-6 0-14 0-14 8s8 8 14 8c92 0 183 0 276 0z"><text:p/></draw:path><draw:path draw:style-name="gr1484" draw:text-style-name="P124" svg:width="0.0535in" svg:height="0.1354in" svg:x="1.1902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484" draw:text-style-name="P124" svg:width="0.0488in" svg:height="0.0902in" svg:x="1.2717in" svg:y="0.0307in" svg:viewBox="0 0 125 230" svg:d="M77 10c0-9 0-10-10-10-22 22-53 22-67 22 0 5 0 9 0 13 8 0 31 0 50-10 0 59 0 116 0 175 0 13 0 17-35 17-4 0-8 0-12 0 0 4 0 8 0 13 5-2 47-2 60-2 11 0 55 0 62 2 0-5 0-9 0-13-5 0-9 0-13 0-35 0-35-4-35-17 0-63 0-127 0-190z"><text:p/></draw:path><draw:path draw:style-name="gr1484" draw:text-style-name="P124" svg:width="0.0535in" svg:height="0.1354in" svg:x="1.3465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484" draw:text-style-name="P124" svg:width="0.0453in" svg:height="0.0854in" svg:x="0.6827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484" draw:text-style-name="P124" svg:width="0.1331in" svg:height="0.0713in" svg:x="0.9394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484" draw:text-style-name="P124" svg:width="0.0488in" svg:height="0.0902in" svg:x="1.2921in" svg:y="0.1831in" svg:viewBox="0 0 125 230" svg:d="M77 10c0-9 0-10-10-10-22 22-53 22-67 22 0 5 0 9 0 13 8 0 31 0 49-10 0 59 0 116 0 175 0 13 0 17-34 17-4 0-9 0-14 0 0 4 0 8 0 13 7-2 49-2 62-2 11 0 55 0 62 2 0-5 0-9 0-13-5 0-9 0-13 0-35 0-35-4-35-17 0-63 0-127 0-190z"><text:p/></draw:path><draw:path draw:style-name="gr1484" draw:text-style-name="P124" svg:width="0.0736in" svg:height="0.3476in" svg:x="1.4299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482"><svg:title>TexMaths</svg:title><svg:desc>14§display§\left[t_A,\ t_B\right]§svg§600§FALSE§</svg:desc><draw:g draw:style-name="gr2"><draw:path draw:style-name="gr1483" draw:text-style-name="P123" svg:width="0.6134in" svg:height="0.1724in" svg:x="0.0004in" svg:y="0.0098in" svg:viewBox="0 0 1559 439" svg:d="M779 439c-260 0-519 0-779 0 0-147 0-292 0-439 519 0 1040 0 1559 0 0 147 0 292 0 439-260 0-521 0-780 0z"><text:p/></draw:path><draw:path draw:style-name="gr1484" draw:text-style-name="P124" svg:width="0.026in" svg:height="0.1925in" svg:x="0.0134in" svg:y="0.0004in" svg:viewBox="0 0 67 490" svg:d="M67 490c0-7 0-13 0-20-15 0-32 0-47 0 0-150 0-301 0-450 15 0 32 0 47 0 0-7 0-13 0-20-22 0-45 0-67 0 0 164 0 326 0 490 22 0 45 0 67 0z"><text:p/></draw:path><draw:path draw:style-name="gr1484" draw:text-style-name="P124"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484" draw:text-style-name="P124"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484" draw:text-style-name="P124" svg:width="0.022in" svg:height="0.0575in" svg:x="0.2571in" svg:y="0.1244in" svg:viewBox="0 0 57 147" svg:d="M57 52c0-32-12-52-32-52-15 0-25 13-25 27 0 12 10 25 25 25 6 0 13-2 17-6 1-1 1-1 3-1 1 0 1 0 1 7 0 36-17 66-33 81-6 6-6 7-6 8 0 3 3 6 6 6 5 0 44-38 44-95z"><text:p/></draw:path><draw:path draw:style-name="gr1484" draw:text-style-name="P124"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484" draw:text-style-name="P124"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484" draw:text-style-name="P124" svg:width="0.026in" svg:height="0.1925in" svg:x="0.5976in" svg:y="0.0004in" svg:viewBox="0 0 67 490" svg:d="M67 0c-22 0-45 0-67 0 0 7 0 13 0 20 15 0 32 0 48 0 0 149 0 300 0 450-16 0-33 0-48 0 0 7 0 13 0 20 22 0 45 0 67 0 0-164 0-326 0-490z"><text:p/></draw:path></draw:g></draw:g>.</text:p>
      <text:p text:style-name="P9"/>
      <text:p text:style-name="P27">Sauf que comme c’est un peu <text:span text:style-name="T17">contre-intuitif et plus coûteux en charge mentale</text:span> d’introduire moult moult noms de variables pour faire de la technique mathématique, on va simplifier tout ça en créant une convention : <text:span text:style-name="T57">quand je fais un changement de variable au sein d’une intégrale, </text:span><text:span text:style-name="T60">je nomme cette variable comme la grandeur qu’elle désigne. Il n’y aura pas de conflit vu que dans une intégrale, la variable est muette, mais pour nos humbles cerveaux d’humains ça permet de voir vraiment le sens de ce qu’on est en train de faire.</text:span></text:p>
      <text:p text:style-name="P27"/>
      <text:p text:style-name="P28">Du coup ça donne le fameux:</text:p>
      <text:p text:style-name="P37"><draw:g text:anchor-type="as-char" svg:y="-0.2984in" draw:z-index="36" draw:name="Shape43" draw:style-name="gr1482"><svg:title>TexMaths</svg:title><svg:desc>14§display§W_1=\int _{t=t_A}^{t_B}\text{d}z=\int _{z=z_A}^{z_B}\text{d}z§svg§600§FALSE§</svg:desc><draw:g draw:style-name="gr2"><draw:path draw:style-name="gr1483" draw:text-style-name="P123" svg:width="2.1972in" svg:height="0.4756in" svg:x="0.0004in" svg:y="0.0102in" svg:viewBox="0 0 5582 1209" svg:d="M2792 1209c-931 0-1861 0-2792 0 0-404 0-806 0-1209 1861 0 3721 0 5582 0 0 403 0 805 0 1209-930 0-1861 0-2790 0z"><text:p/></draw:path><draw:path draw:style-name="gr1484" draw:text-style-name="P124" svg:width="0.1913in" svg:height="0.1358in" svg:x="0.0012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484" draw:text-style-name="P124" svg:width="0.0488in" svg:height="0.0894in" svg:x="0.1882in" svg:y="0.2402in" svg:viewBox="0 0 125 228" svg:d="M77 10c0-10 0-10-10-10-22 22-53 22-67 22 0 5 0 9 0 13 8 0 31 0 50-10 0 59 0 116 0 175 0 12 0 17-35 17-4 0-8 0-12 0 0 3 0 7 0 11 5 0 47-1 60-1 11 0 55 1 62 1 0-4 0-8 0-11-5 0-9 0-13 0-35 0-35-5-35-17 0-63 0-127 0-190z"><text:p/></draw:path><draw:path draw:style-name="gr1484" draw:text-style-name="P124" svg:width="0.1287in" svg:height="0.0449in" svg:x="0.3248in" svg:y="0.2311in" svg:viewBox="0 0 328 115" svg:d="M311 20c7 0 17 0 17-10s-10-10-17-10c-98 0-196 0-294 0-7 0-17 0-17 10s10 10 17 10c98 0 196 0 294 0zM311 115c7 0 17 0 17-10s-10-10-17-10c-98 0-196 0-294 0-7 0-17 0-17 10s10 10 17 10c98 0 196 0 294 0z"><text:p/></draw:path><draw:path draw:style-name="gr1484" draw:text-style-name="P124" svg:width="0.1709in" svg:height="0.4291in" svg:x="0.5295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484" draw:text-style-name="P124" svg:width="0.0453in" svg:height="0.0858in" svg:x="0.7177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484" draw:text-style-name="P124" svg:width="0.0807in" svg:height="0.0657in" svg:x="0.7823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484" draw:text-style-name="P124" svg:width="0.0453in" svg:height="0.0858in" svg:x="0.6319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484" draw:text-style-name="P124" svg:width="0.0992in" svg:height="0.0358in" svg:x="0.6941in" svg:y="0.4256in" svg:viewBox="0 0 253 92" svg:d="M239 17c6 0 14 0 14-9 0-8-8-8-12-8-76 0-153 0-228 0-5 0-13 0-13 8 0 9 7 9 13 9 75 0 151 0 226 0zM241 92c4 0 12 0 12-8s-8-8-14-8c-75 0-151 0-226 0-6 0-13 0-13 8s8 8 13 8c75 0 152 0 228 0z"><text:p/></draw:path><draw:path draw:style-name="gr1484" draw:text-style-name="P124" svg:width="0.0461in" svg:height="0.0858in" svg:x="0.8087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484" draw:text-style-name="P124" svg:width="0.0811in" svg:height="0.0689in" svg:x="0.8717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484" draw:text-style-name="P124" svg:width="0.0949in" svg:height="0.1362in" svg:x="1.0205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484" draw:text-style-name="P124" svg:width="0.0819in" svg:height="0.0874in" svg:x="1.1291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484" draw:text-style-name="P124" svg:width="0.1287in" svg:height="0.0449in" svg:x="1.2839in" svg:y="0.2311in" svg:viewBox="0 0 328 115" svg:d="M311 20c7 0 17 0 17-10s-10-10-17-10c-98 0-196 0-294 0-7 0-17 0-17 10s10 10 17 10c98 0 196 0 294 0zM311 115c7 0 17 0 17-10s-10-10-17-10c-98 0-196 0-294 0-7 0-17 0-17 10s10 10 17 10c98 0 196 0 294 0z"><text:p/></draw:path><draw:path draw:style-name="gr1484" draw:text-style-name="P124" svg:width="0.1717in" svg:height="0.4291in" svg:x="1.4886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484" draw:text-style-name="P124" svg:width="0.0618in" svg:height="0.0606in" svg:x="1.6795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484" draw:text-style-name="P124" svg:width="0.0811in" svg:height="0.0657in" svg:x="1.7567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484" draw:text-style-name="P124" svg:width="0.0618in" svg:height="0.0606in" svg:x="1.5937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484" draw:text-style-name="P124" svg:width="0.0992in" svg:height="0.0358in" svg:x="1.674in" svg:y="0.4256in" svg:viewBox="0 0 253 92" svg:d="M241 17c4 0 12 0 12-9 0-8-8-8-12-8-76 0-153 0-228 0-5 0-13 0-13 8 0 9 8 9 13 9 75 0 152 0 228 0zM241 92c4 0 12 0 12-8s-8-8-12-8c-76 0-153 0-228 0-5 0-13 0-13 8s8 8 13 8c75 0 152 0 228 0z"><text:p/></draw:path><draw:path draw:style-name="gr1484" draw:text-style-name="P124" svg:width="0.0618in" svg:height="0.0606in" svg:x="1.7921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484" draw:text-style-name="P124" svg:width="0.0807in" svg:height="0.0689in" svg:x="1.8677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484" draw:text-style-name="P124" svg:width="0.0957in" svg:height="0.1362in" svg:x="2.0157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484" draw:text-style-name="P124" svg:width="0.0819in" svg:height="0.0874in" svg:x="2.1256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4">Donc pour conclure, on peut faire du changement de variable en veux-tu en voilà, mais faut garder à l’esprit que c’est sous réserve de 3 conditions qu’on a dites plus haut.</text:p>
      <text:p text:style-name="P8"><text:soft-page-break/><text:span text:style-name="T12">3</text:span><text:span text:style-name="T10">) </text:span><text:span text:style-name="T7">Équation de cercle dans un repère cartésien</text:span></text:p>
      <text:p text:style-name="P29">Dans un plan repéré par un repère cartésien <draw:g text:anchor-type="as-char" svg:y="-0.1445in" draw:z-index="37" draw:name="Shape44" draw:style-name="gr1482"><svg:title>TexMaths</svg:title><svg:desc>14§display§\left(O,\ \vec{e_x},\ \vec{e_z}\right)§svg§600§FALSE§</svg:desc><draw:g draw:style-name="gr2"><draw:path draw:style-name="gr1483" draw:text-style-name="P123" svg:width="0.9315in" svg:height="0.172in" svg:x="-0.0004in" svg:y="0.0098in" svg:viewBox="0 0 2367 438" svg:d="M0 0c789 0 1578 0 2367 0 0 145 0 292 0 438-789 0-1578 0-2367 0 0-146 0-293 0-438z"><text:p/></draw:path><draw:path draw:style-name="gr1484" draw:text-style-name="P124" svg:width="0.0441in" svg:height="0.1917in" svg:x="0.0087in" svg:y="0in" svg:viewBox="0 0 113 488" svg:d="M113 483c0-2 0-2-8-10-62-62-77-154-77-228 0-86 18-171 80-232 5-6 5-6 5-9s-1-4-4-4c-5 0-49 34-78 95-25 55-31 109-31 150 0 36 6 96 32 151 30 60 72 92 77 92 3 0 4-1 4-5z"><text:p/></draw:path><draw:path draw:style-name="gr1484" draw:text-style-name="P124"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1484" draw:text-style-name="P124" svg:width="0.0228in" svg:height="0.0575in" svg:x="0.2343in" svg:y="0.1232in" svg:viewBox="0 0 59 147" svg:d="M59 52c0-32-13-52-32-52-16 0-27 13-27 27 0 12 11 26 27 26 5 0 12-3 16-7 2-1 2-1 3-1 2 0 2 0 2 7 0 36-17 66-34 82-6 5-6 6-6 7 0 4 3 6 6 6 4 0 45-38 45-95z"><text:p/></draw:path><draw:path draw:style-name="gr1484" draw:text-style-name="P124"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1484" draw:text-style-name="P124"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484" draw:text-style-name="P124"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484" draw:text-style-name="P124" svg:width="0.022in" svg:height="0.0575in" svg:x="0.572in" svg:y="0.1232in" svg:viewBox="0 0 57 147" svg:d="M57 52c0-32-12-52-30-52-17 0-27 13-27 27 0 12 10 26 27 26 5 0 11-3 16-7 2-1 2-1 3-1 0 3 0 0 0 7 0 36-17 66-32 82-6 5-6 6-6 7 0 4 2 6 5 6 5 0 44-38 44-95z"><text:p/></draw:path><draw:path draw:style-name="gr1484" draw:text-style-name="P124"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1484" draw:text-style-name="P124"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484" draw:text-style-name="P124"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484" draw:text-style-name="P124" svg:width="0.0441in" svg:height="0.1917in" svg:x="0.8969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482"><svg:title>TexMaths</svg:title><svg:desc>14§display§r_{\in \mathbb{R}_+\left[\text{m}\right]}§svg§600§FALSE§</svg:desc><draw:g draw:style-name="gr2"><draw:path draw:style-name="gr1483" draw:text-style-name="P123" svg:width="0.574in" svg:height="0.1343in" svg:x="0.0039in" svg:y="0.0098in" svg:viewBox="0 0 1459 342" svg:d="M0 0c486 0 973 0 1459 0 0 114 0 228 0 342-486 0-973 0-1459 0 0-114 0-228 0-342z"><text:p/></draw:path><draw:path draw:style-name="gr1484" draw:text-style-name="P124"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484" draw:text-style-name="P124" svg:width="0.0744in" svg:height="0.087in" svg:x="0.0961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484" draw:text-style-name="P124" svg:width="0.0921in" svg:height="0.0913in" svg:x="0.1878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484" draw:text-style-name="P124" svg:width="0.0799in" svg:height="0.0791in" svg:x="0.2921in" svg:y="0.0748in" svg:viewBox="0 0 204 202" svg:d="M109 109c28 0 58 0 86 0 4 0 9 0 9-7s-5-7-9-7c-28 0-58 0-86 0 0-29 0-57 0-85 0-3 0-10-7-10s-7 7-7 10c0 28 0 56 0 85-28 0-57 0-85 0-3 0-10 0-10 7s7 7 10 7c28 0 57 0 85 0 0 28 0 56 0 85 0 3 0 8 7 8s7-5 7-8c0-29 0-57 0-85z"><text:p/></draw:path><draw:path draw:style-name="gr1484" draw:text-style-name="P124" svg:width="0.0201in" svg:height="0.1339in" svg:x="0.4106in" svg:y="0.0189in" svg:viewBox="0 0 52 341" svg:d="M52 341c0-6 0-11 0-17-11 0-24 0-35 0 0-102 0-205 0-307 11 0 24 0 35 0 0-6 0-11 0-17-17 0-35 0-52 0 0 113 0 228 0 341 17 0 35 0 52 0z"><text:p/></draw:path><draw:path draw:style-name="gr1484" draw:text-style-name="P124" svg:width="0.1138in" svg:height="0.0591in" svg:x="0.4433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484" draw:text-style-name="P124" svg:width="0.0205in" svg:height="0.1339in" svg:x="0.5673in" svg:y="0.0189in" svg:viewBox="0 0 53 341" svg:d="M53 0c-18 0-35 0-53 0 0 6 0 11 0 17 13 0 24 0 36 0 0 102 0 205 0 307-12 0-23 0-36 0 0 6 0 11 0 17 18 0 35 0 53 0 0-113 0-228 0-341z"><text:p/></draw:path></draw:g></draw:g><text:s/>sera d’équation: </text:p>
      <text:p text:style-name="P37"><draw:g text:anchor-type="as-char" svg:y="-0.1689in" draw:z-index="39" draw:name="Shape46" draw:style-name="gr1482"><svg:title>TexMaths</svg:title><svg:desc>14§display§x^2+z^2=r^2§svg§600§FALSE§</svg:desc><draw:g draw:style-name="gr2"><draw:path draw:style-name="gr1483" draw:text-style-name="P123" svg:width="1.0177in" svg:height="0.165in" svg:x="0.0039in" svg:y="0.0098in" svg:viewBox="0 0 2586 420" svg:d="M0 0c862 0 1724 0 2586 0 0 140 0 280 0 420-862 0-1724 0-2586 0 0-140 0-280 0-420z"><text:p/></draw:path><draw:path draw:style-name="gr1484" draw:text-style-name="P124"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484" draw:text-style-name="P124" svg:width="0.0598in" svg:height="0.0894in" svg:x="0.113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484" draw:text-style-name="P124" svg:width="0.1283in" svg:height="0.128in" svg:x="0.2453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484" draw:text-style-name="P124" svg:width="0.0815in" svg:height="0.0874in" svg:x="0.4362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484" draw:text-style-name="P124" svg:width="0.0598in" svg:height="0.0894in" svg:x="0.5343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484" draw:text-style-name="P124" svg:width="0.1283in" svg:height="0.0449in" svg:x="0.6772in" svg:y="0.098in" svg:viewBox="0 0 327 115" svg:d="M311 20c7 0 16 0 16-10s-9-10-16-10c-98 0-196 0-294 0-7 0-17 0-17 10s10 10 17 10c98 0 196 0 294 0zM311 115c7 0 16 0 16-10s-9-10-16-10c-98 0-196 0-294 0-7 0-17 0-17 10s10 10 17 10c98 0 196 0 294 0z"><text:p/></draw:path><draw:path draw:style-name="gr1484" draw:text-style-name="P124" svg:width="0.0783in" svg:height="0.0874in" svg:x="0.8764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484" draw:text-style-name="P124" svg:width="0.0598in" svg:height="0.0894in" svg:x="0.9717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30">Si ce cercle est de centre C (point quelconque du plan), alors on aura l’équation:</text:p>
      <text:p text:style-name="P37"><draw:g text:anchor-type="as-char" svg:y="-0.1854in" draw:z-index="40" draw:name="Shape47" draw:style-name="gr1482"><svg:title>TexMaths</svg:title><svg:desc>14§display§\left(x-x_C\right)^2+\left(z-z_C\right)^2=r^2§svg§600§FALSE§</svg:desc><draw:g draw:style-name="gr2"><draw:path draw:style-name="gr1483" draw:text-style-name="P123" svg:width="2.2539in" svg:height="0.2142in" svg:x="-0.0004in" svg:y="0.0094in" svg:viewBox="0 0 5726 545" svg:d="M2864 545c-955 0-1909 0-2864 0 0-181 0-363 0-545 1909 0 3817 0 5726 0 0 182 0 364 0 545-954 0-1909 0-2862 0z"><text:p/></draw:path><draw:path draw:style-name="gr1484" draw:text-style-name="P124" svg:width="0.0449in" svg:height="0.1921in" svg:x="0.0087in" svg:y="0.0413in" svg:viewBox="0 0 115 489" svg:d="M115 484c0-2 0-2-9-10-61-63-78-155-78-228 0-85 20-170 80-232 7-6 7-7 7-8 0-5-3-6-6-6-5 0-49 34-78 96-25 54-31 108-31 150 0 38 6 95 32 151 30 60 72 92 77 92 3 0 6-1 6-5z"><text:p/></draw:path><draw:path draw:style-name="gr1484" draw:text-style-name="P124" svg:width="0.0961in" svg:height="0.087in" svg:x="0.0705in" svg:y="0.1008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484" draw:text-style-name="P124" svg:width="0.1181in" svg:height="0.0075in" svg:x="0.2346in" svg:y="0.1339in" svg:viewBox="0 0 301 20" svg:d="M283 20c8 0 18 0 18-10s-10-10-18-10c-88 0-178 0-266 0-9 0-17 0-17 10s8 10 17 10c88 0 178 0 266 0z"><text:p/></draw:path><draw:path draw:style-name="gr1484" draw:text-style-name="P124" svg:width="0.0961in" svg:height="0.087in" svg:x="0.4177in" svg:y="0.1008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484" draw:text-style-name="P124" svg:width="0.1043in" svg:height="0.0976in" svg:x="0.5323in" svg:y="0.1197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484" draw:text-style-name="P124" svg:width="0.0449in" svg:height="0.1921in" svg:x="0.6642in" svg:y="0.0413in" svg:viewBox="0 0 115 489" svg:d="M115 246c0-39-6-98-32-154-30-60-73-92-77-92-3 0-6 3-6 6 0 1 0 2 10 11 47 49 75 126 75 229 0 83-18 168-78 229-7 7-7 7-7 9 0 3 3 5 6 5 4 0 49-33 78-96 25-53 31-106 31-147z"><text:p/></draw:path><draw:path draw:style-name="gr1484" draw:text-style-name="P124" svg:width="0.0598in" svg:height="0.0894in" svg:x="0.737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484" draw:text-style-name="P124" svg:width="0.1287in" svg:height="0.1272in" svg:x="0.8689in" svg:y="0.074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484" draw:text-style-name="P124" svg:width="0.0441in" svg:height="0.1921in" svg:x="1.0713in" svg:y="0.0413in" svg:viewBox="0 0 113 489" svg:d="M113 484c0-2 0-2-8-10-62-63-77-155-77-228 0-85 18-170 80-232 5-6 5-7 5-8 0-5-1-6-4-6-5 0-49 34-78 96-25 54-31 108-31 150 0 38 6 95 32 151 30 60 72 92 77 92 3 0 4-1 4-5z"><text:p/></draw:path><draw:path draw:style-name="gr1484" draw:text-style-name="P124" svg:width="0.0819in" svg:height="0.087in" svg:x="1.1354in" svg:y="0.1008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484" draw:text-style-name="P124" svg:width="0.1177in" svg:height="0.0075in" svg:x="1.2846in" svg:y="0.1339in" svg:viewBox="0 0 300 20" svg:d="M283 20c8 0 17 0 17-10s-9-10-17-10c-88 0-178 0-266 0-9 0-17 0-17 10s8 10 17 10c88 0 178 0 266 0z"><text:p/></draw:path><draw:path draw:style-name="gr1484" draw:text-style-name="P124" svg:width="0.0819in" svg:height="0.087in" svg:x="1.4705in" svg:y="0.1008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484" draw:text-style-name="P124" svg:width="0.1047in" svg:height="0.0976in" svg:x="1.5614in" svg:y="0.1197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484" draw:text-style-name="P124" svg:width="0.0441in" svg:height="0.1921in" svg:x="1.6937in" svg:y="0.0413in" svg:viewBox="0 0 113 489" svg:d="M113 246c0-39-5-98-32-154-29-60-71-92-77-92-3 0-4 3-4 6 0 1 0 2 8 11 49 49 77 126 77 229 0 83-18 168-79 229-6 7-6 7-6 9 0 3 1 5 4 5 6 0 49-33 79-96 25-53 30-106 30-147z"><text:p/></draw:path><draw:path draw:style-name="gr1484" draw:text-style-name="P124" svg:width="0.0591in" svg:height="0.0894in" svg:x="1.7661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484" draw:text-style-name="P124" svg:width="0.1287in" svg:height="0.0449in" svg:x="1.9091in" svg:y="0.1157in" svg:viewBox="0 0 328 115" svg:d="M311 20c7 0 17 0 17-10s-10-10-17-10c-98 0-196 0-294 0-7 0-17 0-17 10s10 10 17 10c98 0 196 0 294 0zM311 115c7 0 17 0 17-10s-10-10-17-10c-98 0-196 0-294 0-7 0-17 0-17 10s10 10 17 10c98 0 196 0 294 0z"><text:p/></draw:path><draw:path draw:style-name="gr1484" draw:text-style-name="P124" svg:width="0.0783in" svg:height="0.087in" svg:x="2.1079in" svg:y="0.1008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484" draw:text-style-name="P124" svg:width="0.0598in" svg:height="0.0894in" svg:x="2.2039in" svg:y="0.0169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7"/>
      <text:p text:style-name="P8"><text:span text:style-name="T12">4</text:span><text:span text:style-name="T10">) </text:span><text:span text:style-name="T7">Équation d’ellipse dans un repère cartésien</text:span></text:p>
      <text:p text:style-name="P31">Déjà il faut rappeler qu’une ellipse <text:span text:style-name="T61">correspond à une figure circulaire qui n’est pas ronde mais ovale.</text:span></text:p>
      <text:p text:style-name="P32">Elle a différentes caractéristiques:</text:p>
      <text:list xml:id="list75498618" text:style-name="L4">
        <text:list-item>
          <text:p text:style-name="P68">Elle est composée d’un grand axe et d’un petit axe, perpendiculaires entre eux</text:p>
        </text:list-item>
        <text:list-item>
          <text:p text:style-name="P68">Elle dispose d’un centre qui est l’intersection de ses 2 axes</text:p>
        </text:list-item>
        <text:list-item>
          <text:p text:style-name="P68">Elle dispose de 2 foyers <text:span text:style-name="T64">situés sur le grand axe, </text:span>permettant de tracer l’ellipse avec la méthode du jardinier</text:p>
        </text:list-item>
      </text:list>
      <text:p text:style-name="P32"/>
      <text:p text:style-name="P33">L’équation caractéristique d’une ellipse dans un repère cartésien <draw:g text:anchor-type="as-char" svg:y="-0.1445in" draw:z-index="41" draw:name="Shape48" draw:style-name="gr1482"><svg:title>TexMaths</svg:title><svg:desc>14§display§\left(O,\ \vec{e_x},\ \vec{e_z}\right)§svg§600§FALSE§</svg:desc><draw:g draw:style-name="gr2"><draw:path draw:style-name="gr1483" draw:text-style-name="P123" svg:width="0.9315in" svg:height="0.172in" svg:x="-0.0004in" svg:y="0.0098in" svg:viewBox="0 0 2367 438" svg:d="M0 0c789 0 1578 0 2367 0 0 145 0 292 0 438-789 0-1578 0-2367 0 0-146 0-293 0-438z"><text:p/></draw:path><draw:path draw:style-name="gr1484" draw:text-style-name="P124" svg:width="0.0441in" svg:height="0.1917in" svg:x="0.0087in" svg:y="0in" svg:viewBox="0 0 113 488" svg:d="M113 483c0-2 0-2-8-10-62-62-77-154-77-228 0-86 18-171 80-232 5-6 5-6 5-9s-1-4-4-4c-5 0-49 34-78 95-25 55-31 109-31 150 0 36 6 96 32 151 30 60 72 92 77 92 3 0 4-1 4-5z"><text:p/></draw:path><draw:path draw:style-name="gr1484" draw:text-style-name="P124"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1484" draw:text-style-name="P124" svg:width="0.0228in" svg:height="0.0575in" svg:x="0.2343in" svg:y="0.1232in" svg:viewBox="0 0 59 147" svg:d="M59 52c0-32-13-52-32-52-16 0-27 13-27 27 0 12 11 26 27 26 5 0 12-3 16-7 2-1 2-1 3-1 2 0 2 0 2 7 0 36-17 66-34 82-6 5-6 6-6 7 0 4 3 6 6 6 4 0 45-38 45-95z"><text:p/></draw:path><draw:path draw:style-name="gr1484" draw:text-style-name="P124"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1484" draw:text-style-name="P124"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484" draw:text-style-name="P124"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484" draw:text-style-name="P124" svg:width="0.022in" svg:height="0.0575in" svg:x="0.572in" svg:y="0.1232in" svg:viewBox="0 0 57 147" svg:d="M57 52c0-32-12-52-30-52-17 0-27 13-27 27 0 12 10 26 27 26 5 0 11-3 16-7 2-1 2-1 3-1 0 3 0 0 0 7 0 36-17 66-32 82-6 5-6 6-6 7 0 4 2 6 5 6 5 0 44-38 44-95z"><text:p/></draw:path><draw:path draw:style-name="gr1484" draw:text-style-name="P124"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1484" draw:text-style-name="P124"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484" draw:text-style-name="P124"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484" draw:text-style-name="P124" svg:width="0.0441in" svg:height="0.1917in" svg:x="0.8969in" svg:y="0in" svg:viewBox="0 0 113 488" svg:d="M113 245c0-38-5-98-32-153-29-60-71-92-77-92-3 0-4 1-4 4s0 3 8 13c49 47 77 126 77 228 0 82-18 168-79 231-6 5-6 5-6 7 0 4 1 5 4 5 6 0 49-33 79-95 25-54 30-109 30-148z"><text:p/></draw:path></draw:g></draw:g>, de centre O, est</text:p>
      <text:p text:style-name="P37"><draw:g text:anchor-type="as-char" svg:y="-0.2646in" draw:z-index="42" draw:name="Shape49" draw:style-name="gr1482"><svg:title>TexMaths</svg:title><svg:desc>14§display§\left(\frac{x}{a}\right)^2+\left(\frac{z}{b}\right)^2=1§svg§600§FALSE§</svg:desc><draw:g draw:style-name="gr2"><draw:path draw:style-name="gr1483" draw:text-style-name="P123" svg:width="1.4941in" svg:height="0.3787in" svg:x="-0.0004in" svg:y="0.0094in" svg:viewBox="0 0 3796 963" svg:d="M1899 963c-633 0-1266 0-1899 0 0-320 0-642 0-963 1266 0 2530 0 3796 0 0 321 0 643 0 963-633 0-1266 0-1897 0z"><text:p/></draw:path><draw:path draw:style-name="gr1484" draw:text-style-name="P124" svg:width="0.0736in" svg:height="0.3469in" svg:x="0.0244in" svg:y="0.0417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484" draw:text-style-name="P124" svg:width="0.0961in" svg:height="0.0874in" svg:x="0.1339in" svg:y="0.04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484" draw:text-style-name="P124" svg:width="0.1102in" svg:height="0.0075in" svg:x="0.1283in" svg:y="0.211in" svg:viewBox="0 0 281 20" svg:d="M141 20c-47 0-93 0-141 0 0-7 0-13 0-20 94 0 188 0 281 0 0 7 0 13 0 20-46 0-93 0-140 0z"><text:p/></draw:path><draw:path draw:style-name="gr1484" draw:text-style-name="P124" svg:width="0.0882in" svg:height="0.0874in" svg:x="0.1406in" svg:y="0.311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484" draw:text-style-name="P124" svg:width="0.0728in" svg:height="0.3469in" svg:x="0.2697in" svg:y="0.0417in" svg:viewBox="0 0 186 882" svg:d="M186 441c0-141-32-291-129-402-7-7-25-26-37-36-3-3-5-3-12-3-4 0-8 0-8 4 0 2 1 4 3 6 17 17 43 43 74 98 52 94 73 215 73 333 0 211-60 342-149 433-1 0-1 1-1 2 0 6 4 6 8 6 7 0 9 0 13-4 46-41 99-108 133-212 22-68 32-145 32-225z"><text:p/></draw:path><draw:path draw:style-name="gr1484" draw:text-style-name="P124" svg:width="0.0598in" svg:height="0.0894in" svg:x="0.3866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484" draw:text-style-name="P124" svg:width="0.1287in" svg:height="0.128in" svg:x="0.5189in" svg:y="0.152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484" draw:text-style-name="P124" svg:width="0.0736in" svg:height="0.3469in" svg:x="0.7366in" svg:y="0.0417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484" draw:text-style-name="P124" svg:width="0.0819in" svg:height="0.0874in" svg:x="0.8484in" svg:y="0.04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484" draw:text-style-name="P124" svg:width="0.0984in" svg:height="0.0075in" svg:x="0.8402in" svg:y="0.211in" svg:viewBox="0 0 251 20" svg:d="M125 20c-42 0-83 0-125 0 0-7 0-13 0-20 84 0 167 0 251 0 0 7 0 13 0 20-42 0-84 0-126 0z"><text:p/></draw:path><draw:path draw:style-name="gr1484" draw:text-style-name="P124" svg:width="0.0713in" svg:height="0.1362in" svg:x="0.8567in" svg:y="0.2618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484" draw:text-style-name="P124" svg:width="0.0736in" svg:height="0.3469in" svg:x="0.9685in" svg:y="0.0417in" svg:viewBox="0 0 188 882" svg:d="M188 441c0-141-34-291-131-402-7-7-25-26-36-36-4-3-4-3-11-3-4 0-10 0-10 4 0 2 3 4 4 6 16 17 42 43 73 98 53 94 73 215 73 333 0 211-59 342-147 433-2 0-3 1-3 2 0 6 6 6 10 6 7 0 7 0 12-4 47-41 100-108 133-212 21-68 33-145 33-225z"><text:p/></draw:path><draw:path draw:style-name="gr1484" draw:text-style-name="P124" svg:width="0.0598in" svg:height="0.0894in" svg:x="1.0858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484" draw:text-style-name="P124" svg:width="0.1287in" svg:height="0.0453in" svg:x="1.2287in" svg:y="0.1929in" svg:viewBox="0 0 328 116" svg:d="M311 20c7 0 17 0 17-10s-10-10-17-10c-98 0-196 0-294 0-7 0-17 0-17 10s10 10 17 10c98 0 196 0 294 0zM311 116c7 0 17-1 17-11 0-11-10-10-17-10-98 0-196 0-294 0-7 0-17-1-17 10 0 10 10 11 17 11 98 0 196 0 294 0z"><text:p/></draw:path><draw:path draw:style-name="gr1484" draw:text-style-name="P124" svg:width="0.0634in" svg:height="0.1287in" svg:x="1.4398in" svg:y="0.135in" svg:viewBox="0 0 162 328" svg:d="M101 14c0-13 0-14-11-14-31 32-75 32-90 32 0 6 0 10 0 16 10 0 39 0 64-13 0 84 0 168 0 253 0 19-1 24-46 24-5 0-10 0-15 0 0 4 0 10 0 16 17-2 60-2 80-2 19 0 61 0 79 2 0-6 0-12 0-16-5 0-9 0-15 0-45 0-46-5-46-24 0-92 0-183 0-274z"><text:p/></draw:path></draw:g></draw:g></text:p>
      <text:p text:style-name="P33">où <draw:g text:anchor-type="as-char" svg:y="-0.1445in" draw:z-index="43" draw:name="Shape50" draw:style-name="gr1482"><svg:title>TexMaths</svg:title><svg:desc>14§display§a\in \left(\mathbb{R}^{\ast }\right)\left[\text{m}\right]§svg§600§FALSE§</svg:desc><draw:g draw:style-name="gr2"><draw:path draw:style-name="gr1483" draw:text-style-name="P123" svg:width="0.9764in" svg:height="0.1724in" svg:x="0.0016in" svg:y="0.0091in" svg:viewBox="0 0 2481 439" svg:d="M1242 439c-414 0-828 0-1242 0 0-147 0-292 0-439 828 0 1654 0 2481 0 0 147 0 292 0 439-413 0-826 0-1239 0z"><text:p/></draw:path><draw:path draw:style-name="gr1484" draw:text-style-name="P124" svg:width="0.0882in" svg:height="0.087in" svg:x="-0.0004in" svg:y="0.0591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484" draw:text-style-name="P124" svg:width="0.0961in" svg:height="0.111in" svg:x="0.1642in" svg:y="0.0402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484" draw:text-style-name="P124" svg:width="0.0449in" svg:height="0.1925in" svg:x="0.35in" svg:y="-0.0004in" svg:viewBox="0 0 115 490" svg:d="M115 484c0-1 0-1-9-10-61-63-77-155-77-229 0-86 19-171 79-231 7-7 7-7 7-8 0-5-3-6-6-6-4 0-49 34-78 97-25 53-31 107-31 148 0 38 6 96 32 152 30 60 73 93 77 93 3 0 6-2 6-6z"><text:p/></draw:path><draw:path draw:style-name="gr1484" draw:text-style-name="P124" svg:width="0.1323in" svg:height="0.1311in" svg:x="0.4094in" svg:y="0.0122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484" draw:text-style-name="P124" svg:width="0.0547in" svg:height="0.0579in" svg:x="0.5579in" svg:y="0.0016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484" draw:text-style-name="P124" svg:width="0.0449in" svg:height="0.1925in" svg:x="0.6457in" svg:y="-0.0004in" svg:viewBox="0 0 115 490" svg:d="M115 245c0-38-6-97-32-153-30-60-73-92-77-92-3 0-6 3-6 6 0 1 0 1 10 11 47 47 75 126 75 228 0 82-18 169-78 231-7 7-7 7-7 8 0 3 3 6 6 6 4 0 49-34 78-97 25-53 31-108 31-148z"><text:p/></draw:path><draw:path draw:style-name="gr1484" draw:text-style-name="P124" svg:width="0.026in" svg:height="0.1925in" svg:x="0.7654in" svg:y="-0.0004in" svg:viewBox="0 0 67 490" svg:d="M67 490c0-7 0-13 0-20-15 0-32 0-47 0 0-150 0-301 0-450 15 0 32 0 47 0 0-7 0-13 0-20-22 0-45 0-67 0 0 164 0 326 0 490 22 0 45 0 67 0z"><text:p/></draw:path><draw:path draw:style-name="gr1484" draw:text-style-name="P124" svg:width="0.1512in" svg:height="0.085in" svg:x="0.802in" svg:y="0.0591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484" draw:text-style-name="P124" svg:width="0.026in" svg:height="0.1925in" svg:x="0.9618in" svg:y="-0.0004in" svg:viewBox="0 0 67 490" svg:d="M67 0c-22 0-45 0-67 0 0 7 0 13 0 20 15 0 32 0 48 0 0 149 0 300 0 450-16 0-33 0-48 0 0 7 0 13 0 20 22 0 45 0 67 0 0-164 0-326 0-490z"><text:p/></draw:path></draw:g></draw:g><text:s/>correspond à la taille de l’un des 2 axes de l’ellipse</text:p>
      <text:p text:style-name="P24"><text:span text:style-name="T62">et <text:s text:c="2"/></text:span><draw:g text:anchor-type="as-char" svg:y="-0.1445in" draw:z-index="44" draw:name="Shape51" draw:style-name="gr1482"><svg:title>TexMaths</svg:title><svg:desc>14§display§b\in \left(\mathbb{R}^{\ast }\right)\left[\text{m}\right]§svg§600§FALSE§</svg:desc><draw:g draw:style-name="gr2"><draw:path draw:style-name="gr1483" draw:text-style-name="P123" svg:width="0.9563in" svg:height="0.172in" svg:x="0in" svg:y="0.0098in" svg:viewBox="0 0 2430 438" svg:d="M0 0c811 0 1620 0 2430 0 0 145 0 292 0 438-810 0-1619 0-2430 0 0-146 0-293 0-438z"><text:p/></draw:path><draw:path draw:style-name="gr1484" draw:text-style-name="P124"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484" draw:text-style-name="P124" svg:width="0.0965in" svg:height="0.111in" svg:x="0.1429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484" draw:text-style-name="P124" svg:width="0.0441in" svg:height="0.1917in" svg:x="0.3291in" svg:y="0in" svg:viewBox="0 0 113 488" svg:d="M113 483c0-2 0-2-8-10-62-62-77-154-77-228 0-86 20-171 80-232 5-6 5-6 5-9s-1-4-4-4c-5 0-49 34-78 95-25 55-31 109-31 150 0 36 6 96 32 151 30 60 72 92 77 92 3 0 4-1 4-5z"><text:p/></draw:path><draw:path draw:style-name="gr1484" draw:text-style-name="P124" svg:width="0.1331in" svg:height="0.1311in" svg:x="0.3882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484" draw:text-style-name="P124" svg:width="0.0547in" svg:height="0.0579in" svg:x="0.5362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484" draw:text-style-name="P124" svg:width="0.0441in" svg:height="0.1917in" svg:x="0.6244in" svg:y="0in" svg:viewBox="0 0 113 488" svg:d="M113 245c0-38-5-98-32-153-29-60-71-92-77-92-3 0-4 1-4 4s0 3 8 13c49 47 77 126 77 228 0 82-18 168-79 231-6 5-6 5-6 7 0 4 1 5 4 5 6 0 49-33 79-95 25-54 30-109 30-148z"><text:p/></draw:path><draw:path draw:style-name="gr1484" draw:text-style-name="P124" svg:width="0.026in" svg:height="0.1917in" svg:x="0.7437in" svg:y="0in" svg:viewBox="0 0 67 488" svg:d="M67 488c0-7 0-12 0-19-15 0-32 0-47 0 0-150 0-300 0-449 15 0 32 0 47 0 0-7 0-13 0-20-22 0-45 0-67 0 0 162 0 326 0 488 22 0 45 0 67 0z"><text:p/></draw:path><draw:path draw:style-name="gr1484" draw:text-style-name="P124" svg:width="0.1508in" svg:height="0.085in" svg:x="0.7811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484" draw:text-style-name="P124" svg:width="0.026in" svg:height="0.1917in" svg:x="0.9402in" svg:y="0in" svg:viewBox="0 0 67 488" svg:d="M67 0c-22 0-45 0-67 0 0 7 0 13 0 20 15 0 32 0 48 0 0 149 0 299 0 449-16 0-33 0-48 0 0 7 0 12 0 19 22 0 45 0 67 0 0-162 0-326 0-488z"><text:p/></draw:path></draw:g></draw:g><text:s/><text:span text:style-name="T62">de même</text:span></text:p>
      <text:p text:style-name="P34"/>
      <text:p text:style-name="P34">Si <draw:g text:anchor-type="as-char" svg:y="-0.1335in" draw:z-index="45" draw:name="Shape52" draw:style-name="gr1482"><svg:title>TexMaths</svg:title><svg:desc>14§display§a&gt;b§svg§600§FALSE§</svg:desc><draw:g draw:style-name="gr2"><draw:path draw:style-name="gr1483" draw:text-style-name="P123" svg:width="0.4201in" svg:height="0.1209in" svg:x="0.0016in" svg:y="0.0094in" svg:viewBox="0 0 1068 308" svg:d="M535 308c-179 0-357 0-535 0 0-102 0-206 0-308 356 0 713 0 1068 0 0 102 0 206 0 308-178 0-355 0-533 0z"><text:p/></draw:path><draw:path draw:style-name="gr1484" draw:text-style-name="P12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484" draw:text-style-name="P124" svg:width="0.1177in" svg:height="0.111in" svg:x="0.1642in" svg:y="0.0299in" svg:viewBox="0 0 300 283" svg:d="M290 153c5-3 10-6 10-12 0-7-5-8-10-9-91-44-181-86-272-129-7-3-7-3-8-3-6 0-10 4-10 10 0 4 1 7 8 11 87 41 173 80 259 120-86 41-172 80-259 121-7 4-8 7-8 11 0 6 4 10 10 10 1 0 1 0 8-4 91-42 181-84 272-126z"><text:p/></draw:path><draw:path draw:style-name="gr1484" draw:text-style-name="P124"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482"><svg:title>TexMaths</svg:title><svg:desc>14§display§\vec{e_x}§svg§600§FALSE§</svg:desc><draw:g draw:style-name="gr2"><draw:path draw:style-name="gr1483" draw:text-style-name="P123" svg:width="0.1488in" svg:height="0.1472in" svg:x="0.0004in" svg:y="0.0102in" svg:viewBox="0 0 379 375" svg:d="M191 375c-65 0-128 0-191 0 0-125 0-249 0-375 126 0 252 0 379 0 0 126 0 250 0 375-63 0-127 0-188 0z"><text:p/></draw:path><draw:path draw:style-name="gr1484" draw:text-style-name="P124"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484" draw:text-style-name="P124"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484" draw:text-style-name="P124"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40"><text:span text:style-name="T35">Si </text:span><text:span text:style-name="T35"><draw:g text:anchor-type="as-char" svg:y="-0.1335in" draw:z-index="47" draw:name="Shape54" draw:style-name="gr1482"><svg:title>TexMaths</svg:title><svg:desc>14§display§a&lt;b§svg§600§FALSE§</svg:desc><draw:g draw:style-name="gr2"><draw:path draw:style-name="gr1483" draw:text-style-name="P123" svg:width="0.4201in" svg:height="0.1209in" svg:x="0.0016in" svg:y="0.0094in" svg:viewBox="0 0 1068 308" svg:d="M535 308c-179 0-357 0-535 0 0-102 0-206 0-308 356 0 713 0 1068 0 0 102 0 206 0 308-178 0-355 0-533 0z"><text:p/></draw:path><draw:path draw:style-name="gr1484" draw:text-style-name="P12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484" draw:text-style-name="P124" svg:width="0.1177in" svg:height="0.111in" svg:x="0.1642in" svg:y="0.0299in" svg:viewBox="0 0 300 283" svg:d="M290 21c7-3 10-6 10-11 0-6-5-10-10-10-2 0-3 0-9 3-91 43-182 85-273 129-5 1-8 2-8 9 0 6 3 9 8 12 91 42 182 84 273 126 6 4 7 4 9 4 5 0 10-4 10-10s-3-8-10-11c-87-41-172-80-258-121 86-40 171-79 258-120z"><text:p/></draw:path><draw:path draw:style-name="gr1484" draw:text-style-name="P124"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8" draw:name="Shape55" draw:style-name="gr1482"><svg:title>TexMaths</svg:title><svg:desc>14§display§\vec{e_z}§svg§600§FALSE§</svg:desc><draw:g draw:style-name="gr2"><draw:path draw:style-name="gr1483" draw:text-style-name="P123" svg:width="0.1398in" svg:height="0.1469in" svg:x="0.0004in" svg:y="0.0102in" svg:viewBox="0 0 356 374" svg:d="M0 0c119 0 237 0 356 0 0 124 0 250 0 374-119 0-237 0-356 0 0-124 0-250 0-374z"><text:p/></draw:path><draw:path draw:style-name="gr1484" draw:text-style-name="P124"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484" draw:text-style-name="P124"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484" draw:text-style-name="P124"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41"><text:span text:style-name="T32">Si </text:span><text:span text:style-name="T32"><draw:g text:anchor-type="as-char" svg:y="-0.1346in" draw:z-index="49" draw:name="Shape56" draw:style-name="gr1482"><svg:title>TexMaths</svg:title><svg:desc>14§display§a=b§svg§600§FALSE§</svg:desc><draw:g draw:style-name="gr2"><draw:path draw:style-name="gr1483" draw:text-style-name="P123" svg:width="0.4193in" svg:height="0.115in" svg:x="0.0016in" svg:y="0.0102in" svg:viewBox="0 0 1066 293" svg:d="M0 0c355 0 711 0 1066 0 0 98 0 195 0 293-355 0-711 0-1066 0 0-98 0-195 0-293z"><text:p/></draw:path><draw:path draw:style-name="gr1484" draw:text-style-name="P124"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484" draw:text-style-name="P124" svg:width="0.128in" svg:height="0.0445in" svg:x="0.1587in" svg:y="0.0638in" svg:viewBox="0 0 326 114" svg:d="M309 20c7 0 17 0 17-10s-10-10-17-10c-98 0-196 0-294 0-7 0-15 0-15 10s8 10 17 10c98 0 194 0 292 0zM309 114c7 0 17 0 17-9 0-10-10-10-17-10-98 0-194 0-292 0-9 0-17 0-17 10 0 9 8 9 15 9 98 0 196 0 294 0z"><text:p/></draw:path><draw:path draw:style-name="gr1484" draw:text-style-name="P124" svg:width="0.0705in" svg:height="0.1346in" svg:x="0.3602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40"/>
      <text:p text:style-name="P40"/>
      <text:p text:style-name="P40"/>
      <text:p text:style-name="P30"><text:soft-page-break/>Si <text:span text:style-name="T63">cette ellipse est de</text:span> centre C (point quelconque du plan), alors on aura l’équation:</text:p>
      <text:p text:style-name="P37"><draw:g text:anchor-type="as-char" svg:y="-0.3217in" draw:z-index="50" draw:name="Shape57" draw:style-name="gr1482"><svg:title>TexMaths</svg:title><svg:desc>14§display§\left(\frac{x-x_C}{a}\right)^2+\left(\frac{z-z_C}{b}\right)^2=1§svg§600§FALSE§</svg:desc><draw:g draw:style-name="gr2"><draw:path draw:style-name="gr1483" draw:text-style-name="P123" svg:width="2.5366in" svg:height="0.4858in" svg:x="-0.0004in" svg:y="0.0098in" svg:viewBox="0 0 6444 1235" svg:d="M0 0c2148 0 4296 0 6444 0 0 412 0 823 0 1235-2148 0-4296 0-6444 0 0-412 0-823 0-1235z"><text:p/></draw:path><draw:path draw:style-name="gr1484" draw:text-style-name="P124" svg:width="0.0949in" svg:height="0.4638in" svg:x="0.0299in" svg:y="0.0421in" svg:viewBox="0 0 242 1179" svg:d="M242 1173c0-1-1-3-1-4-18-18-52-50-86-104-78-127-114-287-114-474 0-133 18-303 99-450 39-70 78-110 101-131 1-2 1-3 1-4 0-6-4-6-10-6-7 0-8 0-15 8-165 150-217 376-217 583 0 192 45 386 169 533 10 11 28 31 49 49 6 6 7 6 14 6 6 0 10 0 10-6z"><text:p/></draw:path><draw:path draw:style-name="gr1484" draw:text-style-name="P124" svg:width="0.0961in" svg:height="0.0874in" svg:x="0.161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484" draw:text-style-name="P124" svg:width="0.1181in" svg:height="0.0075in" svg:x="0.3252in" svg:y="0.1398in" svg:viewBox="0 0 301 20" svg:d="M283 20c8 0 18 0 18-10s-10-10-18-10c-88 0-178 0-266 0-9 0-17 0-17 10s8 10 17 10c88 0 178 0 266 0z"><text:p/></draw:path><draw:path draw:style-name="gr1484" draw:text-style-name="P124" svg:width="0.0961in" svg:height="0.0874in" svg:x="0.5083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484" draw:text-style-name="P124" svg:width="0.1043in" svg:height="0.0976in" svg:x="0.6228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484" draw:text-style-name="P124" svg:width="0.5878in" svg:height="0.0075in" svg:x="0.1555in" svg:y="0.2701in" svg:viewBox="0 0 1494 20" svg:d="M0 0c498 0 996 0 1494 0 0 7 0 13 0 20-498 0-996 0-1494 0 0-7 0-13 0-20z"><text:p/></draw:path><draw:path draw:style-name="gr1484" draw:text-style-name="P124" svg:width="0.0882in" svg:height="0.0874in" svg:x="0.4063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484" draw:text-style-name="P124" svg:width="0.0949in" svg:height="0.4638in" svg:x="0.774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484" draw:text-style-name="P124" svg:width="0.0598in" svg:height="0.0894in" svg:x="0.9177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484" draw:text-style-name="P124" svg:width="0.1287in" svg:height="0.1287in" svg:x="1.05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484" draw:text-style-name="P124" svg:width="0.0949in" svg:height="0.4638in" svg:x="1.2728in" svg:y="0.0421in" svg:viewBox="0 0 242 1179" svg:d="M242 1173c0-1-1-3-1-4-18-18-52-50-84-104-80-127-116-287-116-474 0-133 18-303 99-450 39-70 78-110 101-131 1-2 1-3 1-4 0-6-3-6-10-6s-8 0-15 8c-165 150-217 376-217 583 0 192 45 386 169 533 10 11 28 31 49 49 6 6 7 6 14 6s10 0 10-6z"><text:p/></draw:path><draw:path draw:style-name="gr1484" draw:text-style-name="P124" svg:width="0.0819in" svg:height="0.0874in" svg:x="1.4067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484" draw:text-style-name="P124" svg:width="0.1181in" svg:height="0.0075in" svg:x="1.5563in" svg:y="0.1398in" svg:viewBox="0 0 301 20" svg:d="M283 20c8 0 18 0 18-10s-10-10-18-10c-88 0-178 0-266 0-9 0-17 0-17 10s8 10 17 10c88 0 178 0 266 0z"><text:p/></draw:path><draw:path draw:style-name="gr1484" draw:text-style-name="P124" svg:width="0.0819in" svg:height="0.0874in" svg:x="1.7421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484" draw:text-style-name="P124" svg:width="0.1043in" svg:height="0.0976in" svg:x="1.8335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484" draw:text-style-name="P124" svg:width="0.5551in" svg:height="0.0075in" svg:x="1.3984in" svg:y="0.2701in" svg:viewBox="0 0 1411 20" svg:d="M0 0c470 0 941 0 1411 0 0 7 0 13 0 20-470 0-941 0-1411 0 0-7 0-13 0-20z"><text:p/></draw:path><draw:path draw:style-name="gr1484" draw:text-style-name="P124" svg:width="0.0709in" svg:height="0.1358in" svg:x="1.6437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484" draw:text-style-name="P124" svg:width="0.0949in" svg:height="0.4638in" svg:x="1.9839in" svg:y="0.0421in" svg:viewBox="0 0 242 1179" svg:d="M242 591c0-193-43-388-169-535-10-11-28-32-48-49-7-7-7-7-14-7s-11 0-11 6c0 1 1 2 3 4 18 18 50 52 84 105 78 126 115 285 115 476 0 130-19 301-100 448-38 68-80 110-99 130-2 1-3 3-3 4 0 6 4 6 11 6s7 0 16-7c163-150 215-375 215-581z"><text:p/></draw:path><draw:path draw:style-name="gr1484" draw:text-style-name="P124" svg:width="0.0598in" svg:height="0.0894in" svg:x="2.1283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484" draw:text-style-name="P124" svg:width="0.128in" svg:height="0.0449in" svg:x="2.2717in" svg:y="0.2516in" svg:viewBox="0 0 326 115" svg:d="M309 20c9 0 17 0 17-10s-8-10-15-10c-98 0-198 0-296 0-7 0-15 0-15 10s8 10 17 10c98 0 194 0 292 0zM311 115c7 0 15 0 15-10s-8-10-17-10c-98 0-194 0-292 0-9 0-17 0-17 10s8 10 15 10c98 0 198 0 296 0z"><text:p/></draw:path><draw:path draw:style-name="gr1484" draw:text-style-name="P124" svg:width="0.0634in" svg:height="0.1287in" svg:x="2.4823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5"/>
      <text:p text:style-name="P36">Enfin, si l’ellipse n’a pas ses axes colinéaires avec la base du repère, mais est rotée de <text:s text:c="2"/><draw:g text:anchor-type="as-char" svg:y="-0.1346in" draw:z-index="51" draw:name="Shape58" draw:style-name="gr1482"><svg:title>TexMaths</svg:title><svg:desc>14§display§\theta _{\in \mathbb{R}\left[\text{rad}\right]}§svg§600§FALSE§</svg:desc><draw:g draw:style-name="gr2"><draw:path draw:style-name="gr1483" draw:text-style-name="P123" svg:width="0.5646in" svg:height="0.1843in" svg:x="0.0012in" svg:y="0.0102in" svg:viewBox="0 0 1435 469" svg:d="M0 0c479 0 956 0 1435 0 0 157 0 312 0 469-479 0-956 0-1435 0 0-157 0-312 0-469z"><text:p/></draw:path><draw:path draw:style-name="gr1484" draw:text-style-name="P124"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484" draw:text-style-name="P124" svg:width="0.0744in" svg:height="0.0878in" svg:x="0.0965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484" draw:text-style-name="P124" svg:width="0.0929in" svg:height="0.0929in" svg:x="0.1886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484" draw:text-style-name="P124" svg:width="0.0205in" svg:height="0.1346in" svg:x="0.302in" svg:y="0.0693in" svg:viewBox="0 0 53 343" svg:d="M53 343c0-6 0-11 0-17-12 0-24 0-36 0 0-102 0-206 0-309 12 0 24 0 36 0 0-6 0-11 0-17-18 0-35 0-53 0 0 115 0 230 0 343 18 0 35 0 53 0z"><text:p/></draw:path><draw:path draw:style-name="gr1484" draw:text-style-name="P124" svg:width="0.048in" svg:height="0.0598in" svg:x="0.3339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484" draw:text-style-name="P124" svg:width="0.0669in" svg:height="0.0614in" svg:x="0.3957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484" draw:text-style-name="P124" svg:width="0.0724in" svg:height="0.0949in" svg:x="0.4713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484" draw:text-style-name="P124" svg:width="0.0205in" svg:height="0.1346in" svg:x="0.5551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482"><svg:title>TexMaths</svg:title><svg:desc>14§display§\left(\frac{\left(x-x_C\right)\cos \left(\theta \right)\ +\ \left(z-z_C\right)\cos \left(\theta \right)}{a}\right)^2+\left(\frac{\left(x-x_C\right)\sin \left(\theta \right)+\left(z-z_C\right)\sin \left(\theta \right)}{b}\right)^2=1§svg§600§FALSE§</svg:desc><draw:g draw:style-name="gr2"><draw:path draw:style-name="gr1483" draw:text-style-name="P123" svg:width="7.1264in" svg:height="0.4858in" svg:x="-0.0004in" svg:y="0.0098in" svg:viewBox="0 0 18102 1235" svg:d="M0 0c6034 0 12068 0 18102 0 0 412 0 823 0 1235-6034 0-12068 0-18102 0 0-412 0-823 0-1235z"><text:p/></draw:path><draw:path draw:style-name="gr1484" draw:text-style-name="P124" svg:width="0.0949in" svg:height="0.4638in" svg:x="0.0299in" svg:y="0.0421in" svg:viewBox="0 0 242 1179" svg:d="M242 1173c0-1-1-3-1-4-18-18-52-50-86-104-78-127-114-287-114-474 0-133 18-303 99-450 39-70 78-110 101-131 1-2 1-3 1-4 0-6-3-6-10-6s-8 0-15 8c-165 150-217 376-217 583 0 192 45 386 169 533 10 11 28 31 49 49 6 6 7 6 14 6s10 0 10-6z"><text:p/></draw:path><draw:path draw:style-name="gr1484" draw:text-style-name="P124" svg:width="0.0441in" svg:height="0.1929in" svg:x="0.1748in" svg:y="0.0469in" svg:viewBox="0 0 113 491" svg:d="M113 486c0-2 0-2-8-10-62-63-77-155-77-231 0-85 18-171 80-232 5-6 5-7 5-9 0-3-1-4-4-4-5 0-49 34-78 95-25 55-31 109-31 150 0 39 6 98 32 154 30 60 72 92 77 92 3 0 4-1 4-5z"><text:p/></draw:path><draw:path draw:style-name="gr1484" draw:text-style-name="P124" svg:width="0.0961in" svg:height="0.0874in" svg:x="0.2366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484" draw:text-style-name="P124" svg:width="0.1177in" svg:height="0.0075in" svg:x="0.4008in" svg:y="0.1398in" svg:viewBox="0 0 300 20" svg:d="M283 20c8 0 17 0 17-10s-9-10-17-10c-88 0-178 0-266 0-9 0-17 0-17 10s8 10 17 10c88 0 178 0 266 0z"><text:p/></draw:path><draw:path draw:style-name="gr1484" draw:text-style-name="P124" svg:width="0.0961in" svg:height="0.0874in" svg:x="0.5839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484" draw:text-style-name="P124" svg:width="0.1043in" svg:height="0.0976in" svg:x="0.6984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484" draw:text-style-name="P124" svg:width="0.0449in" svg:height="0.1929in" svg:x="0.8299in" svg:y="0.0469in" svg:viewBox="0 0 115 491" svg:d="M115 245c0-38-6-98-34-153-29-60-71-92-75-92-3 0-6 1-6 4 0 2 0 3 10 11 47 49 75 128 75 230 0 84-18 171-78 232-7 7-7 7-7 9 0 3 3 5 6 5 4 0 49-33 78-96 24-53 31-108 31-150z"><text:p/></draw:path><draw:path draw:style-name="gr1484" draw:text-style-name="P124" svg:width="0.0736in" svg:height="0.0882in" svg:x="0.9331in" svg:y="0.1055in" svg:viewBox="0 0 188 225" svg:d="M41 113c0-81 40-100 67-100 4 0 35 0 52 18-20 1-23 15-23 22 0 13 9 23 23 23 12 0 22-9 22-24 0-34-36-52-74-52-62 0-108 53-108 113 0 63 49 112 106 112 66 0 82-60 82-64 0-6-5-4-6-4-6 0-6 1-7 4-14 46-46 52-64 52-27 0-70-21-70-100z"><text:p/></draw:path><draw:path draw:style-name="gr1484" draw:text-style-name="P124" svg:width="0.0854in" svg:height="0.0882in" svg:x="1.0181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484" draw:text-style-name="P124" svg:width="0.063in" svg:height="0.0882in" svg:x="1.1161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484" draw:text-style-name="P124" svg:width="0.0449in" svg:height="0.1929in" svg:x="1.2374in" svg:y="0.0469in" svg:viewBox="0 0 115 491" svg:d="M115 486c0-2 0-2-9-10-61-63-77-155-77-231 0-85 19-171 79-232 7-6 7-7 7-9 0-3-3-4-6-4-4 0-49 34-78 95-25 55-31 109-31 150 0 39 6 98 32 154 30 60 73 92 77 92 3 0 6-1 6-5z"><text:p/></draw:path><draw:path draw:style-name="gr1484" draw:text-style-name="P124" svg:width="0.0795in" svg:height="0.1386in" svg:x="1.302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484" draw:text-style-name="P124" svg:width="0.0441in" svg:height="0.1929in" svg:x="1.4012in" svg:y="0.0469in" svg:viewBox="0 0 113 491" svg:d="M113 245c0-38-4-98-32-153-29-60-71-92-77-92-3 0-4 1-4 4 0 2 0 3 10 11 47 49 75 128 75 230 0 84-18 171-79 232-6 7-6 7-6 9 0 3 1 5 4 5 6 0 51-33 79-96 25-53 30-108 30-150z"><text:p/></draw:path><draw:path draw:style-name="gr1484" draw:text-style-name="P124" svg:width="0.1287in" svg:height="0.1287in" svg:x="1.5835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484" draw:text-style-name="P124" svg:width="0.0449in" svg:height="0.1929in" svg:x="1.8504in" svg:y="0.0469in" svg:viewBox="0 0 115 491" svg:d="M115 486c0-2 0-2-9-10-61-63-78-155-78-231 0-85 20-171 80-232 7-6 7-7 7-9 0-3-3-4-6-4-4 0-49 34-78 95-25 55-31 109-31 150 0 39 6 98 32 154 30 60 73 92 77 92 3 0 6-1 6-5z"><text:p/></draw:path><draw:path draw:style-name="gr1484" draw:text-style-name="P124" svg:width="0.0819in" svg:height="0.0874in" svg:x="1.915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484" draw:text-style-name="P124" svg:width="0.1181in" svg:height="0.0075in" svg:x="2.0642in" svg:y="0.1398in" svg:viewBox="0 0 301 20" svg:d="M284 20c7 0 17 0 17-10s-10-10-17-10c-89 0-178 0-267 0-9 0-17 0-17 10s8 10 17 10c89 0 178 0 267 0z"><text:p/></draw:path><draw:path draw:style-name="gr1484" draw:text-style-name="P124" svg:width="0.0819in" svg:height="0.0874in" svg:x="2.25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484" draw:text-style-name="P124" svg:width="0.1043in" svg:height="0.0976in" svg:x="2.3413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484" draw:text-style-name="P124" svg:width="0.0449in" svg:height="0.1929in" svg:x="2.4732in" svg:y="0.0469in" svg:viewBox="0 0 115 491" svg:d="M115 245c0-38-6-98-32-153-31-60-73-92-77-92-3 0-6 1-6 4 0 2 0 3 10 11 47 49 75 128 75 230 0 84-18 171-78 232-7 7-7 7-7 9 0 3 3 5 6 5 4 0 49-33 78-96 24-53 31-108 31-150z"><text:p/></draw:path><draw:path draw:style-name="gr1484" draw:text-style-name="P124" svg:width="0.0736in" svg:height="0.0882in" svg:x="2.5764in" svg:y="0.1055in" svg:viewBox="0 0 188 225" svg:d="M41 113c0-81 40-100 67-100 4 0 35 0 53 18-21 1-24 15-24 22 0 13 9 23 23 23 12 0 22-9 22-24 0-34-36-52-74-52-62 0-108 53-108 113 0 63 49 112 106 112 66 0 82-60 82-64 0-6-5-4-6-4-6 0-6 1-7 4-14 46-46 52-64 52-27 0-70-21-70-100z"><text:p/></draw:path><draw:path draw:style-name="gr1484" draw:text-style-name="P124" svg:width="0.0854in" svg:height="0.0882in" svg:x="2.661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484" draw:text-style-name="P124" svg:width="0.063in" svg:height="0.0882in" svg:x="2.7591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484" draw:text-style-name="P124" svg:width="0.0449in" svg:height="0.1929in" svg:x="2.8803in" svg:y="0.0469in" svg:viewBox="0 0 115 491" svg:d="M115 486c0-2 0-2-9-10-61-63-77-155-77-231 0-85 19-171 79-232 7-6 7-7 7-9 0-3-3-4-6-4-4 0-49 34-78 95-25 55-31 109-31 150 0 39 6 98 32 154 31 60 73 92 77 92 3 0 6-1 6-5z"><text:p/></draw:path><draw:path draw:style-name="gr1484" draw:text-style-name="P124" svg:width="0.0795in" svg:height="0.1386in" svg:x="2.9449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484" draw:text-style-name="P124" svg:width="0.0441in" svg:height="0.1929in" svg:x="3.0441in" svg:y="0.0469in" svg:viewBox="0 0 113 491" svg:d="M113 245c0-38-4-98-32-153-29-60-71-92-77-92-3 0-4 1-4 4 0 2 0 3 10 11 47 49 75 128 75 230 0 84-18 171-79 232-6 7-6 7-6 9 0 3 1 5 4 5 6 0 51-33 79-96 25-53 30-108 30-150z"><text:p/></draw:path><draw:path draw:style-name="gr1484" draw:text-style-name="P124" svg:width="2.9528in" svg:height="0.0075in" svg:x="0.1555in" svg:y="0.2701in" svg:viewBox="0 0 7501 20" svg:d="M0 0c2500 0 5001 0 7501 0 0 7 0 13 0 20-2500 0-5001 0-7501 0 0-7 0-13 0-20z"><text:p/></draw:path><draw:path draw:style-name="gr1484" draw:text-style-name="P124" svg:width="0.0882in" svg:height="0.0874in" svg:x="1.5886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484" draw:text-style-name="P124" svg:width="0.0949in" svg:height="0.4638in" svg:x="3.1386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484" draw:text-style-name="P124" svg:width="0.0598in" svg:height="0.0894in" svg:x="3.2827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484" draw:text-style-name="P124" svg:width="0.128in" svg:height="0.1287in" svg:x="3.415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484" draw:text-style-name="P124" svg:width="0.0949in" svg:height="0.4638in" svg:x="3.6378in" svg:y="0.0421in" svg:viewBox="0 0 242 1179" svg:d="M242 1173c0-1-1-3-3-4-18-18-50-50-84-104-79-127-114-287-114-474 0-133 16-303 98-450 39-70 79-110 100-131 3-2 3-3 3-4 0-6-4-6-11-6s-7 0-15 8c-164 150-216 376-216 583 0 192 43 386 169 533 10 11 28 31 48 49 7 6 7 6 14 6s11 0 11-6z"><text:p/></draw:path><draw:path draw:style-name="gr1484" draw:text-style-name="P124" svg:width="0.0449in" svg:height="0.1929in" svg:x="3.7823in" svg:y="0.0469in" svg:viewBox="0 0 115 491" svg:d="M115 486c0-2 0-2-9-10-61-63-77-155-77-231 0-85 19-171 79-232 7-6 7-7 7-9 0-3-3-4-6-4-4 0-49 34-78 95-25 55-31 109-31 150 0 39 6 98 32 154 30 60 73 92 77 92 3 0 6-1 6-5z"><text:p/></draw:path><draw:path draw:style-name="gr1484" draw:text-style-name="P124" svg:width="0.0961in" svg:height="0.0874in" svg:x="3.8441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484" draw:text-style-name="P124" svg:width="0.1181in" svg:height="0.0075in" svg:x="4.0083in" svg:y="0.1398in" svg:viewBox="0 0 301 20" svg:d="M284 20c9 0 17 0 17-10s-8-10-17-10c-89 0-178 0-267 0-9 0-17 0-17 10s8 10 17 10c89 0 178 0 267 0z"><text:p/></draw:path><draw:path draw:style-name="gr1484" draw:text-style-name="P124" svg:width="0.0961in" svg:height="0.0874in" svg:x="4.1917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484" draw:text-style-name="P124" svg:width="0.1047in" svg:height="0.0976in" svg:x="4.3059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484" draw:text-style-name="P124" svg:width="0.0441in" svg:height="0.1929in" svg:x="4.4382in" svg:y="0.0469in" svg:viewBox="0 0 113 491" svg:d="M113 245c0-38-5-98-32-153-29-60-71-92-77-92-3 0-4 1-4 4 0 2 0 3 8 11 49 49 77 128 77 230 0 84-18 171-79 232-6 7-6 7-6 9 0 3 1 5 4 5 6 0 49-33 79-96 25-53 30-108 30-150z"><text:p/></draw:path><draw:path draw:style-name="gr1484" draw:text-style-name="P124" svg:width="0.063in" svg:height="0.0882in" svg:x="4.5406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484" draw:text-style-name="P124" svg:width="0.0409in" svg:height="0.1291in" svg:x="4.6173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484" draw:text-style-name="P124" svg:width="0.0972in" svg:height="0.085in" svg:x="4.6709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484" draw:text-style-name="P124" svg:width="0.0441in" svg:height="0.1929in" svg:x="4.824in" svg:y="0.0469in" svg:viewBox="0 0 113 491" svg:d="M113 486c0-2 0-2-8-10-62-63-77-155-77-231 0-85 18-171 80-232 5-6 5-7 5-9 0-3-1-4-4-4-5 0-49 34-78 95-25 55-31 109-31 150 0 39 6 98 32 154 30 60 72 92 77 92 3 0 4-1 4-5z"><text:p/></draw:path><draw:path draw:style-name="gr1484" draw:text-style-name="P124" svg:width="0.0795in" svg:height="0.1386in" svg:x="4.8878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484" draw:text-style-name="P124" svg:width="0.0449in" svg:height="0.1929in" svg:x="4.987in" svg:y="0.0469in" svg:viewBox="0 0 115 491" svg:d="M115 245c0-38-6-98-32-153-30-60-73-92-77-92-3 0-6 1-6 4 0 2 0 3 10 11 47 49 75 128 75 230 0 84-18 171-78 232-7 7-7 7-7 9 0 3 3 5 6 5 4 0 49-33 78-96 25-53 31-108 31-150z"><text:p/></draw:path><draw:path draw:style-name="gr1484" draw:text-style-name="P124" svg:width="0.128in" svg:height="0.1287in" svg:x="5.1055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484" draw:text-style-name="P124" svg:width="0.0449in" svg:height="0.1929in" svg:x="5.3075in" svg:y="0.0469in" svg:viewBox="0 0 115 491" svg:d="M115 486c0-2 0-2-9-10-61-63-77-155-77-231 0-85 19-171 79-232 7-6 7-7 7-9 0-3-3-4-6-4-4 0-49 34-78 95-25 55-31 109-31 150 0 39 6 98 32 154 31 60 73 92 77 92 3 0 6-1 6-5z"><text:p/></draw:path><draw:path draw:style-name="gr1484" draw:text-style-name="P124" svg:width="0.0819in" svg:height="0.0874in" svg:x="5.3717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484" draw:text-style-name="P124" svg:width="0.1181in" svg:height="0.0075in" svg:x="5.5213in" svg:y="0.1398in" svg:viewBox="0 0 301 20" svg:d="M284 20c9 0 17 0 17-10s-8-10-17-10c-88 0-178 0-266 0-8 0-18 0-18 10s10 10 18 10c88 0 178 0 266 0z"><text:p/></draw:path><draw:path draw:style-name="gr1484" draw:text-style-name="P124" svg:width="0.0819in" svg:height="0.0874in" svg:x="5.7075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484" draw:text-style-name="P124" svg:width="0.1043in" svg:height="0.0976in" svg:x="5.7984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484" draw:text-style-name="P124" svg:width="0.0449in" svg:height="0.1929in" svg:x="5.9303in" svg:y="0.0469in" svg:viewBox="0 0 115 491" svg:d="M115 245c0-38-6-98-32-153-30-60-73-92-77-92-3 0-6 1-6 4 0 2 0 3 10 11 47 49 77 128 77 230 0 84-18 171-80 232-7 7-7 7-7 9 0 3 3 5 6 5 4 0 49-33 78-96 25-53 31-108 31-150z"><text:p/></draw:path><draw:path draw:style-name="gr1484" draw:text-style-name="P124" svg:width="0.063in" svg:height="0.0882in" svg:x="6.0331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484" draw:text-style-name="P124" svg:width="0.0409in" svg:height="0.1291in" svg:x="6.1098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484" draw:text-style-name="P124" svg:width="0.0972in" svg:height="0.085in" svg:x="6.1634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484" draw:text-style-name="P124" svg:width="0.0449in" svg:height="0.1929in" svg:x="6.3161in" svg:y="0.0469in" svg:viewBox="0 0 115 491" svg:d="M115 486c0-2 0-2-9-10-61-63-77-155-77-231 0-85 19-171 79-232 7-6 7-7 7-9 0-3-2-4-6-4s-49 34-77 95c-25 55-32 109-32 150 0 39 6 98 34 154 29 60 71 92 75 92s6-1 6-5z"><text:p/></draw:path><draw:path draw:style-name="gr1484" draw:text-style-name="P124" svg:width="0.0795in" svg:height="0.1386in" svg:x="6.3803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484" draw:text-style-name="P124" svg:width="0.0449in" svg:height="0.1929in" svg:x="6.4795in" svg:y="0.0469in" svg:viewBox="0 0 115 491" svg:d="M115 245c0-38-6-98-34-153-29-60-71-92-75-92-5 0-6 1-6 4 0 2 0 3 10 11 47 49 75 128 75 230 0 84-18 171-78 232-7 7-7 7-7 9 0 3 1 5 6 5 4 0 49-33 77-96 25-53 32-108 32-150z"><text:p/></draw:path><draw:path draw:style-name="gr1484" draw:text-style-name="P124" svg:width="2.7807in" svg:height="0.0075in" svg:x="3.763in" svg:y="0.2701in" svg:viewBox="0 0 7064 20" svg:d="M0 0c2355 0 4710 0 7064 0 0 7 0 13 0 20-2354 0-4709 0-7064 0 0-7 0-13 0-20z"><text:p/></draw:path><draw:path draw:style-name="gr1484" draw:text-style-name="P124" svg:width="0.0709in" svg:height="0.1358in" svg:x="5.1209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484" draw:text-style-name="P124" svg:width="0.0949in" svg:height="0.4638in" svg:x="6.574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484" draw:text-style-name="P124" svg:width="0.0598in" svg:height="0.0894in" svg:x="6.7185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484" draw:text-style-name="P124" svg:width="0.1287in" svg:height="0.0449in" svg:x="6.861in" svg:y="0.2516in" svg:viewBox="0 0 328 115" svg:d="M311 20c8 0 17 0 17-10s-9-10-16-10c-98 0-197 0-295 0-7 0-17 0-17 10s10 10 17 10c98 0 196 0 294 0zM312 115c7 0 16 0 16-10s-9-10-17-10c-98 0-196 0-294 0-7 0-17 0-17 10s10 10 17 10c98 0 197 0 295 0z"><text:p/></draw:path><draw:path draw:style-name="gr1484" draw:text-style-name="P124" svg:width="0.0634in" svg:height="0.1287in" svg:x="7.072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0"/>
      <text:p text:style-name="P30"/>
      <text:p text:style-name="P30"/>
      <text:p text:style-name="P30"/>
      <text:p text:style-name="P30"/>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4"><text:soft-page-break/><text:span text:style-name="T13">5</text:span><text:span text:style-name="T10">) </text:span><text:span text:style-name="T8">Équations différentielles</text:span></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4"><text:span text:style-name="T8"/></text:p>
      <text:p text:style-name="P85"><text:soft-page-break/><text:span text:style-name="T14">6</text:span><text:span text:style-name="T10">) </text:span><text:span text:style-name="T9">Le gradient</text:span></text:p>
      <text:p text:style-name="P69">Le gradient c’est un opérateur qui prend en argument un <text:span text:style-name="T17">champ scalaire</text:span> (soit la fonction, soit l’expression) et qui retourne un <text:span text:style-name="T17">champ vectoriel</text:span> (en <text:span text:style-name="T69">objet</text:span> fonction ou expression selon ce qu’on lui a donné à manger).</text:p>
      <text:p text:style-name="P69">En pratique, on a un champ scalaire S du genre</text:p>
      <text:p text:style-name="P69"/>
      <text:p text:style-name="P37"><draw:g text:anchor-type="as-char" svg:y="-0.2217in" draw:z-index="86" draw:style-name="gr1"><svg:title>TexMaths</svg:title><svg:desc>14§display§f_S=\text{f}^{\circ }\left(_{\left(x,\ y,\ z\right)\ \rightarrow f_S\left(x,\ y,\ z\right)=S}^{\ \ \ \ \mathbb{R}^3\ \ \ \rightarrow \ \ \ \mathbb{R}}\right)§svg§600§FALSE§</svg:desc><draw:g draw:style-name="gr2"><draw:path draw:style-name="gr1451" draw:text-style-name="P123" svg:width="2.6299in" svg:height="0.3276in" svg:x="0.0004in" svg:y="0.0098in" svg:viewBox="0 0 6681 833" svg:d="M3341 833c-1114 0-2227 0-3341 0 0-277 0-556 0-833 2227 0 4454 0 6681 0 0 277 0 556 0 833-1112 0-2227 0-3340 0z"><text:p/></draw:path><draw:path draw:style-name="gr1452" draw:text-style-name="P124" svg:width="0.0961in" svg:height="0.176in" svg:x="0.0008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453" draw:text-style-name="P124" svg:width="0.0854in" svg:height="0.0976in" svg:x="0.0957in" svg:y="0.1571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1454" draw:text-style-name="P124"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1455" draw:text-style-name="P124" svg:width="0.0626in" svg:height="0.1362in" svg:x="0.4622in" svg:y="0.0866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1456" draw:text-style-name="P124" svg:width="0.0575in" svg:height="0.0575in" svg:x="0.5256in" svg:y="0.0736in" svg:viewBox="0 0 147 147" svg:d="M147 74c0-42-32-74-74-74-41 0-73 34-73 73 0 42 32 74 73 74 42 0 74-34 74-73zM73 130c-32 0-56-26-56-56 0-32 25-57 56-57 33 0 57 25 57 56 0 32-25 57-57 57z"><text:p/></draw:path><draw:path draw:style-name="gr1457" draw:text-style-name="P124" svg:width="0.0736in" svg:height="0.3476in" svg:x="0.6709in" svg:y="0.0004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1458" draw:text-style-name="P124" svg:width="0.0929in" svg:height="0.0921in" svg:x="1.0122in" svg:y="0.0504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1459" draw:text-style-name="P124" svg:width="0.0496in" svg:height="0.0661in" svg:x="1.1157in" svg:y="0.0201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1460" draw:text-style-name="P124" svg:width="0.1331in" svg:height="0.0709in" svg:x="1.387in" svg:y="0.0736in" svg:viewBox="0 0 339 181" svg:d="M291 98c-43 32-50 77-50 78 0 5 4 5 8 5 7 0 7 0 10-6 1-8 7-31 25-49 20-21 37-27 52-31 1-1 3-3 3-4 0-4-2-4-6-6-50-16-67-51-75-81-2-4-5-4-9-4-5 0-8 0-8 4 0 2 4 24 21 48 8 12 17 22 29 29-92 0-185 0-277 0-6 0-14 0-14 9 0 8 8 8 14 8 92 0 185 0 277 0z"><text:p/></draw:path><draw:path draw:style-name="gr1461" draw:text-style-name="P124" svg:width="0.0929in" svg:height="0.0921in" svg:x="1.7268in" svg:y="0.0504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1462" draw:text-style-name="P124" svg:width="0.035in" svg:height="0.1354in" svg:x="0.7673in" svg:y="0.174in" svg:viewBox="0 0 90 345" svg:d="M83 0c-66 46-83 119-83 172 0 48 14 124 83 173 2 0 7 0 7-5 0-2-2-2-5-5-44-41-61-100-61-163 0-92 35-138 63-164 1-1 3-2 3-4 0-4-5-4-7-4z"><text:p/></draw:path><draw:path draw:style-name="gr1463" draw:text-style-name="P124" svg:width="0.0724in" svg:height="0.0606in" svg:x="0.8185in" svg:y="0.2154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1464" draw:text-style-name="P124" svg:width="0.0173in" svg:height="0.0413in" svg:x="0.915in" svg:y="0.2594in" svg:viewBox="0 0 45 106" svg:d="M35 35c0 18-4 41-28 63-1 0-1 1-1 3 0 3 2 5 4 5 5 0 35-28 35-68 0-21-9-38-25-38-12 0-20 10-20 20 0 11 8 19 21 19 7 0 13-4 14-4z"><text:p/></draw:path><draw:path draw:style-name="gr1465" draw:text-style-name="P124" svg:width="0.0689in" svg:height="0.0874in" svg:x="1.0169in" svg:y="0.2154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1466" draw:text-style-name="P124" svg:width="0.0165in" svg:height="0.0413in" svg:x="1.1091in" svg:y="0.2594in" svg:viewBox="0 0 43 106" svg:d="M35 35c0 18-4 41-28 63-1 0-1 1-1 3 0 3 2 5 4 5 5 0 33-28 33-68 0-21-7-38-23-38-12 0-20 10-20 20 0 11 8 19 20 19 8 0 14-4 15-4z"><text:p/></draw:path><draw:path draw:style-name="gr1467" draw:text-style-name="P124" svg:width="0.0618in" svg:height="0.0606in" svg:x="1.2126in" svg:y="0.2154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1468" draw:text-style-name="P124" svg:width="0.035in" svg:height="0.1354in" svg:x="1.2937in" svg:y="0.174in" svg:viewBox="0 0 90 345" svg:d="M7 0c-3 0-7 0-7 4 0 2 1 3 3 6 29 26 63 73 63 162 0 72-23 126-60 160-6 6-6 6-6 8s1 5 4 5c4 0 38-24 60-66 16-30 26-66 26-107 0-49-16-123-83-172z"><text:p/></draw:path><draw:path draw:style-name="gr1469" draw:text-style-name="P124" svg:width="0.1331in" svg:height="0.0713in" svg:x="1.4189in" svg:y="0.2055in" svg:viewBox="0 0 339 182" svg:d="M291 99c-43 33-32 52-49 77 0 6 3 6 9 6 5 0 7 0 8-7 1-8 7-29 25-49 20-21 38-27 52-31 3 0 3-3 3-4 0-3-2-4-6-6-50-15-67-50-74-81-1-4-4-4-8-4-6 0-9 0-9 6 7 15 3 23 20 47 8 11 18 21 29 30-92 0-185 0-277 0-6 0-14 0-14 8s8 8 14 8c92 0 185 0 277 0z"><text:p/></draw:path><draw:path draw:style-name="gr1470" draw:text-style-name="P124" svg:width="0.0713in" svg:height="0.1232in" svg:x="1.5732in" svg:y="0.1795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1471" draw:text-style-name="P124" svg:width="0.0669in" svg:height="0.0701in" svg:x="1.6504in" svg:y="0.2264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1472" draw:text-style-name="P124" svg:width="0.035in" svg:height="0.1354in" svg:x="1.7516in" svg:y="0.174in" svg:viewBox="0 0 90 345" svg:d="M83 0c-66 46-83 119-83 172 0 48 14 124 83 173 2 0 7 0 7-5 0-2-2-2-5-5-44-41-61-100-61-163 0-92 35-138 63-164 1-1 3-2 3-4 0-4-5-4-7-4z"><text:p/></draw:path><draw:path draw:style-name="gr1473" draw:text-style-name="P124" svg:width="0.0724in" svg:height="0.0606in" svg:x="1.8031in" svg:y="0.2154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1474" draw:text-style-name="P124" svg:width="0.0173in" svg:height="0.0413in" svg:x="1.8996in" svg:y="0.2594in" svg:viewBox="0 0 45 106" svg:d="M35 35c0 18-4 41-28 63-1 0-1 1-1 3 0 3 2 5 4 5 5 0 35-28 35-68 0-21-9-38-25-38-12 0-20 10-20 20 0 11 8 19 21 19 7 0 13-4 14-4z"><text:p/></draw:path><draw:path draw:style-name="gr1475" draw:text-style-name="P124" svg:width="0.0689in" svg:height="0.0874in" svg:x="2.0016in" svg:y="0.2154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1476" draw:text-style-name="P124" svg:width="0.0165in" svg:height="0.0413in" svg:x="2.0933in" svg:y="0.2594in" svg:viewBox="0 0 43 106" svg:d="M35 35c0 18-4 41-28 63-1 0-1 1-1 3 0 3 2 5 4 5 5 0 33-28 33-68 0-21-7-38-23-38-12 0-20 10-20 20 0 11 8 19 20 19 8 0 14-4 15-4z"><text:p/></draw:path><draw:path draw:style-name="gr1477" draw:text-style-name="P124" svg:width="0.0618in" svg:height="0.0606in" svg:x="2.1972in" svg:y="0.2154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1478" draw:text-style-name="P124" svg:width="0.035in" svg:height="0.1354in" svg:x="2.278in" svg:y="0.174in" svg:viewBox="0 0 90 345" svg:d="M7 0c-3 0-7 0-7 4 0 2 1 3 3 6 29 26 63 73 63 162 0 72-23 126-60 160-6 6-6 6-6 8s1 5 4 5c4 0 38-24 60-66 16-30 26-66 26-107 0-49-16-123-83-172z"><text:p/></draw:path><draw:path draw:style-name="gr1479" draw:text-style-name="P124" svg:width="0.0992in" svg:height="0.0358in" svg:x="2.3386in" svg:y="0.2228in" svg:viewBox="0 0 253 92" svg:d="M239 17c6 0 14 0 14-9 0-8-8-8-14-8-75 0-151 0-226 0-6 0-13 0-13 8 0 9 7 9 13 9 75 0 151 0 226 0zM239 92c6 0 14 0 14-8s-8-8-14-8c-75 0-151 0-226 0-6 0-13 0-13 8s7 8 13 8c75 0 151 0 226 0z"><text:p/></draw:path><draw:path draw:style-name="gr1480" draw:text-style-name="P124" svg:width="0.0862in" svg:height="0.0972in" svg:x="2.4579in" svg:y="0.1803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1481" draw:text-style-name="P124" svg:width="0.0736in" svg:height="0.3476in" svg:x="2.5669in" svg:y="0.0004in" svg:viewBox="0 0 188 884" svg:d="M188 443c0-142-34-292-131-402-7-9-25-27-36-38-4-3-6-3-11-3-6 0-10 0-10 6 0 1 1 2 3 4 17 18 43 45 74 98 53 95 73 217 73 335 0 211-59 341-147 431-2 1-3 3-3 4 0 6 4 6 10 6 5 0 7 0 11-4 48-41 99-110 134-213 21-68 33-147 33-224z"><text:p/></draw:path></draw:g></draw:g></text:p>
      <text:p text:style-name="P37"/>
      <text:p text:style-name="P71">Le gradient de ce champ scalaire sera</text:p>
      <text:p text:style-name="P71"/>
      <text:p text:style-name="Text_20_body"><draw:g text:anchor-type="as-char" svg:y="-0.1898in" draw:z-index="87" draw:style-name="gr1"><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1374" draw:text-style-name="P123" svg:width="7.1181in" svg:height="0.2252in" svg:x="0.0043in" svg:y="0.0098in" svg:viewBox="0 0 18081 573" svg:d="M9042 573c-3014 0-6028 0-9042 0 0-191 0-382 0-573 6028 0 12054 0 18081 0 0 191 0 382 0 573-3013 0-6026 0-9039 0z"><text:p/></draw:path><draw:path draw:style-name="gr1375" draw:text-style-name="P124" svg:width="0.0791in" svg:height="0.0382in" svg:x="0.1437in" svg:y="0.0004in" svg:viewBox="0 0 202 98" svg:d="M162 59c-7 5-21 19-21 29 0 4 4 10 9 10 4 0 7-4 8-7 7-7 17-21 36-32 4-2 8-4 8-10s-3-7-6-10c-11-7-15-17-19-28-1-4-2-11-9-11-6 0-9 7-9 11 0 2 4 18 11 28-51 0-103 0-153 0-8 0-17 0-17 10s9 10 17 10c48 0 97 0 145 0z"><text:p/></draw:path><draw:path draw:style-name="gr1376" draw:text-style-name="P124" svg:width="0.0819in" svg:height="0.1272in" svg:x="0.0004in" svg:y="0.1016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1377" draw:text-style-name="P124" svg:width="0.0598in" svg:height="0.085in" svg:x="0.0902in" svg:y="0.1043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1378" draw:text-style-name="P124" svg:width="0.0807in" svg:height="0.0886in" svg:x="0.1626in" svg:y="0.1028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1379" draw:text-style-name="P124" svg:width="0.0882in" svg:height="0.1354in" svg:x="0.2508in" svg:y="0.0551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1380" draw:text-style-name="P124" svg:width="0.0409in" svg:height="0.1925in" svg:x="0.3921in" svg:y="0.0445in" svg:viewBox="0 0 105 490" svg:d="M105 485c0-2 0-2-8-10-56-63-71-154-71-230 0-85 18-171 74-231 5-7 5-7 5-8 0-5-1-6-4-6-5 0-45 34-73 95-23 55-28 110-28 150 0 39 5 97 30 153 27 60 66 92 71 92 3 0 4-1 4-5z"><text:p/></draw:path><draw:path draw:style-name="gr1381" draw:text-style-name="P124" svg:width="0.0894in" svg:height="0.1748in" svg:x="0.4531in" svg:y="0.0535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1382" draw:text-style-name="P124" svg:width="0.0791in" svg:height="0.0976in" svg:x="0.5409in" svg:y="0.1232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1383" draw:text-style-name="P124" svg:width="0.0409in" svg:height="0.1925in" svg:x="0.6831in" svg:y="0.0445in" svg:viewBox="0 0 105 490" svg:d="M105 485c0-2 0-2-8-10-57-63-71-154-71-230 0-85 18-171 74-231 5-7 5-7 5-8 0-5-1-6-4-6-5 0-45 34-73 95-23 55-28 110-28 150 0 39 5 97 30 153 27 60 66 92 71 92 3 0 4-1 4-5z"><text:p/></draw:path><draw:path draw:style-name="gr1384" draw:text-style-name="P124" svg:width="0.089in" svg:height="0.0874in" svg:x="0.7402in" svg:y="0.1043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1385" draw:text-style-name="P124" svg:width="0.0205in" svg:height="0.0575in" svg:x="0.8531in" svg:y="0.1685in" svg:viewBox="0 0 53 147" svg:d="M53 52c0-32-12-52-30-52-14 0-23 13-23 27 0 12 9 25 23 25 7 0 12-2 17-6 1-1 1-1 1-1 2 0 2 0 2 7 0 36-16 66-31 81-6 6-6 7-6 8 0 3 3 6 6 6 5 0 41-38 41-95z"><text:p/></draw:path><draw:path draw:style-name="gr1386" draw:text-style-name="P124" svg:width="0.0823in" svg:height="0.1248in" svg:x="0.9819in" svg:y="0.1043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1387" draw:text-style-name="P124" svg:width="0.0205in" svg:height="0.0575in" svg:x="1.0866in" svg:y="0.1685in" svg:viewBox="0 0 53 147" svg:d="M53 52c0-32-12-52-28-52s-25 13-25 27c0 12 9 25 25 25 5 0 10-2 15-6 1-1 1-1 3-1 0 3 0 0 0 7 0 36-16 64-31 81-6 4-4 7-4 8 0 3 1 6 4 6 5 0 41-38 41-95z"><text:p/></draw:path><draw:path draw:style-name="gr1388" draw:text-style-name="P124" svg:width="0.0756in" svg:height="0.0874in" svg:x="1.2181in" svg:y="0.1043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1389" draw:text-style-name="P124" svg:width="0.0413in" svg:height="0.1925in" svg:x="1.3118in" svg:y="0.0445in" svg:viewBox="0 0 106 490" svg:d="M106 245c0-38-5-97-31-153-27-60-66-92-70-92s-5 3-5 6c0 1 0 1 9 11 44 47 70 126 70 228 0 84-17 170-73 231-6 7-6 7-6 9s1 5 5 5 46-33 71-96c24-54 30-107 30-149z"><text:p/></draw:path><draw:path draw:style-name="gr1390" draw:text-style-name="P124" svg:width="0.0409in" svg:height="0.1925in" svg:x="1.3819in" svg:y="0.0445in" svg:viewBox="0 0 105 490" svg:d="M105 245c0-38-5-97-30-153-27-60-66-92-71-92-3 0-4 3-4 6 0 1 0 1 8 11 45 47 71 126 71 228 0 84-17 170-74 231-5 7-5 7-5 9s1 5 4 5c5 0 45-33 72-96 24-54 29-107 29-149z"><text:p/></draw:path><draw:path draw:style-name="gr1391" draw:text-style-name="P124" svg:width="0.1185in" svg:height="0.0449in" svg:x="1.5012in" svg:y="0.1185in" svg:viewBox="0 0 302 115" svg:d="M286 20c8 0 16 0 16-10s-8-10-14-10c-91 0-183 0-274 0-6 0-14 0-14 10s8 10 16 10c90 0 180 0 270 0zM288 115c6 0 14 0 14-10s-8-10-16-10c-90 0-180 0-270 0-8 0-16 0-16 10s8 10 14 10c91 0 183 0 274 0z"><text:p/></draw:path><draw:path draw:style-name="gr1392" draw:text-style-name="P124" svg:width="0.024in" svg:height="0.1925in" svg:x="1.7012in" svg:y="0.0445in" svg:viewBox="0 0 62 490" svg:d="M62 490c0-5 0-12 0-19-14 0-30 0-44 0 0-150 0-302 0-451 14 0 30 0 44 0 0-7 0-13 0-20-21 0-41 0-62 0 0 164 0 328 0 490 21 0 41 0 62 0z"><text:p/></draw:path><draw:path draw:style-name="gr1393" draw:text-style-name="P124" svg:width="0.0933in" svg:height="0.1417in" svg:x="1.7374in" svg:y="0.0512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1394" draw:text-style-name="P124" svg:width="0.0665in" svg:height="0.0606in" svg:x="1.8311in" svg:y="0.1579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1395" draw:text-style-name="P124" svg:width="0.0413in" svg:height="0.1925in" svg:x="1.9626in" svg:y="0.0445in" svg:viewBox="0 0 106 490" svg:d="M106 485c0-2 0-2-8-10-57-63-71-154-71-230 0-85 17-171 73-231 6-7 6-7 6-8 0-5-2-6-5-6-4 0-45 34-71 95-24 55-30 110-30 150 0 39 5 97 31 153 27 60 66 92 70 92 3 0 5-1 5-5z"><text:p/></draw:path><draw:path draw:style-name="gr1396" draw:text-style-name="P124" svg:width="0.089in" svg:height="0.1748in" svg:x="2.0244in" svg:y="0.0535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1397" draw:text-style-name="P124" svg:width="0.0791in" svg:height="0.0976in" svg:x="2.1122in" svg:y="0.1232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1398" draw:text-style-name="P124" svg:width="0.0413in" svg:height="0.1925in" svg:x="2.2539in" svg:y="0.0445in" svg:viewBox="0 0 106 490" svg:d="M106 485c0-2 0-2-8-10-57-63-71-154-71-230 0-85 17-171 73-231 6-7 6-7 6-8 0-5-2-6-5-6-4 0-45 34-73 95-23 55-28 110-28 150 0 39 5 97 30 153 28 60 67 92 71 92 3 0 5-1 5-5z"><text:p/></draw:path><draw:path draw:style-name="gr1399" draw:text-style-name="P124" svg:width="0.089in" svg:height="0.0874in" svg:x="2.311in" svg:y="0.1043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1400" draw:text-style-name="P124" svg:width="0.0205in" svg:height="0.0575in" svg:x="2.4236in" svg:y="0.1685in" svg:viewBox="0 0 53 147" svg:d="M53 52c0-32-10-52-28-52-16 0-25 13-25 27 0 12 9 25 25 25 5 0 11-2 15-6 1-1 1-1 3-1 0 3 1 0 1 7 0 36-17 66-31 81-5 6-5 7-5 8 0 3 2 6 4 6 5 0 41-38 41-95z"><text:p/></draw:path><draw:path draw:style-name="gr1401" draw:text-style-name="P124" svg:width="0.0823in" svg:height="0.1248in" svg:x="2.5528in" svg:y="0.1043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1402" draw:text-style-name="P124" svg:width="0.0209in" svg:height="0.0575in" svg:x="2.6575in" svg:y="0.1685in" svg:viewBox="0 0 54 147" svg:d="M54 52c0-32-11-52-29-52-16 0-25 13-25 27 0 12 9 25 25 25 5 0 11-2 15-6 1-1 1-1 3-1 0 3 1 0 1 7 0 36-16 66-31 81-5 6-5 7-5 8 0 3 2 6 5 6 4 0 41-38 41-95z"><text:p/></draw:path><draw:path draw:style-name="gr1403" draw:text-style-name="P124" svg:width="0.0756in" svg:height="0.0874in" svg:x="2.7894in" svg:y="0.1043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1404" draw:text-style-name="P124" svg:width="0.0413in" svg:height="0.1925in" svg:x="2.8827in" svg:y="0.0445in" svg:viewBox="0 0 106 490" svg:d="M106 245c0-38-5-97-30-153-27-60-67-92-71-92-2 0-5 3-5 6 0 1 0 1 9 11 45 47 71 126 71 228 0 84-17 170-74 231-6 7-6 7-6 9s3 5 5 5c4 0 46-33 73-96 23-54 28-107 28-149z"><text:p/></draw:path><draw:path draw:style-name="gr1405" draw:text-style-name="P124" svg:width="0.0413in" svg:height="0.1925in" svg:x="2.9528in" svg:y="0.0445in" svg:viewBox="0 0 106 490" svg:d="M106 245c0-38-5-97-31-153-27-60-66-92-70-92-2 0-5 3-5 6 0 1 0 1 9 11 44 47 70 126 70 228 0 84-17 170-73 231-6 7-6 7-6 9s3 5 5 5c4 0 46-33 73-96 22-54 28-107 28-149z"><text:p/></draw:path><draw:path draw:style-name="gr1406" draw:text-style-name="P124" svg:width="0.0244in" svg:height="0.1925in" svg:x="3.0157in" svg:y="0.0445in" svg:viewBox="0 0 63 490" svg:d="M63 0c-20 0-42 0-63 0 0 7 0 13 0 20 16 0 30 0 45 0 0 149 0 301 0 451-15 0-29 0-45 0 0 7 0 14 0 19 21 0 43 0 63 0 0-162 0-326 0-490z"><text:p/></draw:path><draw:path draw:style-name="gr1407" draw:text-style-name="P124" svg:width="0.0185in" svg:height="0.0201in" svg:x="3.1173in" svg:y="0.1307in" svg:viewBox="0 0 48 52" svg:d="M48 25c0-14-12-25-25-25-14 0-23 10-23 25 0 14 9 27 23 27 13 0 25-11 25-27z"><text:p/></draw:path><draw:path draw:style-name="gr1408" draw:text-style-name="P124" svg:width="0.0787in" svg:height="0.0378in" svg:x="3.2524in" svg:y="0.0516in" svg:viewBox="0 0 201 97" svg:d="M161 57c-7 7-21 21-21 30 0 5 4 10 9 10 4 0 6-3 8-6 6-8 17-21 36-32 4-3 8-4 8-11 0-5-3-7-7-10-9-7-14-16-18-28-1-4-2-10-9-10-6 0-9 6-9 10 0 3 4 18 10 28-50 0-102 0-152 0-8 0-16 0-16 10 0 9 8 9 16 9 47 0 97 0 145 0z"><text:p/></draw:path><draw:path draw:style-name="gr1409" draw:text-style-name="P124" svg:width="0.0685in" svg:height="0.0874in" svg:x="3.1996in" svg:y="0.1043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1410" draw:text-style-name="P124" svg:width="0.0665in" svg:height="0.0606in" svg:x="3.2811in" svg:y="0.1579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1411" draw:text-style-name="P124" svg:width="0.1185in" svg:height="0.128in" svg:x="3.4154in" svg:y="0.0772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1412" draw:text-style-name="P124" svg:width="0.024in" svg:height="0.1925in" svg:x="3.6051in" svg:y="0.0445in" svg:viewBox="0 0 62 490" svg:d="M62 490c0-5 0-12 0-19-14 0-30 0-44 0 0-150 0-302 0-451 14 0 30 0 44 0 0-7 0-13 0-20-21 0-41 0-62 0 0 164 0 328 0 490 21 0 41 0 62 0z"><text:p/></draw:path><draw:path draw:style-name="gr1413" draw:text-style-name="P124" svg:width="0.0941in" svg:height="0.1417in" svg:x="3.6406in" svg:y="0.0512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1414" draw:text-style-name="P124" svg:width="0.0638in" svg:height="0.0874in" svg:x="3.7346in" svg:y="0.1579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1415" draw:text-style-name="P124" svg:width="0.0409in" svg:height="0.1925in" svg:x="3.8626in" svg:y="0.0445in" svg:viewBox="0 0 105 490" svg:d="M105 485c0-2 0-2-8-10-57-63-71-154-71-230 0-85 17-171 74-231 5-7 5-7 5-8 0-5-1-6-4-6-5 0-45 34-73 95-23 55-28 110-28 150 0 39 5 97 30 153 27 60 66 92 71 92 3 0 4-1 4-5z"><text:p/></draw:path><draw:path draw:style-name="gr1416" draw:text-style-name="P124" svg:width="0.0894in" svg:height="0.1748in" svg:x="3.9236in" svg:y="0.0535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1417" draw:text-style-name="P124" svg:width="0.0791in" svg:height="0.0976in" svg:x="4.0114in" svg:y="0.1232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1418" draw:text-style-name="P124" svg:width="0.0409in" svg:height="0.1925in" svg:x="4.1535in" svg:y="0.0445in" svg:viewBox="0 0 105 490" svg:d="M105 485c0-2 0-2-8-10-57-63-71-154-71-230 0-85 17-171 74-231 5-7 5-7 5-8 0-5-1-6-4-6-5 0-45 34-73 95-23 55-28 110-28 150 0 39 5 97 30 153 27 60 66 92 71 92 3 0 4-1 4-5z"><text:p/></draw:path><draw:path draw:style-name="gr1419" draw:text-style-name="P124" svg:width="0.089in" svg:height="0.0874in" svg:x="4.211in" svg:y="0.1043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1420" draw:text-style-name="P124" svg:width="0.0205in" svg:height="0.0575in" svg:x="4.3236in" svg:y="0.1685in" svg:viewBox="0 0 53 147" svg:d="M53 52c0-32-12-52-30-52-14 0-23 13-23 27 0 12 9 25 23 25 5 0 12-2 17-6 1-1 1-1 1-1 2 0 2 0 2 7 0 36-16 66-31 81-6 6-6 7-6 8 0 3 3 6 6 6 5 0 41-38 41-95z"><text:p/></draw:path><draw:path draw:style-name="gr1421" draw:text-style-name="P124" svg:width="0.0823in" svg:height="0.1248in" svg:x="4.4528in" svg:y="0.1043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1422" draw:text-style-name="P124" svg:width="0.0205in" svg:height="0.0575in" svg:x="4.5571in" svg:y="0.1685in" svg:viewBox="0 0 53 147" svg:d="M53 52c0-32-12-52-30-52-14 0-23 13-23 27 0 12 9 25 23 25 7 0 12-2 17-6 1-1 1-1 3-1 0 3 0 0 0 7 0 36-16 66-31 81-6 6-6 7-6 8 0 3 3 6 6 6 5 0 41-38 41-95z"><text:p/></draw:path><draw:path draw:style-name="gr1423" draw:text-style-name="P124" svg:width="0.0756in" svg:height="0.0874in" svg:x="4.6886in" svg:y="0.1043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1424" draw:text-style-name="P124" svg:width="0.0409in" svg:height="0.1925in" svg:x="4.7827in" svg:y="0.0445in" svg:viewBox="0 0 105 490" svg:d="M105 245c0-38-4-97-30-153-27-60-66-92-71-92-3 0-4 3-4 6 0 1 0 1 9 11 44 47 70 126 70 228 0 84-17 170-74 231-5 7-5 7-5 9s1 5 4 5c5 0 47-33 72-96 24-54 29-107 29-149z"><text:p/></draw:path><draw:path draw:style-name="gr1425" draw:text-style-name="P124" svg:width="0.0409in" svg:height="0.1925in" svg:x="4.8524in" svg:y="0.0445in" svg:viewBox="0 0 105 490" svg:d="M105 245c0-38-5-97-30-153-27-60-66-92-71-92-3 0-4 3-4 6 0 1 0 1 8 11 45 47 71 126 71 228 0 84-17 170-74 231-5 7-5 7-5 9s1 5 4 5c5 0 45-33 72-96 24-54 29-107 29-149z"><text:p/></draw:path><draw:path draw:style-name="gr1426" draw:text-style-name="P124" svg:width="0.024in" svg:height="0.1925in" svg:x="4.9157in" svg:y="0.0445in" svg:viewBox="0 0 62 490" svg:d="M62 0c-21 0-41 0-62 0 0 7 0 13 0 20 14 0 30 0 44 0 0 149 0 301 0 451-14 0-30 0-44 0 0 7 0 14 0 19 21 0 41 0 62 0 0-162 0-326 0-490z"><text:p/></draw:path><draw:path draw:style-name="gr1427" draw:text-style-name="P124" svg:width="0.0185in" svg:height="0.0201in" svg:x="5.0165in" svg:y="0.1307in" svg:viewBox="0 0 48 52" svg:d="M48 25c0-14-10-25-23-25s-25 10-25 25c0 14 12 27 25 27s23-11 23-27z"><text:p/></draw:path><draw:path draw:style-name="gr1428" draw:text-style-name="P124" svg:width="0.0791in" svg:height="0.0378in" svg:x="5.1496in" svg:y="0.0516in" svg:viewBox="0 0 202 97" svg:d="M162 57c-7 7-22 21-22 30 0 5 5 10 9 10s6-3 9-6c5-8 16-21 36-32 3-3 8-4 8-11 0-5-4-7-6-10-11-7-16-16-20-28 0-4-2-10-9-10-6 0-9 6-9 10 0 3 4 18 12 28-52 0-103 0-154 0-8 0-16 0-16 10 0 9 8 9 16 9 49 0 97 0 146 0z"><text:p/></draw:path><draw:path draw:style-name="gr1429" draw:text-style-name="P124" svg:width="0.0685in" svg:height="0.0874in" svg:x="5.0992in" svg:y="0.1043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1430" draw:text-style-name="P124" svg:width="0.0638in" svg:height="0.0874in" svg:x="5.1803in" svg:y="0.1579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1431" draw:text-style-name="P124" svg:width="0.1189in" svg:height="0.128in" svg:x="5.3102in" svg:y="0.0772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1432" draw:text-style-name="P124" svg:width="0.024in" svg:height="0.1925in" svg:x="5.5008in" svg:y="0.0445in" svg:viewBox="0 0 62 490" svg:d="M62 490c0-5 0-12 0-19-14 0-30 0-44 0 0-150 0-302 0-451 14 0 30 0 44 0 0-7 0-13 0-20-21 0-41 0-62 0 0 164 0 328 0 490 21 0 41 0 62 0z"><text:p/></draw:path><draw:path draw:style-name="gr1433" draw:text-style-name="P124" svg:width="0.0941in" svg:height="0.1417in" svg:x="5.5362in" svg:y="0.0512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1434" draw:text-style-name="P124" svg:width="0.0571in" svg:height="0.0606in" svg:x="5.6323in" svg:y="0.1579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1435" draw:text-style-name="P124" svg:width="0.0413in" svg:height="0.1925in" svg:x="5.7547in" svg:y="0.0445in" svg:viewBox="0 0 106 490" svg:d="M106 485c0-2 0-2-8-10-57-63-71-154-71-230 0-85 17-171 73-231 6-7 6-7 6-8 0-5-2-6-5-6-4 0-45 34-73 95-23 55-28 110-28 150 0 39 5 97 30 153 27 60 67 92 71 92 3 0 5-1 5-5z"><text:p/></draw:path><draw:path draw:style-name="gr1436" draw:text-style-name="P124" svg:width="0.089in" svg:height="0.1748in" svg:x="5.8161in" svg:y="0.0535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1437" draw:text-style-name="P124" svg:width="0.0791in" svg:height="0.0976in" svg:x="5.9039in" svg:y="0.1232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1438" draw:text-style-name="P124" svg:width="0.0413in" svg:height="0.1925in" svg:x="6.0457in" svg:y="0.0445in" svg:viewBox="0 0 106 490" svg:d="M106 485c0-2 0-2-8-10-57-63-72-154-72-230 0-85 18-171 74-231 6-7 6-7 6-8 0-5-2-6-5-6-4 0-45 34-73 95-23 55-28 110-28 150 0 39 5 97 30 153 27 60 67 92 71 92 3 0 5-1 5-5z"><text:p/></draw:path><draw:path draw:style-name="gr1439" draw:text-style-name="P124" svg:width="0.089in" svg:height="0.0874in" svg:x="6.1031in" svg:y="0.1043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1440" draw:text-style-name="P124" svg:width="0.0205in" svg:height="0.0575in" svg:x="6.2157in" svg:y="0.1685in" svg:viewBox="0 0 53 147" svg:d="M53 52c0-32-12-52-28-52s-25 13-25 27c0 12 9 25 25 25 5 0 10-2 15-6 1-1 1-1 3-1 0 3 0 0 0 7 0 36-16 66-31 81-4 6-4 7-4 8 0 3 1 6 4 6 5 0 41-38 41-95z"><text:p/></draw:path><draw:path draw:style-name="gr1441" draw:text-style-name="P124" svg:width="0.0823in" svg:height="0.1248in" svg:x="6.3449in" svg:y="0.1043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1442" draw:text-style-name="P124" svg:width="0.0205in" svg:height="0.0575in" svg:x="6.4492in" svg:y="0.1685in" svg:viewBox="0 0 53 147" svg:d="M53 52c0-32-10-52-28-52-16 0-25 13-25 27 0 12 9 25 25 25 5 0 11-2 15-6 1-1 1-1 3-1 0 3 1 0 1 7 0 36-17 66-31 81-5 6-5 7-5 8 0 3 2 6 4 6 5 0 41-38 41-95z"><text:p/></draw:path><draw:path draw:style-name="gr1443" draw:text-style-name="P124" svg:width="0.0756in" svg:height="0.0874in" svg:x="6.5807in" svg:y="0.1043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1444" draw:text-style-name="P124" svg:width="0.0413in" svg:height="0.1925in" svg:x="6.6748in" svg:y="0.0445in" svg:viewBox="0 0 106 490" svg:d="M106 245c0-38-5-97-30-153-28-60-67-92-71-92-2 0-5 3-5 6 0 1 0 1 9 11 44 47 70 126 70 228 0 84-17 170-73 231-6 7-6 7-6 9s3 5 5 5c4 0 46-33 73-96 23-54 28-107 28-149z"><text:p/></draw:path><draw:path draw:style-name="gr1445" draw:text-style-name="P124" svg:width="0.0409in" svg:height="0.1925in" svg:x="6.7445in" svg:y="0.0445in" svg:viewBox="0 0 105 490" svg:d="M105 245c0-38-4-97-30-153-27-60-66-92-71-92-3 0-4 3-4 6 0 1 0 1 9 11 44 47 70 126 70 228 0 84-17 170-74 231-5 7-5 7-5 9s1 5 4 5c5 0 47-33 72-96 24-54 29-107 29-149z"><text:p/></draw:path><draw:path draw:style-name="gr1446" draw:text-style-name="P124" svg:width="0.024in" svg:height="0.1925in" svg:x="6.8079in" svg:y="0.0445in" svg:viewBox="0 0 62 490" svg:d="M62 0c-21 0-41 0-62 0 0 7 0 13 0 20 14 0 30 0 44 0 0 149 0 301 0 451-14 0-30 0-44 0 0 7 0 14 0 19 21 0 41 0 62 0 0-162 0-326 0-490z"><text:p/></draw:path><draw:path draw:style-name="gr1447" draw:text-style-name="P124" svg:width="0.0189in" svg:height="0.0201in" svg:x="6.9087in" svg:y="0.1307in" svg:viewBox="0 0 49 52" svg:d="M49 25c0-14-11-25-24-25s-25 10-25 25c0 14 12 27 25 27s24-11 24-27z"><text:p/></draw:path><draw:path draw:style-name="gr1448" draw:text-style-name="P124" svg:width="0.0791in" svg:height="0.0378in" svg:x="7.0402in" svg:y="0.0516in" svg:viewBox="0 0 202 97" svg:d="M162 57c-7 7-22 21-22 30 0 5 5 10 9 10s6-3 9-6c5-8 16-21 36-32 3-3 8-4 8-11 0-5-4-7-6-10-11-7-16-16-20-28-1-4-2-10-9-10-6 0-9 6-9 10 0 3 4 18 12 28-52 0-103 0-154 0-8 0-16 0-16 10 0 9 8 9 16 9 49 0 97 0 146 0z"><text:p/></draw:path><draw:path draw:style-name="gr1449" draw:text-style-name="P124" svg:width="0.0685in" svg:height="0.0874in" svg:x="6.9913in" svg:y="0.1043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1450" draw:text-style-name="P124" svg:width="0.0571in" svg:height="0.0606in" svg:x="7.0744in" svg:y="0.1579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9" draw:style-name="gr1"><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1254" draw:text-style-name="P123" svg:width="4.5547in" svg:height="0.7248in" svg:x="0.0047in" svg:y="0.0098in" svg:viewBox="0 0 11570 1842" svg:d="M0 0c3857 0 7713 0 11570 0 0 614 0 1227 0 1842-3857 0-7713 0-11570 0 0-615 0-1228 0-1842z"><text:p/></draw:path><draw:path draw:style-name="gr1255" draw:text-style-name="P124" svg:width="0.0854in" svg:height="0.0382in" svg:x="0.1551in" svg:y="0.2075in" svg:viewBox="0 0 218 98" svg:d="M175 59c-7 7-24 19-24 29 0 4 6 10 10 10 6 0 7-4 10-7 5-7 17-21 39-32 3-2 8-4 8-10 0-4-4-7-7-10-11-7-16-17-19-28-2-4-4-11-10-11-7 0-10 7-10 11 0 2 3 18 11 28-54 0-110 0-165 0-8 0-18 0-18 10s10 10 18 10c52 0 105 0 157 0z"><text:p/></draw:path><draw:path draw:style-name="gr1256" draw:text-style-name="P124"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1257" draw:text-style-name="P124"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1258" draw:text-style-name="P124" svg:width="0.0874in" svg:height="0.089in" svg:x="0.1756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1259" draw:text-style-name="P124" svg:width="0.0949in" svg:height="0.1362in" svg:x="0.2709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1260" draw:text-style-name="P124" svg:width="0.0441in" svg:height="0.1937in" svg:x="0.4236in" svg:y="0.2516in" svg:viewBox="0 0 113 493" svg:d="M113 487c0-1 0-3-8-11-62-62-77-154-77-230 0-85 18-170 80-232 5-6 5-7 5-8 0-5-1-6-4-6-5 0-49 34-78 97-25 53-31 107-31 149 0 38 6 98 32 154 30 60 72 93 77 93 3 0 4-2 4-6z"><text:p/></draw:path><draw:path draw:style-name="gr1261" draw:text-style-name="P124" svg:width="0.0965in" svg:height="0.176in" svg:x="0.4898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1262" draw:text-style-name="P124" svg:width="0.0854in" svg:height="0.0972in" svg:x="0.5846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1263" draw:text-style-name="P124" svg:width="0.0441in" svg:height="0.1937in" svg:x="0.7382in" svg:y="0.2516in" svg:viewBox="0 0 113 493" svg:d="M113 487c0-1 0-3-8-11-62-62-77-154-77-230 0-85 18-170 80-232 5-6 5-7 5-8 0-5-1-6-4-6-5 0-50 34-78 97-25 53-31 107-31 149 0 38 4 98 32 154 30 60 72 93 77 93 3 0 4-2 4-6z"><text:p/></draw:path><draw:path draw:style-name="gr1264" draw:text-style-name="P124" svg:width="0.0961in" svg:height="0.0874in" svg:x="0.8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1265" draw:text-style-name="P124" svg:width="0.0228in" svg:height="0.0575in" svg:x="0.9213in" svg:y="0.3756in" svg:viewBox="0 0 59 147" svg:d="M59 50c0-32-13-50-32-50-16 0-27 11-27 25s11 27 27 27c5 0 12-3 16-7 2 0 2-2 3-2 2 0 2 2 2 7 0 37-17 68-34 83-6 6-6 7-6 8 0 3 3 6 6 6 4 0 45-38 45-97z"><text:p/></draw:path><draw:path draw:style-name="gr1266" draw:text-style-name="P124" svg:width="0.089in" svg:height="0.1248in" svg:x="1.0614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1267" draw:text-style-name="P124" svg:width="0.022in" svg:height="0.0575in" svg:x="1.1744in" svg:y="0.3756in" svg:viewBox="0 0 57 147" svg:d="M57 50c0-32-12-50-32-50-15 0-25 11-25 25s10 27 25 27c7 0 13-3 18-7 2 0 2-2 2-2 1 0 1 2 1 7 0 37-17 68-33 83-6 6-6 7-6 8 0 3 3 6 6 6 5 0 44-38 44-97z"><text:p/></draw:path><draw:path draw:style-name="gr1268" draw:text-style-name="P124" svg:width="0.0819in" svg:height="0.0874in" svg:x="1.3165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1269" draw:text-style-name="P124" svg:width="0.0441in" svg:height="0.1937in" svg:x="1.4181in" svg:y="0.2516in" svg:viewBox="0 0 113 493" svg:d="M113 246c0-37-5-98-32-154-29-60-71-92-77-92-3 0-4 3-4 6 0 1 0 2 8 11 49 49 77 127 77 229 0 84-18 171-79 233-6 5-6 7-6 8 0 3 1 6 4 6 6 0 49-34 79-97 25-55 30-109 30-150z"><text:p/></draw:path><draw:path draw:style-name="gr1270" draw:text-style-name="P124" svg:width="0.0449in" svg:height="0.1937in" svg:x="1.4929in" svg:y="0.2516in" svg:viewBox="0 0 115 493" svg:d="M115 246c0-37-6-98-32-154-30-60-73-92-77-92-3 0-6 3-6 6 0 1 0 2 10 11 49 49 77 127 77 229 0 84-18 171-80 233-7 5-7 7-7 8 0 3 3 6 6 6 4 0 49-34 78-97 25-55 31-109 31-150z"><text:p/></draw:path><draw:path draw:style-name="gr1271" draw:text-style-name="P124" svg:width="0.1287in" svg:height="0.0449in" svg:x="1.622in" svg:y="0.3256in" svg:viewBox="0 0 328 115" svg:d="M311 20c7 0 17 0 17-10s-10-10-17-10c-98 0-196 0-294 0-7 0-17 0-17 10s10 10 17 10c98 0 196 0 294 0zM311 115c7 0 17 0 17-10s-10-10-17-10c-98 0-196 0-294 0-7 0-17 0-17 10s10 10 17 10c98 0 196 0 294 0z"><text:p/></draw:path><draw:path draw:style-name="gr1272" draw:text-style-name="P124" svg:width="0.1067in" svg:height="0.3496in" svg:x="1.872in" svg:y="0in" svg:viewBox="0 0 272 889" svg:d="M41 889c11 0 14 0 14-6 1-346 40-631 212-872 5-4 3-4 5-5 0-6-6-6-13-6-8 0-8 0-10 1-1 2-64 73-113 173-66 128-107 278-125 457-1 16-11 118-11 234 0 5 0 12 0 19 0 5 3 5 14 5 8 0 18 0 27 0z"><text:p/></draw:path><draw:path draw:style-name="gr1273" draw:text-style-name="P124" svg:width="0.1067in" svg:height="0.35in" svg:x="1.872in" svg:y="0.3461in" svg:viewBox="0 0 272 890" svg:d="M14 0c-11 0-14 0-14 6 0 7 0 12 0 19 0 301 53 476 69 526 33 110 88 224 170 325 7 10 9 13 12 13 0 1 0 1 8 1 7 0 13 0 13-6-2-2 0-1-5-5-163-227-212-501-212-872 0-7-3-7-14-7-9 0-19 0-27 0z"><text:p/></draw:path><draw:path draw:style-name="gr1274" draw:text-style-name="P124" svg:width="0.1016in" svg:height="0.1421in" svg:x="1.9929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1275" draw:text-style-name="P124" svg:width="0.0724in" svg:height="0.0606in" svg:x="2.0945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1276" draw:text-style-name="P124" svg:width="0.0449in" svg:height="0.1937in" svg:x="2.237in" svg:y="0.0169in" svg:viewBox="0 0 115 493" svg:d="M115 487c0-1 0-3-9-11-61-62-78-154-78-230 0-85 20-170 80-232 7-6 7-7 7-8 0-5-3-6-6-6-5 0-49 34-78 97-25 53-31 107-31 149 0 38 6 98 32 154 30 60 72 93 77 93 3 0 6-2 6-6z"><text:p/></draw:path><draw:path draw:style-name="gr1277" draw:text-style-name="P124" svg:width="0.0965in" svg:height="0.176in" svg:x="2.3028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1278" draw:text-style-name="P124" svg:width="0.0862in" svg:height="0.0972in" svg:x="2.3976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1279" draw:text-style-name="P124" svg:width="0.0441in" svg:height="0.1937in" svg:x="2.5512in" svg:y="0.0169in" svg:viewBox="0 0 113 493" svg:d="M113 487c0-1 0-3-8-11-62-62-77-154-77-230 0-85 20-170 80-232 5-6 5-7 5-8 0-5-1-6-4-6-5 0-49 34-78 97-25 53-31 107-31 149 0 38 6 98 32 154 30 60 72 93 77 93 3 0 4-2 4-6z"><text:p/></draw:path><draw:path draw:style-name="gr1280" draw:text-style-name="P124" svg:width="0.0961in" svg:height="0.0878in" svg:x="2.613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1281" draw:text-style-name="P124" svg:width="0.022in" svg:height="0.0579in" svg:x="2.735in" svg:y="0.1413in" svg:viewBox="0 0 57 148" svg:d="M57 52c0-32-12-52-32-52-15 0-25 13-25 27s10 26 25 26c7 0 13-3 18-7 2-1 2-1 2-1 1 0 1 0 1 7 0 36-17 66-33 82-6 6-6 7-6 9 0 3 3 5 6 5 5 0 44-39 44-96z"><text:p/></draw:path><draw:path draw:style-name="gr1282" draw:text-style-name="P124" svg:width="0.089in" svg:height="0.1252in" svg:x="2.8744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1283" draw:text-style-name="P124" svg:width="0.022in" svg:height="0.0579in" svg:x="2.9874in" svg:y="0.1413in" svg:viewBox="0 0 57 148" svg:d="M57 52c0-32-12-52-30-52-17 0-27 13-27 27s10 26 27 26c5 0 11-3 16-7 2-1 2-1 3-1 0 3 0 0 0 7 0 36-17 66-32 82-6 6-6 7-6 9 0 3 2 5 5 5 5 0 44-39 44-96z"><text:p/></draw:path><draw:path draw:style-name="gr1284" draw:text-style-name="P124" svg:width="0.0819in" svg:height="0.0878in" svg:x="3.1295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1285" draw:text-style-name="P124" svg:width="0.0449in" svg:height="0.1937in" svg:x="3.2311in" svg:y="0.0169in" svg:viewBox="0 0 115 493" svg:d="M115 246c0-37-6-98-34-154-29-60-71-92-75-92-5 0-6 3-6 6 0 1 0 2 10 11 47 49 75 126 75 229 0 84-18 171-78 233-7 5-7 7-7 8 0 3 1 6 6 6 4 0 49-34 77-97 25-55 32-109 32-150z"><text:p/></draw:path><draw:path draw:style-name="gr1286" draw:text-style-name="P124" svg:width="0.0441in" svg:height="0.1937in" svg:x="3.3063in" svg:y="0.0169in" svg:viewBox="0 0 113 493" svg:d="M113 246c0-37-5-98-32-154-29-60-71-92-77-92-3 0-4 3-4 6 0 1 0 2 8 11 49 49 77 126 77 229 0 84-18 171-79 233-6 5-6 7-6 8 0 3 1 6 4 6 6 0 49-34 79-97 25-55 30-109 30-150z"><text:p/></draw:path><draw:path draw:style-name="gr1287" draw:text-style-name="P124" svg:width="0.1016in" svg:height="0.1421in" svg:x="1.9953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1288" draw:text-style-name="P124" svg:width="0.0689in" svg:height="0.0866in" svg:x="2.0965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1289" draw:text-style-name="P124" svg:width="0.0441in" svg:height="0.1929in" svg:x="2.235in" svg:y="0.2496in" svg:viewBox="0 0 113 491" svg:d="M113 487c0-1 0-3-7-11-61-62-78-156-78-231 0-85 20-171 80-232 5-6 5-7 5-9 0-3-1-4-4-4-5 0-49 34-78 95-25 55-31 109-31 150 0 39 6 98 32 154 30 60 72 92 77 92 3 0 4-1 4-4z"><text:p/></draw:path><draw:path draw:style-name="gr1290" draw:text-style-name="P124" svg:width="0.0965in" svg:height="0.1752in" svg:x="2.3004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1291" draw:text-style-name="P124" svg:width="0.0862in" svg:height="0.0976in" svg:x="2.3953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1292" draw:text-style-name="P124" svg:width="0.0441in" svg:height="0.1929in" svg:x="2.5492in" svg:y="0.2496in" svg:viewBox="0 0 113 491" svg:d="M113 487c0-1 0-3-8-11-62-62-77-156-77-231 0-85 20-171 80-232 5-6 5-7 5-9 0-3-1-4-4-4-5 0-49 34-78 95-25 55-31 109-31 150 0 39 6 98 32 154 30 60 72 92 77 92 3 0 4-1 4-4z"><text:p/></draw:path><draw:path draw:style-name="gr1293" draw:text-style-name="P124" svg:width="0.0961in" svg:height="0.0874in" svg:x="2.6106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1294" draw:text-style-name="P124" svg:width="0.022in" svg:height="0.0575in" svg:x="2.7327in" svg:y="0.3736in" svg:viewBox="0 0 57 147" svg:d="M57 52c0-32-12-52-32-52-15 0-25 13-25 27 0 12 10 25 25 25 7 0 13-2 18-6 2-1 2-1 2-1 1 0 1 0 1 7 0 36-17 66-33 82-6 5-6 6-6 7 0 5 3 6 6 6 5 0 44-38 44-95z"><text:p/></draw:path><draw:path draw:style-name="gr1295" draw:text-style-name="P124" svg:width="0.089in" svg:height="0.1248in" svg:x="2.872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1296" draw:text-style-name="P124" svg:width="0.022in" svg:height="0.0575in" svg:x="2.985in" svg:y="0.3736in" svg:viewBox="0 0 57 147" svg:d="M57 52c0-32-12-52-30-52-17 0-27 13-27 27 0 12 10 25 27 25 5 0 11-2 16-6 2-1 2-1 3-1 0 3 0 0 0 7 0 36-15 66-32 82-6 5-6 6-6 7 0 5 2 6 5 6 5 0 44-38 44-95z"><text:p/></draw:path><draw:path draw:style-name="gr1297" draw:text-style-name="P124" svg:width="0.0819in" svg:height="0.0874in" svg:x="3.1272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1298" draw:text-style-name="P124" svg:width="0.0449in" svg:height="0.1929in" svg:x="3.2287in" svg:y="0.2496in" svg:viewBox="0 0 115 491" svg:d="M115 245c0-38-6-97-34-153-29-60-71-92-75-92-5 0-6 1-6 4 0 2 0 3 10 11 47 49 75 128 75 230 0 85-18 171-78 234-7 5-7 7-7 8 0 3 1 4 6 4 4 0 49-33 77-95 25-55 32-109 32-151z"><text:p/></draw:path><draw:path draw:style-name="gr1299" draw:text-style-name="P124" svg:width="0.0441in" svg:height="0.1929in" svg:x="3.3043in" svg:y="0.2496in" svg:viewBox="0 0 113 491" svg:d="M113 245c0-38-5-97-32-153-29-60-71-92-77-92-3 0-4 1-4 4 0 2 0 3 8 11 49 49 77 128 77 230 0 85-18 171-79 234-6 5-6 7-6 8 0 3 1 4 4 4 6 0 49-33 79-95 25-55 30-109 30-151z"><text:p/></draw:path><draw:path draw:style-name="gr1300" draw:text-style-name="P124" svg:width="0.1016in" svg:height="0.1429in" svg:x="1.9972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1301" draw:text-style-name="P124" svg:width="0.0618in" svg:height="0.0606in" svg:x="2.1004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1302" draw:text-style-name="P124" svg:width="0.0449in" svg:height="0.1937in" svg:x="2.2327in" svg:y="0.4811in" svg:viewBox="0 0 115 493" svg:d="M115 487c0-1 0-3-9-11-61-62-77-154-77-230 0-85 19-170 79-232 7-6 7-7 7-8 0-5-2-6-6-6s-49 34-77 97c-25 54-32 107-32 149 0 38 6 98 34 154 29 60 71 93 75 93s6-2 6-6z"><text:p/></draw:path><draw:path draw:style-name="gr1303" draw:text-style-name="P124" svg:width="0.0961in" svg:height="0.176in" svg:x="2.298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1304" draw:text-style-name="P124" svg:width="0.0854in" svg:height="0.0972in" svg:x="2.3937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1305" draw:text-style-name="P124" svg:width="0.0449in" svg:height="0.1937in" svg:x="2.5469in" svg:y="0.4811in" svg:viewBox="0 0 115 493" svg:d="M115 487c0-1 0-3-9-11-61-62-77-154-77-230 0-85 19-170 79-232 7-6 7-7 7-8 0-5-3-6-6-6-4 0-49 34-78 97-24 54-31 107-31 149 0 38 6 98 34 154 29 60 71 93 75 93 3 0 6-2 6-6z"><text:p/></draw:path><draw:path draw:style-name="gr1306" draw:text-style-name="P124" svg:width="0.0961in" svg:height="0.0874in" svg:x="2.6087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1307" draw:text-style-name="P124" svg:width="0.022in" svg:height="0.0575in" svg:x="2.7303in" svg:y="0.6059in" svg:viewBox="0 0 57 147" svg:d="M57 50c0-32-11-50-30-50-17 0-27 11-27 25s10 27 27 27c5 0 12-3 16-7 2 0 2-2 3-2 0 3 2 2 2 7 0 37-19 68-34 83-6 6-6 7-6 8 0 3 3 6 5 6 5 0 44-38 44-97z"><text:p/></draw:path><draw:path draw:style-name="gr1308" draw:text-style-name="P124" svg:width="0.089in" svg:height="0.1248in" svg:x="2.8705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1309" draw:text-style-name="P124" svg:width="0.022in" svg:height="0.0575in" svg:x="2.9835in" svg:y="0.6059in" svg:viewBox="0 0 57 147" svg:d="M57 50c0-32-12-50-32-50-15 0-25 11-25 25s10 27 25 27c6 0 13-3 17-7 3 0 1-2 3-2 1 0 1 2 1 7 0 37-17 68-33 83-6 6-6 7-6 8 0 3 3 6 6 6 5 0 44-38 44-97z"><text:p/></draw:path><draw:path draw:style-name="gr1310" draw:text-style-name="P124" svg:width="0.0819in" svg:height="0.0874in" svg:x="3.1256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1311" draw:text-style-name="P124" svg:width="0.0441in" svg:height="0.1937in" svg:x="3.2272in" svg:y="0.4811in" svg:viewBox="0 0 113 493" svg:d="M113 246c0-37-5-98-32-154-29-60-71-92-77-92-3 0-4 3-4 6 0 1 0 2 8 11 49 49 77 127 77 229 0 84-18 171-79 233-6 5-6 7-6 8 0 3 1 6 4 6 6 0 49-34 79-97 25-53 30-108 30-150z"><text:p/></draw:path><draw:path draw:style-name="gr1312" draw:text-style-name="P124" svg:width="0.0449in" svg:height="0.1937in" svg:x="3.302in" svg:y="0.4811in" svg:viewBox="0 0 115 493" svg:d="M115 246c0-37-6-98-32-154-31-60-73-92-77-92-3 0-6 3-6 6 0 1 0 2 10 11 47 49 75 127 75 229 0 84-18 171-78 233-7 5-7 7-7 8 0 3 3 6 6 6 4 0 49-34 78-97 25-53 31-108 31-150z"><text:p/></draw:path><draw:path draw:style-name="gr1313" draw:text-style-name="P124" svg:width="0.1059in" svg:height="0.3496in" svg:x="3.3772in" svg:y="0in" svg:viewBox="0 0 270 889" svg:d="M270 865c0-301-53-476-68-526-34-109-89-224-171-326-7-9-9-12-11-12 0-1-2-1-9-1-8 0-11 0-11 6 1 2 0 1 6 9 170 240 210 535 210 868 0 6 2 6 14 6 8 0 18 0 26 0 11 0 14 0 14-5 0-7 0-14 0-19z"><text:p/></draw:path><draw:path draw:style-name="gr1314" draw:text-style-name="P124" svg:width="0.1059in" svg:height="0.35in" svg:x="3.3772in" svg:y="0.3461in" svg:viewBox="0 0 270 890" svg:d="M270 6c0-6-3-6-14-6-8 0-18 0-26 0-12 0-14 0-14 7 0 52 0 168-13 291-27 253-92 430-200 581-3 4-2 3-3 5 0 6 3 6 11 6 7 0 9 0 10-1 1-2 64-73 113-172 66-129 107-279 125-458 1-15 11-118 11-234 0-7 0-12 0-19z"><text:p/></draw:path><draw:path draw:style-name="gr1315" draw:text-style-name="P124" svg:width="0.035in" svg:height="0.135in" svg:x="3.5555in" svg:y="0.6043in" svg:viewBox="0 0 90 344" svg:d="M83 0c-66 46-83 120-83 172 0 49 14 125 83 172 2 0 7 0 7-4 0-1-2-3-3-6-46-40-63-99-63-162 0-92 35-137 63-164 1-1 3-1 3-4 0-4-5-4-7-4z"><text:p/></draw:path><draw:path draw:style-name="gr1316" draw:text-style-name="P124" svg:width="0.1028in" svg:height="0.0976in" svg:x="3.6102in" svg:y="0.6102in" svg:viewBox="0 0 262 249" svg:d="M262 95c0-53-39-95-101-95-83 0-161 77-161 154 0 56 41 95 99 95 83 0 163-75 163-154zM102 238c-36 0-67-25-67-76 0-18 4-67 36-106 24-28 56-45 87-45 37 0 69 23 69 73 0 25-10 76-42 112-24 28-56 42-83 42z"><text:p/></draw:path><draw:path draw:style-name="gr1317" draw:text-style-name="P124" svg:width="0.0165in" svg:height="0.0409in" svg:x="3.7382in" svg:y="0.6902in" svg:viewBox="0 0 43 105" svg:d="M34 34c0 18-5 40-27 63-1 1-3 2-3 4 0 3 3 4 4 4 6 0 35-27 35-69 0-21-8-36-23-36-13 0-20 8-20 20 0 9 7 19 20 19 8 0 9-4 14-5z"><text:p/></draw:path><draw:path draw:style-name="gr1318" draw:text-style-name="P124" svg:width="0.0661in" svg:height="0.0276in" svg:x="3.8902in" svg:y="0.6083in" svg:viewBox="0 0 169 71" svg:d="M130 45c-3 1-14 12-14 18 0 4 3 8 9 8 2 0 5-2 7-5 9-10 19-17 29-21 4-2 8-4 8-10 0-4-4-6-7-8-11-6-14-16-16-20 0-1-3-7-9-7-1 0-8 3-8 8 0 6 5 16 8 19-40 0-82 0-123 0-6 0-14 0-14 8 0 10 8 10 14 10 39 0 77 0 116 0z"><text:p/></draw:path><draw:path draw:style-name="gr1319" draw:text-style-name="P124" svg:width="0.0575in" svg:height="0.0606in" svg:x="3.8421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1320" draw:text-style-name="P124" svg:width="0.0571in" svg:height="0.0437in" svg:x="3.9154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1321" draw:text-style-name="P124" svg:width="0.0165in" svg:height="0.0409in" svg:x="4.0083in" svg:y="0.6902in" svg:viewBox="0 0 43 105" svg:d="M35 34c0 18-4 40-28 63-1 1-1 2-1 4 0 3 2 4 4 4 4 0 33-27 33-69 0-21-8-36-23-36-12 0-20 8-20 20 0 9 8 19 20 19 8 0 14-5 15-5z"><text:p/></draw:path><draw:path draw:style-name="gr1322" draw:text-style-name="P124" svg:width="0.0657in" svg:height="0.0276in" svg:x="4.1598in" svg:y="0.6083in" svg:viewBox="0 0 168 71" svg:d="M130 45c-3 1-15 12-15 18 0 4 4 8 8 8s6-2 9-5c8-10 19-17 28-21 4-2 8-4 8-10 0-4-3-6-7-8-11-6-14-16-15-20-2-1-3-7-9-7-3 0-8 3-8 8 0 6 4 16 8 19-42 0-82 0-124 0-6 0-13 0-13 8 0 10 7 10 13 10 39 0 78 0 117 0z"><text:p/></draw:path><draw:path draw:style-name="gr1323" draw:text-style-name="P124" svg:width="0.0575in" svg:height="0.0606in" svg:x="4.113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1324" draw:text-style-name="P124" svg:width="0.0551in" svg:height="0.0626in" svg:x="4.1862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1325" draw:text-style-name="P124" svg:width="0.0173in" svg:height="0.0409in" svg:x="4.276in" svg:y="0.6902in" svg:viewBox="0 0 45 105" svg:d="M35 34c0 18-4 40-27 63-1 1-2 2-2 4 0 3 2 4 4 4 5 0 35-27 35-69 0-21-9-36-25-36-12 0-20 8-20 20 0 9 8 19 21 19 8 0 13-5 14-5z"><text:p/></draw:path><draw:path draw:style-name="gr1326" draw:text-style-name="P124" svg:width="0.0661in" svg:height="0.0276in" svg:x="4.4256in" svg:y="0.6083in" svg:viewBox="0 0 169 71" svg:d="M130 45c-3 1-14 12-14 18 0 4 4 8 9 8 2 0 5-2 7-5 9-10 19-17 29-21 4-2 8-4 8-10 0-4-4-6-7-8-11-6-14-16-16-20 0-1-3-7-9-7-1 0-8 3-8 8 0 6 5 16 8 19-40 0-82 0-123 0-6 0-14 0-14 8 0 10 8 10 14 10 39 0 77 0 116 0z"><text:p/></draw:path><draw:path draw:style-name="gr1327" draw:text-style-name="P124" svg:width="0.0575in" svg:height="0.0606in" svg:x="4.3807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328" draw:text-style-name="P124" svg:width="0.0488in" svg:height="0.0437in" svg:x="4.4551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1329" draw:text-style-name="P124" svg:width="0.035in" svg:height="0.135in" svg:x="4.5346in" svg:y="0.6043in" svg:viewBox="0 0 90 344" svg:d="M7 0c-3 0-7 0-7 4 0 3 1 3 4 6 30 28 62 74 62 162 0 73-23 126-59 160-6 7-7 7-7 8s1 4 4 4c4 0 38-22 60-66 16-27 26-65 26-106 0-47-14-123-83-172z"><text:p/></draw:path></draw:g></draw:g></text:p>
      <text:p text:style-name="P79"/>
      <text:p text:style-name="P79">Soit plus simplement</text:p>
      <text:p text:style-name="P79"/>
      <text:p text:style-name="P79"><draw:g text:anchor-type="as-char" svg:y="-0.1898in" draw:z-index="94" draw:style-name="gr1"><svg:title>TexMaths</svg:title><svg:desc>14§display§\vec{\text{grad}}\left(S\right)=\left[\partial _x\left(S\right)\right]\cdot \vec{e_x}+\left[\partial _y\left(S\right)\right]\cdot \vec{e_y}+\left[\partial _z\left(S\right)\right]\cdot \vec{e_z}§svg§600§FALSE§</svg:desc><draw:g draw:style-name="gr2"><draw:path draw:style-name="gr1125" draw:text-style-name="P123" svg:width="4.2024in" svg:height="0.2252in" svg:x="0.0047in" svg:y="0.0098in" svg:viewBox="0 0 10675 573" svg:d="M5338 573c-1779 0-3559 0-5338 0 0-191 0-382 0-573 3559 0 7116 0 10675 0 0 191 0 382 0 573-1779 0-3559 0-5337 0z"><text:p/></draw:path><draw:path draw:style-name="gr1126" draw:text-style-name="P124" svg:width="0.0854in" svg:height="0.0382in" svg:x="0.1551in" svg:y="0.0004in" svg:viewBox="0 0 218 98" svg:d="M175 59c-7 5-22 19-22 29 0 4 4 10 9 10s7-4 9-7c7-7 18-21 39-32 4-2 8-4 8-10s-2-7-7-10c-11-7-15-17-19-28-2-4-3-11-10-11s-10 7-10 11c0 2 4 18 11 28-54 0-110 0-165 0-8 0-18 0-18 10s10 10 18 10c52 0 105 0 157 0z"><text:p/></draw:path><draw:path draw:style-name="gr1127" draw:text-style-name="P124" svg:width="0.0882in" svg:height="0.1272in" svg:x="0.0004in" svg:y="0.1016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1128" draw:text-style-name="P124" svg:width="0.0646in" svg:height="0.085in" svg:x="0.0972in" svg:y="0.1043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1129" draw:text-style-name="P124" svg:width="0.0874in" svg:height="0.0886in" svg:x="0.1756in" svg:y="0.1028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1130" draw:text-style-name="P124" svg:width="0.0949in" svg:height="0.1354in" svg:x="0.2709in" svg:y="0.0551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1131" draw:text-style-name="P124" svg:width="0.0441in" svg:height="0.1925in" svg:x="0.4236in" svg:y="0.0445in" svg:viewBox="0 0 113 490" svg:d="M113 485c0-2 0-2-8-10-62-63-77-154-77-230 0-85 20-171 80-231 5-7 5-7 5-8 0-5-1-6-4-6-5 0-49 34-78 95-25 55-31 110-31 150 0 39 6 97 32 153 30 60 72 92 77 92 3 0 4-1 4-5z"><text:p/></draw:path><draw:path draw:style-name="gr1132" draw:text-style-name="P124" svg:width="0.1142in" svg:height="0.1398in" svg:x="0.4898in" svg:y="0.0535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1133" draw:text-style-name="P124" svg:width="0.0449in" svg:height="0.1925in" svg:x="0.6205in" svg:y="0.0445in" svg:viewBox="0 0 115 490" svg:d="M115 245c0-38-6-97-32-153-30-60-72-92-77-92-3 0-6 3-6 6 0 1 0 1 10 11 49 47 77 126 77 228 0 84-18 170-80 231-7 7-7 7-7 9s3 5 6 5c5 0 49-33 78-96 25-54 31-107 31-149z"><text:p/></draw:path><draw:path draw:style-name="gr1134" draw:text-style-name="P124" svg:width="0.1287in" svg:height="0.0449in" svg:x="0.7492in" svg:y="0.1185in" svg:viewBox="0 0 328 115" svg:d="M311 20c7 0 17 0 17-10s-10-10-17-10c-98 0-196 0-294 0-7 0-17 0-17 10s10 10 17 10c98 0 196 0 294 0zM311 115c7 0 17 0 17-10s-10-10-17-10c-98 0-196 0-294 0-7 0-17 0-17 10s10 10 17 10c98 0 196 0 294 0z"><text:p/></draw:path><draw:path draw:style-name="gr1135" draw:text-style-name="P124" svg:width="0.026in" svg:height="0.1925in" svg:x="0.9661in" svg:y="0.0445in" svg:viewBox="0 0 67 490" svg:d="M67 490c0-5 0-12 0-19-15 0-32 0-47 0 0-150 0-302 0-451 15 0 32 0 47 0 0-7 0-13 0-20-22 0-45 0-67 0 0 164 0 328 0 490 22 0 45 0 67 0z"><text:p/></draw:path><draw:path draw:style-name="gr1136" draw:text-style-name="P124" svg:width="0.1016in" svg:height="0.1417in" svg:x="1.0047in" svg:y="0.0512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1137" draw:text-style-name="P124" svg:width="0.0717in" svg:height="0.0606in" svg:x="1.1067in" svg:y="0.1579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1138" draw:text-style-name="P124" svg:width="0.0449in" svg:height="0.1925in" svg:x="1.2488in" svg:y="0.0445in" svg:viewBox="0 0 115 490" svg:d="M115 485c0-2 0-2-9-10-61-63-78-154-78-230 0-85 20-171 80-231 7-7 7-7 7-8 0-5-3-6-6-6-4 0-49 34-78 95-25 55-31 110-31 150 0 39 6 97 32 153 30 60 73 92 77 92 3 0 6-1 6-5z"><text:p/></draw:path><draw:path draw:style-name="gr1139" draw:text-style-name="P124" svg:width="0.115in" svg:height="0.1398in" svg:x="1.315in" svg:y="0.0535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1140" draw:text-style-name="P124" svg:width="0.0441in" svg:height="0.1925in" svg:x="1.4461in" svg:y="0.0445in" svg:viewBox="0 0 113 490" svg:d="M113 245c0-38-5-97-32-153-29-60-71-92-77-92-3 0-4 3-4 6 0 1 0 1 8 11 49 47 77 126 77 228 0 84-18 170-79 231-6 7-6 7-6 9s1 5 4 5c6 0 49-33 79-96 25-54 30-107 30-149z"><text:p/></draw:path><draw:path draw:style-name="gr1141" draw:text-style-name="P124" svg:width="0.026in" svg:height="0.1925in" svg:x="1.5146in" svg:y="0.0445in" svg:viewBox="0 0 67 490" svg:d="M67 0c-22 0-45 0-67 0 0 7 0 13 0 20 15 0 32 0 48 0 0 149 0 301 0 451-16 0-33 0-48 0 0 7 0 14 0 19 22 0 45 0 67 0 0-162 0-326 0-490z"><text:p/></draw:path><draw:path draw:style-name="gr1142" draw:text-style-name="P124" svg:width="0.0205in" svg:height="0.0201in" svg:x="1.6236in" svg:y="0.1307in" svg:viewBox="0 0 53 52" svg:d="M53 25c0-14-12-25-26-25s-27 10-27 25c0 14 13 27 27 27s26-11 26-27z"><text:p/></draw:path><draw:path draw:style-name="gr1143" draw:text-style-name="P124" svg:width="0.0854in" svg:height="0.0378in" svg:x="1.7697in" svg:y="0.0516in" svg:viewBox="0 0 218 97" svg:d="M175 57c-7 7-24 21-24 30 0 5 6 10 10 10 6 0 7-3 10-6 5-8 17-21 39-32 3-3 8-4 8-11 0-5-4-7-7-10-11-7-16-16-21-28 0-4-2-10-9-10s-10 6-10 10c0 3 4 18 12 28-56 0-110 0-166 0-9 0-17 0-17 10 0 9 8 9 17 9 53 0 105 0 158 0z"><text:p/></draw:path><draw:path draw:style-name="gr1144" draw:text-style-name="P124" svg:width="0.074in" svg:height="0.0874in" svg:x="1.713in" svg:y="0.1043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1145" draw:text-style-name="P124" svg:width="0.0724in" svg:height="0.0606in" svg:x="1.8004in" svg:y="0.1579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1146" draw:text-style-name="P124" svg:width="0.1287in" svg:height="0.128in" svg:x="1.9453in" svg:y="0.0772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1147" draw:text-style-name="P124" svg:width="0.026in" svg:height="0.1925in" svg:x="2.1504in" svg:y="0.0445in" svg:viewBox="0 0 67 490" svg:d="M67 490c0-5 0-12 0-19-15 0-32 0-47 0 0-150 0-302 0-451 15 0 32 0 47 0 0-7 0-13 0-20-22 0-45 0-67 0 0 164 0 328 0 490 22 0 45 0 67 0z"><text:p/></draw:path><draw:path draw:style-name="gr1148" draw:text-style-name="P124" svg:width="0.1016in" svg:height="0.1417in" svg:x="2.189in" svg:y="0.0512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1149" draw:text-style-name="P124" svg:width="0.0689in" svg:height="0.0874in" svg:x="2.2909in" svg:y="0.1579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1150" draw:text-style-name="P124" svg:width="0.0449in" svg:height="0.1925in" svg:x="2.4287in" svg:y="0.0445in" svg:viewBox="0 0 115 490" svg:d="M115 485c0-2 0-2-9-10-61-63-77-154-77-230 0-85 19-171 79-231 7-7 7-7 7-8 0-5-3-6-6-6-4 0-49 34-78 95-25 55-31 110-31 150 0 39 6 97 32 153 30 60 73 92 77 92 3 0 6-1 6-5z"><text:p/></draw:path><draw:path draw:style-name="gr1151" draw:text-style-name="P124" svg:width="0.115in" svg:height="0.1398in" svg:x="2.4949in" svg:y="0.0535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1152" draw:text-style-name="P124" svg:width="0.0441in" svg:height="0.1925in" svg:x="2.6264in" svg:y="0.0445in" svg:viewBox="0 0 113 490" svg:d="M113 245c0-38-4-97-32-153-29-60-71-92-77-92-3 0-4 3-4 6 0 1 0 1 10 11 47 47 75 126 75 228 0 84-18 170-79 231-6 7-6 7-6 9s1 5 4 5c6 0 49-33 79-96 25-54 30-107 30-149z"><text:p/></draw:path><draw:path draw:style-name="gr1153" draw:text-style-name="P124" svg:width="0.026in" svg:height="0.1925in" svg:x="2.6945in" svg:y="0.0445in" svg:viewBox="0 0 67 490" svg:d="M67 0c-22 0-45 0-67 0 0 7 0 13 0 20 15 0 32 0 48 0 0 149 0 301 0 451-16 0-33 0-48 0 0 7 0 14 0 19 22 0 45 0 67 0 0-162 0-326 0-490z"><text:p/></draw:path><draw:path draw:style-name="gr1154" draw:text-style-name="P124" svg:width="0.0205in" svg:height="0.0201in" svg:x="2.8035in" svg:y="0.1307in" svg:viewBox="0 0 53 52" svg:d="M53 25c0-14-12-25-26-25s-27 10-27 25c0 14 13 27 27 27s26-11 26-27z"><text:p/></draw:path><draw:path draw:style-name="gr1155" draw:text-style-name="P124" svg:width="0.0854in" svg:height="0.0378in" svg:x="2.9476in" svg:y="0.0516in" svg:viewBox="0 0 218 97" svg:d="M175 57c-7 7-24 21-24 30 0 5 6 10 10 10 6 0 7-3 10-6 5-8 17-21 39-32 3-3 8-4 8-11 0-5-4-7-7-10-11-7-16-16-19-28-2-4-4-10-10-10-7 0-10 6-10 10 0 3 3 18 11 28-54 0-110 0-165 0-8 0-18 0-18 10 0 9 10 9 18 9 52 0 105 0 157 0z"><text:p/></draw:path><draw:path draw:style-name="gr1156" draw:text-style-name="P124" svg:width="0.074in" svg:height="0.0874in" svg:x="2.8929in" svg:y="0.1043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1157" draw:text-style-name="P124" svg:width="0.0689in" svg:height="0.0874in" svg:x="2.9807in" svg:y="0.1579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1158" draw:text-style-name="P124" svg:width="0.1287in" svg:height="0.128in" svg:x="3.1213in" svg:y="0.0772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1159" draw:text-style-name="P124" svg:width="0.0268in" svg:height="0.1925in" svg:x="3.3268in" svg:y="0.0445in" svg:viewBox="0 0 69 490" svg:d="M69 490c0-5 0-12 0-19-17 0-33 0-49 0 0-150 0-302 0-451 16 0 32 0 49 0 0-7 0-13 0-20-23 0-47 0-69 0 0 164 0 328 0 490 22 0 46 0 69 0z"><text:p/></draw:path><draw:path draw:style-name="gr1160" draw:text-style-name="P124" svg:width="0.1012in" svg:height="0.1417in" svg:x="3.3657in" svg:y="0.0512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1161" draw:text-style-name="P124" svg:width="0.0618in" svg:height="0.0606in" svg:x="3.4689in" svg:y="0.1579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1162" draw:text-style-name="P124" svg:width="0.0449in" svg:height="0.1925in" svg:x="3.6012in" svg:y="0.0445in" svg:viewBox="0 0 115 490" svg:d="M115 485c0-2 0-2-9-10-61-63-77-154-77-230 0-85 19-171 79-231 7-7 7-7 7-8 0-5-3-6-6-6-4 0-49 34-78 95-24 55-31 110-31 150 0 39 6 97 34 153 29 60 71 92 75 92 3 0 6-1 6-5z"><text:p/></draw:path><draw:path draw:style-name="gr1163" draw:text-style-name="P124" svg:width="0.115in" svg:height="0.1398in" svg:x="3.6673in" svg:y="0.0535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1164" draw:text-style-name="P124" svg:width="0.0441in" svg:height="0.1925in" svg:x="3.7984in" svg:y="0.0445in" svg:viewBox="0 0 113 490" svg:d="M113 245c0-38-4-97-32-153-29-60-71-92-77-92-3 0-4 3-4 6 0 1 0 1 10 11 47 47 75 126 75 228 0 84-18 170-78 231-7 7-7 7-7 9s1 5 4 5c6 0 51-33 79-96 25-54 30-107 30-149z"><text:p/></draw:path><draw:path draw:style-name="gr1165" draw:text-style-name="P124" svg:width="0.026in" svg:height="0.1925in" svg:x="3.8669in" svg:y="0.0445in" svg:viewBox="0 0 67 490" svg:d="M67 0c-22 0-45 0-67 0 0 7 0 13 0 20 15 0 32 0 48 0 0 149 0 301 0 451-16 0-33 0-48 0 0 7 0 14 0 19 22 0 45 0 67 0 0-162 0-326 0-490z"><text:p/></draw:path><draw:path draw:style-name="gr1166" draw:text-style-name="P124" svg:width="0.0201in" svg:height="0.0201in" svg:x="3.9768in" svg:y="0.1307in" svg:viewBox="0 0 52 52" svg:d="M52 25c0-14-13-25-27-25s-25 10-25 25c0 14 11 27 25 27s27-11 27-27z"><text:p/></draw:path><draw:path draw:style-name="gr1167" draw:text-style-name="P124" svg:width="0.0854in" svg:height="0.0378in" svg:x="4.1181in" svg:y="0.0516in" svg:viewBox="0 0 218 97" svg:d="M175 57c-7 7-24 21-24 30 0 5 6 10 10 10s7-3 10-6c5-8 17-21 39-32 3-3 8-4 8-11 0-5-4-7-7-10-11-7-16-16-21-28-1-4-2-10-9-10s-10 6-10 10c0 3 4 18 12 28-56 0-110 0-166 0-9 0-17 0-17 10 0 9 8 9 17 9 53 0 105 0 158 0z"><text:p/></draw:path><draw:path draw:style-name="gr1168" draw:text-style-name="P124" svg:width="0.074in" svg:height="0.0874in" svg:x="4.0654in" svg:y="0.1043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1169" draw:text-style-name="P124" svg:width="0.0618in" svg:height="0.0606in" svg:x="4.1551in" svg:y="0.1579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8" draw:style-name="gr1"><svg:title>TexMaths</svg:title><svg:desc>14§display§\vec{\text{grad}}\left(S\right)=\begin{pmatrix}
\partial _x\left(S\right) \\
\partial _y\left(S\right) \\
\partial _z\left(S\right)
\end{pmatrix}_{\left(O,\ \vec{e_x},\ \vec{e_y},\ \vec{e_z}\right)}§svg§600§FALSE§</svg:desc><draw:g draw:style-name="gr2"><draw:path draw:style-name="gr1330" draw:text-style-name="P123" svg:width="2.8087in" svg:height="0.7248in" svg:x="0.0047in" svg:y="0.0098in" svg:viewBox="0 0 7135 1842" svg:d="M0 0c2378 0 4756 0 7135 0 0 614 0 1227 0 1842-2379 0-4757 0-7135 0 0-615 0-1228 0-1842z"><text:p/></draw:path><draw:path draw:style-name="gr1331" draw:text-style-name="P124" svg:width="0.0854in" svg:height="0.0382in" svg:x="0.1551in" svg:y="0.2075in" svg:viewBox="0 0 218 98" svg:d="M175 59c-7 7-24 19-24 29 0 4 6 10 10 10 6 0 7-4 10-7 5-7 17-21 39-32 3-2 8-4 8-10 0-4-4-7-7-10-11-7-16-17-19-28-2-4-6-11-11-11-7 0-10 7-10 11 0 2 4 18 12 28-56 0-110 0-166 0-7 0-17 0-17 10s10 10 17 10c53 0 105 0 158 0z"><text:p/></draw:path><draw:path draw:style-name="gr1332" draw:text-style-name="P124"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1333" draw:text-style-name="P124"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1334" draw:text-style-name="P124" svg:width="0.0874in" svg:height="0.089in" svg:x="0.1756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1335" draw:text-style-name="P124" svg:width="0.0949in" svg:height="0.1362in" svg:x="0.2709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1336" draw:text-style-name="P124" svg:width="0.0441in" svg:height="0.1937in" svg:x="0.4236in" svg:y="0.2516in" svg:viewBox="0 0 113 493" svg:d="M113 487c0-1 0-3-8-11-62-62-77-154-77-230 0-85 18-170 78-232 7-6 7-7 7-8 0-5-1-6-4-6-5 0-50 34-78 97-25 53-31 107-31 149 0 38 4 98 32 154 30 60 72 93 77 93 3 0 4-2 4-6z"><text:p/></draw:path><draw:path draw:style-name="gr1337" draw:text-style-name="P124" svg:width="0.1142in" svg:height="0.1406in" svg:x="0.4898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1338" draw:text-style-name="P124" svg:width="0.0449in" svg:height="0.1937in" svg:x="0.6201in" svg:y="0.2516in" svg:viewBox="0 0 115 493" svg:d="M115 246c0-37-6-98-34-154-29-60-71-92-75-92-3 0-6 3-6 6 0 1 0 2 10 11 47 49 75 127 75 229 0 84-18 171-78 233-7 5-7 7-7 8 0 3 3 6 6 6 4 0 49-34 78-97 24-55 31-109 31-150z"><text:p/></draw:path><draw:path draw:style-name="gr1339" draw:text-style-name="P124" svg:width="0.1287in" svg:height="0.0449in" svg:x="0.7492in" svg:y="0.3256in" svg:viewBox="0 0 328 115" svg:d="M311 20c7 0 17 0 17-10s-10-10-17-10c-98 0-196 0-294 0-7 0-17 0-17 10s10 10 17 10c98 0 196 0 294 0zM311 115c7 0 17 0 17-10s-10-10-17-10c-98 0-196 0-294 0-7 0-17 0-17 10s10 10 17 10c98 0 196 0 294 0z"><text:p/></draw:path><draw:path draw:style-name="gr1340" draw:text-style-name="P124" svg:width="0.1067in" svg:height="0.3496in" svg:x="0.9988in" svg:y="0in" svg:viewBox="0 0 272 889" svg:d="M42 889c10 0 13 0 13-6 1-346 42-631 214-872 3-4 1-4 3-5 0-6-3-6-12-6-8 0-8 0-9 1-2 2-65 73-115 173-65 128-105 278-123 457-2 16-13 118-13 234 0 5 0 12 0 19 1 5 4 5 14 5s18 0 28 0z"><text:p/></draw:path><draw:path draw:style-name="gr1341" draw:text-style-name="P124" svg:width="0.1067in" svg:height="0.35in" svg:x="0.9988in" svg:y="0.3461in" svg:viewBox="0 0 272 890" svg:d="M14 0c-10 0-13 0-14 6 0 7 0 12 0 19 0 301 55 476 70 526 34 110 88 224 169 325 9 10 10 13 12 13 1 1 1 1 9 1 9 0 12 0 12-6-2-2 0-1-3-5-164-227-213-501-214-872 0-7-3-7-13-7s-18 0-28 0z"><text:p/></draw:path><draw:path draw:style-name="gr1342" draw:text-style-name="P124" svg:width="0.1016in" svg:height="0.1421in" svg:x="1.1201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1343" draw:text-style-name="P124" svg:width="0.0724in" svg:height="0.0606in" svg:x="1.2217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1344" draw:text-style-name="P124" svg:width="0.0449in" svg:height="0.1937in" svg:x="1.3638in" svg:y="0.0169in" svg:viewBox="0 0 115 493" svg:d="M115 487c0-1 0-3-9-11-61-62-77-154-77-230 0-85 19-170 79-232 7-6 7-7 7-8 0-5-2-6-6-6s-49 34-77 97c-25 53-32 107-32 149 0 38 6 98 34 154 29 60 71 93 75 93s6-2 6-6z"><text:p/></draw:path><draw:path draw:style-name="gr1345" draw:text-style-name="P124" svg:width="0.1142in" svg:height="0.1402in" svg:x="1.4299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1346" draw:text-style-name="P124" svg:width="0.0449in" svg:height="0.1937in" svg:x="1.5606in" svg:y="0.0169in" svg:viewBox="0 0 115 493" svg:d="M115 246c0-37-6-98-34-154-29-60-71-92-75-92-5 0-6 3-6 6 0 1 0 2 10 11 47 49 75 126 75 229 0 84-18 171-78 233-7 5-7 7-7 8 0 3 1 6 6 6 4 0 49-34 77-97 25-55 32-109 32-150z"><text:p/></draw:path><draw:path draw:style-name="gr1347" draw:text-style-name="P124" svg:width="0.1016in" svg:height="0.1421in" svg:x="1.1224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1348" draw:text-style-name="P124" svg:width="0.0689in" svg:height="0.0866in" svg:x="1.2236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1349" draw:text-style-name="P124" svg:width="0.0449in" svg:height="0.1929in" svg:x="1.3614in" svg:y="0.2496in" svg:viewBox="0 0 115 491" svg:d="M115 487c0-1 0-3-9-11-61-62-77-156-77-231 0-85 19-171 79-232 7-6 7-7 7-9 0-3-2-4-6-4s-49 34-77 95c-25 55-32 109-32 150 0 39 6 98 34 154 29 60 71 92 75 92s6-1 6-4z"><text:p/></draw:path><draw:path draw:style-name="gr1350" draw:text-style-name="P124" svg:width="0.1142in" svg:height="0.1402in" svg:x="1.4276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1351" draw:text-style-name="P124" svg:width="0.0449in" svg:height="0.1929in" svg:x="1.5583in" svg:y="0.2496in" svg:viewBox="0 0 115 491" svg:d="M115 245c0-38-6-97-34-153-29-60-71-92-75-92-5 0-6 1-6 4 0 2 0 3 10 11 47 49 75 128 75 230 0 85-18 171-78 234-7 5-7 7-7 8 0 3 1 4 6 4 4 0 49-33 77-95 25-55 32-109 32-151z"><text:p/></draw:path><draw:path draw:style-name="gr1352" draw:text-style-name="P124" svg:width="0.1016in" svg:height="0.1429in" svg:x="1.124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1353" draw:text-style-name="P124" svg:width="0.0618in" svg:height="0.0606in" svg:x="1.2276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1354" draw:text-style-name="P124" svg:width="0.0449in" svg:height="0.1937in" svg:x="1.3598in" svg:y="0.4811in" svg:viewBox="0 0 115 493" svg:d="M115 487c0-1 0-3-9-11-61-62-78-154-78-230 0-85 20-170 80-232 7-6 7-7 7-8 0-5-3-6-6-6-5 0-49 34-78 97-25 54-31 107-31 149 0 38 6 98 32 154 30 60 72 93 77 93 3 0 6-2 6-6z"><text:p/></draw:path><draw:path draw:style-name="gr1355" draw:text-style-name="P124" svg:width="0.1142in" svg:height="0.1406in" svg:x="1.4256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1356" draw:text-style-name="P124" svg:width="0.0441in" svg:height="0.1937in" svg:x="1.5567in" svg:y="0.4811in" svg:viewBox="0 0 113 493" svg:d="M113 246c0-37-5-98-32-154-29-60-71-92-77-92-3 0-4 3-4 6 0 1 0 2 8 11 49 49 77 127 77 229 0 84-18 171-79 233-6 5-6 7-6 8 0 3 1 6 4 6 6 0 49-34 79-97 25-53 30-108 30-150z"><text:p/></draw:path><draw:path draw:style-name="gr1357" draw:text-style-name="P124" svg:width="0.1067in" svg:height="0.3496in" svg:x="1.6311in" svg:y="0in" svg:viewBox="0 0 272 889" svg:d="M272 865c0-301-55-476-70-526-34-109-89-224-170-326-7-9-10-12-11-12-1-1-1-1-10-1-7 0-11 0-11 6 3 2 0 1 7 9 171 240 209 535 210 868 0 6 3 6 13 6 9 0 18 0 28 0 9 0 12 0 14-5 0-7 0-14 0-19z"><text:p/></draw:path><draw:path draw:style-name="gr1358" draw:text-style-name="P124" svg:width="0.1067in" svg:height="0.35in" svg:x="1.6311in" svg:y="0.3461in" svg:viewBox="0 0 272 890" svg:d="M272 6c-2-6-5-6-14-6-10 0-19 0-28 0-10 0-13 0-13 7 0 52-1 168-14 291-27 253-92 430-200 581-3 4-2 3-3 5 0 6 4 6 11 6 9 0 9 0 10-1 1-2 64-73 115-172 64-129 105-279 123-458 1-15 13-118 13-234 0-7 0-12 0-19z"><text:p/></draw:path><draw:path draw:style-name="gr1359" draw:text-style-name="P124" svg:width="0.035in" svg:height="0.135in" svg:x="1.8094in" svg:y="0.6043in" svg:viewBox="0 0 90 344" svg:d="M83 0c-65 46-83 120-83 172 0 49 15 125 83 172 2 0 7 0 7-4 0-1 0-3-3-6-46-40-63-99-63-162 0-92 35-137 64-164 2-1 2-1 2-4 0-4-5-4-7-4z"><text:p/></draw:path><draw:path draw:style-name="gr1360" draw:text-style-name="P124" svg:width="0.1028in" svg:height="0.0976in" svg:x="1.8642in" svg:y="0.6102in" svg:viewBox="0 0 262 249" svg:d="M262 95c0-53-39-95-100-95-82 0-162 77-162 154 0 56 41 95 99 95 83 0 163-75 163-154zM102 238c-36 0-67-25-67-76 0-18 6-67 36-106 24-28 58-45 89-45 35 0 68 23 68 73 0 25-11 76-43 112-24 28-55 42-83 42z"><text:p/></draw:path><draw:path draw:style-name="gr1361" draw:text-style-name="P124" svg:width="0.0165in" svg:height="0.0409in" svg:x="1.9921in" svg:y="0.6902in" svg:viewBox="0 0 43 105" svg:d="M34 34c0 18-3 40-27 63-1 1-3 2-3 4 0 3 3 4 6 4 4 0 33-27 33-69 0-21-8-36-23-36-12 0-20 8-20 20 0 9 7 19 20 19 8 0 9-4 14-5z"><text:p/></draw:path><draw:path draw:style-name="gr1362" draw:text-style-name="P124" svg:width="0.0661in" svg:height="0.0276in" svg:x="2.1441in" svg:y="0.6083in" svg:viewBox="0 0 169 71" svg:d="M130 45c-3 1-14 12-14 18 0 4 4 8 9 8 4 0 5-2 8-5 8-10 18-17 28-21 4-2 8-4 8-10 0-4-4-6-7-8-11-6-14-16-15-20-1-1-3-7-10-7-1 0-7 3-7 8 0 6 4 16 7 19-40 0-82 0-123 0-6 0-14 0-14 8 0 10 8 10 14 10 39 0 77 0 116 0z"><text:p/></draw:path><draw:path draw:style-name="gr1363" draw:text-style-name="P124" svg:width="0.0579in" svg:height="0.0606in" svg:x="2.0961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1364" draw:text-style-name="P124" svg:width="0.0571in" svg:height="0.0437in" svg:x="2.1693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1365" draw:text-style-name="P124" svg:width="0.0173in" svg:height="0.0409in" svg:x="2.2618in" svg:y="0.6902in" svg:viewBox="0 0 45 105" svg:d="M35 34c0 18-4 40-28 63 0 1-1 2-1 4 0 3 2 4 4 4 5 0 35-27 35-69 0-21-9-36-25-36-12 0-20 8-20 20 0 9 8 19 21 19 7 0 13-5 14-5z"><text:p/></draw:path><draw:path draw:style-name="gr1366" draw:text-style-name="P124" svg:width="0.0657in" svg:height="0.0276in" svg:x="2.4134in" svg:y="0.6083in" svg:viewBox="0 0 168 71" svg:d="M130 45c-3 1-15 12-15 18 0 4 4 8 8 8s6-2 9-5c8-10 19-17 28-21 4-2 8-4 8-10 0-4-3-6-6-8-12-6-15-16-16-20-2-1-3-7-9-7-3 0-8 3-8 8 0 6 5 16 8 19-42 0-82 0-124 0-5 0-13 0-13 8 0 10 7 10 13 10 39 0 78 0 117 0z"><text:p/></draw:path><draw:path draw:style-name="gr1367" draw:text-style-name="P124" svg:width="0.0575in" svg:height="0.0606in" svg:x="2.3665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1368" draw:text-style-name="P124" svg:width="0.0551in" svg:height="0.0626in" svg:x="2.4402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1369" draw:text-style-name="P124" svg:width="0.0173in" svg:height="0.0409in" svg:x="2.5299in" svg:y="0.6902in" svg:viewBox="0 0 45 105" svg:d="M35 34c0 18-4 40-27 63-1 1-2 2-2 4 0 3 2 4 4 4 5 0 35-27 35-69 0-21-9-36-25-36-12 0-20 8-20 20 0 9 8 19 21 19 8 0 10-4 14-5z"><text:p/></draw:path><draw:path draw:style-name="gr1370" draw:text-style-name="P124" svg:width="0.0661in" svg:height="0.0276in" svg:x="2.6791in" svg:y="0.6083in" svg:viewBox="0 0 169 71" svg:d="M130 45c-3 1-14 12-14 18 0 4 4 8 9 8 2 0 5-2 7-5 9-10 19-17 29-21 4-2 8-4 8-10 0-4-4-6-7-8-11-6-14-16-16-20 0-1-2-7-9-7-1 0-8 3-8 8 0 6 5 16 8 19-40 0-82 0-123 0-6 0-14 0-14 8 0 10 8 10 14 10 39 0 77 0 116 0z"><text:p/></draw:path><draw:path draw:style-name="gr1371" draw:text-style-name="P124" svg:width="0.0575in" svg:height="0.0606in" svg:x="2.63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372" draw:text-style-name="P124" svg:width="0.0488in" svg:height="0.0437in" svg:x="2.7091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1373" draw:text-style-name="P124" svg:width="0.035in" svg:height="0.135in" svg:x="2.7882in" svg:y="0.6043in" svg:viewBox="0 0 90 344" svg:d="M7 0c-3 0-7 0-7 4 0 3 1 3 4 6 30 28 62 74 62 162 0 73-23 126-59 160-6 7-7 7-7 8s1 4 4 4c4 0 38-22 60-66 16-27 26-65 26-106 0-47-14-123-83-172z"><text:p/></draw:path></draw:g></draw:g></text:p>
      <text:p text:style-name="P74"/>
      <text:p text:style-name="P74">Remarque: quand on travaille dans un repère cartésien, on a </text:p>
      <text:p text:style-name="Text_20_body"><draw:g text:anchor-type="as-char" svg:y="-0.189in" draw:z-index="90" draw:style-name="gr1"><svg:title>TexMaths</svg:title><svg:desc>14§display§\vec{\text{grad}}\left(f_S\left(x,\ y,\ z\right)\right)=\vec{\nabla }\left(f_S\left(x,\ y,\ z\right)\right)§svg§600§FALSE§</svg:desc><draw:g draw:style-name="gr2"><draw:path draw:style-name="gr1223" draw:text-style-name="P123" svg:width="3.1276in" svg:height="0.2165in" svg:x="0.0047in" svg:y="0.0098in" svg:viewBox="0 0 7945 551" svg:d="M0 0c2649 0 5296 0 7945 0 0 183 0 368 0 551-2649 0-5296 0-7945 0 0-183 0-368 0-551z"><text:p/></draw:path><draw:path draw:style-name="gr1224" draw:text-style-name="P124" svg:width="0.0854in" svg:height="0.0374in" svg:x="0.1551in" svg:y="0in" svg:viewBox="0 0 218 96" svg:d="M175 59c-7 5-24 19-24 28 0 5 6 9 10 9 6 0 7-2 10-5 5-7 17-21 39-32 3-2 8-4 8-10s-4-8-7-10c-11-8-16-17-19-28-2-4-4-11-10-11-7 0-10 7-10 10s3 18 11 29c-54 0-110 0-165 0-8 0-18 0-18 10s10 10 18 10c52 0 105 0 157 0z"><text:p/></draw:path><draw:path draw:style-name="gr1225" draw:text-style-name="P124"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1226" draw:text-style-name="P124" svg:width="0.0646in" svg:height="0.085in" svg:x="0.0972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1227" draw:text-style-name="P124" svg:width="0.0874in" svg:height="0.0882in" svg:x="0.1756in" svg:y="0.102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1228" draw:text-style-name="P124" svg:width="0.0949in" svg:height="0.135in" svg:x="0.2709in" svg:y="0.0547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1229" draw:text-style-name="P124" svg:width="0.0441in" svg:height="0.1921in" svg:x="0.4236in" svg:y="0.0441in" svg:viewBox="0 0 113 489" svg:d="M113 484c0-2 0-2-8-10-62-62-77-155-77-229 0-86 18-171 80-232 5-6 5-6 5-7 0-5-1-6-4-6-5 0-49 34-78 95-25 55-31 109-31 150 0 39 6 96 32 152 30 60 72 92 77 92 3 0 4-1 4-5z"><text:p/></draw:path><draw:path draw:style-name="gr1230" draw:text-style-name="P124" svg:width="0.0965in" svg:height="0.1744in" svg:x="0.4898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1231" draw:text-style-name="P124" svg:width="0.0854in" svg:height="0.0976in" svg:x="0.5846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1232" draw:text-style-name="P124" svg:width="0.0441in" svg:height="0.1921in" svg:x="0.7382in" svg:y="0.0441in" svg:viewBox="0 0 113 489" svg:d="M113 484c0-2 0-2-8-10-62-62-77-155-77-229 0-86 18-171 78-232 7-6 7-6 7-7 0-5-1-6-4-6-5 0-50 34-78 95-25 55-31 109-31 150 0 39 4 96 32 152 30 60 72 92 77 92 3 0 4-1 4-5z"><text:p/></draw:path><draw:path draw:style-name="gr1233" draw:text-style-name="P124" svg:width="0.0961in" svg:height="0.087in" svg:x="0.8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1234" draw:text-style-name="P124" svg:width="0.0228in" svg:height="0.0575in" svg:x="0.9213in" svg:y="0.1677in" svg:viewBox="0 0 59 147" svg:d="M59 52c0-32-13-52-32-52-17 0-27 13-27 27 0 12 10 25 27 25 5 0 12-2 16-6 2-1 2-1 3-1 0 3 2 0 2 7 0 36-17 65-34 82-6 4-6 6-6 7 0 4 3 6 6 6 4 0 45-38 45-95z"><text:p/></draw:path><draw:path draw:style-name="gr1235" draw:text-style-name="P124" svg:width="0.089in" svg:height="0.124in" svg:x="1.0614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1236" draw:text-style-name="P124" svg:width="0.022in" svg:height="0.0575in" svg:x="1.1744in" svg:y="0.1677in" svg:viewBox="0 0 57 147" svg:d="M57 52c0-32-12-52-32-52-15 0-25 13-25 27 0 12 10 25 25 25 7 0 13-2 18-6 2-1 2-1 2-1 1 0 1 0 1 7 0 36-17 65-33 82-6 4-6 6-6 7 0 4 3 6 6 6 5 0 44-38 44-95z"><text:p/></draw:path><draw:path draw:style-name="gr1237" draw:text-style-name="P124" svg:width="0.0819in" svg:height="0.087in" svg:x="1.3165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1238" draw:text-style-name="P124" svg:width="0.0441in" svg:height="0.1921in" svg:x="1.4181in" svg:y="0.0441in" svg:viewBox="0 0 113 489" svg:d="M113 245c0-38-5-97-32-153-29-60-71-92-77-92-3 0-4 1-4 6 0 1 0 1 8 11 49 47 77 126 77 228 0 83-18 169-79 232-6 5-6 5-6 7 0 4 1 5 4 5 6 0 49-33 79-95 25-54 30-108 30-149z"><text:p/></draw:path><draw:path draw:style-name="gr1239" draw:text-style-name="P124" svg:width="0.0449in" svg:height="0.1921in" svg:x="1.4929in" svg:y="0.0441in" svg:viewBox="0 0 115 489" svg:d="M115 245c0-38-6-97-32-153-30-60-73-92-77-92-3 0-6 1-6 6 0 1 0 1 10 11 47 47 77 126 77 228 0 83-18 169-80 232-7 5-7 5-7 7 0 4 3 5 6 5 4 0 49-33 78-95 25-54 31-108 31-149z"><text:p/></draw:path><draw:path draw:style-name="gr1240" draw:text-style-name="P124" svg:width="0.1287in" svg:height="0.0453in" svg:x="1.6213in" svg:y="0.1177in" svg:viewBox="0 0 328 116" svg:d="M311 20c7 0 17 0 17-10s-10-10-17-10c-98 0-196 0-294 0-7 0-17 0-17 10s10 10 17 10c98 0 196 0 294 0zM311 116c7 0 17 0 17-10s-10-10-17-10c-98 0-196 0-294 0-7 0-17 0-17 10s10 10 17 10c98 0 196 0 294 0z"><text:p/></draw:path><draw:path draw:style-name="gr1241" draw:text-style-name="P124" svg:width="0.0854in" svg:height="0.0374in" svg:x="1.8677in" svg:y="0.002in" svg:viewBox="0 0 218 96" svg:d="M175 59c-7 5-24 19-24 28 0 5 6 9 10 9s7-2 10-5c5-7 17-21 39-32 3-2 8-4 8-10s-4-8-7-10c-11-8-16-17-21-28 0-5-2-11-9-11s-10 6-10 10c0 3 4 18 12 29-56 0-110 0-166 0-9 0-17 0-17 10s8 10 17 10c53 0 105 0 158 0z"><text:p/></draw:path><draw:path draw:style-name="gr1242" draw:text-style-name="P124" svg:width="0.1425in" svg:height="0.137in" svg:x="1.824in" svg:y="0.0575in" svg:viewBox="0 0 363 349" svg:d="M361 10c0-2 2-4 2-7s0-3-12-3c-113 0-225 0-338 0-13 0-13 0-13 3s1 5 3 7c54 110 110 221 165 330 4 7 6 9 14 9s10-2 13-9c56-109 110-220 166-330zM62 35c89 0 180 0 270 0-45 89-91 179-136 268-45-89-90-179-134-268z"><text:p/></draw:path><draw:path draw:style-name="gr1243" draw:text-style-name="P124" svg:width="0.0441in" svg:height="0.1921in" svg:x="2.0283in" svg:y="0.0441in" svg:viewBox="0 0 113 489" svg:d="M113 484c0-2 0-2-8-10-62-62-77-155-77-229 0-86 18-171 80-232 5-6 5-6 5-7 0-5-1-6-4-6-5 0-49 34-78 95-25 55-31 109-31 150 0 39 6 96 32 152 30 60 72 92 77 92 3 0 4-1 4-5z"><text:p/></draw:path><draw:path draw:style-name="gr1244" draw:text-style-name="P124" svg:width="0.0965in" svg:height="0.1744in" svg:x="2.0945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1245" draw:text-style-name="P124" svg:width="0.0854in" svg:height="0.0976in" svg:x="2.189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1246" draw:text-style-name="P124" svg:width="0.0441in" svg:height="0.1921in" svg:x="2.3429in" svg:y="0.0441in" svg:viewBox="0 0 113 489" svg:d="M113 484c0-2 0-2-8-10-62-62-77-155-77-229 0-86 18-171 80-232 5-6 5-6 5-7 0-5-1-6-4-6-5 0-50 34-78 95-25 55-31 109-31 150 0 39 4 96 32 152 30 60 72 92 77 92 3 0 4-1 4-5z"><text:p/></draw:path><draw:path draw:style-name="gr1247" draw:text-style-name="P124" svg:width="0.0961in" svg:height="0.087in" svg:x="2.4047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1248" draw:text-style-name="P124" svg:width="0.022in" svg:height="0.0575in" svg:x="2.5264in" svg:y="0.1677in" svg:viewBox="0 0 57 147" svg:d="M57 52c0-32-12-52-32-52-15 0-25 13-25 27 0 12 10 25 25 25 6 0 13-2 17-6 3-1 1-1 3-1 1 0 1 0 1 7 0 36-17 65-33 82-6 4-6 6-6 7 0 4 3 6 6 6 5 0 44-38 44-95z"><text:p/></draw:path><draw:path draw:style-name="gr1249" draw:text-style-name="P124" svg:width="0.089in" svg:height="0.124in" svg:x="2.6657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1250" draw:text-style-name="P124" svg:width="0.022in" svg:height="0.0575in" svg:x="2.7787in" svg:y="0.1677in" svg:viewBox="0 0 57 147" svg:d="M57 52c0-32-12-52-32-52-15 0-25 13-25 27 0 12 10 25 25 25 7 0 13-2 18-6 2-1 2-1 2-1 1 0 1 0 1 7 0 36-17 65-33 82-6 4-6 6-6 7 0 4 3 6 6 6 5 0 44-38 44-95z"><text:p/></draw:path><draw:path draw:style-name="gr1251" draw:text-style-name="P124" svg:width="0.0819in" svg:height="0.087in" svg:x="2.9213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1252" draw:text-style-name="P124" svg:width="0.0441in" svg:height="0.1921in" svg:x="3.0224in" svg:y="0.0441in" svg:viewBox="0 0 113 489" svg:d="M113 245c0-38-5-97-32-153-29-60-71-92-77-92-3 0-4 1-4 6 0 1 0 1 8 11 49 47 77 126 77 228 0 83-18 169-79 232-6 5-6 5-6 7 0 4 1 5 4 5 6 0 49-33 79-95 25-54 30-108 30-149z"><text:p/></draw:path><draw:path draw:style-name="gr1253" draw:text-style-name="P124" svg:width="0.0449in" svg:height="0.1921in" svg:x="3.0976in" svg:y="0.0441in" svg:viewBox="0 0 115 489" svg:d="M115 245c0-38-6-97-32-153-30-60-73-92-77-92-3 0-6 1-6 6 0 1 0 1 10 11 49 47 77 126 77 228 0 83-18 169-80 232-7 5-7 5-7 7 0 4 3 5 6 5 4 0 49-33 78-95 25-54 31-108 31-149z"><text:p/></draw:path></draw:g></draw:g></text:p>
      <text:p text:style-name="Text_20_body"><draw:g text:anchor-type="as-char" svg:y="-0.189in" draw:z-index="91" draw:style-name="gr1"><svg:title>TexMaths</svg:title><svg:desc>14§display§\vec{\text{grad}}\left(S\right)=\vec{\nabla }\left(S\right)§svg§600§FALSE§</svg:desc><draw:g draw:style-name="gr2"><draw:path draw:style-name="gr1208" draw:text-style-name="P123" svg:width="1.3819in" svg:height="0.2165in" svg:x="0.0047in" svg:y="0.0098in" svg:viewBox="0 0 3511 551" svg:d="M0 0c1170 0 2340 0 3511 0 0 183 0 368 0 551-1171 0-2341 0-3511 0 0-183 0-368 0-551z"><text:p/></draw:path><draw:path draw:style-name="gr1209" draw:text-style-name="P124" svg:width="0.0854in" svg:height="0.0374in" svg:x="0.1551in" svg:y="0in" svg:viewBox="0 0 218 96" svg:d="M175 59c-7 5-24 19-24 28 0 5 6 9 10 9 6 0 7-2 10-5 5-7 17-21 39-32 3-2 8-4 8-10s-4-8-7-10c-11-8-16-17-21-28 0-4-2-11-9-11s-10 7-10 10 4 18 12 29c-56 0-110 0-166 0-9 0-17 0-17 10s8 10 17 10c53 0 105 0 158 0z"><text:p/></draw:path><draw:path draw:style-name="gr1210" draw:text-style-name="P124"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1211" draw:text-style-name="P124" svg:width="0.0654in" svg:height="0.085in" svg:x="0.0969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1212" draw:text-style-name="P124" svg:width="0.0866in" svg:height="0.0882in" svg:x="0.1756in" svg:y="0.102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1213" draw:text-style-name="P124" svg:width="0.0949in" svg:height="0.135in" svg:x="0.2709in" svg:y="0.0547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1214" draw:text-style-name="P124" svg:width="0.0449in" svg:height="0.1921in" svg:x="0.4228in" svg:y="0.0441in" svg:viewBox="0 0 115 489" svg:d="M115 484c0-2 0-2-9-10-61-62-77-155-77-229 0-86 19-171 79-232 7-6 7-6 7-7 0-5-3-6-6-6-4 0-49 34-77 95-25 55-32 109-32 150 0 39 6 96 34 152 29 60 71 92 75 92 3 0 6-1 6-5z"><text:p/></draw:path><draw:path draw:style-name="gr1215" draw:text-style-name="P124" svg:width="0.115in" svg:height="0.1394in" svg:x="0.489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1216" draw:text-style-name="P124" svg:width="0.0441in" svg:height="0.1921in" svg:x="0.6201in" svg:y="0.0441in" svg:viewBox="0 0 113 489" svg:d="M113 245c0-38-4-97-32-153-29-60-71-92-77-92-3 0-4 1-4 6 0 1 0 1 10 11 47 47 75 126 75 228 0 83-18 169-79 232-6 5-6 5-6 7 0 4 1 5 4 5 6 0 51-33 79-95 25-54 30-108 30-149z"><text:p/></draw:path><draw:path draw:style-name="gr1217" draw:text-style-name="P124" svg:width="0.128in" svg:height="0.0453in" svg:x="0.7488in" svg:y="0.1177in" svg:viewBox="0 0 326 116" svg:d="M309 20c9 0 17 0 17-10s-8-10-15-10c-98 0-198 0-296 0-7 0-15 0-15 10s8 10 17 10c98 0 194 0 292 0zM311 116c7 0 15 0 15-10s-8-10-17-10c-98 0-194 0-292 0-9 0-17 0-17 10s8 10 15 10c98 0 198 0 296 0z"><text:p/></draw:path><draw:path draw:style-name="gr1218" draw:text-style-name="P124" svg:width="0.0854in" svg:height="0.0374in" svg:x="0.9945in" svg:y="0.002in" svg:viewBox="0 0 218 96" svg:d="M175 59c-7 5-22 19-22 28 0 5 4 9 9 9s7-2 9-5c5-7 18-21 39-32 3-2 8-4 8-10s-2-8-7-10c-11-8-16-17-19-28-2-5-3-11-10-11s-10 6-10 10c0 3 3 18 11 29-54 0-110 0-165 0-8 0-18 0-18 10s10 10 18 10c52 0 105 0 157 0z"><text:p/></draw:path><draw:path draw:style-name="gr1219" draw:text-style-name="P124" svg:width="0.1429in" svg:height="0.137in" svg:x="0.9508in" svg:y="0.0575in" svg:viewBox="0 0 364 349" svg:d="M361 10c2-2 3-4 3-7s-1-3-13-3c-113 0-225 0-338 0-12 0-13 0-13 3s1 5 3 7c56 110 110 221 166 330 3 7 5 9 13 9s10-2 14-9c55-109 111-220 165-330zM62 35c89 0 180 0 270 0-45 89-90 179-135 268-44-89-91-179-135-268z"><text:p/></draw:path><draw:path draw:style-name="gr1220" draw:text-style-name="P124" svg:width="0.0441in" svg:height="0.1921in" svg:x="1.1547in" svg:y="0.0441in" svg:viewBox="0 0 113 489" svg:d="M113 484c0-2 0-2-7-10-61-62-78-155-78-229 0-86 20-171 80-232 5-6 5-6 5-7 0-5-1-6-4-6-5 0-49 34-78 95-25 55-31 109-31 150 0 39 6 96 32 152 30 60 72 92 77 92 3 0 4-1 4-5z"><text:p/></draw:path><draw:path draw:style-name="gr1221" draw:text-style-name="P124" svg:width="0.1142in" svg:height="0.1394in" svg:x="1.2209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1222" draw:text-style-name="P124" svg:width="0.0449in" svg:height="0.1921in" svg:x="1.3516in" svg:y="0.0441in" svg:viewBox="0 0 115 489" svg:d="M115 245c0-38-6-97-32-153-30-60-72-92-77-92-3 0-6 1-6 6 0 1 0 1 10 11 49 47 77 126 77 228 0 83-18 169-80 232-7 5-7 5-7 7 0 4 3 5 6 5 5 0 49-33 78-95 25-54 31-108 31-149z"><text:p/></draw:path></draw:g></draw:g></text:p>
      <text:p text:style-name="Text_20_body"/>
      <text:p text:style-name="P105"><text:span text:style-name="T36">De manière générale, le gradient prend une fonction </text:span><text:span text:style-name="T40">scalaire </text:span><text:span text:style-name="T36">à «n» variables (ou son expression) et retourne une fonction vectorielle à «n» variables (ou son expression) où chaque composante du vecteur </text:span><text:span text:style-name="T40">retourné </text:span><text:span text:style-name="T36">est la dérivée de la fonction </text:span><text:span text:style-name="T40">scalaire </text:span><text:span text:style-name="T36">par rapport à une </text:span><text:span text:style-name="T40">de ses variables</text:span><text:span text:style-name="T36">, ce qui fait un vecteur à «n» composantes.</text:span></text:p>
      <text:p text:style-name="P104"><text:span text:style-name="T36"/></text:p>
      <text:p text:style-name="P97"><text:soft-page-break/><text:span text:style-name="T4">7) La divergence</text:span></text:p>
      <text:p text:style-name="P86"><text:span text:style-name="T37">L</text:span><text:span text:style-name="T38">a divergence</text:span><text:span text:style-name="T37"> c’est un opérateur qui prend en argument un </text:span><text:span text:style-name="T53">champ </text:span><text:span text:style-name="T54">vectoriel</text:span><text:span text:style-name="T37"> (soit la fonction, soit l’expression) et qui retourne un </text:span><text:span text:style-name="T53">champ </text:span><text:span text:style-name="T54">scalaire</text:span><text:span text:style-name="T37"> (en </text:span><text:span text:style-name="T39">objet</text:span><text:span text:style-name="T37"> fonction ou expression selon ce qu’on lui a donné à manger).</text:span></text:p>
      <text:p text:style-name="P87"><text:span text:style-name="T37">En pratique, on a un champ </text:span><text:span text:style-name="T38">vectoriel</text:span><text:span text:style-name="T37"> </text:span><text:span text:style-name="T37"><draw:g text:anchor-type="as-char" svg:y="-0.1902in" draw:z-index="92" draw:style-name="gr1"><svg:title>TexMaths</svg:title><svg:desc>14§display§\vec{V}§svg§600§FALSE§</svg:desc><draw:g draw:style-name="gr2"><draw:path draw:style-name="gr1205" draw:text-style-name="P123" svg:width="0.128in" svg:height="0.1701in" svg:x="0.0004in" svg:y="0.0102in" svg:viewBox="0 0 326 433" svg:d="M0 0c108 0 218 0 326 0 0 144 0 289 0 433-108 0-218 0-326 0 0-144 0-289 0-433z"><text:p/></draw:path><draw:path draw:style-name="gr1206" draw:text-style-name="P124"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1207" draw:text-style-name="P124"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37"><draw:g text:anchor-type="as-char" svg:y="-0.2244in" draw:z-index="93" draw:style-name="gr1"><svg:title>TexMaths</svg:title><svg:desc>14§display§f_{\vec{V}}=\text{f}^{\circ }\left(_{\left(x,\ y,\ z\right)\ \rightarrow \ f_{\vec{V}}\left(x,\ y,\ z\right)=\vec{V}}^{\ \ \ \mathbb{R}^3\ \ \ \ \rightarrow \ \ \ \ \ \ \mathbb{R}^3}\right)§svg§600§FALSE§</svg:desc><draw:g draw:style-name="gr2"><draw:path draw:style-name="gr1170" draw:text-style-name="P123" svg:width="2.7594in" svg:height="0.3343in" svg:x="0.0004in" svg:y="0.0098in" svg:viewBox="0 0 7010 850" svg:d="M0 0c2337 0 4673 0 7010 0 0 283 0 567 0 850-2337 0-4673 0-7010 0 0-283 0-567 0-850z"><text:p/></draw:path><draw:path draw:style-name="gr1171" draw:text-style-name="P124"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1172" draw:text-style-name="P124"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1173" draw:text-style-name="P124"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1174" draw:text-style-name="P124"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1175" draw:text-style-name="P124"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1176" draw:text-style-name="P124" svg:width="0.0579in" svg:height="0.0579in" svg:x="0.5476in" svg:y="0.0728in" svg:viewBox="0 0 148 148" svg:d="M148 74c0-40-33-74-74-74-42 0-74 34-74 74 0 42 34 74 74 74 41 0 74-33 74-74zM74 132c-32 0-57-27-57-58 0-32 25-57 57-57s58 26 58 57c0 32-27 58-58 58z"><text:p/></draw:path><draw:path draw:style-name="gr1177" draw:text-style-name="P124"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1178" draw:text-style-name="P124"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1179" draw:text-style-name="P124"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1180" draw:text-style-name="P124"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1181" draw:text-style-name="P124"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1182" draw:text-style-name="P124"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1183" draw:text-style-name="P124" svg:width="0.035in" svg:height="0.135in" svg:x="0.7898in" svg:y="0.2028in" svg:viewBox="0 0 90 344" svg:d="M83 0c-65 46-83 119-83 172 0 49 15 123 83 172 2 0 7 0 7-4 0-3 0-3-3-5-46-41-63-100-63-163 0-92 35-138 64-164 2-1 2-1 2-4 0-4-5-4-7-4z"><text:p/></draw:path><draw:path draw:style-name="gr1184" draw:text-style-name="P124"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1185" draw:text-style-name="P124" svg:width="0.0165in" svg:height="0.0413in" svg:x="0.9382in" svg:y="0.289in" svg:viewBox="0 0 43 106" svg:d="M34 35c0 18-3 41-27 63-1 1-3 1-3 4 0 2 3 4 6 4 4 0 33-28 33-68 0-21-8-38-23-38-12 0-20 10-20 20 0 11 7 21 20 21 8 0 9-5 14-6z"><text:p/></draw:path><draw:path draw:style-name="gr1186" draw:text-style-name="P124"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1187" draw:text-style-name="P124" svg:width="0.0165in" svg:height="0.0413in" svg:x="1.1319in" svg:y="0.289in" svg:viewBox="0 0 43 106" svg:d="M34 35c0 18-3 41-27 63-1 1-3 1-3 4 0 2 3 4 6 4 4 0 33-28 33-68 0-21-8-38-23-38-12 0-20 10-20 20 0 11 7 21 20 21 8 0 9-5 14-6z"><text:p/></draw:path><draw:path draw:style-name="gr1188" draw:text-style-name="P124"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1189" draw:text-style-name="P124" svg:width="0.0343in" svg:height="0.135in" svg:x="1.3169in" svg:y="0.2028in" svg:viewBox="0 0 88 344" svg:d="M6 0c-3 0-6 0-6 4 0 3 0 3 3 6 29 26 63 74 63 162 0 72-23 126-60 160-6 5-6 7-6 8 0 2 0 4 4 4s37-22 59-65c15-30 25-66 25-107 0-47-14-123-82-172z"><text:p/></draw:path><draw:path draw:style-name="gr1190" draw:text-style-name="P124"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1191" draw:text-style-name="P124"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1192" draw:text-style-name="P124" svg:width="0.0535in" svg:height="0.0205in" svg:x="1.7598in" svg:y="0.2575in" svg:viewBox="0 0 137 53" svg:d="M104 34c-2 1-10 7-10 12 0 3 4 7 7 7s4-1 5-3c5-4 10-11 24-16 3-2 7-3 7-7 0-5-4-6-5-7-10-6-13-10-14-16-2-1-3-4-7-4-5 0-7 4-7 7s4 8 7 13c-34 0-66 0-100 0-4 0-11 0-11 7s7 7 11 7c31 0 62 0 93 0z"><text:p/></draw:path><draw:path draw:style-name="gr1193" draw:text-style-name="P124"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1194" draw:text-style-name="P124" svg:width="0.035in" svg:height="0.135in" svg:x="1.8583in" svg:y="0.2028in" svg:viewBox="0 0 90 344" svg:d="M83 0c-65 46-83 119-83 172 0 49 15 123 83 172 2 0 7 0 7-4 0-3 0-3-3-5-46-41-63-100-63-163 0-92 36-138 64-164 2-1 2-1 2-4 0-4-5-4-7-4z"><text:p/></draw:path><draw:path draw:style-name="gr1195" draw:text-style-name="P124"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1196" draw:text-style-name="P124" svg:width="0.0165in" svg:height="0.0413in" svg:x="2.0063in" svg:y="0.289in" svg:viewBox="0 0 43 106" svg:d="M34 35c0 18-3 41-27 63-1 1-3 1-3 4 0 2 3 4 6 4 4 0 33-28 33-68 0-21-8-38-23-38-12 0-20 10-20 20 0 11 8 21 20 21 8 0 9-5 14-6z"><text:p/></draw:path><draw:path draw:style-name="gr1197" draw:text-style-name="P124"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198" draw:text-style-name="P124" svg:width="0.0165in" svg:height="0.0413in" svg:x="2.2004in" svg:y="0.289in" svg:viewBox="0 0 43 106" svg:d="M34 35c0 18-3 41-27 63-1 1-3 1-3 4 0 2 3 4 6 4 4 0 33-28 33-68 0-21-8-38-23-38-12 0-20 10-20 20 0 11 7 21 20 21 8 0 9-5 14-6z"><text:p/></draw:path><draw:path draw:style-name="gr1199" draw:text-style-name="P124"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200" draw:text-style-name="P124" svg:width="0.0343in" svg:height="0.135in" svg:x="2.385in" svg:y="0.2028in" svg:viewBox="0 0 88 344" svg:d="M6 0c-2 0-6 0-6 4 0 3 0 3 3 6 29 26 63 74 63 162 0 72-23 126-60 160-6 5-6 7-6 8 0 2 0 4 4 4s37-22 59-65c15-30 25-66 25-107 0-47-14-123-82-172z"><text:p/></draw:path><draw:path draw:style-name="gr1201" draw:text-style-name="P124"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1202" draw:text-style-name="P124"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1203" draw:text-style-name="P124"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1204" draw:text-style-name="P124"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93"><text:span text:style-name="T37"/></text:p>
      <text:p text:style-name="P93"><text:span text:style-name="T37">L</text:span><text:span text:style-name="T38">a</text:span><text:span text:style-name="T37"> </text:span><text:span text:style-name="T38">divergence</text:span><text:span text:style-name="T37"> de ce champ </text:span><text:span text:style-name="T38">vectoriel</text:span><text:span text:style-name="T37"> sera</text:span></text:p>
      <text:p text:style-name="P72"/>
      <text:p text:style-name="Text_20_body"><draw:g text:anchor-type="as-char" svg:y="-0.2217in" draw:z-index="97" draw:style-name="gr1"><svg:title>TexMaths</svg:title><svg:desc>14§display§\text{div}\left(f_{\vec{V}}\left(x,\ y,\ z\right)\right)=\partial _x\left(\left(f_{\vec{V}}\left(x,\ y,\ z\right)\right)_x\right)+\partial _y\left(\left(f_{\vec{V}}\left(x,\ y,\ z\right)\right)_y\right)+\partial _z\left(\left(f_{\vec{V}}\left(x,\ y,\ z\right)\right)_z\right)§svg§600§FALSE§</svg:desc><draw:g draw:style-name="gr2"><draw:path draw:style-name="gr1029" draw:text-style-name="P123" svg:width="7.3386in" svg:height="0.3276in" svg:x="0.0035in" svg:y="0.0098in" svg:viewBox="0 0 18641 833" svg:d="M9321 833c-3108 0-6214 0-9321 0 0-277 0-556 0-833 6213 0 12428 0 18641 0 0 277 0 556 0 833-3106 0-6213 0-9320 0z"><text:p/></draw:path><draw:path draw:style-name="gr1030" draw:text-style-name="P12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031" draw:text-style-name="P12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032" draw:text-style-name="P124" svg:width="0.0945in" svg:height="0.085in" svg:x="0.1591in" svg:y="0.1398in" svg:viewBox="0 0 241 217" svg:d="M195 48c4-12 12-33 46-33 0-5 0-9 0-15-11 0-27 1-38 1s-34-1-42-1c0 6 0 10 0 15 18 0 24 12 24 21 0 5-2 6-4 12-17 42-33 84-49 126-19-47-38-91-56-138-3-7-2-5-3-8 0-13 19-13 28-13 0-5 0-9 0-15-14 0-42 1-53 1-14 0-34-1-48-1 0 6 0 10 0 15 31 0 32 3 39 19 24 57 46 116 70 173 4 7 4 10 11 10 6 0 9-4 10-10 21-53 44-106 65-159z"><text:p/></draw:path><draw:path draw:style-name="gr1033" draw:text-style-name="P124" svg:width="0.0496in" svg:height="0.2307in" svg:x="0.3193in" svg:y="0.0587in" svg:viewBox="0 0 127 587" svg:d="M127 583c0-2 0-3-1-5-22-23-56-64-77-142-11-45-15-96-15-142 0-129 30-220 89-283 4-5 4-5 4-7 0-4-4-4-5-4-7 0-34 29-41 36-50 59-81 149-81 258 0 70 11 167 76 251 5 5 37 42 46 42 1 0 5 0 5-4z"><text:p/></draw:path><draw:path draw:style-name="gr1034" draw:text-style-name="P124" svg:width="0.0961in" svg:height="0.176in" svg:x="0.389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035" draw:text-style-name="P124" svg:width="0.0661in" svg:height="0.0276in" svg:x="0.513in" svg:y="0.1563in" svg:viewBox="0 0 169 71" svg:d="M130 43c-3 3-15 14-15 20 0 4 4 8 10 8 2 0 5-2 7-5 8-10 19-17 28-21 5-3 9-4 9-10 0-4-4-6-7-8-11-7-14-16-16-20 0-1-3-7-9-7-3 0-8 1-8 8 0 6 5 14 8 19-40 0-82 0-123 0-6 0-14 0-14 8s8 8 14 8c39 0 77 0 116 0z"><text:p/></draw:path><draw:path draw:style-name="gr1036" draw:text-style-name="P124" svg:width="0.1055in" svg:height="0.0949in" svg:x="0.4843in" svg:y="0.1949in" svg:viewBox="0 0 269 242" svg:d="M218 41c13-19 24-27 42-28 5 0 9-2 9-9-2-1 0-4-4-4-9 0-20 1-28 1-12 0-26-1-37-1-3 0-7 1-7 7s6 6 7 6c11 0 14 4 14 9s-3 9-5 14c-38 56-76 111-114 167-11-59-21-118-32-176 0-3 0-5 0-6 0-8 20-8 21-8 7 0 11 0 11-9-1-1 0-4-5-4-10 0-35 1-45 1-9 0-30-1-38-1-4 0-7 1-7 7s4 6 8 6c20 0 20 1 21 11 13 70 26 138 38 208 2 7 2 10 9 10 5 0 8-3 11-8 43-65 88-129 131-193z"><text:p/></draw:path><draw:path draw:style-name="gr1037" draw:text-style-name="P124" svg:width="0.0441in" svg:height="0.1925in" svg:x="0.6594in" svg:y="0.078in" svg:viewBox="0 0 113 490" svg:d="M113 485c0-2 0-3-8-12-62-60-77-152-77-228 0-85 18-171 80-232 5-6 5-7 5-9 0-3-1-4-4-4-5 0-49 34-78 95-25 55-31 109-31 150 0 39 6 98 32 154 30 60 72 91 77 91 3 0 4-1 4-5z"><text:p/></draw:path><draw:path draw:style-name="gr1038" draw:text-style-name="P124" svg:width="0.0961in" svg:height="0.0874in" svg:x="0.7213in" svg:y="0.1374in" svg:viewBox="0 0 245 223" svg:d="M150 69c3-13 14-59 49-59 1 0 14 0 24 7-14 3-24 15-24 26 0 9 5 17 19 17 12 0 27-8 27-28 0-25-29-32-46-32-28 0-46 25-52 36-13-32-39-36-53-36-51 0-79 63-79 76 0 4 5 4 6 4 4 0 6 0 6-6 16-52 50-64 67-64 8 0 25 5 25 33 0 16-7 48-25 118-9 29-25 50-48 50-3 0-14 0-24-5 12-3 23-14 23-27 0-14-11-18-18-18-14 0-27 13-27 29 0 23 24 33 46 33 32 0 51-35 52-38 6 18 24 38 53 38 51 0 79-63 79-76 0-6-5-6-6-6-6 0-6 3-7 6-17 53-49 64-66 64-18 0-26-15-26-32 0-11 2-22 8-43 6-23 11-45 17-67z"><text:p/></draw:path><draw:path draw:style-name="gr1039" draw:text-style-name="P124" svg:width="0.022in" svg:height="0.0575in" svg:x="0.8429in" svg:y="0.202in" svg:viewBox="0 0 57 147" svg:d="M57 52c0-34-12-52-32-52-15 0-25 13-25 25 0 14 10 27 25 27 6 0 13-2 18-7 2 0 2-2 2-2 1 0 1 2 1 9 0 36-17 66-33 81-6 6-6 7-6 8 0 3 3 6 6 6 5 0 44-38 44-95z"><text:p/></draw:path><draw:path draw:style-name="gr1040" draw:text-style-name="P124" svg:width="0.089in" svg:height="0.1248in" svg:x="0.9827in" svg:y="0.1374in" svg:viewBox="0 0 227 318" svg:d="M225 29c2-7 2-7 2-11 0-8-7-12-14-12-6 0-13 2-18 9 0 3-5 19-6 27-4 13-7 27-11 39-7 30-14 59-21 88-3 9-24 42-56 42-25 0-31-21-31-39 0-24 8-53 25-96 9-21 10-26 10-35 0-23-15-41-41-41-46 0-64 71-64 76 0 4 4 4 6 4 5 0 5 0 8-9 13-46 32-61 49-61 4 0 13 0 13 17 0 12-5 25-9 33-19 53-28 81-28 104 0 43 31 59 60 59 19 0 35-9 49-23-7 25-12 49-32 76-12 17-31 31-53 31-7 0-29-2-38-21 7 0 14 0 21-6 4-4 10-10 10-19 0-16-14-17-18-17-11 0-28 7-28 31 0 25 22 43 53 43 50 0 101-45 115-101 15-63 32-125 47-188z"><text:p/></draw:path><draw:path draw:style-name="gr1041" draw:text-style-name="P124" svg:width="0.022in" svg:height="0.0575in" svg:x="1.0957in" svg:y="0.202in" svg:viewBox="0 0 57 147" svg:d="M57 52c0-34-12-52-32-52-15 0-25 13-25 25 0 14 10 27 25 27 7 0 13-2 18-7 2 0 2-2 3-2 0 3 0 2 0 9 0 36-17 66-33 81-6 6-6 7-6 8 0 3 3 6 6 6 5 0 44-38 44-95z"><text:p/></draw:path><draw:path draw:style-name="gr1042" draw:text-style-name="P124" svg:width="0.0819in" svg:height="0.0874in" svg:x="1.2378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7 19 32 19 48 0 77-63 77-76 0-3-3-6-5-6-6 0-6 3-7 7-12 33-44 41-59 41-10 0-20-3-30-6-16-7-23-8-35-8-1 0-8 0-12 1z"><text:p/></draw:path><draw:path draw:style-name="gr1043" draw:text-style-name="P124" svg:width="0.0441in" svg:height="0.1925in" svg:x="1.339in" svg:y="0.078in" svg:viewBox="0 0 113 490" svg:d="M113 245c0-38-4-98-32-153-29-61-71-92-77-92-3 0-4 1-4 4 0 2 0 3 10 11 47 49 75 128 75 230 0 84-18 171-79 231-6 6-6 7-6 9s1 5 4 5c6 0 51-32 79-95 25-53 30-108 30-150z"><text:p/></draw:path><draw:path draw:style-name="gr1044" draw:text-style-name="P124" svg:width="0.0504in" svg:height="0.2307in" svg:x="1.4118in" svg:y="0.0587in" svg:viewBox="0 0 129 587" svg:d="M129 294c0-70-13-168-77-252-6-6-37-42-46-42-3 0-6 0-6 4 0 2 1 4 3 6 24 25 56 64 75 143 12 44 16 95 16 141 0 49-4 100-17 147-18 69-48 108-73 135-4 5-4 5-4 7 0 4 3 4 6 4 7 0 35-30 40-37 51-58 83-147 83-256z"><text:p/></draw:path><draw:path draw:style-name="gr1045" draw:text-style-name="P124" svg:width="0.1287in" svg:height="0.0449in" svg:x="1.5567in" svg:y="0.1516in" svg:viewBox="0 0 328 115" svg:d="M311 20c7 0 17 0 17-10s-10-10-17-10c-98 0-198 0-296 0-5 0-15 0-15 10s10 10 17 10c98 0 196 0 294 0zM311 115c7 0 17 0 17-10s-10-10-17-10c-98 0-196 0-294 0-7 0-17 0-17 10s10 10 15 10c98 0 198 0 296 0z"><text:p/></draw:path><draw:path draw:style-name="gr1046" draw:text-style-name="P124" svg:width="0.1016in" svg:height="0.1425in" svg:x="1.7579in" svg:y="0.0843in" svg:viewBox="0 0 259 363" svg:d="M209 185c-6-31-26-58-63-58-31 0-63 7-101 47-41 40-45 85-45 101 0 30 22 88 91 88 118 0 168-166 168-236 0-78-46-127-106-127-72 0-94 63-94 77 0 7 4 17 18 17 17 0 27-14 27-25 0-19-16-19-23-19 21-36 56-39 70-39 37 0 72 27 72 90 0 19-3 43-14 84zM92 349c-54 0-54-51-54-56 0-13 12-82 32-112 21-28 45-44 76-44 53 0 54 56 54 66 0 35-32 146-108 146z"><text:p/></draw:path><draw:path draw:style-name="gr1047" draw:text-style-name="P124" svg:width="0.0717in" svg:height="0.0606in" svg:x="1.8598in" svg:y="0.1917in" svg:viewBox="0 0 183 155" svg:d="M69 116c-3 11-16 30-33 30-1 0-11 0-18-5 14-4 14-16 14-19 0-7-5-13-12-13-10 0-20 9-20 21 0 17 18 25 35 25s31-9 39-23c9 18 27 23 41 23 39 0 61-43 61-53 0-4-4-3-5-4-6 0-6 1-7 6-7 23-28 42-48 42-14 0-21-9-21-23 0-8 9-40 18-78 7-27 23-35 34-35 1 0 11 0 18 5-11 3-14 13-14 19 0 7 4 12 13 12 7 0 19-7 19-21 0-19-22-25-35-25-18 0-32 11-39 25-5-14-22-25-40-25-40 0-62 42-62 53 0 4 4 3 6 4 5 0 5-1 7-5 8-27 30-42 47-42 11 0 21 7 21 22 0 7-4 25-8 37-4 15-7 32-11 47z"><text:p/></draw:path><draw:path draw:style-name="gr1048" draw:text-style-name="P124" svg:width="0.0496in" svg:height="0.2307in" svg:x="2.0126in" svg:y="0.0587in" svg:viewBox="0 0 127 587" svg:d="M127 583c0-2 0-3-1-5-22-23-56-64-77-142-11-45-15-96-15-142 0-129 30-220 89-283 4-5 4-5 4-7 0-4-2-4-5-4-7 0-34 29-41 36-49 59-81 149-81 258 0 70 11 167 76 251 5 5 37 42 46 42 3 0 5 0 5-4z"><text:p/></draw:path><draw:path draw:style-name="gr1049" draw:text-style-name="P124" svg:width="0.0496in" svg:height="0.2307in" svg:x="2.1016in" svg:y="0.0587in" svg:viewBox="0 0 127 587" svg:d="M127 583c0-2 0-3-1-5-22-23-56-64-77-142-11-45-15-96-15-142 0-129 30-220 89-283 4-5 4-5 4-7 0-4-2-4-5-4-7 0-34 29-41 36-49 59-81 149-81 258 0 70 13 167 77 251 4 5 36 42 45 42 3 0 5 0 5-4z"><text:p/></draw:path><draw:path draw:style-name="gr1050" draw:text-style-name="P124" svg:width="0.0961in" svg:height="0.176in" svg:x="2.1709in" svg:y="0.0866in" svg:viewBox="0 0 245 448" svg:d="M154 151c14 0 29 0 43 0 10 0 14 0 14-11 0-4-4-4-12-4-14 0-28 0-42 0 4-18 7-38 11-56 1-11 8-46 11-52 4-10 13-17 24-17 1 0 14 0 24 9-21 2-27 19-27 26 0 13 9 18 18 18 13 0 27-11 27-29 0-22-22-35-42-35-17 0-48 10-63 59-3 10-4 14-15 77-12 0-24 0-35 0-9 0-14 0-14 8 0 7 4 7 14 7 11 0 21 0 32 0-13 65-25 129-38 194-8 47-17 92-42 92-3 0-14 0-24-8 23-2 27-20 27-27 0-11-9-17-18-17-13 0-27 10-27 30 0 21 21 33 42 33 27 0 46-29 56-47 15-31 27-91 27-94 9-52 19-104 29-156z"><text:p/></draw:path><draw:path draw:style-name="gr1051" draw:text-style-name="P124" svg:width="0.0661in" svg:height="0.0276in" svg:x="2.2949in" svg:y="0.1563in" svg:viewBox="0 0 169 71" svg:d="M130 43c-3 3-14 14-14 20 0 4 4 8 9 8 2 0 5-2 7-5 9-10 19-17 29-21 4-3 8-4 8-10 0-4-4-6-7-8-11-7-14-16-15-20-1-1-3-7-10-7-1 0-8 1-8 8 0 6 5 14 8 19-40 0-82 0-123 0-6 0-14 0-14 8s8 8 14 8c39 0 77 0 116 0z"><text:p/></draw:path><draw:path draw:style-name="gr1052" draw:text-style-name="P124" svg:width="0.1055in" svg:height="0.0949in" svg:x="2.2661in" svg:y="0.1949in" svg:viewBox="0 0 269 242" svg:d="M218 41c13-19 24-27 44-28 4 0 7-2 7-9-2-1 0-4-4-4-9 0-20 1-28 1-12 0-26-1-35-1-5 0-7 1-7 7s4 6 5 6c11 0 14 4 14 9s-3 9-5 14c-38 56-76 111-114 167-10-59-21-118-31-176-1-3-1-5-1-6 0-8 20-8 22-8 6 0 10 0 10-9-1-1 0-4-5-4-10 0-35 1-45 1-9 0-30-1-38-1-3 0-7 1-7 7s4 6 8 6c20 0 20 1 21 11 13 70 26 138 38 208 2 7 2 10 9 10s8-3 11-8c43-65 88-129 131-193z"><text:p/></draw:path><draw:path draw:style-name="gr1053" draw:text-style-name="P124" svg:width="0.0441in" svg:height="0.1925in" svg:x="2.4413in" svg:y="0.078in" svg:viewBox="0 0 113 490" svg:d="M113 485c0-2 0-3-8-12-62-60-77-152-77-228 0-85 20-171 80-232 5-6 5-7 5-9 0-3-1-4-4-4-5 0-49 34-78 95-25 55-31 109-31 150 0 39 6 98 32 154 30 60 72 91 77 91 3 0 4-1 4-5z"><text:p/></draw:path><draw:path draw:style-name="gr1054" draw:text-style-name="P124" svg:width="0.0961in" svg:height="0.0874in" svg:x="2.5031in" svg:y="0.1374in" svg:viewBox="0 0 245 223" svg:d="M150 69c3-13 14-59 49-59 3 0 14 0 24 7-13 3-23 15-23 26 0 9 4 17 18 17 12 0 27-8 27-28 0-25-29-32-46-32-28 0-45 25-52 36-11-32-38-36-53-36-51 0-79 63-79 76 0 4 5 4 6 4 4 0 6 0 7-6 17-52 49-64 66-64 8 0 26 5 26 33 0 16-8 48-26 118-9 29-25 50-48 50-3 0-14 0-24-5 13-3 23-14 23-27 0-14-10-18-18-18-14 0-27 13-27 29 0 23 24 33 46 33 32 0 51-35 52-38 6 18 24 38 53 38 51 0 79-63 79-76 0-6-5-6-6-6-4 0-6 3-7 6-15 53-49 64-64 64-20 0-28-15-28-32 0-11 2-22 8-43 6-23 11-45 17-67z"><text:p/></draw:path><draw:path draw:style-name="gr1055" draw:text-style-name="P124" svg:width="0.022in" svg:height="0.0575in" svg:x="2.6252in" svg:y="0.202in" svg:viewBox="0 0 57 147" svg:d="M57 52c0-34-12-52-32-52-15 0-25 13-25 25 0 14 10 27 25 27 7 0 13-2 18-7 2 0 2-2 2-2 1 0 1 2 1 9 0 36-17 66-33 81-6 6-6 7-6 8 0 3 3 6 6 6 5 0 44-38 44-95z"><text:p/></draw:path><draw:path draw:style-name="gr1056" draw:text-style-name="P124" svg:width="0.089in" svg:height="0.1248in" svg:x="2.7646in" svg:y="0.1374in" svg:viewBox="0 0 227 318" svg:d="M225 29c2-7 2-7 2-11 0-8-7-12-14-12-6 0-13 2-17 9-1 3-6 19-7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057" draw:text-style-name="P124" svg:width="0.022in" svg:height="0.0575in" svg:x="2.8776in" svg:y="0.202in" svg:viewBox="0 0 57 147" svg:d="M57 52c0-34-12-52-30-52-17 0-27 13-27 25 0 14 10 27 27 27 5 0 11-2 16-7 2 0 2-2 3-2 0 3 0 2 0 9 0 36-17 66-32 81-6 6-6 7-6 8 0 3 2 6 5 6 5 0 44-38 44-95z"><text:p/></draw:path><draw:path draw:style-name="gr1058" draw:text-style-name="P124" svg:width="0.0819in" svg:height="0.0874in" svg:x="3.0197in" svg:y="0.1374in" svg:viewBox="0 0 209 223" svg:d="M45 176c26-29 40-40 59-56 0-1 30-26 47-44 48-45 58-69 58-72 0-4-5-4-6-4-3 0-4 0-7 6-14 22-25 30-36 30-13 0-19-7-26-15-9-11-18-21-33-21-38 0-60 45-60 56 0 3 1 6 5 6s6-3 7-6c10-22 38-24 42-24 10 0 20 4 31 9 20 7 25 7 38 7-18 21-59 56-69 64-15 14-29 27-45 41-32 33-50 61-50 64 0 6 4 3 6 6 4 0 5-2 8-7 11-17 27-31 42-31 11 0 17 5 28 19 8 10 18 19 32 19 49 0 77-63 77-76 0-3-1-6-5-6-5 0-6 3-7 7-12 33-44 41-59 41-10 0-20-3-30-6-16-7-23-8-35-8-4 0-8 0-12 1z"><text:p/></draw:path><draw:path draw:style-name="gr1059" draw:text-style-name="P124" svg:width="0.0449in" svg:height="0.1925in" svg:x="3.1213in" svg:y="0.078in" svg:viewBox="0 0 115 490" svg:d="M115 245c0-38-6-98-34-153-29-61-71-92-75-92-5 0-6 1-6 4 0 2 0 3 10 11 47 49 75 128 75 230 0 84-18 171-78 231-7 6-7 7-7 9s1 5 6 5c4 0 49-32 77-95 25-53 32-108 32-150z"><text:p/></draw:path><draw:path draw:style-name="gr1060" draw:text-style-name="P124" svg:width="0.0504in" svg:height="0.2307in" svg:x="3.1937in" svg:y="0.0587in" svg:viewBox="0 0 129 587" svg:d="M129 294c0-70-13-168-77-252-4-6-37-42-46-42-2 0-6 0-6 4 0 2 1 4 3 6 24 25 56 64 75 143 12 44 17 95 17 141 0 49-5 100-18 147-18 69-48 108-73 135-4 5-4 5-4 7 0 4 4 4 6 4 8 0 35-30 40-37 51-58 83-147 83-256z"><text:p/></draw:path><draw:path draw:style-name="gr1061" draw:text-style-name="P124" svg:width="0.0717in" svg:height="0.0606in" svg:x="3.2811in" svg:y="0.2398in" svg:viewBox="0 0 183 155" svg:d="M69 115c-3 12-16 31-33 31-1 0-11 0-18-5 14-5 14-18 14-19 0-7-5-13-12-13-10 0-20 9-20 21 0 17 18 25 35 25s31-9 39-25c9 18 27 25 41 25 40 0 61-43 61-53 0-4-4-3-5-4-6 0-6 1-7 6-7 23-28 42-48 42-14 0-21-10-21-23 0-8 9-40 18-78 7-27 23-35 34-35 1 0 11 0 18 4-10 4-14 13-14 20s4 12 13 12c7 0 19-7 19-21 0-19-22-25-35-25-18 0-32 11-39 24-5-14-22-24-40-24-40 0-62 42-62 53 0 4 4 3 6 4 5 0 5-1 7-5 8-28 30-42 47-42 11 0 21 5 21 22 0 7-4 24-8 37-4 15-7 30-11 46z"><text:p/></draw:path><draw:path draw:style-name="gr1062" draw:text-style-name="P124" svg:width="0.0504in" svg:height="0.2307in" svg:x="3.3803in" svg:y="0.0587in" svg:viewBox="0 0 129 587" svg:d="M129 294c0-70-13-168-77-252-4-6-37-42-46-42-2 0-6 0-6 4 0 2 1 4 3 6 24 25 56 64 75 143 12 44 17 95 17 141 0 49-5 100-18 147-18 69-48 108-73 135-4 5-4 5-4 7 0 4 4 4 6 4 8 0 35-30 40-37 51-58 83-147 83-256z"><text:p/></draw:path><draw:path draw:style-name="gr1063" draw:text-style-name="P124" svg:width="0.128in" svg:height="0.1287in" svg:x="3.5146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064" draw:text-style-name="P124" svg:width="0.1016in" svg:height="0.1425in" svg:x="3.7043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065" draw:text-style-name="P124" svg:width="0.0697in" svg:height="0.0874in" svg:x="3.8055in" svg:y="0.1917in" svg:viewBox="0 0 178 223" svg:d="M176 22c2-4 2-5 2-7 0-7-6-11-11-11s-12 2-16 9c0 1-3 12-4 19-3 10-6 18-8 28-2 9-13 52-14 56-14 10-16 30-42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066" draw:text-style-name="P124" svg:width="0.0728in" svg:height="0.3476in" svg:x="3.9598in" svg:y="0.0004in" svg:viewBox="0 0 186 884" svg:d="M164 878c1 0 5 6 7 6 3 0 7 0 10 0 1 0 5-2 5-6 0-1-1-3-1-4-18-18-45-45-76-98-53-95-73-217-73-333 0-219 63-346 149-433 1-3 1-3 1-4 0-6-3-6-8-6-7 0-9 0-13 4-46 41-99 109-133 213-21 65-32 144-32 226 0 114 21 246 98 361 13 18 21 27 31 39 5 6 12 14 17 17 5 6 12 13 18 18z"><text:p/></draw:path><draw:path draw:style-name="gr1067" draw:text-style-name="P124" svg:width="0.0496in" svg:height="0.2307in" svg:x="4.0701in" svg:y="0.0587in" svg:viewBox="0 0 127 587" svg:d="M127 583c0-2 0-3-1-5-22-23-56-64-77-142-11-45-15-96-15-142 0-129 30-220 89-283 4-5 4-5 4-7 0-4-2-4-5-4-7 0-34 29-41 36-49 59-81 149-81 258 0 70 11 167 77 251 4 5 36 42 45 42 3 0 5 0 5-4z"><text:p/></draw:path><draw:path draw:style-name="gr1068" draw:text-style-name="P124" svg:width="0.0961in" svg:height="0.176in" svg:x="4.1398in" svg:y="0.0866in" svg:viewBox="0 0 245 448" svg:d="M154 151c14 0 29 0 43 0 10 0 14 0 14-11 0-4-4-4-12-4-14 0-28 0-42 0 4-18 7-38 11-56 1-11 8-46 11-52 4-10 13-17 24-17 1 0 14 0 24 9-21 2-27 19-27 26 0 13 9 18 18 18 13 0 27-11 27-29 0-22-22-35-42-35-17 0-48 10-63 59-3 10-4 14-15 77-12 0-24 0-35 0-9 0-14 0-14 8 0 7 4 7 14 7 11 0 21 0 32 0-13 65-25 129-38 194-8 47-17 92-42 92-3 0-14 0-24-8 23-2 27-20 27-27 0-11-9-17-18-17-13 0-27 10-27 30 0 21 21 33 42 33 27 0 46-29 56-47 15-31 27-91 27-94 9-52 19-104 29-156z"><text:p/></draw:path><draw:path draw:style-name="gr1069" draw:text-style-name="P124" svg:width="0.0661in" svg:height="0.0276in" svg:x="4.2638in" svg:y="0.1563in" svg:viewBox="0 0 169 71" svg:d="M130 43c-3 3-14 14-14 20 0 4 4 8 9 8 2 0 5-2 7-5 9-10 19-17 29-21 4-3 8-4 8-10 0-4-4-6-7-8-11-7-14-16-16-20 0-1-3-7-9-7-1 0-8 1-8 8 0 6 5 14 8 19-40 0-82 0-123 0-6 0-14 0-14 8s8 8 14 8c39 0 77 0 116 0z"><text:p/></draw:path><draw:path draw:style-name="gr1070" draw:text-style-name="P124" svg:width="0.1055in" svg:height="0.0949in" svg:x="4.235in" svg:y="0.1949in" svg:viewBox="0 0 269 242" svg:d="M218 41c13-19 24-27 44-28 3 0 7-2 7-9-2-1 0-4-4-4-9 0-20 1-28 1-12 0-26-1-37-1-3 0-5 1-5 7s4 6 5 6c11 0 14 4 14 9s-3 9-5 14c-38 56-76 111-114 167-10-59-21-118-31-176-1-3-1-5-1-6 0-8 20-8 22-8 6 0 10 0 10-9-1-1 0-4-5-4-10 0-35 1-45 1-9 0-30-1-38-1-3 0-7 1-7 7s4 6 8 6c20 0 20 1 21 11 13 70 26 138 38 208 2 7 2 10 9 10s8-3 11-8c43-65 88-129 131-193z"><text:p/></draw:path><draw:path draw:style-name="gr1071" draw:text-style-name="P124" svg:width="0.0441in" svg:height="0.1925in" svg:x="4.4102in" svg:y="0.078in" svg:viewBox="0 0 113 490" svg:d="M113 485c0-2 0-3-8-12-62-60-77-152-77-228 0-85 20-171 80-232 5-6 5-7 5-9 0-3-1-4-4-4-5 0-49 34-78 95-25 55-31 109-31 150 0 39 6 98 32 154 30 60 72 91 77 91 3 0 4-1 4-5z"><text:p/></draw:path><draw:path draw:style-name="gr1072" draw:text-style-name="P124" svg:width="0.0961in" svg:height="0.0874in" svg:x="4.472in" svg:y="0.1374in" svg:viewBox="0 0 245 223" svg:d="M150 69c3-13 14-59 49-59 3 0 14 0 24 7-13 3-23 15-23 26 0 9 4 17 18 17 12 0 27-8 27-28 0-25-29-32-46-32-28 0-45 25-52 36-11-32-38-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1073" draw:text-style-name="P124" svg:width="0.022in" svg:height="0.0575in" svg:x="4.5941in" svg:y="0.202in" svg:viewBox="0 0 57 147" svg:d="M57 52c0-34-12-52-32-52-15 0-25 13-25 25 0 14 10 27 25 27 7 0 13-2 18-7 2 0 2-2 2-2 1 0 1 2 1 9 0 36-17 66-33 81-6 6-6 7-6 8 0 3 3 6 6 6 5 0 44-38 44-95z"><text:p/></draw:path><draw:path draw:style-name="gr1074" draw:text-style-name="P124" svg:width="0.089in" svg:height="0.1248in" svg:x="4.7335in" svg:y="0.1374in" svg:viewBox="0 0 227 318" svg:d="M225 29c2-7 2-7 2-11 0-8-7-12-14-12-6 0-13 2-17 9-1 3-6 19-7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075" draw:text-style-name="P124" svg:width="0.022in" svg:height="0.0575in" svg:x="4.8465in" svg:y="0.202in" svg:viewBox="0 0 57 147" svg:d="M57 52c0-34-12-52-30-52-17 0-27 13-27 25 0 14 10 27 27 27 5 0 11-2 16-7 2 0 2-2 3-2 0 3 0 2 0 9 0 36-17 66-33 81-5 6-5 7-5 8 0 3 2 6 5 6 5 0 44-38 44-95z"><text:p/></draw:path><draw:path draw:style-name="gr1076" draw:text-style-name="P124" svg:width="0.0819in" svg:height="0.0874in" svg:x="4.9886in" svg:y="0.1374in" svg:viewBox="0 0 209 223" svg:d="M45 176c26-29 40-40 59-56 0-1 29-26 47-44 46-45 58-69 58-72 0-4-5-4-6-4-3 0-4 0-7 6-14 22-25 30-36 30-13 0-19-7-26-15-9-11-18-21-33-21-38 0-60 45-60 56 0 3 1 6 5 6s6-3 7-6c9-22 38-24 42-24 10 0 20 4 31 9 20 7 25 7 38 7-18 21-59 56-69 64-15 14-29 27-45 41-32 33-50 61-50 64 0 6 4 3 6 6 4 0 5-2 8-7 11-17 27-31 42-31 11 0 17 5 28 19 8 10 18 19 32 19 49 0 77-63 77-76 0-3-1-6-5-6-5 0-6 3-7 7-12 33-44 41-59 41-10 0-20-3-30-6-16-7-23-8-35-8-4 0-8 0-12 1z"><text:p/></draw:path><draw:path draw:style-name="gr1077" draw:text-style-name="P124" svg:width="0.0449in" svg:height="0.1925in" svg:x="5.0902in" svg:y="0.078in" svg:viewBox="0 0 115 490" svg:d="M115 245c0-38-6-98-34-153-29-61-71-92-75-92-5 0-6 1-6 4 0 2 0 3 10 11 47 49 75 128 75 230 0 84-18 171-78 231-7 6-7 7-7 9s1 5 6 5c4 0 49-32 77-95 25-53 32-108 32-150z"><text:p/></draw:path><draw:path draw:style-name="gr1078" draw:text-style-name="P124" svg:width="0.0504in" svg:height="0.2307in" svg:x="5.1626in" svg:y="0.0587in" svg:viewBox="0 0 129 587" svg:d="M129 294c0-70-13-168-77-252-4-6-37-42-46-42-2 0-6 0-6 4 0 2 1 4 3 6 24 25 56 64 75 143 12 44 17 95 17 141 0 49-5 100-18 147-18 69-48 108-73 135-4 5-4 5-4 7 0 4 4 4 6 4 8 0 35-30 40-37 51-58 83-147 83-256z"><text:p/></draw:path><draw:path draw:style-name="gr1079" draw:text-style-name="P124" svg:width="0.0689in" svg:height="0.0874in" svg:x="5.2492in" svg:y="0.2398in" svg:viewBox="0 0 176 223" svg:d="M176 22c0-5 0-5 0-8 0-7-4-11-11-11-3 0-10 3-14 8 0 3-3 14-5 21-3 10-5 18-7 28-2 9-13 52-14 56-14 10-16 30-42 30-24 0-24-23-24-28 0-20 8-41 18-68 4-11 7-15 7-21 0-16-15-29-34-29-35 0-50 46-50 53 0 4 4 3 6 4 5 0 5-1 7-5 8-30 23-42 36-42 7 0 10 4 10 11 0 8-4 17-6 21-17 42-19 55-19 70 0 6 0 21 12 32 11 10 25 11 35 11 14 0 27-5 38-15-4 18-8 34-22 50-10 12-24 23-42 23-3 0-19 0-26-11 19-3 13-14 19-20 0-11-10-13-14-13-9 0-20 7-20 23 0 17 17 31 41 31 35 0 78-28 88-70 11-44 22-87 33-131z"><text:p/></draw:path><draw:path draw:style-name="gr1080" draw:text-style-name="P124" svg:width="0.0736in" svg:height="0.3476in" svg:x="5.3429in" svg:y="0.0004in" svg:viewBox="0 0 188 884" svg:d="M188 443c0-142-34-292-131-402-7-9-25-27-36-38-4-3-4-3-11-3-6 0-10 0-10 6 0 1 1 2 3 4 17 18 43 45 74 98 53 95 73 217 73 335 0 211-59 341-147 431-2 1-3 3-3 4 0 6 4 6 10 6 7 0 7 0 11-4 48-41 99-110 134-213 21-68 33-147 33-224z"><text:p/></draw:path><draw:path draw:style-name="gr1081" draw:text-style-name="P124" svg:width="0.1287in" svg:height="0.1287in" svg:x="5.5055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082" draw:text-style-name="P124" svg:width="0.1016in" svg:height="0.1425in" svg:x="5.6965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083" draw:text-style-name="P124" svg:width="0.0618in" svg:height="0.0606in" svg:x="5.8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4 1-5 6-7 16-28 25-45 25-7 0-17-2-25-4-16-3-19-3-24-3-2 0-7 0-9 0z"><text:p/></draw:path><draw:path draw:style-name="gr1084" draw:text-style-name="P124" svg:width="0.0496in" svg:height="0.2307in" svg:x="5.9425in" svg:y="0.0587in" svg:viewBox="0 0 127 587" svg:d="M127 583c0-2 0-3-1-5-22-23-56-64-77-142-11-45-15-96-15-142 0-129 30-220 89-283 4-5 4-5 4-7 0-4-4-4-5-4-7 0-34 29-41 36-50 59-81 149-81 258 0 70 11 167 76 251 5 5 37 42 46 42 1 0 5 0 5-4z"><text:p/></draw:path><draw:path draw:style-name="gr1085" draw:text-style-name="P124" svg:width="0.0496in" svg:height="0.2307in" svg:x="6.0315in" svg:y="0.0587in" svg:viewBox="0 0 127 587" svg:d="M127 583c0-2 0-3-1-5-22-23-56-64-77-142-11-45-15-96-15-142 0-129 30-220 89-283 4-5 4-5 4-7 0-4-2-4-5-4-7 0-34 29-41 36-50 59-81 149-81 258 0 70 11 167 76 251 5 5 37 42 46 42 3 0 5 0 5-4z"><text:p/></draw:path><draw:path draw:style-name="gr1086" draw:text-style-name="P124" svg:width="0.0961in" svg:height="0.176in" svg:x="6.1008in" svg:y="0.0866in" svg:viewBox="0 0 245 448" svg:d="M154 151c14 0 28 0 42 0 10 0 15 0 15-11 0-4-5-4-12-4-14 0-28 0-42 0 4-18 7-38 11-56 1-11 8-46 11-52 4-10 13-17 24-17 1 0 14 0 24 9-23 2-27 19-27 26 0 13 9 18 18 18 13 0 27-11 27-29 0-22-22-35-42-35-17 0-48 10-63 59-3 10-4 14-17 77-11 0-22 0-33 0-9 0-14 0-14 8 0 7 4 7 14 7 11 0 21 0 32 0-13 65-25 129-38 194-8 47-17 92-42 92-3 0-14 0-24-8 23-2 27-20 27-27 0-11-9-17-18-17-13 0-27 10-27 30 0 21 21 33 42 33 27 0 46-29 55-47 16-31 28-91 28-94 9-52 19-104 29-156z"><text:p/></draw:path><draw:path draw:style-name="gr1087" draw:text-style-name="P124" svg:width="0.0661in" svg:height="0.0276in" svg:x="6.2248in" svg:y="0.1563in" svg:viewBox="0 0 169 71" svg:d="M130 43c-3 3-14 14-14 20 0 4 3 8 9 8 2 0 5-2 7-5 8-10 19-17 28-21 5-3 9-4 9-10 0-4-4-6-7-8-11-7-14-16-16-20 0-1-3-7-9-7-1 0-8 1-8 8 0 6 5 14 8 19-40 0-82 0-123 0-6 0-14 0-14 8s8 8 14 8c39 0 77 0 116 0z"><text:p/></draw:path><draw:path draw:style-name="gr1088" draw:text-style-name="P124" svg:width="0.1055in" svg:height="0.0949in" svg:x="6.1961in" svg:y="0.1949in" svg:viewBox="0 0 269 242" svg:d="M218 41c13-19 24-27 42-28 5 0 9-2 9-9-2-1 0-4-4-4-9 0-20 1-28 1-12 0-26-1-37-1-3 0-5 1-5 7s4 6 5 6c11 0 14 4 14 9s-3 9-5 14c-38 56-76 111-114 167-10-59-21-118-31-176-1-3-1-5-1-6 0-8 20-8 22-8 6 0 10 0 10-9-1-1 0-4-5-4-10 0-35 1-45 1-9 0-30-1-38-1-4 0-7 1-7 7s4 6 8 6c20 0 20 1 21 11 13 70 26 138 38 208 2 7 2 10 9 10s8-3 11-8c43-65 88-129 131-193z"><text:p/></draw:path><draw:path draw:style-name="gr1089" draw:text-style-name="P124" svg:width="0.0441in" svg:height="0.1925in" svg:x="6.3717in" svg:y="0.078in" svg:viewBox="0 0 113 490" svg:d="M113 485c0-2 0-3-8-12-62-60-77-152-77-228 0-85 18-171 80-232 5-6 5-7 5-9 0-3-1-4-4-4-5 0-49 34-78 95-25 55-31 109-31 150 0 39 6 98 32 154 30 60 72 91 77 91 3 0 4-1 4-5z"><text:p/></draw:path><draw:path draw:style-name="gr1090" draw:text-style-name="P124" svg:width="0.0961in" svg:height="0.0874in" svg:x="6.4331in" svg:y="0.1374in" svg:viewBox="0 0 245 223" svg:d="M150 69c3-13 14-59 49-59 3 0 14 0 24 7-13 3-24 15-24 26 0 9 5 17 19 17 12 0 27-8 27-28 0-25-29-32-46-32-28 0-46 25-52 36-13-32-39-36-53-36-51 0-79 63-79 76 0 4 5 4 6 4 4 0 6 0 6-6 16-52 50-64 67-64 8 0 26 5 26 33 0 16-8 48-26 118-9 29-25 50-48 50-3 0-14 0-24-5 12-3 23-14 23-27 0-14-11-18-18-18-14 0-27 13-27 29 0 23 24 33 46 33 32 0 51-35 52-38 6 18 24 38 53 38 51 0 79-63 79-76 0-6-5-6-6-6-4 0-6 3-7 6-15 53-49 64-66 64-18 0-26-15-26-32 0-11 2-22 8-43 6-23 11-45 17-67z"><text:p/></draw:path><draw:path draw:style-name="gr1091" draw:text-style-name="P124" svg:width="0.022in" svg:height="0.0575in" svg:x="6.5551in" svg:y="0.202in" svg:viewBox="0 0 57 147" svg:d="M57 52c0-34-12-52-32-52-15 0-25 13-25 25 0 14 10 27 25 27 7 0 13-2 18-7 2 0 2-2 2-2 1 0 1 2 1 9 0 36-17 66-33 81-6 6-6 7-6 8 0 3 3 6 6 6 5 0 44-38 44-95z"><text:p/></draw:path><draw:path draw:style-name="gr1092" draw:text-style-name="P124" svg:width="0.089in" svg:height="0.1248in" svg:x="6.6945in" svg:y="0.1374in" svg:viewBox="0 0 227 318" svg:d="M225 29c2-7 2-7 2-11 0-8-7-12-14-12-6 0-13 2-17 9-1 3-6 19-7 27-4 13-7 27-10 39-7 30-15 59-22 88-3 9-24 42-56 42-25 0-31-21-31-39 0-24 8-53 25-96 9-21 10-26 10-35 0-23-15-41-41-41-46 0-64 71-64 76 0 4 4 4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093" draw:text-style-name="P124" svg:width="0.022in" svg:height="0.0575in" svg:x="6.8075in" svg:y="0.202in" svg:viewBox="0 0 57 147" svg:d="M57 52c0-34-12-52-30-52-17 0-27 13-27 25 0 14 10 27 27 27 5 0 11-2 16-7 2 0 2-2 3-2 0 3 0 2 0 9 0 36-17 66-33 81-5 6-5 7-5 8 0 3 2 6 5 6 5 0 44-38 44-95z"><text:p/></draw:path><draw:path draw:style-name="gr1094" draw:text-style-name="P124" svg:width="0.0819in" svg:height="0.0874in" svg:x="6.9496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1095" draw:text-style-name="P124" svg:width="0.0441in" svg:height="0.1925in" svg:x="7.0512in" svg:y="0.078in" svg:viewBox="0 0 113 490" svg:d="M113 245c0-38-4-98-32-153-29-61-71-92-77-92-3 0-4 1-4 4 0 2 0 3 10 11 47 49 75 128 75 230 0 84-18 171-78 231-7 6-7 7-7 9s1 5 4 5c6 0 51-32 79-95 25-53 30-108 30-150z"><text:p/></draw:path><draw:path draw:style-name="gr1096" draw:text-style-name="P124" svg:width="0.0504in" svg:height="0.2307in" svg:x="7.124in" svg:y="0.0587in" svg:viewBox="0 0 129 587" svg:d="M129 294c0-70-13-168-77-252-6-6-37-42-46-42-2 0-6 0-6 4 0 2 1 4 3 6 24 25 56 64 75 143 12 44 17 95 17 141 0 49-5 100-18 147-18 69-48 108-73 135-4 5-4 5-4 7 0 4 4 4 6 4 8 0 35-30 40-37 51-58 83-147 83-256z"><text:p/></draw:path><draw:path draw:style-name="gr1097" draw:text-style-name="P124" svg:width="0.0618in" svg:height="0.0606in" svg:x="7.2126in" svg:y="0.2398in" svg:viewBox="0 0 158 155" svg:d="M36 122c9-10 16-16 45-39 7-6 32-27 42-37 21-21 35-38 35-42s-4-4-5-4c-5 0-5 0-7 3-10 17-17 21-26 21-4 0-9 0-19-10-13-11-20-14-28-14-27 0-46 29-46 41 0 2 4 4 7 4 2 0 4-2 5-6 6-11 24-12 30-12 8 0 16 2 22 2 18 5 21 5 29 5-8 9-15 15-47 42-27 21-37 29-42 36-21 21-31 36-31 39 0 4 4 4 6 4s4-1 5-4c10-12 20-21 32-21 5 0 9 2 19 10 11 10 16 15 28 15 37 0 60-42 60-53 0-4-4-4-6-4-4 0-4 1-5 4-7 18-28 27-45 27-7 0-16-3-25-4-16-3-19-3-24-3-2 0-7 0-9 0z"><text:p/></draw:path><draw:path draw:style-name="gr1098" draw:text-style-name="P124" svg:width="0.0504in" svg:height="0.2307in" svg:x="7.302in" svg:y="0.0587in" svg:viewBox="0 0 129 587" svg:d="M129 294c0-70-13-168-77-252-6-6-37-42-46-42-2 0-6 0-6 4 0 2 1 4 3 6 24 25 56 64 75 143 12 44 17 95 17 141 0 49-5 100-18 147-18 69-48 108-73 135-4 5-4 5-4 7 0 4 4 4 6 4 8 0 35-30 40-37 51-58 83-147 83-256z"><text:p/></draw:path></draw:g></draw:g></text:p>
      <text:p text:style-name="Text_20_body"/>
      <text:p text:style-name="P81">ou plus simplement</text:p>
      <text:p text:style-name="P81"/>
      <text:p text:style-name="Text_20_body"><draw:g text:anchor-type="as-char" svg:y="-0.2799in" draw:z-index="98" draw:style-name="gr1"><svg:title>TexMaths</svg:title><svg:desc>14§display§\text{div}\left(\vec{V}\right)=\partial _x\left(\left(\vec{V}\right)_x\right)+\partial _y\left(\left(\vec{V}\right)_y\right)+\partial _z\left(\left(\vec{V}\right)_z\right)§svg§600§FALSE§</svg:desc><draw:g draw:style-name="gr2"><draw:path draw:style-name="gr991" draw:text-style-name="P123" svg:width="4.2339in" svg:height="0.4433in" svg:x="0.0035in" svg:y="0.0098in" svg:viewBox="0 0 10755 1127" svg:d="M5378 1127c-1793 0-3585 0-5378 0 0-376 0-751 0-1127 3585 0 7170 0 10755 0 0 376 0 751 0 1127-1792 0-3585 0-5377 0z"><text:p/></draw:path><draw:path draw:style-name="gr992" draw:text-style-name="P124" svg:width="0.0949in" svg:height="0.1354in" svg:x="0.0004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93" draw:text-style-name="P124"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994" draw:text-style-name="P124" svg:width="0.0945in" svg:height="0.085in" svg:x="0.1591in" svg:y="0.1972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995" draw:text-style-name="P124" svg:width="0.0736in" svg:height="0.3465in" svg:x="0.3244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996" draw:text-style-name="P124" svg:width="0.085in" svg:height="0.0374in" svg:x="0.4555in" svg:y="0.0941in" svg:viewBox="0 0 217 96" svg:d="M174 59c-7 5-23 19-23 28 0 5 4 9 10 9 4 0 7-2 10-5 5-7 17-21 38-32 4-2 8-4 8-10s-3-8-7-10c-10-8-15-17-20-28-1-4-2-11-9-11s-10 7-10 10 4 18 11 29c-55 0-111 0-165 0-9 0-17 0-17 10s8 10 17 10c52 0 105 0 157 0z"><text:p/></draw:path><draw:path draw:style-name="gr997" draw:text-style-name="P124" svg:width="0.1374in" svg:height="0.1354in" svg:x="0.4165in" svg:y="0.1484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998" draw:text-style-name="P124" svg:width="0.0728in" svg:height="0.3465in" svg:x="0.5685in" svg:y="0.0587in" svg:viewBox="0 0 186 881" svg:d="M186 440c0-139-32-290-130-401-6-7-24-26-36-36-3-3-5-3-12-3-4 0-8 0-8 4 0 3 1 4 3 6 17 17 43 43 73 98 53 93 74 215 74 332 0 213-60 343-149 433-1 1-1 2-1 4 0 4 4 4 8 4 7 0 9 0 13-3 46-40 99-109 133-212 21-66 32-146 32-226z"><text:p/></draw:path><draw:path draw:style-name="gr999" draw:text-style-name="P124" svg:width="0.1287in" svg:height="0.0449in" svg:x="0.7417in" svg:y="0.2102in" svg:viewBox="0 0 328 115" svg:d="M311 20c7 0 17 0 17-10s-10-10-17-10c-98 0-196 0-294 0-7 0-17 0-17 10s10 10 17 10c98 0 196 0 294 0zM311 115c7 0 17 0 17-10s-10-10-17-10c-98 0-196 0-294 0-7 0-17 0-17 10s10 10 17 10c98 0 196 0 294 0z"><text:p/></draw:path><draw:path draw:style-name="gr1000" draw:text-style-name="P124" svg:width="0.1016in" svg:height="0.1421in" svg:x="0.9425in" svg:y="0.1425in" svg:viewBox="0 0 259 362" svg:d="M209 185c-5-30-26-58-63-58-31 0-62 9-101 46-41 41-45 87-45 102 0 30 22 87 91 87 118 0 168-165 168-235 0-78-45-127-106-127-72 0-94 64-94 78 0 6 4 17 19 17 16 0 27-15 27-26 0-17-15-17-24-17 23-37 58-39 72-39 35 0 70 25 70 88 0 19-3 44-14 84zM92 348c-53 0-53-50-53-54 0-14 11-83 32-112 20-28 44-44 75-44 53 0 54 55 54 65 0 35-32 145-108 145z"><text:p/></draw:path><draw:path draw:style-name="gr1001" draw:text-style-name="P124" svg:width="0.0717in" svg:height="0.0606in" svg:x="1.0445in" svg:y="0.2496in" svg:viewBox="0 0 183 155" svg:d="M69 115c-3 11-14 30-33 30-1 0-11 0-18-5 14-4 16-17 16-18 0-9-7-13-14-13-10 0-20 8-20 21 0 17 20 25 36 25s30-11 38-25c9 18 28 25 41 25 40 0 61-43 61-53 0-4-4-4-5-4-6 0-6 1-7 5-7 24-28 42-48 42-12 0-21-9-21-22 0-10 9-40 18-78 7-27 23-35 34-35 1 0 11 0 20 4-12 3-16 13-16 20s6 12 14 12c7 0 18-7 18-21 0-19-21-25-35-25-16 0-30 11-39 24-5-14-21-24-40-24-40 0-62 42-62 52 0 5 6 5 7 5 4 0 4-1 6-7 8-26 30-40 47-40 11 0 21 5 21 22 0 7-4 24-7 35-4 16-8 32-12 48z"><text:p/></draw:path><draw:path draw:style-name="gr1002" draw:text-style-name="P124" svg:width="0.0728in" svg:height="0.3465in" svg:x="1.2028in" svg:y="0.0587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1003" draw:text-style-name="P124" svg:width="0.0728in" svg:height="0.3465in" svg:x="1.3185in" svg:y="0.0587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1004" draw:text-style-name="P124" svg:width="0.085in" svg:height="0.0374in" svg:x="1.4492in" svg:y="0.0941in" svg:viewBox="0 0 217 96" svg:d="M175 59c-7 5-24 19-24 28 0 5 6 9 10 9s7-2 10-5c5-7 17-21 39-32 3-2 7-4 7-10s-3-8-6-10c-11-8-16-17-21-28-1-4-2-11-9-11s-10 7-10 10 4 18 12 29c-56 0-110 0-166 0-9 0-17 0-17 10s8 10 17 10c53 0 105 0 158 0z"><text:p/></draw:path><draw:path draw:style-name="gr1005" draw:text-style-name="P124" svg:width="0.1374in" svg:height="0.1354in" svg:x="1.4102in" svg:y="0.1484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1006" draw:text-style-name="P124" svg:width="0.0728in" svg:height="0.3465in" svg:x="1.5622in" svg:y="0.0587in" svg:viewBox="0 0 186 881" svg:d="M186 440c0-139-32-290-129-401-7-7-25-26-37-36-3-3-5-3-10-3-6 0-10 0-10 4 0 3 1 4 3 6 17 17 43 43 74 98 53 93 73 215 73 332 0 213-59 343-149 433 0 1-1 2-1 4 0 4 4 4 10 4 5 0 7 0 11-3 46-40 99-109 133-212 22-66 32-146 32-226z"><text:p/></draw:path><draw:path draw:style-name="gr1007" draw:text-style-name="P124" svg:width="0.0724in" svg:height="0.0606in" svg:x="1.6772in" svg:y="0.3559in" svg:viewBox="0 0 185 155" svg:d="M69 115c-3 12-14 30-33 30-5-1-11 0-18-5 14-4 16-17 16-18 0-7-6-13-14-13-10 0-20 8-20 21 0 17 20 25 36 25s30-10 38-25c9 18 28 25 42 25 39 0 60-43 60-53 0-4-4-4-5-4-6 0-6 1-7 5-7 24-28 42-46 42-14 0-21-9-21-22 0-8 7-40 16-78 7-27 23-35 34-35 1 0 13 0 20 4-12 3-16 13-16 20s6 12 14 12c7 0 20-7 20-21 0-19-23-25-37-25-16 0-30 11-39 24-5-14-21-24-40-24-40 0-61 42-61 53 0 4 5 4 6 4 4 0 4-1 6-5 9-28 30-42 47-42 11 0 21 5 21 22 0 7-4 24-7 37-4 15-8 30-12 46z"><text:p/></draw:path><draw:path draw:style-name="gr1008" draw:text-style-name="P124" svg:width="0.0728in" svg:height="0.3465in" svg:x="1.7756in" svg:y="0.0587in" svg:viewBox="0 0 186 881" svg:d="M186 440c0-139-32-290-130-401-6-7-24-26-36-36-3-3-5-3-12-3-4 0-8 0-8 4 0 3 1 4 3 6 17 17 43 43 74 98 52 93 73 215 73 332 0 213-60 343-149 433-1 1-1 2-1 4 0 4 4 4 8 4 7 0 9 0 13-3 46-40 99-109 133-212 22-66 32-146 32-226z"><text:p/></draw:path><draw:path draw:style-name="gr1009" draw:text-style-name="P124" svg:width="0.128in" svg:height="0.1283in" svg:x="1.9382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1010" draw:text-style-name="P124" svg:width="0.1016in" svg:height="0.1421in" svg:x="2.1276in" svg:y="0.1425in" svg:viewBox="0 0 259 362" svg:d="M209 185c-5-30-26-58-63-58-31 0-63 9-101 46-41 41-45 87-45 102 0 30 22 87 91 87 118 0 168-165 168-235 0-78-45-127-106-127-72 0-94 64-94 78 0 6 4 17 19 17 16 0 27-15 27-26 0-17-15-17-24-17 23-37 56-39 72-39 35 0 70 25 70 88 0 19-3 44-14 84zM92 348c-53 0-53-50-53-54 0-14 11-83 32-112 20-28 44-44 75-44 53 0 54 55 54 65 0 35-32 145-108 145z"><text:p/></draw:path><draw:path draw:style-name="gr1011" draw:text-style-name="P124" svg:width="0.0689in" svg:height="0.0866in" svg:x="2.2295in" svg:y="0.2496in" svg:viewBox="0 0 176 221" svg:d="M175 21c1-4 1-4 1-7 0-7-5-11-11-11-4 0-11 1-14 8-1 3-4 13-5 20-3 10-6 19-9 29-1 9-12 52-12 55-2 0-17 30-44 30-22 0-22-22-22-29 0-18 7-39 18-66 4-11 6-15 6-21 0-16-14-29-34-29-34 0-49 46-49 52 0 5 4 5 6 5 4 0 4-2 5-5 9-30 24-42 38-42 6 0 8 3 8 11s-2 15-5 20c-16 42-20 55-20 69 0 7 0 23 14 34 10 8 25 11 34 11 14 0 26-5 38-15-5 18-9 32-23 50-10 10-24 21-42 21-1 0-18 0-25-11 18-1 13-13 18-18 0-11-10-14-12-14-10 0-21 7-21 24 0 16 16 29 42 29 33 0 77-27 86-70 12-43 23-87 34-130z"><text:p/></draw:path><draw:path draw:style-name="gr1012" draw:text-style-name="P124" svg:width="0.0945in" svg:height="0.463in" svg:x="2.389in" svg:y="0.0004in" svg:viewBox="0 0 241 1177" svg:d="M241 1172c0-2 0-3-2-4-18-19-51-51-84-104-79-127-114-287-114-474 0-133 16-303 98-449 39-70 79-110 100-131 3-3 2-3 2-4 0-6-3-6-10-6s-8 0-15 7c-166 151-216 375-216 582 0 191 43 386 168 532 10 13 29 33 49 51 6 5 7 5 14 5s10 0 10-5z"><text:p/></draw:path><draw:path draw:style-name="gr1013" draw:text-style-name="P124" svg:width="0.0736in" svg:height="0.3465in" svg:x="2.5256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1014" draw:text-style-name="P124" svg:width="0.085in" svg:height="0.0374in" svg:x="2.6567in" svg:y="0.0941in" svg:viewBox="0 0 217 96" svg:d="M174 59c-7 5-23 19-23 28 0 5 4 9 10 9 4 0 7-2 10-5 5-7 17-21 38-32 4-2 8-4 8-10s-3-8-7-10c-10-8-15-17-20-28-1-4-2-11-9-11s-10 7-10 10 4 18 11 29c-55 0-111 0-165 0-9 0-17 0-17 10s8 10 17 10c52 0 105 0 157 0z"><text:p/></draw:path><draw:path draw:style-name="gr1015" draw:text-style-name="P124" svg:width="0.1374in" svg:height="0.1354in" svg:x="2.6177in" svg:y="0.1484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1016" draw:text-style-name="P124" svg:width="0.0728in" svg:height="0.3465in" svg:x="2.7697in" svg:y="0.0587in" svg:viewBox="0 0 186 881" svg:d="M186 440c0-139-32-290-130-401-6-7-24-26-36-36-3-3-5-3-12-3-4 0-8 0-8 4 0 3 1 4 3 6 17 17 43 43 74 98 52 93 73 215 73 332 0 213-60 343-149 433-1 1-1 2-1 4 0 4 4 4 8 4 7 0 9 0 13-3 46-40 99-109 133-212 21-66 32-146 32-226z"><text:p/></draw:path><draw:path draw:style-name="gr1017" draw:text-style-name="P124" svg:width="0.0697in" svg:height="0.0866in" svg:x="2.8843in" svg:y="0.3559in" svg:viewBox="0 0 178 221" svg:d="M176 22c2-5 2-5 2-8 0-7-6-11-11-11s-12 3-16 8c0 3-3 14-4 21-3 10-6 18-8 28-2 9-13 52-13 56-1 0-17 29-43 29-23 0-23-22-23-28 0-19 7-40 18-67 5-11 6-15 6-21 0-16-14-29-34-29-33 0-50 46-50 53 0 4 6 4 7 4 4 0 4-2 6-5 8-30 23-42 37-42 6 0 9 4 9 11 0 8-3 15-6 21-15 42-19 54-19 70 0 5 0 21 14 32 9 10 25 11 33 11 14 0 27-5 38-15-4 18-8 33-22 50-10 10-24 23-42 23-2 0-19 0-26-13 19-1 13-13 19-18 0-11-10-13-13-13-10 0-21 7-21 23s17 29 42 29c34 0 77-27 87-69 11-43 22-86 33-130z"><text:p/></draw:path><draw:path draw:style-name="gr1018" draw:text-style-name="P124" svg:width="0.0949in" svg:height="0.463in" svg:x="2.978in" svg:y="0.0004in" svg:viewBox="0 0 242 1177" svg:d="M242 590c0-193-45-387-169-534-10-13-28-32-49-50-6-6-7-6-14-6-6 0-10 0-10 6 0 1 1 2 3 4 18 18 50 50 84 103 78 128 115 287 115 476 0 131-19 302-100 447-39 70-80 111-99 132-2 1-3 2-3 4 0 5 4 5 10 5 7 0 8 0 15-7 165-151 217-374 217-580z"><text:p/></draw:path><draw:path draw:style-name="gr1019" draw:text-style-name="P124" svg:width="0.1287in" svg:height="0.1283in" svg:x="3.1677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020" draw:text-style-name="P124" svg:width="0.1016in" svg:height="0.1421in" svg:x="3.3583in" svg:y="0.1425in" svg:viewBox="0 0 259 362" svg:d="M209 185c-6-30-26-58-65-58-29 0-61 9-99 46-42 41-45 87-45 102 0 30 21 87 91 87 116 0 168-165 168-235 0-78-46-127-106-127-72 0-94 64-94 78 0 6 4 17 18 17 17 0 27-15 27-26 0-17-16-17-23-17 21-37 56-39 70-39 37 0 72 25 72 88 0 19-5 44-14 84zM92 348c-54 0-54-50-54-54 0-14 12-83 32-112 20-28 45-44 74-44 55 0 55 55 55 65 0 35-31 145-107 145z"><text:p/></draw:path><draw:path draw:style-name="gr1021" draw:text-style-name="P124" svg:width="0.0618in" svg:height="0.0606in" svg:x="3.4618in" svg:y="0.2496in" svg:viewBox="0 0 158 155" svg:d="M36 122c9-10 16-17 45-39 7-6 32-27 42-37 21-21 35-38 35-42s-4-3-5-4c-5 0-5 0-7 3-10 17-17 21-26 21-4 0-9 0-19-10-13-13-20-14-28-14-28 0-46 29-46 41 0 2 4 2 5 2 4 0 6 0 7-4 6-12 24-12 30-12 8 0 16 1 22 2 18 5 21 5 29 5-8 9-15 15-47 42-27 20-37 29-44 36-19 21-29 35-29 39s4 4 6 4 4-1 5-4c10-13 20-21 32-21 3 0 9 0 19 10 9 10 16 15 28 15 37 0 60-42 60-53 0-4-4-6-6-6-4 0-5 3-7 6-5 18-26 25-43 25-7 0-17-1-25-3-16-4-19-4-24-4-2 0-7 0-9 2z"><text:p/></draw:path><draw:path draw:style-name="gr1022" draw:text-style-name="P124" svg:width="0.0736in" svg:height="0.3465in" svg:x="3.6094in" svg:y="0.0587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1023" draw:text-style-name="P124" svg:width="0.0736in" svg:height="0.3465in" svg:x="3.7252in" svg:y="0.0587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1024" draw:text-style-name="P124" svg:width="0.0854in" svg:height="0.0374in" svg:x="3.8559in" svg:y="0.0941in" svg:viewBox="0 0 218 96" svg:d="M175 59c-7 5-22 19-22 28 0 5 4 9 9 9s7-2 9-5c7-7 18-21 39-32 4-2 8-4 8-10s-2-8-7-10c-11-8-15-17-19-28-2-4-3-11-10-11s-10 7-10 10 3 18 11 29c-54 0-110 0-165 0-8 0-18 0-18 10s10 10 18 10c52 0 105 0 157 0z"><text:p/></draw:path><draw:path draw:style-name="gr1025" draw:text-style-name="P124" svg:width="0.1378in" svg:height="0.1354in" svg:x="3.8169in" svg:y="0.1484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1026" draw:text-style-name="P124" svg:width="0.0736in" svg:height="0.3465in" svg:x="3.9689in" svg:y="0.0587in" svg:viewBox="0 0 188 881" svg:d="M188 440c0-139-34-290-131-401-7-7-25-26-36-36-4-3-4-3-11-3-4 0-10 0-10 4 0 3 3 4 4 6 17 17 42 43 73 98 53 93 73 215 73 332 0 213-59 343-147 433-2 1-3 2-3 4 0 4 6 4 10 4 7 0 7 0 12-3 47-40 100-109 133-212 21-66 33-146 33-226z"><text:p/></draw:path><draw:path draw:style-name="gr1027" draw:text-style-name="P124" svg:width="0.0618in" svg:height="0.0606in" svg:x="4.0862in" svg:y="0.3559in" svg:viewBox="0 0 158 155" svg:d="M36 122c9-10 16-16 45-39 7-6 32-27 42-37 21-21 35-38 35-42s-4-4-5-4c-5 0-5 0-7 3-10 17-17 21-26 21-4 0-9 0-19-10-13-11-20-14-28-14-27 0-46 29-46 41 0 2 4 4 7 4 2 0 4-2 5-6 6-11 24-12 30-12 8 0 16 2 22 2 18 5 21 5 29 5-8 9-15 15-47 42-27 20-37 29-42 36-21 21-31 36-31 39 0 4 4 4 6 4s4-1 5-4c10-13 20-21 32-21 5 0 9 1 19 10 11 10 18 15 28 15 37 0 60-42 60-53 0-4-4-6-6-6-4 0-4 3-5 6-7 18-28 27-45 27-7 0-16-3-25-5-16-4-19-4-24-4-2 0-7 0-9 2z"><text:p/></draw:path><draw:path draw:style-name="gr1028" draw:text-style-name="P124" svg:width="0.0736in" svg:height="0.3465in" svg:x="4.174in" svg:y="0.0587in" svg:viewBox="0 0 188 881" svg:d="M188 440c0-139-34-290-131-401-7-7-25-26-36-36-4-3-6-3-11-3-6 0-10 0-10 4 0 3 3 4 3 6 17 17 43 43 74 98 53 93 73 215 73 332 0 213-59 343-147 433-2 1-3 2-3 4 0 4 4 4 10 4 5 0 7 0 11-3 48-40 99-109 134-212 21-66 33-146 33-226z"><text:p/></draw:path></draw:g></draw:g></text:p>
      <text:p text:style-name="Text_20_body"><draw:g text:anchor-type="as-char" svg:y="-0.2217in" draw:z-index="99" draw:style-name="gr1"><svg:title>TexMaths</svg:title><svg:desc>14§display§\text{div}\left(\vec{V}\right)=\partial _x\left(V_x\right)+\partial _y\left(V_y\right)+\partial _z\left(V_x\right)§svg§600§FALSE§</svg:desc><draw:g draw:style-name="gr2"><draw:path draw:style-name="gr962" draw:text-style-name="P123" svg:width="3.1394in" svg:height="0.3276in" svg:x="0.0035in" svg:y="0.0098in" svg:viewBox="0 0 7975 833" svg:d="M3989 833c-1330 0-2659 0-3989 0 0-277 0-556 0-833 2659 0 5316 0 7975 0 0 277 0 556 0 833-1329 0-2658 0-3986 0z"><text:p/></draw:path><draw:path draw:style-name="gr963" draw:text-style-name="P12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964" draw:text-style-name="P12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965" draw:text-style-name="P12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966" draw:text-style-name="P124"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967" draw:text-style-name="P12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968" draw:text-style-name="P12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69" draw:text-style-name="P12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970" draw:text-style-name="P12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971" draw:text-style-name="P124"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972" draw:text-style-name="P124"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973" draw:text-style-name="P124" svg:width="0.0449in" svg:height="0.1925in" svg:x="1.187in" svg:y="0.078in" svg:viewBox="0 0 115 490" svg:d="M115 485c0-2 0-3-9-12-61-60-77-152-77-228 0-85 19-171 79-232 7-6 7-7 7-9 0-3-3-4-6-4-4 0-49 34-78 95-25 55-31 109-31 150 0 39 6 98 32 154 30 60 73 91 77 91 3 0 6-1 6-5z"><text:p/></draw:path><draw:path draw:style-name="gr974" draw:text-style-name="P124"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975" draw:text-style-name="P124"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976" draw:text-style-name="P124" svg:width="0.0441in" svg:height="0.1925in" svg:x="1.465in" svg:y="0.078in" svg:viewBox="0 0 113 490" svg:d="M113 245c0-38-4-98-32-153-29-61-71-92-77-92-3 0-4 1-4 4 0 2 0 3 10 11 47 49 75 128 75 230 0 84-18 171-79 231-6 6-6 7-6 9s1 5 4 5c6 0 51-32 79-95 25-53 30-108 30-150z"><text:p/></draw:path><draw:path draw:style-name="gr977" draw:text-style-name="P124"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78" draw:text-style-name="P124"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979" draw:text-style-name="P124"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980" draw:text-style-name="P124" svg:width="0.0441in" svg:height="0.1925in" svg:x="2.0126in" svg:y="0.078in" svg:viewBox="0 0 113 490" svg:d="M113 485c0-2 0-3-8-12-62-60-77-152-77-228 0-85 20-171 80-232 5-6 5-7 5-9 0-3-1-4-4-4-5 0-49 34-78 95-25 55-31 109-31 150 0 39 6 98 32 154 30 60 72 91 77 91 3 0 4-1 4-5z"><text:p/></draw:path><draw:path draw:style-name="gr981" draw:text-style-name="P124"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982" draw:text-style-name="P124"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983" draw:text-style-name="P124" svg:width="0.0441in" svg:height="0.1925in" svg:x="2.2862in" svg:y="0.078in" svg:viewBox="0 0 113 490" svg:d="M113 245c0-38-5-98-32-153-29-61-71-92-77-92-3 0-4 1-4 4 0 2 0 3 8 11 49 49 77 128 77 230 0 84-18 171-79 231-6 6-6 7-6 9s1 5 4 5c6 0 49-32 79-95 25-53 30-108 30-150z"><text:p/></draw:path><draw:path draw:style-name="gr984" draw:text-style-name="P124"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24"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86" draw:text-style-name="P124"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987" draw:text-style-name="P124" svg:width="0.0449in" svg:height="0.1925in" svg:x="2.8303in" svg:y="0.078in" svg:viewBox="0 0 115 490" svg:d="M115 485c0-2 0-3-9-12-61-60-77-152-77-228 0-85 19-171 79-232 7-6 7-7 7-9 0-3-2-4-6-4s-49 34-77 95c-25 55-32 109-32 150 0 39 6 98 34 154 29 60 71 91 75 91s6-1 6-5z"><text:p/></draw:path><draw:path draw:style-name="gr988" draw:text-style-name="P124"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989" draw:text-style-name="P124"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90" draw:text-style-name="P124" svg:width="0.0449in" svg:height="0.1925in" svg:x="3.1079in" svg:y="0.078in" svg:viewBox="0 0 115 490" svg:d="M115 245c0-38-6-98-32-153-31-61-73-92-77-92-3 0-6 1-6 4 0 2 0 3 10 11 47 49 75 128 75 230 0 84-18 171-78 231-7 6-7 7-7 9s3 5 6 5c4 0 49-32 78-95 25-53 31-108 31-150z"><text:p/></draw:path></draw:g></draw:g></text:p>
      <text:p text:style-name="Text_20_body"/>
      <text:p text:style-name="P75"/>
      <text:p text:style-name="P76">Remarque: quand on travaille dans un repère cartésien, <text:span text:style-name="T70">la divergence c’est un peu comme si on faisait un produit scalaire entre </text:span><text:span text:style-name="T71">l’opérateur gradient (ce qui n’a pas trop de sens vu que ça serait un vecteur dont les composantes ne sont pas des scalaires mais des opérateurs de dérivation wtf)</text:span><text:span text:style-name="T70"> et </text:span><text:span text:style-name="T71">l’expression du champ vectoriel, du coup certains (certainement pas moi) le notent comme ça:</text:span></text:p>
      <text:p text:style-name="Text_20_body"><draw:g text:anchor-type="as-char" svg:y="-0.2217in" draw:z-index="96" draw:style-name="gr1"><svg:title>TexMaths</svg:title><svg:desc>14§display§\text{div}\left(\vec{V}\right)=\vec{\nabla }\cdot \vec{V}=\vec{\nabla }\cdot \left(\vec{V}\right)§svg§600§FALSE§</svg:desc><draw:g draw:style-name="gr2"><draw:path draw:style-name="gr1099" draw:text-style-name="P123" svg:width="2.2902in" svg:height="0.3272in" svg:x="0.0035in" svg:y="0.0102in" svg:viewBox="0 0 5818 832" svg:d="M0 0c1939 0 3878 0 5818 0 0 277 0 555 0 832-1940 0-3879 0-5818 0 0-277 0-555 0-832z"><text:p/></draw:path><draw:path draw:style-name="gr1100" draw:text-style-name="P124"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1101" draw:text-style-name="P124" svg:width="0.0409in" svg:height="0.1287in" svg:x="0.1079in" svg:y="0.0929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1102" draw:text-style-name="P124" svg:width="0.0945in" svg:height="0.085in" svg:x="0.1587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1103" draw:text-style-name="P124" svg:width="0.0736in" svg:height="0.3469in" svg:x="0.3244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1104" draw:text-style-name="P124" svg:width="0.0854in" svg:height="0.0382in" svg:x="0.4551in" svg:y="0.0354in" svg:viewBox="0 0 218 98" svg:d="M175 59c-7 7-22 19-22 29 0 4 4 10 9 10s6-4 9-7c5-7 18-21 39-32 3-2 8-4 8-10s-2-7-7-10c-11-7-16-17-19-28-2-4-3-11-10-11s-10 7-10 11c0 2 3 18 11 28-54 0-110 0-165 0-8 0-18 0-18 10s10 10 18 10c52 0 105 0 157 0z"><text:p/></draw:path><draw:path draw:style-name="gr1105" draw:text-style-name="P124" svg:width="0.1378in" svg:height="0.1358in" svg:x="0.4157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1106" draw:text-style-name="P124" svg:width="0.0736in" svg:height="0.3469in" svg:x="0.5681in" svg:y="0in" svg:viewBox="0 0 188 882" svg:d="M188 441c0-140-34-290-131-400-7-9-25-28-36-38-4-3-4-3-11-3-4 0-10 0-10 6 0 1 3 2 4 4 16 17 42 45 73 98 53 95 73 216 73 333 0 213-59 342-147 433-2 0-3 1-3 3 0 5 6 5 10 5 7 0 7 0 12-4 47-40 100-108 133-211 21-68 33-147 33-226z"><text:p/></draw:path><draw:path draw:style-name="gr1107" draw:text-style-name="P124" svg:width="0.1287in" svg:height="0.0449in" svg:x="0.7417in" svg:y="0.1516in" svg:viewBox="0 0 328 115" svg:d="M311 20c7 0 17 0 17-10s-10-10-17-10c-98 0-198 0-296 0-5 0-15 0-15 10s10 10 17 10c98 0 196 0 294 0zM311 115c7 0 17 0 17-10s-10-10-17-10c-98 0-196 0-294 0-7 0-17 0-17 10s10 10 15 10c98 0 198 0 296 0z"><text:p/></draw:path><draw:path draw:style-name="gr1108" draw:text-style-name="P124" svg:width="0.085in" svg:height="0.0382in" svg:x="0.9882in" svg:y="0.0354in" svg:viewBox="0 0 217 98" svg:d="M174 59c-7 7-23 19-23 29 0 4 4 10 10 10 4 0 7-4 10-7 5-7 17-21 38-32 4-2 8-4 8-10s-3-7-7-10c-10-7-15-17-20-28-1-4-2-11-9-11s-10 7-10 11c0 2 4 18 11 28-55 0-111 0-165 0-9 0-17 0-17 10s8 10 17 10c52 0 105 0 157 0z"><text:p/></draw:path><draw:path draw:style-name="gr1109" draw:text-style-name="P124" svg:width="0.1425in" svg:height="0.1382in" svg:x="0.9445in" svg:y="0.0902in" svg:viewBox="0 0 363 352" svg:d="M360 11c1-3 3-5 3-7 0-4 0-4-12-4-113 0-226 0-340 0-11 0-11 0-11 4 0 2 1 4 1 7 56 111 111 220 167 331 3 7 4 10 13 10 8 0 9-3 14-10 54-111 110-220 165-331zM60 35c90 0 181 0 270 0-44 90-89 179-134 270-45-91-91-180-136-270z"><text:p/></draw:path><draw:path draw:style-name="gr1110" draw:text-style-name="P124" svg:width="0.0205in" svg:height="0.0201in" svg:x="1.1555in" svg:y="0.1634in" svg:viewBox="0 0 53 52" svg:d="M53 27c0-14-12-27-26-27s-27 13-27 27 13 25 27 25 26-11 26-25z"><text:p/></draw:path><draw:path draw:style-name="gr1111" draw:text-style-name="P124" svg:width="0.0854in" svg:height="0.0382in" svg:x="1.2858in" svg:y="0.0354in" svg:viewBox="0 0 218 98" svg:d="M175 59c-7 7-22 19-22 29 0 4 4 10 9 10s7-4 9-7c5-7 18-21 39-32 3-2 8-4 8-10s-2-7-7-10c-11-7-16-17-19-28-2-4-3-11-10-11s-10 7-10 11c0 2 3 18 11 28-54 0-110 0-165 0-8 0-18 0-18 10s10 10 18 10c52 0 105 0 157 0z"><text:p/></draw:path><draw:path draw:style-name="gr1112" draw:text-style-name="P124" svg:width="0.1378in" svg:height="0.1358in" svg:x="1.2465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1113" draw:text-style-name="P124" svg:width="0.1287in" svg:height="0.0449in" svg:x="1.4567in" svg:y="0.1516in" svg:viewBox="0 0 328 115" svg:d="M311 20c7 0 17 0 17-10s-10-10-17-10c-98 0-196 0-294 0-7 0-17 0-17 10s10 10 17 10c98 0 196 0 294 0zM311 115c7 0 17 0 17-10s-10-10-17-10c-98 0-196 0-294 0-7 0-17 0-17 10s10 10 17 10c98 0 196 0 294 0z"><text:p/></draw:path><draw:path draw:style-name="gr1114" draw:text-style-name="P124" svg:width="0.085in" svg:height="0.0382in" svg:x="1.7031in" svg:y="0.0354in" svg:viewBox="0 0 217 98" svg:d="M175 59c-7 7-24 19-24 29 0 4 6 10 10 10s7-4 10-7c5-7 17-21 38-32 4-2 8-4 8-10s-3-7-6-10c-11-7-16-17-21-28-1-4-2-11-9-11s-10 7-10 11c0 2 4 18 12 28-56 0-110 0-166 0-9 0-17 0-17 10s8 10 17 10c53 0 105 0 158 0z"><text:p/></draw:path><draw:path draw:style-name="gr1115" draw:text-style-name="P124" svg:width="0.1425in" svg:height="0.1382in" svg:x="1.6594in" svg:y="0.0902in" svg:viewBox="0 0 363 352" svg:d="M360 11c1-3 3-5 3-7 0-4 0-4-12-4-113 0-226 0-340 0-11 0-11 0-11 4 0 2 1 4 3 7 54 111 110 220 165 331 3 7 4 10 13 10 7 0 11-3 14-10 54-111 110-220 165-331zM60 35c90 0 181 0 270 0-44 90-89 179-134 270-45-91-91-180-136-270z"><text:p/></draw:path><draw:path draw:style-name="gr1116" draw:text-style-name="P124" svg:width="0.0205in" svg:height="0.0201in" svg:x="1.8713in" svg:y="0.1634in" svg:viewBox="0 0 53 52" svg:d="M53 27c0-14-12-27-26-27s-27 13-27 27 13 25 27 25 26-11 26-25z"><text:p/></draw:path><draw:path draw:style-name="gr1117" draw:text-style-name="P124" svg:width="0.0736in" svg:height="0.3469in" svg:x="1.986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1118" draw:text-style-name="P124" svg:width="0.0854in" svg:height="0.0382in" svg:x="2.1169in" svg:y="0.0354in" svg:viewBox="0 0 218 98" svg:d="M175 59c-7 7-22 19-22 29 0 4 4 10 9 10s7-4 9-7c7-7 18-21 39-32 4-2 8-4 8-10s-2-7-7-10c-11-7-15-17-19-28-2-4-3-11-10-11s-10 7-10 11c0 2 3 18 11 28-54 0-110 0-165 0-8 0-18 0-18 10s10 10 18 10c52 0 105 0 157 0z"><text:p/></draw:path><draw:path draw:style-name="gr1119" draw:text-style-name="P124" svg:width="0.1378in" svg:height="0.1358in" svg:x="2.078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1120" draw:text-style-name="P124" svg:width="0.0736in" svg:height="0.3469in" svg:x="2.2299in" svg:y="0in" svg:viewBox="0 0 188 882" svg:d="M188 441c0-140-34-290-131-400-7-9-25-28-36-38-4-3-4-3-11-3-4 0-10 0-10 6 0 1 3 2 4 4 17 17 44 45 73 98 53 95 73 216 73 333 0 213-59 342-147 433-2 0-3 1-3 3 0 5 6 5 10 5 7 0 7 0 12-4 47-40 100-108 133-211 21-68 33-147 33-226z"><text:p/></draw:path></draw:g></draw:g></text:p>
      <text:p text:style-name="P105"><text:span text:style-name="T40">Ce qu’il faut comprendre comme le fait que l’opérateur div soit noté </text:span><text:span text:style-name="T40"><draw:g text:anchor-type="as-char" svg:y="-0.1925in" draw:z-index="95" draw:style-name="gr1"><svg:title>TexMaths</svg:title><svg:desc>14§display§\vec{\nabla }\cdot 
§svg§600§FALSE§</svg:desc><draw:g draw:style-name="gr2"><draw:path draw:style-name="gr1121" draw:text-style-name="P123" svg:width="0.1768in" svg:height="0.172in" svg:x="0.0012in" svg:y="0.0102in" svg:viewBox="0 0 450 438" svg:d="M0 0c150 0 301 0 450 0 0 145 0 292 0 438-149 0-300 0-450 0 0-146 0-293 0-438z"><text:p/></draw:path><draw:path draw:style-name="gr1122" draw:text-style-name="P124"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1123" draw:text-style-name="P124"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1124" draw:text-style-name="P124" svg:width="0.0201in" svg:height="0.0201in" svg:x="0.1681in" svg:y="0.1276in" svg:viewBox="0 0 52 52" svg:d="M52 27c0-14-13-27-27-27-15 0-25 13-25 27s10 25 25 25c14 0 27-11 27-25z"><text:p/></draw:path></draw:g></draw:g></text:span><text:span text:style-name="T40">, </text:span><text:span text:style-name="T41">ultra pas ergonomique.</text:span></text:p>
      <text:p text:style-name="P104"/>
      <text:p text:style-name="P88"><text:span text:style-name="T36">De manière générale, l</text:span><text:span text:style-name="T40">a divergence</text:span><text:span text:style-name="T36"> prend une fonction </text:span><text:span text:style-name="T40">vectorielle </text:span><text:span text:style-name="T36">à «n» variables (ou son expression) et retourne une fonction </text:span><text:span text:style-name="T40">scalaire</text:span><text:span text:style-name="T36"> à «n» variables (ou son expression) </text:span><text:span text:style-name="T40">correspondant à la somme des dérivées de </text:span><text:span text:style-name="T42">chaque composante du vecteur, par rapport à leur variable respective en gros.</text:span></text:p>
      <text:p text:style-name="P106"><text:soft-page-break/><text:span text:style-name="T36">A</text:span><text:span text:style-name="T32">ttention par contre, on pourrait y voir une analogie avec l’opérateur de différentiation totale vu que</text:span></text:p>
      <text:p text:style-name="Text_20_body"><text:span text:style-name="T32"><draw:g text:anchor-type="as-char" svg:y="-0.2217in" draw:z-index="100" draw:style-name="gr1"><svg:title>TexMaths</svg:title><svg:desc>14§display§\text{div}\left(\vec{V}\right)=\partial _x\left(V_x\right)+\partial _y\left(V_y\right)+\partial _z\left(V_x\right)§svg§600§FALSE§</svg:desc><draw:g draw:style-name="gr2"><draw:path draw:style-name="gr933" draw:text-style-name="P123" svg:width="3.1394in" svg:height="0.3276in" svg:x="0.0035in" svg:y="0.0098in" svg:viewBox="0 0 7975 833" svg:d="M3989 833c-1330 0-2659 0-3989 0 0-277 0-556 0-833 2659 0 5316 0 7975 0 0 277 0 556 0 833-1329 0-2658 0-3986 0z"><text:p/></draw:path><draw:path draw:style-name="gr934" draw:text-style-name="P12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935" draw:text-style-name="P12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936" draw:text-style-name="P12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937" draw:text-style-name="P124"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938" draw:text-style-name="P12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939" draw:text-style-name="P12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40" draw:text-style-name="P12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941" draw:text-style-name="P12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942" draw:text-style-name="P124"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943" draw:text-style-name="P124"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944" draw:text-style-name="P124" svg:width="0.0449in" svg:height="0.1925in" svg:x="1.187in" svg:y="0.078in" svg:viewBox="0 0 115 490" svg:d="M115 485c0-2 0-3-9-12-61-60-77-152-77-228 0-85 19-171 79-232 7-6 7-7 7-9 0-3-3-4-6-4-4 0-49 34-78 95-25 55-31 109-31 150 0 39 6 98 32 154 30 60 73 91 77 91 3 0 6-1 6-5z"><text:p/></draw:path><draw:path draw:style-name="gr945" draw:text-style-name="P124"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946" draw:text-style-name="P124"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947" draw:text-style-name="P124" svg:width="0.0441in" svg:height="0.1925in" svg:x="1.465in" svg:y="0.078in" svg:viewBox="0 0 113 490" svg:d="M113 245c0-38-4-98-32-153-29-61-71-92-77-92-3 0-4 1-4 4 0 2 0 3 10 11 47 49 75 128 75 230 0 84-18 171-79 231-6 6-6 7-6 9s1 5 4 5c6 0 51-32 79-95 25-53 30-108 30-150z"><text:p/></draw:path><draw:path draw:style-name="gr948" draw:text-style-name="P124"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49" draw:text-style-name="P124"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950" draw:text-style-name="P124"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951" draw:text-style-name="P124" svg:width="0.0441in" svg:height="0.1925in" svg:x="2.0126in" svg:y="0.078in" svg:viewBox="0 0 113 490" svg:d="M113 485c0-2 0-3-8-12-62-60-77-152-77-228 0-85 20-171 80-232 5-6 5-7 5-9 0-3-1-4-4-4-5 0-49 34-78 95-25 55-31 109-31 150 0 39 6 98 32 154 30 60 72 91 77 91 3 0 4-1 4-5z"><text:p/></draw:path><draw:path draw:style-name="gr952" draw:text-style-name="P124"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953" draw:text-style-name="P124"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954" draw:text-style-name="P124" svg:width="0.0441in" svg:height="0.1925in" svg:x="2.2862in" svg:y="0.078in" svg:viewBox="0 0 113 490" svg:d="M113 245c0-38-5-98-32-153-29-61-71-92-77-92-3 0-4 1-4 4 0 2 0 3 8 11 49 49 77 128 77 230 0 84-18 171-79 231-6 6-6 7-6 9s1 5 4 5c6 0 49-32 79-95 25-53 30-108 30-150z"><text:p/></draw:path><draw:path draw:style-name="gr955" draw:text-style-name="P124"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56" draw:text-style-name="P124"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57" draw:text-style-name="P124"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958" draw:text-style-name="P124" svg:width="0.0449in" svg:height="0.1925in" svg:x="2.8303in" svg:y="0.078in" svg:viewBox="0 0 115 490" svg:d="M115 485c0-2 0-3-9-12-61-60-77-152-77-228 0-85 19-171 79-232 7-6 7-7 7-9 0-3-2-4-6-4s-49 34-77 95c-25 55-32 109-32 150 0 39 6 98 34 154 29 60 71 91 75 91s6-1 6-5z"><text:p/></draw:path><draw:path draw:style-name="gr959" draw:text-style-name="P124"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960" draw:text-style-name="P124"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61" draw:text-style-name="P124" svg:width="0.0449in" svg:height="0.1925in" svg:x="3.1079in" svg:y="0.078in" svg:viewBox="0 0 115 490" svg:d="M115 245c0-38-6-98-32-153-31-61-73-92-77-92-3 0-6 1-6 4 0 2 0 3 10 11 47 49 75 128 75 230 0 84-18 171-78 231-7 6-7 7-7 9s3 5 6 5c4 0 49-32 78-95 25-53 31-108 31-150z"><text:p/></draw:path></draw:g></draw:g></text:span></text:p>
      <text:p text:style-name="P107"><text:span text:style-name="T32">et que </text:span></text:p>
      <text:p text:style-name="Text_20_body"><text:span text:style-name="T32"><draw:g text:anchor-type="as-char" svg:y="-0.1453in" draw:z-index="101" draw:style-name="gr1"><svg:title>TexMaths</svg:title><svg:desc>14§display§\text{d}\left(f\right)=\partial _x\left(f\right)\text{d}x+\partial _y\left(f\right)\text{d}y+\partial _z\left(f\right)\text{d}z§svg§600§FALSE§</svg:desc><draw:g draw:style-name="gr2"><draw:path draw:style-name="gr904" draw:text-style-name="P123" svg:width="3.324in" svg:height="0.1807in" svg:x="0.0035in" svg:y="0.0098in" svg:viewBox="0 0 8444 460" svg:d="M4222 460c-1408 0-2815 0-4222 0 0-154 0-306 0-460 2815 0 5629 0 8444 0 0 154 0 306 0 460-1406 0-2815 0-4222 0z"><text:p/></draw:path><draw:path draw:style-name="gr905" draw:text-style-name="P124" svg:width="0.0949in" svg:height="0.135in" svg:x="0.0004in" svg:y="0.011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906" draw:text-style-name="P124" svg:width="0.0441in" svg:height="0.1921in" svg:x="0.1528in" svg:y="0.0004in" svg:viewBox="0 0 113 489" svg:d="M113 484c0-2 0-2-8-10-62-63-77-155-77-229 0-86 20-171 80-231 5-7 5-7 5-8 0-5-1-6-4-6-5 0-49 34-78 96-25 54-31 108-31 149 0 37 6 96 32 152 30 60 72 92 77 92 3 0 4-1 4-5z"><text:p/></draw:path><draw:path draw:style-name="gr907" draw:text-style-name="P124" svg:width="0.0965in" svg:height="0.1748in" svg:x="0.2189in" svg:y="0.0091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908" draw:text-style-name="P124" svg:width="0.0441in" svg:height="0.1921in" svg:x="0.3358in" svg:y="0.0004in" svg:viewBox="0 0 113 489" svg:d="M113 245c0-38-5-97-32-153-29-60-71-92-77-92-3 0-4 3-4 6 0 1 0 1 8 11 49 47 77 126 77 228 0 82-18 169-79 230-6 7-6 7-6 9 0 3 1 5 4 5 6 0 49-33 79-96 25-53 30-108 30-148z"><text:p/></draw:path><draw:path draw:style-name="gr909" draw:text-style-name="P124" svg:width="0.128in" svg:height="0.0453in" svg:x="0.465in" svg:y="0.074in" svg:viewBox="0 0 326 116" svg:d="M309 21c9 0 17-1 17-11s-8-10-15-10c-98 0-198 0-296 0-7 0-15 0-15 10s8 11 15 11c98 0 196 0 294 0zM311 116c7 0 15 0 15-10 0-11-8-11-17-11-98 0-196 0-294 0-7 0-15 0-15 11 0 10 8 10 15 10 98 0 198 0 296 0z"><text:p/></draw:path><draw:path draw:style-name="gr910" draw:text-style-name="P124" svg:width="0.1016in" svg:height="0.1417in" svg:x="0.6661in" svg:y="0.0071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911" draw:text-style-name="P124" svg:width="0.0724in" svg:height="0.0602in" svg:x="0.7673in" svg:y="0.1138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912" draw:text-style-name="P124" svg:width="0.0441in" svg:height="0.1921in" svg:x="0.9102in" svg:y="0.0004in" svg:viewBox="0 0 113 489" svg:d="M113 484c0-2 0-2-8-10-62-63-77-155-77-229 0-86 18-171 80-231 5-7 5-7 5-8 0-5-1-6-4-6-5 0-50 34-78 96-25 54-31 108-31 149 0 37 4 96 32 152 30 60 72 92 77 92 3 0 4-1 4-5z"><text:p/></draw:path><draw:path draw:style-name="gr913" draw:text-style-name="P124" svg:width="0.0961in" svg:height="0.1748in" svg:x="0.9764in" svg:y="0.0091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914" draw:text-style-name="P124" svg:width="0.0449in" svg:height="0.1921in" svg:x="1.0925in" svg:y="0.0004in" svg:viewBox="0 0 115 489" svg:d="M115 245c0-38-6-97-32-153-30-60-73-92-77-92-3 0-6 3-6 6 0 1 0 1 10 11 49 47 77 126 77 228 0 82-18 169-80 230-7 7-7 7-7 9 0 3 3 5 6 5 4 0 49-33 78-96 25-53 31-108 31-148z"><text:p/></draw:path><draw:path draw:style-name="gr915" draw:text-style-name="P124" svg:width="0.0949in" svg:height="0.135in" svg:x="1.1965in" svg:y="0.011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916" draw:text-style-name="P124" svg:width="0.0961in" svg:height="0.087in" svg:x="1.3028in" svg:y="0.0598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917" draw:text-style-name="P124" svg:width="0.1287in" svg:height="0.1272in" svg:x="1.4614in" svg:y="0.0331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918" draw:text-style-name="P124" svg:width="0.1016in" svg:height="0.1417in" svg:x="1.652in" svg:y="0.0071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919" draw:text-style-name="P124" svg:width="0.0689in" svg:height="0.0866in" svg:x="1.7531in" svg:y="0.1138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920" draw:text-style-name="P124" svg:width="0.0449in" svg:height="0.1921in" svg:x="1.8913in" svg:y="0.0004in" svg:viewBox="0 0 115 489" svg:d="M115 484c0-2 0-2-9-10-61-63-78-155-78-229 0-86 20-171 80-231 7-7 7-7 7-8 0-5-3-6-6-6-4 0-49 34-78 96-25 54-31 108-31 149 0 37 6 96 32 152 30 60 73 92 77 92 3 0 6-1 6-5z"><text:p/></draw:path><draw:path draw:style-name="gr921" draw:text-style-name="P124" svg:width="0.0961in" svg:height="0.1748in" svg:x="1.9579in" svg:y="0.0091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922" draw:text-style-name="P124" svg:width="0.0441in" svg:height="0.1921in" svg:x="2.0744in" svg:y="0.0004in" svg:viewBox="0 0 113 489" svg:d="M113 245c0-38-5-97-32-153-29-60-71-92-77-92-3 0-4 3-4 6 0 1 0 1 8 11 49 47 77 126 77 228 0 82-18 169-79 230-6 7-6 7-6 9 0 3 1 5 4 5 6 0 49-33 79-96 25-53 30-108 30-148z"><text:p/></draw:path><draw:path draw:style-name="gr923" draw:text-style-name="P124" svg:width="0.0949in" svg:height="0.135in" svg:x="2.1772in" svg:y="0.011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924" draw:text-style-name="P124" svg:width="0.089in" svg:height="0.124in" svg:x="2.2839in" svg:y="0.0598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925" draw:text-style-name="P124" svg:width="0.1287in" svg:height="0.1272in" svg:x="2.4343in" svg:y="0.0331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926" draw:text-style-name="P124" svg:width="0.1016in" svg:height="0.1417in" svg:x="2.6248in" svg:y="0.0071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927" draw:text-style-name="P124" svg:width="0.0618in" svg:height="0.0602in" svg:x="2.728in" svg:y="0.1138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928" draw:text-style-name="P124" svg:width="0.0449in" svg:height="0.1921in" svg:x="2.8602in" svg:y="0.0004in" svg:viewBox="0 0 115 489" svg:d="M115 484c0-2 0-2-9-10-61-63-77-155-77-229 0-86 19-171 79-231 7-7 7-7 7-8 0-5-2-6-6-6s-49 34-77 96c-25 54-32 108-32 149 0 37 6 96 34 152 29 60 71 92 75 92s6-1 6-5z"><text:p/></draw:path><draw:path draw:style-name="gr929" draw:text-style-name="P124" svg:width="0.0961in" svg:height="0.1748in" svg:x="2.9268in" svg:y="0.0091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930" draw:text-style-name="P124" svg:width="0.0449in" svg:height="0.1921in" svg:x="3.0433in" svg:y="0.0004in" svg:viewBox="0 0 115 489" svg:d="M115 245c0-38-6-97-32-153-31-60-73-92-77-92-3 0-6 3-6 6 0 1 0 1 10 11 47 47 75 126 75 228 0 82-18 169-78 230-7 7-7 7-7 9 0 3 3 5 6 5 4 0 49-33 78-96 25-53 31-108 31-148z"><text:p/></draw:path><draw:path draw:style-name="gr931" draw:text-style-name="P124" svg:width="0.0957in" svg:height="0.135in" svg:x="3.1465in" svg:y="0.011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932" draw:text-style-name="P124" svg:width="0.0819in" svg:height="0.087in" svg:x="3.2559in" svg:y="0.0598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span></text:p>
      <text:p text:style-name="P108"><text:span text:style-name="T42">un peu comme si la divergence c’était un peu comme la différentiation totale mis à part qu’on divise chaque élément de la somme par la différentielle totale de la variable, sauf que non parce que</text:span></text:p>
      <text:p text:style-name="Text_20_body"><text:span text:style-name="T42"><draw:g text:anchor-type="as-char" svg:y="-0.2217in" draw:z-index="102" draw:style-name="gr1"><svg:title>TexMaths</svg:title><svg:desc>14§display§\text{div}\left(\vec{V}\right)\ne \partial _x\left(\vec{V}\right)+\partial _y\left(\vec{V}\right)+\partial _z\left(\vec{V}\right)§svg§600§FALSE§</svg:desc><draw:g draw:style-name="gr2"><draw:path draw:style-name="gr874" draw:text-style-name="P123" svg:width="3.2067in" svg:height="0.3276in" svg:x="0.0035in" svg:y="0.0098in" svg:viewBox="0 0 8146 833" svg:d="M4073 833c-1358 0-2715 0-4073 0 0-277 0-556 0-833 2715 0 5431 0 8146 0 0 277 0 556 0 833-1359 0-2717 0-4073 0z"><text:p/></draw:path><draw:path draw:style-name="gr875" draw:text-style-name="P12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876" draw:text-style-name="P12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877" draw:text-style-name="P12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878" draw:text-style-name="P124" svg:width="0.0736in" svg:height="0.3476in" svg:x="0.3244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879" draw:text-style-name="P12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880" draw:text-style-name="P12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881" draw:text-style-name="P12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882" draw:text-style-name="P124" svg:width="0.0965in" svg:height="0.1799in" svg:x="0.7575in" svg:y="0.0843in" svg:viewBox="0 0 246 458" svg:d="M242 18c4-7 4-7 4-8 0-4-4-10-9-10-7 0-9 3-12 10-74 143-147 286-221 428-4 7-4 9-4 10 0 4 4 10 10 10 5 0 8-3 11-10 74-144 147-287 221-430z"><text:p/></draw:path><draw:path draw:style-name="gr883" draw:text-style-name="P12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884" draw:text-style-name="P124" svg:width="0.1016in" svg:height="0.1425in" svg:x="0.9429in" svg:y="0.0843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885" draw:text-style-name="P124" svg:width="0.0717in" svg:height="0.0606in" svg:x="1.0449in" svg:y="0.1917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886" draw:text-style-name="P124" svg:width="0.0728in" svg:height="0.3476in" svg:x="1.2031in" svg:y="0.0004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887" draw:text-style-name="P124" svg:width="0.085in" svg:height="0.0378in" svg:x="1.3335in" svg:y="0.0362in" svg:viewBox="0 0 217 97" svg:d="M174 57c-6 7-23 21-23 30 0 5 4 10 10 10 4 0 7-3 10-7 5-7 17-21 38-31 4-3 8-4 8-11 0-5-3-7-7-10-10-7-15-16-20-28-1-4-2-10-9-10s-10 6-10 10c0 3 4 18 11 28-55 0-111 0-165 0-9 0-17 0-17 10 0 9 8 9 17 9 52 0 105 0 157 0z"><text:p/></draw:path><draw:path draw:style-name="gr888" draw:text-style-name="P124" svg:width="0.1374in" svg:height="0.1362in" svg:x="1.2945in" svg:y="0.0909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889" draw:text-style-name="P124" svg:width="0.0728in" svg:height="0.3476in" svg:x="1.4465in" svg:y="0.0004in" svg:viewBox="0 0 186 884" svg:d="M186 443c0-142-32-292-129-402-7-9-25-27-37-38-3-3-5-3-10-3-6 0-10 0-10 6 0 1 1 4 3 4 17 18 43 45 74 98 53 95 73 217 73 335 0 211-60 341-149 431 0 1-1 3-1 4 0 6 4 6 10 6 5 0 7 0 11-4 46-41 99-110 133-213 22-68 32-147 32-224z"><text:p/></draw:path><draw:path draw:style-name="gr890" draw:text-style-name="P124" svg:width="0.128in" svg:height="0.1287in" svg:x="1.6087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891" draw:text-style-name="P124" svg:width="0.1012in" svg:height="0.1425in" svg:x="1.7992in" svg:y="0.0843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892" draw:text-style-name="P124" svg:width="0.0689in" svg:height="0.0874in" svg:x="1.9008in" svg:y="0.1917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893" draw:text-style-name="P124" svg:width="0.0728in" svg:height="0.3476in" svg:x="2.0547in" svg:y="0.0004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894" draw:text-style-name="P124" svg:width="0.0854in" svg:height="0.0378in" svg:x="2.1854in" svg:y="0.0362in" svg:viewBox="0 0 218 97" svg:d="M175 57c-7 7-24 21-24 30 0 5 6 10 10 10s7-3 10-7c5-7 17-21 39-31 3-3 8-4 8-11 0-5-4-7-7-10-11-7-16-16-21-28 0-4-2-10-9-10s-10 6-10 10c0 3 4 18 12 28-56 0-110 0-166 0-9 0-17 0-17 10 0 9 8 9 17 9 53 0 105 0 158 0z"><text:p/></draw:path><draw:path draw:style-name="gr895" draw:text-style-name="P124" svg:width="0.1378in" svg:height="0.1362in" svg:x="2.1461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896" draw:text-style-name="P124" svg:width="0.0736in" svg:height="0.3476in" svg:x="2.2984in" svg:y="0.0004in" svg:viewBox="0 0 188 884" svg:d="M188 443c0-142-34-292-131-402-7-9-25-27-37-38-3-3-5-3-10-3-6 0-10 0-10 6 0 1 1 4 3 4 17 18 43 45 74 98 53 95 73 217 73 335 0 211-59 341-149 431 0 1-1 3-1 4 0 6 4 6 10 6 5 0 7 0 11-4 48-41 99-110 133-213 22-68 34-147 34-224z"><text:p/></draw:path><draw:path draw:style-name="gr897" draw:text-style-name="P124" svg:width="0.1287in" svg:height="0.1287in" svg:x="2.461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898" draw:text-style-name="P124" svg:width="0.1016in" svg:height="0.1425in" svg:x="2.6516in" svg:y="0.0843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899" draw:text-style-name="P124" svg:width="0.0618in" svg:height="0.0606in" svg:x="2.7547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900" draw:text-style-name="P124" svg:width="0.0728in" svg:height="0.3476in" svg:x="2.9028in" svg:y="0.0004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901" draw:text-style-name="P124" svg:width="0.0854in" svg:height="0.0378in" svg:x="3.0335in" svg:y="0.0362in" svg:viewBox="0 0 218 97" svg:d="M175 57c-7 7-24 21-24 30 0 5 6 10 10 10 6 0 7-3 10-7 5-7 17-21 39-31 3-3 8-4 8-11 0-5-4-7-7-10-11-7-16-16-21-28 0-4-4-10-9-10-7 0-10 6-10 10 0 3 4 18 12 28-56 0-110 0-166 0-9 0-17 0-17 10 0 9 8 9 17 9 53 0 105 0 158 0z"><text:p/></draw:path><draw:path draw:style-name="gr902" draw:text-style-name="P124" svg:width="0.1378in" svg:height="0.1362in" svg:x="2.9945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03" draw:text-style-name="P124" svg:width="0.0736in" svg:height="0.3476in" svg:x="3.1465in" svg:y="0.0004in" svg:viewBox="0 0 188 884" svg:d="M188 443c0-142-34-292-131-402-7-9-25-27-36-38-4-3-6-3-11-3-6 0-10 0-10 6 0 1 1 2 3 4 17 18 43 45 74 98 53 95 73 217 73 335 0 211-59 341-147 431-2 1-3 3-3 4 0 6 4 6 10 6 5 0 7 0 11-4 48-41 99-110 134-213 21-68 33-147 33-224z"><text:p/></draw:path></draw:g></draw:g></text:span></text:p>
      <text:p text:style-name="P107"><text:span text:style-name="T32">mais</text:span></text:p>
      <text:p text:style-name="P58"><text:span text:style-name="T32"><draw:g text:anchor-type="as-char" svg:y="-0.2217in" draw:z-index="103" draw:style-name="gr1"><svg:title>TexMaths</svg:title><svg:desc>14§display§\text{div}\left(\vec{V}\right)=\partial _x\left(V_x\right)+\partial _y\left(V_y\right)+\partial _z\left(V_x\right)§svg§600§FALSE§</svg:desc><draw:g draw:style-name="gr2"><draw:path draw:style-name="gr845" draw:text-style-name="P123" svg:width="3.1394in" svg:height="0.3276in" svg:x="0.0035in" svg:y="0.0098in" svg:viewBox="0 0 7975 833" svg:d="M3989 833c-1330 0-2659 0-3989 0 0-277 0-556 0-833 2659 0 5316 0 7975 0 0 277 0 556 0 833-1329 0-2658 0-3986 0z"><text:p/></draw:path><draw:path draw:style-name="gr846" draw:text-style-name="P124"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847" draw:text-style-name="P124"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848" draw:text-style-name="P124"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849" draw:text-style-name="P124"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850" draw:text-style-name="P124"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851" draw:text-style-name="P124"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852" draw:text-style-name="P124"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853" draw:text-style-name="P124"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854" draw:text-style-name="P124"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855" draw:text-style-name="P124"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856" draw:text-style-name="P124" svg:width="0.0449in" svg:height="0.1925in" svg:x="1.187in" svg:y="0.078in" svg:viewBox="0 0 115 490" svg:d="M115 485c0-2 0-3-9-12-61-60-77-152-77-228 0-85 19-171 79-232 7-6 7-7 7-9 0-3-3-4-6-4-4 0-49 34-78 95-25 55-31 109-31 150 0 39 6 98 32 154 30 60 73 91 77 91 3 0 6-1 6-5z"><text:p/></draw:path><draw:path draw:style-name="gr857" draw:text-style-name="P124"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858" draw:text-style-name="P124"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859" draw:text-style-name="P124" svg:width="0.0441in" svg:height="0.1925in" svg:x="1.465in" svg:y="0.078in" svg:viewBox="0 0 113 490" svg:d="M113 245c0-38-4-98-32-153-29-61-71-92-77-92-3 0-4 1-4 4 0 2 0 3 10 11 47 49 75 128 75 230 0 84-18 171-79 231-6 6-6 7-6 9s1 5 4 5c6 0 51-32 79-95 25-53 30-108 30-150z"><text:p/></draw:path><draw:path draw:style-name="gr860" draw:text-style-name="P124"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861" draw:text-style-name="P124"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862" draw:text-style-name="P124"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863" draw:text-style-name="P124" svg:width="0.0441in" svg:height="0.1925in" svg:x="2.0126in" svg:y="0.078in" svg:viewBox="0 0 113 490" svg:d="M113 485c0-2 0-3-8-12-62-60-77-152-77-228 0-85 20-171 80-232 5-6 5-7 5-9 0-3-1-4-4-4-5 0-49 34-78 95-25 55-31 109-31 150 0 39 6 98 32 154 30 60 72 91 77 91 3 0 4-1 4-5z"><text:p/></draw:path><draw:path draw:style-name="gr864" draw:text-style-name="P124"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865" draw:text-style-name="P124"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866" draw:text-style-name="P124" svg:width="0.0441in" svg:height="0.1925in" svg:x="2.2862in" svg:y="0.078in" svg:viewBox="0 0 113 490" svg:d="M113 245c0-38-5-98-32-153-29-61-71-92-77-92-3 0-4 1-4 4 0 2 0 3 8 11 49 49 77 128 77 230 0 84-18 171-79 231-6 6-6 7-6 9s1 5 4 5c6 0 49-32 79-95 25-53 30-108 30-150z"><text:p/></draw:path><draw:path draw:style-name="gr867" draw:text-style-name="P124"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868" draw:text-style-name="P124"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869" draw:text-style-name="P124"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870" draw:text-style-name="P124" svg:width="0.0449in" svg:height="0.1925in" svg:x="2.8303in" svg:y="0.078in" svg:viewBox="0 0 115 490" svg:d="M115 485c0-2 0-3-9-12-61-60-77-152-77-228 0-85 19-171 79-232 7-6 7-7 7-9 0-3-2-4-6-4s-49 34-77 95c-25 55-32 109-32 150 0 39 6 98 34 154 29 60 71 91 75 91s6-1 6-5z"><text:p/></draw:path><draw:path draw:style-name="gr871" draw:text-style-name="P124"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872" draw:text-style-name="P124"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873" draw:text-style-name="P124" svg:width="0.0449in" svg:height="0.1925in" svg:x="3.1079in" svg:y="0.078in" svg:viewBox="0 0 115 490" svg:d="M115 245c0-38-6-98-32-153-31-61-73-92-77-92-3 0-6 1-6 4 0 2 0 3 10 11 47 49 75 128 75 230 0 84-18 171-78 231-7 6-7 7-7 9s3 5 6 5c4 0 49-32 78-95 25-53 31-108 31-150z"><text:p/></draw:path></draw:g></draw:g></text:span></text:p>
      <text:p text:style-name="P58"><text:span text:style-name="T32"/></text:p>
      <text:p text:style-name="P58"><text:span text:style-name="T32">Te fai</text:span><text:span text:style-name="T47">s</text:span><text:span text:style-name="T32"> pas piéger frérot.</text:span></text:p>
      <text:p text:style-name="P107"><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106"><text:span text:style-name="T32"/></text:p>
      <text:p text:style-name="P97"><text:soft-page-break/><text:span text:style-name="T4">8) Le rotationnel</text:span></text:p>
      <text:p text:style-name="P89"><text:span text:style-name="T37">L</text:span><text:span text:style-name="T43">e rotationnel</text:span><text:span text:style-name="T37"> c’est un opérateur qui prend en argument un </text:span><text:span text:style-name="T53">champ </text:span><text:span text:style-name="T54">vectoriel</text:span><text:span text:style-name="T37"> (soit la fonction, soit l’expression) et qui retourne un </text:span><text:span text:style-name="T53">champ </text:span><text:span text:style-name="T55">vectoriel</text:span><text:span text:style-name="T37"> (en </text:span><text:span text:style-name="T39">objet</text:span><text:span text:style-name="T37"> fonction ou expression selon ce qu’on lui a donné à manger).</text:span></text:p>
      <text:p text:style-name="P89"><text:span text:style-name="T37">En pratique, on a un champ </text:span><text:span text:style-name="T38">vectoriel</text:span><text:span text:style-name="T37"> </text:span><text:span text:style-name="T37"><draw:g text:anchor-type="as-char" svg:y="-0.1902in" draw:z-index="104" draw:style-name="gr1"><svg:title>TexMaths</svg:title><svg:desc>14§display§\vec{V}§svg§600§FALSE§</svg:desc><draw:g draw:style-name="gr2"><draw:path draw:style-name="gr842" draw:text-style-name="P123" svg:width="0.128in" svg:height="0.1701in" svg:x="0.0004in" svg:y="0.0102in" svg:viewBox="0 0 326 433" svg:d="M0 0c108 0 218 0 326 0 0 144 0 289 0 433-108 0-218 0-326 0 0-144 0-289 0-433z"><text:p/></draw:path><draw:path draw:style-name="gr843" draw:text-style-name="P124"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844" draw:text-style-name="P124"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0"><draw:g text:anchor-type="as-char" svg:y="-0.2244in" draw:z-index="105" draw:style-name="gr1"><svg:title>TexMaths</svg:title><svg:desc>14§display§f_{\vec{V}}=\text{f}^{\circ }\left(_{\left(x,\ y,\ z\right)\ \rightarrow \ f_{\vec{V}}\left(x,\ y,\ z\right)=\vec{V}}^{\ \ \ \mathbb{R}^3\ \ \ \ \rightarrow \ \ \ \ \ \ \mathbb{R}^3}\right)§svg§600§FALSE§</svg:desc><draw:g draw:style-name="gr2"><draw:path draw:style-name="gr807" draw:text-style-name="P123" svg:width="2.7594in" svg:height="0.3343in" svg:x="0.0004in" svg:y="0.0098in" svg:viewBox="0 0 7010 850" svg:d="M0 0c2337 0 4673 0 7010 0 0 283 0 567 0 850-2337 0-4673 0-7010 0 0-283 0-567 0-850z"><text:p/></draw:path><draw:path draw:style-name="gr808" draw:text-style-name="P124"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809" draw:text-style-name="P124"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810" draw:text-style-name="P124"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811" draw:text-style-name="P124"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812" draw:text-style-name="P124"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813" draw:text-style-name="P124" svg:width="0.0579in" svg:height="0.0579in" svg:x="0.5476in" svg:y="0.0728in" svg:viewBox="0 0 148 148" svg:d="M148 74c0-40-33-74-74-74-42 0-74 34-74 74 0 42 34 74 74 74 41 0 74-33 74-74zM74 132c-32 0-57-27-57-58 0-32 25-57 57-57s58 26 58 57c0 32-27 58-58 58z"><text:p/></draw:path><draw:path draw:style-name="gr814" draw:text-style-name="P124"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815" draw:text-style-name="P124"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816" draw:text-style-name="P124"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817" draw:text-style-name="P124"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818" draw:text-style-name="P124"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819" draw:text-style-name="P124"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820" draw:text-style-name="P124" svg:width="0.035in" svg:height="0.135in" svg:x="0.7898in" svg:y="0.2028in" svg:viewBox="0 0 90 344" svg:d="M83 0c-65 46-83 119-83 172 0 49 15 123 83 172 2 0 7 0 7-4 0-3 0-3-3-5-46-41-63-100-63-163 0-92 35-138 64-164 2-1 2-1 2-4 0-4-5-4-7-4z"><text:p/></draw:path><draw:path draw:style-name="gr821" draw:text-style-name="P124"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822" draw:text-style-name="P124" svg:width="0.0165in" svg:height="0.0413in" svg:x="0.9382in" svg:y="0.289in" svg:viewBox="0 0 43 106" svg:d="M34 35c0 18-3 41-27 63-1 1-3 1-3 4 0 2 3 4 6 4 4 0 33-28 33-68 0-21-8-38-23-38-12 0-20 10-20 20 0 11 7 21 20 21 8 0 9-5 14-6z"><text:p/></draw:path><draw:path draw:style-name="gr823" draw:text-style-name="P124"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824" draw:text-style-name="P124" svg:width="0.0165in" svg:height="0.0413in" svg:x="1.1319in" svg:y="0.289in" svg:viewBox="0 0 43 106" svg:d="M34 35c0 18-3 41-27 63-1 1-3 1-3 4 0 2 3 4 6 4 4 0 33-28 33-68 0-21-8-38-23-38-12 0-20 10-20 20 0 11 7 21 20 21 8 0 9-5 14-6z"><text:p/></draw:path><draw:path draw:style-name="gr825" draw:text-style-name="P124"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826" draw:text-style-name="P124" svg:width="0.0343in" svg:height="0.135in" svg:x="1.3169in" svg:y="0.2028in" svg:viewBox="0 0 88 344" svg:d="M6 0c-3 0-6 0-6 4 0 3 0 3 3 6 29 26 63 74 63 162 0 72-23 126-60 160-6 5-6 7-6 8 0 2 0 4 4 4s37-22 59-65c15-30 25-66 25-107 0-47-14-123-82-172z"><text:p/></draw:path><draw:path draw:style-name="gr827" draw:text-style-name="P124"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828" draw:text-style-name="P124"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829" draw:text-style-name="P124" svg:width="0.0535in" svg:height="0.0205in" svg:x="1.7598in" svg:y="0.2575in" svg:viewBox="0 0 137 53" svg:d="M104 34c-2 1-10 7-10 12 0 3 4 7 7 7s4-1 5-3c5-4 10-11 24-16 3-2 7-3 7-7 0-5-4-6-5-7-10-6-13-10-14-16-2-1-3-4-7-4-5 0-7 4-7 7s4 8 7 13c-34 0-66 0-100 0-4 0-11 0-11 7s7 7 11 7c31 0 62 0 93 0z"><text:p/></draw:path><draw:path draw:style-name="gr830" draw:text-style-name="P124"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831" draw:text-style-name="P124" svg:width="0.035in" svg:height="0.135in" svg:x="1.8583in" svg:y="0.2028in" svg:viewBox="0 0 90 344" svg:d="M83 0c-65 46-83 119-83 172 0 49 15 123 83 172 2 0 7 0 7-4 0-3 0-3-3-5-46-41-63-100-63-163 0-92 36-138 64-164 2-1 2-1 2-4 0-4-5-4-7-4z"><text:p/></draw:path><draw:path draw:style-name="gr832" draw:text-style-name="P124"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833" draw:text-style-name="P124" svg:width="0.0165in" svg:height="0.0413in" svg:x="2.0063in" svg:y="0.289in" svg:viewBox="0 0 43 106" svg:d="M34 35c0 18-3 41-27 63-1 1-3 1-3 4 0 2 3 4 6 4 4 0 33-28 33-68 0-21-8-38-23-38-12 0-20 10-20 20 0 11 8 21 20 21 8 0 9-5 14-6z"><text:p/></draw:path><draw:path draw:style-name="gr834" draw:text-style-name="P124"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835" draw:text-style-name="P124" svg:width="0.0165in" svg:height="0.0413in" svg:x="2.2004in" svg:y="0.289in" svg:viewBox="0 0 43 106" svg:d="M34 35c0 18-3 41-27 63-1 1-3 1-3 4 0 2 3 4 6 4 4 0 33-28 33-68 0-21-8-38-23-38-12 0-20 10-20 20 0 11 7 21 20 21 8 0 9-5 14-6z"><text:p/></draw:path><draw:path draw:style-name="gr836" draw:text-style-name="P124"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837" draw:text-style-name="P124" svg:width="0.0343in" svg:height="0.135in" svg:x="2.385in" svg:y="0.2028in" svg:viewBox="0 0 88 344" svg:d="M6 0c-2 0-6 0-6 4 0 3 0 3 3 6 29 26 63 74 63 162 0 72-23 126-60 160-6 5-6 7-6 8 0 2 0 4 4 4s37-22 59-65c15-30 25-66 25-107 0-47-14-123-82-172z"><text:p/></draw:path><draw:path draw:style-name="gr838" draw:text-style-name="P124"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839" draw:text-style-name="P124"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840" draw:text-style-name="P124"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841" draw:text-style-name="P124"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94"><text:span text:style-name="T37"/></text:p>
      <text:p text:style-name="P94"><text:span text:style-name="T37">L</text:span><text:span text:style-name="T43">e rotationnel</text:span><text:span text:style-name="T37"> de ce champ </text:span><text:span text:style-name="T38">vectoriel</text:span><text:span text:style-name="T37"> sera</text:span></text:p>
      <text:p text:style-name="P73"/>
      <text:p text:style-name="Text_20_body"><draw:g text:anchor-type="as-char" svg:y="-0.2217in" draw:z-index="106" draw:style-name="gr1"><svg:title>TexMaths</svg:title><svg:desc>14§display§\vec{\text{rot}}\left(\vec{V}\right)=\left[\partial _y\left(V_z\right)-\partial _z\left(V_y\right)\right]\cdot \vec{e_x}+\left[\partial _z\left(V_x\right)-\partial _x\left(V_z\right)\right]\cdot \vec{e_y}+\left[\partial _x\left(V_y\right)-\partial _y\left(V_x\right)\right]\cdot \vec{e_z}§svg§600§FALSE§</svg:desc><draw:g draw:style-name="gr2"><draw:path draw:style-name="gr738" draw:text-style-name="P123" svg:width="6.8756in" svg:height="0.3276in" svg:x="0.0047in" svg:y="0.0098in" svg:viewBox="0 0 17465 833" svg:d="M8733 833c-2912 0-5822 0-8733 0 0-277 0-556 0-833 5821 0 11644 0 17465 0 0 277 0 556 0 833-2910 0-5821 0-8732 0z"><text:p/></draw:path><draw:path draw:style-name="gr739" draw:text-style-name="P124" svg:width="0.0854in" svg:height="0.0378in" svg:x="0.0906in" svg:y="0.0492in" svg:viewBox="0 0 218 97" svg:d="M175 57c-7 7-22 21-22 30 0 5 4 10 9 10s6-3 9-7c5-7 18-21 39-31 3-3 8-6 8-11s-2-7-7-10c-11-7-16-16-19-28-2-4-3-10-10-10s-10 6-10 10c0 3 3 18 11 28-54 0-110 0-165 0-8 0-18 0-18 10 0 9 10 9 18 9 52 0 105 0 157 0z"><text:p/></draw:path><draw:path draw:style-name="gr740" draw:text-style-name="P124"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741" draw:text-style-name="P124"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742" draw:text-style-name="P124"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743" draw:text-style-name="P124" svg:width="0.0736in" svg:height="0.3476in" svg:x="0.3102in" svg:y="0.0004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744" draw:text-style-name="P124" svg:width="0.0854in" svg:height="0.0378in" svg:x="0.4406in" svg:y="0.0362in" svg:viewBox="0 0 218 97" svg:d="M175 57c-7 7-22 21-22 30 0 5 4 10 9 10s7-3 9-7c5-7 18-21 39-31 3-3 8-4 8-11 0-5-2-7-7-10-11-7-16-16-19-28-2-4-3-10-10-10s-10 6-10 10c0 3 3 18 11 28-54 0-110 0-165 0-8 0-18 0-18 10 0 9 10 9 18 9 52 0 105 0 157 0z"><text:p/></draw:path><draw:path draw:style-name="gr745" draw:text-style-name="P124" svg:width="0.1378in" svg:height="0.1362in" svg:x="0.4016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746" draw:text-style-name="P124" svg:width="0.0736in" svg:height="0.3476in" svg:x="0.5535in" svg:y="0.0004in" svg:viewBox="0 0 188 884" svg:d="M188 443c0-142-34-292-131-402-7-9-25-27-36-38-4-3-4-3-11-3-4 0-10 0-10 6 0 1 3 4 4 4 16 18 42 45 73 98 53 95 73 217 73 335 0 211-59 341-147 431-2 1-3 3-3 4 0 6 6 6 10 6 7 0 7 0 12-4 47-41 100-110 133-213 21-68 33-147 33-224z"><text:p/></draw:path><draw:path draw:style-name="gr747" draw:text-style-name="P124" svg:width="0.1287in" svg:height="0.0449in" svg:x="0.7272in" svg:y="0.1516in" svg:viewBox="0 0 328 115" svg:d="M311 20c7 0 17 0 17-10s-10-10-17-10c-98 0-196 0-294 0-7 0-17 0-17 10s10 10 17 10c98 0 196 0 294 0zM311 115c7 0 17 0 17-10s-10-10-17-10c-98 0-196 0-294 0-7 0-17 0-17 10s10 10 17 10c98 0 196 0 294 0z"><text:p/></draw:path><draw:path draw:style-name="gr748" draw:text-style-name="P124" svg:width="0.026in" svg:height="0.1925in" svg:x="0.9441in" svg:y="0.078in" svg:viewBox="0 0 67 490" svg:d="M67 490c0-5 0-12 0-19-15 0-32 0-47 0 0-150 0-302 0-451 15 0 32 0 47 0 0-7 0-13 0-20-22 0-45 0-67 0 0 164 0 328 0 490 22 0 45 0 67 0z"><text:p/></draw:path><draw:path draw:style-name="gr749" draw:text-style-name="P124" svg:width="0.1016in" svg:height="0.1425in" svg:x="0.9827in" svg:y="0.0843in" svg:viewBox="0 0 259 363" svg:d="M209 185c-6-31-26-58-65-58-29 0-61 7-99 47-42 40-45 85-45 101 0 30 21 88 91 88 116 0 168-166 168-236 0-78-46-127-106-127-72 0-94 63-94 77 0 7 4 17 18 17 17 0 27-14 27-25 0-19-16-19-23-19 21-36 56-39 70-39 37 0 70 27 70 90 0 19-3 43-12 84zM92 349c-54 0-54-51-54-56 0-13 12-82 32-112 20-28 43-44 74-44 55 0 55 56 55 66 0 35-31 146-107 146z"><text:p/></draw:path><draw:path draw:style-name="gr750" draw:text-style-name="P124" svg:width="0.0689in" svg:height="0.0874in" svg:x="1.0839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751" draw:text-style-name="P124" svg:width="0.0441in" svg:height="0.1925in" svg:x="1.2224in" svg:y="0.078in" svg:viewBox="0 0 113 490" svg:d="M113 485c0-2 0-3-8-12-62-60-77-152-77-228 0-85 18-171 80-232 5-6 5-7 5-9 0-3-1-4-4-4-5 0-49 34-78 95-25 55-31 109-31 150 0 39 6 98 32 154 30 60 72 91 77 91 3 0 4-1 4-5z"><text:p/></draw:path><draw:path draw:style-name="gr752" draw:text-style-name="P124" svg:width="0.1378in" svg:height="0.1362in" svg:x="1.28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753" draw:text-style-name="P124" svg:width="0.0618in" svg:height="0.0606in" svg:x="1.3996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754" draw:text-style-name="P124" svg:width="0.0441in" svg:height="0.1925in" svg:x="1.4917in" svg:y="0.078in" svg:viewBox="0 0 113 490" svg:d="M113 245c0-38-5-98-32-153-29-61-71-92-77-92-3 0-4 1-4 4 0 2 0 3 8 11 49 49 77 128 77 230 0 84-18 171-79 231-6 6-6 7-6 9s1 5 4 5c6 0 49-32 79-95 25-53 30-108 30-150z"><text:p/></draw:path><draw:path draw:style-name="gr755" draw:text-style-name="P124" svg:width="0.1181in" svg:height="0.0075in" svg:x="1.6146in" svg:y="0.1709in" svg:viewBox="0 0 301 20" svg:d="M284 20c9 0 17 0 17-10s-8-10-17-10c-88 0-178 0-266 0-8 0-18 0-18 10s10 10 18 10c88 0 178 0 266 0z"><text:p/></draw:path><draw:path draw:style-name="gr756" draw:text-style-name="P124" svg:width="0.1016in" svg:height="0.1425in" svg:x="1.8004in" svg:y="0.0843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757" draw:text-style-name="P124" svg:width="0.0618in" svg:height="0.0606in" svg:x="1.9035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758" draw:text-style-name="P124" svg:width="0.0441in" svg:height="0.1925in" svg:x="2.0362in" svg:y="0.078in" svg:viewBox="0 0 113 490" svg:d="M113 485c0-2 0-3-8-12-62-60-77-152-77-228 0-85 18-171 78-232 7-6 7-7 7-9 0-3-1-4-4-4-5 0-50 34-78 95-25 55-31 109-31 150 0 39 4 98 32 154 30 60 72 91 77 91 3 0 4-1 4-5z"><text:p/></draw:path><draw:path draw:style-name="gr759" draw:text-style-name="P124" svg:width="0.1378in" svg:height="0.1362in" svg:x="2.1031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760" draw:text-style-name="P124" svg:width="0.0689in" svg:height="0.0874in" svg:x="2.2118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761" draw:text-style-name="P124" svg:width="0.0449in" svg:height="0.1925in" svg:x="2.3091in" svg:y="0.078in" svg:viewBox="0 0 115 490" svg:d="M115 245c0-38-6-98-32-153-30-61-73-92-77-92-3 0-6 1-6 4 0 2 0 3 10 11 47 49 77 128 77 230 0 84-18 171-80 231-7 6-7 7-7 9s3 5 6 5c4 0 49-32 78-95 25-53 31-108 31-150z"><text:p/></draw:path><draw:path draw:style-name="gr762" draw:text-style-name="P124" svg:width="0.026in" svg:height="0.1925in" svg:x="2.378in" svg:y="0.078in" svg:viewBox="0 0 67 490" svg:d="M67 0c-22 0-45 0-67 0 0 7 0 13 0 20 15 0 32 0 48 0 0 149 0 301 0 451-16 0-33 0-48 0 0 7 0 14 0 19 22 0 45 0 67 0 0-162 0-326 0-490z"><text:p/></draw:path><draw:path draw:style-name="gr763" draw:text-style-name="P124" svg:width="0.0201in" svg:height="0.0201in" svg:x="2.4874in" svg:y="0.1646in" svg:viewBox="0 0 52 52" svg:d="M52 25c0-14-11-25-25-25-16 0-27 11-27 25s11 27 27 27c14 0 25-13 25-27z"><text:p/></draw:path><draw:path draw:style-name="gr764" draw:text-style-name="P124" svg:width="0.085in" svg:height="0.0382in" svg:x="2.6335in" svg:y="0.0843in" svg:viewBox="0 0 217 98" svg:d="M175 59c-7 7-24 19-24 29 0 4 6 10 10 10s7-4 10-7c5-7 17-21 38-32 4-2 8-4 8-10 0-4-3-7-6-10-11-7-16-17-21-28-1-4-2-11-9-11s-10 7-10 11c0 2 4 18 12 28-56 0-110 0-166 0-9 0-17 0-17 10s8 10 17 10c53 0 105 0 158 0z"><text:p/></draw:path><draw:path draw:style-name="gr765" draw:text-style-name="P124" svg:width="0.074in" svg:height="0.0874in" svg:x="2.5764in" svg:y="0.1374in" svg:viewBox="0 0 189 223" svg:d="M69 104c14 0 50-2 75-12 34-15 37-43 37-50 0-22-19-42-52-42-55 0-129 48-129 133 0 50 28 90 77 90 70 0 112-52 112-59 0-3-4-6-7-6-1 0-3 2-6 4-39 49-92 49-99 49-38 0-42-40-42-57 0-6 0-21 8-50 9 0 17 0 26 0zM46 92c18-74 70-82 83-82 22 0 36 15 36 32 0 50-80 50-99 50-7 0-13 0-20 0z"><text:p/></draw:path><draw:path draw:style-name="gr766" draw:text-style-name="P124" svg:width="0.0717in" svg:height="0.0606in" svg:x="2.6642in" svg:y="0.1917in" svg:viewBox="0 0 183 155" svg:d="M69 116c-3 11-14 30-33 30-1 0-11 0-18-5 14-4 16-16 16-19 0-7-6-13-14-13-10 0-20 9-20 21 0 17 20 25 36 25s30-9 38-23c9 18 28 23 42 23 39 0 60-43 60-53 0-4-4-4-5-4-6 0-6 1-7 6-7 23-28 42-48 42-12 0-21-9-21-23 0-8 9-40 18-78 7-27 23-35 34-35 1 0 13 0 20 5-12 3-16 13-16 19 0 7 6 12 14 12 7 0 18-7 18-21 0-19-21-25-35-25-16 0-30 11-39 25-5-14-21-25-40-25-40 0-61 42-61 53 0 4 5 4 6 4 4 0 4-1 6-5 9-27 30-42 47-42 11 0 21 7 21 22 0 7-4 25-7 37-4 15-8 32-12 47z"><text:p/></draw:path><draw:path draw:style-name="gr767" draw:text-style-name="P124" svg:width="0.128in" svg:height="0.1287in" svg:x="2.8091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768" draw:text-style-name="P124" svg:width="0.026in" svg:height="0.1925in" svg:x="3.0146in" svg:y="0.078in" svg:viewBox="0 0 67 490" svg:d="M67 490c0-5 0-12 0-19-15 0-32 0-47 0 0-150 0-302 0-451 15 0 32 0 47 0 0-7 0-13 0-20-22 0-45 0-67 0 0 164 0 328 0 490 22 0 45 0 67 0z"><text:p/></draw:path><draw:path draw:style-name="gr769" draw:text-style-name="P124" svg:width="0.1016in" svg:height="0.1425in" svg:x="3.0531in" svg:y="0.0843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770" draw:text-style-name="P124" svg:width="0.0618in" svg:height="0.0606in" svg:x="3.1571in" svg:y="0.1917in" svg:viewBox="0 0 158 155" svg:d="M36 122c9-9 16-16 45-39 7-6 32-27 42-37 23-19 35-38 35-42s-4-4-5-4c-5 0-5 1-7 4-10 16-17 21-26 21-4 0-9-1-19-11-13-11-20-14-28-14-27 0-46 31-46 41 0 2 4 4 7 4 4 0 4-2 5-6 6-11 24-12 30-12 8 0 16 2 22 4 18 4 21 4 29 4-8 8-15 15-47 41-27 22-37 30-42 37-21 20-31 35-31 38 0 4 4 4 6 4s4 0 5-2c10-14 20-21 32-21 5 0 9 0 19 8 11 10 18 15 28 15 37 0 60-42 60-53 0-4-4-4-6-4-4 0-4 1-5 6-7 16-28 25-45 25-7 0-16-2-25-4-16-3-19-3-24-3-2 0-7 0-9 0z"><text:p/></draw:path><draw:path draw:style-name="gr771" draw:text-style-name="P124" svg:width="0.0449in" svg:height="0.1925in" svg:x="3.2894in" svg:y="0.078in" svg:viewBox="0 0 115 490" svg:d="M115 485c0-2 0-3-9-12-61-60-78-152-78-228 0-85 20-171 80-232 7-6 7-7 7-9 0-3-3-4-6-4-5 0-49 34-78 95-25 55-31 109-31 150 0 39 6 98 32 154 30 60 72 91 77 91 3 0 6-1 6-5z"><text:p/></draw:path><draw:path draw:style-name="gr772" draw:text-style-name="P124" svg:width="0.1374in" svg:height="0.1362in" svg:x="3.3563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773" draw:text-style-name="P124" svg:width="0.0717in" svg:height="0.0606in" svg:x="3.4646in" svg:y="0.1917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1-25-35-25-18 0-30 11-39 25-5-14-22-25-40-25-40 0-62 42-62 53 0 4 4 3 6 4 5 0 5-1 7-5 8-27 30-42 47-42 11 0 21 7 21 22 0 7-4 25-8 37-4 15-7 32-11 47z"><text:p/></draw:path><draw:path draw:style-name="gr774" draw:text-style-name="P124" svg:width="0.0441in" svg:height="0.1925in" svg:x="3.5665in" svg:y="0.078in" svg:viewBox="0 0 113 490" svg:d="M113 245c0-38-5-98-32-153-29-61-71-92-77-92-3 0-4 1-4 4 0 2 0 3 8 11 49 49 77 128 77 230 0 84-18 171-79 231-6 6-6 7-6 9s1 5 4 5c6 0 49-32 79-95 25-53 30-108 30-150z"><text:p/></draw:path><draw:path draw:style-name="gr775" draw:text-style-name="P124" svg:width="0.1177in" svg:height="0.0075in" svg:x="3.6898in" svg:y="0.1709in" svg:viewBox="0 0 300 20" svg:d="M283 20c8 0 17 0 17-10s-9-10-17-10c-88 0-178 0-266 0-9 0-17 0-17 10s8 10 17 10c88 0 178 0 266 0z"><text:p/></draw:path><draw:path draw:style-name="gr776" draw:text-style-name="P124" svg:width="0.1016in" svg:height="0.1425in" svg:x="3.8752in" svg:y="0.0843in" svg:viewBox="0 0 259 363" svg:d="M209 185c-6-31-26-58-65-58-29 0-61 7-99 47-42 40-45 85-45 101 0 30 21 88 91 88 116 0 168-166 168-236 0-78-46-127-106-127-72 0-94 63-94 77 0 7 4 17 18 17 17 0 27-14 27-25 0-19-16-19-23-19 21-36 56-39 70-39 37 0 72 27 72 90 0 19-5 43-14 84zM92 349c-54 0-54-51-54-56 0-13 12-82 32-112 20-28 45-44 74-44 55 0 55 56 55 66 0 35-31 146-107 146z"><text:p/></draw:path><draw:path draw:style-name="gr777" draw:text-style-name="P124" svg:width="0.0724in" svg:height="0.0606in" svg:x="3.9764in" svg:y="0.1917in" svg:viewBox="0 0 185 155" svg:d="M70 116c-4 11-15 30-32 30-2 0-11 0-20-5 14-4 16-16 16-19 0-7-6-13-14-13-10 0-20 9-20 21 0 17 20 25 36 25s31-9 40-23c8 18 26 23 40 23 39 0 60-43 60-53 0-4-4-4-5-4-4 0-4 1-6 6-7 23-28 42-47 42-14 0-21-9-21-23 0-8 8-40 18-78 7-27 22-35 33-35 6 1 12 0 19 5-12 3-16 13-16 19 0 7 6 12 14 12 7 0 20-7 20-21 0-19-23-25-37-25-16 0-30 11-37 25-7-14-23-25-42-25-38 0-61 42-61 53 0 4 5 4 6 4 4 0 6-1 7-5 8-27 29-42 48-42 11 0 19 7 19 22 0 7-4 25-7 37-4 15-7 32-11 47z"><text:p/></draw:path><draw:path draw:style-name="gr778" draw:text-style-name="P124" svg:width="0.0441in" svg:height="0.1925in" svg:x="4.1193in" svg:y="0.078in" svg:viewBox="0 0 113 490" svg:d="M113 485c0-2 0-3-8-12-62-60-77-152-77-228 0-85 20-171 80-232 5-6 5-7 5-9 0-3-1-4-4-4-5 0-49 34-78 95-25 55-31 109-31 150 0 39 6 98 32 154 30 60 72 91 77 91 3 0 4-1 4-5z"><text:p/></draw:path><draw:path draw:style-name="gr779" draw:text-style-name="P124" svg:width="0.1378in" svg:height="0.1362in" svg:x="4.1862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780" draw:text-style-name="P124" svg:width="0.0618in" svg:height="0.0606in" svg:x="4.2969in" svg:y="0.1917in" svg:viewBox="0 0 158 155" svg:d="M36 122c9-9 16-16 45-39 7-6 32-27 44-37 21-19 33-38 33-42s-4-4-5-4c-5 0-5 1-7 4-10 16-17 21-26 21-4 0-9-1-19-11-13-11-20-14-28-14-27 0-46 31-46 41 0 2 4 4 7 4 4 0 4-2 5-6 6-11 24-12 30-12 8 0 16 2 22 4 18 4 21 4 29 4-8 8-15 15-47 41-27 22-37 30-42 37-21 20-31 35-31 38 0 4 4 4 6 4s4 0 5-2c10-14 20-21 32-21 5 0 9 0 19 8 11 10 18 15 28 15 37 0 60-42 60-53 0-4-4-4-6-4-4 0-4 1-5 6-7 16-28 25-45 25-7 0-16-2-25-4-16-3-19-3-24-3-2 0-7 0-9 0z"><text:p/></draw:path><draw:path draw:style-name="gr781" draw:text-style-name="P124" svg:width="0.0441in" svg:height="0.1925in" svg:x="4.389in" svg:y="0.078in" svg:viewBox="0 0 113 490" svg:d="M113 245c0-38-5-98-32-153-29-61-71-92-77-92-3 0-4 1-4 4 0 2 0 3 8 11 49 49 77 128 77 230 0 84-18 171-79 231-6 6-6 7-6 9s1 5 4 5c6 0 49-32 79-95 25-53 30-108 30-150z"><text:p/></draw:path><draw:path draw:style-name="gr782" draw:text-style-name="P124" svg:width="0.026in" svg:height="0.1925in" svg:x="4.4571in" svg:y="0.078in" svg:viewBox="0 0 67 490" svg:d="M67 0c-22 0-45 0-67 0 0 7 0 13 0 20 15 0 32 0 48 0 0 149 0 301 0 451-16 0-33 0-48 0 0 7 0 14 0 19 22 0 45 0 67 0 0-162 0-326 0-490z"><text:p/></draw:path><draw:path draw:style-name="gr783" draw:text-style-name="P124" svg:width="0.0201in" svg:height="0.0201in" svg:x="4.5665in" svg:y="0.1646in" svg:viewBox="0 0 52 52" svg:d="M52 25c0-14-11-25-25-25s-27 11-27 25 13 27 27 27 25-13 25-27z"><text:p/></draw:path><draw:path draw:style-name="gr784" draw:text-style-name="P124" svg:width="0.0854in" svg:height="0.0382in" svg:x="4.7102in" svg:y="0.0843in" svg:viewBox="0 0 218 98" svg:d="M175 59c-7 7-24 19-24 29 0 4 6 10 10 10s7-4 10-7c5-7 17-21 39-32 3-2 8-4 8-10 0-4-4-7-7-10-11-7-16-17-21-28 0-4-2-11-9-11s-10 7-10 11c0 2 4 18 12 28-56 0-110 0-166 0-9 0-17 0-17 10s8 10 17 10c53 0 105 0 158 0z"><text:p/></draw:path><draw:path draw:style-name="gr785" draw:text-style-name="P124" svg:width="0.074in" svg:height="0.0874in" svg:x="4.6555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786" draw:text-style-name="P124" svg:width="0.0689in" svg:height="0.0874in" svg:x="4.743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20 0-27-11 20-3 13-14 20-20 0-11-12-13-14-13-9 0-20 7-20 23 0 18 17 31 41 31 35 0 77-27 88-70 11-44 21-87 32-131z"><text:p/></draw:path><draw:path draw:style-name="gr787" draw:text-style-name="P124" svg:width="0.1287in" svg:height="0.1287in" svg:x="4.88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788" draw:text-style-name="P124" svg:width="0.026in" svg:height="0.1925in" svg:x="5.0894in" svg:y="0.078in" svg:viewBox="0 0 67 490" svg:d="M67 490c0-5 0-12 0-19-15 0-32 0-47 0 0-150 0-302 0-451 15 0 32 0 47 0 0-7 0-13 0-20-22 0-45 0-67 0 0 164 0 328 0 490 22 0 45 0 67 0z"><text:p/></draw:path><draw:path draw:style-name="gr789" draw:text-style-name="P124" svg:width="0.1016in" svg:height="0.1425in" svg:x="5.128in" svg:y="0.0843in" svg:viewBox="0 0 259 363" svg:d="M209 185c-5-31-26-58-63-58-31 0-63 7-101 47-41 40-45 85-45 101 0 30 22 88 91 88 118 0 168-166 168-236 0-78-45-127-106-127-72 0-94 63-94 77 0 7 4 17 19 17 16 0 27-14 27-25 0-19-15-19-24-19 23-36 56-39 72-39 35 0 70 27 70 90 0 19-3 43-14 84zM92 349c-53 0-53-51-53-56 0-13 11-82 32-112 20-28 44-44 75-44 53 0 54 56 54 66 0 35-32 146-108 146z"><text:p/></draw:path><draw:path draw:style-name="gr790" draw:text-style-name="P124" svg:width="0.0717in" svg:height="0.0606in" svg:x="5.2299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8 0-30 11-39 25-5-14-21-25-40-25-40 0-62 42-62 53 0 4 6 4 7 4 4 0 4-1 6-5 8-27 30-42 47-42 11 0 21 7 21 22 0 7-4 25-7 37-4 15-8 32-12 47z"><text:p/></draw:path><draw:path draw:style-name="gr791" draw:text-style-name="P124" svg:width="0.0449in" svg:height="0.1925in" svg:x="5.372in" svg:y="0.078in" svg:viewBox="0 0 115 490" svg:d="M115 485c0-2 0-3-9-12-61-60-77-152-77-228 0-85 19-171 79-232 7-6 7-7 7-9 0-3-3-4-6-4-4 0-49 34-78 95-25 55-31 109-31 150 0 39 6 98 32 154 31 60 73 91 77 91 3 0 6-1 6-5z"><text:p/></draw:path><draw:path draw:style-name="gr792" draw:text-style-name="P124" svg:width="0.1374in" svg:height="0.1362in" svg:x="5.4394in" svg:y="0.0909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1 10 4 11 10 11 8 0 11-2 14-9 58-94 119-188 177-282z"><text:p/></draw:path><draw:path draw:style-name="gr793" draw:text-style-name="P124" svg:width="0.0689in" svg:height="0.0874in" svg:x="5.548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794" draw:text-style-name="P124" svg:width="0.0449in" svg:height="0.1925in" svg:x="5.6457in" svg:y="0.078in" svg:viewBox="0 0 115 490" svg:d="M115 245c0-38-6-98-34-153-29-61-71-92-75-92-5 0-6 1-6 4 0 2 0 3 10 11 47 49 75 128 75 230 0 84-18 171-78 231-7 6-7 7-7 9s1 5 6 5c4 0 49-32 77-95 25-53 32-108 32-150z"><text:p/></draw:path><draw:path draw:style-name="gr795" draw:text-style-name="P124" svg:width="0.1181in" svg:height="0.0075in" svg:x="5.7689in" svg:y="0.1709in" svg:viewBox="0 0 301 20" svg:d="M283 20c8 0 18 0 18-10s-10-10-18-10c-88 0-178 0-266 0-9 0-17 0-17 10s8 10 17 10c88 0 178 0 266 0z"><text:p/></draw:path><draw:path draw:style-name="gr796" draw:text-style-name="P124" svg:width="0.1016in" svg:height="0.1425in" svg:x="5.9543in" svg:y="0.0843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797" draw:text-style-name="P124" svg:width="0.0697in" svg:height="0.0874in" svg:x="6.0555in" svg:y="0.1917in" svg:viewBox="0 0 178 223" svg:d="M176 22c2-4 2-5 2-7 0-7-6-11-13-11-3 0-10 2-14 9 0 1-3 12-5 19-3 10-5 18-7 28-2 9-13 52-14 56-14 10-16 30-42 30-24 0-24-23-24-28 0-19 8-41 18-68 4-11 7-15 7-21 0-16-14-29-34-29-35 0-50 48-50 53 0 4 6 4 7 4 4 0 4-1 6-5 8-28 23-42 37-42 6 0 9 4 9 12 0 7-4 16-6 20-17 42-19 55-19 70 0 6 0 22 14 32 9 10 25 11 33 11 14 0 27-5 38-15-4 20-8 34-22 50-10 12-24 23-42 23-2 0-19 0-26-11 19-3 13-14 19-20 0-11-10-13-14-13-9 0-20 7-20 23 0 18 17 31 41 31 35 0 78-27 88-70 11-44 22-87 33-131z"><text:p/></draw:path><draw:path draw:style-name="gr798" draw:text-style-name="P124" svg:width="0.0449in" svg:height="0.1925in" svg:x="6.1941in" svg:y="0.078in" svg:viewBox="0 0 115 490" svg:d="M115 485c0-2 0-3-9-12-61-60-78-152-78-228 0-85 20-171 80-232 7-6 7-7 7-9 0-3-3-4-6-4-4 0-49 34-78 95-25 55-31 109-31 150 0 39 6 98 32 154 30 60 73 91 77 91 3 0 6-1 6-5z"><text:p/></draw:path><draw:path draw:style-name="gr799" draw:text-style-name="P124" svg:width="0.1374in" svg:height="0.1362in" svg:x="6.2614in" svg:y="0.0909in" svg:viewBox="0 0 350 347" svg:d="M281 56c24-38 45-39 63-41 6 0 6-8 6-9 0-3-3-6-6-6-14 0-28 1-40 1-17 0-34-1-49-1-3 0-10 0-10 10 0 5 6 5 8 5 13 2 23 6 23 17 0 7-4 13-7 18-51 80-101 160-151 240-12-87-23-172-34-259 0-9 11-16 34-16 7 0 12 0 12-9 0-5-4-6-7-6-19 0-40 1-60 1-10 0-20 0-28 0-10 0-18-1-27-1-2 0-8 0-8 10 0 5 4 5 11 5 28 0 28 5 31 17 13 101 25 202 38 304 1 10 4 11 10 11 8 0 9-2 14-9 58-94 119-188 177-282z"><text:p/></draw:path><draw:path draw:style-name="gr800" draw:text-style-name="P124" svg:width="0.0717in" svg:height="0.0606in" svg:x="6.3697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8 0-30 11-39 25-5-14-22-25-40-25-40 0-62 42-62 53 0 4 6 4 7 4 4 0 4-1 6-5 8-27 30-42 47-42 11 0 21 7 21 22 0 7-4 25-7 37-4 15-8 32-12 47z"><text:p/></draw:path><draw:path draw:style-name="gr801" draw:text-style-name="P124" svg:width="0.0441in" svg:height="0.1925in" svg:x="6.4717in" svg:y="0.078in" svg:viewBox="0 0 113 490" svg:d="M113 245c0-38-4-98-32-153-29-61-71-92-77-92-3 0-4 1-4 4 0 2 0 3 10 11 47 49 75 128 75 230 0 84-18 171-79 231-6 6-6 7-6 9s1 5 4 5c6 0 51-32 79-95 25-53 30-108 30-150z"><text:p/></draw:path><draw:path draw:style-name="gr802" draw:text-style-name="P124" svg:width="0.026in" svg:height="0.1925in" svg:x="6.5402in" svg:y="0.078in" svg:viewBox="0 0 67 490" svg:d="M67 0c-22 0-45 0-67 0 0 7 0 13 0 20 15 0 32 0 48 0 0 149 0 301 0 451-16 0-33 0-48 0 0 7 0 14 0 19 22 0 45 0 67 0 0-162 0-326 0-490z"><text:p/></draw:path><draw:path draw:style-name="gr803" draw:text-style-name="P124" svg:width="0.0205in" svg:height="0.0201in" svg:x="6.6492in" svg:y="0.1646in" svg:viewBox="0 0 53 52" svg:d="M53 25c0-14-12-25-26-25s-27 11-27 25 13 27 27 27 26-13 26-27z"><text:p/></draw:path><draw:path draw:style-name="gr804" draw:text-style-name="P124" svg:width="0.0854in" svg:height="0.0382in" svg:x="6.7913in" svg:y="0.0843in" svg:viewBox="0 0 218 98" svg:d="M175 59c-7 7-24 19-24 29 0 4 6 10 10 10s7-4 10-7c5-7 17-21 39-32 3-2 8-4 8-10 0-4-4-7-7-10-11-7-16-17-21-28-1-4-2-11-9-11s-10 7-10 11c0 2 4 18 12 28-56 0-110 0-166 0-9 0-17 0-17 10s8 10 17 10c53 0 105 0 158 0z"><text:p/></draw:path><draw:path draw:style-name="gr805" draw:text-style-name="P124" svg:width="0.074in" svg:height="0.0874in" svg:x="6.738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806" draw:text-style-name="P124" svg:width="0.0618in" svg:height="0.0606in" svg:x="6.8283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07" draw:style-name="gr1"><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670" draw:text-style-name="P123" svg:width="3.6894in" svg:height="0.7248in" svg:x="0.0047in" svg:y="0.0098in" svg:viewBox="0 0 9372 1842" svg:d="M0 0c3124 0 6249 0 9372 0 0 614 0 1227 0 1842-3123 0-6248 0-9372 0 0-615 0-1228 0-1842z"><text:p/></draw:path><draw:path draw:style-name="gr671" draw:text-style-name="P124" svg:width="0.0854in" svg:height="0.0382in" svg:x="0.0906in" svg:y="0.2224in" svg:viewBox="0 0 218 98" svg:d="M175 59c-7 7-24 19-24 29 0 4 6 10 10 10 6 0 7-4 10-7 5-7 17-21 39-32 3-2 8-4 8-10s-4-7-7-10c-11-7-16-17-21-28 0-4-2-11-9-11s-10 7-10 11c0 2 4 18 12 28-56 0-110 0-166 0-9 0-17 0-17 10s8 10 17 10c53 0 105 0 158 0z"><text:p/></draw:path><draw:path draw:style-name="gr672" draw:text-style-name="P124"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673" draw:text-style-name="P124" svg:width="0.0854in" svg:height="0.089in" svg:x="0.076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674" draw:text-style-name="P124" svg:width="0.0602in" svg:height="0.1209in" svg:x="0.1713in" svg:y="0.278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675" draw:text-style-name="P124" svg:width="0.0728in" svg:height="0.3476in" svg:x="0.3102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676" draw:text-style-name="P124" svg:width="0.0854in" svg:height="0.0382in" svg:x="0.4406in" svg:y="0.2094in" svg:viewBox="0 0 218 98" svg:d="M175 59c-7 7-24 19-24 29 0 4 6 10 10 10s7-4 10-7c5-7 17-21 39-32 3-2 8-4 8-10s-4-7-7-10c-11-7-16-17-21-28 0-4-2-11-9-11s-10 7-10 11c0 2 4 18 12 28-56 0-110 0-166 0-9 0-17 0-17 10s8 10 17 10c53 0 105 0 158 0z"><text:p/></draw:path><draw:path draw:style-name="gr677" draw:text-style-name="P124" svg:width="0.1378in" svg:height="0.1362in" svg:x="0.4016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678" draw:text-style-name="P124" svg:width="0.0736in" svg:height="0.3476in" svg:x="0.5535in" svg:y="0.174in" svg:viewBox="0 0 188 884" svg:d="M188 442c0-141-34-291-131-401-7-9-25-28-36-38-4-3-6-3-11-3-6 0-10 0-10 4 0 3 3 4 3 6 17 17 43 43 74 98 53 95 73 215 73 334 0 213-59 343-147 433-2 1-3 2-3 4 0 5 4 5 10 5 5 0 7 0 11-4 48-40 99-109 134-212 21-68 33-147 33-226z"><text:p/></draw:path><draw:path draw:style-name="gr679" draw:text-style-name="P124" svg:width="0.128in" svg:height="0.0449in" svg:x="0.7272in" svg:y="0.3256in" svg:viewBox="0 0 326 115" svg:d="M309 20c9 0 17 0 17-10s-8-10-15-10c-98 0-198 0-296 0-7 0-15 0-15 10s8 10 17 10c98 0 194 0 292 0zM311 115c7 0 15 0 15-10s-8-10-17-10c-98 0-194 0-292 0-9 0-17 0-17 10s8 10 15 10c98 0 198 0 296 0z"><text:p/></draw:path><draw:path draw:style-name="gr680" draw:text-style-name="P124" svg:width="0.1067in" svg:height="0.3496in" svg:x="0.9772in" svg:y="0in" svg:viewBox="0 0 272 889" svg:d="M41 889c11 0 14 0 14-6 1-346 40-631 212-872 5-4 3-4 5-5 0-6-5-6-12-6-8 0-9 0-9 1-3 2-65 73-115 173-65 128-105 278-123 457-2 16-13 118-13 234 0 5 0 12 0 19 1 5 4 5 14 5 8 0 18 0 27 0z"><text:p/></draw:path><draw:path draw:style-name="gr681" draw:text-style-name="P124" svg:width="0.1067in" svg:height="0.35in" svg:x="0.9772in" svg:y="0.3461in" svg:viewBox="0 0 272 890" svg:d="M14 0c-10 0-13 0-14 6 0 7 0 12 0 19 0 301 53 476 69 526 33 110 88 224 170 325 7 10 10 11 12 13 1 0 1 1 9 1 7 0 12 0 12-6-2-2 0-1-3-5-164-227-213-501-214-872 0-7-3-7-14-7-9 0-19 0-27 0z"><text:p/></draw:path><draw:path draw:style-name="gr682" draw:text-style-name="P124" svg:width="0.1016in" svg:height="0.1421in" svg:x="1.1059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683" draw:text-style-name="P124" svg:width="0.0689in" svg:height="0.0874in" svg:x="1.2079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684" draw:text-style-name="P124" svg:width="0.0449in" svg:height="0.1937in" svg:x="1.3457in" svg:y="0.0169in" svg:viewBox="0 0 115 493" svg:d="M115 487c0-1 0-3-9-11-61-62-77-154-77-230 0-85 19-170 79-232 7-6 7-7 7-8 0-5-3-6-6-6-4 0-49 34-78 97-25 53-31 107-31 149 0 38 6 98 32 154 31 60 73 93 77 93 3 0 6-2 6-6z"><text:p/></draw:path><draw:path draw:style-name="gr685" draw:text-style-name="P124" svg:width="0.1374in" svg:height="0.1358in" svg:x="1.413in" svg:y="0.0307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686" draw:text-style-name="P124" svg:width="0.0618in" svg:height="0.0606in" svg:x="1.5232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687" draw:text-style-name="P124" svg:width="0.0449in" svg:height="0.1937in" svg:x="1.6154in" svg:y="0.0169in" svg:viewBox="0 0 115 493" svg:d="M115 246c0-37-6-98-34-154-29-60-71-92-75-92-5 0-6 3-6 6 0 1 0 2 10 11 47 49 75 126 75 229 0 84-18 171-78 233-7 5-7 7-7 8 0 3 1 6 6 6 4 0 49-34 77-97 25-55 32-109 32-150z"><text:p/></draw:path><draw:path draw:style-name="gr688" draw:text-style-name="P124" svg:width="0.1181in" svg:height="0.0075in" svg:x="1.739in" svg:y="0.1102in" svg:viewBox="0 0 301 20" svg:d="M283 20c8 0 18 0 18-10s-10-10-18-10c-88 0-178 0-266 0-9 0-17 0-17 10s8 10 17 10c88 0 178 0 266 0z"><text:p/></draw:path><draw:path draw:style-name="gr689" draw:text-style-name="P124" svg:width="0.1016in" svg:height="0.1421in" svg:x="1.9236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690" draw:text-style-name="P124" svg:width="0.0618in" svg:height="0.0606in" svg:x="2.0272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691" draw:text-style-name="P124" svg:width="0.0449in" svg:height="0.1937in" svg:x="2.1594in" svg:y="0.0169in" svg:viewBox="0 0 115 493" svg:d="M115 487c0-1 0-3-9-11-61-62-78-154-78-230 0-85 20-170 80-232 7-6 7-7 7-8 0-5-3-6-6-6-4 0-49 34-78 97-25 53-31 107-31 149 0 38 6 98 32 154 30 60 73 93 77 93 3 0 6-2 6-6z"><text:p/></draw:path><draw:path draw:style-name="gr692" draw:text-style-name="P124" svg:width="0.1374in" svg:height="0.1358in" svg:x="2.2268in" svg:y="0.0307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693" draw:text-style-name="P124" svg:width="0.0697in" svg:height="0.0874in" svg:x="2.3346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694" draw:text-style-name="P124" svg:width="0.0441in" svg:height="0.1937in" svg:x="2.4327in" svg:y="0.0169in" svg:viewBox="0 0 113 493" svg:d="M113 246c0-37-5-98-32-154-29-60-71-92-77-92-3 0-4 3-4 6 0 1 0 2 8 11 49 49 77 126 77 229 0 84-18 171-79 233-6 5-6 7-6 8 0 3 1 6 4 6 6 0 49-34 79-97 25-55 30-109 30-150z"><text:p/></draw:path><draw:path draw:style-name="gr695" draw:text-style-name="P124" svg:width="0.1016in" svg:height="0.1421in" svg:x="1.1016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696" draw:text-style-name="P124" svg:width="0.0618in" svg:height="0.0602in" svg:x="1.2051in" svg:y="0.3634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697" draw:text-style-name="P124" svg:width="0.0449in" svg:height="0.1929in" svg:x="1.3374in" svg:y="0.2496in" svg:viewBox="0 0 115 491" svg:d="M115 487c0-1 0-3-9-11-61-62-77-156-77-231 0-85 19-171 79-232 7-6 7-7 7-9 0-3-3-4-6-4-4 0-49 34-78 95-25 55-31 109-31 150 0 39 6 98 32 154 31 60 73 92 77 92 3 0 6-1 6-4z"><text:p/></draw:path><draw:path draw:style-name="gr698" draw:text-style-name="P124" svg:width="0.1374in" svg:height="0.1362in" svg:x="1.4047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699" draw:text-style-name="P124" svg:width="0.0724in" svg:height="0.0602in" svg:x="1.5134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700" draw:text-style-name="P124" svg:width="0.0449in" svg:height="0.1929in" svg:x="1.6154in" svg:y="0.2496in" svg:viewBox="0 0 115 491" svg:d="M115 245c0-38-6-97-34-153-29-60-71-92-75-92-5 0-6 1-6 4 0 2 0 3 10 11 47 49 75 128 75 230 0 85-18 171-78 234-7 5-7 7-7 8 0 3 1 4 6 4 4 0 49-33 77-95 25-55 32-109 32-151z"><text:p/></draw:path><draw:path draw:style-name="gr701" draw:text-style-name="P124" svg:width="0.1181in" svg:height="0.0075in" svg:x="1.739in" svg:y="0.3425in" svg:viewBox="0 0 301 20" svg:d="M283 20c8 0 18 0 18-10s-10-10-18-10c-88 0-178 0-266 0-9 0-17 0-17 10s8 10 17 10c88 0 178 0 266 0z"><text:p/></draw:path><draw:path draw:style-name="gr702" draw:text-style-name="P124" svg:width="0.1016in" svg:height="0.1421in" svg:x="1.9236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703" draw:text-style-name="P124" svg:width="0.0717in" svg:height="0.0602in" svg:x="2.0256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704" draw:text-style-name="P124" svg:width="0.0449in" svg:height="0.1929in" svg:x="2.1677in" svg:y="0.2496in" svg:viewBox="0 0 115 491" svg:d="M115 487c0-1 0-3-9-11-61-62-78-156-78-231 0-85 20-171 80-232 7-6 7-7 7-9 0-3-3-4-6-4-4 0-49 34-78 95-25 55-31 109-31 150 0 39 6 98 32 154 30 60 73 92 77 92 3 0 6-1 6-4z"><text:p/></draw:path><draw:path draw:style-name="gr705" draw:text-style-name="P124" svg:width="0.1374in" svg:height="0.1362in" svg:x="2.235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706" draw:text-style-name="P124" svg:width="0.0618in" svg:height="0.0602in" svg:x="2.3453in" svg:y="0.3634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707" draw:text-style-name="P124" svg:width="0.0441in" svg:height="0.1929in" svg:x="2.4374in" svg:y="0.2496in" svg:viewBox="0 0 113 491" svg:d="M113 245c0-38-5-97-32-153-29-60-71-92-77-92-3 0-4 1-4 4 0 2 0 3 10 11 47 49 75 128 75 230 0 85-18 171-79 234-6 5-6 7-6 8 0 3 1 4 4 4 6 0 49-33 79-95 25-55 30-109 30-151z"><text:p/></draw:path><draw:path draw:style-name="gr708" draw:text-style-name="P124" svg:width="0.1016in" svg:height="0.1429in" svg:x="1.0976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709" draw:text-style-name="P124" svg:width="0.0717in" svg:height="0.0606in" svg:x="1.1996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710" draw:text-style-name="P124" svg:width="0.0449in" svg:height="0.1937in" svg:x="1.3421in" svg:y="0.4811in" svg:viewBox="0 0 115 493" svg:d="M115 487c0-1 0-3-9-11-61-62-77-154-77-230 0-85 19-170 79-232 7-6 7-7 7-8 0-5-3-6-6-6-4 0-49 34-78 97-25 54-31 107-31 149 0 38 6 98 32 154 31 60 73 93 77 93 3 0 6-2 6-6z"><text:p/></draw:path><draw:path draw:style-name="gr711" draw:text-style-name="P124" svg:width="0.1374in" svg:height="0.1362in" svg:x="1.4091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712" draw:text-style-name="P124" svg:width="0.0689in" svg:height="0.0874in" svg:x="1.5177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713" draw:text-style-name="P124" svg:width="0.0449in" svg:height="0.1937in" svg:x="1.6154in" svg:y="0.4811in" svg:viewBox="0 0 115 493" svg:d="M115 246c0-37-6-98-34-154-29-60-71-92-75-92-5 0-6 3-6 6 0 1 0 2 10 11 47 49 75 127 75 229 0 84-18 171-78 233-7 5-7 7-7 8 0 3 1 6 6 6 4 0 49-34 77-97 25-53 32-108 32-150z"><text:p/></draw:path><draw:path draw:style-name="gr714" draw:text-style-name="P124" svg:width="0.1181in" svg:height="0.0075in" svg:x="1.739in" svg:y="0.574in" svg:viewBox="0 0 301 20" svg:d="M283 20c8 0 18 0 18-10s-10-10-18-10c-88 0-178 0-266 0-9 0-17 0-17 10s8 10 17 10c88 0 178 0 266 0z"><text:p/></draw:path><draw:path draw:style-name="gr715" draw:text-style-name="P124" svg:width="0.1016in" svg:height="0.1429in" svg:x="1.9236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716" draw:text-style-name="P124" svg:width="0.0689in" svg:height="0.0874in" svg:x="2.0248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717" draw:text-style-name="P124" svg:width="0.0449in" svg:height="0.1937in" svg:x="2.1634in" svg:y="0.4811in" svg:viewBox="0 0 115 493" svg:d="M115 487c0-1 0-3-9-11-61-62-78-154-78-230 0-85 20-170 80-232 7-6 7-7 7-8 0-5-3-6-6-6-4 0-49 34-78 97-25 54-31 107-31 149 0 38 6 98 32 154 30 60 73 93 77 93 3 0 6-2 6-6z"><text:p/></draw:path><draw:path draw:style-name="gr718" draw:text-style-name="P124" svg:width="0.1374in" svg:height="0.1362in" svg:x="2.2307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719" draw:text-style-name="P124" svg:width="0.0717in" svg:height="0.0606in" svg:x="2.339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720" draw:text-style-name="P124" svg:width="0.0441in" svg:height="0.1937in" svg:x="2.4409in" svg:y="0.4811in" svg:viewBox="0 0 113 493" svg:d="M113 246c0-37-5-98-32-154-29-60-71-92-77-92-3 0-4 3-4 6 0 1 0 2 10 11 47 49 75 127 75 229 0 84-18 171-79 233-6 5-6 7-6 8 0 3 1 6 4 6 6 0 49-34 79-97 25-53 30-108 30-150z"><text:p/></draw:path><draw:path draw:style-name="gr721" draw:text-style-name="P124" svg:width="0.1059in" svg:height="0.3496in" svg:x="2.5118in" svg:y="0in" svg:viewBox="0 0 270 889" svg:d="M270 865c0-301-53-476-68-526-34-109-89-224-170-326-8-9-10-12-12-12 0-1-2-1-9-1s-11 0-11 6c1 2 0 1 6 9 172 240 210 535 210 868 0 6 2 6 14 6 8 0 18 0 26 0 11 0 14 0 14-5 0-7 0-14 0-19z"><text:p/></draw:path><draw:path draw:style-name="gr722" draw:text-style-name="P124" svg:width="0.1059in" svg:height="0.35in" svg:x="2.5118in" svg:y="0.3461in" svg:viewBox="0 0 270 890" svg:d="M270 6c0-6-3-6-14-6-8 0-18 0-26 0-12 0-14 0-14 7 0 52 0 168-13 291-27 253-92 430-200 581-3 4-2 3-3 5 0 6 4 6 11 6s9 0 10-1c1-2 64-73 113-172 66-129 107-279 125-458 1-15 11-118 11-234 0-7 0-12 0-19z"><text:p/></draw:path><draw:path draw:style-name="gr723" draw:text-style-name="P124" svg:width="0.035in" svg:height="0.135in" svg:x="2.6902in" svg:y="0.6043in" svg:viewBox="0 0 90 344" svg:d="M83 0c-65 46-83 120-83 172 0 49 15 125 83 172 2 0 7 0 7-4 0-1-2-3-3-6-46-40-63-99-63-162 0-92 35-137 63-164 1-1 3-1 3-4 0-4-5-4-7-4z"><text:p/></draw:path><draw:path draw:style-name="gr724" draw:text-style-name="P124" svg:width="0.1028in" svg:height="0.0976in" svg:x="2.7449in" svg:y="0.6102in" svg:viewBox="0 0 262 249" svg:d="M262 95c0-53-39-95-101-95-81 0-161 77-161 154 0 56 41 95 99 95 83 0 163-75 163-154zM102 238c-36 0-67-25-67-76 0-18 6-67 36-106 24-28 56-45 87-45 37 0 70 23 70 73 0 25-11 76-43 112-24 28-56 42-83 42z"><text:p/></draw:path><draw:path draw:style-name="gr725" draw:text-style-name="P124" svg:width="0.0165in" svg:height="0.0409in" svg:x="2.8728in" svg:y="0.6902in" svg:viewBox="0 0 43 105" svg:d="M34 34c0 18-3 40-27 63-1 1-3 2-3 4 0 3 3 4 6 4 4 0 33-27 33-69 0-21-8-36-23-36-12 0-20 8-20 20 0 9 7 19 20 19 8 0 9-4 14-5z"><text:p/></draw:path><draw:path draw:style-name="gr726" draw:text-style-name="P124" svg:width="0.0661in" svg:height="0.0276in" svg:x="3.0248in" svg:y="0.6083in" svg:viewBox="0 0 169 71" svg:d="M130 45c-3 1-14 12-14 18 0 4 4 8 9 8 2 0 5-2 7-5 9-10 19-17 29-21 4-2 8-4 8-10 0-4-4-6-7-8-11-6-14-16-16-20 0-1-2-7-9-7-1 0-8 3-8 8 0 6 5 16 8 19-40 0-82 0-123 0-6 0-14 0-14 8 0 10 8 10 14 10 39 0 77 0 116 0z"><text:p/></draw:path><draw:path draw:style-name="gr727" draw:text-style-name="P124" svg:width="0.0575in" svg:height="0.0606in" svg:x="2.9768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728" draw:text-style-name="P124" svg:width="0.0571in" svg:height="0.0437in" svg:x="3.05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729" draw:text-style-name="P124" svg:width="0.0165in" svg:height="0.0409in" svg:x="3.1429in" svg:y="0.6902in" svg:viewBox="0 0 43 105" svg:d="M35 34c0 18-4 40-28 63-1 1-1 2-1 4 0 3 2 4 4 4 5 0 33-27 33-69 0-21-7-36-23-36-12 0-20 8-20 20 0 9 8 19 20 19 8 0 14-5 15-5z"><text:p/></draw:path><draw:path draw:style-name="gr730" draw:text-style-name="P124" svg:width="0.0657in" svg:height="0.0276in" svg:x="3.2945in" svg:y="0.6083in" svg:viewBox="0 0 168 71" svg:d="M130 45c-3 1-15 12-15 18 0 4 4 8 8 8s6-2 9-5c8-10 19-17 28-21 4-2 8-4 8-10 0-4-3-6-7-8-11-6-14-16-15-20-2-1-3-7-9-7-3 0-8 3-8 8 0 6 5 16 8 19-42 0-82 0-124 0-6 0-13 0-13 8 0 10 7 10 13 10 39 0 78 0 117 0z"><text:p/></draw:path><draw:path draw:style-name="gr731" draw:text-style-name="P124" svg:width="0.0575in" svg:height="0.0606in" svg:x="3.2476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732" draw:text-style-name="P124" svg:width="0.0551in" svg:height="0.0626in" svg:x="3.3209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733" draw:text-style-name="P124" svg:width="0.0173in" svg:height="0.0409in" svg:x="3.4106in" svg:y="0.6902in" svg:viewBox="0 0 45 105" svg:d="M35 34c0 18-4 40-27 63-1 1-2 2-2 4 0 3 2 4 4 4 5 0 35-27 35-69 0-21-9-36-25-36-12 0-20 8-20 20 0 9 8 19 21 19 8 0 13-5 14-5z"><text:p/></draw:path><draw:path draw:style-name="gr734" draw:text-style-name="P124" svg:width="0.0661in" svg:height="0.0276in" svg:x="3.5602in" svg:y="0.6083in" svg:viewBox="0 0 169 71" svg:d="M130 45c-3 1-14 12-14 18 0 4 4 8 9 8 2 0 5-2 7-5 9-10 19-17 29-21 4-2 8-4 8-10 0-4-4-6-7-8-11-6-14-16-16-20 0-1-3-7-9-7-1 0-8 3-8 8 0 6 5 16 8 19-40 0-82 0-123 0-6 0-14 0-14 8 0 10 8 10 14 10 39 0 77 0 116 0z"><text:p/></draw:path><draw:path draw:style-name="gr735" draw:text-style-name="P124" svg:width="0.0575in" svg:height="0.0606in" svg:x="3.5154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736" draw:text-style-name="P124" svg:width="0.0488in" svg:height="0.0437in" svg:x="3.5898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737" draw:text-style-name="P124" svg:width="0.035in" svg:height="0.135in" svg:x="3.6693in" svg:y="0.6043in" svg:viewBox="0 0 90 344" svg:d="M7 0c-3 0-7 0-7 4 0 3 1 3 4 6 30 28 62 74 62 162 0 73-23 126-59 160-6 7-7 7-7 8s1 4 4 4c4 0 38-22 60-66 16-27 26-65 26-106 0-47-14-123-83-172z"><text:p/></draw:path></draw:g></draw:g></text:p>
      <text:p text:style-name="P109"/>
      <text:p text:style-name="P77"/>
      <text:p text:style-name="P109"><text:span text:style-name="T44">Remarque: quand on travaille dans un repère cartésien, </text:span><text:span text:style-name="T43">le rotationnel</text:span><text:span text:style-name="T45"> c’est un peu comme si on faisait un produit </text:span><text:span text:style-name="T43">vectoriel</text:span><text:span text:style-name="T45"> entre </text:span><text:span text:style-name="T40">l’opérateur gradient (ce qui n’a pas trop de sens vu que ça serait un vecteur dont les composantes ne sont pas des scalaires mais des opérateurs de dérivation </text:span><text:span text:style-name="T43">wtf toujours</text:span><text:span text:style-name="T40">)</text:span><text:span text:style-name="T45"> et </text:span><text:span text:style-name="T40">l’expression du champ vectoriel, du coup certains (certainement pas moi) le notent comme ça:</text:span></text:p>
      <text:p text:style-name="P37"><draw:g text:anchor-type="as-char" svg:y="-0.2217in" draw:z-index="111" draw:style-name="gr1"><svg:title>TexMaths</svg:title><svg:desc>14§display§\vec{\text{rot}}\left(\vec{V}\right)=\vec{\nabla }\wedge \vec{V}=\vec{\nabla }\wedge \left(\vec{V}\right)§svg§600§FALSE§</svg:desc><draw:g draw:style-name="gr2"><draw:path draw:style-name="gr546" draw:text-style-name="P123" svg:width="2.4252in" svg:height="0.3276in" svg:x="0.0047in" svg:y="0.0098in" svg:viewBox="0 0 6161 833" svg:d="M3082 833c-1028 0-2054 0-3082 0 0-277 0-556 0-833 2054 0 4107 0 6161 0 0 277 0 556 0 833-1027 0-2053 0-3079 0z"><text:p/></draw:path><draw:path draw:style-name="gr547" draw:text-style-name="P124" svg:width="0.0854in" svg:height="0.0378in" svg:x="0.0906in" svg:y="0.0492in" svg:viewBox="0 0 218 97" svg:d="M175 57c-7 7-24 21-24 30 0 5 6 10 11 10s6-3 9-7c5-7 17-21 39-31 3-3 8-6 8-11s-4-7-7-10c-11-7-16-16-19-28-2-4-4-10-10-10-7 0-10 6-10 10 0 3 3 18 11 28-54 0-110 0-165 0-8 0-18 0-18 10 0 9 10 9 18 9 52 0 105 0 157 0z"><text:p/></draw:path><draw:path draw:style-name="gr548" draw:text-style-name="P124"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549" draw:text-style-name="P124"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550" draw:text-style-name="P124"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551" draw:text-style-name="P124" svg:width="0.0728in" svg:height="0.3476in" svg:x="0.3102in" svg:y="0.0004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552" draw:text-style-name="P124" svg:width="0.0854in" svg:height="0.0378in" svg:x="0.4406in" svg:y="0.0362in" svg:viewBox="0 0 218 97" svg:d="M175 57c-7 7-24 21-24 30 0 5 6 10 10 10 6 0 7-3 10-7 5-7 17-21 39-31 3-3 8-4 8-11 0-5-4-7-7-10-11-7-16-16-21-28 0-4-4-10-9-10-7 0-10 6-10 10 0 3 4 18 12 28-56 0-110 0-166 0-9 0-17 0-17 10 0 9 8 9 17 9 53 0 105 0 158 0z"><text:p/></draw:path><draw:path draw:style-name="gr553" draw:text-style-name="P124" svg:width="0.1378in" svg:height="0.1362in" svg:x="0.4016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554" draw:text-style-name="P124" svg:width="0.0736in" svg:height="0.3476in" svg:x="0.5535in" svg:y="0.0004in" svg:viewBox="0 0 188 884" svg:d="M188 443c0-142-34-292-131-402-7-9-25-27-36-38-4-3-6-3-11-3-6 0-10 0-10 6 0 1 1 2 3 4 17 18 43 45 74 98 53 95 73 217 73 335 0 211-59 341-147 431-2 1-3 3-3 4 0 6 4 6 10 6 5 0 7 0 11-4 48-41 99-110 134-213 21-68 33-147 33-224z"><text:p/></draw:path><draw:path draw:style-name="gr555" draw:text-style-name="P124" svg:width="0.128in" svg:height="0.0449in" svg:x="0.7276in" svg:y="0.1516in" svg:viewBox="0 0 326 115" svg:d="M309 20c9 0 17 0 17-10s-8-10-15-10c-98 0-198 0-296 0-7 0-15 0-15 10s8 10 17 10c98 0 194 0 292 0zM311 115c7 0 15 0 15-10s-8-10-17-10c-98 0-194 0-292 0-9 0-17 0-17 10s8 10 15 10c98 0 198 0 296 0z"><text:p/></draw:path><draw:path draw:style-name="gr556" draw:text-style-name="P124" svg:width="0.0854in" svg:height="0.0378in" svg:x="0.9732in" svg:y="0.0362in" svg:viewBox="0 0 218 97" svg:d="M175 57c-7 7-22 21-22 30 0 5 4 10 9 10s7-3 9-7c5-7 18-21 39-31 3-3 8-4 8-11 0-5-2-7-7-10-11-7-16-16-19-28-2-4-3-10-10-10s-10 6-10 10c0 3 3 18 11 28-54 0-110 0-165 0-8 0-18 0-18 10 0 9 10 9 18 9 52 0 105 0 157 0z"><text:p/></draw:path><draw:path draw:style-name="gr557" draw:text-style-name="P124" svg:width="0.1429in" svg:height="0.1386in" svg:x="0.9295in" svg:y="0.0909in" svg:viewBox="0 0 364 353" svg:d="M361 11c2-1 3-5 3-7 0-3-1-4-13-4-113 0-225 0-338 0-12 0-13 1-13 4 0 2 1 6 3 7 56 111 110 221 166 332 3 6 5 10 13 10s10-4 14-10c55-111 111-221 165-332zM62 35c89 0 180 0 270 0-45 91-90 181-135 272-44-91-91-181-135-272z"><text:p/></draw:path><draw:path draw:style-name="gr558" draw:text-style-name="P124" svg:width="0.1071in" svg:height="0.1197in" svg:x="1.1358in" svg:y="0.1075in" svg:viewBox="0 0 273 305" svg:d="M148 10c-4-9-7-10-11-10-7 0-8 3-11 10-41 92-81 183-122 276-4 5-4 7-4 10 0 5 4 9 10 9 4 0 7-1 11-11 39-87 77-174 116-260 38 86 77 173 115 260 4 11 10 11 11 11 6 0 10-4 10-9 0-2 0-3-3-9-40-92-81-185-122-277z"><text:p/></draw:path><draw:path draw:style-name="gr559" draw:text-style-name="P124" svg:width="0.085in" svg:height="0.0378in" svg:x="1.3469in" svg:y="0.0362in" svg:viewBox="0 0 217 97" svg:d="M174 57c-7 7-23 21-23 30 0 5 4 10 10 10 4 0 7-3 10-7 5-7 17-21 38-31 4-3 8-4 8-11 0-5-3-7-7-10-10-7-15-16-20-28-1-4-2-10-9-10s-10 6-10 10c0 3 4 18 11 28-55 0-111 0-165 0-9 0-17 0-17 10 0 9 8 9 17 9 52 0 105 0 157 0z"><text:p/></draw:path><draw:path draw:style-name="gr560" draw:text-style-name="P124" svg:width="0.1374in" svg:height="0.1362in" svg:x="1.3079in" svg:y="0.0909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561" draw:text-style-name="P124" svg:width="0.1287in" svg:height="0.0449in" svg:x="1.5173in" svg:y="0.1516in" svg:viewBox="0 0 328 115" svg:d="M311 20c7 0 17 0 17-10s-10-10-17-10c-98 0-196 0-294 0-7 0-17 0-17 10s10 10 17 10c98 0 196 0 294 0zM311 115c7 0 17 0 17-10s-10-10-17-10c-98 0-196 0-294 0-7 0-17 0-17 10s10 10 17 10c98 0 196 0 294 0z"><text:p/></draw:path><draw:path draw:style-name="gr562" draw:text-style-name="P124" svg:width="0.0854in" svg:height="0.0378in" svg:x="1.7638in" svg:y="0.0362in" svg:viewBox="0 0 218 97" svg:d="M175 57c-7 7-24 21-24 30 0 5 6 10 10 10s7-3 10-7c5-7 17-21 39-31 3-3 8-4 8-11 0-5-4-7-7-10-11-7-16-16-21-28 0-4-2-10-9-10s-10 6-10 10c0 3 4 18 12 28-56 0-110 0-166 0-9 0-17 0-17 10 0 9 8 9 17 9 53 0 105 0 158 0z"><text:p/></draw:path><draw:path draw:style-name="gr563" draw:text-style-name="P124" svg:width="0.1425in" svg:height="0.1386in" svg:x="1.7201in" svg:y="0.0909in" svg:viewBox="0 0 363 353" svg:d="M361 11c0-1 2-5 2-7 0-3 0-4-12-4-113 0-225 0-338 0-13 0-13 1-13 4 0 2 1 6 3 7 54 111 110 221 165 332 4 6 6 10 14 10s10-4 13-10c56-111 110-221 166-332zM62 35c89 0 180 0 270 0-45 91-91 181-136 272-45-91-90-181-134-272z"><text:p/></draw:path><draw:path draw:style-name="gr564" draw:text-style-name="P124" svg:width="0.1071in" svg:height="0.1197in" svg:x="1.9264in" svg:y="0.1075in" svg:viewBox="0 0 273 305" svg:d="M148 10c-4-9-7-10-12-10-6 0-7 3-10 10-41 92-83 183-123 276-3 5-3 7-3 10 0 5 4 9 10 9 3 0 7-1 11-11 38-87 77-174 115-260 39 86 77 173 116 260 4 11 10 11 11 11 6 0 10-4 10-9 0-2 0-3-3-9-40-92-81-185-122-277z"><text:p/></draw:path><draw:path draw:style-name="gr565" draw:text-style-name="P124" svg:width="0.0736in" svg:height="0.3476in" svg:x="2.1224in" svg:y="0.0004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566" draw:text-style-name="P124" svg:width="0.0854in" svg:height="0.0378in" svg:x="2.2531in" svg:y="0.0362in" svg:viewBox="0 0 218 97" svg:d="M175 57c-7 7-24 21-24 30 0 5 6 10 10 10 6 0 7-3 10-7 5-7 17-21 39-31 3-3 8-4 8-11 0-5-4-7-7-10-11-7-16-16-19-28-2-4-6-10-11-10-7 0-10 6-10 10 0 3 4 18 12 28-56 0-110 0-166 0-7 0-17 0-17 10 0 9 10 9 17 9 53 0 105 0 158 0z"><text:p/></draw:path><draw:path draw:style-name="gr567" draw:text-style-name="P124" svg:width="0.1378in" svg:height="0.1362in" svg:x="2.2142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568" draw:text-style-name="P124" svg:width="0.0736in" svg:height="0.3476in" svg:x="2.3661in" svg:y="0.0004in" svg:viewBox="0 0 188 884" svg:d="M188 443c0-142-34-292-131-402-7-9-25-27-36-38-4-3-4-3-11-3-6 0-10 0-10 6 0 1 1 2 3 4 17 18 43 45 74 98 53 95 73 217 73 335 0 211-59 341-147 431-2 1-3 3-3 4 0 6 4 6 10 6 7 0 7 0 11-4 48-41 99-110 134-213 21-68 33-147 33-224z"><text:p/></draw:path></draw:g></draw:g></text:p>
      <text:p text:style-name="P110"><text:span text:style-name="T40">Ce qu’il faut comprendre comme le fait que l’opérateur </text:span><text:span text:style-name="T43"><draw:g text:anchor-type="as-char" svg:y="-0.1752in" draw:z-index="108" draw:style-name="gr1"><svg:title>TexMaths</svg:title><svg:desc>14§display§\vec{\text{rot}}§svg§600§FALSE§</svg:desc><draw:g draw:style-name="gr2"><draw:path draw:style-name="gr665" draw:text-style-name="P123" svg:width="0.2157in" svg:height="0.1551in" svg:x="0.0047in" svg:y="0.0102in" svg:viewBox="0 0 549 395" svg:d="M0 0c184 0 366 0 549 0 0 132 0 263 0 395-183 0-365 0-549 0 0-132 0-263 0-395z"><text:p/></draw:path><draw:path draw:style-name="gr666" draw:text-style-name="P124" svg:width="0.085in" svg:height="0.0378in" svg:x="0.0906in" svg:y="0.0004in" svg:viewBox="0 0 217 97" svg:d="M174 59c-7 5-23 19-23 28 0 5 4 10 10 10 4 0 7-3 9-6 7-7 18-21 39-32 3-2 8-4 8-10s-3-8-7-10c-11-8-15-17-19-28-2-4-3-11-10-11s-10 7-10 10 3 18 11 29c-56 0-111 0-165 0-9 0-17 0-17 10s8 10 17 10c52 0 103 0 157 0z"><text:p/></draw:path><draw:path draw:style-name="gr667" draw:text-style-name="P124" svg:width="0.0646in" svg:height="0.085in" svg:x="0.0004in" svg:y="0.0882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668" draw:text-style-name="P124" svg:width="0.085in" svg:height="0.0878in" svg:x="0.076in" svg:y="0.087in" svg:viewBox="0 0 217 224" svg:d="M217 115c0-63-49-115-108-115-61 0-109 53-109 115 0 63 52 109 109 109 59 0 108-46 108-109zM109 213c-21 0-43-10-56-32-12-23-12-52-12-70 0-19 0-45 12-68 13-22 37-32 56-32 21 0 42 10 55 32 13 21 13 49 13 68 0 18 0 44-10 65-12 23-34 37-58 37z"><text:p/></draw:path><draw:path draw:style-name="gr669" draw:text-style-name="P124" svg:width="0.0602in" svg:height="0.1205in" svg:x="0.1701in" svg:y="0.0543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40"><text:s/>soit noté </text:span><text:span text:style-name="T40"><draw:g text:anchor-type="as-char" svg:y="-0.1925in" draw:z-index="112" draw:style-name="gr1"><svg:title>TexMaths</svg:title><svg:desc>14§display§\vec{\nabla }\wedge §svg§600§FALSE§</svg:desc><draw:g draw:style-name="gr2"><draw:path draw:style-name="gr542" draw:text-style-name="P123" svg:width="0.2587in" svg:height="0.172in" svg:x="0.0012in" svg:y="0.0102in" svg:viewBox="0 0 658 438" svg:d="M0 0c220 0 438 0 658 0 0 145 0 292 0 438-220 0-438 0-658 0 0-146 0-293 0-438z"><text:p/></draw:path><draw:path draw:style-name="gr543" draw:text-style-name="P124" svg:width="0.0858in" svg:height="0.0378in" svg:x="0.0437in" svg:y="0in" svg:viewBox="0 0 219 97" svg:d="M175 59c-7 5-22 19-22 28 0 5 4 10 9 10s6-3 9-6c5-7 17-21 39-32 3-2 9-4 9-10s-5-8-7-10c-12-8-17-17-20-28-2-4-4-11-10-11-7 0-10 7-10 10s3 18 11 29c-56 0-110 0-165 0-8 0-18 0-18 10s10 10 18 10c52 0 104 0 157 0z"><text:p/></draw:path><draw:path draw:style-name="gr544" draw:text-style-name="P124" svg:width="0.1425in" svg:height="0.1374in" svg:x="0.0004in" svg:y="0.0543in" svg:viewBox="0 0 363 350" svg:d="M360 11c1-1 3-4 3-7s-2-4-11-4c-114 0-227 0-339 0-12 0-13 1-13 4s3 6 3 7c56 109 110 220 166 329 3 7 5 10 13 10s10-3 14-10c55-109 109-220 164-329zM62 36c89 0 179 0 270 0-45 90-90 179-134 268-47-89-92-178-136-268z"><text:p/></draw:path><draw:path draw:style-name="gr545" draw:text-style-name="P124" svg:width="0.1071in" svg:height="0.1185in" svg:x="0.163in" svg:y="0.0713in" svg:viewBox="0 0 273 302" svg:d="M147 10c-3-7-6-10-11-10-6 0-7 4-10 10-41 91-83 182-123 273-3 7-3 7-3 9 0 6 4 10 10 10 3 0 7-1 11-10 38-85 77-172 115-258 38 86 77 173 116 258 4 10 10 10 11 10 6 0 10-4 10-10 0-1 0-1-3-7-42-91-82-183-123-275z"><text:p/></draw:path></draw:g></draw:g></text:span><text:span text:style-name="T40">, </text:span><text:span text:style-name="T41">ultra pas ergonomique.</text:span></text:p>
      <text:p text:style-name="P109"/>
      <text:p text:style-name="P89"><text:span text:style-name="T36">De manière générale, l</text:span><text:span text:style-name="T43">e rotationn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les composantes du vecteur retourné sont obtenues en faisant l’algorithme de calcul du déterminant en utilisant la configuration suivante:</text:span></text:p>
      <text:p text:style-name="P101"><text:span text:style-name="T72"><draw:g text:anchor-type="as-char" svg:y="-0.4008in" draw:z-index="110" draw:style-name="gr1"><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569" draw:text-style-name="P123" svg:width="2.3209in" svg:height="0.6843in" svg:x="0.0004in" svg:y="0.0098in" svg:viewBox="0 0 5896 1739" svg:d="M2948 1739c-983 0-1965 0-2948 0 0-579 0-1159 0-1739 1965 0 3931 0 5896 0 0 580 0 1160 0 1739-982 0-1965 0-2948 0z"><text:p/></draw:path><draw:path draw:style-name="gr570" draw:text-style-name="P124" svg:width="0.0079in" svg:height="0.1244in" svg:x="0.0185in" svg:y="0.0004in" svg:viewBox="0 0 21 317" svg:d="M0 298c0 7 0 19 11 19 10 0 10-10 10-19 0-94 0-186 0-280 0-7 0-18-10-18-11 0-11 10-11 18 0 94 0 186 0 280z"><text:p/></draw:path><draw:path draw:style-name="gr571" draw:text-style-name="P124" svg:width="0.0079in" svg:height="0.1236in" svg:x="0.0185in" svg:y="0.1161in" svg:viewBox="0 0 21 315" svg:d="M0 297c0 8 0 18 11 18 10 0 10-10 10-18 0-93 0-186 0-279 0-8 0-18-10-18-11 0-11 10-11 18 0 93 0 186 0 279z"><text:p/></draw:path><draw:path draw:style-name="gr572" draw:text-style-name="P124" svg:width="0.0079in" svg:height="0.1244in" svg:x="0.0185in" svg:y="0.2327in" svg:viewBox="0 0 21 317" svg:d="M0 298c0 7 0 19 11 19 10 0 10-10 10-19 0-94 0-186 0-280 0-7 0-18-10-18-11 0-11 11-11 18 0 94 0 186 0 280z"><text:p/></draw:path><draw:path draw:style-name="gr573" draw:text-style-name="P124" svg:width="0.0079in" svg:height="0.1244in" svg:x="0.0185in" svg:y="0.3484in" svg:viewBox="0 0 21 317" svg:d="M0 298c0 7 0 19 11 19 10 0 10-12 10-19 0-94 0-186 0-280 0-7 0-18-10-18-11 0-11 10-11 18 0 94 0 186 0 280z"><text:p/></draw:path><draw:path draw:style-name="gr574" draw:text-style-name="P124" svg:width="0.0079in" svg:height="0.1236in" svg:x="0.0185in" svg:y="0.4646in" svg:viewBox="0 0 21 315" svg:d="M0 297c0 8 0 18 11 18 10 0 10-10 10-18 0-93 0-186 0-279 0-8 0-18-10-18-11 0-11 10-11 18 0 93 0 186 0 279z"><text:p/></draw:path><draw:path draw:style-name="gr575" draw:text-style-name="P124" svg:width="0.0079in" svg:height="0.1244in" svg:x="0.0185in" svg:y="0.5803in" svg:viewBox="0 0 21 317" svg:d="M0 298c0 7 0 19 11 19 10 0 10-10 10-19 0-94 0-186 0-280 0-7 0-18-10-18-11 0-11 10-11 18 0 94 0 186 0 280z"><text:p/></draw:path><draw:path draw:style-name="gr576" draw:text-style-name="P124" svg:width="0.0854in" svg:height="0.0378in" svg:x="0.1756in" svg:y="0.0291in" svg:viewBox="0 0 218 97" svg:d="M175 59c-7 5-24 19-24 28 0 5 6 10 10 10 6 0 7-3 10-6 5-7 17-21 39-32 3-2 8-4 8-10s-4-8-7-10c-11-8-16-17-21-28 0-5-4-11-9-11-7 0-10 6-10 10 0 3 4 18 12 29-56 0-110 0-166 0-9 0-17 0-17 10s8 10 17 10c53 0 105 0 158 0z"><text:p/></draw:path><draw:path draw:style-name="gr577" draw:text-style-name="P124" svg:width="0.074in" svg:height="0.0874in" svg:x="0.0752in" svg:y="0.0811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578" draw:text-style-name="P124" svg:width="0.0724in" svg:height="0.0606in" svg:x="0.163in" svg:y="0.1362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579" draw:text-style-name="P124" svg:width="0.0492in" svg:height="0.0894in" svg:x="0.2685in" svg:y="0.1063in" svg:viewBox="0 0 126 228" svg:d="M78 10c0-10-1-10-9-10-23 21-55 22-69 22 0 5 0 9 0 13 8 0 31 0 50-10 0 59 0 116 0 175 0 11 0 16-35 16-4 0-8 0-12 0 0 4 0 8 0 12 5 0 49-1 61-1 10 0 54 1 62 1 0-4 0-8 0-12-4 0-10 0-14 0-34 0-34-5-34-16 0-63 0-127 0-190z"><text:p/></draw:path><draw:path draw:style-name="gr580" draw:text-style-name="P124" svg:width="0.0854in" svg:height="0.0378in" svg:x="0.6665in" svg:y="0.0291in" svg:viewBox="0 0 218 97" svg:d="M175 59c-7 5-24 19-24 28 0 5 6 10 10 10s7-3 10-6c5-7 17-21 39-32 3-2 8-4 8-10s-4-8-7-10c-11-8-16-17-21-28 0-5-2-11-9-11s-10 6-10 10c0 3 4 18 12 29-56 0-110 0-166 0-9 0-17 0-17 10s8 10 17 10c53 0 105 0 158 0z"><text:p/></draw:path><draw:path draw:style-name="gr581" draw:text-style-name="P124" svg:width="0.074in" svg:height="0.0874in" svg:x="0.5661in" svg:y="0.0811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582" draw:text-style-name="P124" svg:width="0.0724in" svg:height="0.0606in" svg:x="0.6539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583" draw:text-style-name="P124" svg:width="0.0598in" svg:height="0.0894in" svg:x="0.7535in" svg:y="0.1063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584" draw:text-style-name="P124" svg:width="0.085in" svg:height="0.0378in" svg:x="1.1579in" svg:y="0.0291in" svg:viewBox="0 0 217 97" svg:d="M175 59c-7 5-24 19-24 28 0 5 6 10 10 10s7-3 10-6c5-7 17-21 38-32 4-2 8-4 8-10s-3-8-6-10c-11-8-16-17-21-28-1-5-2-11-9-11s-10 6-10 10c0 3 4 18 12 29-56 0-110 0-166 0-9 0-17 0-17 10s8 10 17 10c53 0 105 0 158 0z"><text:p/></draw:path><draw:path draw:style-name="gr585" draw:text-style-name="P124" svg:width="0.074in" svg:height="0.0874in" svg:x="1.0575in" svg:y="0.0811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586" draw:text-style-name="P124" svg:width="0.0724in" svg:height="0.0606in" svg:x="1.1449in" svg:y="0.1362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587" draw:text-style-name="P124" svg:width="0.0626in" svg:height="0.0921in" svg:x="1.2425in" svg:y="0.1063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588" draw:text-style-name="P124" svg:width="0.0201in" svg:height="0.0201in" svg:x="1.5441in" svg:y="0.1465in" svg:viewBox="0 0 52 52" svg:d="M52 27c0-14-11-27-25-27-16 0-27 13-27 27s11 25 27 25c14 0 25-11 25-25z"><text:p/></draw:path><draw:path draw:style-name="gr589" draw:text-style-name="P124" svg:width="0.0201in" svg:height="0.0201in" svg:x="1.6299in" svg:y="0.1465in" svg:viewBox="0 0 52 52" svg:d="M52 27c0-14-11-27-25-27s-27 13-27 27 13 25 27 25 25-11 25-25z"><text:p/></draw:path><draw:path draw:style-name="gr590" draw:text-style-name="P124" svg:width="0.0205in" svg:height="0.0201in" svg:x="1.7161in" svg:y="0.1465in" svg:viewBox="0 0 53 52" svg:d="M53 27c0-14-12-27-26-27s-27 13-27 27 13 25 27 25 26-11 26-25z"><text:p/></draw:path><draw:path draw:style-name="gr591" draw:text-style-name="P124" svg:width="0.0854in" svg:height="0.0378in" svg:x="2.1091in" svg:y="0.0291in" svg:viewBox="0 0 218 97" svg:d="M175 59c-7 5-24 19-24 28 0 5 6 10 10 10 6 0 7-3 10-6 5-7 17-21 39-32 3-2 8-4 8-10s-4-8-7-10c-11-8-16-17-19-28-2-5-4-11-10-11-7 0-10 6-10 10 0 3 3 18 11 29-54 0-110 0-165 0-8 0-18 0-18 10s10 10 18 10c52 0 105 0 157 0z"><text:p/></draw:path><draw:path draw:style-name="gr592" draw:text-style-name="P124" svg:width="0.074in" svg:height="0.0874in" svg:x="1.9992in" svg:y="0.0811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593" draw:text-style-name="P124" svg:width="0.0717in" svg:height="0.0606in" svg:x="2.0874in" svg:y="0.1362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594" draw:text-style-name="P124" svg:width="0.0827in" svg:height="0.0606in" svg:x="2.1846in" svg:y="0.1362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595" draw:text-style-name="P124" svg:width="0.1012in" svg:height="0.1425in" svg:x="0.0681in" svg:y="0.2602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596" draw:text-style-name="P124" svg:width="0.0717in" svg:height="0.0606in" svg:x="0.1693in" svg:y="0.3681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597" draw:text-style-name="P124" svg:width="0.0488in" svg:height="0.0894in" svg:x="0.2752in" svg:y="0.3382in" svg:viewBox="0 0 125 228" svg:d="M77 10c0-10 0-10-10-10-22 22-53 22-67 22 0 5 0 9 0 13 8 0 31 0 49-10 0 59 0 116 0 175 0 11 0 17-34 17-4 0-8 0-12 0 0 4 0 7 0 11 5 0 47-1 60-1 11 0 55 1 62 1 0-4 0-7 0-11-5 0-9 0-13 0-35 0-35-6-35-17 0-63 0-127 0-190z"><text:p/></draw:path><draw:path draw:style-name="gr598" draw:text-style-name="P124" svg:width="0.1016in" svg:height="0.1425in" svg:x="0.5587in" svg:y="0.2602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599" draw:text-style-name="P124" svg:width="0.0717in" svg:height="0.0606in" svg:x="0.6606in" svg:y="0.3681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600" draw:text-style-name="P124" svg:width="0.0598in" svg:height="0.0894in" svg:x="0.7598in" svg:y="0.3382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601" draw:text-style-name="P124" svg:width="0.1016in" svg:height="0.1425in" svg:x="1.0496in" svg:y="0.2602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602" draw:text-style-name="P124" svg:width="0.0717in" svg:height="0.0606in" svg:x="1.1516in" svg:y="0.3681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603" draw:text-style-name="P124" svg:width="0.0618in" svg:height="0.0921in" svg:x="1.2492in" svg:y="0.3382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604" draw:text-style-name="P124" svg:width="0.0201in" svg:height="0.0201in" svg:x="1.5441in" svg:y="0.3783in" svg:viewBox="0 0 52 52" svg:d="M52 25c0-14-11-25-25-25-16 0-27 11-27 25s11 27 27 27c14 0 25-13 25-27z"><text:p/></draw:path><draw:path draw:style-name="gr605" draw:text-style-name="P124" svg:width="0.0201in" svg:height="0.0201in" svg:x="1.6299in" svg:y="0.3783in" svg:viewBox="0 0 52 52" svg:d="M52 25c0-14-11-25-25-25s-27 11-27 25 13 27 27 27 25-13 25-27z"><text:p/></draw:path><draw:path draw:style-name="gr606" draw:text-style-name="P124" svg:width="0.0205in" svg:height="0.0201in" svg:x="1.7161in" svg:y="0.3783in" svg:viewBox="0 0 53 52" svg:d="M53 25c0-14-12-25-26-25s-27 11-27 25 13 27 27 27 26-13 26-27z"><text:p/></draw:path><draw:path draw:style-name="gr607" draw:text-style-name="P124" svg:width="0.1016in" svg:height="0.1425in" svg:x="1.9921in" svg:y="0.2602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608" draw:text-style-name="P124" svg:width="0.0724in" svg:height="0.0606in" svg:x="2.0937in" svg:y="0.3681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609" draw:text-style-name="P124" svg:width="0.0823in" svg:height="0.0606in" svg:x="2.1909in" svg:y="0.3681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610" draw:text-style-name="P124" svg:width="0.1378in" svg:height="0.1362in" svg:x="0.0657in" svg:y="0.4984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611" draw:text-style-name="P124" svg:width="0.0724in" svg:height="0.0606in" svg:x="0.1744in" svg:y="0.6004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612" draw:text-style-name="P124" svg:width="0.0492in" svg:height="0.0894in" svg:x="0.2803in" svg:y="0.5705in" svg:viewBox="0 0 126 228" svg:d="M78 8c0-8-1-8-11-8-22 21-53 21-67 21 0 4 0 8 0 13 8 0 31 0 50-10 0 59 0 117 0 176 0 11 0 16-35 16-4 0-8 0-12 0 0 4 0 8 0 12 5-1 47-1 61-1 10 0 54 0 62 1 0-4 0-8 0-12-4 0-10 0-14 0-34 0-34-5-34-16 0-64 0-127 0-192z"><text:p/></draw:path><draw:path draw:style-name="gr613" draw:text-style-name="P124" svg:width="0.1374in" svg:height="0.1362in" svg:x="0.5571in" svg:y="0.4984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614" draw:text-style-name="P124" svg:width="0.0724in" svg:height="0.0606in" svg:x="0.6654in" svg:y="0.6004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615" draw:text-style-name="P124" svg:width="0.0591in" svg:height="0.0894in" svg:x="0.7654in" svg:y="0.5705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616" draw:text-style-name="P124" svg:width="0.1374in" svg:height="0.1362in" svg:x="1.048in" svg:y="0.4984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617" draw:text-style-name="P124" svg:width="0.0717in" svg:height="0.0606in" svg:x="1.1567in" svg:y="0.6004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618" draw:text-style-name="P124" svg:width="0.0618in" svg:height="0.0921in" svg:x="1.2543in" svg:y="0.5705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619" draw:text-style-name="P124" svg:width="0.0201in" svg:height="0.0201in" svg:x="1.5441in" svg:y="0.6102in" svg:viewBox="0 0 52 52" svg:d="M52 25c0-14-11-25-25-25-16 0-27 10-27 25 0 14 11 27 27 27 14 0 25-11 25-27z"><text:p/></draw:path><draw:path draw:style-name="gr620" draw:text-style-name="P124" svg:width="0.0201in" svg:height="0.0201in" svg:x="1.6299in" svg:y="0.6102in" svg:viewBox="0 0 52 52" svg:d="M52 25c0-14-11-25-25-25s-27 10-27 25c0 14 13 27 27 27s25-11 25-27z"><text:p/></draw:path><draw:path draw:style-name="gr621" draw:text-style-name="P124" svg:width="0.0205in" svg:height="0.0201in" svg:x="1.7161in" svg:y="0.6102in" svg:viewBox="0 0 53 52" svg:d="M53 25c0-14-12-25-26-25s-27 10-27 25c0 14 13 27 27 27s26-11 26-27z"><text:p/></draw:path><draw:path draw:style-name="gr622" draw:text-style-name="P124" svg:width="0.1378in" svg:height="0.1362in" svg:x="1.9898in" svg:y="0.4984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623" draw:text-style-name="P124" svg:width="0.0724in" svg:height="0.0606in" svg:x="2.0984in" svg:y="0.6004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624" draw:text-style-name="P124" svg:width="0.0823in" svg:height="0.0606in" svg:x="2.1961in" svg:y="0.6004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625" draw:text-style-name="P124" svg:width="0.0079in" svg:height="0.1244in" svg:x="2.3232in" svg:y="0.0004in" svg:viewBox="0 0 21 317" svg:d="M0 298c0 7 0 19 10 19 11 0 11-10 11-19 0-94 0-186 0-280 0-7 0-18-11-18-10 0-10 10-10 18 0 94 0 186 0 280z"><text:p/></draw:path><draw:path draw:style-name="gr626" draw:text-style-name="P124" svg:width="0.0079in" svg:height="0.1236in" svg:x="2.3232in" svg:y="0.1161in" svg:viewBox="0 0 21 315" svg:d="M0 297c0 8 0 18 10 18 11 0 11-10 11-18 0-93 0-186 0-279 0-8 0-18-11-18-10 0-10 10-10 18 0 93 0 186 0 279z"><text:p/></draw:path><draw:path draw:style-name="gr627" draw:text-style-name="P124" svg:width="0.0079in" svg:height="0.1244in" svg:x="2.3232in" svg:y="0.2327in" svg:viewBox="0 0 21 317" svg:d="M0 298c0 7 0 19 10 19 11 0 11-10 11-19 0-94 0-186 0-280 0-7 0-18-11-18-10 0-10 11-10 18 0 94 0 186 0 280z"><text:p/></draw:path><draw:path draw:style-name="gr628" draw:text-style-name="P124" svg:width="0.0079in" svg:height="0.1244in" svg:x="2.3232in" svg:y="0.3484in" svg:viewBox="0 0 21 317" svg:d="M0 298c0 7 0 19 10 19 11 0 11-12 11-19 0-94 0-186 0-280 0-7 0-18-11-18-10 0-10 10-10 18 0 94 0 186 0 280z"><text:p/></draw:path><draw:path draw:style-name="gr629" draw:text-style-name="P124" svg:width="0.0079in" svg:height="0.1236in" svg:x="2.3232in" svg:y="0.4646in" svg:viewBox="0 0 21 315" svg:d="M0 297c0 8 0 18 10 18 11 0 11-10 11-18 0-93 0-186 0-279 0-8 0-18-11-18-10 0-10 10-10 18 0 93 0 186 0 279z"><text:p/></draw:path><draw:path draw:style-name="gr630" draw:text-style-name="P124" svg:width="0.0079in" svg:height="0.1244in" svg:x="2.3232in" svg:y="0.5803in" svg:viewBox="0 0 21 317" svg:d="M0 298c0 7 0 19 10 19 11 0 11-10 11-19 0-94 0-186 0-280 0-7 0-18-11-18-10 0-10 10-10 18 0 94 0 186 0 280z"><text:p/></draw:path></draw:g></draw:g></text:span><text:span text:style-name="T72"><text:s/>, genre </text:span><draw:g text:anchor-type="as-char" svg:y="-0.4008in" draw:z-index="109" draw:style-name="gr1"><svg:title>TexMaths</svg:title><svg:desc>14§display§\begin{vmatrix}
\vec{e_x} &amp; \vec{e_y} &amp; \vec{e_z} \\
\partial _x &amp; \partial _y &amp; \partial _z\\
V_x &amp; V_y &amp; V_z
\end{vmatrix}§svg§600§FALSE§</svg:desc><draw:g draw:style-name="gr2"><draw:path draw:style-name="gr631" draw:text-style-name="P123" svg:width="1.0862in" svg:height="0.6843in" svg:x="0.0004in" svg:y="0.0098in" svg:viewBox="0 0 2760 1739" svg:d="M1381 1739c-461 0-920 0-1381 0 0-579 0-1159 0-1739 920 0 1840 0 2760 0 0 580 0 1160 0 1739-460 0-920 0-1379 0z"><text:p/></draw:path><draw:path draw:style-name="gr632" draw:text-style-name="P124" svg:width="0.0079in" svg:height="0.1244in" svg:x="0.0185in" svg:y="0.0004in" svg:viewBox="0 0 21 317" svg:d="M0 298c0 7 0 19 11 19 10 0 10-10 10-19 0-94 0-186 0-280 0-7 0-18-10-18-11 0-11 10-11 18 0 94 0 186 0 280z"><text:p/></draw:path><draw:path draw:style-name="gr633" draw:text-style-name="P124" svg:width="0.0079in" svg:height="0.1236in" svg:x="0.0185in" svg:y="0.1161in" svg:viewBox="0 0 21 315" svg:d="M0 297c0 8 0 18 11 18 10 0 10-10 10-18 0-93 0-186 0-279 0-8 0-18-10-18-11 0-11 10-11 18 0 93 0 186 0 279z"><text:p/></draw:path><draw:path draw:style-name="gr634" draw:text-style-name="P124" svg:width="0.0079in" svg:height="0.1244in" svg:x="0.0185in" svg:y="0.2327in" svg:viewBox="0 0 21 317" svg:d="M0 298c0 7 0 19 11 19 10 0 10-10 10-19 0-94 0-186 0-280 0-7 0-18-10-18-11 0-11 11-11 18 0 94 0 186 0 280z"><text:p/></draw:path><draw:path draw:style-name="gr635" draw:text-style-name="P124" svg:width="0.0079in" svg:height="0.1244in" svg:x="0.0185in" svg:y="0.3484in" svg:viewBox="0 0 21 317" svg:d="M0 298c0 7 0 19 11 19 10 0 10-12 10-19 0-94 0-186 0-280 0-7 0-18-10-18-11 0-11 10-11 18 0 94 0 186 0 280z"><text:p/></draw:path><draw:path draw:style-name="gr636" draw:text-style-name="P124" svg:width="0.0079in" svg:height="0.1236in" svg:x="0.0185in" svg:y="0.4646in" svg:viewBox="0 0 21 315" svg:d="M0 297c0 8 0 18 11 18 10 0 10-10 10-18 0-93 0-186 0-279 0-8 0-18-10-18-11 0-11 10-11 18 0 93 0 186 0 279z"><text:p/></draw:path><draw:path draw:style-name="gr637" draw:text-style-name="P124" svg:width="0.0079in" svg:height="0.1244in" svg:x="0.0185in" svg:y="0.5803in" svg:viewBox="0 0 21 317" svg:d="M0 298c0 7 0 19 11 19 10 0 10-10 10-19 0-94 0-186 0-280 0-7 0-18-10-18-11 0-11 10-11 18 0 94 0 186 0 280z"><text:p/></draw:path><draw:path draw:style-name="gr638" draw:text-style-name="P124" svg:width="0.0854in" svg:height="0.0378in" svg:x="0.1319in" svg:y="0.0291in" svg:viewBox="0 0 218 97" svg:d="M175 59c-7 5-24 19-24 28 0 5 6 10 10 10 6 0 7-3 10-6 5-7 17-21 39-32 3-2 8-4 8-10s-4-8-7-10c-11-8-16-17-19-28-2-5-6-11-11-11-7 0-10 6-10 10 0 3 4 18 12 29-54 0-110 0-165 0-8 0-18 0-18 10s10 10 18 10c52 0 105 0 157 0z"><text:p/></draw:path><draw:path draw:style-name="gr639" draw:text-style-name="P124" svg:width="0.074in" svg:height="0.0874in" svg:x="0.0752in" svg:y="0.0811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640" draw:text-style-name="P124" svg:width="0.0724in" svg:height="0.0606in" svg:x="0.163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641" draw:text-style-name="P124" svg:width="0.0854in" svg:height="0.0378in" svg:x="0.5339in" svg:y="0.0291in" svg:viewBox="0 0 218 97" svg:d="M175 59c-7 5-24 19-24 28 0 5 6 10 10 10s7-3 10-6c5-7 17-21 39-32 3-2 8-4 8-10s-4-8-7-10c-11-8-16-17-21-28 0-5-2-11-9-11s-10 6-10 10c0 3 4 18 12 29-56 0-110 0-166 0-9 0-17 0-17 10s8 10 17 10c53 0 105 0 158 0z"><text:p/></draw:path><draw:path draw:style-name="gr642" draw:text-style-name="P124" svg:width="0.074in" svg:height="0.0874in" svg:x="0.4791in" svg:y="0.0811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643" draw:text-style-name="P124" svg:width="0.0689in" svg:height="0.0866in" svg:x="0.5665in" svg:y="0.1362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644" draw:text-style-name="P124" svg:width="0.085in" svg:height="0.0378in" svg:x="0.9315in" svg:y="0.0291in" svg:viewBox="0 0 217 97" svg:d="M174 59c-7 5-23 19-23 28 0 5 4 10 10 10 4 0 7-3 8-6 7-7 19-21 40-32 4-2 8-4 8-10s-3-8-7-10c-11-8-15-17-20-28-1-5-2-11-9-11s-10 6-10 10c0 3 4 18 11 29-55 0-111 0-165 0-9 0-17 0-17 10s8 10 17 10c52 0 105 0 157 0z"><text:p/></draw:path><draw:path draw:style-name="gr645" draw:text-style-name="P124" svg:width="0.074in" svg:height="0.0874in" svg:x="0.8783in" svg:y="0.0811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646" draw:text-style-name="P124" svg:width="0.0618in" svg:height="0.0606in" svg:x="0.9677in" svg:y="0.1362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647" draw:text-style-name="P124" svg:width="0.1012in" svg:height="0.1425in" svg:x="0.0681in" svg:y="0.2602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648" draw:text-style-name="P124" svg:width="0.0717in" svg:height="0.0606in" svg:x="0.1697in" svg:y="0.3681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649" draw:text-style-name="P124" svg:width="0.1016in" svg:height="0.1425in" svg:x="0.4717in" svg:y="0.2602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650" draw:text-style-name="P124" svg:width="0.0697in" svg:height="0.0874in" svg:x="0.5724in" svg:y="0.3681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651" draw:text-style-name="P124" svg:width="0.1016in" svg:height="0.1425in" svg:x="0.8709in" svg:y="0.2602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652" draw:text-style-name="P124" svg:width="0.0618in" svg:height="0.0606in" svg:x="0.9744in" svg:y="0.3681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653" draw:text-style-name="P124" svg:width="0.1374in" svg:height="0.1362in" svg:x="0.0657in" svg:y="0.4984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654" draw:text-style-name="P124" svg:width="0.0717in" svg:height="0.0606in" svg:x="0.1744in" svg:y="0.6004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655" draw:text-style-name="P124" svg:width="0.1374in" svg:height="0.1362in" svg:x="0.4701in" svg:y="0.4984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656" draw:text-style-name="P124" svg:width="0.0689in" svg:height="0.0874in" svg:x="0.578in" svg:y="0.6004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657" draw:text-style-name="P124" svg:width="0.1374in" svg:height="0.1362in" svg:x="0.8689in" svg:y="0.4984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658" draw:text-style-name="P124" svg:width="0.0618in" svg:height="0.0606in" svg:x="0.9791in" svg:y="0.6004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9" draw:text-style-name="P124" svg:width="0.0079in" svg:height="0.1244in" svg:x="1.0886in" svg:y="0.0004in" svg:viewBox="0 0 21 317" svg:d="M0 298c0 7 0 19 10 19 11 0 11-10 11-19 0-94 0-186 0-280 0-7 0-18-11-18-10 0-10 10-10 18 0 94 0 186 0 280z"><text:p/></draw:path><draw:path draw:style-name="gr660" draw:text-style-name="P124" svg:width="0.0079in" svg:height="0.1236in" svg:x="1.0886in" svg:y="0.1161in" svg:viewBox="0 0 21 315" svg:d="M0 297c0 8 0 18 10 18 11 0 11-10 11-18 0-93 0-186 0-279 0-8 0-18-11-18-10 0-10 10-10 18 0 93 0 186 0 279z"><text:p/></draw:path><draw:path draw:style-name="gr661" draw:text-style-name="P124" svg:width="0.0079in" svg:height="0.1244in" svg:x="1.0886in" svg:y="0.2327in" svg:viewBox="0 0 21 317" svg:d="M0 298c0 7 0 19 10 19 11 0 11-10 11-19 0-94 0-186 0-280 0-7 0-18-11-18-10 0-10 11-10 18 0 94 0 186 0 280z"><text:p/></draw:path><draw:path draw:style-name="gr662" draw:text-style-name="P124" svg:width="0.0079in" svg:height="0.1244in" svg:x="1.0886in" svg:y="0.3484in" svg:viewBox="0 0 21 317" svg:d="M0 298c0 7 0 19 10 19 11 0 11-12 11-19 0-94 0-186 0-280 0-7 0-18-11-18-10 0-10 10-10 18 0 94 0 186 0 280z"><text:p/></draw:path><draw:path draw:style-name="gr663" draw:text-style-name="P124" svg:width="0.0079in" svg:height="0.1236in" svg:x="1.0886in" svg:y="0.4646in" svg:viewBox="0 0 21 315" svg:d="M0 297c0 8 0 18 10 18 11 0 11-10 11-18 0-93 0-186 0-279 0-8 0-18-11-18-10 0-10 10-10 18 0 93 0 186 0 279z"><text:p/></draw:path><draw:path draw:style-name="gr664" draw:text-style-name="P124" svg:width="0.0079in" svg:height="0.1244in" svg:x="1.0886in" svg:y="0.5803in" svg:viewBox="0 0 21 317" svg:d="M0 298c0 7 0 19 10 19 11 0 11-10 11-19 0-94 0-186 0-280 0-7 0-18-11-18-10 0-10 10-10 18 0 94 0 186 0 280z"><text:p/></draw:path></draw:g></draw:g></text:p>
      <text:p text:style-name="P98"><text:span text:style-name="T4"/></text:p>
      <text:p text:style-name="P97"><text:soft-page-break/><text:span text:style-name="T4">9) Le laplacien scalaire</text:span></text:p>
      <text:p text:style-name="P90"><text:span text:style-name="T37">Le </text:span><text:span text:style-name="T48">laplacien scalaire</text:span><text:span text:style-name="T37"> c’est un opérateur qui prend en argument un </text:span><text:span text:style-name="T53">champ scalaire</text:span><text:span text:style-name="T37"> (soit la fonction, soit l’expression) et qui retourne un </text:span><text:span text:style-name="T53">champ </text:span><text:span text:style-name="T56">scalaire</text:span><text:span text:style-name="T37"> (en </text:span><text:span text:style-name="T39">objet</text:span><text:span text:style-name="T37"> fonction ou expression selon ce qu’on lui a donné à manger). </text:span><text:span text:style-name="T48">Il correspond à la </text:span><text:span text:style-name="T56">divergence du gradient du champ scalaire</text:span><text:span text:style-name="T48">.</text:span></text:p>
      <text:p text:style-name="P70">En pratique, on a un champ scalaire S du genre</text:p>
      <text:p text:style-name="P70"/>
      <text:p text:style-name="P102"><draw:g text:anchor-type="as-char" svg:y="-0.2217in" draw:z-index="113" draw:style-name="gr1"><svg:title>TexMaths</svg:title><svg:desc>14§display§f_S=\text{f}^{\circ }\left(_{\left(x,\ y,\ z\right)\ \rightarrow f_S\left(x,\ y,\ z\right)=S}^{\ \ \ \ \mathbb{R}^3\ \ \ \rightarrow \ \ \ \mathbb{R}}\right)§svg§600§FALSE§</svg:desc><draw:g draw:style-name="gr2"><draw:path draw:style-name="gr511" draw:text-style-name="P123" svg:width="2.6299in" svg:height="0.3276in" svg:x="0.0004in" svg:y="0.0098in" svg:viewBox="0 0 6681 833" svg:d="M3341 833c-1114 0-2227 0-3341 0 0-277 0-556 0-833 2227 0 4454 0 6681 0 0 277 0 556 0 833-1112 0-2227 0-3340 0z"><text:p/></draw:path><draw:path draw:style-name="gr512" draw:text-style-name="P124" svg:width="0.0961in" svg:height="0.176in" svg:x="0.0008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513" draw:text-style-name="P124" svg:width="0.0854in" svg:height="0.0976in" svg:x="0.0957in" svg:y="0.1571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514" draw:text-style-name="P124"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515" draw:text-style-name="P124" svg:width="0.0626in" svg:height="0.1362in" svg:x="0.4622in" svg:y="0.0866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516" draw:text-style-name="P124" svg:width="0.0575in" svg:height="0.0575in" svg:x="0.5256in" svg:y="0.0736in" svg:viewBox="0 0 147 147" svg:d="M147 74c0-42-32-74-74-74-41 0-73 34-73 73 0 42 32 74 73 74 42 0 74-34 74-73zM73 130c-32 0-56-26-56-56 0-32 25-57 56-57 33 0 57 25 57 56 0 32-25 57-57 57z"><text:p/></draw:path><draw:path draw:style-name="gr517" draw:text-style-name="P124" svg:width="0.0736in" svg:height="0.3476in" svg:x="0.6709in" svg:y="0.0004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518" draw:text-style-name="P124" svg:width="0.0929in" svg:height="0.0921in" svg:x="1.0122in" svg:y="0.0504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519" draw:text-style-name="P124" svg:width="0.0496in" svg:height="0.0661in" svg:x="1.1157in" svg:y="0.0201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520" draw:text-style-name="P124" svg:width="0.1331in" svg:height="0.0709in" svg:x="1.387in" svg:y="0.0736in" svg:viewBox="0 0 339 181" svg:d="M291 98c-43 32-50 77-50 78 0 5 4 5 8 5 7 0 7 0 10-6 1-8 7-31 25-49 20-21 37-27 52-31 1-1 3-3 3-4 0-4-2-4-6-6-50-16-67-51-75-81-2-4-5-4-9-4-5 0-8 0-8 4 0 2 4 24 21 48 8 12 17 22 29 29-92 0-185 0-277 0-6 0-14 0-14 9 0 8 8 8 14 8 92 0 185 0 277 0z"><text:p/></draw:path><draw:path draw:style-name="gr521" draw:text-style-name="P124" svg:width="0.0929in" svg:height="0.0921in" svg:x="1.7268in" svg:y="0.0504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522" draw:text-style-name="P124" svg:width="0.035in" svg:height="0.1354in" svg:x="0.7673in" svg:y="0.174in" svg:viewBox="0 0 90 345" svg:d="M83 0c-66 46-83 119-83 172 0 48 14 124 83 173 2 0 7 0 7-5 0-2-2-2-5-5-44-41-61-100-61-163 0-92 35-138 63-164 1-1 3-2 3-4 0-4-5-4-7-4z"><text:p/></draw:path><draw:path draw:style-name="gr523" draw:text-style-name="P124" svg:width="0.0724in" svg:height="0.0606in" svg:x="0.8185in" svg:y="0.2154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524" draw:text-style-name="P124" svg:width="0.0173in" svg:height="0.0413in" svg:x="0.915in" svg:y="0.2594in" svg:viewBox="0 0 45 106" svg:d="M35 35c0 18-4 41-28 63-1 0-1 1-1 3 0 3 2 5 4 5 5 0 35-28 35-68 0-21-9-38-25-38-12 0-20 10-20 20 0 11 8 19 21 19 7 0 13-4 14-4z"><text:p/></draw:path><draw:path draw:style-name="gr525" draw:text-style-name="P124" svg:width="0.0689in" svg:height="0.0874in" svg:x="1.0169in" svg:y="0.2154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526" draw:text-style-name="P124" svg:width="0.0165in" svg:height="0.0413in" svg:x="1.1091in" svg:y="0.2594in" svg:viewBox="0 0 43 106" svg:d="M35 35c0 18-4 41-28 63-1 0-1 1-1 3 0 3 2 5 4 5 5 0 33-28 33-68 0-21-7-38-23-38-12 0-20 10-20 20 0 11 8 19 20 19 8 0 14-4 15-4z"><text:p/></draw:path><draw:path draw:style-name="gr527" draw:text-style-name="P124" svg:width="0.0618in" svg:height="0.0606in" svg:x="1.2126in" svg:y="0.2154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528" draw:text-style-name="P124" svg:width="0.035in" svg:height="0.1354in" svg:x="1.2937in" svg:y="0.174in" svg:viewBox="0 0 90 345" svg:d="M7 0c-3 0-7 0-7 4 0 2 1 3 3 6 29 26 63 73 63 162 0 72-23 126-60 160-6 6-6 6-6 8s1 5 4 5c4 0 38-24 60-66 16-30 26-66 26-107 0-49-16-123-83-172z"><text:p/></draw:path><draw:path draw:style-name="gr529" draw:text-style-name="P124" svg:width="0.1331in" svg:height="0.0713in" svg:x="1.4189in" svg:y="0.2055in" svg:viewBox="0 0 339 182" svg:d="M291 99c-43 33-32 52-49 77 0 6 3 6 9 6 5 0 7 0 8-7 1-8 7-29 25-49 20-21 38-27 52-31 3 0 3-3 3-4 0-3-2-4-6-6-50-15-67-50-74-81-1-4-4-4-8-4-6 0-9 0-9 6 7 15 3 23 20 47 8 11 18 21 29 30-92 0-185 0-277 0-6 0-14 0-14 8s8 8 14 8c92 0 185 0 277 0z"><text:p/></draw:path><draw:path draw:style-name="gr530" draw:text-style-name="P124" svg:width="0.0713in" svg:height="0.1232in" svg:x="1.5732in" svg:y="0.1795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531" draw:text-style-name="P124" svg:width="0.0669in" svg:height="0.0701in" svg:x="1.6504in" svg:y="0.2264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532" draw:text-style-name="P124" svg:width="0.035in" svg:height="0.1354in" svg:x="1.7516in" svg:y="0.174in" svg:viewBox="0 0 90 345" svg:d="M83 0c-66 46-83 119-83 172 0 48 14 124 83 173 2 0 7 0 7-5 0-2-2-2-5-5-44-41-61-100-61-163 0-92 35-138 63-164 1-1 3-2 3-4 0-4-5-4-7-4z"><text:p/></draw:path><draw:path draw:style-name="gr533" draw:text-style-name="P124" svg:width="0.0724in" svg:height="0.0606in" svg:x="1.8031in" svg:y="0.2154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534" draw:text-style-name="P124" svg:width="0.0173in" svg:height="0.0413in" svg:x="1.8996in" svg:y="0.2594in" svg:viewBox="0 0 45 106" svg:d="M35 35c0 18-4 41-28 63-1 0-1 1-1 3 0 3 2 5 4 5 5 0 35-28 35-68 0-21-9-38-25-38-12 0-20 10-20 20 0 11 8 19 21 19 7 0 13-4 14-4z"><text:p/></draw:path><draw:path draw:style-name="gr535" draw:text-style-name="P124" svg:width="0.0689in" svg:height="0.0874in" svg:x="2.0016in" svg:y="0.2154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536" draw:text-style-name="P124" svg:width="0.0165in" svg:height="0.0413in" svg:x="2.0933in" svg:y="0.2594in" svg:viewBox="0 0 43 106" svg:d="M35 35c0 18-4 41-28 63-1 0-1 1-1 3 0 3 2 5 4 5 5 0 33-28 33-68 0-21-7-38-23-38-12 0-20 10-20 20 0 11 8 19 20 19 8 0 14-4 15-4z"><text:p/></draw:path><draw:path draw:style-name="gr537" draw:text-style-name="P124" svg:width="0.0618in" svg:height="0.0606in" svg:x="2.1972in" svg:y="0.2154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538" draw:text-style-name="P124" svg:width="0.035in" svg:height="0.1354in" svg:x="2.278in" svg:y="0.174in" svg:viewBox="0 0 90 345" svg:d="M7 0c-3 0-7 0-7 4 0 2 1 3 3 6 29 26 63 73 63 162 0 72-23 126-60 160-6 6-6 6-6 8s1 5 4 5c4 0 38-24 60-66 16-30 26-66 26-107 0-49-16-123-83-172z"><text:p/></draw:path><draw:path draw:style-name="gr539" draw:text-style-name="P124" svg:width="0.0992in" svg:height="0.0358in" svg:x="2.3386in" svg:y="0.2228in" svg:viewBox="0 0 253 92" svg:d="M239 17c6 0 14 0 14-9 0-8-8-8-14-8-75 0-151 0-226 0-6 0-13 0-13 8 0 9 7 9 13 9 75 0 151 0 226 0zM239 92c6 0 14 0 14-8s-8-8-14-8c-75 0-151 0-226 0-6 0-13 0-13 8s7 8 13 8c75 0 151 0 226 0z"><text:p/></draw:path><draw:path draw:style-name="gr540" draw:text-style-name="P124" svg:width="0.0862in" svg:height="0.0972in" svg:x="2.4579in" svg:y="0.1803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541" draw:text-style-name="P124" svg:width="0.0736in" svg:height="0.3476in" svg:x="2.5669in" svg:y="0.0004in" svg:viewBox="0 0 188 884" svg:d="M188 443c0-142-34-292-131-402-7-9-25-27-36-38-4-3-6-3-11-3-6 0-10 0-10 6 0 1 1 2 3 4 17 18 43 45 74 98 53 95 73 217 73 335 0 211-59 341-147 431-2 1-3 3-3 4 0 6 4 6 10 6 5 0 7 0 11-4 48-41 99-110 134-213 21-68 33-147 33-224z"><text:p/></draw:path></draw:g></draw:g></text:p>
      <text:p text:style-name="P102"/>
      <text:p text:style-name="P95"><text:span text:style-name="T37">Le </text:span><text:span text:style-name="T49">laplacien</text:span><text:span text:style-name="T37"> </text:span><text:span text:style-name="T50">scalaire </text:span><text:span text:style-name="T37">de ce champ scalaire sera</text:span></text:p>
      <text:p text:style-name="Text_20_body"><text:span text:style-name="T37"><draw:g text:anchor-type="as-char" svg:y="-0.2217in" draw:z-index="114" draw:style-name="gr1"><svg:title>TexMaths</svg:title><svg:desc>14§display§\bigtriangleup \left(f_S\left(x,\ y,\ z\right)\right)=\text{div}\left(\vec{\text{grad}}\left(f_S\left(x,\ y,\ z\right)\right)\right)=\partial _x^2\left(f_S\left(x,\ y,\ z\right)\right)+\partial _y^2\left(f_S\left(x,\ y,\ z\right)\right)+\partial _z^2\left(f_S\left(x,\ y,\ z\right)\right)§svg§600§FALSE§</svg:desc><draw:g draw:style-name="gr2"><draw:path draw:style-name="gr431" draw:text-style-name="P123" svg:width="7.165in" svg:height="0.3276in" svg:x="0.0004in" svg:y="0.0098in" svg:viewBox="0 0 18200 833" svg:d="M9100 833c-3034 0-6067 0-9100 0 0-277 0-556 0-833 6066 0 12134 0 18200 0 0 277 0 556 0 833-3033 0-6066 0-9100 0z"><text:p/></draw:path><draw:path draw:style-name="gr432" draw:text-style-name="P124" svg:width="0.1248in" svg:height="0.1382in" svg:x="0.0016in" svg:y="0.0843in" svg:viewBox="0 0 318 352" svg:d="M168 8c-3-5-5-8-10-8-4 0-6 1-8 10-49 108-97 214-146 322-4 7-4 8-4 10 0 10 8 10 15 10 96 0 191 0 287 0 8 0 16 0 16-10 0-3-1-4-4-9-49-109-97-217-146-325zM158 29c46 101 92 202 137 303-91 0-181 0-273 0 46-101 91-202 136-303z"><text:p/></draw:path><draw:path draw:style-name="gr433" draw:text-style-name="P124" svg:width="0.0374in" svg:height="0.1925in" svg:x="0.1791in" svg:y="0.078in" svg:viewBox="0 0 96 490" svg:d="M96 485c0-2 0-3-7-12-51-60-66-152-66-228 0-85 17-171 67-232 6-6 6-7 6-9 0-3-2-4-5-4-4 0-41 34-65 95-21 55-26 109-26 150 0 39 5 98 27 154 25 60 60 91 64 91 3 0 5-1 5-5z"><text:p/></draw:path><draw:path draw:style-name="gr434" draw:text-style-name="P124" svg:width="0.0807in" svg:height="0.176in" svg:x="0.2346in" svg:y="0.0866in" svg:viewBox="0 0 206 448" svg:d="M130 151c12 0 24 0 35 0 9 0 13 0 13-11 0-4-4-4-12-4-11 0-22 0-34 0 3-18 6-38 9-56 2-11 8-46 10-52 4-10 11-17 19-17 2 0 13 0 20 9-18 2-21 19-21 26 0 13 7 18 15 18 11 0 22-11 22-29 0-22-18-35-36-35-14 0-40 10-52 59-2 10-4 14-14 77-9 0-18 0-28 0-8 0-13 0-13 8 0 7 4 7 12 7 9 0 18 0 27 0-11 65-20 129-30 194-8 47-15 92-37 92-1 0-12 0-20-8 20-2 24-20 24-27 0-11-9-17-16-17-10 0-23 10-23 30 0 21 19 33 35 33 24 0 40-29 47-47 13-31 22-91 24-94 8-52 16-104 24-156z"><text:p/></draw:path><draw:path draw:style-name="gr435" draw:text-style-name="P124" svg:width="0.072in" svg:height="0.0976in" svg:x="0.3142in" svg:y="0.1571in" svg:viewBox="0 0 184 249" svg:d="M184 4c0-1-1-4-5-4-1 0-1 0-5 4-5 7-10 13-15 20-10-18-28-24-45-24-41 0-78 39-78 78 0 6 2 20 10 33 10 14 21 16 40 22 5 1 21 6 24 7 10 3 27 10 27 35 0 28-24 62-57 62-25 0-55-12-55-49 0-5 0-12 1-19 0-1 0-1 0-1 0-4-4-4-5-4-3 0-3 0-5 7-4 22-10 45-15 68 0 2-1 3-1 6 0 1 1 4 5 4 1 0 2-1 6-5 2-5 10-16 14-20 15 21 37 25 55 25 43 0 78-45 78-85 0-16-6-30-11-38-11-13-15-14-52-24-6-1-15-4-19-5-7-3-19-12-19-31 0-28 26-55 56-55 31 0 46 21 46 53 0 5-1 13-1 16 0 5 4 5 5 5 5 0 5-2 6-8 5-24 10-49 15-73z"><text:p/></draw:path><draw:path draw:style-name="gr436" draw:text-style-name="P124" svg:width="0.037in" svg:height="0.1925in" svg:x="0.4429in" svg:y="0.078in" svg:viewBox="0 0 95 490" svg:d="M95 485c0-2 0-3-7-12-52-60-65-152-65-228 0-85 17-171 67-232 5-6 5-7 5-9 0-3-1-4-4-4-4 0-41 34-65 95-21 55-26 109-26 150 0 39 5 98 27 154 25 60 60 91 64 91 3 0 4-1 4-5z"><text:p/></draw:path><draw:path draw:style-name="gr437" draw:text-style-name="P124" svg:width="0.0803in" svg:height="0.0874in" svg:x="0.4945in" svg:y="0.1374in" svg:viewBox="0 0 205 223" svg:d="M125 69c3-13 12-59 41-59 3 0 12 0 20 7-10 3-18 15-18 26 0 9 3 17 15 17 9 0 22-8 22-28 0-25-24-32-39-32-23 0-37 25-43 36-9-32-32-36-44-36-43 0-66 63-66 76 0 4 3 4 5 4 3 0 4 0 5-6 15-52 41-64 56-64 7 0 22 5 22 33 0 16-7 48-22 118-7 29-22 50-40 50-3 0-12 0-20-5 10-3 19-14 19-27 0-14-9-18-16-18-11 0-22 13-22 29 0 23 20 33 39 33 27 0 42-35 43-38 5 18 20 38 45 38 42 0 65-63 65-76 0-6-3-6-4-6-4 0-5 3-6 6-13 53-41 64-54 64-17 0-24-15-24-32 0-11 3-22 7-43 5-23 10-45 14-67z"><text:p/></draw:path><draw:path draw:style-name="gr438" draw:text-style-name="P124" svg:width="0.0185in" svg:height="0.0575in" svg:x="0.5965in" svg:y="0.202in" svg:viewBox="0 0 48 147" svg:d="M48 52c0-34-10-52-27-52-13 0-21 13-21 25 0 14 8 27 21 27 6 0 11-2 15-7 2 0 2-2 2-2 1 0 1 2 1 9 0 36-14 66-28 81-5 6-5 7-5 8 0 3 2 6 5 6 4 0 37-38 37-95z"><text:p/></draw:path><draw:path draw:style-name="gr439" draw:text-style-name="P124" svg:width="0.0744in" svg:height="0.1248in" svg:x="0.7134in" svg:y="0.1374in" svg:viewBox="0 0 190 318" svg:d="M189 29c1-7 1-7 1-11 0-8-6-12-12-12-4 0-10 2-14 9-1 3-5 19-6 27-3 13-6 27-8 39-6 30-13 59-19 88-2 9-20 42-47 42-21 0-25-21-25-39 0-24 7-53 21-96 7-21 8-26 8-35 0-23-13-41-34-41-39 0-54 71-54 76 0 4 4 2 5 4 4 0 4 0 7-9 10-46 27-61 41-61 3 0 10 0 10 17 0 12-3 25-7 33-16 53-23 81-23 104 0 43 26 59 50 59 15 0 30-9 41-23-4 25-10 49-27 76-10 17-25 31-44 31-6 0-25-2-32-21 7 0 12 0 18-6 4-4 8-10 8-19 0-16-11-17-15-17-10 0-24 7-24 31 0 25 19 43 45 43 42 0 84-45 96-101 13-63 27-125 40-188z"><text:p/></draw:path><draw:path draw:style-name="gr440" draw:text-style-name="P124" svg:width="0.0185in" svg:height="0.0575in" svg:x="0.8079in" svg:y="0.202in" svg:viewBox="0 0 48 147" svg:d="M48 52c0-34-10-52-26-52-14 0-22 13-22 25 0 14 8 27 22 27 5 0 10-2 14-7 2 0 2-2 3-2 0 3 0 2 0 9 0 36-14 66-27 81-5 6-5 7-5 8 0 3 1 6 4 6 4 0 37-38 37-95z"><text:p/></draw:path><draw:path draw:style-name="gr441" draw:text-style-name="P124" svg:width="0.0685in" svg:height="0.0874in" svg:x="0.9272in" svg:y="0.1374in" svg:viewBox="0 0 175 223" svg:d="M38 176c22-29 34-40 49-56 0-1 26-26 40-44 39-45 48-69 48-72 0-4-4-4-5-4-2 0-4 0-6 6-12 22-21 30-30 30-11 0-16-7-21-15-9-11-16-21-29-21-31 0-50 45-50 56 0 3 1 6 5 6 3 0 4-3 6-6 8-22 31-24 35-24 8 0 16 4 26 9 16 7 21 7 31 7-15 21-49 56-57 64-13 14-25 27-38 41-27 33-42 61-42 64 0 6 4 3 5 6 3 0 4-2 7-7 9-17 22-31 35-31 9 0 14 5 23 19 7 10 16 19 27 19 41 0 65-63 65-76 0-3-1-6-5-6-3 0-5 3-6 7-9 33-36 41-49 41-8 0-16-3-25-6-14-7-20-8-29-8-3 0-7 0-10 1z"><text:p/></draw:path><draw:path draw:style-name="gr442" draw:text-style-name="P124" svg:width="0.0374in" svg:height="0.1925in" svg:x="1.0122in" svg:y="0.078in" svg:viewBox="0 0 96 490" svg:d="M96 245c0-38-5-98-28-153-25-61-60-92-63-92-4 0-5 1-5 4 0 2 0 3 8 11 40 49 64 128 64 230 0 84-16 171-66 231-6 6-6 7-6 9s1 5 5 5c3 0 41-32 64-95 21-53 27-108 27-150z"><text:p/></draw:path><draw:path draw:style-name="gr443" draw:text-style-name="P124" svg:width="0.037in" svg:height="0.1925in" svg:x="1.0752in" svg:y="0.078in" svg:viewBox="0 0 95 490" svg:d="M95 245c0-38-5-98-27-153-25-61-60-92-64-92-3 0-4 1-4 4 0 2 0 3 7 11 41 49 65 128 65 230 0 84-16 171-67 231-5 6-5 7-5 9s1 5 4 5c4 0 41-32 65-95 21-53 26-108 26-150z"><text:p/></draw:path><draw:path draw:style-name="gr444" draw:text-style-name="P124" svg:width="0.1071in" svg:height="0.0449in" svg:x="1.1835in" svg:y="0.1516in" svg:viewBox="0 0 273 115" svg:d="M259 20c7 0 14 0 14-10s-7-10-13-10c-82 0-165 0-247 0-6 0-13 0-13 10s7 10 14 10c82 0 163 0 245 0zM260 115c6 0 13 0 13-10s-7-10-14-10c-82 0-163 0-245 0-7 0-14 0-14 10s7 10 13 10c82 0 165 0 247 0z"><text:p/></draw:path><draw:path draw:style-name="gr445" draw:text-style-name="P124" svg:width="0.0795in" svg:height="0.1362in" svg:x="1.3508in" svg:y="0.0886in" svg:viewBox="0 0 203 347" svg:d="M142 315c0 10 0 21 0 32 20-2 41-4 61-5 0-6 0-11 0-16-28 0-32-2-32-28 0-99 0-199 0-298-20 1-40 4-60 6 0 5 0 9 0 15 30 0 33 4 33 28 0 35 0 71 0 106-13-18-30-30-53-30-48 0-91 47-91 110s40 112 87 112c27 0 45-16 55-32zM142 183c0 34 0 68 0 101 0 9 0 10-4 19-13 22-31 33-49 33-19 0-33-12-43-31-11-21-12-49-12-68s1-48 13-70c8-16 25-33 47-33 14 0 31 9 44 31 4 9 4 9 4 18z"><text:p/></draw:path><draw:path draw:style-name="gr446" draw:text-style-name="P124" svg:width="0.0343in" svg:height="0.1291in" svg:x="1.4409in" svg:y="0.0937in" svg:viewBox="0 0 88 329" svg:d="M59 112c-19 1-39 4-58 6 0 5 0 9 0 15 27 0 31 3 31 27 0 43 0 86 0 131 0 23-5 23-32 23 0 4 0 10 0 15 13 0 35-1 45-1 15 0 29 1 43 1 0-5 0-11 0-15-27 0-29-3-29-21 0-61 0-121 0-181zM61 27c0-17-11-27-22-27-13 0-21 14-21 27 0 12 8 25 21 25 11 0 22-10 22-25z"><text:p/></draw:path><draw:path draw:style-name="gr447" draw:text-style-name="P124" svg:width="0.0791in" svg:height="0.085in" svg:x="1.4835in" svg:y="0.1398in" svg:viewBox="0 0 202 217" svg:d="M164 48c4-12 11-33 38-33 0-5 0-9 0-15-10 0-21 1-31 1-9 0-29-1-36-1 0 6 0 10 0 15 15 0 20 12 20 21 0 5 0 6-3 12-14 42-28 84-42 126-15-47-30-91-46-138-2-7-1-5-2-8 0-13 17-13 24-13 0-5 0-9 0-15-13 0-36 1-45 1-12 0-28-1-41-1 0 6 0 10 0 15 27 0 28 3 34 19 20 57 39 116 59 173 2 7 3 10 9 10 5 0 7-4 8-10 18-53 37-106 54-159z"><text:p/></draw:path><draw:path draw:style-name="gr448" draw:text-style-name="P124" svg:width="0.0614in" svg:height="0.3476in" svg:x="1.6224in" svg:y="0.0004in" svg:viewBox="0 0 157 884" svg:d="M138 878c2 0 4 4 5 6 4 0 6 0 9 0 2 0 5-2 5-6 0-1-1-3-2-4-14-18-37-45-62-98-45-95-61-217-61-333 0-219 51-346 124-433 1-3 1-3 1-4 0-6-3-6-8-6-6 0-6 0-9 4-40 41-84 109-113 213-18 65-27 144-27 226 0 114 18 246 82 361 12 18 18 27 27 39 4 6 9 14 13 17 6 6 10 13 16 18z"><text:p/></draw:path><draw:path draw:style-name="gr449" draw:text-style-name="P124" svg:width="0.0717in" svg:height="0.0378in" svg:x="1.8244in" svg:y="0.0335in" svg:viewBox="0 0 183 97" svg:d="M147 57c-6 7-20 21-20 30 0 5 4 10 8 10 3 0 6-3 8-6 5-8 14-22 33-32 2-3 7-4 7-11 0-5-4-7-6-10-9-7-14-16-18-28 0-4-2-10-8-10s-8 6-8 10c0 3 4 18 11 28-47 0-93 0-140 0-7 0-14 0-14 10 0 9 7 9 14 9 45 0 88 0 133 0z"><text:p/></draw:path><draw:path draw:style-name="gr450" draw:text-style-name="P124" svg:width="0.0736in" svg:height="0.1272in" svg:x="1.6949in" svg:y="0.1354in" svg:viewBox="0 0 188 324" svg:d="M80 139c-37 0-37-51-37-62 0-13 2-28 7-41 4-5 13-19 30-19 35 0 35 49 35 60 0 14 0 29-6 42-3 6-13 20-29 20zM32 157c0-2 0-13 7-23 16 14 33 16 41 16 37 0 67-35 67-73 0-18-7-36-18-48 15-16 30-18 37-18 2 0 3 0 4 0-4 2-6 7-6 13 0 8 5 15 12 15 5 0 12-4 12-15 0-9-5-24-22-24-8 0-25 3-43 22-17-15-35-16-43-16-39 0-67 33-67 71 0 21 9 41 19 50-5 7-13 24-13 41 0 15 6 35 19 45-25 8-38 29-38 49 0 35 40 62 90 62s92-26 92-63c0-17-6-43-27-57s-46-14-71-14c-10 0-28 0-30 0-14-2-22-18-22-33zM91 312c-42 0-70-25-70-50 0-23 15-41 34-44 8 0 15 0 24 0 36 0 82 0 82 44 0 27-30 50-70 50z"><text:p/></draw:path><draw:path draw:style-name="gr451" draw:text-style-name="P124" svg:width="0.0539in" svg:height="0.085in" svg:x="1.7756in" svg:y="0.1374in" svg:viewBox="0 0 138 217" svg:d="M57 53c0-18 0-35 0-53-18 1-38 4-57 6 0 5 0 9 0 15 29 0 33 3 33 27 0 43 0 88 0 131 0 23-5 23-33 23 0 4 0 9 0 15 16 0 36-1 47-1 16 0 36 0 53 1 0-6 0-11 0-15-3 0-6 0-9 0-30 0-31-6-31-23 0-25 0-52 0-77 0-47 17-92 48-92 3 0 5 0 5 1-2 0-10 6-10 20 0 12 10 21 18 21s17-7 17-23c0-15-13-29-30-29-29 0-45 32-51 53z"><text:p/></draw:path><draw:path draw:style-name="gr452" draw:text-style-name="P124" svg:width="0.0724in" svg:height="0.0882in" svg:x="1.8413in" svg:y="0.1362in" svg:viewBox="0 0 185 225" svg:d="M120 182c2 20 12 41 32 41 9 0 33-7 33-47 0-9 0-19 0-28-3 0-6 0-9 0 0 9 0 19 0 28 0 28-11 31-15 31-14 0-16-22-16-24 0-33 0-65 0-99 0-20 0-39-15-57-15-20-36-27-56-27-34 0-62 22-62 55 0 15 8 23 18 23 12 0 19-9 19-22 0-7-1-22-21-22 12-19 32-24 45-24 21 0 44 19 44 63 0 5 0 12 0 18-21 1-50 3-76 18-30 17-41 42-41 65 0 39 40 51 66 51 27 0 45-19 54-43zM117 102c0 17 0 32 0 49 0 46-30 63-48 63-21 0-37-17-37-42 0-26 17-67 85-70z"><text:p/></draw:path><draw:path draw:style-name="gr453" draw:text-style-name="P124" svg:width="0.0795in" svg:height="0.1362in" svg:x="1.9213in" svg:y="0.0886in" svg:viewBox="0 0 203 347" svg:d="M142 315c0 10 0 21 0 32 20-2 41-4 61-5 0-6 0-11 0-16-29 0-32-2-32-28 0-99 0-199 0-298-20 1-40 4-60 6 0 5 0 9 0 15 30 0 32 4 32 28 0 35 0 71 0 106-12-18-29-30-52-30-48 0-91 47-91 110s40 112 87 112c27 0 45-16 55-32zM142 183c0 34 0 68 0 101 0 9 0 10-5 19-12 22-30 33-48 33-19 0-33-12-43-31-11-21-12-49-12-68s1-48 13-70c8-16 25-33 47-33 14 0 31 9 43 31 5 9 5 9 5 18z"><text:p/></draw:path><draw:path draw:style-name="gr454" draw:text-style-name="P124" svg:width="0.0374in" svg:height="0.1925in" svg:x="2.0488in" svg:y="0.078in" svg:viewBox="0 0 96 490" svg:d="M96 485c0-2 0-3-7-12-51-60-64-152-64-228 0-85 15-171 65-232 6-6 6-7 6-9 0-3-1-4-5-4-3 0-41 34-64 95-21 55-27 109-27 150 0 39 5 98 28 154 25 60 60 91 63 91 4 0 5-1 5-5z"><text:p/></draw:path><draw:path draw:style-name="gr455" draw:text-style-name="P124" svg:width="0.0803in" svg:height="0.176in" svg:x="2.1047in" svg:y="0.0866in" svg:viewBox="0 0 205 448" svg:d="M129 151c12 0 23 0 35 0 10 0 13 0 13-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6-47 14-31 23-91 23-94 9-52 17-104 25-156z"><text:p/></draw:path><draw:path draw:style-name="gr456" draw:text-style-name="P124" svg:width="0.0717in" svg:height="0.0976in" svg:x="2.1839in" svg:y="0.1571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457" draw:text-style-name="P124" svg:width="0.0374in" svg:height="0.1925in" svg:x="2.3122in" svg:y="0.078in" svg:viewBox="0 0 96 490" svg:d="M96 485c0-2 0-3-7-12-51-60-64-152-64-228 0-85 15-171 65-232 6-6 6-7 6-9 0-3-2-4-5-4s-41 34-65 95c-20 55-26 109-26 150 0 39 5 98 27 154 26 60 61 91 64 91s5-1 5-5z"><text:p/></draw:path><draw:path draw:style-name="gr458" draw:text-style-name="P124" svg:width="0.0803in" svg:height="0.0874in" svg:x="2.3642in" svg:y="0.1374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459" draw:text-style-name="P124" svg:width="0.0185in" svg:height="0.0575in" svg:x="2.4661in" svg:y="0.202in" svg:viewBox="0 0 48 147" svg:d="M48 52c0-34-9-52-26-52-14 0-22 13-22 25 0 14 8 27 22 27 5 0 11-2 14-7 2 0 2-2 3-2 0 3 1 2 1 9 0 36-15 66-28 81-5 6-5 7-5 8 0 3 2 6 4 6 4 0 37-38 37-95z"><text:p/></draw:path><draw:path draw:style-name="gr460" draw:text-style-name="P124" svg:width="0.0744in" svg:height="0.1248in" svg:x="2.5835in" svg:y="0.1374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461" draw:text-style-name="P124" svg:width="0.0189in" svg:height="0.0575in" svg:x="2.6776in" svg:y="0.202in" svg:viewBox="0 0 49 147" svg:d="M49 52c0-34-10-52-27-52-13 0-22 13-22 25 0 14 9 27 22 27 5 0 11-2 14-7 2 0 2-2 3-2s1 2 1 9c0 36-14 66-28 81-5 6-5 7-5 8 0 3 2 6 5 6s37-38 37-95z"><text:p/></draw:path><draw:path draw:style-name="gr462" draw:text-style-name="P124" svg:width="0.0685in" svg:height="0.0874in" svg:x="2.7969in" svg:y="0.1374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9 0 14 5 24 19 7 10 14 19 26 19 41 0 65-63 65-76 0-3-2-6-5-6-4 0-5 3-6 7-9 33-35 41-49 41-8 0-15-3-25-6-14-7-20-8-28-8-1 0-8 0-12 1z"><text:p/></draw:path><draw:path draw:style-name="gr463" draw:text-style-name="P124" svg:width="0.037in" svg:height="0.1925in" svg:x="2.8819in" svg:y="0.078in" svg:viewBox="0 0 95 490" svg:d="M95 245c0-38-5-98-27-153-25-61-60-92-64-92-3 0-4 1-4 4 0 2 0 3 7 11 41 49 65 128 65 230 0 84-16 171-67 231-5 6-5 7-5 9s1 5 4 5c4 0 41-32 65-95 21-53 26-108 26-150z"><text:p/></draw:path><draw:path draw:style-name="gr464" draw:text-style-name="P124" svg:width="0.0374in" svg:height="0.1925in" svg:x="2.9449in" svg:y="0.078in" svg:viewBox="0 0 96 490" svg:d="M96 245c0-38-5-98-27-153-26-61-61-92-64-92s-5 1-5 4c0 2 0 3 8 11 40 49 64 128 64 230 0 84-16 171-66 231-6 6-6 7-6 9s2 5 5 5 41-32 65-95c20-53 26-108 26-150z"><text:p/></draw:path><draw:path draw:style-name="gr465" draw:text-style-name="P124" svg:width="0.0614in" svg:height="0.3476in" svg:x="3.0043in" svg:y="0.0004in" svg:viewBox="0 0 157 884" svg:d="M157 443c0-142-28-292-109-402-6-9-21-27-30-38-4-3-4-3-10-3-3 0-8 0-8 6 0 1 2 4 4 4 14 18 36 45 60 98 45 95 61 217 61 335 0 211-49 341-123 431-1 1-2 3-2 4 0 6 5 6 8 6 6 0 6 0 11-4 38-41 83-110 111-213 18-68 27-147 27-224z"><text:p/></draw:path><draw:path draw:style-name="gr466" draw:text-style-name="P124" svg:width="0.1075in" svg:height="0.0449in" svg:x="3.1496in" svg:y="0.1516in" svg:viewBox="0 0 274 115" svg:d="M260 20c6 0 14 0 14-10s-8-10-14-10c-82 0-164 0-246 0-6 0-14 0-14 10s8 10 14 10c82 0 164 0 246 0zM260 115c6 0 14 0 14-10s-8-10-14-10c-82 0-164 0-246 0-6 0-14 0-14 10s8 10 14 10c82 0 164 0 246 0z"><text:p/></draw:path><draw:path draw:style-name="gr467" draw:text-style-name="P124" svg:width="0.085in" svg:height="0.1425in" svg:x="3.3181in" svg:y="0.0843in" svg:viewBox="0 0 217 363" svg:d="M175 185c-5-31-21-58-53-58-26 0-53 7-84 47-34 40-38 85-38 101 0 30 19 88 76 88 99 0 141-166 141-236 0-78-39-127-89-127-60 0-79 63-79 77 0 7 4 17 15 17 15 0 23-14 23-25 0-19-12-19-19-19 18-36 47-39 60-39 29 0 58 27 58 90 0 19-2 43-11 84zM77 349c-45 0-45-51-45-56 0-13 10-82 28-112 16-28 36-44 62-44 44 0 46 56 46 66 0 35-27 146-91 146z"><text:p/></draw:path><draw:path draw:style-name="gr468" draw:text-style-name="P124" svg:width="0.05in" svg:height="0.0894in" svg:x="3.4142in" svg:y="0.0531in" svg:viewBox="0 0 128 228" svg:d="M128 165c-4 0-7 0-11 0-1 9-3 28-7 32-2 2-24 2-29 2-18 0-35 0-53 0 31-32 41-42 58-58 22-21 42-42 42-74 0-42-31-67-68-67-35 0-60 29-60 62 0 16 12 19 15 19 7 0 15-7 15-18 0-7-2-18-17-18 9-25 29-32 42-32 29 0 45 26 45 54 0 30-19 53-27 66-24 27-47 53-71 81-2 4-2 4-2 14 40 0 79 0 118 0 4-21 6-42 10-63z"><text:p/></draw:path><draw:path draw:style-name="gr469" draw:text-style-name="P124" svg:width="0.0602in" svg:height="0.0606in" svg:x="3.4035in" svg:y="0.2102in" svg:viewBox="0 0 154 155" svg:d="M57 116c-2 11-11 30-27 30-1 0-9 0-15-5 12-4 13-16 13-19 0-7-6-13-12-13-8 0-16 9-16 21 0 18 15 25 29 25s26-9 33-23c7 18 22 23 34 23 34 0 52-43 52-51 0-6-4-5-5-6-5 0-5 3-6 7-6 24-23 41-40 41-11 0-17-9-17-23 0-8 7-39 15-78 6-27 19-35 28-35 1 0 9 0 15 5-8 3-11 13-11 19 0 8 3 12 10 12 6 0 17-5 17-21 0-18-18-25-30-25-15 0-26 11-33 25-4-14-18-25-34-25-32 0-51 43-51 53 0 4 3 3 5 4 4 0 4-1 5-5 7-27 26-42 40-42 10 0 18 7 18 22 0 7-4 25-7 37-4 15-6 32-10 47z"><text:p/></draw:path><draw:path draw:style-name="gr470" draw:text-style-name="P124" svg:width="0.0374in" svg:height="0.1925in" svg:x="3.5224in" svg:y="0.078in" svg:viewBox="0 0 96 490" svg:d="M96 485c0-2 0-3-7-12-51-60-64-152-64-228 0-85 15-171 65-232 6-6 6-7 6-9 0-3-1-4-5-4-3 0-41 34-64 95-21 55-27 109-27 150 0 39 5 98 28 154 25 60 60 91 63 91 4 0 5-1 5-5z"><text:p/></draw:path><draw:path draw:style-name="gr471" draw:text-style-name="P124" svg:width="0.0803in" svg:height="0.176in" svg:x="3.5783in" svg:y="0.0866in" svg:viewBox="0 0 205 448" svg:d="M129 151c12 0 23 0 35 0 8 0 13 0 13-11 0-4-5-4-11-4-11 0-23 0-35 0 4-18 6-38 10-56 1-11 7-46 9-52 4-10 11-17 20-17 1 0 12 0 20 9-19 2-22 19-22 26 0 13 7 18 15 18 10 0 22-11 22-29 0-22-19-35-35-35-14 0-40 10-53 59-2 10-3 14-14 77-9 0-19 0-28 0-7 0-12 0-12 8 0 7 4 7 11 7 9 0 19 0 28 0-11 65-21 129-32 194-7 47-14 92-35 92-2 0-12 0-20-8 19-2 23-20 23-27 0-11-8-17-16-17-10 0-22 10-22 30 0 21 18 33 35 33 22 0 39-29 46-47 14-31 23-91 23-94 9-52 17-104 25-156z"><text:p/></draw:path><draw:path draw:style-name="gr472" draw:text-style-name="P124" svg:width="0.0717in" svg:height="0.0976in" svg:x="3.6575in" svg:y="0.1571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473" draw:text-style-name="P124" svg:width="0.0374in" svg:height="0.1925in" svg:x="3.7858in" svg:y="0.078in" svg:viewBox="0 0 96 490" svg:d="M96 485c0-2 0-3-7-12-51-60-64-152-64-228 0-85 15-171 65-232 6-6 6-7 6-9 0-3-2-4-5-4s-41 34-65 95c-21 55-26 109-26 150 0 39 5 98 27 154 26 60 61 91 64 91s5-1 5-5z"><text:p/></draw:path><draw:path draw:style-name="gr474" draw:text-style-name="P124" svg:width="0.0803in" svg:height="0.0874in" svg:x="3.8374in" svg:y="0.1374in" svg:viewBox="0 0 205 223" svg:d="M127 69c2-13 11-59 39-59 3 0 12 0 22 7-12 3-20 15-20 26 0 9 4 17 15 17 9 0 22-8 22-28 0-25-23-32-37-32-25 0-39 25-44 36-10-32-33-36-44-36-44 0-67 63-67 76 0 4 3 2 5 4 3 0 4 0 5-6 15-52 41-64 56-64 8 0 22 5 22 33 0 16-7 48-22 118-7 29-22 50-39 50-2 0-12 0-21-5 10-3 20-14 20-27 0-14-10-18-16-18-12 0-23 13-23 29 0 23 21 33 39 33 28 0 42-35 43-38 5 18 20 38 45 38 42 0 65-63 65-76 0-6-3-6-4-6-4 0-5 3-5 6-14 53-42 64-55 64-17 0-22-15-22-32 0-11 2-22 7-43 4-23 9-45 14-67z"><text:p/></draw:path><draw:path draw:style-name="gr475" draw:text-style-name="P124" svg:width="0.0185in" svg:height="0.0575in" svg:x="3.9394in" svg:y="0.202in" svg:viewBox="0 0 48 147" svg:d="M48 52c0-34-9-52-26-52-14 0-22 13-22 25 0 14 8 27 22 27 5 0 11-2 14-7 2 0 2-2 3-2 0 3 1 2 1 9 0 36-15 66-28 81-5 6-5 7-5 8 0 3 2 6 4 6 4 0 37-38 37-95z"><text:p/></draw:path><draw:path draw:style-name="gr476" draw:text-style-name="P124" svg:width="0.0744in" svg:height="0.1248in" svg:x="4.0567in" svg:y="0.1374in" svg:viewBox="0 0 190 318" svg:d="M188 29c2-7 2-7 2-11 0-8-6-12-13-12-3 0-11 2-14 9-1 3-4 19-6 27-2 13-6 27-8 39-6 30-13 59-19 88-1 9-19 42-46 42-21 0-25-21-25-39 0-24 7-53 21-96 6-21 8-26 8-35 0-23-14-41-34-41-39 0-54 71-54 76 0 4 4 4 5 4 3 0 4 0 6-9 11-46 28-61 42-61 3 0 10 0 10 17 0 12-4 25-7 33-16 53-24 81-24 104 0 43 25 59 50 59 16 0 31-9 42-23-6 25-10 49-27 76-10 17-27 31-45 31-6 0-25-2-32-21 7 0 13 0 19-6 3-4 8-10 8-19 0-16-12-17-15-17-11 0-24 7-24 31 0 25 18 43 44 43 42 0 85-45 96-101 13-63 27-125 40-188z"><text:p/></draw:path><draw:path draw:style-name="gr477" draw:text-style-name="P124" svg:width="0.0189in" svg:height="0.0575in" svg:x="4.1508in" svg:y="0.202in" svg:viewBox="0 0 49 147" svg:d="M49 52c0-34-10-52-27-52-14 0-22 13-22 25 0 14 8 27 22 27 5 0 11-2 14-7 2 0 2-2 3-2 0 3 1 2 1 9 0 36-14 66-28 81-5 6-5 7-5 8 0 3 2 6 5 6s37-38 37-95z"><text:p/></draw:path><draw:path draw:style-name="gr478" draw:text-style-name="P124" svg:width="0.0685in" svg:height="0.0874in" svg:x="4.2705in" svg:y="0.1374in" svg:viewBox="0 0 175 223" svg:d="M36 176c23-29 34-40 50-56 0-1 25-26 41-44 38-45 48-69 48-72 0-4-4-4-5-4-4 0-5 0-6 6-13 22-22 30-32 30s-14-7-21-15c-7-11-14-21-28-21-30 0-50 45-50 56 0 3 2 6 6 6 3 0 4-3 4-6 9-22 32-24 36-24 9 0 16 4 25 9 17 7 21 7 32 7-14 21-49 56-56 64-13 14-25 27-38 41-28 33-42 61-42 64 0 6 4 6 5 6 3 0 3-2 7-7 9-17 21-31 34-31 9 0 14 5 24 19 7 10 14 19 26 19 41 0 65-63 65-76 0-3-2-6-5-6-4 0-5 3-6 7-9 33-35 41-49 41-8 0-15-3-25-6-14-7-20-8-28-8-1 0-8 0-12 1z"><text:p/></draw:path><draw:path draw:style-name="gr479" draw:text-style-name="P124" svg:width="0.0374in" svg:height="0.1925in" svg:x="4.3547in" svg:y="0.078in" svg:viewBox="0 0 96 490" svg:d="M96 245c0-38-5-98-27-153-24-61-60-92-64-92-3 0-5 1-5 4 0 2 0 3 8 11 41 49 65 128 65 230 0 84-16 171-67 231-6 6-6 7-6 9s2 5 5 5c4 0 41-32 65-95 21-53 26-108 26-150z"><text:p/></draw:path><draw:path draw:style-name="gr480" draw:text-style-name="P124" svg:width="0.0374in" svg:height="0.1925in" svg:x="4.4181in" svg:y="0.078in" svg:viewBox="0 0 96 490" svg:d="M96 245c0-38-5-98-28-153-25-61-60-92-63-92s-5 1-5 4c0 2 0 3 8 11 40 49 64 128 64 230 0 84-16 171-66 231-6 6-6 7-6 9s2 5 5 5 41-32 65-95c20-53 26-108 26-150z"><text:p/></draw:path><draw:path draw:style-name="gr481" draw:text-style-name="P124" svg:width="0.1071in" svg:height="0.1287in" svg:x="4.5173in" svg:y="0.1102in" svg:viewBox="0 0 273 328" svg:d="M145 174c39 0 77 0 115 0 6 0 13 0 13-10s-7-10-13-10c-38 0-76 0-115 0 0-46 0-91 0-137 0-7 0-17-8-17s-8 10-8 17c0 46 0 91 0 137-39 0-77 0-116 0-6 0-13 0-13 10s7 10 13 10c39 0 77 0 116 0 0 44 0 91 0 137 0 7 0 17 8 17s8-10 8-17c0-46 0-93 0-137z"><text:p/></draw:path><draw:path draw:style-name="gr482" draw:text-style-name="P124" svg:width="0.085in" svg:height="0.1425in" svg:x="4.6768in" svg:y="0.0843in" svg:viewBox="0 0 217 363" svg:d="M175 185c-4-31-21-58-53-58-26 0-53 7-84 47-34 40-38 85-38 101 0 30 19 88 76 88 99 0 141-166 141-236 0-78-38-127-89-127-60 0-79 63-79 77 0 7 4 17 17 17s22-14 22-25c0-19-13-19-20-19 18-36 47-39 60-39 29 0 58 27 58 90 0 19-2 43-11 84zM77 349c-45 0-45-51-45-56 0-13 10-82 28-112 16-28 36-44 62-44 44 0 46 56 46 66 0 35-27 146-91 146z"><text:p/></draw:path><draw:path draw:style-name="gr483" draw:text-style-name="P124" svg:width="0.05in" svg:height="0.0894in" svg:x="4.7724in" svg:y="0.0531in" svg:viewBox="0 0 128 228" svg:d="M128 165c-4 0-7 0-11 0 0 9-3 28-7 32-2 2-24 2-28 2-18 0-36 0-54 0 31-32 41-42 58-58 22-21 42-42 42-74 0-42-31-67-68-67-35 0-60 29-60 62 0 16 12 19 15 19 7 0 15-7 15-18 0-7-2-18-17-18 9-25 29-32 42-32 29 0 45 26 45 54 0 30-18 53-27 66-24 27-47 53-71 81-2 4-2 4-2 14 40 0 79 0 118 0 4-21 6-42 10-63z"><text:p/></draw:path><draw:path draw:style-name="gr484" draw:text-style-name="P124" svg:width="0.0583in" svg:height="0.0874in" svg:x="4.7614in" svg:y="0.2102in" svg:viewBox="0 0 149 223" svg:d="M148 22c1-4 1-5 1-7 0-7-5-11-9-11s-10 2-13 9c0 1-3 12-4 19-2 10-5 18-7 28-1 9-10 52-10 56-2 0-15 30-37 30-19 0-19-23-19-28 0-19 6-41 16-68 3-11 4-15 4-21 0-16-11-29-28-29-28 0-42 48-42 53 0 4 5 4 6 4 3 0 3-1 5-5 7-28 19-42 31-42 5 0 7 4 7 12 0 7-2 16-4 20-13 42-17 55-17 70 0 6 0 22 12 34 8 8 21 9 28 9 12 0 22-4 32-15-4 20-7 34-19 50-8 12-20 23-35 23-1 0-16 0-21-11 15-3 15-19 15-20 0-11-8-13-11-13-8 0-17 7-17 23 0 18 14 31 35 31 28 0 64-27 73-70 9-44 18-87 28-131z"><text:p/></draw:path><draw:path draw:style-name="gr485" draw:text-style-name="P124" svg:width="0.0374in" svg:height="0.1925in" svg:x="4.8811in" svg:y="0.078in" svg:viewBox="0 0 96 490" svg:d="M96 485c0-2 0-3-7-12-51-60-64-152-64-228 0-85 15-171 65-232 6-6 6-7 6-9 0-3-1-4-5-4-3 0-41 34-64 95-21 55-27 109-27 150 0 39 5 98 28 154 25 60 60 91 63 91 4 0 5-1 5-5z"><text:p/></draw:path><draw:path draw:style-name="gr486" draw:text-style-name="P124" svg:width="0.0803in" svg:height="0.176in" svg:x="4.937in" svg:y="0.0866in" svg:viewBox="0 0 205 448" svg:d="M129 151c12 0 25 0 36 0 9 0 12 0 12-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7-47 13-31 22-91 22-94 9-52 17-104 25-156z"><text:p/></draw:path><draw:path draw:style-name="gr487" draw:text-style-name="P124" svg:width="0.0717in" svg:height="0.0976in" svg:x="5.0161in" svg:y="0.1571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488" draw:text-style-name="P124" svg:width="0.0374in" svg:height="0.1925in" svg:x="5.1445in" svg:y="0.078in" svg:viewBox="0 0 96 490" svg:d="M96 485c0-2 0-3-7-12-51-60-64-152-64-228 0-85 15-171 65-232 6-6 6-7 6-9 0-3-2-4-5-4s-41 34-65 95c-20 55-26 109-26 150 0 39 5 98 28 154 25 60 60 91 63 91s5-1 5-5z"><text:p/></draw:path><draw:path draw:style-name="gr489" draw:text-style-name="P124" svg:width="0.0803in" svg:height="0.0874in" svg:x="5.1965in" svg:y="0.1374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490" draw:text-style-name="P124" svg:width="0.0185in" svg:height="0.0575in" svg:x="5.2984in" svg:y="0.202in" svg:viewBox="0 0 48 147" svg:d="M48 52c0-34-9-52-26-52-14 0-22 13-22 25 0 14 8 27 22 27 5 0 11-2 14-7 2 0 2-2 3-2 0 3 1 2 1 9 0 36-15 66-28 81-5 6-5 7-5 8 0 3 2 6 4 6 4 0 37-38 37-95z"><text:p/></draw:path><draw:path draw:style-name="gr491" draw:text-style-name="P124" svg:width="0.0744in" svg:height="0.1248in" svg:x="5.4157in" svg:y="0.1374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492" draw:text-style-name="P124" svg:width="0.0189in" svg:height="0.0575in" svg:x="5.5098in" svg:y="0.202in" svg:viewBox="0 0 49 147" svg:d="M49 52c0-34-10-52-27-52-13 0-22 13-22 25 0 14 9 27 22 27 5 0 11-2 14-7 2 0 2-2 3-2s1 2 1 9c0 36-14 66-28 81-5 6-5 7-5 8 0 3 2 6 5 6 4 0 37-38 37-95z"><text:p/></draw:path><draw:path draw:style-name="gr493" draw:text-style-name="P124" svg:width="0.0685in" svg:height="0.0874in" svg:x="5.6291in" svg:y="0.1374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5-63 65-76 0-3-2-6-5-6-4 0-5 3-6 7-9 33-35 41-49 41-8 0-15-3-25-6-14-7-20-8-28-8-1 0-7 0-12 1z"><text:p/></draw:path><draw:path draw:style-name="gr494" draw:text-style-name="P124" svg:width="0.037in" svg:height="0.1925in" svg:x="5.7142in" svg:y="0.078in" svg:viewBox="0 0 95 490" svg:d="M95 245c0-38-5-98-27-153-25-61-60-92-64-92-3 0-4 1-4 4 0 2 0 3 7 11 41 49 65 128 65 230 0 84-16 171-67 231-5 6-5 7-5 9s1 5 4 5c4 0 41-32 65-95 21-53 26-108 26-150z"><text:p/></draw:path><draw:path draw:style-name="gr495" draw:text-style-name="P124" svg:width="0.0374in" svg:height="0.1925in" svg:x="5.7772in" svg:y="0.078in" svg:viewBox="0 0 96 490" svg:d="M96 245c0-38-5-98-27-153-26-61-61-92-64-92s-5 1-5 4c0 2 0 3 8 11 40 49 64 128 64 230 0 84-16 171-66 231-6 6-6 7-6 9s2 5 5 5 41-32 65-95c21-53 26-108 26-150z"><text:p/></draw:path><draw:path draw:style-name="gr496" draw:text-style-name="P124" svg:width="0.1071in" svg:height="0.1287in" svg:x="5.8764in" svg:y="0.1102in" svg:viewBox="0 0 273 328" svg:d="M145 174c39 0 77 0 115 0 6 0 13 0 13-10s-7-10-13-10c-38 0-76 0-115 0 0-46 0-91 0-137 0-7 0-17-8-17s-8 10-8 17c0 46 0 91 0 137-39 0-77 0-116 0-6 0-13 0-13 10s7 10 13 10c39 0 77 0 116 0 0 44 0 91 0 137 0 7 0 17 8 17s8-10 8-17c0-46 0-93 0-137z"><text:p/></draw:path><draw:path draw:style-name="gr497" draw:text-style-name="P124" svg:width="0.085in" svg:height="0.1425in" svg:x="6.0354in" svg:y="0.0843in" svg:viewBox="0 0 217 363" svg:d="M175 185c-4-31-21-58-53-58-26 0-53 7-84 47-34 40-38 85-38 101 0 30 19 88 76 88 99 0 141-166 141-236 0-78-38-127-89-127-60 0-79 63-79 77 0 7 4 17 17 17s22-14 22-25c0-19-13-19-20-19 19-36 47-39 60-39 29 0 58 27 58 90 0 19-2 43-11 84zM77 349c-45 0-45-51-45-56 0-13 10-82 28-112 16-28 36-44 62-44 44 0 46 56 46 66 0 35-27 146-91 146z"><text:p/></draw:path><draw:path draw:style-name="gr498" draw:text-style-name="P124" svg:width="0.05in" svg:height="0.0894in" svg:x="6.1315in" svg:y="0.0531in" svg:viewBox="0 0 128 228" svg:d="M128 165c-4 0-7 0-11 0 0 9-3 28-7 32-2 2-24 2-28 2-18 0-36 0-54 0 31-32 41-42 59-58 21-21 41-42 41-74 0-42-31-67-68-67-35 0-60 29-60 62 0 16 13 19 15 19 7 0 15-7 15-18 0-7-2-18-16-18 8-25 28-32 41-32 29 0 45 26 45 54 0 30-18 53-27 66-24 27-47 53-71 81-2 4-2 4-2 14 40 0 79 0 118 0 4-21 6-42 10-63z"><text:p/></draw:path><draw:path draw:style-name="gr499" draw:text-style-name="P124" svg:width="0.0516in" svg:height="0.0606in" svg:x="6.1224in" svg:y="0.2102in" svg:viewBox="0 0 132 155" svg:d="M30 122c9-9 13-16 38-39 6-6 28-27 36-35 18-21 28-40 28-44s-3-4-4-4c-3 0-4 1-5 4-9 16-15 21-22 21-4 0-8 0-17-11s-16-14-22-14c-23 0-39 31-39 41 0 2 3 4 5 4 4 0 4-2 5-4 5-13 21-13 26-13s14 1 17 3c17 4 18 4 26 4-8 8-13 15-41 41-22 22-29 30-35 37-18 20-26 35-26 38 0 4 4 4 5 4 3 0 3 0 4-2 9-14 18-21 27-21 4 0 9 0 16 8 9 11 15 15 24 15 31 0 49-42 49-53 0-4-2-4-4-4-4 0-4 1-5 6-6 16-22 25-36 25-7 0-14-2-21-4-14-3-17-3-21-3-2 0-5 0-8 0z"><text:p/></draw:path><draw:path draw:style-name="gr500" draw:text-style-name="P124" svg:width="0.0374in" svg:height="0.1925in" svg:x="6.2402in" svg:y="0.078in" svg:viewBox="0 0 96 490" svg:d="M96 485c0-2 0-3-7-12-51-60-64-152-64-228 0-85 15-171 65-232 6-6 6-7 6-9 0-3-1-4-5-4-3 0-41 34-64 95-21 55-27 109-27 150 0 39 5 98 28 154 25 60 60 91 63 91 4 0 5-1 5-5z"><text:p/></draw:path><draw:path draw:style-name="gr501" draw:text-style-name="P124" svg:width="0.0803in" svg:height="0.176in" svg:x="6.2957in" svg:y="0.0866in" svg:viewBox="0 0 205 448" svg:d="M129 151c12 0 25 0 36 0 9 0 12 0 12-11 0-4-3-4-11-4-11 0-23 0-35 0 4-18 6-38 10-56 1-11 7-46 9-52 4-10 11-17 20-17 1 0 12 0 20 9-18 2-22 19-22 26 0 13 7 18 15 18 10 0 22-11 22-29 0-22-19-35-35-35-14 0-40 10-53 59-2 10-3 14-13 77-9 0-20 0-29 0-7 0-12 0-12 8 0 7 4 7 12 7 9 0 18 0 27 0-11 65-21 129-32 194-7 47-14 92-35 92-2 0-12 0-20-8 19-2 23-20 23-27 0-11-8-17-16-17-10 0-22 10-22 30 0 21 18 33 35 33 22 0 39-29 47-47 13-31 22-91 22-94 9-52 17-104 25-156z"><text:p/></draw:path><draw:path draw:style-name="gr502" draw:text-style-name="P124" svg:width="0.0717in" svg:height="0.0976in" svg:x="6.3752in" svg:y="0.1571in" svg:viewBox="0 0 183 249" svg:d="M183 4c0-1-1-4-4-4-2 0-2 0-5 4-5 7-10 13-15 20-10-18-29-24-46-24-41 0-77 39-77 78 0 6 0 20 10 33 9 14 20 16 40 22 5 1 20 6 24 7 10 3 27 10 27 35 0 28-24 62-57 62-26 0-57-12-57-49 0-5 2-12 3-19 0-1 0-1 0-1 0-4-4-4-5-4-5 0-5 0-6 7-4 22-9 45-14 68-1 2-1 3-1 6 0 1 1 4 4 4 2 0 2-1 5-5 4-5 11-16 14-20 16 21 38 25 56 25 43 0 78-45 78-85 0-16-5-30-12-38-9-13-14-14-51-24-6-1-15-4-18-5-7-3-20-12-20-31 0-28 26-55 57-55 30 0 45 21 45 53 0 5-1 13-1 16 0 5 4 5 5 5 4 0 4-2 6-8 4-24 10-49 15-73z"><text:p/></draw:path><draw:path draw:style-name="gr503" draw:text-style-name="P124" svg:width="0.0374in" svg:height="0.1925in" svg:x="6.5035in" svg:y="0.078in" svg:viewBox="0 0 96 490" svg:d="M96 485c0-2 0-3-7-12-51-60-64-152-64-228 0-85 15-171 65-232 6-6 6-7 6-9 0-3-2-4-5-4s-41 34-65 95c-20 55-26 109-26 150 0 39 5 98 28 154 25 60 60 91 63 91s5-1 5-5z"><text:p/></draw:path><draw:path draw:style-name="gr504" draw:text-style-name="P124" svg:width="0.0803in" svg:height="0.0874in" svg:x="6.5551in" svg:y="0.1374in" svg:viewBox="0 0 205 223" svg:d="M127 69c2-13 11-59 39-59 3 0 13 0 22 7-12 3-20 15-20 26 0 9 4 17 15 17 9 0 22-8 22-28 0-25-23-32-37-32-25 0-39 25-44 36-10-32-33-36-44-36-44 0-67 63-67 76 0 4 5 4 6 4 2 0 3 0 4-6 15-52 41-64 56-64 8 0 22 5 22 33 0 16-7 48-22 118-6 29-22 50-39 50-2 0-12 0-21-5 10-3 20-14 20-27 0-14-10-18-16-18-12 0-23 13-23 29 0 23 21 33 39 33 28 0 42-35 43-38 6 18 20 38 45 38 43 0 66-63 66-76 0-6-4-6-5-6-4 0-5 3-5 6-14 53-42 64-55 64-17 0-22-15-22-32 0-11 2-22 7-43 4-23 9-45 14-67z"><text:p/></draw:path><draw:path draw:style-name="gr505" draw:text-style-name="P124" svg:width="0.0185in" svg:height="0.0575in" svg:x="6.6571in" svg:y="0.202in" svg:viewBox="0 0 48 147" svg:d="M48 52c0-34-9-52-26-52-14 0-22 13-22 25 0 14 8 27 22 27 5 0 11-2 14-7 2 0 2-2 3-2 0 3 1 2 1 9 0 36-15 66-28 81-5 6-5 7-5 8 0 3 2 6 4 6 4 0 37-38 37-95z"><text:p/></draw:path><draw:path draw:style-name="gr506" draw:text-style-name="P124" svg:width="0.0744in" svg:height="0.1248in" svg:x="6.7744in" svg:y="0.1374in" svg:viewBox="0 0 190 318" svg:d="M188 29c2-7 2-7 2-11 0-8-6-12-13-12-3 0-11 2-14 9-1 3-4 19-6 27-2 13-6 27-8 39-6 30-13 59-19 88-1 9-19 42-46 42-21 0-25-21-25-39 0-24 7-53 21-96 6-21 8-26 8-35 0-23-13-41-34-41-39 0-54 71-54 76 0 4 4 4 5 4 3 0 4 0 6-9 11-46 28-61 42-61 3 0 10 0 10 17 0 12-4 25-7 33-16 53-24 81-24 104 0 43 27 59 50 59 16 0 31-9 42-23-6 25-10 49-27 76-10 17-27 31-45 31-6 0-24-2-31-21 6 0 12 0 18-6 3-4 8-10 8-19 0-16-12-17-15-17-10 0-24 7-24 31 0 25 18 43 44 43 42 0 85-45 96-101 13-63 27-125 40-188z"><text:p/></draw:path><draw:path draw:style-name="gr507" draw:text-style-name="P124" svg:width="0.0185in" svg:height="0.0575in" svg:x="6.8693in" svg:y="0.202in" svg:viewBox="0 0 48 147" svg:d="M48 52c0-34-10-52-27-52-13 0-21 13-21 25 0 14 8 27 21 27 5 0 11-2 14-7 3 0 1-2 3-2 1 0 1 2 1 9 0 36-14 66-28 81-5 6-5 7-5 8 0 3 2 6 5 6 4 0 37-38 37-95z"><text:p/></draw:path><draw:path draw:style-name="gr508" draw:text-style-name="P124" svg:width="0.0685in" svg:height="0.0874in" svg:x="6.9882in" svg:y="0.1374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6-63 66-76 0-3-3-6-6-6-4 0-5 3-6 7-9 33-35 41-49 41-8 0-15-3-25-6-13-7-20-8-28-8-1 0-7 0-12 1z"><text:p/></draw:path><draw:path draw:style-name="gr509" draw:text-style-name="P124" svg:width="0.037in" svg:height="0.1925in" svg:x="7.0732in" svg:y="0.078in" svg:viewBox="0 0 95 490" svg:d="M95 245c0-38-5-98-27-153-25-61-60-92-64-92-3 0-4 1-4 4 0 2 0 3 7 11 41 49 65 128 65 230 0 84-16 171-67 231-5 6-5 7-5 9s1 5 4 5c4 0 41-32 65-95 21-53 26-108 26-150z"><text:p/></draw:path><draw:path draw:style-name="gr510" draw:text-style-name="P124" svg:width="0.0374in" svg:height="0.1925in" svg:x="7.1358in" svg:y="0.078in" svg:viewBox="0 0 96 490" svg:d="M96 245c0-38-5-98-27-153-26-61-61-92-64-92s-5 1-5 4c0 2 0 3 8 11 40 49 64 128 64 230 0 84-16 171-66 231-6 6-6 7-6 9s2 5 5 5 41-32 65-95c21-53 26-108 26-150z"><text:p/></draw:path></draw:g></draw:g></text:span></text:p>
      <text:p text:style-name="P80">Soit plus simplement</text:p>
      <text:p text:style-name="P57"><draw:g text:anchor-type="as-char" svg:y="-0.2217in" draw:z-index="115" draw:style-name="gr1"><svg:title>TexMaths</svg:title><svg:desc>14§display§\bigtriangleup \left(S\right)=\text{div}\left(\vec{\text{grad}}\left(S\right)\right)=\partial _x^2\left(S\right)+\partial _y^2\left(S\right)+\partial _z^2\left(S\right)§svg§600§FALSE§</svg:desc><draw:g draw:style-name="gr2"><draw:path draw:style-name="gr391" draw:text-style-name="P123" svg:width="4.1925in" svg:height="0.3276in" svg:x="0.0004in" svg:y="0.0098in" svg:viewBox="0 0 10650 833" svg:d="M5326 833c-1775 0-3551 0-5326 0 0-277 0-556 0-833 3551 0 7100 0 10650 0 0 277 0 556 0 833-1775 0-3550 0-5324 0z"><text:p/></draw:path><draw:path draw:style-name="gr392" draw:text-style-name="P12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393" draw:text-style-name="P124" svg:width="0.0441in" svg:height="0.1925in" svg:x="0.2142in" svg:y="0.078in" svg:viewBox="0 0 113 490" svg:d="M113 485c0-2 0-3-7-12-61-60-78-152-78-228 0-85 20-171 80-232 5-6 5-7 5-9 0-3-1-4-4-4-5 0-49 34-78 95-25 55-31 109-31 150 0 39 6 98 32 154 30 60 72 91 77 91 3 0 4-1 4-5z"><text:p/></draw:path><draw:path draw:style-name="gr394" draw:text-style-name="P124" svg:width="0.1142in" svg:height="0.1409in" svg:x="0.2803in" svg:y="0.0866in" svg:viewBox="0 0 291 359" svg:d="M291 6c0-2 0-6-4-6-3 0-3 1-10 8-8 10-15 19-24 28-12-23-37-36-70-36-61 0-121 57-121 116 0 41 26 63 51 70 19 4 35 9 54 14 18 4 44 11 44 52 0 45-40 91-88 91-32 0-87-11-87-71 0-13 3-24 3-27 2-3 2-3 2-4 0-4-5-6-6-6-3 0-4 2-6 3-1 1-29 114-29 115 0 3 3 6 6 6 2 0 2-2 8-9 8-10 17-19 25-28 21 30 55 37 83 37 67 0 124-66 124-128 0-34-16-50-23-57-12-12-19-13-63-24-10-3-28-9-33-10-14-4-30-18-30-43 0-41 39-83 86-83 41 0 70 21 70 77 0 15-1 24-1 27 0 1 0 5 6 5 5 0 5-1 8-10 8-36 17-71 25-107z"><text:p/></draw:path><draw:path draw:style-name="gr395" draw:text-style-name="P124" svg:width="0.0441in" svg:height="0.1925in" svg:x="0.4114in" svg:y="0.078in" svg:viewBox="0 0 113 490" svg:d="M113 245c0-38-5-98-32-153-29-61-71-92-77-92-3 0-4 1-4 4 0 2 0 3 8 11 49 49 77 128 77 230 0 84-18 171-79 231-6 6-6 7-6 9s1 5 4 5c6 0 49-32 79-95 25-53 30-108 30-150z"><text:p/></draw:path><draw:path draw:style-name="gr396" draw:text-style-name="P124" svg:width="0.128in" svg:height="0.0449in" svg:x="0.5406in" svg:y="0.1516in" svg:viewBox="0 0 326 115" svg:d="M309 20c9 0 17 0 17-10s-8-10-15-10c-98 0-198 0-296 0-7 0-15 0-15 10s8 10 15 10c98 0 196 0 294 0zM311 115c7 0 15 0 15-10s-8-10-17-10c-98 0-196 0-294 0-7 0-15 0-15 10s8 10 15 10c98 0 198 0 296 0z"><text:p/></draw:path><draw:path draw:style-name="gr397" draw:text-style-name="P124" svg:width="0.0949in" svg:height="0.1362in" svg:x="0.7406in" svg:y="0.0886in" svg:viewBox="0 0 242 347" svg:d="M169 315c0 10 0 21 0 32 24-2 49-4 73-5 0-6 0-11 0-16-35 0-38-2-38-28 0-99 0-199 0-298-23 1-47 4-71 6 0 5 0 9 0 15 35 0 38 4 38 28 0 35 0 71 0 106-14-18-35-30-62-30-57 0-109 47-109 110s48 112 104 112c32 0 54-16 65-32zM169 183c0 34 0 68 0 101 0 9 0 10-5 19-14 22-37 33-58 33-22 0-40-12-51-31-13-21-14-49-14-68s1-48 15-70c10-16 28-33 55-33 18 0 39 9 53 31 5 9 5 9 5 18z"><text:p/></draw:path><draw:path draw:style-name="gr398" draw:text-style-name="P124" svg:width="0.0409in" svg:height="0.1291in" svg:x="0.848in" svg:y="0.0937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399" draw:text-style-name="P124" svg:width="0.0945in" svg:height="0.085in" svg:x="0.8988in" svg:y="0.1398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400" draw:text-style-name="P124" svg:width="0.0728in" svg:height="0.3476in" svg:x="1.0646in" svg:y="0.0004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01" draw:text-style-name="P124" svg:width="0.085in" svg:height="0.0378in" svg:x="1.3059in" svg:y="0.0335in" svg:viewBox="0 0 217 97" svg:d="M174 57c-6 7-23 21-23 30 0 5 4 10 10 10 4 0 7-3 10-6 5-8 17-22 38-32 4-3 8-4 8-11 0-5-3-7-7-10-10-7-15-16-20-28-1-4-2-10-9-10s-10 6-10 10c0 3 4 18 11 28-55 0-111 0-165 0-9 0-17 0-17 10 0 9 8 9 17 9 52 0 105 0 157 0z"><text:p/></draw:path><draw:path draw:style-name="gr402" draw:text-style-name="P124" svg:width="0.0882in" svg:height="0.1272in" svg:x="1.1508in" svg:y="0.1354in" svg:viewBox="0 0 225 324" svg:d="M97 139c-44 0-44-51-44-62 0-13 0-28 9-41 2-5 14-19 35-19 42 0 42 49 42 60 0 14 0 29-9 42-3 6-14 20-33 20zM39 157c0-2 0-13 9-23 18 14 39 16 49 16 44 0 78-35 78-73 0-18-7-36-20-48 19-16 35-18 45-18 2 0 3 0 4 0-5 2-7 7-7 13 0 8 6 15 14 15 5 0 14-4 14-15 0-9-5-24-25-24-10 0-31 3-52 22-21-15-42-16-51-16-47 0-80 33-80 71 0 21 10 41 22 50-5 7-15 24-15 41 0 15 7 35 22 45-29 8-46 29-46 49 0 35 49 62 109 62 58 0 109-26 109-63 0-17-7-43-32-57s-54-14-84-14c-12 0-33 0-38 0-15-2-25-18-25-33zM109 312c-49 0-82-25-82-50 0-23 18-41 39-44 10 0 19 0 29 0 42 0 98 0 98 44 0 27-35 50-84 50z"><text:p/></draw:path><draw:path draw:style-name="gr403" draw:text-style-name="P124" svg:width="0.0646in" svg:height="0.085in" svg:x="1.2476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404" draw:text-style-name="P124" svg:width="0.0866in" svg:height="0.0882in" svg:x="1.3264in" svg:y="0.1362in" svg:viewBox="0 0 221 225" svg:d="M143 182c1 20 15 41 38 41 11 0 40-7 40-47 0-9 0-19 0-28-4 0-8 0-12 0 0 9 0 19 0 28 0 28-12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405" draw:text-style-name="P124" svg:width="0.0957in" svg:height="0.1362in" svg:x="1.4213in" svg:y="0.0886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406" draw:text-style-name="P124" svg:width="0.0449in" svg:height="0.1925in" svg:x="1.574in" svg:y="0.078in" svg:viewBox="0 0 115 490" svg:d="M115 485c0-2 0-3-9-12-61-60-77-152-77-228 0-85 19-171 79-232 7-6 7-7 7-9 0-3-3-4-6-4-4 0-49 34-78 95-25 55-31 109-31 150 0 39 6 98 32 154 30 60 73 91 77 91 3 0 6-1 6-5z"><text:p/></draw:path><draw:path draw:style-name="gr407" draw:text-style-name="P124" svg:width="0.115in" svg:height="0.1409in" svg:x="1.6402in" svg:y="0.0866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29-18-29-43 0-41 39-83 85-83 41 0 72 21 72 77 0 15-3 24-3 27 0 1 0 5 6 5 5 0 5-1 8-10 8-36 18-71 27-107z"><text:p/></draw:path><draw:path draw:style-name="gr408" draw:text-style-name="P124" svg:width="0.0441in" svg:height="0.1925in" svg:x="1.7713in" svg:y="0.078in" svg:viewBox="0 0 113 490" svg:d="M113 245c0-38-5-98-32-153-29-61-71-92-77-92-3 0-4 1-4 4 0 2 0 3 8 11 49 49 77 128 77 230 0 84-18 171-79 231-6 6-6 7-6 9s1 5 4 5c6 0 49-32 79-95 25-53 30-108 30-150z"><text:p/></draw:path><draw:path draw:style-name="gr409" draw:text-style-name="P124" svg:width="0.0736in" svg:height="0.3476in" svg:x="1.8425in" svg:y="0.0004in" svg:viewBox="0 0 188 884" svg:d="M188 443c0-142-34-292-131-402-7-9-25-27-37-38-3-3-5-3-10-3-6 0-10 0-10 6 0 1 1 4 3 4 17 18 43 45 74 98 53 95 73 217 73 335 0 211-59 341-149 431 0 1-1 3-1 4 0 6 4 6 10 6 5 0 7 0 11-4 48-41 99-110 133-213 22-68 34-147 34-224z"><text:p/></draw:path><draw:path draw:style-name="gr410" draw:text-style-name="P124" svg:width="0.128in" svg:height="0.0449in" svg:x="2.0161in" svg:y="0.1516in" svg:viewBox="0 0 326 115" svg:d="M309 20c9 0 17 0 17-10s-8-10-15-10c-98 0-198 0-296 0-7 0-15 0-15 10s8 10 17 10c98 0 194 0 292 0zM311 115c7 0 15 0 15-10s-8-10-17-10c-98 0-194 0-292 0-9 0-17 0-17 10s8 10 15 10c98 0 198 0 296 0z"><text:p/></draw:path><draw:path draw:style-name="gr411" draw:text-style-name="P124" svg:width="0.1016in" svg:height="0.1425in" svg:x="2.2165in" svg:y="0.0843in" svg:viewBox="0 0 259 363" svg:d="M209 185c-6-31-26-58-65-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412" draw:text-style-name="P124" svg:width="0.0598in" svg:height="0.0894in" svg:x="2.3307in" svg:y="0.0531in" svg:viewBox="0 0 153 228" svg:d="M153 165c-5 0-7 0-12 0-1 9-4 28-9 32-3 2-30 2-34 2-21 0-42 0-63 0 36-32 48-42 69-58 25-21 49-42 49-74 0-42-37-67-80-67-44 0-73 29-73 62 0 16 15 19 18 19 9 0 18-7 18-18 0-7-1-18-19-18 11-25 33-32 50-32 34 0 52 26 52 54 0 30-21 53-32 66-28 27-55 53-83 81-4 4-4 4-4 14 48 0 95 0 143 0 3-21 7-42 10-63z"><text:p/></draw:path><draw:path draw:style-name="gr413" draw:text-style-name="P124" svg:width="0.0724in" svg:height="0.0606in" svg:x="2.3181in" svg:y="0.2102in" svg:viewBox="0 0 185 155" svg:d="M70 116c-4 11-15 30-32 30-2 0-13 0-20-5 14-4 16-16 16-19 0-7-6-13-14-13-10 0-20 9-20 21 0 18 20 25 36 25s30-9 40-23c7 18 26 23 40 23 39 0 60-43 60-51 0-6-4-6-5-6-4 0-4 3-6 7-8 24-28 41-47 41-14 0-21-9-21-23 0-8 8-39 18-78 7-27 22-35 33-35 6 1 12 0 19 5-12 3-16 13-16 19 0 8 6 12 14 12 9 0 20-5 20-21 0-18-23-25-37-25-16 0-30 11-37 25-7-14-23-25-42-25-38 0-61 43-61 53 0 4 5 4 6 4 4 0 4-1 7-5 8-27 29-42 46-42 13 0 21 7 21 22 0 7-4 25-7 37-4 15-7 32-11 47z"><text:p/></draw:path><draw:path draw:style-name="gr414" draw:text-style-name="P124" svg:width="0.0441in" svg:height="0.1925in" svg:x="2.461in" svg:y="0.078in" svg:viewBox="0 0 113 490" svg:d="M113 485c0-2 0-3-8-12-60-60-77-152-77-228 0-85 20-171 80-232 5-6 5-7 5-9 0-3-1-4-4-4-5 0-49 34-78 95-25 55-31 109-31 150 0 39 6 98 32 154 30 60 72 91 77 91 3 0 4-1 4-5z"><text:p/></draw:path><draw:path draw:style-name="gr415" draw:text-style-name="P124" svg:width="0.1142in" svg:height="0.1409in" svg:x="2.5272in" svg:y="0.0866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416" draw:text-style-name="P124" svg:width="0.0441in" svg:height="0.1925in" svg:x="2.6583in" svg:y="0.078in" svg:viewBox="0 0 113 490" svg:d="M113 245c0-38-5-98-32-153-29-61-71-92-77-92-3 0-4 1-4 4 0 2 0 3 8 11 49 49 77 128 77 230 0 84-18 171-79 231-6 6-6 7-6 9s1 5 4 5c6 0 49-32 79-95 25-53 30-108 30-150z"><text:p/></draw:path><draw:path draw:style-name="gr417" draw:text-style-name="P124" svg:width="0.1287in" svg:height="0.1287in" svg:x="2.776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18" draw:text-style-name="P124" svg:width="0.1016in" svg:height="0.1425in" svg:x="2.966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419" draw:text-style-name="P124" svg:width="0.0598in" svg:height="0.0894in" svg:x="3.0811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420" draw:text-style-name="P124" svg:width="0.0689in" svg:height="0.0874in" svg:x="3.0681in" svg:y="0.2102in" svg:viewBox="0 0 176 223" svg:d="M175 22c1-4 1-5 1-7 0-7-5-11-11-11-4 0-11 2-14 9-1 1-4 12-5 19-3 10-5 18-7 28-3 9-13 52-14 56-14 10-16 30-42 30-24 0-24-23-24-28 0-19 8-41 18-68 4-11 6-15 6-21 0-16-14-29-33-29-35 0-50 48-50 53 0 4 4 4 6 4 4 0 5-1 5-5 10-28 24-42 38-42 6 0 8 4 8 12 0 7-2 16-4 20-17 42-21 55-21 70 0 6 0 22 14 34 11 8 25 9 35 9 13 0 25-4 37-15-5 20-7 34-23 50-8 12-22 23-40 23-3 0-20 0-27-11 18-3 18-19 18-20 0-11-10-13-12-13-9 0-20 7-20 23 0 18 15 31 41 31 35 0 77-27 88-70 11-44 21-87 32-131z"><text:p/></draw:path><draw:path draw:style-name="gr421" draw:text-style-name="P124" svg:width="0.0441in" svg:height="0.1925in" svg:x="3.211in" svg:y="0.078in" svg:viewBox="0 0 113 490" svg:d="M113 485c0-2 0-3-8-12-62-60-77-152-77-228 0-85 18-171 80-232 5-6 5-7 5-9 0-3-1-4-4-4-5 0-49 34-78 95-25 55-31 109-31 150 0 39 6 98 32 154 30 60 72 91 77 91 3 0 4-1 4-5z"><text:p/></draw:path><draw:path draw:style-name="gr422" draw:text-style-name="P124" svg:width="0.1142in" svg:height="0.1409in" svg:x="3.2772in" svg:y="0.0866in" svg:viewBox="0 0 291 359" svg:d="M291 6c0-2 0-6-5-6-2 0-3 1-9 8-8 10-15 19-24 28-12-23-37-36-70-36-63 0-121 57-121 116 0 41 26 63 51 70 17 4 35 9 52 14 18 4 46 11 46 52 0 45-40 91-89 91-31 0-86-11-86-71 0-13 3-24 3-27s2-3 2-4c0-4-6-6-7-6-3 0-3 2-5 3-1 1-29 114-29 115 0 3 3 6 6 6 2 0 2-2 8-9 8-10 15-19 24-28 21 30 54 37 84 37 66 0 124-66 124-128 0-34-16-50-23-57-12-12-20-13-63-24-12-3-28-9-33-10-14-4-30-18-30-43 0-41 39-83 86-83 41 0 70 21 70 77 0 15-1 24-1 27 0 1 0 5 6 5 5 0 5-1 7-10 8-36 18-71 26-107z"><text:p/></draw:path><draw:path draw:style-name="gr423" draw:text-style-name="P124" svg:width="0.0449in" svg:height="0.1925in" svg:x="3.4079in" svg:y="0.078in" svg:viewBox="0 0 115 490" svg:d="M115 245c0-38-6-98-32-153-30-61-73-92-77-92-3 0-6 1-6 4 0 2 0 3 10 11 49 49 77 128 77 230 0 84-18 171-80 231-7 6-7 7-7 9s3 5 6 5c4 0 49-32 78-95 25-53 31-108 31-150z"><text:p/></draw:path><draw:path draw:style-name="gr424" draw:text-style-name="P124" svg:width="0.128in" svg:height="0.1287in" svg:x="3.5264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25" draw:text-style-name="P124" svg:width="0.1012in" svg:height="0.1425in" svg:x="3.7169in" svg:y="0.0843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426" draw:text-style-name="P124" svg:width="0.0598in" svg:height="0.0894in" svg:x="3.8311in" svg:y="0.0531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427" draw:text-style-name="P124" svg:width="0.0618in" svg:height="0.0606in" svg:x="3.8201in" svg:y="0.2102in" svg:viewBox="0 0 158 155" svg:d="M36 122c10-9 16-16 45-39 7-6 34-27 44-35 21-21 33-40 33-44s-4-4-5-4c-3 0-5 1-6 4-11 16-18 21-27 21-4 0-8 0-19-11s-20-14-27-14c-28 0-46 31-46 41 0 2 3 4 6 4 4 0 4-2 5-4 6-13 25-13 31-13 7 0 17 1 21 3 20 4 22 4 31 4-10 8-16 15-49 41-27 22-35 30-42 37-21 20-31 35-31 38 0 4 4 4 6 4 4 0 4 0 5-2 10-14 21-21 32-21 5 0 10 0 19 8 11 11 18 15 29 15 36 0 60-42 60-53 0-4-4-4-7-4-4 0-4 1-5 6-7 16-27 25-44 25-8 0-17-2-25-4-17-3-20-3-25-3-3 0-6 0-9 0z"><text:p/></draw:path><draw:path draw:style-name="gr428" draw:text-style-name="P124" svg:width="0.0441in" svg:height="0.1925in" svg:x="3.961in" svg:y="0.078in" svg:viewBox="0 0 113 490" svg:d="M113 485c0-2 0-3-8-12-62-60-77-152-77-228 0-85 18-171 80-232 5-6 5-7 5-9 0-3-1-4-4-4-5 0-50 34-78 95-25 55-31 109-31 150 0 39 4 98 32 154 30 60 72 91 77 91 3 0 4-1 4-5z"><text:p/></draw:path><draw:path draw:style-name="gr429" draw:text-style-name="P124" svg:width="0.1142in" svg:height="0.1409in" svg:x="4.0272in" svg:y="0.0866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430" draw:text-style-name="P124" svg:width="0.0449in" svg:height="0.1925in" svg:x="4.1579in" svg:y="0.078in" svg:viewBox="0 0 115 490" svg:d="M115 245c0-38-6-98-32-153-31-61-73-92-77-92-3 0-6 1-6 4 0 2 0 3 10 11 47 49 75 128 75 230 0 84-18 171-78 231-7 6-7 7-7 9s3 5 6 5c4 0 49-32 78-95 25-53 31-108 31-150z"><text:p/></draw:path></draw:g></draw:g></text:p>
      <text:p text:style-name="P57"/>
      <text:p text:style-name="P56"/>
      <text:p text:style-name="P78">Remarque: quand on travaille dans un repère cartésien, <text:span text:style-name="T70">l</text:span><text:span text:style-name="T73">e laplacien scalaire</text:span><text:span text:style-name="T70"> c’est </text:span><text:span text:style-name="T73">la divergence du gradient, or avec les notations pourries vues plus haut, le gradient c’est <text:s/>équivalent à l’opérateur nabla quand on est en repère cartésien, donc </text:span><text:span text:style-name="T73"><draw:g text:anchor-type="as-char" svg:y="-0.1925in" draw:z-index="116" draw:style-name="gr1"><svg:title>TexMaths</svg:title><svg:desc>14§display§\vec{\nabla }§svg§600§FALSE§</svg:desc><draw:g draw:style-name="gr2"><draw:path draw:style-name="gr388" draw:text-style-name="P123" svg:width="0.1311in" svg:height="0.172in" svg:x="0.0012in" svg:y="0.0102in" svg:viewBox="0 0 334 438" svg:d="M0 0c111 0 223 0 334 0 0 145 0 292 0 438-111 0-223 0-334 0 0-146 0-293 0-438z"><text:p/></draw:path><draw:path draw:style-name="gr389" draw:text-style-name="P124" svg:width="0.0846in" svg:height="0.0378in" svg:x="0.0441in" svg:y="0in" svg:viewBox="0 0 216 97" svg:d="M176 59c-8 5-24 19-24 28 0 5 5 10 9 10 5 0 7-3 10-6 6-7 17-21 37-32 4-2 8-4 8-10s-3-8-7-10c-10-8-15-17-18-28-1-4-3-11-10-11s-10 7-10 10 5 18 13 29c-56 0-112 0-167 0-7 0-17 0-17 10s10 10 17 10c52 0 105 0 159 0z"><text:p/></draw:path><draw:path draw:style-name="gr390" draw:text-style-name="P124" svg:width="0.1421in" svg:height="0.1374in" svg:x="0.0004in" svg:y="0.0543in" svg:viewBox="0 0 362 350" svg:d="M359 11c2-1 3-4 3-7s0-4-11-4c-112 0-226 0-338 0-12 0-13 1-13 4s3 6 3 7c55 109 109 220 165 329 5 7 6 10 15 10 8 0 9-3 11-10 56-109 111-220 165-329zM62 36c90 0 178 0 268 0-45 90-90 179-135 268-43-89-88-178-133-268z"><text:p/></draw:path></draw:g></draw:g></text:span><text:span text:style-name="T73">, et la divergence peut se noter </text:span><text:span text:style-name="T73"><draw:g text:anchor-type="as-char" svg:y="-0.1925in" draw:z-index="117" draw:style-name="gr1"><svg:title>TexMaths</svg:title><svg:desc>14§display§\vec{\nabla }\cdot §svg§600§FALSE§</svg:desc><draw:g draw:style-name="gr2"><draw:path draw:style-name="gr384" draw:text-style-name="P123" svg:width="0.1768in" svg:height="0.172in" svg:x="0.0012in" svg:y="0.0102in" svg:viewBox="0 0 450 438" svg:d="M0 0c150 0 301 0 450 0 0 145 0 292 0 438-149 0-300 0-450 0 0-146 0-293 0-438z"><text:p/></draw:path><draw:path draw:style-name="gr385" draw:text-style-name="P124"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386" draw:text-style-name="P124"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387" draw:text-style-name="P124" svg:width="0.0201in" svg:height="0.0201in" svg:x="0.1681in" svg:y="0.1276in" svg:viewBox="0 0 52 52" svg:d="M52 27c0-14-13-27-27-27-15 0-25 13-25 27s10 25 25 25c14 0 27-11 27-25z"><text:p/></draw:path></draw:g></draw:g></text:span><text:span text:style-name="T73">, donc d’une certaine manière, le laplacien scalaire c’est </text:span><text:span text:style-name="T73"><draw:g text:anchor-type="as-char" svg:y="-0.1925in" draw:z-index="118" draw:style-name="gr1"><svg:title>TexMaths</svg:title><svg:desc>14§display§\vec{\nabla }\cdot \vec{\nabla }§svg§600§FALSE§</svg:desc><draw:g draw:style-name="gr2"><draw:path draw:style-name="gr378" draw:text-style-name="P123" svg:width="0.4323in" svg:height="0.172in" svg:x="0.0008in" svg:y="0.0102in" svg:viewBox="0 0 1099 438" svg:d="M0 0c367 0 732 0 1099 0 0 145 0 292 0 438-367 0-732 0-1099 0 0-146 0-293 0-438z"><text:p/></draw:path><draw:path draw:style-name="gr379" draw:text-style-name="P124" svg:width="0.0854in" svg:height="0.0378in" svg:x="0.0433in" svg:y="0in" svg:viewBox="0 0 218 97" svg:d="M175 59c-7 5-22 19-22 28 0 5 4 10 9 10s7-3 9-6c7-7 18-21 39-32 4-2 8-4 8-10s-2-8-7-10c-11-8-15-17-19-28-2-4-3-11-10-11s-10 7-10 10 3 18 11 29c-54 0-110 0-165 0-8 0-18 0-18 10s10 10 18 10c52 0 105 0 157 0z"><text:p/></draw:path><draw:path draw:style-name="gr380" draw:text-style-name="P124" svg:width="0.1425in" svg:height="0.1374in" svg:x="0.0004in" svg:y="0.0543in" svg:viewBox="0 0 363 350" svg:d="M360 11c1-1 3-4 3-7s-2-4-13-4c-113 0-225 0-339 0-11 0-11 1-11 4s1 6 1 7c56 109 111 220 167 329 3 7 4 10 13 10 8 0 9-3 14-10 54-109 109-220 165-329zM60 36c90 0 179 0 270 0-44 90-89 179-134 268-45-89-91-178-136-268z"><text:p/></draw:path><draw:path draw:style-name="gr381" draw:text-style-name="P124" svg:width="0.0201in" svg:height="0.0201in" svg:x="0.2118in" svg:y="0.1276in" svg:viewBox="0 0 52 52" svg:d="M52 27c0-14-11-27-25-27-16 0-27 13-27 27s11 25 27 25c14 0 25-11 25-25z"><text:p/></draw:path><draw:path draw:style-name="gr382" draw:text-style-name="P124" svg:width="0.085in" svg:height="0.0378in" svg:x="0.3441in" svg:y="0in" svg:viewBox="0 0 217 97" svg:d="M174 59c-6 5-23 19-23 28 0 5 4 10 10 10 4 0 7-3 10-6 5-7 17-21 38-32 4-2 8-4 8-10s-3-8-7-10c-10-8-15-17-20-28-1-4-2-11-9-11s-10 7-10 10 4 18 11 29c-55 0-111 0-165 0-9 0-17 0-17 10s8 10 17 10c52 0 105 0 157 0z"><text:p/></draw:path><draw:path draw:style-name="gr383" draw:text-style-name="P124" svg:width="0.1425in" svg:height="0.1374in" svg:x="0.3008in" svg:y="0.0543in" svg:viewBox="0 0 363 350" svg:d="M360 11c1-1 3-4 3-7s0-4-12-4c-113 0-226 0-340 0-11 0-11 1-11 4s1 6 3 7c54 109 110 220 165 329 3 7 4 10 13 10 8 0 9-3 14-10 54-109 109-220 165-329zM60 36c90 0 179 0 270 0-44 90-89 179-134 268-45-89-91-178-136-268z"><text:p/></draw:path></draw:g></draw:g></text:span><text:span text:style-name="T73">, c’est pourquoi certains notent le laplacien scalaire comme ça</text:span><text:span text:style-name="T71">:</text:span></text:p>
      <text:p text:style-name="Text_20_body"><draw:g text:anchor-type="as-char" svg:y="-0.2217in" draw:z-index="119" draw:style-name="gr1"><svg:title>TexMaths</svg:title><svg:desc>14§display§\bigtriangleup \left(S\right)=\left(\vec{\nabla }\cdot \vec{\nabla }\right)\left(S\right)=\vec{\nabla }^2\left(S\right)§svg§600§FALSE§</svg:desc><draw:g draw:style-name="gr2"><draw:path draw:style-name="gr355" draw:text-style-name="P123" svg:width="2.5295in" svg:height="0.3276in" svg:x="0.0004in" svg:y="0.0098in" svg:viewBox="0 0 6426 833" svg:d="M3215 833c-1073 0-2144 0-3215 0 0-277 0-556 0-833 2142 0 4284 0 6426 0 0 277 0 556 0 833-1071 0-2142 0-3211 0z"><text:p/></draw:path><draw:path draw:style-name="gr356" draw:text-style-name="P12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357" draw:text-style-name="P124" svg:width="0.0441in" svg:height="0.1925in" svg:x="0.2142in" svg:y="0.078in" svg:viewBox="0 0 113 490" svg:d="M113 485c0-2 0-3-8-12-60-60-77-152-77-228 0-85 20-171 80-232 5-6 5-7 5-9 0-3-1-4-4-4-5 0-49 34-78 95-25 55-31 109-31 150 0 39 6 98 32 154 30 60 72 91 77 91 3 0 4-1 4-5z"><text:p/></draw:path><draw:path draw:style-name="gr358" draw:text-style-name="P124" svg:width="0.1142in" svg:height="0.1409in" svg:x="0.2803in" svg:y="0.0866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359" draw:text-style-name="P124" svg:width="0.0441in" svg:height="0.1925in" svg:x="0.4114in" svg:y="0.078in" svg:viewBox="0 0 113 490" svg:d="M113 245c0-38-5-98-32-153-29-61-71-92-77-92-3 0-4 1-4 4 0 2 0 3 8 11 49 49 77 128 77 230 0 84-18 171-79 231-6 6-6 7-6 9s1 5 4 5c6 0 49-32 79-95 25-53 30-108 30-150z"><text:p/></draw:path><draw:path draw:style-name="gr360" draw:text-style-name="P124" svg:width="0.1287in" svg:height="0.0449in" svg:x="0.5398in" svg:y="0.1516in" svg:viewBox="0 0 328 115" svg:d="M311 20c7 0 17 0 17-10s-10-10-17-10c-98 0-196 0-294 0-7 0-17 0-17 10s10 10 17 10c98 0 196 0 294 0zM311 115c7 0 17 0 17-10s-10-10-17-10c-98 0-196 0-294 0-7 0-17 0-17 10s10 10 17 10c98 0 196 0 294 0z"><text:p/></draw:path><draw:path draw:style-name="gr361" draw:text-style-name="P124" svg:width="0.0728in" svg:height="0.3476in" svg:x="0.7685in" svg:y="0.0004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362" draw:text-style-name="P124" svg:width="0.0854in" svg:height="0.0378in" svg:x="0.902in" svg:y="0.0362in" svg:viewBox="0 0 218 97" svg:d="M175 57c-7 7-24 21-24 30 0 5 6 10 10 10s7-3 10-7c5-7 17-21 39-31 3-3 8-4 8-11 0-5-4-7-7-10-11-7-16-16-21-28 0-4-2-10-9-10s-10 6-10 10c0 3 4 18 12 28-56 0-110 0-166 0-9 0-17 0-17 10 0 9 8 9 17 9 53 0 105 0 158 0z"><text:p/></draw:path><draw:path draw:style-name="gr363" draw:text-style-name="P124" svg:width="0.1425in" svg:height="0.1386in" svg:x="0.8587in" svg:y="0.0909in" svg:viewBox="0 0 363 353" svg:d="M361 11c0-1 2-5 2-7 0-3 0-4-12-4-113 0-226 0-340 0-11 0-11 1-11 4 0 2 1 6 3 7 54 111 110 221 165 332 4 6 6 10 14 10s10-4 13-10c56-111 110-221 166-332zM62 35c89 0 179 0 268 0-44 91-89 181-134 272-45-91-90-181-134-272z"><text:p/></draw:path><draw:path draw:style-name="gr364" draw:text-style-name="P124" svg:width="0.0201in" svg:height="0.0201in" svg:x="1.0709in" svg:y="0.1646in" svg:viewBox="0 0 52 52" svg:d="M52 25c0-14-13-25-27-25s-25 11-25 25 11 27 25 27 27-13 27-27z"><text:p/></draw:path><draw:path draw:style-name="gr365" draw:text-style-name="P124" svg:width="0.085in" svg:height="0.0378in" svg:x="1.2035in" svg:y="0.0362in" svg:viewBox="0 0 217 97" svg:d="M174 57c-7 7-23 21-23 30 0 5 4 10 10 10 4 0 7-3 10-7 5-7 17-21 38-31 4-3 8-4 8-11 0-5-3-7-7-10-10-7-15-16-20-28-1-4-2-10-9-10s-10 6-10 10c0 3 4 18 11 28-55 0-111 0-165 0-9 0-17 0-17 10 0 9 8 9 17 9 52 0 105 0 157 0z"><text:p/></draw:path><draw:path draw:style-name="gr366" draw:text-style-name="P124" svg:width="0.1425in" svg:height="0.1386in" svg:x="1.1598in" svg:y="0.0909in" svg:viewBox="0 0 363 353" svg:d="M360 11c1-1 3-5 3-7 0-3 0-4-13-4-113 0-225 0-339 0-11 0-11 1-11 4 0 2 1 6 1 7 56 111 111 221 167 332 3 6 4 10 13 10 8 0 9-4 14-10 54-111 110-221 165-332zM60 35c90 0 181 0 270 0-44 91-89 181-134 272-45-91-91-181-136-272z"><text:p/></draw:path><draw:path draw:style-name="gr367" draw:text-style-name="P124" svg:width="0.0728in" svg:height="0.3476in" svg:x="1.3189in" svg:y="0.0004in" svg:viewBox="0 0 186 884" svg:d="M186 443c0-142-32-292-130-402-7-9-25-27-36-38-3-3-5-3-12-3-4 0-8 0-8 6 0 1 1 4 3 4 17 18 43 45 73 98 53 95 72 217 72 335 0 211-58 341-147 431-1 1-1 3-1 4 0 6 4 6 8 6 7 0 9 0 13-4 46-41 99-110 133-213 21-68 32-147 32-224z"><text:p/></draw:path><draw:path draw:style-name="gr368" draw:text-style-name="P124" svg:width="0.0449in" svg:height="0.1925in" svg:x="1.4787in" svg:y="0.078in" svg:viewBox="0 0 115 490" svg:d="M115 485c0-2 0-3-9-12-61-60-78-152-78-228 0-85 20-171 80-232 7-6 7-7 7-9 0-3-3-4-6-4-4 0-49 34-78 95-25 55-31 109-31 150 0 39 6 98 32 154 30 60 73 91 77 91 3 0 6-1 6-5z"><text:p/></draw:path><draw:path draw:style-name="gr369" draw:text-style-name="P124" svg:width="0.115in" svg:height="0.1409in" svg:x="1.5449in" svg:y="0.0866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30-18-30-43 0-41 40-83 86-83 41 0 72 21 72 77 0 15-3 24-3 27 0 1 0 5 6 5 5 0 5-1 8-10 8-36 18-71 27-107z"><text:p/></draw:path><draw:path draw:style-name="gr370" draw:text-style-name="P124" svg:width="0.0441in" svg:height="0.1925in" svg:x="1.676in" svg:y="0.078in" svg:viewBox="0 0 113 490" svg:d="M113 245c0-38-5-98-32-153-29-61-71-92-77-92-3 0-4 1-4 4 0 2 0 3 8 11 49 49 77 128 77 230 0 84-18 171-79 231-6 6-6 7-6 9s1 5 4 5c6 0 49-32 79-95 25-53 30-108 30-150z"><text:p/></draw:path><draw:path draw:style-name="gr371" draw:text-style-name="P124" svg:width="0.128in" svg:height="0.0449in" svg:x="1.8051in" svg:y="0.1516in" svg:viewBox="0 0 326 115" svg:d="M309 20c9 0 17 0 17-10s-8-10-15-10c-98 0-198 0-296 0-7 0-15 0-15 10s8 10 17 10c98 0 194 0 292 0zM311 115c7 0 15 0 15-10s-8-10-17-10c-98 0-194 0-292 0-9 0-17 0-17 10s8 10 15 10c98 0 198 0 296 0z"><text:p/></draw:path><draw:path draw:style-name="gr372" draw:text-style-name="P124" svg:width="0.0854in" svg:height="0.0378in" svg:x="2.0508in" svg:y="0.0362in" svg:viewBox="0 0 218 97" svg:d="M175 57c-7 7-22 21-22 30 0 5 4 10 9 10s7-3 9-7c5-7 18-21 39-31 3-3 8-4 8-11 0-5-2-7-7-10-11-7-16-16-19-28-2-4-3-10-10-10s-10 6-10 10c0 3 3 18 11 28-54 0-110 0-165 0-8 0-18 0-18 10 0 9 10 9 18 9 52 0 105 0 157 0z"><text:p/></draw:path><draw:path draw:style-name="gr373" draw:text-style-name="P124" svg:width="0.1429in" svg:height="0.1386in" svg:x="2.0071in" svg:y="0.0909in" svg:viewBox="0 0 364 353" svg:d="M361 11c2-1 3-5 3-7 0-3-1-4-13-4-113 0-225 0-338 0-12 0-13 1-13 4 0 2 1 6 3 7 56 111 110 221 166 332 3 6 5 10 13 10s10-4 14-10c55-111 111-221 165-332zM62 35c89 0 180 0 270 0-45 91-90 181-135 272-44-91-91-181-135-272z"><text:p/></draw:path><draw:path draw:style-name="gr374" draw:text-style-name="P124" svg:width="0.0598in" svg:height="0.0894in" svg:x="2.1681in" svg:y="0.0531in" svg:viewBox="0 0 153 228" svg:d="M153 165c-5 0-7 0-12 0-1 9-5 28-9 32-3 2-30 2-34 2-21 0-42 0-63 0 35-32 48-42 69-58 25-21 49-42 49-74 0-42-37-67-82-67-42 0-71 29-71 62 0 16 15 19 18 19 9 0 18-7 18-18 0-7-1-18-19-18 10-25 33-32 50-32 34 0 52 26 52 54 0 30-21 53-32 66-28 27-55 53-83 81-4 4-4 4-4 14 48 0 94 0 141 0 5-21 7-42 12-63z"><text:p/></draw:path><draw:path draw:style-name="gr375" draw:text-style-name="P124" svg:width="0.0441in" svg:height="0.1925in" svg:x="2.2984in" svg:y="0.078in" svg:viewBox="0 0 113 490" svg:d="M113 485c0-2 0-3-8-12-62-60-77-152-77-228 0-85 18-171 80-232 5-6 5-7 5-9 0-3-1-4-4-4-5 0-49 34-78 95-25 55-31 109-31 150 0 39 6 98 32 154 30 60 72 91 77 91 3 0 4-1 4-5z"><text:p/></draw:path><draw:path draw:style-name="gr376" draw:text-style-name="P124" svg:width="0.1142in" svg:height="0.1409in" svg:x="2.3646in" svg:y="0.0866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377" draw:text-style-name="P124" svg:width="0.0449in" svg:height="0.1925in" svg:x="2.4949in" svg:y="0.078in" svg:viewBox="0 0 115 490" svg:d="M115 245c0-38-6-98-32-153-31-61-73-92-77-92-3 0-6 1-6 4 0 2 0 3 10 11 47 49 75 128 75 230 0 84-18 171-78 231-7 6-7 7-7 9s3 5 6 5c4 0 49-32 78-95 25-53 31-108 31-150z"><text:p/></draw:path></draw:g></draw:g></text:p>
      <text:p text:style-name="P111"/>
      <text:p text:style-name="P111"><text:span text:style-name="T40">Ce qu’il faut comprendre comme le fait que l’opérateur </text:span><text:span text:style-name="T40"><draw:g text:anchor-type="as-char" svg:y="-0.1075in" draw:z-index="120" draw:style-name="gr1"><svg:title>TexMaths</svg:title><svg:desc>14§display§\bigtriangleup §svg§600§FALSE§</svg:desc><draw:g draw:style-name="gr2"><draw:path draw:style-name="gr353" draw:text-style-name="P123" svg:width="0.139in" svg:height="0.1169in" svg:x="0.0004in" svg:y="0.0102in" svg:viewBox="0 0 354 298" svg:d="M0 0c117 0 236 0 354 0 0 99 0 199 0 298-118 0-237 0-354 0 0-99 0-199 0-298z"><text:p/></draw:path><draw:path draw:style-name="gr354" draw:text-style-name="P124" svg:width="0.1472in" svg:height="0.137in" svg:x="0.002in" svg:y="0in" svg:viewBox="0 0 375 349" svg:d="M199 10c-3-7-5-10-12-10-5 0-7 1-9 10-59 106-116 213-175 319-3 7-3 8-3 10 0 10 10 10 17 10 113 0 228 0 341 0 8 0 17 0 17-10 0-3-2-4-3-9-57-107-116-213-173-320zM187 31c54 99 108 199 161 298-107 0-215 0-323 0 53-99 108-199 162-298z"><text:p/></draw:path></draw:g></draw:g></text:span><text:span text:style-name="T40"><text:s/>soit noté </text:span><text:span text:style-name="T40"><draw:g text:anchor-type="as-char" svg:y="-0.1925in" draw:z-index="121" draw:style-name="gr1"><svg:title>TexMaths</svg:title><svg:desc>14§display§\vec{\nabla }^2§svg§600§FALSE§</svg:desc><draw:g draw:style-name="gr2"><draw:path draw:style-name="gr349" draw:text-style-name="P123" svg:width="0.2091in" svg:height="0.172in" svg:x="0.0012in" svg:y="0.0102in" svg:viewBox="0 0 532 438" svg:d="M0 0c177 0 355 0 532 0 0 145 0 292 0 438-177 0-355 0-532 0 0-146 0-293 0-438z"><text:p/></draw:path><draw:path draw:style-name="gr350" draw:text-style-name="P124" svg:width="0.0858in" svg:height="0.0378in" svg:x="0.0441in" svg:y="0in" svg:viewBox="0 0 219 97" svg:d="M175 59c-7 5-24 19-24 28 0 5 6 10 10 10 5 0 7-3 10-6 6-7 17-21 39-32 3-2 9-4 9-10s-4-8-7-10c-11-8-17-17-21-28 0-4-3-11-10-11s-10 7-10 10 4 18 13 29c-56 0-111 0-166 0-8 0-18 0-18 10s10 10 18 10c52 0 104 0 157 0z"><text:p/></draw:path><draw:path draw:style-name="gr351" draw:text-style-name="P124" svg:width="0.1421in" svg:height="0.1374in" svg:x="0.0004in" svg:y="0.0543in" svg:viewBox="0 0 362 350" svg:d="M359 11c1-1 3-4 3-7s0-4-11-4c-113 0-226 0-338 0-12 0-13 1-13 4s3 6 3 7c55 109 109 220 165 329 5 7 6 10 14 10 9 0 10-3 13-10 55-109 109-220 164-329zM62 36c89 0 179 0 268 0-44 90-89 179-134 268-45-89-89-178-134-268z"><text:p/></draw:path><draw:path draw:style-name="gr352" draw:text-style-name="P124" svg:width="0.0591in" svg:height="0.0894in" svg:x="0.161in" svg:y="0.0173in" svg:viewBox="0 0 151 228" svg:d="M151 165c-4 0-8 0-11 0-1 8-5 28-10 32-2 2-29 2-33 2-21 0-42 0-63 0 36-33 47-42 68-58 26-21 49-42 49-74 0-42-36-67-79-67-44 0-72 31-72 62 0 18 14 19 18 19 7 0 18-5 18-18 0-7-2-18-21-18 12-25 34-32 51-32 34 0 52 26 52 54 0 30-21 53-32 66-28 26-55 53-83 81-3 4-3 4-3 14 48 0 94 0 142 0 2-21 5-42 9-63z"><text:p/></draw:path></draw:g></draw:g></text:span><text:span text:style-name="T40">, </text:span><text:span text:style-name="T41">pas </text:span><text:span text:style-name="T50">génialement ergonomique comme souvent mais bon il faut le savoir</text:span><text:span text:style-name="T41">.</text:span></text:p>
      <text:p text:style-name="P111"/>
      <text:p text:style-name="P91"><text:span text:style-name="T36">De manière générale, l</text:span><text:span text:style-name="T51">e laplacien scalaire </text:span><text:span text:style-name="T36"><text:s/>prend une fonction </text:span><text:span text:style-name="T51">scalaire</text:span><text:span text:style-name="T40"> </text:span><text:span text:style-name="T36">à «n» variables (ou son expression) et retourne une fonction </text:span><text:span text:style-name="T40">scalaire</text:span><text:span text:style-name="T36"> à «n» variables (ou son expression) </text:span><text:span text:style-name="T40">correspondant à la somme des dérivées </text:span><text:span text:style-name="T51">secondes par rapport à chaque variable de la fonction scalaire de départ</text:span><text:span text:style-name="T42"> en gros. </text:span><text:span text:style-name="T51">C’est un peu comme la divergence, mais à partir d’un champ scalaire et en dérivant deux fois plutôt qu’une.</text:span></text:p>
      <text:p text:style-name="P91"><text:span text:style-name="T51"/></text:p>
      <text:p text:style-name="P91"><text:span text:style-name="T51"/></text:p>
      <text:p text:style-name="P97"><text:soft-page-break/><text:span text:style-name="T4">10) Le laplacien vectoriel</text:span></text:p>
      <text:p text:style-name="P91"><text:span text:style-name="T37">L</text:span><text:span text:style-name="T43">e </text:span><text:span text:style-name="T51">laplacien vectoriel</text:span><text:span text:style-name="T37"> c’est un opérateur qui prend en argument un </text:span><text:span text:style-name="T53">champ </text:span><text:span text:style-name="T54">vectoriel</text:span><text:span text:style-name="T37"> (soit la fonction, soit l’expression) et qui retourne un </text:span><text:span text:style-name="T53">champ </text:span><text:span text:style-name="T55">vectoriel</text:span><text:span text:style-name="T37"> (en </text:span><text:span text:style-name="T39">objet</text:span><text:span text:style-name="T37"> fonction ou expression selon ce qu’on lui a donné à manger).</text:span></text:p>
      <text:p text:style-name="P91"><text:span text:style-name="T37">En pratique, on a un champ </text:span><text:span text:style-name="T38">vectoriel</text:span><text:span text:style-name="T37"> </text:span><text:span text:style-name="T37"><draw:g text:anchor-type="as-char" svg:y="-0.1902in" draw:z-index="122" draw:style-name="gr1"><svg:title>TexMaths</svg:title><svg:desc>14§display§\vec{V}§svg§600§FALSE§</svg:desc><draw:g draw:style-name="gr2"><draw:path draw:style-name="gr346" draw:text-style-name="P123" svg:width="0.128in" svg:height="0.1701in" svg:x="0.0004in" svg:y="0.0102in" svg:viewBox="0 0 326 433" svg:d="M0 0c108 0 218 0 326 0 0 144 0 289 0 433-108 0-218 0-326 0 0-144 0-289 0-433z"><text:p/></draw:path><draw:path draw:style-name="gr347" draw:text-style-name="P124"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348" draw:text-style-name="P124"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3"><draw:g text:anchor-type="as-char" svg:y="-0.2244in" draw:z-index="123" draw:style-name="gr1"><svg:title>TexMaths</svg:title><svg:desc>14§display§f_{\vec{V}}=\text{f}^{\circ }\left(_{\left(x,\ y,\ z\right)\ \rightarrow \ f_{\vec{V}}\left(x,\ y,\ z\right)=\vec{V}}^{\ \ \ \mathbb{R}^3\ \ \ \ \rightarrow \ \ \ \ \ \ \mathbb{R}^3}\right)§svg§600§FALSE§</svg:desc><draw:g draw:style-name="gr2"><draw:path draw:style-name="gr311" draw:text-style-name="P123" svg:width="2.7594in" svg:height="0.3343in" svg:x="0.0004in" svg:y="0.0098in" svg:viewBox="0 0 7010 850" svg:d="M0 0c2337 0 4673 0 7010 0 0 283 0 567 0 850-2337 0-4673 0-7010 0 0-283 0-567 0-850z"><text:p/></draw:path><draw:path draw:style-name="gr312" draw:text-style-name="P124"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313" draw:text-style-name="P124"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314" draw:text-style-name="P124"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315" draw:text-style-name="P124"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316" draw:text-style-name="P124"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317" draw:text-style-name="P124" svg:width="0.0579in" svg:height="0.0579in" svg:x="0.5476in" svg:y="0.0728in" svg:viewBox="0 0 148 148" svg:d="M148 74c0-40-33-74-74-74-42 0-74 34-74 74 0 42 34 74 74 74 41 0 74-33 74-74zM74 132c-32 0-57-27-57-58 0-32 25-57 57-57s58 26 58 57c0 32-27 58-58 58z"><text:p/></draw:path><draw:path draw:style-name="gr318" draw:text-style-name="P124"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319" draw:text-style-name="P124"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320" draw:text-style-name="P124"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321" draw:text-style-name="P124"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322" draw:text-style-name="P124"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323" draw:text-style-name="P124"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324" draw:text-style-name="P124" svg:width="0.035in" svg:height="0.135in" svg:x="0.7898in" svg:y="0.2028in" svg:viewBox="0 0 90 344" svg:d="M83 0c-65 46-83 119-83 172 0 49 15 123 83 172 2 0 7 0 7-4 0-3 0-3-3-5-46-41-63-100-63-163 0-92 35-138 64-164 2-1 2-1 2-4 0-4-5-4-7-4z"><text:p/></draw:path><draw:path draw:style-name="gr325" draw:text-style-name="P124"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326" draw:text-style-name="P124" svg:width="0.0165in" svg:height="0.0413in" svg:x="0.9382in" svg:y="0.289in" svg:viewBox="0 0 43 106" svg:d="M34 35c0 18-3 41-27 63-1 1-3 1-3 4 0 2 3 4 6 4 4 0 33-28 33-68 0-21-8-38-23-38-12 0-20 10-20 20 0 11 7 21 20 21 8 0 9-5 14-6z"><text:p/></draw:path><draw:path draw:style-name="gr327" draw:text-style-name="P124"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328" draw:text-style-name="P124" svg:width="0.0165in" svg:height="0.0413in" svg:x="1.1319in" svg:y="0.289in" svg:viewBox="0 0 43 106" svg:d="M34 35c0 18-3 41-27 63-1 1-3 1-3 4 0 2 3 4 6 4 4 0 33-28 33-68 0-21-8-38-23-38-12 0-20 10-20 20 0 11 7 21 20 21 8 0 9-5 14-6z"><text:p/></draw:path><draw:path draw:style-name="gr329" draw:text-style-name="P124"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330" draw:text-style-name="P124" svg:width="0.0343in" svg:height="0.135in" svg:x="1.3169in" svg:y="0.2028in" svg:viewBox="0 0 88 344" svg:d="M6 0c-3 0-6 0-6 4 0 3 0 3 3 6 29 26 63 74 63 162 0 72-23 126-60 160-6 5-6 7-6 8 0 2 0 4 4 4s37-22 59-65c15-30 25-66 25-107 0-47-14-123-82-172z"><text:p/></draw:path><draw:path draw:style-name="gr331" draw:text-style-name="P124"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332" draw:text-style-name="P124"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333" draw:text-style-name="P124" svg:width="0.0535in" svg:height="0.0205in" svg:x="1.7598in" svg:y="0.2575in" svg:viewBox="0 0 137 53" svg:d="M104 34c-2 1-10 7-10 12 0 3 4 7 7 7s4-1 5-3c5-4 10-11 24-16 3-2 7-3 7-7 0-5-4-6-5-7-10-6-13-10-14-16-2-1-3-4-7-4-5 0-7 4-7 7s4 8 7 13c-34 0-66 0-100 0-4 0-11 0-11 7s7 7 11 7c31 0 62 0 93 0z"><text:p/></draw:path><draw:path draw:style-name="gr334" draw:text-style-name="P124"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335" draw:text-style-name="P124" svg:width="0.035in" svg:height="0.135in" svg:x="1.8583in" svg:y="0.2028in" svg:viewBox="0 0 90 344" svg:d="M83 0c-65 46-83 119-83 172 0 49 15 123 83 172 2 0 7 0 7-4 0-3 0-3-3-5-46-41-63-100-63-163 0-92 36-138 64-164 2-1 2-1 2-4 0-4-5-4-7-4z"><text:p/></draw:path><draw:path draw:style-name="gr336" draw:text-style-name="P124"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337" draw:text-style-name="P124" svg:width="0.0165in" svg:height="0.0413in" svg:x="2.0063in" svg:y="0.289in" svg:viewBox="0 0 43 106" svg:d="M34 35c0 18-3 41-27 63-1 1-3 1-3 4 0 2 3 4 6 4 4 0 33-28 33-68 0-21-8-38-23-38-12 0-20 10-20 20 0 11 8 21 20 21 8 0 9-5 14-6z"><text:p/></draw:path><draw:path draw:style-name="gr338" draw:text-style-name="P124"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339" draw:text-style-name="P124" svg:width="0.0165in" svg:height="0.0413in" svg:x="2.2004in" svg:y="0.289in" svg:viewBox="0 0 43 106" svg:d="M34 35c0 18-3 41-27 63-1 1-3 1-3 4 0 2 3 4 6 4 4 0 33-28 33-68 0-21-8-38-23-38-12 0-20 10-20 20 0 11 7 21 20 21 8 0 9-5 14-6z"><text:p/></draw:path><draw:path draw:style-name="gr340" draw:text-style-name="P124"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341" draw:text-style-name="P124" svg:width="0.0343in" svg:height="0.135in" svg:x="2.385in" svg:y="0.2028in" svg:viewBox="0 0 88 344" svg:d="M6 0c-2 0-6 0-6 4 0 3 0 3 3 6 29 26 63 74 63 162 0 72-23 126-60 160-6 5-6 7-6 8 0 2 0 4 4 4s37-22 59-65c15-30 25-66 25-107 0-47-14-123-82-172z"><text:p/></draw:path><draw:path draw:style-name="gr342" draw:text-style-name="P124"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343" draw:text-style-name="P124"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344" draw:text-style-name="P124"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345" draw:text-style-name="P124"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96"><text:span text:style-name="T37"/></text:p>
      <text:p text:style-name="P96"><text:span text:style-name="T37">L</text:span><text:span text:style-name="T43">e </text:span><text:span text:style-name="T51">laplacien vectoriel</text:span><text:span text:style-name="T37"> de ce champ </text:span><text:span text:style-name="T38">vectoriel</text:span><text:span text:style-name="T37"> sera</text:span></text:p>
      <text:p text:style-name="Text_20_body"><draw:g text:anchor-type="as-char" svg:y="-0.2799in" draw:z-index="124" draw:style-name="gr1"><svg:title>TexMaths</svg:title><svg:desc>14§display§\vec{\bigtriangleup }\left(\vec{V}\right)=\left[\bigtriangleup \left(\left(\vec{V}\right)_x\right)\right]\cdot \vec{e_x}+\left[\bigtriangleup \left(\left(\vec{V}\right)_y\right)\right]\cdot \vec{e_y}+\left[\bigtriangleup \left(\left(\vec{V}\right)_z\right)\right]\cdot \vec{e_z}§svg§600§FALSE§</svg:desc><draw:g draw:style-name="gr2"><draw:path draw:style-name="gr259" draw:text-style-name="P123" svg:width="5.6287in" svg:height="0.4433in" svg:x="0.0004in" svg:y="0.0098in" svg:viewBox="0 0 14298 1127" svg:d="M7149 1127c-2383 0-4766 0-7149 0 0-376 0-751 0-1127 4766 0 9532 0 14298 0 0 376 0 751 0 1127-2383 0-4766 0-7149 0z"><text:p/></draw:path><draw:path draw:style-name="gr260" draw:text-style-name="P124" svg:width="0.0854in" svg:height="0.0382in" svg:x="0.0484in" svg:y="0.0917in" svg:viewBox="0 0 218 98" svg:d="M175 59c-7 5-22 19-22 29 0 4 4 10 9 10s7-4 9-7c7-7 18-21 39-32 4-2 8-4 8-10s-2-7-7-10c-9-7-15-17-19-28-2-4-3-11-10-11s-10 7-10 10 4 18 11 29c-54 0-110 0-165 0-8 0-18 0-18 10s10 10 18 10c52 0 105 0 157 0z"><text:p/></draw:path><draw:path draw:style-name="gr261" draw:text-style-name="P124" svg:width="0.1488in" svg:height="0.1378in" svg:x="0.002in" svg:y="0.1425in" svg:viewBox="0 0 379 351" svg:d="M200 10c-3-7-5-10-11-10s-7 1-10 10c-59 107-116 215-175 323-4 5-4 7-4 8 0 10 10 10 18 10 115 0 228 0 343 0 9 0 18 0 18-10 0-1-1-3-4-7-59-109-116-217-175-324zM189 31c55 100 109 200 164 300-109 0-217 0-326 0 54-100 107-200 162-300z"><text:p/></draw:path><draw:path draw:style-name="gr262" draw:text-style-name="P124" svg:width="0.0736in" svg:height="0.3465in" svg:x="0.2295in" svg:y="0.0587in" svg:viewBox="0 0 188 881" svg:d="M165 877c2 0 4 3 6 4 4 0 7 0 11 0 1 0 6 0 6-4 0-2-2-3-2-4-18-19-45-45-75-100-54-93-73-214-73-331 0-218 61-347 148-434 2-1 2-2 2-4 0-4-3-4-10-4-6 0-7 0-11 3-48 40-100 109-133 212-21 65-34 144-34 225 0 118 22 248 99 361 13 20 31 39 31 41 6 5 13 12 16 17 7 7 12 12 19 18z"><text:p/></draw:path><draw:path draw:style-name="gr263" draw:text-style-name="P124" svg:width="0.085in" svg:height="0.0374in" svg:x="0.3606in" svg:y="0.0941in" svg:viewBox="0 0 217 96" svg:d="M174 59c-6 5-23 19-23 28 0 5 4 9 10 9 4 0 7-2 10-5 5-7 17-21 38-32 4-2 8-4 8-10s-3-8-7-10c-10-8-15-17-20-28-1-4-2-11-9-11s-10 7-10 10 4 18 11 29c-55 0-111 0-165 0-9 0-17 0-17 10s8 10 17 10c52 0 105 0 157 0z"><text:p/></draw:path><draw:path draw:style-name="gr264" draw:text-style-name="P124" svg:width="0.1374in" svg:height="0.1354in" svg:x="0.3217in" svg:y="0.1484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265" draw:text-style-name="P124" svg:width="0.0728in" svg:height="0.3465in" svg:x="0.4736in" svg:y="0.0587in" svg:viewBox="0 0 186 881" svg:d="M186 440c0-139-32-290-129-401-7-7-25-26-37-36-3-3-5-3-12-3-4 0-8 0-8 4 0 3 1 4 3 6 17 17 43 43 74 98 53 93 73 215 73 332 0 213-60 343-149 433 0 1-1 2-1 4 0 4 4 4 8 4 7 0 9 0 13-3 46-40 99-109 133-212 22-66 32-146 32-226z"><text:p/></draw:path><draw:path draw:style-name="gr266" draw:text-style-name="P124" svg:width="0.1287in" svg:height="0.0449in" svg:x="0.6469in" svg:y="0.2102in" svg:viewBox="0 0 328 115" svg:d="M311 20c7 0 17 0 17-10s-10-10-17-10c-98 0-196 0-294 0-7 0-17 0-17 10s10 10 17 10c98 0 196 0 294 0zM311 115c7 0 17 0 17-10s-10-10-17-10c-98 0-196 0-294 0-7 0-17 0-17 10s10 10 17 10c98 0 196 0 294 0z"><text:p/></draw:path><draw:path draw:style-name="gr267" draw:text-style-name="P124" svg:width="0.0437in" svg:height="0.3465in" svg:x="0.8843in" svg:y="0.0587in" svg:viewBox="0 0 112 881" svg:d="M0 881c38 0 74 0 112 0 0-7 0-14 0-22-29 0-59 0-88 0 0-279 0-558 0-837 29 0 59 0 88 0 0-7 0-15 0-22-38 0-74 0-112 0 0 294 0 587 0 881z"><text:p/></draw:path><draw:path draw:style-name="gr268" draw:text-style-name="P124" svg:width="0.1488in" svg:height="0.1378in" svg:x="0.9433in" svg:y="0.1425in" svg:viewBox="0 0 379 351" svg:d="M200 10c-3-7-4-10-10-10-5 0-7 1-11 10-59 107-116 215-175 323-4 5-4 7-4 8 0 10 11 10 18 10 115 0 230 0 345 0 8 0 16 0 16-10 0-1-1-3-2-7-59-109-118-217-177-324zM190 31c55 100 108 200 163 300-109 0-217 0-326 0 54-100 109-200 163-300z"><text:p/></draw:path><draw:path draw:style-name="gr269" draw:text-style-name="P124" svg:width="0.0728in" svg:height="0.3465in" svg:x="1.1717in" svg:y="0.0587in" svg:viewBox="0 0 186 881" svg:d="M164 877c1 0 5 4 7 4 3 0 7 0 10 0 1 0 5 0 5-4 0-2 0-3-1-4-18-19-45-45-76-100-52-93-73-214-73-331 0-218 63-347 149-434 1-1 1-2 1-4 0-4-3-4-8-4-7 0-9 0-13 3-46 40-99 109-133 212-21 65-32 144-32 225 0 118 21 248 98 361 14 20 32 39 32 41 4 5 11 12 16 17 5 7 12 12 18 18z"><text:p/></draw:path><draw:path draw:style-name="gr270" draw:text-style-name="P124" svg:width="0.0728in" svg:height="0.3465in" svg:x="1.2874in" svg:y="0.0587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271" draw:text-style-name="P124" svg:width="0.0854in" svg:height="0.0374in" svg:x="1.4181in" svg:y="0.0941in" svg:viewBox="0 0 218 96" svg:d="M175 59c-7 5-24 19-24 28 0 5 6 9 10 9s7-2 10-5c5-7 17-21 39-32 3-2 8-4 8-10s-4-8-7-10c-11-8-16-17-21-28 0-4-2-11-9-11s-10 7-10 10 4 18 12 29c-56 0-110 0-166 0-9 0-17 0-17 10s8 10 17 10c53 0 105 0 158 0z"><text:p/></draw:path><draw:path draw:style-name="gr272" draw:text-style-name="P124" svg:width="0.1374in" svg:height="0.1354in" svg:x="1.3787in" svg:y="0.1484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273" draw:text-style-name="P124" svg:width="0.0736in" svg:height="0.3465in" svg:x="1.5311in" svg:y="0.0587in" svg:viewBox="0 0 188 881" svg:d="M188 440c0-139-34-290-131-401-7-7-25-26-37-36-3-3-5-3-10-3-6 0-10 0-10 4 0 3 1 4 3 6 17 17 43 43 74 98 53 93 73 215 73 332 0 213-59 343-149 433 0 1-1 2-1 4 0 4 4 4 10 4 5 0 7 0 11-3 46-40 99-109 133-212 22-66 34-146 34-226z"><text:p/></draw:path><draw:path draw:style-name="gr274" draw:text-style-name="P124" svg:width="0.0724in" svg:height="0.0606in" svg:x="1.6461in" svg:y="0.3559in" svg:viewBox="0 0 185 155" svg:d="M69 115c-3 12-14 30-33 30-5-1-11 0-18-5 14-4 16-17 16-18 0-7-6-13-14-13-10 0-20 8-20 21 0 17 20 25 36 25s30-10 38-25c9 18 28 25 42 25 39 0 60-43 60-53 0-4-4-4-5-4-4 0-6 1-7 5-7 24-28 42-46 42-14 0-21-9-21-22 0-8 8-40 16-78 7-27 23-35 35-35 6 1 12 0 19 4-12 3-16 13-16 20s6 12 14 12c9 0 20-7 20-21 0-19-23-25-37-25-16 0-30 11-39 24-5-14-21-24-40-24-40 0-61 42-61 53 0 4 5 4 6 4 4 0 4-1 7-5 8-28 29-42 46-42 11 0 21 5 21 22 0 7-4 24-7 37-4 15-8 30-12 46z"><text:p/></draw:path><draw:path draw:style-name="gr275" draw:text-style-name="P124" svg:width="0.0728in" svg:height="0.3465in" svg:x="1.7445in" svg:y="0.0587in" svg:viewBox="0 0 186 881" svg:d="M186 440c0-139-32-290-129-401-7-7-25-26-37-36-3-3-5-3-12-3-4 0-8 0-8 4 0 3 1 4 3 6 17 17 43 43 74 98 53 93 73 215 73 332 0 213-60 343-149 433 0 1-1 2-1 4 0 4 4 4 8 4 7 0 9 0 13-3 46-40 99-109 133-212 22-66 32-146 32-226z"><text:p/></draw:path><draw:path draw:style-name="gr276" draw:text-style-name="P124" svg:width="0.0437in" svg:height="0.3465in" svg:x="1.8563in" svg:y="0.0587in" svg:viewBox="0 0 112 881" svg:d="M90 859c-30 0-61 0-90 0 0 8 0 15 0 22 38 0 74 0 112 0 0-294 0-587 0-881-38 0-74 0-112 0 0 7 0 15 0 22 29 0 60 0 90 0 0 279 0 558 0 837z"><text:p/></draw:path><draw:path draw:style-name="gr277" draw:text-style-name="P124" svg:width="0.0205in" svg:height="0.0201in" svg:x="2.0039in" svg:y="0.2217in" svg:viewBox="0 0 53 52" svg:d="M53 27c0-16-12-27-26-27s-27 11-27 27c0 14 13 25 27 25s26-11 26-25z"><text:p/></draw:path><draw:path draw:style-name="gr278" draw:text-style-name="P124" svg:width="0.0854in" svg:height="0.0374in" svg:x="2.15in" svg:y="0.1425in" svg:viewBox="0 0 218 96" svg:d="M175 59c-7 5-24 19-24 28 0 5 6 9 10 9 6 0 7-2 10-5 5-8 17-21 39-32 3-3 8-4 8-11 0-5-4-7-7-10-11-7-16-16-21-28 0-4-4-10-9-10-7 0-10 6-10 10 0 3 4 18 12 28-56 0-110 0-166 0-9 0-17-2-17 10 0 9 8 11 17 11 53 0 105 0 158 0z"><text:p/></draw:path><draw:path draw:style-name="gr279" draw:text-style-name="P124" svg:width="0.074in" svg:height="0.087in" svg:x="2.0933in" svg:y="0.1953in" svg:viewBox="0 0 189 222" svg:d="M69 103c15 0 51 0 75-11 35-14 38-43 38-50 0-21-20-42-53-42-55 0-129 48-129 134 0 51 29 88 77 88 70 0 112-51 112-57 0-3-3-7-6-7-2 0-4 1-7 6-39 49-92 49-98 49-39 0-43-42-43-58 0-5 1-21 8-52 9 0 17 0 26 0zM46 94c20-76 70-83 83-83 24 0 36 14 36 31 0 52-78 52-99 52-7 0-13 0-20 0z"><text:p/></draw:path><draw:path draw:style-name="gr280" draw:text-style-name="P124" svg:width="0.0724in" svg:height="0.0606in" svg:x="2.1807in" svg:y="0.2496in" svg:viewBox="0 0 185 155" svg:d="M70 115c-4 11-15 30-32 30-2 0-13 0-20-5 14-4 16-17 16-18 0-9-6-13-14-13-10 0-20 8-20 21 0 17 20 25 36 25s30-11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281" draw:text-style-name="P124" svg:width="0.1287in" svg:height="0.1283in" svg:x="2.326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282" draw:text-style-name="P124" svg:width="0.0504in" svg:height="0.463in" svg:x="2.5575in" svg:y="0.0004in" svg:viewBox="0 0 129 1177" svg:d="M0 1177c43 0 85 0 129 0 0-9 0-18 0-28-34 0-69 0-102 0 0-373 0-748 0-1121 33 0 68 0 102 0 0-10 0-18 0-28-44 0-86 0-129 0 0 393 0 784 0 1177z"><text:p/></draw:path><draw:path draw:style-name="gr283" draw:text-style-name="P124" svg:width="0.1488in" svg:height="0.1378in" svg:x="2.6224in" svg:y="0.1425in" svg:viewBox="0 0 379 351" svg:d="M200 10c-3-7-4-10-11-10-4 0-7 1-10 10-59 107-116 215-175 323-4 5-4 7-4 8 0 10 10 10 18 10 115 0 228 0 343 0 9 0 18 0 18-10 0-1-1-3-2-7-59-109-118-217-177-324zM189 31c55 100 109 200 164 300-109 0-217 0-326 0 54-100 107-200 162-300z"><text:p/></draw:path><draw:path draw:style-name="gr284" draw:text-style-name="P124" svg:width="0.0953in" svg:height="0.463in" svg:x="2.8551in" svg:y="0.0004in" svg:viewBox="0 0 243 1177" svg:d="M242 1172c0-2 0-3-1-4-18-19-52-51-84-104-80-127-115-287-115-474 0-133 17-303 98-449 39-70 80-110 101-131 3-3 1-3 1-4 0-6-3-6-10-6s-8 0-15 7c-165 151-217 375-217 582 0 191 45 386 169 532 10 13 30 33 49 51 6 5 7 5 14 5s10 0 10-5z"><text:p/></draw:path><draw:path draw:style-name="gr285" draw:text-style-name="P124" svg:width="0.0736in" svg:height="0.3465in" svg:x="2.9921in" svg:y="0.0587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286" draw:text-style-name="P124" svg:width="0.0854in" svg:height="0.0374in" svg:x="3.1228in" svg:y="0.0941in" svg:viewBox="0 0 218 96" svg:d="M175 59c-7 5-22 19-22 28 0 5 4 9 9 9s7-2 9-5c7-7 18-21 39-32 4-2 8-4 8-10s-2-8-7-10c-9-8-15-17-19-28-2-4-3-11-10-11s-10 7-10 10 4 18 11 29c-54 0-110 0-165 0-8 0-18 0-18 10s10 10 18 10c52 0 105 0 157 0z"><text:p/></draw:path><draw:path draw:style-name="gr287" draw:text-style-name="P124" svg:width="0.1374in" svg:height="0.1354in" svg:x="3.0843in" svg:y="0.1484in" svg:viewBox="0 0 350 345" svg:d="M281 56c24-39 45-41 63-42 6 0 5-6 6-8 0-5-3-6-6-6-14 0-28 1-40 1-17 0-34-1-49-1-3 0-10 0-10 8 0 6 4 6 8 6 13 1 23 7 23 17 0 7-4 12-7 18-51 80-101 159-151 240-12-86-23-173-34-260 0-8 11-15 34-15 7 0 12 0 12-10 0-4-4-4-7-4-19 0-40 1-60 1-10 0-20-1-28-1-10 0-18 0-27 0-2 0-8 0-8 8 0 6 4 6 11 6 28 0 28 6 30 17 12 100 26 201 39 303 1 10 4 11 10 11 8 0 9-2 14-8 58-94 119-187 177-281z"><text:p/></draw:path><draw:path draw:style-name="gr288" draw:text-style-name="P124" svg:width="0.0728in" svg:height="0.3465in" svg:x="3.2362in" svg:y="0.0587in" svg:viewBox="0 0 186 881" svg:d="M186 440c0-139-32-290-130-401-7-7-25-26-36-36-3-3-5-3-12-3-4 0-8 0-8 4 0 3 1 4 3 6 17 17 43 43 73 98 53 93 72 215 72 332 0 213-58 343-147 433-1 1-1 2-1 4 0 4 4 4 8 4 7 0 9 0 13-3 46-40 99-109 133-212 21-66 32-146 32-226z"><text:p/></draw:path><draw:path draw:style-name="gr289" draw:text-style-name="P124" svg:width="0.0697in" svg:height="0.0866in" svg:x="3.3512in" svg:y="0.3559in" svg:viewBox="0 0 178 221" svg:d="M176 22c2-5 2-5 2-8 0-7-6-11-13-11-3 0-10 3-14 8 0 3-3 14-5 21-3 10-5 18-7 28-2 9-13 52-14 56-14 10-16 29-42 29-24 0-24-22-24-28 0-19 8-40 18-67 4-11 7-15 7-21 0-16-14-29-34-29-35 0-50 46-50 53 0 4 6 4 7 4 4 0 4-2 6-5 8-30 23-42 37-42 6 0 9 4 9 11 0 8-3 15-6 21-17 42-19 54-19 70 0 5 0 21 14 32 9 10 25 11 33 11 14 0 27-5 38-15-4 18-8 33-22 50-10 10-24 23-42 23-2 0-19 0-26-13 19-1 13-13 19-18 0-11-10-13-14-13-9 0-20 7-20 23s17 29 42 29c34 0 77-27 87-69 11-43 22-86 33-130z"><text:p/></draw:path><draw:path draw:style-name="gr290" draw:text-style-name="P124" svg:width="0.0949in" svg:height="0.463in" svg:x="3.4449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291" draw:text-style-name="P124" svg:width="0.0508in" svg:height="0.463in" svg:x="3.5831in" svg:y="0.0004in" svg:viewBox="0 0 130 1177" svg:d="M102 1149c-33 0-68 0-102 0 0 10 0 19 0 28 43 0 87 0 130 0 0-393 0-784 0-1177-43 0-87 0-130 0 0 10 0 18 0 28 34 0 69 0 102 0 0 373 0 748 0 1121z"><text:p/></draw:path><draw:path draw:style-name="gr292" draw:text-style-name="P124" svg:width="0.0201in" svg:height="0.0201in" svg:x="3.7425in" svg:y="0.2217in" svg:viewBox="0 0 52 52" svg:d="M52 27c0-16-11-27-25-27s-27 11-27 27c0 14 13 25 27 25s25-11 25-25z"><text:p/></draw:path><draw:path draw:style-name="gr293" draw:text-style-name="P124" svg:width="0.0854in" svg:height="0.0374in" svg:x="3.8862in" svg:y="0.1425in" svg:viewBox="0 0 218 96" svg:d="M175 59c-7 5-24 19-24 28 0 5 6 9 10 9s7-2 10-5c5-8 17-21 39-32 3-3 8-4 8-11 0-5-4-7-7-10-11-7-16-16-21-28 0-4-2-10-9-10s-10 6-10 10c0 3 4 18 12 28-56 0-110 0-166 0-9 0-17-2-17 10 0 9 8 11 17 11 53 0 105 0 158 0z"><text:p/></draw:path><draw:path draw:style-name="gr294" draw:text-style-name="P124" svg:width="0.074in" svg:height="0.087in" svg:x="3.8319in" svg:y="0.1953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295" draw:text-style-name="P124" svg:width="0.0689in" svg:height="0.0866in" svg:x="3.9193in" svg:y="0.2496in" svg:viewBox="0 0 176 221" svg:d="M175 21c1-4 1-4 1-7 0-7-5-11-11-11-4 0-10 1-14 8-1 3-4 13-5 20-3 10-5 19-7 29-3 9-13 52-14 55-14 9-16 30-42 30-24 0-24-22-24-29 0-18 8-39 18-66 4-11 6-15 6-21 0-16-14-29-33-29-35 0-50 46-50 52 0 5 4 5 6 5 5 0 5-2 7-5 8-30 22-42 36-42 6 0 8 3 8 11s-2 15-4 20c-17 42-19 55-19 69 0 7 0 23 12 34 11 8 25 11 35 11 14 0 25-5 38-15-6 18-8 32-24 50-8 10-22 21-40 21-3 0-20 0-27-11 20-1 13-13 20-18 0-11-12-14-14-14-9 0-20 7-20 24 0 16 17 29 41 29 35 0 77-27 88-70s21-87 32-130z"><text:p/></draw:path><draw:path draw:style-name="gr296" draw:text-style-name="P124" svg:width="0.1287in" svg:height="0.1283in" svg:x="4.0598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297" draw:text-style-name="P124" svg:width="0.0437in" svg:height="0.3465in" svg:x="4.2866in" svg:y="0.0587in" svg:viewBox="0 0 112 881" svg:d="M0 881c38 0 74 0 112 0 0-7 0-14 0-22-29 0-59 0-88 0 0-279 0-558 0-837 29 0 59 0 88 0 0-7 0-15 0-22-38 0-74 0-112 0 0 294 0 587 0 881z"><text:p/></draw:path><draw:path draw:style-name="gr298" draw:text-style-name="P124" svg:width="0.1488in" svg:height="0.1378in" svg:x="4.3453in" svg:y="0.1425in" svg:viewBox="0 0 379 351" svg:d="M202 10c-5-7-6-10-12-10-5 0-7 1-11 10-59 107-116 215-175 323-4 5-4 7-4 8 0 10 11 10 18 10 115 0 230 0 345 0 8 0 16 0 16-10 0-1-1-3-2-7-59-109-117-217-175-324zM190 31c55 100 108 200 163 300-109 0-217 0-326 0 54-100 109-200 163-300z"><text:p/></draw:path><draw:path draw:style-name="gr299" draw:text-style-name="P124" svg:width="0.0728in" svg:height="0.3465in" svg:x="4.5736in" svg:y="0.0587in" svg:viewBox="0 0 186 881" svg:d="M165 877c2 1 4 3 6 4 4 0 7 0 11 0 1 0 4 0 4-4 0-2 0-3-1-4-18-19-45-45-74-100-54-93-73-214-73-331 0-218 61-347 147-434 1-1 1-2 1-4 0-4-3-4-8-4-7 0-7 0-13 3-46 40-99 109-133 212-21 65-32 144-32 225 0 118 21 248 98 361 14 20 32 39 32 41 4 5 11 12 16 17 7 7 12 12 19 18z"><text:p/></draw:path><draw:path draw:style-name="gr300" draw:text-style-name="P124" svg:width="0.0728in" svg:height="0.3465in" svg:x="4.6894in" svg:y="0.0587in" svg:viewBox="0 0 186 881" svg:d="M165 877c2 1 4 4 6 4 3 0 7 0 10 0 2 0 5 0 5-4 0-2 0-3-1-4-18-19-45-45-74-100-54-93-73-214-73-331 0-218 61-347 147-434 1-1 1-2 1-4 0-4-3-4-8-4-7 0-9 0-13 3-46 40-99 109-133 212-21 65-32 144-32 225 0 118 21 248 98 361 14 20 32 39 32 41 4 5 11 12 16 17 7 7 12 12 19 18z"><text:p/></draw:path><draw:path draw:style-name="gr301" draw:text-style-name="P124" svg:width="0.0854in" svg:height="0.0374in" svg:x="4.8201in" svg:y="0.0941in" svg:viewBox="0 0 218 96" svg:d="M175 59c-7 5-24 19-24 28 0 5 6 9 10 9s7-2 10-5c5-7 17-21 39-32 3-2 8-4 8-10s-4-8-7-10c-11-8-16-17-21-28 0-4-2-11-9-11s-10 7-10 10 4 18 12 29c-56 0-110 0-166 0-9 0-17 0-17 10s8 10 17 10c53 0 105 0 158 0z"><text:p/></draw:path><draw:path draw:style-name="gr302" draw:text-style-name="P124" svg:width="0.1378in" svg:height="0.1354in" svg:x="4.7807in" svg:y="0.1484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303" draw:text-style-name="P124" svg:width="0.0736in" svg:height="0.3465in" svg:x="4.9331in" svg:y="0.0587in" svg:viewBox="0 0 188 881" svg:d="M188 440c0-139-34-290-131-401-7-7-25-26-36-36-4-3-6-3-11-3-6 0-10 0-10 4 0 3 3 4 3 6 17 17 43 43 74 98 53 93 73 215 73 332 0 213-59 343-147 433-2 1-3 2-3 4 0 4 4 4 10 4 5 0 7 0 11-3 48-40 99-109 134-212 21-66 33-146 33-226z"><text:p/></draw:path><draw:path draw:style-name="gr304" draw:text-style-name="P124" svg:width="0.0626in" svg:height="0.0606in" svg:x="5.05in" svg:y="0.3559in" svg:viewBox="0 0 160 155" svg:d="M38 122c8-10 15-16 43-39 9-6 34-27 44-37 21-21 35-38 35-42s-6-4-7-4c-3 0-5 0-6 3-10 17-18 21-25 21-4 0-10 0-21-10-11-11-18-14-27-14-28 0-46 29-46 41 0 2 4 4 6 4 4 0 5-2 7-6 4-11 23-12 29-12 8 0 17 2 22 2 19 5 21 5 30 5-9 9-16 15-48 42-26 20-36 29-43 36-20 21-31 36-31 39 0 4 6 4 7 4 3 0 4-1 6-4 8-13 19-21 30-21 5 0 10 1 20 10 10 10 17 15 28 15 36 0 60-42 60-53 0-4-4-6-5-6-5 0-6 3-7 6-6 18-27 27-44 27-8 0-17-3-25-5-15-4-18-4-25-4-3 0-6 0-7 2z"><text:p/></draw:path><draw:path draw:style-name="gr305" draw:text-style-name="P124" svg:width="0.0736in" svg:height="0.3465in" svg:x="5.1382in" svg:y="0.0587in" svg:viewBox="0 0 188 881" svg:d="M188 440c0-139-34-290-131-401-7-7-25-26-37-36-3-3-5-3-10-3-6 0-10 0-10 4 0 3 1 4 3 6 17 17 43 43 74 98 53 93 73 215 73 332 0 213-59 343-149 433 0 1-1 2-1 4 0 4 4 4 10 4 5 0 7 0 11-3 46-40 99-109 133-212 22-66 34-146 34-226z"><text:p/></draw:path><draw:path draw:style-name="gr306" draw:text-style-name="P124" svg:width="0.0433in" svg:height="0.3465in" svg:x="5.2504in" svg:y="0.0587in" svg:viewBox="0 0 111 881" svg:d="M88 859c-29 0-59 0-88 0 0 8 0 15 0 22 36 0 74 0 111 0 0-294 0-587 0-881-37 0-75 0-111 0 0 7 0 15 0 22 29 0 59 0 88 0 0 279 0 558 0 837z"><text:p/></draw:path><draw:path draw:style-name="gr307" draw:text-style-name="P124" svg:width="0.0205in" svg:height="0.0201in" svg:x="5.3976in" svg:y="0.2217in" svg:viewBox="0 0 53 52" svg:d="M53 27c0-16-12-27-26-27s-27 11-27 27c0 14 13 25 27 25s26-11 26-25z"><text:p/></draw:path><draw:path draw:style-name="gr308" draw:text-style-name="P124" svg:width="0.0854in" svg:height="0.0374in" svg:x="5.5398in" svg:y="0.1425in" svg:viewBox="0 0 218 96" svg:d="M175 59c-7 5-24 19-24 28 0 5 6 9 10 9s7-2 10-5c5-8 17-21 39-32 3-3 8-4 8-11 0-5-4-7-7-10-11-7-16-16-21-28-1-4-2-10-9-10s-10 6-10 10c0 3 4 18 12 28-56 0-110 0-166 0-9 0-17-2-17 10 0 9 8 11 17 11 53 0 105 0 158 0z"><text:p/></draw:path><draw:path draw:style-name="gr309" draw:text-style-name="P124" svg:width="0.074in" svg:height="0.087in" svg:x="5.487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310" draw:text-style-name="P124" svg:width="0.0618in" svg:height="0.0606in" svg:x="5.5768in" svg:y="0.2496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draw:g text:anchor-type="as-char" svg:y="-0.2217in" draw:z-index="125" draw:style-name="gr1"><svg:title>TexMaths</svg:title><svg:desc>14§display§\vec{\bigtriangleup }\left(\vec{V}\right)=\bigtriangleup \left(V_x\right)\cdot \vec{e_x}+\bigtriangleup \left(V_y\right)\cdot \vec{e_y}+\bigtriangleup \left(V_z\right)\cdot \vec{e_z}§svg§600§FALSE§</svg:desc><draw:g draw:style-name="gr2"><draw:path draw:style-name="gr222" draw:text-style-name="P123" svg:width="3.939in" svg:height="0.3276in" svg:x="0.0004in" svg:y="0.0098in" svg:viewBox="0 0 10006 833" svg:d="M5004 833c-1669 0-3337 0-5004 0 0-277 0-556 0-833 3335 0 6671 0 10006 0 0 277 0 556 0 833-1667 0-3335 0-5002 0z"><text:p/></draw:path><draw:path draw:style-name="gr223" draw:text-style-name="P124" svg:width="0.0854in" svg:height="0.0378in" svg:x="0.048in" svg:y="0.0335in" svg:viewBox="0 0 218 97" svg:d="M175 57c-7 7-22 21-22 30 0 5 4 10 9 10s7-3 9-6c7-8 18-22 39-32 4-3 8-4 8-11 0-5-2-7-7-10-9-7-15-16-19-28-2-4-3-10-10-10s-10 6-10 10c0 3 4 18 11 28-54 0-110 0-165 0-8 0-18 0-18 10 0 9 10 9 18 9 52 0 105 0 157 0z"><text:p/></draw:path><draw:path draw:style-name="gr224" draw:text-style-name="P12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225" draw:text-style-name="P124" svg:width="0.0736in" svg:height="0.3476in" svg:x="0.2295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226" draw:text-style-name="P124" svg:width="0.085in" svg:height="0.0378in" svg:x="0.3606in" svg:y="0.0362in" svg:viewBox="0 0 217 97" svg:d="M174 57c-6 7-23 21-23 30 0 5 4 10 10 10 4 0 7-3 10-7 5-7 17-21 38-31 4-3 8-4 8-11 0-5-3-7-7-10-10-7-15-16-20-28-1-4-2-10-9-10s-10 6-10 10c0 3 4 18 11 28-55 0-111 0-165 0-9 0-17 0-17 10 0 9 8 9 17 9 52 0 105 0 157 0z"><text:p/></draw:path><draw:path draw:style-name="gr227" draw:text-style-name="P124" svg:width="0.1374in" svg:height="0.1362in" svg:x="0.3217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228" draw:text-style-name="P124" svg:width="0.0728in" svg:height="0.3476in" svg:x="0.4736in" svg:y="0.0004in" svg:viewBox="0 0 186 884" svg:d="M186 443c0-142-32-292-129-402-7-9-25-27-37-38-3-3-5-3-10-3-6 0-10 0-10 6 0 1 1 4 3 4 17 18 43 45 74 98 53 95 73 217 73 335 0 211-60 341-149 431 0 1-1 3-1 4 0 6 4 6 10 6 5 0 7 0 11-4 46-41 99-110 133-213 22-68 32-147 32-224z"><text:p/></draw:path><draw:path draw:style-name="gr229" draw:text-style-name="P124" svg:width="0.1287in" svg:height="0.0449in" svg:x="0.6469in" svg:y="0.1516in" svg:viewBox="0 0 328 115" svg:d="M311 20c7 0 17 0 17-10s-10-10-17-10c-98 0-196 0-294 0-7 0-17 0-17 10s10 10 17 10c98 0 196 0 294 0zM311 115c7 0 17 0 17-10s-10-10-17-10c-98 0-196 0-294 0-7 0-17 0-17 10s10 10 17 10c98 0 196 0 294 0z"><text:p/></draw:path><draw:path draw:style-name="gr230" draw:text-style-name="P124" svg:width="0.1488in" svg:height="0.1382in" svg:x="0.852in" svg:y="0.0843in" svg:viewBox="0 0 379 352" svg:d="M200 8c-3-5-4-8-10-8-5 0-7 1-11 10-59 108-116 214-175 322-4 7-4 8-4 10 0 10 11 10 18 10 115 0 230 0 345 0 8 0 16 0 16-10 0-3-1-4-2-9-59-109-118-217-177-325zM190 29c55 101 108 202 163 303-109 0-217 0-326 0 54-101 109-202 163-303z"><text:p/></draw:path><draw:path draw:style-name="gr231" draw:text-style-name="P124" svg:width="0.0449in" svg:height="0.1925in" svg:x="1.0642in" svg:y="0.078in" svg:viewBox="0 0 115 490" svg:d="M115 485c0-2 0-3-9-12-61-60-77-152-77-228 0-85 19-171 79-232 7-6 7-7 7-9 0-3-2-4-6-4s-49 34-77 95c-25 55-32 109-32 150 0 39 6 98 34 154 29 60 71 91 75 91s6-1 6-5z"><text:p/></draw:path><draw:path draw:style-name="gr232" draw:text-style-name="P124" svg:width="0.1378in" svg:height="0.1362in" svg:x="1.1315in" svg:y="0.0909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233" draw:text-style-name="P124" svg:width="0.0724in" svg:height="0.0606in" svg:x="1.2398in" svg:y="0.1917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234" draw:text-style-name="P124" svg:width="0.0449in" svg:height="0.1925in" svg:x="1.3417in" svg:y="0.078in" svg:viewBox="0 0 115 490" svg:d="M115 245c0-38-6-98-32-153-31-61-73-92-77-92-3 0-6 1-6 4 0 2 0 3 10 11 47 49 75 128 75 230 0 84-18 171-78 231-7 6-7 7-7 9s3 5 6 5c4 0 49-32 78-95 25-53 31-108 31-150z"><text:p/></draw:path><draw:path draw:style-name="gr235" draw:text-style-name="P124" svg:width="0.0201in" svg:height="0.0201in" svg:x="1.4657in" svg:y="0.1646in" svg:viewBox="0 0 52 52" svg:d="M52 25c0-14-11-25-25-25s-27 11-27 25 13 27 27 27 25-13 25-27z"><text:p/></draw:path><draw:path draw:style-name="gr236" draw:text-style-name="P124" svg:width="0.0854in" svg:height="0.0382in" svg:x="1.6118in" svg:y="0.0843in" svg:viewBox="0 0 218 98" svg:d="M175 59c-7 7-24 19-24 29 0 4 6 10 10 10s7-4 10-7c5-7 17-21 39-32 3-2 8-4 8-10 0-4-4-7-7-10-11-7-16-17-21-28 0-4-2-11-9-11s-10 7-10 11c0 2 4 18 12 28-56 0-110 0-166 0-9 0-17 0-17 10s8 10 17 10c53 0 105 0 158 0z"><text:p/></draw:path><draw:path draw:style-name="gr237" draw:text-style-name="P124" svg:width="0.074in" svg:height="0.0874in" svg:x="1.5551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238" draw:text-style-name="P124" svg:width="0.0724in" svg:height="0.0606in" svg:x="1.6429in" svg:y="0.1917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239" draw:text-style-name="P124" svg:width="0.1287in" svg:height="0.1287in" svg:x="1.7878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240" draw:text-style-name="P124" svg:width="0.1484in" svg:height="0.1382in" svg:x="1.9819in" svg:y="0.0843in" svg:viewBox="0 0 378 352" svg:d="M200 8c-4-5-5-8-11-8s-7 1-11 10c-59 108-116 214-175 322-3 7-3 8-3 10 0 10 10 10 17 10 115 0 229 0 344 0 9 0 17 0 17-10 0-3-1-4-3-9-59-109-116-217-175-325zM189 29c55 101 109 202 164 303-109 0-219 0-328 0 55-101 109-202 164-303z"><text:p/></draw:path><draw:path draw:style-name="gr241" draw:text-style-name="P124" svg:width="0.0441in" svg:height="0.1925in" svg:x="2.1941in" svg:y="0.078in" svg:viewBox="0 0 113 490" svg:d="M113 485c0-2 0-3-8-12-62-60-77-152-77-228 0-85 18-171 80-232 5-6 5-7 5-9 0-3-1-4-4-4-5 0-50 34-78 95-25 55-31 109-31 150 0 39 4 98 32 154 30 60 72 91 77 91 3 0 4-1 4-5z"><text:p/></draw:path><draw:path draw:style-name="gr242" draw:text-style-name="P124" svg:width="0.1378in" svg:height="0.1362in" svg:x="2.2606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243" draw:text-style-name="P124" svg:width="0.0689in" svg:height="0.0874in" svg:x="2.369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244" draw:text-style-name="P124" svg:width="0.0449in" svg:height="0.1925in" svg:x="2.4669in" svg:y="0.078in" svg:viewBox="0 0 115 490" svg:d="M115 245c0-38-6-98-32-153-30-61-73-92-77-92-3 0-6 1-6 4 0 2 0 3 10 11 47 49 77 128 77 230 0 84-18 171-80 231-7 6-7 7-7 9s3 5 6 5c4 0 49-32 78-95 25-53 31-108 31-150z"><text:p/></draw:path><draw:path draw:style-name="gr245" draw:text-style-name="P124" svg:width="0.0205in" svg:height="0.0201in" svg:x="2.5909in" svg:y="0.1646in" svg:viewBox="0 0 53 52" svg:d="M53 25c0-14-12-25-26-25s-27 11-27 25 13 27 27 27 26-13 26-27z"><text:p/></draw:path><draw:path draw:style-name="gr246" draw:text-style-name="P124" svg:width="0.0854in" svg:height="0.0382in" svg:x="2.7346in" svg:y="0.0843in" svg:viewBox="0 0 218 98" svg:d="M175 59c-7 7-24 19-24 29 0 4 6 10 10 10 6 0 7-4 10-7 5-7 17-21 39-32 3-2 8-4 8-10 0-4-4-7-7-10-11-7-16-17-19-28-2-4-4-11-10-11-7 0-11 7-11 11 0 2 4 18 12 28-56 0-110 0-166 0-7 0-17 0-17 10s10 10 17 10c53 0 105 0 158 0z"><text:p/></draw:path><draw:path draw:style-name="gr247" draw:text-style-name="P124" svg:width="0.074in" svg:height="0.0874in" svg:x="2.6803in" svg:y="0.1374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248" draw:text-style-name="P124" svg:width="0.0689in" svg:height="0.0874in" svg:x="2.7677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249" draw:text-style-name="P124" svg:width="0.1287in" svg:height="0.1287in" svg:x="2.908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250" draw:text-style-name="P124" svg:width="0.1484in" svg:height="0.1382in" svg:x="3.1031in" svg:y="0.0843in" svg:viewBox="0 0 378 352" svg:d="M200 8c-4-5-5-8-11-8s-7 1-11 10c-59 108-116 214-175 322-3 7-3 8-3 10 0 10 10 10 17 10 115 0 229 0 344 0 9 0 17 0 17-10 0-3 0-4-3-9-59-109-116-217-175-325zM189 29c55 101 109 202 164 303-109 0-219 0-328 0 55-101 109-202 164-303z"><text:p/></draw:path><draw:path draw:style-name="gr251" draw:text-style-name="P124" svg:width="0.0441in" svg:height="0.1925in" svg:x="3.3154in" svg:y="0.078in" svg:viewBox="0 0 113 490" svg:d="M113 485c0-2 0-3-8-12-62-60-77-152-77-228 0-85 18-171 80-232 5-6 5-7 5-9 0-3-1-4-4-4-5 0-49 34-78 95-25 55-31 109-31 150 0 39 6 98 32 154 30 60 72 91 77 91 3 0 4-1 4-5z"><text:p/></draw:path><draw:path draw:style-name="gr252" draw:text-style-name="P124" svg:width="0.1378in" svg:height="0.1362in" svg:x="3.381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253" draw:text-style-name="P124" svg:width="0.0618in" svg:height="0.0606in" svg:x="3.4925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254" draw:text-style-name="P124" svg:width="0.0441in" svg:height="0.1925in" svg:x="3.5846in" svg:y="0.078in" svg:viewBox="0 0 113 490" svg:d="M113 245c0-38-5-98-32-153-29-61-71-92-77-92-3 0-4 1-4 4 0 2 0 3 8 11 49 49 77 128 77 230 0 84-18 171-79 231-6 6-6 7-6 9s1 5 4 5c6 0 49-32 79-95 25-53 30-108 30-150z"><text:p/></draw:path><draw:path draw:style-name="gr255" draw:text-style-name="P124" svg:width="0.0205in" svg:height="0.0201in" svg:x="3.7083in" svg:y="0.1646in" svg:viewBox="0 0 53 52" svg:d="M53 25c0-14-12-25-26-25s-27 11-27 25 13 27 27 27 26-13 26-27z"><text:p/></draw:path><draw:path draw:style-name="gr256" draw:text-style-name="P124" svg:width="0.0854in" svg:height="0.0382in" svg:x="3.8504in" svg:y="0.0843in" svg:viewBox="0 0 218 98" svg:d="M175 59c-7 7-24 19-24 29 0 4 6 10 10 10s7-4 10-7c5-7 17-21 39-32 3-2 8-4 8-10 0-4-4-7-7-10-11-7-16-17-21-28-1-4-2-11-9-11s-10 7-10 11c0 2 4 18 12 28-56 0-110 0-166 0-9 0-17 0-17 10s8 10 17 10c53 0 105 0 158 0z"><text:p/></draw:path><draw:path draw:style-name="gr257" draw:text-style-name="P124" svg:width="0.074in" svg:height="0.0874in" svg:x="3.797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258" draw:text-style-name="P124" svg:width="0.0618in" svg:height="0.0606in" svg:x="3.8874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26" draw:style-name="gr1"><svg:title>TexMaths</svg:title><svg:desc>14§display§\vec{\bigtriangleup }\left(\vec{V}\right)=\begin{pmatrix}
\bigtriangleup \left(V_x\right) \\
\bigtriangleup \left(V_y\right) \\
\bigtriangleup \left(V_z\right)
\end{pmatrix}_{\left(O,\ \vec{e_x},\ \vec{e_y},\ \vec{e_z}\right)}§svg§600§FALSE§</svg:desc><draw:g draw:style-name="gr2"><draw:path draw:style-name="gr180" draw:text-style-name="P123" svg:width="2.7634in" svg:height="0.7248in" svg:x="0.0004in" svg:y="0.0098in" svg:viewBox="0 0 7020 1842" svg:d="M0 0c2340 0 4680 0 7020 0 0 614 0 1227 0 1842-2340 0-4680 0-7020 0 0-615 0-1228 0-1842z"><text:p/></draw:path><draw:path draw:style-name="gr181" draw:text-style-name="P124" svg:width="0.0854in" svg:height="0.0382in" svg:x="0.0484in" svg:y="0.2075in" svg:viewBox="0 0 218 98" svg:d="M175 59c-7 7-24 19-24 29 0 4 6 10 11 10s6-4 9-7c5-7 17-21 39-32 3-2 8-4 8-10 0-4-4-7-7-10-11-7-16-17-19-28-2-4-4-11-10-11-7 0-10 7-10 11 0 2 3 18 11 28-54 0-110 0-165 0-8 0-18 0-18 10s10 10 18 10c52 0 105 0 157 0z"><text:p/></draw:path><draw:path draw:style-name="gr182" draw:text-style-name="P124" svg:width="0.1484in" svg:height="0.1386in" svg:x="0.002in" svg:y="0.2579in" svg:viewBox="0 0 378 353" svg:d="M200 10c-4-6-5-10-11-10s-7 3-11 10c-58 108-116 215-174 323-4 7-4 7-4 10 0 10 10 10 17 10 115 0 229 0 344 0 9 0 17 0 17-10 0-3 0-4-3-9-59-107-116-216-175-324zM189 31c55 101 109 201 164 302-109 0-219 0-328 0 55-101 109-201 164-302z"><text:p/></draw:path><draw:path draw:style-name="gr183" draw:text-style-name="P124" svg:width="0.0736in" svg:height="0.3476in" svg:x="0.2295in" svg:y="0.174in" svg:viewBox="0 0 188 884" svg:d="M165 879c2 0 4 3 6 5 4 0 7 0 11 0 1 0 6-1 6-5 0-2-2-3-3-4-17-19-44-45-74-100-54-93-73-215-73-333 0-218 61-347 148-434 2-1 2-2 2-4 0-4-5-4-10-4-7 0-7 0-11 4-48 39-100 108-135 212-21 65-32 144-32 226 0 116 21 248 98 363 14 18 21 25 32 39 4 5 11 14 16 17 7 5 12 11 19 18z"><text:p/></draw:path><draw:path draw:style-name="gr184" draw:text-style-name="P124" svg:width="0.0854in" svg:height="0.0382in" svg:x="0.3602in" svg:y="0.2094in" svg:viewBox="0 0 218 98" svg:d="M175 59c-7 7-22 19-22 29 0 4 4 10 9 10s7-4 9-7c5-7 18-21 39-32 3-2 8-4 8-10s-2-7-7-10c-11-7-16-17-19-28-2-4-3-11-10-11s-10 7-10 11c0 2 3 18 11 28-54 0-110 0-165 0-8 0-18 0-18 10s10 10 18 10c52 0 105 0 157 0z"><text:p/></draw:path><draw:path draw:style-name="gr185" draw:text-style-name="P124" svg:width="0.1378in" svg:height="0.1362in" svg:x="0.3213in" svg:y="0.2646in" svg:viewBox="0 0 351 347" svg:d="M281 56c26-38 45-41 63-41 7-1 5-7 7-9 0-5-2-6-7-6-12 0-26 1-39 1-17 0-33-1-49-1-3 0-10 0-10 10 0 4 5 5 9 5 12 0 22 6 22 16 0 8-7 18-7 19-50 80-101 160-151 240-11-87-22-174-34-261 0-8 12-14 34-14 7 0 13 0 13-9 0-5-5-6-7-6-20 0-41 1-62 1-8 0-18 0-27 0-8 0-18-1-26-1-3 0-10 0-10 10 0 5 6 5 13 5 28 0 28 5 29 17 13 101 27 202 39 302 2 10 4 13 10 13 8 0 10-3 14-10 59-93 118-187 176-281z"><text:p/></draw:path><draw:path draw:style-name="gr186" draw:text-style-name="P124" svg:width="0.0736in" svg:height="0.3476in" svg:x="0.4732in" svg:y="0.174in" svg:viewBox="0 0 188 884" svg:d="M188 442c0-141-34-291-131-401-7-9-25-28-36-38-4-3-4-3-11-3-4 0-10 0-10 4 0 3 3 4 4 6 17 17 42 43 73 98 53 95 73 215 73 334 0 213-59 343-147 433-2 1-3 2-3 4 0 5 6 5 10 5 7 0 7 0 12-4 47-40 100-109 133-212 21-68 33-147 33-226z"><text:p/></draw:path><draw:path draw:style-name="gr187" draw:text-style-name="P124" svg:width="0.1287in" svg:height="0.0449in" svg:x="0.6469in" svg:y="0.3256in" svg:viewBox="0 0 328 115" svg:d="M311 20c7 0 17 0 17-10s-10-10-17-10c-98 0-196 0-294 0-7 0-17 0-17 10s10 10 17 10c98 0 196 0 294 0zM311 115c7 0 17 0 17-10s-10-10-17-10c-98 0-196 0-294 0-7 0-17 0-17 10s10 10 17 10c98 0 196 0 294 0z"><text:p/></draw:path><draw:path draw:style-name="gr188" draw:text-style-name="P124" svg:width="0.1067in" svg:height="0.3496in" svg:x="0.8965in" svg:y="0in" svg:viewBox="0 0 272 889" svg:d="M42 889c10 0 13 0 13-6 1-346 42-631 214-872 3-4 1-4 3-5 0-6-3-6-12-6-8 0-8 0-9 1-3 2-65 73-115 173-65 128-105 278-123 457-2 16-13 118-13 234 0 5 0 12 0 19 1 5 4 5 14 5s18 0 28 0z"><text:p/></draw:path><draw:path draw:style-name="gr189" draw:text-style-name="P124" svg:width="0.1067in" svg:height="0.35in" svg:x="0.8965in" svg:y="0.3461in" svg:viewBox="0 0 272 890" svg:d="M14 0c-10 0-13 0-14 6 0 7 0 12 0 19 0 301 55 476 70 526 32 110 87 224 169 325 7 10 10 13 12 13 1 1 1 1 9 1 9 0 12 0 12-6-2-2 0-1-3-5-164-227-213-501-214-872 0-7-3-7-13-7s-18 0-28 0z"><text:p/></draw:path><draw:path draw:style-name="gr190" draw:text-style-name="P124" svg:width="0.1488in" svg:height="0.1386in" svg:x="1.0213in" svg:y="0.0236in" svg:viewBox="0 0 379 353" svg:d="M200 10c-3-6-4-10-10-10-5 0-7 3-11 10-59 108-116 215-175 323-4 7-4 7-4 10 0 10 11 10 18 10 115 0 230 0 345 0 8 0 16 0 16-10 0-3-1-4-2-9-59-107-118-216-177-324zM190 31c55 101 108 201 163 302-109 0-217 0-326 0 54-101 109-201 163-302z"><text:p/></draw:path><draw:path draw:style-name="gr191" draw:text-style-name="P124" svg:width="0.0449in" svg:height="0.1937in" svg:x="1.2335in" svg:y="0.0169in" svg:viewBox="0 0 115 493" svg:d="M115 487c0-1 0-3-9-11-61-62-77-154-77-230 0-85 19-170 79-232 7-6 7-7 7-8 0-5-3-6-6-6-4 0-49 34-78 97-25 53-31 107-31 149 0 38 6 98 32 154 31 60 73 93 77 93 3 0 6-2 6-6z"><text:p/></draw:path><draw:path draw:style-name="gr192" draw:text-style-name="P124" svg:width="0.1374in" svg:height="0.1358in" svg:x="1.3004in" svg:y="0.0307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193" draw:text-style-name="P124" svg:width="0.0724in" svg:height="0.0606in" svg:x="1.4087in" svg:y="0.1315in" svg:viewBox="0 0 185 155" svg:d="M69 115c-3 12-14 31-33 31-1 0-11 0-18-5 14-5 16-16 16-19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194" draw:text-style-name="P124" svg:width="0.0449in" svg:height="0.1937in" svg:x="1.5106in" svg:y="0.0169in" svg:viewBox="0 0 115 493" svg:d="M115 246c0-37-6-98-34-154-29-60-71-92-75-92-5 0-6 3-6 6 0 1 0 2 10 11 47 49 75 126 75 229 0 84-18 171-78 233-7 5-7 7-7 8 0 3 1 6 6 6 4 0 49-34 77-97 25-55 32-109 32-150z"><text:p/></draw:path><draw:path draw:style-name="gr195" draw:text-style-name="P124" svg:width="0.1488in" svg:height="0.1378in" svg:x="1.0232in" svg:y="0.2563in" svg:viewBox="0 0 379 351" svg:d="M200 8c-3-5-4-8-10-8-5 0-7 1-11 10-59 108-116 215-175 323-4 6-4 7-4 8 0 10 11 10 18 10 115 0 230 0 345 0 8 0 16 0 16-10 0-1-1-4-2-7-59-109-118-216-177-326zM190 31c55 101 108 200 163 301-109 0-217 0-326 0 54-101 109-200 163-301z"><text:p/></draw:path><draw:path draw:style-name="gr196" draw:text-style-name="P124" svg:width="0.0449in" svg:height="0.1929in" svg:x="1.2354in" svg:y="0.2496in" svg:viewBox="0 0 115 491" svg:d="M115 487c0-1 0-3-9-11-61-62-77-156-77-231 0-85 19-171 79-232 7-6 7-7 7-9 0-3-3-4-6-4-4 0-49 34-78 95-24 55-31 109-31 150 0 39 6 98 32 154 31 60 73 92 77 92 3 0 6-1 6-4z"><text:p/></draw:path><draw:path draw:style-name="gr197" draw:text-style-name="P124" svg:width="0.1374in" svg:height="0.1362in" svg:x="1.3028in" svg:y="0.2622in" svg:viewBox="0 0 350 347" svg:d="M281 56c24-38 45-39 63-41 6 0 5-5 6-8 0-4-1-7-6-7-12 0-28 1-40 1-17 0-34-1-49-1-3 0-9 0-9 10 0 5 5 5 7 5 14 2 23 6 23 17 0 7-4 13-7 18-51 80-101 161-151 241-12-87-23-173-34-260 0-9 11-16 35-16 6 0 11 0 11-9 0-5-4-6-7-6-19 0-40 1-60 1-10 0-20 0-28 0-10 0-18-1-27-1-2 0-8 0-8 10 0 5 4 5 13 5 26 0 28 5 29 17 13 101 25 203 38 304 3 10 4 11 10 11 8 0 11-3 14-8 58-94 119-189 177-283z"><text:p/></draw:path><draw:path draw:style-name="gr198" draw:text-style-name="P124" svg:width="0.0689in" svg:height="0.0866in" svg:x="1.4106in" svg:y="0.3642in" svg:viewBox="0 0 176 221" svg:d="M175 21c1-4 1-6 1-7 0-7-5-11-11-11-4 0-11 1-14 8-1 2-4 13-5 20-3 10-5 19-7 29-3 7-14 51-14 55-2 0-16 31-44 31-22 0-22-23-22-30 0-18 7-40 18-67 4-10 6-14 6-21 0-15-14-28-33-28-35 0-50 46-50 52 0 4 4 4 6 4 4 0 5-1 5-6 9-28 24-42 38-42 6 0 8 5 8 13s-2 15-4 20c-17 42-21 54-21 70 0 5 0 22 14 33 11 9 25 10 34 10 14 0 26-4 38-15-5 19-9 33-23 51-10 10-22 21-40 21-3 0-20 0-27-11 18-1 13-12 18-18 0-11-10-14-12-14-9 0-20 7-20 24s15 29 41 29c35 0 77-26 88-70 11-43 21-87 32-130z"><text:p/></draw:path><draw:path draw:style-name="gr199" draw:text-style-name="P124" svg:width="0.0449in" svg:height="0.1929in" svg:x="1.5083in" svg:y="0.2496in" svg:viewBox="0 0 115 491" svg:d="M115 245c0-38-6-97-34-153-29-60-71-92-75-92-5 0-6 1-6 4 0 2 0 3 10 11 47 49 75 128 75 230 0 85-18 171-78 234-7 5-7 7-7 8 0 3 1 4 6 4 4 0 49-33 77-95 25-55 32-109 32-151z"><text:p/></draw:path><draw:path draw:style-name="gr200" draw:text-style-name="P124" svg:width="0.1484in" svg:height="0.1386in" svg:x="1.0256in" svg:y="0.4874in" svg:viewBox="0 0 378 353" svg:d="M200 10c-4-6-5-10-11-10s-7 3-11 10c-58 108-116 215-174 323-4 7-4 7-4 10 0 10 10 10 17 10 115 0 229 0 344 0 9 0 17 0 17-10 0-3 0-4-3-9-59-107-116-216-175-324zM189 31c55 101 109 201 164 302-109 0-219 0-328 0 55-101 109-201 164-302z"><text:p/></draw:path><draw:path draw:style-name="gr201" draw:text-style-name="P124" svg:width="0.0441in" svg:height="0.1937in" svg:x="1.2378in" svg:y="0.4811in" svg:viewBox="0 0 113 493" svg:d="M113 487c0-1 0-3-8-11-62-62-77-154-77-230 0-85 20-170 80-232 5-6 5-7 5-8 0-5-1-6-4-6-5 0-49 34-78 97-25 54-31 107-31 149 0 38 6 98 32 154 30 60 72 93 77 93 3 0 4-2 4-6z"><text:p/></draw:path><draw:path draw:style-name="gr202" draw:text-style-name="P124" svg:width="0.1378in" svg:height="0.1362in" svg:x="1.3043in" svg:y="0.4941in" svg:viewBox="0 0 351 347" svg:d="M281 56c26-38 45-41 63-41 6-1 5-7 7-9 0-5-2-6-7-6-12 0-26 1-40 1-16 0-32-1-48-1-3 0-10 0-10 10 0 4 5 5 9 5 12 0 22 6 22 16 0 8-7 18-7 19-50 80-101 160-151 240-11-87-22-174-34-261 0-8 12-14 34-14 7 0 13 0 13-9 0-5-5-6-7-6-20 0-41 1-62 1-8 0-18 0-27 0-8 0-18-1-26-1-3 0-10 0-10 10 0 5 4 5 13 5 28 0 28 5 29 17 13 101 27 202 39 302 2 12 3 13 10 13 8 0 10-3 14-10 59-93 118-187 176-281z"><text:p/></draw:path><draw:path draw:style-name="gr203" draw:text-style-name="P124" svg:width="0.0618in" svg:height="0.0606in" svg:x="1.4146in" svg:y="0.5957in" svg:viewBox="0 0 158 155" svg:d="M36 122c9-10 16-16 45-39 7-6 32-27 42-37 21-19 35-38 35-42s-4-4-5-4c-5 0-5 1-7 4-10 16-17 21-26 21-4 0-9-1-19-11-13-11-20-14-28-14-27 0-46 29-46 41 0 2 4 4 5 4 4 0 6-2 7-6 6-11 24-12 30-12 8 0 16 2 22 2 18 5 21 5 29 5-8 9-15 15-47 42-27 21-37 30-42 36-21 21-31 36-31 39 0 4 4 4 6 4s4-1 5-2c10-14 20-21 32-21 5 0 9 0 19 8 11 10 16 15 28 15 37 0 60-42 60-53 0-4-4-4-6-4-4 0-5 1-7 6-5 16-26 25-43 25-7 0-17-2-25-4-16-3-19-3-24-3-2 0-7 0-9 0z"><text:p/></draw:path><draw:path draw:style-name="gr204" draw:text-style-name="P124" svg:width="0.0441in" svg:height="0.1937in" svg:x="1.5067in" svg:y="0.4811in" svg:viewBox="0 0 113 493" svg:d="M113 246c0-37-5-98-32-154-29-60-71-92-77-92-3 0-4 3-4 6 0 1 0 2 8 11 49 49 77 127 77 229 0 84-18 171-79 233-6 5-6 7-6 8 0 3 1 6 4 6 6 0 49-34 79-97 25-53 30-108 30-150z"><text:p/></draw:path><draw:path draw:style-name="gr205" draw:text-style-name="P124" svg:width="0.1067in" svg:height="0.3496in" svg:x="1.5811in" svg:y="0in" svg:viewBox="0 0 272 889" svg:d="M272 865c0-301-55-476-70-526-34-109-89-224-170-326-8-9-10-12-11-12-1-1-1-1-10-1-7 0-11 0-11 6 1 2 0 1 6 9 172 240 210 535 211 868 0 6 3 6 13 6 9 0 18 0 28 0 9 0 12 0 14-5 0-7 0-14 0-19z"><text:p/></draw:path><draw:path draw:style-name="gr206" draw:text-style-name="P124" svg:width="0.1067in" svg:height="0.35in" svg:x="1.5811in" svg:y="0.3461in" svg:viewBox="0 0 272 890" svg:d="M272 6c-2-6-5-6-14-6-10 0-19 0-28 0-10 0-13 0-13 7 0 52-1 168-14 291-27 253-92 430-200 581-3 4-2 3-3 5 0 6 4 6 11 6 9 0 9 0 10-1 1-2 64-73 115-172 64-129 105-279 123-458 1-15 13-118 13-234 0-7 0-12 0-19z"><text:p/></draw:path><draw:path draw:style-name="gr207" draw:text-style-name="P124" svg:width="0.035in" svg:height="0.135in" svg:x="1.7598in" svg:y="0.6043in" svg:viewBox="0 0 90 344" svg:d="M83 0c-65 46-83 120-83 172 0 49 15 125 83 172 2 0 7 0 7-4 0-1 0-3-3-6-46-40-63-99-63-162 0-92 35-137 64-164 2-1 2-1 2-4 0-4-5-4-7-4z"><text:p/></draw:path><draw:path draw:style-name="gr208" draw:text-style-name="P124" svg:width="0.1028in" svg:height="0.0976in" svg:x="1.8142in" svg:y="0.6102in" svg:viewBox="0 0 262 249" svg:d="M262 95c0-53-39-95-101-95-81 0-161 77-161 154 0 56 41 95 99 95 83 0 163-75 163-154zM102 238c-36 0-67-25-67-76 0-18 6-67 36-106 24-28 58-45 89-45 35 0 68 23 68 73 0 25-11 76-43 112-24 28-55 42-83 42z"><text:p/></draw:path><draw:path draw:style-name="gr209" draw:text-style-name="P124" svg:width="0.0165in" svg:height="0.0409in" svg:x="1.9421in" svg:y="0.6902in" svg:viewBox="0 0 43 105" svg:d="M34 34c0 18-3 40-27 63-1 1-3 2-3 4 0 3 3 4 6 4 4 0 33-27 33-69 0-21-8-36-23-36-12 0-20 8-20 20 0 9 7 19 20 19 8 0 9-4 14-5z"><text:p/></draw:path><draw:path draw:style-name="gr210" draw:text-style-name="P124" svg:width="0.0661in" svg:height="0.0276in" svg:x="2.0945in" svg:y="0.6083in" svg:viewBox="0 0 169 71" svg:d="M130 45c-3 1-14 12-14 18 0 4 4 8 9 8 4 0 5-2 8-5 8-10 18-17 28-21 4-2 8-4 8-10 0-4-4-6-7-8-11-6-14-16-15-20-1-1-3-7-10-7-1 0-7 3-7 8 0 6 4 16 7 19-40 0-82 0-123 0-6 0-14 0-14 8 0 10 8 10 14 10 39 0 77 0 116 0z"><text:p/></draw:path><draw:path draw:style-name="gr211" draw:text-style-name="P124" svg:width="0.0579in" svg:height="0.0606in" svg:x="2.0465in" svg:y="0.6457in" svg:viewBox="0 0 148 155" svg:d="M55 74c9 0 36-1 54-7 27-10 31-26 31-36 0-18-18-31-42-31-42 0-98 32-98 91 0 35 22 64 63 64 57 0 85-33 85-37 0-3-4-7-7-7-1 0-2 1-5 4-27 31-67 31-73 31-21 0-35-13-35-41 0-6 0-13 4-31 7 0 16 0 23 0zM35 64c14-50 53-54 63-54 14 0 28 8 28 21 0 33-59 33-74 33-6 0-11 0-17 0z"><text:p/></draw:path><draw:path draw:style-name="gr212" draw:text-style-name="P124" svg:width="0.0571in" svg:height="0.0437in" svg:x="2.1197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1-13 5-17 12-45 14-49 3-7 12-17 24-17 4 2 9 0 14 5z"><text:p/></draw:path><draw:path draw:style-name="gr213" draw:text-style-name="P124" svg:width="0.0173in" svg:height="0.0409in" svg:x="2.2122in" svg:y="0.6902in" svg:viewBox="0 0 45 105" svg:d="M35 34c0 18-4 40-28 63-1 1-1 2-1 4 0 3 2 4 4 4 5 0 35-27 35-69 0-21-9-36-25-36-12 0-20 8-20 20 0 9 8 19 21 19 7 0 13-5 14-5z"><text:p/></draw:path><draw:path draw:style-name="gr214" draw:text-style-name="P124" svg:width="0.0657in" svg:height="0.0276in" svg:x="2.3638in" svg:y="0.6083in" svg:viewBox="0 0 168 71" svg:d="M130 45c-3 1-15 12-15 18 0 4 4 8 8 8s6-2 9-5c8-10 19-17 28-21 4-2 8-4 8-10 0-4-3-6-7-8-11-6-14-16-15-20-2-1-3-7-9-7-3 0-8 3-8 8 0 6 5 16 8 19-42 0-82 0-124 0-5 0-13 0-13 8 0 10 7 10 13 10 39 0 78 0 117 0z"><text:p/></draw:path><draw:path draw:style-name="gr215" draw:text-style-name="P124" svg:width="0.0575in" svg:height="0.0606in" svg:x="2.3169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216" draw:text-style-name="P124" svg:width="0.0551in" svg:height="0.0626in" svg:x="2.3902in" svg:y="0.6819in" svg:viewBox="0 0 141 160" svg:d="M140 17c1-3 1-4 1-6 0-4-5-8-9-8-10 0-12 8-14 15s-3 14-5 21c-2 10-5 21-8 31 0 3-1 8-1 10-2 0-14 24-35 24-12 0-20-6-20-21 0-14 7-33 14-49 1-3 3-7 3-12 0-12-11-22-27-22-26 0-39 32-39 39 0 3 3 3 4 3 4 0 4-1 6-4 5-18 17-30 28-30 5 0 7 3 7 10 0 6-2 9-3 13-11 29-14 38-14 47 0 28 22 34 39 34 14 0 25-7 31-13-4 14-6 26-18 37-6 5-17 15-32 15-5 0-14 0-20-5 11-3 13-13 13-16 0-7-6-10-12-10-7 0-15 6-15 17 0 13 13 23 34 23 28 0 61-19 68-51 9-31 16-61 24-92z"><text:p/></draw:path><draw:path draw:style-name="gr217" draw:text-style-name="P124" svg:width="0.0173in" svg:height="0.0409in" svg:x="2.4803in" svg:y="0.6902in" svg:viewBox="0 0 45 105" svg:d="M35 34c0 18-4 40-27 63-1 1-2 2-2 4 0 3 2 4 4 4 5 0 35-27 35-69 0-21-9-36-25-36-12 0-20 8-20 20 0 9 8 19 21 19 8 0 10-4 14-5z"><text:p/></draw:path><draw:path draw:style-name="gr218" draw:text-style-name="P124" svg:width="0.0661in" svg:height="0.0276in" svg:x="2.6295in" svg:y="0.6083in" svg:viewBox="0 0 169 71" svg:d="M130 45c-3 1-14 12-14 18 0 4 4 8 9 8 2 0 5-2 7-5 9-10 19-17 29-21 4-2 8-4 8-10 0-4-4-6-7-8-11-6-14-16-16-20 0-1-2-7-9-7-1 0-8 3-8 8 0 6 5 16 8 19-40 0-82 0-123 0-6 0-14 0-14 8 0 10 8 10 14 10 39 0 77 0 116 0z"><text:p/></draw:path><draw:path draw:style-name="gr219" draw:text-style-name="P124" svg:width="0.0575in" svg:height="0.0606in" svg:x="2.585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220" draw:text-style-name="P124" svg:width="0.0488in" svg:height="0.0437in" svg:x="2.6594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221" draw:text-style-name="P124" svg:width="0.035in" svg:height="0.135in" svg:x="2.7386in" svg:y="0.6043in" svg:viewBox="0 0 90 344" svg:d="M7 0c-3 0-7 0-7 4 0 3 1 3 4 6 30 28 62 74 62 162 0 73-23 126-59 160-6 7-7 7-7 8s1 4 4 4c4 0 38-22 60-66 16-27 26-65 26-106 0-47-14-123-83-172z"><text:p/></draw:path></draw:g></draw:g></text:p>
      <text:p text:style-name="Text_20_body"><draw:g text:anchor-type="as-char" svg:y="-0.402in" draw:z-index="127" draw:style-name="gr1"><svg:title>TexMaths</svg:title><svg:desc>14§display§\vec{\bigtriangleup }\left(\vec{V}\right)=\begin{pmatrix}
\partial _x^2\left(V_x\right)+\partial _y^2\left(V_x\right)+\partial _z^2\left(V_x\right) \\
\partial _x^2\left(V_y\right)+\partial _y^2\left(V_y\right)+\partial _z^2\left(V_y\right) \\
\partial _x^2\left(V_z\right)+\partial _y^2\left(V_z\right)+\partial _z^2\left(V_z\right)
\end{pmatrix}_{\left(O,\ \vec{e_x},\ \vec{e_y},\ \vec{e_z}\right)}§svg§600§FALSE§</svg:desc><draw:g draw:style-name="gr2"><draw:path draw:style-name="gr84" draw:text-style-name="P123" svg:width="4.4528in" svg:height="0.7358in" svg:x="0.0004in" svg:y="0.0102in" svg:viewBox="0 0 11311 1870" svg:d="M0 0c3770 0 7541 0 11311 0 0 623 0 1247 0 1870-3770 0-7541 0-11311 0 0-623 0-1247 0-1870z"><text:p/></draw:path><draw:path draw:style-name="gr85" draw:text-style-name="P124" svg:width="0.0854in" svg:height="0.0382in" svg:x="0.048in" svg:y="0.2114in" svg:viewBox="0 0 218 98" svg:d="M175 59c-7 7-24 21-24 29 0 4 6 10 11 10s6-4 9-7c5-7 18-21 39-31 3-3 8-5 8-11 0-4-4-7-7-10-11-7-16-15-19-28-2-4-3-11-10-11s-10 7-10 11c0 3 3 18 11 28-54 0-110 0-165 0-8 0-18 0-18 10s10 10 18 10c52 0 105 0 157 0z"><text:p/></draw:path><draw:path draw:style-name="gr86" draw:text-style-name="P124" svg:width="0.1484in" svg:height="0.1386in" svg:x="0.002in" svg:y="0.2626in" svg:viewBox="0 0 378 353" svg:d="M200 10c-4-6-5-10-11-10s-7 3-11 10c-58 108-116 215-174 323-4 7-4 7-4 10 0 10 10 10 17 10 115 0 229 0 344 0 9 0 17 0 17-10 0-3 0-4-3-8-59-108-116-217-175-325zM189 31c55 101 109 201 164 302-109 0-219 0-328 0 55-101 109-201 164-302z"><text:p/></draw:path><draw:path draw:style-name="gr87" draw:text-style-name="P124" svg:width="0.0736in" svg:height="0.348in" svg:x="0.2295in" svg:y="0.1783in" svg:viewBox="0 0 188 885" svg:d="M165 879c2 0 4 3 6 6 4 0 7 0 11 0 1 0 6-2 6-6 0-1-2-3-3-4-17-18-44-45-74-100-54-93-73-215-73-333 0-218 61-347 148-434 2-1 2-2 2-4 0-4-5-4-10-4-7 0-7 0-11 4-48 41-100 108-135 212-21 65-32 144-32 226 0 116 21 248 98 361 14 20 21 27 32 41 4 6 11 14 16 17 7 5 12 11 19 18z"><text:p/></draw:path><draw:path draw:style-name="gr88" draw:text-style-name="P124" svg:width="0.0854in" svg:height="0.0382in" svg:x="0.3602in" svg:y="0.2138in" svg:viewBox="0 0 218 98" svg:d="M175 59c-7 7-22 21-22 29 0 4 4 10 9 10s7-4 9-7c7-7 18-21 39-32 4-2 8-4 8-10 0-4-2-7-7-10-11-7-15-17-19-28-2-4-3-11-10-11s-10 7-10 11c0 2 4 18 11 28-54 0-110 0-165 0-8 0-18 0-18 10s10 10 18 10c52 0 105 0 157 0z"><text:p/></draw:path><draw:path draw:style-name="gr89" draw:text-style-name="P124" svg:width="0.1378in" svg:height="0.1362in" svg:x="0.3209in" svg:y="0.2693in" svg:viewBox="0 0 351 347" svg:d="M281 56c26-38 45-39 63-41 7 0 7-8 7-9 0-5-2-6-7-6-12 0-26 1-39 1-17 0-33-1-49-1-3 0-10 0-10 10 0 5 5 5 9 5 12 2 22 6 22 16 0 8-7 18-7 19-50 80-101 160-151 240-11-87-22-174-34-261 0-8 12-14 34-14 7 0 13 0 13-9 0-5-5-6-7-6-20 0-41 1-62 1-8 0-18 0-27 0-8 0-18-1-26-1-3 0-10 0-10 10 0 5 6 5 13 5 28 0 28 5 29 17 13 101 27 202 39 303 2 9 4 12 10 12 8 0 10-3 14-10 59-93 118-187 176-281z"><text:p/></draw:path><draw:path draw:style-name="gr90" draw:text-style-name="P124" svg:width="0.0728in" svg:height="0.348in" svg:x="0.4736in" svg:y="0.1783in" svg:viewBox="0 0 186 885" svg:d="M186 442c0-141-32-291-130-401-7-9-25-28-36-38-5-3-5-3-12-3-4 0-8 0-8 4 0 3 1 4 3 6 17 17 43 45 73 98 53 95 72 215 72 334 0 213-58 343-147 433-1 1-1 3-1 4 0 6 4 6 8 6 7 0 7 0 13-5 46-40 99-109 133-212 21-68 32-147 32-226z"><text:p/></draw:path><draw:path draw:style-name="gr91" draw:text-style-name="P124" svg:width="0.1287in" svg:height="0.0449in" svg:x="0.6469in" svg:y="0.3299in" svg:viewBox="0 0 328 115" svg:d="M311 20c7 0 17 0 17-10s-10-10-17-10c-98 0-196 0-294 0-7 0-17 0-17 10s10 10 17 10c98 0 196 0 294 0zM311 115c7 0 17 0 17-10s-10-10-17-10c-98 0-196 0-294 0-7 0-17 0-17 10s10 10 17 10c98 0 196 0 294 0z"><text:p/></draw:path><draw:path draw:style-name="gr92" draw:text-style-name="P124" svg:width="0.1059in" svg:height="0.35in" svg:x="0.8969in" svg:y="0.0047in" svg:viewBox="0 0 270 890" svg:d="M41 890c9 0 14 0 14-7 0-345 40-631 212-872 3-4 3-4 3-5 0-6-3-6-11-6s-8 0-10 1c-1 2-64 73-113 173-66 130-107 278-125 457-1 16-11 118-11 234 0 6 0 13 0 20 0 5 3 5 13 5 9 0 18 0 28 0z"><text:p/></draw:path><draw:path draw:style-name="gr93" draw:text-style-name="P124" svg:width="0.1059in" svg:height="0.35in" svg:x="0.8969in" svg:y="0.3508in" svg:viewBox="0 0 270 890" svg:d="M13 0c-10 0-13 0-13 6 0 7 0 12 0 19 0 301 53 476 69 526 33 110 88 224 169 325 8 10 10 11 11 13 2 0 2 1 10 1s11 0 11-5c0-2 0-2-3-6-163-228-212-501-212-872 0-7-5-7-14-7-10 0-19 0-28 0z"><text:p/></draw:path><draw:path draw:style-name="gr94" draw:text-style-name="P124" svg:width="0.1016in" svg:height="0.1425in" svg:x="1.0177in" svg:y="0.0217in" svg:viewBox="0 0 259 363" svg:d="M207 186c-4-31-24-59-63-59-29 0-61 9-101 47-40 40-43 86-43 102 0 31 21 87 91 87 116 0 168-166 168-236 0-78-46-127-106-127-72 0-94 64-94 78 0 7 3 17 18 17 17 0 27-15 27-26 0-17-16-17-24-17 22-37 57-39 71-39 37 0 70 25 70 89 0 18-3 44-12 84zM92 350c-54 0-54-52-54-56 0-14 12-83 32-112 20-28 43-43 74-43 53 0 55 54 55 64 0 36-31 147-107 147z"><text:p/></draw:path><draw:path draw:style-name="gr95" draw:text-style-name="P124" svg:width="0.0598in" svg:height="0.0894in" svg:x="1.1319in" svg:y="0in" svg:viewBox="0 0 153 228" svg:d="M153 165c-5 0-7 0-12 0-1 9-4 28-9 32-3 2-30 2-34 2-21 0-42 0-63 0 36-32 48-41 69-58 25-19 49-42 49-74 0-42-37-67-80-67-44 0-73 29-73 62 0 18 15 19 18 19 9 0 18-5 18-18 0-7-1-18-19-18 11-25 33-32 50-32 34 0 52 26 52 54 0 30-21 53-32 66-28 28-55 55-83 83-4 2-4 2-4 12 48 0 95 0 143 0 3-21 7-42 10-63z"><text:p/></draw:path><draw:path draw:style-name="gr96" draw:text-style-name="P124" svg:width="0.0724in" svg:height="0.0606in" svg:x="1.1193in" svg:y="0.1484in" svg:viewBox="0 0 185 155" svg:d="M70 115c-4 12-15 31-34 31-5-2-11 0-18-5 14-5 16-16 16-19 0-7-6-13-14-13-10 0-20 9-20 21 0 17 20 25 36 25s30-9 40-25c7 18 26 25 40 25 39 0 60-43 60-53 0-4-4-4-5-4-4 0-6 1-6 6-8 23-28 42-47 42-14 0-21-10-21-23 0-8 8-40 18-78 7-27 22-35 33-35 6 1 12 0 19 4-12 4-16 13-16 20s6 12 14 12c9 0 20-7 20-21 0-19-23-25-37-25-16 0-30 11-37 24-7-14-23-24-42-24-38 0-61 42-61 53 0 4 5 4 6 4 4 0 4-1 7-5 8-28 29-42 46-42 13 0 21 5 21 22 0 7-4 24-7 37-4 15-7 30-11 46z"><text:p/></draw:path><draw:path draw:style-name="gr97" draw:text-style-name="P124" svg:width="0.0441in" svg:height="0.1929in" svg:x="1.2618in" svg:y="0.015in" svg:viewBox="0 0 113 491" svg:d="M113 487c0-1 0-3-8-11-60-62-77-154-77-230 0-85 20-170 80-232 5-6 5-7 5-8 0-5-1-6-4-6-5 0-49 34-78 97-25 53-31 107-31 149 0 38 6 98 32 153 30 62 72 92 77 92 3 0 4-1 4-4z"><text:p/></draw:path><draw:path draw:style-name="gr98" draw:text-style-name="P124" svg:width="0.1378in" svg:height="0.1358in" svg:x="1.3283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99" draw:text-style-name="P124" svg:width="0.0717in" svg:height="0.0606in" svg:x="1.4378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100" draw:text-style-name="P124" svg:width="0.0441in" svg:height="0.1929in" svg:x="1.5398in" svg:y="0.015in" svg:viewBox="0 0 113 491" svg:d="M113 246c0-39-5-98-32-154-29-60-71-92-77-92-3 0-4 3-4 6 0 1 0 2 8 11 49 49 77 126 77 229 0 84-18 171-79 233-6 5-6 7-6 8 0 3 1 4 4 4 6 0 49-32 79-95 25-54 30-109 30-150z"><text:p/></draw:path><draw:path draw:style-name="gr101" draw:text-style-name="P124" svg:width="0.1287in" svg:height="0.1287in" svg:x="1.6575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102" draw:text-style-name="P124" svg:width="0.1016in" svg:height="0.1425in" svg:x="1.8484in" svg:y="0.0217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103" draw:text-style-name="P124" svg:width="0.0598in" svg:height="0.0894in" svg:x="1.9622in" svg:y="0in" svg:viewBox="0 0 153 228" svg:d="M153 165c-5 0-7 0-12 0-1 9-4 28-9 32-3 2-30 2-34 2-21 0-42 0-63 0 36-32 48-41 69-58 25-19 49-42 49-74 0-42-37-67-80-67-44 0-73 29-73 62 0 18 15 19 18 19 9 0 20-5 20-18 0-7-3-18-21-18 11-25 33-32 50-32 35 0 52 26 52 54 0 30-21 53-32 66-28 28-55 55-83 83-4 2-4 2-4 12 48 0 95 0 143 0 3-21 7-42 10-63z"><text:p/></draw:path><draw:path draw:style-name="gr104" draw:text-style-name="P124" svg:width="0.0689in" svg:height="0.0874in" svg:x="1.9496in" svg:y="0.1484in" svg:viewBox="0 0 176 223" svg:d="M175 22c1-5 1-5 1-8 0-7-5-10-11-10-4 0-10 2-14 7-1 3-4 14-5 21-3 10-5 18-7 28-3 9-13 52-14 56-14 10-16 30-42 30-24 0-24-23-24-28 0-20 8-41 18-68 4-11 6-15 6-21 0-16-14-29-33-29-35 0-50 46-50 53 0 4 4 4 6 4 5 0 5-1 7-5 8-28 22-42 36-42 6 0 8 4 8 12 0 7-2 16-4 20-17 42-19 55-19 70 0 6 0 21 12 32 11 10 25 11 35 11 14 0 25-5 38-15-6 18-8 34-24 50-8 12-22 23-40 23-3 0-19 0-27-11 20-3 13-13 20-20 0-11-10-13-14-13-9 0-20 7-20 23 0 17 17 31 41 31 35 0 77-28 88-70 11-44 21-87 32-131z"><text:p/></draw:path><draw:path draw:style-name="gr105" draw:text-style-name="P124" svg:width="0.0441in" svg:height="0.1929in" svg:x="2.0925in" svg:y="0.015in" svg:viewBox="0 0 113 491" svg:d="M113 487c0-1 0-3-8-11-60-62-77-154-77-230 0-85 20-170 80-232 5-6 5-7 5-8 0-5-1-6-4-6-5 0-49 34-78 97-25 53-31 107-31 149 0 38 6 98 32 153 30 62 72 92 77 92 3 0 4-1 4-4z"><text:p/></draw:path><draw:path draw:style-name="gr106" draw:text-style-name="P124" svg:width="0.1378in" svg:height="0.1358in" svg:x="2.1591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107" draw:text-style-name="P124" svg:width="0.0717in" svg:height="0.0606in" svg:x="2.2677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108" draw:text-style-name="P124" svg:width="0.0441in" svg:height="0.1929in" svg:x="2.3697in" svg:y="0.015in" svg:viewBox="0 0 113 491" svg:d="M113 246c0-39-5-98-32-154-29-60-71-92-77-92-3 0-4 3-4 6 0 1 0 2 8 11 49 49 77 126 77 229 0 84-18 171-79 233-6 5-6 7-6 8 0 3 1 4 4 4 6 0 49-32 79-95 25-54 30-109 30-150z"><text:p/></draw:path><draw:path draw:style-name="gr109" draw:text-style-name="P124" svg:width="0.1287in" svg:height="0.1287in" svg:x="2.4878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110" draw:text-style-name="P124" svg:width="0.1016in" svg:height="0.1425in" svg:x="2.6783in" svg:y="0.0217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111" draw:text-style-name="P124" svg:width="0.0598in" svg:height="0.0894in" svg:x="2.7925in" svg:y="0in" svg:viewBox="0 0 153 228" svg:d="M153 165c-5 0-7 0-12 0-1 9-4 28-9 32-3 2-28 2-34 2-21 0-42 0-63 0 36-32 48-41 69-58 25-19 49-42 49-74 0-42-37-67-80-67-44 0-73 29-73 62 0 18 15 19 20 19 7 0 18-5 18-18 0-7-3-18-21-18 11-25 33-32 50-32 35 0 52 26 52 54 0 30-21 53-32 66-28 28-55 55-83 83-4 2-4 2-4 12 48 0 95 0 143 0 3-21 7-42 10-63z"><text:p/></draw:path><draw:path draw:style-name="gr112" draw:text-style-name="P124" svg:width="0.0626in" svg:height="0.0606in" svg:x="2.7815in" svg:y="0.1484in" svg:viewBox="0 0 160 155" svg:d="M38 122c8-10 15-16 45-39 7-6 32-27 42-37 21-21 35-38 35-42s-6-4-7-4c-3 0-5 1-6 4-10 16-18 20-25 20-4 0-10 0-20-10-12-11-19-14-28-14-28 0-46 29-46 41 0 2 4 4 6 4 4 0 5-2 7-6 4-11 23-12 29-12 8 0 17 2 22 2 19 5 21 5 30 5-9 9-16 15-48 42-26 21-36 30-43 36-20 21-31 36-31 39 0 4 6 4 7 4 3 0 4-1 6-4 8-12 19-21 30-21 5 0 10 2 20 10 10 10 17 15 28 15 36 0 60-42 60-53 0-4-4-4-5-4-5 0-6 1-7 6-6 16-27 25-44 25-8 0-17-3-25-4-15-3-18-3-25-3-3 0-6 0-7 0z"><text:p/></draw:path><draw:path draw:style-name="gr113" draw:text-style-name="P124" svg:width="0.0449in" svg:height="0.1929in" svg:x="2.9224in" svg:y="0.015in" svg:viewBox="0 0 115 491" svg:d="M115 487c0-1 0-3-9-11-61-62-78-154-78-230 0-85 20-170 80-232 7-6 7-7 7-8 0-5-3-6-6-6-5 0-49 34-78 97-25 53-31 107-31 149 0 38 6 98 32 153 30 62 72 92 77 92 3 0 6-1 6-4z"><text:p/></draw:path><draw:path draw:style-name="gr114" draw:text-style-name="P124" svg:width="0.1374in" svg:height="0.1358in" svg:x="2.9898in" svg:y="0.0283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3 1 9 4 11 10 11 8 0 9-2 14-9 58-93 119-187 177-281z"><text:p/></draw:path><draw:path draw:style-name="gr115" draw:text-style-name="P124" svg:width="0.0717in" svg:height="0.0606in" svg:x="3.0984in" svg:y="0.1295in" svg:viewBox="0 0 183 155" svg:d="M69 115c-3 12-14 31-33 31-1 0-11 0-18-6 14-4 16-17 16-18 0-7-7-13-14-13-10 0-20 9-20 21 0 17 18 25 35 25s31-9 39-25c9 18 27 25 41 25 40 0 61-43 61-53 0-4-4-3-5-4-6 0-6 1-7 6-7 23-28 42-48 42-14 0-21-10-21-23 0-8 9-40 18-78 7-27 23-35 34-35 1 0 11 0 18 4-10 3-14 13-14 20s4 12 13 12c7 0 19-7 19-21 0-19-21-25-35-25-18 0-30 11-39 24-5-14-22-24-40-24-40 0-62 42-62 53 0 4 4 3 6 4 5 0 5-1 7-5 8-28 30-42 47-42 11 0 21 5 21 22 0 7-4 24-8 37-4 15-7 30-11 46z"><text:p/></draw:path><draw:path draw:style-name="gr116" draw:text-style-name="P124" svg:width="0.0441in" svg:height="0.1929in" svg:x="3.2004in" svg:y="0.015in" svg:viewBox="0 0 113 491" svg:d="M113 246c0-39-5-98-32-154-29-60-71-92-77-92-3 0-4 3-4 6 0 1 0 2 8 11 49 49 77 126 77 229 0 84-18 171-79 233-6 5-6 7-6 8 0 3 1 4 4 4 6 0 49-32 79-95 25-54 30-109 30-150z"><text:p/></draw:path><draw:path draw:style-name="gr117" draw:text-style-name="P124" svg:width="0.1016in" svg:height="0.1425in" svg:x="1.0244in" svg:y="0.2583in" svg:viewBox="0 0 259 363" svg:d="M209 185c-6-31-26-58-65-58-29 0-61 7-101 47s-43 86-43 100c0 31 21 89 91 89 116 0 168-166 168-236 0-78-46-127-106-127-72 0-94 63-94 77 0 7 3 18 18 18 17 0 27-15 27-26 0-17-16-17-23-17 21-37 56-39 70-39 37 0 70 25 70 88 0 19-3 45-12 84zM92 349c-54 0-54-51-54-56 0-13 12-82 32-111 20-28 43-45 74-45 53 0 55 56 55 66 0 35-31 146-107 146z"><text:p/></draw:path><draw:path draw:style-name="gr118" draw:text-style-name="P124" svg:width="0.0598in" svg:height="0.0894in" svg:x="1.1386in" svg:y="0.237in" svg:viewBox="0 0 153 228" svg:d="M153 165c-5 0-7 0-12 0-1 7-4 28-9 31-3 3-30 3-34 3-21 0-42 0-63 0 36-32 48-42 69-58 25-21 49-42 49-75 0-41-37-66-80-66-44 0-73 29-73 62 0 16 15 18 18 18 9 0 18-6 18-18 0-6-1-19-19-19 11-23 33-32 50-32 34 0 52 28 52 55 0 31-21 54-32 67-28 27-55 55-83 81-4 3-4 4-4 14 48 0 95 0 143 0 3-21 7-42 10-63z"><text:p/></draw:path><draw:path draw:style-name="gr119" draw:text-style-name="P124" svg:width="0.0724in" svg:height="0.0602in" svg:x="1.1256in" svg:y="0.3846in" svg:viewBox="0 0 185 154" svg:d="M70 115c-4 11-15 31-32 31-2 0-13 0-20-6 14-4 16-17 16-18 0-9-6-13-14-13-10 0-20 7-20 21 0 17 20 24 36 24s30-10 40-24c7 18 26 24 40 24 39 0 60-42 60-52 0-4-4-4-5-4-4 0-4 1-6 6-8 23-28 42-47 42-14 0-21-10-21-23 0-10 8-40 18-78 7-27 22-37 33-37 6 2 12 0 19 6-12 3-16 13-16 18 0 9 6 14 14 14 9 0 20-7 20-21 0-19-23-25-37-25-16 0-30 11-37 24-7-14-23-24-42-24-38 0-61 42-61 52 0 4 5 4 6 4 4 0 4-1 7-6 8-26 29-42 46-42 13 0 21 7 21 24 0 7-4 24-7 35-4 16-7 32-11 48z"><text:p/></draw:path><draw:path draw:style-name="gr120" draw:text-style-name="P124" svg:width="0.0441in" svg:height="0.1929in" svg:x="1.2685in" svg:y="0.2516in" svg:viewBox="0 0 113 491" svg:d="M113 486c0-2 0-2-8-10-60-63-77-155-77-231 0-85 20-171 80-232 5-6 5-7 5-9 0-3-1-4-4-4-5 0-49 34-78 95-25 55-31 109-31 150 0 39 6 98 32 154 30 60 72 92 77 92 3 0 4-1 4-5z"><text:p/></draw:path><draw:path draw:style-name="gr121" draw:text-style-name="P124" svg:width="0.1378in" svg:height="0.1362in" svg:x="1.335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122" draw:text-style-name="P124" svg:width="0.0697in" svg:height="0.0874in" svg:x="1.4437in" svg:y="0.3661in" svg:viewBox="0 0 178 223" svg:d="M176 22c2-4 2-5 2-7 0-7-6-11-13-11-3 0-10 2-14 9 0 1-3 12-5 19-3 10-5 18-7 28-2 9-13 52-14 56-14 10-16 30-42 30-24 0-24-23-24-28 0-19 8-41 18-68 4-11 7-14 7-21 0-15-14-29-34-29-35 0-50 48-50 53 0 4 6 4 7 4 4 0 4-1 6-5 8-28 23-42 37-42 6 0 9 4 9 12 0 9-4 16-6 20-17 42-19 55-19 70 0 6 0 22 14 34 9 8 23 9 33 9 14 0 27-4 38-15-4 20-8 34-22 50-10 12-24 23-42 23-3 0-19 0-26-11 19-2 19-19 19-20 0-10-10-13-14-13-9 0-20 7-20 23 0 18 17 31 41 31 35 0 78-27 88-70 11-44 22-87 33-131z"><text:p/></draw:path><draw:path draw:style-name="gr123" draw:text-style-name="P124" svg:width="0.0441in" svg:height="0.1929in" svg:x="1.5417in" svg:y="0.2516in" svg:viewBox="0 0 113 491" svg:d="M113 245c0-38-5-97-32-153-29-60-71-92-77-92-3 0-4 1-4 4 0 2 0 3 8 11 49 49 77 128 77 230 0 84-18 171-79 232-6 7-6 7-6 9 0 4 1 5 4 5 6 0 49-33 79-96 25-53 30-108 30-150z"><text:p/></draw:path><draw:path draw:style-name="gr124" draw:text-style-name="P124" svg:width="0.1287in" svg:height="0.1287in" svg:x="1.6598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25" draw:text-style-name="P124" svg:width="0.1016in" svg:height="0.1425in" svg:x="1.8504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126" draw:text-style-name="P124" svg:width="0.0598in" svg:height="0.0894in" svg:x="1.9646in" svg:y="0.237in" svg:viewBox="0 0 153 228" svg:d="M153 165c-5 0-7 0-12 0-1 7-4 28-9 31-3 3-30 3-34 3-21 0-42 0-63 0 36-32 48-42 69-58 25-21 49-42 49-75 0-41-37-66-80-66-44 0-73 29-73 62 0 16 15 18 18 18 9 0 20-6 20-18 0-6-3-19-21-19 11-23 33-32 50-32 35 0 52 28 52 55 0 31-21 54-32 67-28 27-55 55-83 81-4 3-4 4-4 14 48 0 95 0 143 0 3-21 7-42 10-63z"><text:p/></draw:path><draw:path draw:style-name="gr127" draw:text-style-name="P124" svg:width="0.0689in" svg:height="0.0866in" svg:x="1.952in" svg:y="0.3846in" svg:viewBox="0 0 176 221" svg:d="M175 21c1-4 1-6 1-7 0-7-5-11-11-11-4 0-10 1-14 8-1 2-4 13-5 20-3 10-5 19-7 29-3 9-13 51-14 55-14 10-16 31-42 31-24 0-24-23-24-30 0-18 8-40 18-67 4-10 6-14 6-21 0-15-14-28-33-28-35 0-50 46-50 52 0 4 4 4 6 4 5 0 5-1 7-6 8-28 22-42 36-42 6 0 8 5 8 13s-2 15-4 20c-17 42-19 54-19 70 0 5 0 22 12 33 11 9 25 10 35 10 14 0 25-4 38-15-6 19-8 33-24 51-8 10-22 21-40 21-3 0-19 0-27-11 20-1 13-12 20-18 0-11-10-14-14-14-9 0-20 7-20 24s17 29 41 29c35 0 77-26 88-70 11-43 21-87 32-130z"><text:p/></draw:path><draw:path draw:style-name="gr128" draw:text-style-name="P124" svg:width="0.0441in" svg:height="0.1929in" svg:x="2.0945in" svg:y="0.2516in" svg:viewBox="0 0 113 491" svg:d="M113 486c0-2 0-2-8-10-60-63-77-155-77-231 0-85 20-171 80-232 5-6 5-7 5-9 0-3-1-4-4-4-5 0-49 34-78 95-25 55-31 109-31 150 0 39 6 98 32 154 30 60 72 92 77 92 3 0 4-1 4-5z"><text:p/></draw:path><draw:path draw:style-name="gr129" draw:text-style-name="P124" svg:width="0.1378in" svg:height="0.1362in" svg:x="2.1614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130" draw:text-style-name="P124" svg:width="0.0697in" svg:height="0.0874in" svg:x="2.2693in" svg:y="0.3661in" svg:viewBox="0 0 178 223" svg:d="M176 22c2-4 2-5 2-7 0-7-6-11-13-11-3 0-10 2-14 9 0 1-3 12-5 19-3 10-5 18-7 28-2 9-13 52-14 56-14 10-16 30-42 30-24 0-24-23-24-28 0-19 8-41 18-68 4-11 7-14 7-21 0-15-14-29-34-29-35 0-50 48-50 53 0 4 6 4 7 4 4 0 4-1 6-5 8-28 23-42 37-42 6 0 9 4 9 12 0 9-4 16-6 20-17 42-19 55-19 70 0 6 0 22 14 34 9 8 25 9 33 9 14 0 27-4 38-15-4 20-8 34-22 50-10 12-24 23-42 23-2 0-19 0-26-11 19-2 19-19 19-20 0-10-10-13-14-13-9 0-20 7-20 23 0 18 17 31 41 31 35 0 78-27 88-70 11-44 22-87 33-131z"><text:p/></draw:path><draw:path draw:style-name="gr131" draw:text-style-name="P124" svg:width="0.0441in" svg:height="0.1929in" svg:x="2.3673in" svg:y="0.2516in" svg:viewBox="0 0 113 491" svg:d="M113 245c0-38-5-97-32-153-29-60-71-92-77-92-3 0-4 1-4 4 0 2 0 3 8 11 49 49 77 128 77 230 0 84-18 171-79 232-6 7-6 7-6 9 0 4 1 5 4 5 6 0 49-33 79-96 25-53 30-108 30-150z"><text:p/></draw:path><draw:path draw:style-name="gr132" draw:text-style-name="P124" svg:width="0.1287in" svg:height="0.1287in" svg:x="2.4854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33" draw:text-style-name="P124" svg:width="0.1016in" svg:height="0.1425in" svg:x="2.676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134" draw:text-style-name="P124" svg:width="0.0598in" svg:height="0.0894in" svg:x="2.7902in" svg:y="0.237in" svg:viewBox="0 0 153 228" svg:d="M153 165c-5 0-7 0-12 0-1 7-4 28-9 31-3 3-28 3-34 3-21 0-42 0-63 0 36-32 48-42 69-58 25-21 49-42 49-75 0-41-37-66-80-66-44 0-73 29-73 62 0 16 15 18 20 18 7 0 18-6 18-18 0-6-3-19-21-19 11-23 33-32 50-32 35 0 52 28 52 55 0 31-21 54-32 67-28 27-55 55-83 81-4 3-4 4-4 14 48 0 95 0 143 0 3-21 7-42 10-63z"><text:p/></draw:path><draw:path draw:style-name="gr135" draw:text-style-name="P124" svg:width="0.0626in" svg:height="0.0602in" svg:x="2.7791in" svg:y="0.3846in" svg:viewBox="0 0 160 154" svg:d="M38 120c8-8 15-15 45-37 7-7 32-27 42-37 21-21 35-39 35-42 0-4-6-4-7-4-3 0-5 0-6 3-10 15-18 21-25 21-4 0-10 0-20-10-12-13-19-14-28-14-28 0-46 29-46 39 0 4 4 4 6 4 4 0 5 0 7-4 4-12 23-12 29-12 8 0 17 1 22 2 19 5 21 5 30 5-9 9-16 15-48 42-26 21-36 29-43 36-20 20-31 35-31 39 0 3 6 3 7 3 3 0 4 0 6-3 8-12 19-21 30-21 5 0 10 0 20 9 10 11 17 15 28 15 36 0 60-41 60-53 0-4-4-4-5-4-5 0-6 1-7 5-6 17-27 25-44 25-8 0-17-1-25-2-15-5-18-5-25-5-3 0-6 0-7 0z"><text:p/></draw:path><draw:path draw:style-name="gr136" draw:text-style-name="P124" svg:width="0.0449in" svg:height="0.1929in" svg:x="2.9201in" svg:y="0.2516in" svg:viewBox="0 0 115 491" svg:d="M115 486c0-2 0-2-9-10-61-63-78-155-78-231 0-85 20-171 80-232 7-6 7-7 7-9 0-3-3-4-6-4-5 0-49 34-78 95-25 55-31 109-31 150 0 39 6 98 32 154 30 60 72 92 77 92 3 0 6-1 6-5z"><text:p/></draw:path><draw:path draw:style-name="gr137" draw:text-style-name="P124" svg:width="0.1374in" svg:height="0.1362in" svg:x="2.9874in" svg:y="0.2646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138" draw:text-style-name="P124" svg:width="0.0697in" svg:height="0.0874in" svg:x="3.0957in" svg:y="0.3661in" svg:viewBox="0 0 178 223" svg:d="M176 22c2-4 2-5 2-7 0-7-6-11-13-11-3 0-10 2-14 9 0 1-3 12-5 19-3 10-5 18-7 28-2 9-13 52-14 56-14 10-16 30-42 30-24 0-24-23-24-28 0-19 8-41 19-68 3-11 6-14 6-21 0-15-14-29-34-29-35 0-50 48-50 53 0 4 6 4 7 4 4 0 4-1 6-5 8-28 23-42 37-42 6 0 9 4 9 12 0 9-3 16-6 20-17 42-19 55-19 70 0 6 0 22 14 34 9 8 25 9 33 9 14 0 27-4 38-15-4 20-8 34-22 50-10 12-24 23-42 23-2 0-19 0-26-11 19-2 19-19 19-20 0-10-10-13-13-13-10 0-21 7-21 23 0 18 17 31 42 31 34 0 77-27 87-70 11-44 22-87 33-131z"><text:p/></draw:path><draw:path draw:style-name="gr139" draw:text-style-name="P124" svg:width="0.0441in" svg:height="0.1929in" svg:x="3.1937in" svg:y="0.2516in" svg:viewBox="0 0 113 491" svg:d="M113 245c0-38-5-97-32-153-29-60-71-92-77-92-3 0-4 1-4 4 0 2 0 3 8 11 49 49 77 128 77 230 0 84-18 171-79 232-6 7-6 7-6 9 0 4 1 5 4 5 6 0 49-33 79-96 25-53 30-108 30-150z"><text:p/></draw:path><draw:path draw:style-name="gr140" draw:text-style-name="P124" svg:width="0.1016in" svg:height="0.1425in" svg:x="1.0299in" svg:y="0.4941in" svg:viewBox="0 0 259 363" svg:d="M209 186c-6-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141" draw:text-style-name="P124" svg:width="0.0598in" svg:height="0.0894in" svg:x="1.1445in" svg:y="0.4728in" svg:viewBox="0 0 153 228" svg:d="M153 167c-5 0-9 0-13 0 0 7-4 26-8 30-3 2-30 2-34 2-21 0-43 0-64 0 36-31 49-41 68-58 27-19 51-42 51-74 0-42-37-67-82-67-42 0-71 29-71 62 0 18 14 19 18 19 9 0 18-5 18-18 0-7-2-18-21-18 12-25 35-32 51-32 35 0 53 26 53 54 0 30-21 53-32 66-28 28-56 55-84 83-3 2-3 2-3 12 48 0 94 0 141 0 5-21 7-40 12-61z"><text:p/></draw:path><draw:path draw:style-name="gr142" draw:text-style-name="P124" svg:width="0.0717in" svg:height="0.0606in" svg:x="1.1319in" svg:y="0.6209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4-22-25-40-25-40 0-62 42-62 53 0 4 6 4 7 4 4 0 4-1 6-5 8-27 30-42 47-42 11 0 21 5 21 22 0 7-4 24-8 37-4 15-7 30-11 46z"><text:p/></draw:path><draw:path draw:style-name="gr143" draw:text-style-name="P124" svg:width="0.0449in" svg:height="0.1937in" svg:x="1.274in" svg:y="0.4874in" svg:viewBox="0 0 115 493" svg:d="M115 487c0-1 0-3-9-11-61-62-77-154-77-230 0-85 19-170 79-232 7-6 7-7 7-8 0-5-2-6-6-6s-49 34-77 97c-25 53-32 107-32 149 0 38 6 98 34 154 29 61 71 93 75 93s6-3 6-6z"><text:p/></draw:path><draw:path draw:style-name="gr144" draw:text-style-name="P124" svg:width="0.1378in" svg:height="0.1358in" svg:x="1.3413in" svg:y="0.5012in" svg:viewBox="0 0 351 346" svg:d="M281 56c24-38 45-39 63-41 6-1 5-7 7-9 0-5-2-6-7-6-12 0-26 1-40 1-16 0-32-1-49-1-3 0-9 0-9 10 0 4 5 5 7 5 14 2 23 6 23 16 0 8-7 18-7 19-51 80-101 160-151 240-12-87-23-174-34-261 0-8 11-14 35-14 7 0 11 0 11-9 0-5-3-6-5-6-21 0-42 1-62 1-8 0-18 0-27 0s-18-1-26-1c-4 0-10 0-10 10 0 5 4 5 13 5 26 0 28 5 29 17 13 101 27 202 39 303 2 9 3 11 10 11s10-2 13-9c58-93 119-187 177-281z"><text:p/></draw:path><draw:path draw:style-name="gr145" draw:text-style-name="P124" svg:width="0.0618in" svg:height="0.0606in" svg:x="1.4516in" svg:y="0.6024in" svg:viewBox="0 0 158 155" svg:d="M38 122c8-10 14-16 43-39 7-6 34-27 44-37 21-21 33-38 33-42s-4-4-5-4c-3 0-5 1-6 3-11 17-18 21-27 21-4 0-8 0-19-10-11-11-18-14-27-14-28 0-46 29-46 41 0 2 3 4 6 4 4 0 5-2 7-6 4-11 23-12 29-12 8 0 17 2 21 2 20 5 22 5 31 5-10 9-16 15-48 42-28 21-36 29-43 36-21 21-31 36-31 39 0 4 4 4 6 4 4 0 4-1 7-4 8-12 19-21 30-21 5 0 10 2 20 10 10 10 17 15 28 15 36 0 60-42 60-53 0-4-4-4-5-4-5 0-6 1-7 6-7 16-27 25-44 25-8 0-17-3-25-4-15-3-18-3-25-3-3 0-6 0-7 0z"><text:p/></draw:path><draw:path draw:style-name="gr146" draw:text-style-name="P124" svg:width="0.0449in" svg:height="0.1937in" svg:x="1.5433in" svg:y="0.4874in" svg:viewBox="0 0 115 493" svg:d="M115 246c0-37-6-98-32-154-31-60-73-92-77-92-3 0-6 3-6 6 0 1 0 2 10 11 47 49 75 127 75 229 0 84-18 171-78 233-7 5-7 7-7 8 0 3 3 6 6 6 4 0 49-34 78-97 25-54 31-109 31-150z"><text:p/></draw:path><draw:path draw:style-name="gr147" draw:text-style-name="P124" svg:width="0.128in" svg:height="0.1287in" svg:x="1.6618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148" draw:text-style-name="P124" svg:width="0.1016in" svg:height="0.1425in" svg:x="1.852in" svg:y="0.4941in" svg:viewBox="0 0 259 363" svg:d="M209 186c-5-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149" draw:text-style-name="P124" svg:width="0.0598in" svg:height="0.0894in" svg:x="1.9669in" svg:y="0.4728in" svg:viewBox="0 0 153 228" svg:d="M153 167c-5 0-9 0-13 0 0 7-4 26-8 30-3 2-30 2-34 2-21 0-43 0-64 0 36-31 49-41 68-58 27-19 51-42 51-74 0-42-37-67-82-67-42 0-71 29-71 62 0 18 15 19 18 19 9 0 18-5 18-18 0-7-2-18-21-18 12-25 35-32 51-32 35 0 53 26 53 54 0 30-21 53-32 66-28 28-56 55-84 83-3 2-3 2-3 12 48 0 94 0 141 0 5-21 7-40 12-61z"><text:p/></draw:path><draw:path draw:style-name="gr150" draw:text-style-name="P124" svg:width="0.0697in" svg:height="0.0874in" svg:x="1.9535in" svg:y="0.6209in" svg:viewBox="0 0 178 223" svg:d="M176 22c2-5 2-5 2-8 0-6-6-10-11-10s-12 2-16 9c0 1-3 12-4 19-3 10-6 18-8 28-2 9-13 52-13 56-1 0-17 30-43 30-23 0-23-23-23-28 0-20 7-41 18-68 5-11 6-15 6-21 0-16-14-29-34-29-33 0-50 48-50 53 0 4 6 4 7 4 4 0 4-1 6-5 8-28 23-42 37-42 6 0 9 4 9 12 0 7-3 16-6 20-15 42-19 55-19 70 0 6 0 22 14 32 9 10 25 11 33 11 14 0 27-5 38-15-4 18-8 34-22 50-10 12-24 23-42 23-2 0-19 0-26-11 19-3 13-13 19-20 0-11-10-13-13-13-10 0-21 7-21 23 0 18 17 31 42 31 34 0 77-27 87-70 11-44 22-87 33-131z"><text:p/></draw:path><draw:path draw:style-name="gr151" draw:text-style-name="P124" svg:width="0.0449in" svg:height="0.1937in" svg:x="2.0965in" svg:y="0.4874in" svg:viewBox="0 0 115 493" svg:d="M115 487c0-1 0-3-9-11-61-62-77-154-77-230 0-85 19-170 79-232 7-6 7-7 7-8 0-5-2-6-6-6s-49 34-77 97c-25 53-32 107-32 149 0 38 6 98 34 154 29 61 71 93 75 93s6-3 6-6z"><text:p/></draw:path><draw:path draw:style-name="gr152" draw:text-style-name="P124" svg:width="0.1378in" svg:height="0.1358in" svg:x="2.1634in" svg:y="0.5012in" svg:viewBox="0 0 351 346" svg:d="M281 56c24-38 45-39 63-41 6-1 5-7 7-9 0-5-2-6-7-6-12 0-26 1-40 1-16 0-32-1-49-1-3 0-9 0-9 10 0 4 5 5 7 5 14 2 23 6 23 16 0 8-7 18-7 19-51 80-101 160-151 240-12-87-23-174-34-261 0-8 13-14 35-14 7 0 11 0 11-9 0-5-3-6-5-6-21 0-42 1-62 1-8 0-18 0-27 0s-18-1-26-1c-4 0-10 0-10 10 0 5 4 5 13 5 26 0 28 5 29 17 13 101 27 202 39 303 2 9 3 11 10 11s10-2 13-9c58-93 119-187 177-281z"><text:p/></draw:path><draw:path draw:style-name="gr153" draw:text-style-name="P124" svg:width="0.0618in" svg:height="0.0606in" svg:x="2.2732in" svg:y="0.6024in" svg:viewBox="0 0 158 155" svg:d="M38 122c8-10 14-16 43-39 9-6 34-27 44-37 21-21 33-38 33-42s-4-4-5-4c-3 0-5 1-6 3-11 17-18 21-27 21-4 0-8 0-19-10-11-11-18-14-27-14-28 0-46 29-46 41 0 2 3 4 6 4 4 0 5-2 7-6 4-11 23-12 29-12 8 0 17 2 21 2 20 5 22 5 31 5-10 9-16 15-48 42-26 21-36 29-43 36-21 21-31 36-31 39 0 4 4 3 6 4 4 0 4-1 7-4 8-12 19-21 30-21 5 0 10 2 20 10 10 10 17 15 28 15 36 0 60-42 60-53 0-4-4-4-5-4-5 0-6 1-7 6-6 16-27 25-44 25-8 0-17-3-25-4-15-3-18-3-25-3-3 0-6 0-7 0z"><text:p/></draw:path><draw:path draw:style-name="gr154" draw:text-style-name="P124" svg:width="0.0449in" svg:height="0.1937in" svg:x="2.3654in" svg:y="0.4874in" svg:viewBox="0 0 115 493" svg:d="M115 246c0-37-6-98-32-154-30-60-73-92-77-92-3 0-6 3-6 6 0 1 0 2 10 11 47 49 75 127 75 229 0 84-18 171-78 233-7 5-7 7-7 8 0 3 3 6 6 6 4 0 49-34 78-97 25-54 31-109 31-150z"><text:p/></draw:path><draw:path draw:style-name="gr155" draw:text-style-name="P124" svg:width="0.128in" svg:height="0.1287in" svg:x="2.4839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156" draw:text-style-name="P124" svg:width="0.1016in" svg:height="0.1425in" svg:x="2.674in" svg:y="0.4941in" svg:viewBox="0 0 259 363" svg:d="M209 186c-5-31-26-59-63-59-31 0-63 9-101 47-41 40-45 86-45 102 0 31 22 87 91 87 118 0 168-166 168-236 0-78-45-127-106-127-72 0-94 64-94 78 0 7 4 17 19 17 16 0 27-14 27-26 0-17-15-17-24-17 23-37 56-39 72-39 35 0 70 25 70 89 0 18-3 44-14 84zM92 350c-54 0-54-52-54-56 0-14 12-83 33-112 20-28 44-43 75-43 53 0 54 54 54 64 0 36-32 147-108 147z"><text:p/></draw:path><draw:path draw:style-name="gr157" draw:text-style-name="P124" svg:width="0.0598in" svg:height="0.0894in" svg:x="2.7886in" svg:y="0.4728in" svg:viewBox="0 0 153 228" svg:d="M153 167c-5 0-9 0-13 0 0 7-4 26-8 30-3 2-30 2-34 2-21 0-43 0-64 0 36-31 49-41 70-58 25-19 49-42 49-74 0-42-37-67-82-67-42 0-71 29-71 62 0 18 15 19 18 19 9 0 18-5 18-18 0-7-2-18-19-18 10-25 33-32 49-32 35 0 53 26 53 54 0 30-21 53-32 66-28 28-56 55-84 83-3 2-3 2-3 12 48 0 94 0 141 0 5-21 7-40 12-61z"><text:p/></draw:path><draw:path draw:style-name="gr158" draw:text-style-name="P124" svg:width="0.0618in" svg:height="0.0606in" svg:x="2.7776in" svg:y="0.6209in" svg:viewBox="0 0 158 155" svg:d="M36 122c10-9 16-16 45-39 7-6 34-27 44-37 21-19 33-38 33-42s-4-4-5-4c-3 0-5 1-6 4-11 16-18 21-27 21-4 0-9-1-19-11-11-11-20-14-27-14-28 0-46 31-46 41 0 2 3 4 6 4 4 0 4-2 5-6 6-11 25-12 31-12 7 0 17 2 21 4 20 3 21 3 31 3-10 9-16 16-49 42-27 21-35 30-42 37-21 20-31 35-31 38 0 4 4 4 6 4 4 0 4 0 5-2 10-14 21-21 32-21 5 0 10 0 19 8 11 10 18 15 29 15 36 0 59-42 59-53 0-4-3-4-6-4-4 0-4 1-5 6-7 16-27 25-44 25-8 0-17-2-25-4-17-3-20-3-25-3-2 0-6 0-9 0z"><text:p/></draw:path><draw:path draw:style-name="gr159" draw:text-style-name="P124" svg:width="0.0449in" svg:height="0.1937in" svg:x="2.9181in" svg:y="0.4874in" svg:viewBox="0 0 115 493" svg:d="M115 487c0-1 0-3-9-11-61-62-77-154-77-230 0-85 19-170 79-232 7-6 7-7 7-8 0-5-2-6-6-6s-49 34-77 97c-25 53-32 107-32 149 0 38 6 98 34 154 29 61 71 93 75 93s6-3 6-6z"><text:p/></draw:path><draw:path draw:style-name="gr160" draw:text-style-name="P124" svg:width="0.1378in" svg:height="0.1358in" svg:x="2.9854in" svg:y="0.5012in" svg:viewBox="0 0 351 346" svg:d="M281 56c24-38 45-39 63-41 6-1 5-7 7-9 0-5-2-6-7-6-12 0-26 1-40 1-16 0-32-1-49-1-3 0-9 0-9 10 0 4 5 5 7 5 14 2 24 6 24 16 0 8-8 18-8 19-51 80-101 160-151 240-12-87-23-174-34-261 0-8 13-14 35-14 7 0 13 0 13-9 0-5-5-6-7-6-20 0-42 1-62 1-8 0-18 0-27 0s-18-1-26-1c-4 0-10 0-10 10 0 5 4 5 13 5 26 0 28 5 29 17 13 101 27 202 39 303 2 9 3 11 10 11s10-2 14-9c59-93 118-187 176-281z"><text:p/></draw:path><draw:path draw:style-name="gr161" draw:text-style-name="P124" svg:width="0.0626in" svg:height="0.0606in" svg:x="3.0957in" svg:y="0.6024in" svg:viewBox="0 0 160 155" svg:d="M38 122c8-10 14-16 43-39 9-6 34-27 44-37 21-21 35-38 35-42s-6-4-7-4c-3 0-5 1-6 3-10 17-18 21-27 21-4 0-8 0-19-10-11-11-18-14-27-14-28 0-46 29-46 41 0 2 3 4 6 4 4 0 5-2 7-6 4-11 23-12 29-12 8 0 17 2 22 2 19 5 21 5 30 5-9 9-16 15-48 42-26 21-36 29-43 36-21 21-31 36-31 39 0 4 6 4 7 4 3 0 3-1 6-4 8-12 19-21 30-21 5 0 10 2 20 10 10 10 17 15 28 15 36 0 60-42 60-53 0-4-4-4-5-4-5 0-6 1-7 6-6 16-27 25-44 25-8 0-17-3-25-4-15-3-18-3-25-3-3 0-6 0-7 0z"><text:p/></draw:path><draw:path draw:style-name="gr162" draw:text-style-name="P124" svg:width="0.0449in" svg:height="0.1937in" svg:x="3.1874in" svg:y="0.4874in" svg:viewBox="0 0 115 493" svg:d="M115 246c0-37-6-98-32-154-30-60-73-92-77-92-3 0-6 3-6 6 0 1 0 2 10 11 47 49 75 127 75 229 0 84-18 171-78 233-7 5-7 7-7 8 0 3 3 6 6 6 4 0 49-34 78-97 25-54 31-109 31-150z"><text:p/></draw:path><draw:path draw:style-name="gr163" draw:text-style-name="P124" svg:width="0.1059in" svg:height="0.35in" svg:x="3.2709in" svg:y="0.0047in" svg:viewBox="0 0 270 890" svg:d="M270 865c0-301-53-476-68-526-34-109-89-224-170-325-8-10-10-11-12-13-3 0-2-1-9-1-8 0-11 0-11 6 0 1 0 1 6 11 172 238 210 533 210 866 0 7 2 7 14 7 8 0 18 0 26 0 11 0 14 0 14-5 0-7 0-14 0-20z"><text:p/></draw:path><draw:path draw:style-name="gr164" draw:text-style-name="P124" svg:width="0.1059in" svg:height="0.35in" svg:x="3.2709in" svg:y="0.3508in" svg:viewBox="0 0 270 890" svg:d="M270 6c0-6-3-6-14-6-8 0-18 0-26 0-12 0-14 0-14 7 0 52 0 168-13 291-27 253-92 430-200 581-3 4-3 4-3 6 0 5 3 5 11 5 7 0 9 0 10-1 1-2 64-73 113-172 66-131 107-279 125-458 1-15 11-118 11-234 0-7 0-12 0-19z"><text:p/></draw:path><draw:path draw:style-name="gr165" draw:text-style-name="P124" svg:width="0.035in" svg:height="0.1346in" svg:x="3.4492in" svg:y="0.6154in" svg:viewBox="0 0 90 343" svg:d="M83 0c-65 45-83 119-83 171 0 49 15 124 83 172 2 0 7 0 7-4 0-2-2-3-3-6-46-40-63-99-63-162 0-93 35-137 63-164 1-1 3-1 3-4s-5-3-7-3z"><text:p/></draw:path><draw:path draw:style-name="gr166" draw:text-style-name="P124" svg:width="0.1028in" svg:height="0.0976in" svg:x="3.5039in" svg:y="0.622in" svg:viewBox="0 0 262 249" svg:d="M262 95c0-53-39-95-101-95-81 0-161 77-161 154 0 56 41 95 99 95 83 0 163-75 163-154zM102 238c-36 0-67-25-67-76 0-18 4-67 36-106 24-28 56-45 87-45 37 0 70 23 70 73 0 25-11 76-43 112-24 28-56 42-83 42z"><text:p/></draw:path><draw:path draw:style-name="gr167" draw:text-style-name="P124" svg:width="0.0165in" svg:height="0.0409in" svg:x="3.6319in" svg:y="0.702in" svg:viewBox="0 0 43 105" svg:d="M34 34c0 18-5 40-27 63-1 1-3 2-3 4 0 3 3 4 4 4 6 0 35-27 35-69 0-21-8-36-23-36-12 0-20 8-20 20 0 11 7 19 20 19 8 0 9-4 14-5z"><text:p/></draw:path><draw:path draw:style-name="gr168" draw:text-style-name="P124" svg:width="0.0661in" svg:height="0.0276in" svg:x="3.7839in" svg:y="0.6193in" svg:viewBox="0 0 169 71" svg:d="M130 45c-3 1-14 12-14 18 0 4 4 8 9 8 2 0 5-2 7-5 9-10 19-17 29-21 4-2 8-4 8-10 0-4-4-6-7-7-11-7-14-15-16-21 0-1-2-7-9-7-1 0-8 3-8 8 0 6 5 16 8 20-40 0-82 0-123 0-6 0-14 0-14 7 0 10 8 10 14 10 39 0 77 0 116 0z"><text:p/></draw:path><draw:path draw:style-name="gr169" draw:text-style-name="P124" svg:width="0.0575in" svg:height="0.0606in" svg:x="3.7358in" svg:y="0.6571in" svg:viewBox="0 0 147 155" svg:d="M55 74c9 0 36-1 54-7 27-10 31-25 31-36 0-18-20-31-43-31-41 0-97 32-97 91 0 35 22 64 62 64 58 0 85-33 85-37 0-3-3-7-6-7-1 0-2 1-5 4-27 31-67 31-73 31-21 0-35-13-35-41 0-6 0-13 4-31 7 0 16 0 23 0zM35 64c14-50 53-54 62-54 15 0 28 8 28 21 0 33-58 33-73 33-6 0-11 0-17 0z"><text:p/></draw:path><draw:path draw:style-name="gr170" draw:text-style-name="P124" svg:width="0.0571in" svg:height="0.0437in" svg:x="3.8091in" svg:y="0.6933in" svg:viewBox="0 0 146 112" svg:d="M130 13c-11 4-11 14-11 15 0 4 3 10 11 10 7 0 16-6 16-17 0-15-17-21-30-21-17 0-26 11-31 17-8-14-23-17-33-17-31 0-48 29-48 39 0 3 3 2 4 3 3 0 5 0 6-3 7-24 28-31 38-31 7 0 17 5 17 17 0 7-5 24-13 56-4 14-15 23-25 23-3 0-10 0-16-5 12-4 12-12 12-14 0-7-6-9-12-9-5 0-15 4-15 16 0 14 17 20 29 20 14 0 26-8 31-17 10 16 25 17 34 17 31 0 47-29 47-38 0-4-2-3-4-4-4 0-5 1-5 4-7 23-27 30-38 30-7 0-17-3-17-17 0-3 0-4 1-13 5-17 12-45 14-49 3-7 12-17 24-17 4 2 9 0 14 5z"><text:p/></draw:path><draw:path draw:style-name="gr171" draw:text-style-name="P124" svg:width="0.0165in" svg:height="0.0409in" svg:x="3.902in" svg:y="0.702in" svg:viewBox="0 0 43 105" svg:d="M35 34c0 18-4 40-28 63-1 1-1 2-1 4 0 3 2 4 4 4 5 0 33-27 33-69 0-21-7-36-23-36-12 0-20 8-20 20 0 11 8 19 20 19 8 0 14-5 15-5z"><text:p/></draw:path><draw:path draw:style-name="gr172" draw:text-style-name="P124" svg:width="0.0657in" svg:height="0.0276in" svg:x="4.0535in" svg:y="0.6193in" svg:viewBox="0 0 168 71" svg:d="M130 45c-3 1-15 12-15 18 0 4 4 8 8 8s6-2 9-5c8-10 19-17 28-21 4-2 8-4 8-10 0-4-3-6-7-7-11-7-14-15-15-21-2-1-3-7-9-7-3 0-8 3-8 8 0 6 5 16 8 20-42 0-82 0-124 0-6 0-13 0-13 7 0 10 7 10 13 10 39 0 78 0 117 0z"><text:p/></draw:path><draw:path draw:style-name="gr173" draw:text-style-name="P124" svg:width="0.0575in" svg:height="0.0606in" svg:x="4.0067in" svg:y="0.6571in" svg:viewBox="0 0 147 155" svg:d="M53 74c10 0 38-1 56-7 25-10 31-25 31-36 0-18-20-31-43-31-41 0-97 32-97 91 0 35 21 64 62 64 58 0 85-33 85-37 0-3-3-7-6-7-2 0-2 1-5 4-27 31-67 31-74 31-20 0-34-13-34-41 0-6 0-13 4-31 7 0 14 0 21 0zM35 64c14-50 52-54 62-54 15 0 28 8 28 21 0 33-59 33-73 33-6 0-11 0-17 0z"><text:p/></draw:path><draw:path draw:style-name="gr174" draw:text-style-name="P124" svg:width="0.0551in" svg:height="0.0626in" svg:x="4.0799in" svg:y="0.6933in" svg:viewBox="0 0 141 160" svg:d="M140 18c1-4 1-5 1-7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0 24-91z"><text:p/></draw:path><draw:path draw:style-name="gr175" draw:text-style-name="P124" svg:width="0.0173in" svg:height="0.0409in" svg:x="4.1697in" svg:y="0.702in" svg:viewBox="0 0 45 105" svg:d="M35 34c0 18-4 40-27 63-1 1-2 2-2 4 0 3 2 4 4 4 5 0 35-27 35-69 0-21-9-36-25-36-12 0-20 8-20 20 0 11 8 19 21 19 8 0 13-5 14-5z"><text:p/></draw:path><draw:path draw:style-name="gr176" draw:text-style-name="P124" svg:width="0.0661in" svg:height="0.0276in" svg:x="4.3189in" svg:y="0.6193in" svg:viewBox="0 0 169 71" svg:d="M130 45c-3 1-14 12-14 18 0 4 4 8 9 8 2 0 5-2 7-5 9-10 19-17 29-21 4-2 8-4 8-10 0-4-4-6-7-7-11-7-14-15-16-21 0-1-3-7-9-7-1 0-8 3-8 8 0 6 5 16 8 20-40 0-82 0-123 0-6 0-14 0-14 7 0 10 8 10 14 10 39 0 77 0 116 0z"><text:p/></draw:path><draw:path draw:style-name="gr177" draw:text-style-name="P124" svg:width="0.0575in" svg:height="0.0606in" svg:x="4.2744in" svg:y="0.6571in" svg:viewBox="0 0 147 155" svg:d="M55 74c8 0 36-1 54-7 25-10 31-25 31-36 0-18-20-31-43-31-41 0-97 32-97 91 0 35 21 64 62 64 58 0 85-33 85-37 0-3-3-7-6-7-1 0-2 1-5 4-27 31-67 31-73 31-21 0-35-13-35-41 0-6 0-13 4-31 7 0 16 0 23 0zM35 64c14-50 52-54 62-54 15 0 28 8 28 21 0 33-58 33-73 33-6 0-11 0-17 0z"><text:p/></draw:path><draw:path draw:style-name="gr178" draw:text-style-name="P124" svg:width="0.0488in" svg:height="0.0437in" svg:x="4.3488in" svg:y="0.6933in" svg:viewBox="0 0 125 112" svg:d="M31 87c10-10 22-18 36-28 17-13 27-20 38-30 11-12 20-22 20-25 0-4-3-4-5-4-4 0-4 1-5 4-10 13-16 14-20 14s-7-1-15-7c-9-7-14-11-23-11-22 0-37 22-37 29 0 5 4 5 5 5 3 0 4 0 6-3 0-3 3-9 22-9 7 0 13 0 25 2 9 1 13 1 16 1-7 7-14 14-32 27-19 12-28 19-41 31-10 9-21 21-21 25 0 3 4 4 6 4s4 0 5-3c7-10 16-14 24-14 7 0 11 3 20 9 7 5 12 8 19 8 28 0 48-29 48-39 0-3-4-3-6-3-4 0-4 0-5 3-6 15-24 18-34 18-6 0-11-1-20-3-12-1-16-1-21-1-2 0-4 0-5 0z"><text:p/></draw:path><draw:path draw:style-name="gr179" draw:text-style-name="P124" svg:width="0.035in" svg:height="0.1346in" svg:x="4.4283in" svg:y="0.6154in" svg:viewBox="0 0 90 343" svg:d="M7 0c-3 0-7 0-7 3s1 3 4 5c30 28 62 75 62 163 0 73-23 126-59 159-6 7-7 7-7 9 0 1 1 4 4 4 4 0 38-22 60-66 16-28 26-66 26-106 0-48-14-123-83-171z"><text:p/></draw:path></draw:g></draw:g></text:p>
      <text:p text:style-name="P112"><text:span text:style-name="T40"/></text:p>
      <text:p text:style-name="P92"><text:span text:style-name="T36">De manière générale, l</text:span><text:span text:style-name="T43">e </text:span><text:span text:style-name="T52">laplacien vectori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text:span><text:span text:style-name="T52">chaque</text:span><text:span text:style-name="T46"> composante du vecteur retourné </text:span><text:span text:style-name="T52">correspond au laplacien scalaire de la composante correspondante du vecteur de départ.</text:span></text:p>
      <text:p text:style-name="P113"><text:span text:style-name="T32"/></text:p>
      <text:p text:style-name="P113"><text:span text:style-name="T32">Attention cependant, il y a une sorte de biais commun qui nous fait croire que le laplacien vectoriel aurait un pattern proche de la divergence, mais pas du tout, on a bien</text:span></text:p>
      <text:p text:style-name="Text_20_body"><text:span text:style-name="T32"><draw:g text:anchor-type="as-char" svg:y="-0.2217in" draw:z-index="129" draw:style-name="gr1"><svg:title>TexMaths</svg:title><svg:desc>14§display§\vec{\bigtriangleup }\left(\vec{V}\right)\ne \partial _x^2\left(V_x\right)\cdot \vec{e_x}+\partial _y^2\left(V_y\right)\cdot \vec{e_y}+\partial _z^2\left(V_z\right)\cdot \vec{e_z}§svg§600§FALSE§</svg:desc><draw:g draw:style-name="gr2"><draw:path draw:style-name="gr3" draw:text-style-name="P123" svg:width="4.0232in" svg:height="0.3276in" svg:x="0.0004in" svg:y="0.0098in" svg:viewBox="0 0 10220 833" svg:d="M5111 833c-1704 0-3407 0-5111 0 0-277 0-556 0-833 3407 0 6813 0 10220 0 0 277 0 556 0 833-1703 0-3407 0-5109 0z"><text:p/></draw:path><draw:path draw:style-name="gr4" draw:text-style-name="P124" svg:width="0.0854in" svg:height="0.0378in" svg:x="0.048in" svg:y="0.0335in" svg:viewBox="0 0 218 97" svg:d="M175 57c-7 7-22 21-22 30 0 5 4 10 9 10s7-3 9-6c7-8 18-22 39-32 4-3 8-4 8-11 0-5-2-7-7-10-9-7-15-16-19-28-2-4-3-10-10-10s-10 6-10 10c0 3 4 18 11 28-54 0-110 0-165 0-8 0-18 0-18 10 0 9 10 9 18 9 52 0 105 0 157 0z"><text:p/></draw:path><draw:path draw:style-name="gr5" draw:text-style-name="P12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6" draw:text-style-name="P124" svg:width="0.0736in" svg:height="0.3476in" svg:x="0.2295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7" draw:text-style-name="P124" svg:width="0.085in" svg:height="0.0378in" svg:x="0.3606in" svg:y="0.0362in" svg:viewBox="0 0 217 97" svg:d="M174 57c-6 7-23 21-23 30 0 5 4 10 10 10 4 0 7-3 10-7 5-7 17-21 38-31 4-3 8-4 8-11 0-5-3-7-7-10-10-7-15-16-20-28-1-4-2-10-9-10s-10 6-10 10c0 3 4 18 11 28-55 0-111 0-165 0-9 0-17 0-17 10 0 9 8 9 17 9 52 0 105 0 157 0z"><text:p/></draw:path><draw:path draw:style-name="gr8" draw:text-style-name="P124" svg:width="0.1374in" svg:height="0.1362in" svg:x="0.3217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9" draw:text-style-name="P124" svg:width="0.0728in" svg:height="0.3476in" svg:x="0.4736in" svg:y="0.0004in" svg:viewBox="0 0 186 884" svg:d="M186 443c0-142-32-292-129-402-7-9-25-27-37-38-3-3-5-3-12-3-4 0-8 0-8 6 0 1 1 4 3 4 17 18 43 45 74 98 53 95 73 217 73 335 0 211-60 341-149 431 0 1-1 3-1 4 0 6 4 6 8 6 7 0 9 0 13-4 46-41 99-110 133-213 22-68 32-147 32-224z"><text:p/></draw:path><draw:path draw:style-name="gr10" draw:text-style-name="P124" svg:width="0.0961in" svg:height="0.1799in" svg:x="0.6634in" svg:y="0.0843in" svg:viewBox="0 0 245 458" svg:d="M241 18c4-7 4-7 4-8 0-4-3-10-10-10-5 0-7 3-11 10-74 143-147 286-221 428-3 7-3 9-3 10 0 4 3 10 10 10 5 0 7-3 10-10 74-144 147-287 221-430z"><text:p/></draw:path><draw:path draw:style-name="gr11" draw:text-style-name="P124" svg:width="0.1287in" svg:height="0.0449in" svg:x="0.6469in" svg:y="0.1516in" svg:viewBox="0 0 328 115" svg:d="M311 20c7 0 17 0 17-10s-10-10-17-10c-98 0-196 0-294 0-7 0-17 0-17 10s10 10 17 10c98 0 196 0 294 0zM311 115c7 0 17 0 17-10s-10-10-17-10c-98 0-196 0-294 0-7 0-17 0-17 10s10 10 17 10c98 0 196 0 294 0z"><text:p/></draw:path><draw:path draw:style-name="gr12" draw:text-style-name="P124" svg:width="0.1016in" svg:height="0.1425in" svg:x="0.8484in" svg:y="0.0843in" svg:viewBox="0 0 259 363" svg:d="M207 185c-4-31-25-58-63-58-29 0-61 7-101 47s-43 85-43 101c0 30 21 88 90 88 117 0 169-166 169-236 0-78-46-127-106-127-72 0-96 63-96 77 0 7 5 17 20 17s27-14 27-25c0-19-16-19-24-19 22-36 57-39 71-39 37 0 70 27 70 90 0 19-3 43-12 84zM91 349c-53 0-53-51-53-56 0-13 12-82 32-112 20-28 43-44 74-44 53 0 55 56 55 66 0 35-31 146-108 146z"><text:p/></draw:path><draw:path draw:style-name="gr13" draw:text-style-name="P124" svg:width="0.0598in" svg:height="0.0894in" svg:x="0.9626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14" draw:text-style-name="P124" svg:width="0.0724in" svg:height="0.0606in" svg:x="0.95in" svg:y="0.2102in" svg:viewBox="0 0 185 155" svg:d="M69 116c-3 11-14 30-33 30-5-2-11 0-18-5 14-4 16-16 16-19 0-7-6-13-14-13-10 0-20 9-20 21 0 18 20 25 36 25s30-9 38-23c9 18 28 23 42 23 39 0 60-43 60-51 0-6-4-6-5-6-4 0-6 3-7 7-7 24-28 41-46 41-14 0-21-9-21-23 0-8 8-39 16-78 7-27 23-35 35-35 6 1 12 0 19 5-12 3-16 13-16 19 0 8 6 12 14 12 7 0 20-5 20-21 0-18-23-25-37-25-16 0-30 11-39 25-5-14-21-25-40-25-40 0-61 43-61 53 0 4 5 4 6 4 4 0 4-1 7-5 8-27 29-42 46-42 11 0 21 7 21 22 0 7-4 25-7 37-4 15-8 32-12 47z"><text:p/></draw:path><draw:path draw:style-name="gr15" draw:text-style-name="P124" svg:width="0.0441in" svg:height="0.1925in" svg:x="1.0925in" svg:y="0.078in" svg:viewBox="0 0 113 490" svg:d="M113 485c0-2 0-3-8-12-62-60-77-152-77-228 0-85 18-171 80-232 5-6 5-7 5-9 0-3-1-4-4-4-5 0-49 34-78 95-25 55-31 109-31 150 0 39 6 98 32 154 30 60 72 91 77 91 3 0 4-1 4-5z"><text:p/></draw:path><draw:path draw:style-name="gr16" draw:text-style-name="P124" svg:width="0.1378in" svg:height="0.1362in" svg:x="1.1594in" svg:y="0.0909in" svg:viewBox="0 0 351 347" svg:d="M281 56c26-38 45-39 63-41 6 0 7-8 7-9 0-3-2-6-7-6-12 0-26 1-40 1-16 0-32-1-48-1-3 0-10 0-10 10 0 5 5 5 9 5 12 2 22 6 22 17 0 7-4 13-7 18-50 80-101 160-151 240-11-87-22-172-34-259 0-9 12-16 34-16 7 0 13 0 13-9 0-5-5-6-7-6-20 0-41 1-62 1-8 0-18 0-27 0-8 0-18-1-26-1-4 0-10 0-10 10 0 5 4 5 13 5 28 0 28 5 29 17 13 101 27 202 39 304 2 10 3 11 10 11 8 0 10-2 14-9 59-94 118-188 176-282z"><text:p/></draw:path><draw:path draw:style-name="gr17" draw:text-style-name="P124" svg:width="0.0724in" svg:height="0.0606in" svg:x="1.2677in" svg:y="0.1917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7-14-23-25-42-25-38 0-61 42-61 53 0 4 5 3 6 4 4 0 6-1 7-5 8-27 31-42 48-42 11 0 19 7 19 22 0 7-4 25-7 37-4 15-7 32-11 47z"><text:p/></draw:path><draw:path draw:style-name="gr18" draw:text-style-name="P124" svg:width="0.0441in" svg:height="0.1925in" svg:x="1.3705in" svg:y="0.078in" svg:viewBox="0 0 113 490" svg:d="M113 245c0-38-5-98-32-153-29-61-71-92-77-92-3 0-4 1-4 4 0 2 0 3 8 11 49 49 77 128 77 230 0 84-18 171-79 231-6 6-6 7-6 9s1 5 4 5c6 0 49-32 79-95 25-53 30-108 30-150z"><text:p/></draw:path><draw:path draw:style-name="gr19" draw:text-style-name="P124" svg:width="0.0201in" svg:height="0.0201in" svg:x="1.4945in" svg:y="0.1646in" svg:viewBox="0 0 52 52" svg:d="M52 25c0-14-13-25-27-25s-25 11-25 25 11 27 25 27 27-13 27-27z"><text:p/></draw:path><draw:path draw:style-name="gr20" draw:text-style-name="P124" svg:width="0.0854in" svg:height="0.0382in" svg:x="1.6398in" svg:y="0.0843in" svg:viewBox="0 0 218 98" svg:d="M175 59c-7 7-22 19-22 29 0 4 4 10 9 10s7-4 9-7c7-7 18-21 39-32 4-2 8-4 8-10 0-4-2-7-7-10-11-7-15-17-19-28-2-4-3-11-10-11s-10 7-10 11c0 2 3 18 11 28-54 0-110 0-165 0-8 0-18 0-18 10s10 10 18 10c52 0 105 0 157 0z"><text:p/></draw:path><draw:path draw:style-name="gr21" draw:text-style-name="P124" svg:width="0.074in" svg:height="0.0874in" svg:x="1.5831in" svg:y="0.1374in" svg:viewBox="0 0 189 223" svg:d="M70 104c14 0 50-2 74-12 35-15 38-43 38-50 0-22-18-42-53-42-55 0-129 48-129 133 0 50 29 90 77 90 71 0 112-52 112-59 0-3-3-6-6-6-2 0-4 2-7 4-37 49-92 49-98 49-37 0-43-40-43-57 0-6 1-21 8-50 9 0 19 0 27 0zM46 92c20-74 70-82 83-82 24 0 36 15 36 32 0 50-78 50-98 50-7 0-14 0-21 0z"><text:p/></draw:path><draw:path draw:style-name="gr22" draw:text-style-name="P124" svg:width="0.0724in" svg:height="0.0606in" svg:x="1.6709in" svg:y="0.1917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6-14-23-25-42-25-38 0-61 42-61 53 0 4 5 3 6 4 4 0 6-1 7-5 8-27 31-42 48-42 11 0 19 7 19 22 0 7-4 25-7 37-4 15-7 32-11 47z"><text:p/></draw:path><draw:path draw:style-name="gr23" draw:text-style-name="P124" svg:width="0.1287in" svg:height="0.1287in" svg:x="1.8157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24" draw:text-style-name="P124" svg:width="0.1016in" svg:height="0.1425in" svg:x="2.0063in" svg:y="0.0843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25" draw:text-style-name="P124" svg:width="0.0591in" svg:height="0.0894in" svg:x="2.1205in" svg:y="0.0531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26" draw:text-style-name="P124" svg:width="0.0689in" svg:height="0.0874in" svg:x="2.1071in" svg:y="0.2102in" svg:viewBox="0 0 176 223" svg:d="M175 22c1-4 1-5 1-7 0-7-4-11-11-11-3 0-10 2-14 9-1 1-3 12-5 19-3 10-5 18-7 28-2 9-13 52-14 56-14 10-16 30-42 30-24 0-24-23-24-28 0-19 8-41 18-68 4-11 7-15 7-21 0-16-15-29-34-29-35 0-50 48-50 53 0 4 4 3 6 4 5 0 5-1 7-5 8-28 23-42 36-42 7 0 10 4 10 12 0 7-4 16-6 20-17 42-19 55-19 70 0 6 0 22 12 34 11 8 25 9 35 9 14 0 27-4 38-15-4 20-8 34-22 50-10 12-24 23-42 23-3 0-19 0-26-11 19-3 19-19 19-20 0-11-10-13-14-13-9 0-20 7-20 23 0 18 17 31 41 31 35 0 77-27 88-70 11-44 21-87 32-131z"><text:p/></draw:path><draw:path draw:style-name="gr27" draw:text-style-name="P124" svg:width="0.0449in" svg:height="0.1925in" svg:x="2.25in" svg:y="0.078in" svg:viewBox="0 0 115 490" svg:d="M115 485c0-2 0-3-9-12-61-60-77-152-77-228 0-85 19-171 79-232 7-6 7-7 7-9 0-3-3-4-6-4-4 0-49 34-78 95-25 55-31 109-31 150 0 39 6 98 32 154 31 60 73 91 77 91 3 0 6-1 6-5z"><text:p/></draw:path><draw:path draw:style-name="gr28" draw:text-style-name="P124" svg:width="0.1374in" svg:height="0.1362in" svg:x="2.3173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29" draw:text-style-name="P124" svg:width="0.0689in" svg:height="0.0874in" svg:x="2.4256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0 10 25 11 34 11 14 0 26-5 38-15-5 20-9 34-23 50-10 12-22 23-40 23-3 0-20 0-27-11 18-3 13-14 18-20 0-11-10-13-12-13-9 0-21 7-21 23 0 18 16 31 42 31 35 0 77-27 88-70 11-44 21-87 32-131z"><text:p/></draw:path><draw:path draw:style-name="gr30" draw:text-style-name="P124" svg:width="0.0449in" svg:height="0.1925in" svg:x="2.5232in" svg:y="0.078in" svg:viewBox="0 0 115 490" svg:d="M115 245c0-38-6-98-34-153-29-61-71-92-75-92-5 0-6 1-6 4 0 2 0 3 10 11 47 49 75 128 75 230 0 84-18 171-78 231-7 6-7 7-7 9s1 5 6 5c4 0 49-32 77-95 25-53 32-108 32-150z"><text:p/></draw:path><draw:path draw:style-name="gr31" draw:text-style-name="P124" svg:width="0.0201in" svg:height="0.0201in" svg:x="2.6472in" svg:y="0.1646in" svg:viewBox="0 0 52 52" svg:d="M52 25c0-14-11-25-25-25-16 0-27 11-27 25s11 27 27 27c14 0 25-13 25-27z"><text:p/></draw:path><draw:path draw:style-name="gr32" draw:text-style-name="P124" svg:width="0.0854in" svg:height="0.0382in" svg:x="2.7913in" svg:y="0.0843in" svg:viewBox="0 0 218 98" svg:d="M175 59c-7 7-24 19-24 29 0 4 6 10 10 10s7-4 10-7c5-7 17-21 39-32 3-2 8-4 8-10 0-4-4-7-7-10-11-7-16-17-21-28 0-4-2-11-9-11s-10 7-10 11c0 2 4 18 12 28-56 0-110 0-166 0-9 0-17 0-17 10s8 10 17 10c53 0 105 0 158 0z"><text:p/></draw:path><draw:path draw:style-name="gr33" draw:text-style-name="P124" svg:width="0.074in" svg:height="0.0874in" svg:x="2.7366in" svg:y="0.1374in" svg:viewBox="0 0 189 223" svg:d="M69 104c14 0 50-2 75-12 35-15 37-43 37-50 0-22-19-42-52-42-55 0-129 48-129 133 0 50 28 90 77 90 70 0 112-52 112-59 0-3-3-6-7-6-1 0-3 2-6 4-39 49-92 49-98 49-39 0-43-40-43-57 0-6 0-21 8-50 9 0 17 0 26 0zM46 92c18-74 70-82 83-82 22 0 36 15 36 32 0 50-78 50-99 50-7 0-13 0-20 0z"><text:p/></draw:path><draw:path draw:style-name="gr34" draw:text-style-name="P124" svg:width="0.0689in" svg:height="0.0874in" svg:x="2.8244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35" draw:text-style-name="P124" svg:width="0.1287in" svg:height="0.1287in" svg:x="2.965in" svg:y="0.1102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36" draw:text-style-name="P124" svg:width="0.1012in" svg:height="0.1425in" svg:x="3.1555in" svg:y="0.0843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37" draw:text-style-name="P124" svg:width="0.0598in" svg:height="0.0894in" svg:x="3.2697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38" draw:text-style-name="P124" svg:width="0.0618in" svg:height="0.0606in" svg:x="3.2587in" svg:y="0.2102in" svg:viewBox="0 0 158 155" svg:d="M36 122c10-9 16-16 45-39 7-6 34-27 44-35 21-21 33-40 33-44s-4-4-5-4c-3 0-5 1-6 4-11 16-18 21-27 21-4 0-8 0-19-11s-20-14-27-14c-28 0-46 31-46 41 0 2 3 4 6 4 4 0 4-2 5-4 6-13 25-13 31-13 8 0 17 1 21 3 20 4 22 4 31 4-10 8-16 15-48 41-28 22-36 30-43 37-21 20-31 35-31 38 0 4 4 4 6 4 4 0 4 0 7-2 8-14 19-21 30-21 5 0 10 0 19 8 11 11 18 15 29 15 36 0 60-42 60-53 0-4-4-4-7-4s-4 1-5 6c-7 16-27 25-44 25-8 0-17-2-25-4-15-3-18-3-25-3-3 0-6 0-9 0z"><text:p/></draw:path><draw:path draw:style-name="gr39" draw:text-style-name="P124" svg:width="0.0441in" svg:height="0.1925in" svg:x="3.3996in" svg:y="0.078in" svg:viewBox="0 0 113 490" svg:d="M113 485c0-2 0-3-8-12-62-60-77-152-77-228 0-85 18-171 80-232 5-6 5-7 5-9 0-3-1-4-4-4-5 0-49 34-78 95-25 55-31 109-31 150 0 39 6 98 32 154 30 60 72 91 77 91 3 0 4-1 4-5z"><text:p/></draw:path><draw:path draw:style-name="gr40" draw:text-style-name="P124" svg:width="0.1378in" svg:height="0.1362in" svg:x="3.4661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41" draw:text-style-name="P124" svg:width="0.0618in" svg:height="0.0606in" svg:x="3.5772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42" draw:text-style-name="P124" svg:width="0.0441in" svg:height="0.1925in" svg:x="3.6693in" svg:y="0.078in" svg:viewBox="0 0 113 490" svg:d="M113 245c0-38-5-98-32-153-29-61-71-92-77-92-3 0-4 1-4 4 0 2 0 3 8 11 49 49 77 128 77 230 0 84-18 171-79 231-6 6-6 7-6 9s1 5 4 5c6 0 49-32 79-95 25-53 30-108 30-150z"><text:p/></draw:path><draw:path draw:style-name="gr43" draw:text-style-name="P124" svg:width="0.0205in" svg:height="0.0201in" svg:x="3.7925in" svg:y="0.1646in" svg:viewBox="0 0 53 52" svg:d="M53 25c0-14-12-25-26-25s-27 11-27 25 13 27 27 27 26-13 26-27z"><text:p/></draw:path><draw:path draw:style-name="gr44" draw:text-style-name="P124" svg:width="0.0854in" svg:height="0.0382in" svg:x="3.9346in" svg:y="0.0843in" svg:viewBox="0 0 218 98" svg:d="M175 59c-7 7-24 19-24 29 0 4 6 10 10 10s7-4 10-7c5-7 17-21 39-32 3-2 8-4 8-10 0-4-4-7-7-10-11-7-16-17-21-28-1-4-2-11-9-11s-10 7-10 11c0 2 4 18 12 28-56 0-110 0-166 0-9 0-17 0-17 10s8 10 17 10c53 0 105 0 158 0z"><text:p/></draw:path><draw:path draw:style-name="gr45" draw:text-style-name="P124" svg:width="0.074in" svg:height="0.0874in" svg:x="3.8819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46" draw:text-style-name="P124" svg:width="0.0618in" svg:height="0.0606in" svg:x="3.9717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span></text:p>
      <text:p text:style-name="Text_20_body"><text:span text:style-name="T32"><draw:g text:anchor-type="as-char" svg:y="-0.2217in" draw:z-index="128" draw:style-name="gr1"><svg:title>TexMaths</svg:title><svg:desc>14§display§\vec{\bigtriangleup }\left(\vec{V}\right)=\bigtriangleup \left(V_x\right)\cdot \vec{e_x}+\bigtriangleup \left(V_y\right)\cdot \vec{e_y}+\bigtriangleup \left(V_z\right)\cdot \vec{e_z}§svg§600§FALSE§</svg:desc><draw:g draw:style-name="gr2"><draw:path draw:style-name="gr47" draw:text-style-name="P123" svg:width="3.939in" svg:height="0.3276in" svg:x="0.0004in" svg:y="0.0098in" svg:viewBox="0 0 10006 833" svg:d="M5004 833c-1669 0-3337 0-5004 0 0-277 0-556 0-833 3335 0 6671 0 10006 0 0 277 0 556 0 833-1667 0-3335 0-5002 0z"><text:p/></draw:path><draw:path draw:style-name="gr48" draw:text-style-name="P124" svg:width="0.0854in" svg:height="0.0378in" svg:x="0.048in" svg:y="0.0335in" svg:viewBox="0 0 218 97" svg:d="M175 57c-7 7-22 21-22 30 0 5 4 10 9 10s7-3 9-6c7-8 18-22 39-32 4-3 8-4 8-11 0-5-2-7-7-10-9-7-15-16-19-28-2-4-3-10-10-10s-10 6-10 10c0 3 4 18 11 28-54 0-110 0-165 0-8 0-18 0-18 10 0 9 10 9 18 9 52 0 105 0 157 0z"><text:p/></draw:path><draw:path draw:style-name="gr49" draw:text-style-name="P12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50" draw:text-style-name="P124" svg:width="0.0736in" svg:height="0.3476in" svg:x="0.2295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51" draw:text-style-name="P124" svg:width="0.085in" svg:height="0.0378in" svg:x="0.3606in" svg:y="0.0362in" svg:viewBox="0 0 217 97" svg:d="M174 57c-6 7-23 21-23 30 0 5 4 10 10 10 4 0 7-3 10-7 5-7 17-21 38-31 4-3 8-4 8-11 0-5-3-7-7-10-10-7-15-16-20-28-1-4-2-10-9-10s-10 6-10 10c0 3 4 18 11 28-55 0-111 0-165 0-9 0-17 0-17 10 0 9 8 9 17 9 52 0 105 0 157 0z"><text:p/></draw:path><draw:path draw:style-name="gr52" draw:text-style-name="P124" svg:width="0.1374in" svg:height="0.1362in" svg:x="0.3217in" svg:y="0.0909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53" draw:text-style-name="P124" svg:width="0.0728in" svg:height="0.3476in" svg:x="0.4736in" svg:y="0.0004in" svg:viewBox="0 0 186 884" svg:d="M186 443c0-142-32-292-129-402-7-9-25-27-37-38-3-3-5-3-10-3-6 0-10 0-10 6 0 1 1 4 3 4 17 18 43 45 74 98 53 95 73 217 73 335 0 211-60 341-149 431 0 1-1 3-1 4 0 6 4 6 10 6 5 0 7 0 11-4 46-41 99-110 133-213 22-68 32-147 32-224z"><text:p/></draw:path><draw:path draw:style-name="gr54" draw:text-style-name="P124" svg:width="0.1287in" svg:height="0.0449in" svg:x="0.6469in" svg:y="0.1516in" svg:viewBox="0 0 328 115" svg:d="M311 20c7 0 17 0 17-10s-10-10-17-10c-98 0-196 0-294 0-7 0-17 0-17 10s10 10 17 10c98 0 196 0 294 0zM311 115c7 0 17 0 17-10s-10-10-17-10c-98 0-196 0-294 0-7 0-17 0-17 10s10 10 17 10c98 0 196 0 294 0z"><text:p/></draw:path><draw:path draw:style-name="gr55" draw:text-style-name="P124" svg:width="0.1488in" svg:height="0.1382in" svg:x="0.852in" svg:y="0.0843in" svg:viewBox="0 0 379 352" svg:d="M200 8c-3-5-4-8-10-8-5 0-7 1-11 10-59 108-116 214-175 322-4 7-4 8-4 10 0 10 11 10 18 10 115 0 230 0 345 0 8 0 16 0 16-10 0-3-1-4-2-9-59-109-118-217-177-325zM190 29c55 101 108 202 163 303-109 0-217 0-326 0 54-101 109-202 163-303z"><text:p/></draw:path><draw:path draw:style-name="gr56" draw:text-style-name="P124" svg:width="0.0449in" svg:height="0.1925in" svg:x="1.0642in" svg:y="0.078in" svg:viewBox="0 0 115 490" svg:d="M115 485c0-2 0-3-9-12-61-60-77-152-77-228 0-85 19-171 79-232 7-6 7-7 7-9 0-3-2-4-6-4s-49 34-77 95c-25 55-32 109-32 150 0 39 6 98 34 154 29 60 71 91 75 91s6-1 6-5z"><text:p/></draw:path><draw:path draw:style-name="gr57" draw:text-style-name="P124" svg:width="0.1378in" svg:height="0.1362in" svg:x="1.1315in" svg:y="0.0909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58" draw:text-style-name="P124" svg:width="0.0724in" svg:height="0.0606in" svg:x="1.2398in" svg:y="0.1917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59" draw:text-style-name="P124" svg:width="0.0449in" svg:height="0.1925in" svg:x="1.3417in" svg:y="0.078in" svg:viewBox="0 0 115 490" svg:d="M115 245c0-38-6-98-32-153-31-61-73-92-77-92-3 0-6 1-6 4 0 2 0 3 10 11 47 49 75 128 75 230 0 84-18 171-78 231-7 6-7 7-7 9s3 5 6 5c4 0 49-32 78-95 25-53 31-108 31-150z"><text:p/></draw:path><draw:path draw:style-name="gr60" draw:text-style-name="P124" svg:width="0.0201in" svg:height="0.0201in" svg:x="1.4657in" svg:y="0.1646in" svg:viewBox="0 0 52 52" svg:d="M52 25c0-14-11-25-25-25s-27 11-27 25 13 27 27 27 25-13 25-27z"><text:p/></draw:path><draw:path draw:style-name="gr61" draw:text-style-name="P124" svg:width="0.0854in" svg:height="0.0382in" svg:x="1.6118in" svg:y="0.0843in" svg:viewBox="0 0 218 98" svg:d="M175 59c-7 7-24 19-24 29 0 4 6 10 10 10s7-4 10-7c5-7 17-21 39-32 3-2 8-4 8-10 0-4-4-7-7-10-11-7-16-17-21-28 0-4-2-11-9-11s-10 7-10 11c0 2 4 18 12 28-56 0-110 0-166 0-9 0-17 0-17 10s8 10 17 10c53 0 105 0 158 0z"><text:p/></draw:path><draw:path draw:style-name="gr62" draw:text-style-name="P124" svg:width="0.074in" svg:height="0.0874in" svg:x="1.5551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63" draw:text-style-name="P124" svg:width="0.0724in" svg:height="0.0606in" svg:x="1.6429in" svg:y="0.1917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64" draw:text-style-name="P124" svg:width="0.1287in" svg:height="0.1287in" svg:x="1.7878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5" draw:text-style-name="P124" svg:width="0.1484in" svg:height="0.1382in" svg:x="1.9819in" svg:y="0.0843in" svg:viewBox="0 0 378 352" svg:d="M200 8c-4-5-5-8-11-8s-7 1-11 10c-59 108-116 214-175 322-3 7-3 8-3 10 0 10 10 10 17 10 115 0 229 0 344 0 9 0 17 0 17-10 0-3-1-4-3-9-59-109-116-217-175-325zM189 29c55 101 109 202 164 303-109 0-219 0-328 0 55-101 109-202 164-303z"><text:p/></draw:path><draw:path draw:style-name="gr66" draw:text-style-name="P124" svg:width="0.0441in" svg:height="0.1925in" svg:x="2.1941in" svg:y="0.078in" svg:viewBox="0 0 113 490" svg:d="M113 485c0-2 0-3-8-12-62-60-77-152-77-228 0-85 18-171 80-232 5-6 5-7 5-9 0-3-1-4-4-4-5 0-50 34-78 95-25 55-31 109-31 150 0 39 4 98 32 154 30 60 72 91 77 91 3 0 4-1 4-5z"><text:p/></draw:path><draw:path draw:style-name="gr67" draw:text-style-name="P124" svg:width="0.1378in" svg:height="0.1362in" svg:x="2.2606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68" draw:text-style-name="P124" svg:width="0.0689in" svg:height="0.0874in" svg:x="2.369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69" draw:text-style-name="P124" svg:width="0.0449in" svg:height="0.1925in" svg:x="2.4669in" svg:y="0.078in" svg:viewBox="0 0 115 490" svg:d="M115 245c0-38-6-98-32-153-30-61-73-92-77-92-3 0-6 1-6 4 0 2 0 3 10 11 47 49 77 128 77 230 0 84-18 171-80 231-7 6-7 7-7 9s3 5 6 5c4 0 49-32 78-95 25-53 31-108 31-150z"><text:p/></draw:path><draw:path draw:style-name="gr70" draw:text-style-name="P124" svg:width="0.0205in" svg:height="0.0201in" svg:x="2.5909in" svg:y="0.1646in" svg:viewBox="0 0 53 52" svg:d="M53 25c0-14-12-25-26-25s-27 11-27 25 13 27 27 27 26-13 26-27z"><text:p/></draw:path><draw:path draw:style-name="gr71" draw:text-style-name="P124" svg:width="0.0854in" svg:height="0.0382in" svg:x="2.7346in" svg:y="0.0843in" svg:viewBox="0 0 218 98" svg:d="M175 59c-7 7-24 19-24 29 0 4 6 10 10 10 6 0 7-4 10-7 5-7 17-21 39-32 3-2 8-4 8-10 0-4-4-7-7-10-11-7-16-17-19-28-2-4-4-11-10-11-7 0-11 7-11 11 0 2 4 18 12 28-56 0-110 0-166 0-7 0-17 0-17 10s10 10 17 10c53 0 105 0 158 0z"><text:p/></draw:path><draw:path draw:style-name="gr72" draw:text-style-name="P124" svg:width="0.074in" svg:height="0.0874in" svg:x="2.6803in" svg:y="0.1374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73" draw:text-style-name="P124" svg:width="0.0689in" svg:height="0.0874in" svg:x="2.7677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74" draw:text-style-name="P124" svg:width="0.1287in" svg:height="0.1287in" svg:x="2.908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75" draw:text-style-name="P124" svg:width="0.1484in" svg:height="0.1382in" svg:x="3.1031in" svg:y="0.0843in" svg:viewBox="0 0 378 352" svg:d="M200 8c-4-5-5-8-11-8s-7 1-11 10c-59 108-116 214-175 322-3 7-3 8-3 10 0 10 10 10 17 10 115 0 229 0 344 0 9 0 17 0 17-10 0-3 0-4-3-9-59-109-116-217-175-325zM189 29c55 101 109 202 164 303-109 0-219 0-328 0 55-101 109-202 164-303z"><text:p/></draw:path><draw:path draw:style-name="gr76" draw:text-style-name="P124" svg:width="0.0441in" svg:height="0.1925in" svg:x="3.3154in" svg:y="0.078in" svg:viewBox="0 0 113 490" svg:d="M113 485c0-2 0-3-8-12-62-60-77-152-77-228 0-85 18-171 80-232 5-6 5-7 5-9 0-3-1-4-4-4-5 0-49 34-78 95-25 55-31 109-31 150 0 39 6 98 32 154 30 60 72 91 77 91 3 0 4-1 4-5z"><text:p/></draw:path><draw:path draw:style-name="gr77" draw:text-style-name="P124" svg:width="0.1378in" svg:height="0.1362in" svg:x="3.381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78" draw:text-style-name="P124" svg:width="0.0618in" svg:height="0.0606in" svg:x="3.4925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79" draw:text-style-name="P124" svg:width="0.0441in" svg:height="0.1925in" svg:x="3.5846in" svg:y="0.078in" svg:viewBox="0 0 113 490" svg:d="M113 245c0-38-5-98-32-153-29-61-71-92-77-92-3 0-4 1-4 4 0 2 0 3 8 11 49 49 77 128 77 230 0 84-18 171-79 231-6 6-6 7-6 9s1 5 4 5c6 0 49-32 79-95 25-53 30-108 30-150z"><text:p/></draw:path><draw:path draw:style-name="gr80" draw:text-style-name="P124" svg:width="0.0205in" svg:height="0.0201in" svg:x="3.7083in" svg:y="0.1646in" svg:viewBox="0 0 53 52" svg:d="M53 25c0-14-12-25-26-25s-27 11-27 25 13 27 27 27 26-13 26-27z"><text:p/></draw:path><draw:path draw:style-name="gr81" draw:text-style-name="P124" svg:width="0.0854in" svg:height="0.0382in" svg:x="3.8504in" svg:y="0.0843in" svg:viewBox="0 0 218 98" svg:d="M175 59c-7 7-24 19-24 29 0 4 6 10 10 10s7-4 10-7c5-7 17-21 39-32 3-2 8-4 8-10 0-4-4-7-7-10-11-7-16-17-21-28-1-4-2-11-9-11s-10 7-10 11c0 2 4 18 12 28-56 0-110 0-166 0-9 0-17 0-17 10s8 10 17 10c53 0 105 0 158 0z"><text:p/></draw:path><draw:path draw:style-name="gr82" draw:text-style-name="P124" svg:width="0.074in" svg:height="0.0874in" svg:x="3.797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83" draw:text-style-name="P124" svg:width="0.0618in" svg:height="0.0606in" svg:x="3.8874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span></text:p>
      <text:p text:style-name="P114"><text:span text:style-name="T32">Fais bien gaffe à pas te faire avoir.</text:span></text:p>
      <text:p text:style-name="P114"><text:span text:style-name="T32"/></text:p>
      <text:p text:style-name="P114"><text:span text:style-name="T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29T22:18:48.667492745</dc:date>
    <meta:editing-duration>P24DT23H5M14S</meta:editing-duration>
    <meta:editing-cycles>647</meta:editing-cycles>
    <meta:generator>LibreOffice/6.4.7.2$Linux_X86_64 LibreOffice_project/40$Build-2</meta:generator>
    <meta:document-statistic meta:table-count="0" meta:image-count="0" meta:object-count="0" meta:page-count="14" meta:paragraph-count="172" meta:word-count="2057" meta:character-count="11934" meta:non-whitespace-character-count="9945"/>
  </office:meta>
</office:document-meta>
</file>